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0.574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508in"/>
    </style:style>
    <style:style style:name="co5" style:family="table-column">
      <style:table-column-properties fo:break-before="auto" style:column-width="1.50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6.7453in" fo:break-before="auto" style:use-optimal-row-height="true"/>
    </style:style>
    <style:style style:name="ro3" style:family="table-row">
      <style:table-row-properties style:row-height="6.8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-asian="Droid Sans Fallback"/>
    </style:style>
  </office:automatic-styles>
  <office:body>
    <office:spreadsheet>
      <table:table table:name="Sheet1" table:style-name="ta1">
        <table:shapes>
          <draw:frame draw:z-index="0" draw:style-name="gr1" draw:text-style-name="P1" svg:width="6.7437in" svg:height="3.6012in" svg:x="11.0638in" svg:y="150.4461in">
            <draw:object draw:notify-on-update-of-ranges="Sheet1.C2:Sheet1.C901 Sheet1.E1:Sheet1.E1 Sheet1.E2:Sheet1.E901 Sheet1.C2:Sheet1.C901 Sheet1.G1:Sheet1.G1 Sheet1.G2:Sheet1.G90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43in" svg:height="3.548in" svg:x="9.0075in" svg:y="0.2039in">
            <draw:object draw:notify-on-update-of-ranges="Sheet1.C2:Sheet1.C901 Sheet1.I1:Sheet1.I1 Sheet1.I2:Sheet1.I901 Sheet1.C2:Sheet1.C901 Sheet1.H1:Sheet1.H1 Sheet1.H2:Sheet1.H9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RIDFS</text:p>
          </table:table-cell>
          <table:table-cell table:style-name="Default" office:value-type="string" calcext:value-type="string">
            <text:p>GRIDFS</text:p>
          </table:table-cell>
          <table:table-cell office:value-type="string" calcext:value-type="string">
            <text:p>Document JSON</text:p>
          </table:table-cell>
          <table:table-cell table:number-columns-repeated="2" office:value-type="string" calcext:value-type="string">
            <text:p>Dokument BSON</text:p>
          </table:table-cell>
          <table:table-cell office:value-type="string" calcext:value-type="string">
            <text:p>GRIDFS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567" calcext:value-type="float">
            <text:p>7567</text:p>
          </table:table-cell>
          <table:table-cell table:formula="of:=[.D2]/1000" office:value-type="float" office:value="7.567" calcext:value-type="float">
            <text:p>7.567</text:p>
          </table:table-cell>
          <table:table-cell office:value-type="float" office:value="8659" calcext:value-type="float">
            <text:p>8659</text:p>
          </table:table-cell>
          <table:table-cell table:formula="of:=[.F2]/1000" office:value-type="float" office:value="8.659" calcext:value-type="float">
            <text:p>8.659</text:p>
          </table:table-cell>
          <table:table-cell table:formula="of:=36/1000" office:value-type="float" office:value="0.036" calcext:value-type="float">
            <text:p>0.036</text:p>
          </table:table-cell>
          <table:table-cell table:formula="of:=45/1000" office:value-type="float" office:value="0.045" calcext:value-type="float">
            <text:p>0.045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497" calcext:value-type="float">
            <text:p>7497</text:p>
          </table:table-cell>
          <table:table-cell table:formula="of:=[.D3]/1000" office:value-type="float" office:value="7.497" calcext:value-type="float">
            <text:p>7.497</text:p>
          </table:table-cell>
          <table:table-cell office:value-type="float" office:value="8635" calcext:value-type="float">
            <text:p>8635</text:p>
          </table:table-cell>
          <table:table-cell table:formula="of:=[.F3]/1000" office:value-type="float" office:value="8.635" calcext:value-type="float">
            <text:p>8.635</text:p>
          </table:table-cell>
          <table:table-cell table:formula="of:=[.H2]+36/1000" office:value-type="float" office:value="0.072" calcext:value-type="float">
            <text:p>0.072</text:p>
          </table:table-cell>
          <table:table-cell table:formula="of:=[.I2]+0.045" office:value-type="float" office:value="0.09" calcext:value-type="float">
            <text:p>0.09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450" calcext:value-type="float">
            <text:p>7450</text:p>
          </table:table-cell>
          <table:table-cell table:formula="of:=[.D4]/1000" office:value-type="float" office:value="7.45" calcext:value-type="float">
            <text:p>7.45</text:p>
          </table:table-cell>
          <table:table-cell office:value-type="float" office:value="8631" calcext:value-type="float">
            <text:p>8631</text:p>
          </table:table-cell>
          <table:table-cell table:formula="of:=[.F4]/1000" office:value-type="float" office:value="8.631" calcext:value-type="float">
            <text:p>8.631</text:p>
          </table:table-cell>
          <table:table-cell table:formula="of:=[.H3]+36/1000" office:value-type="float" office:value="0.108" calcext:value-type="float">
            <text:p>0.108</text:p>
          </table:table-cell>
          <table:table-cell table:formula="of:=[.I3]+0.045" office:value-type="float" office:value="0.135" calcext:value-type="float">
            <text:p>0.135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405" calcext:value-type="float">
            <text:p>7405</text:p>
          </table:table-cell>
          <table:table-cell table:formula="of:=[.D5]/1000" office:value-type="float" office:value="7.405" calcext:value-type="float">
            <text:p>7.405</text:p>
          </table:table-cell>
          <table:table-cell office:value-type="float" office:value="8676" calcext:value-type="float">
            <text:p>8676</text:p>
          </table:table-cell>
          <table:table-cell table:formula="of:=[.F5]/1000" office:value-type="float" office:value="8.676" calcext:value-type="float">
            <text:p>8.676</text:p>
          </table:table-cell>
          <table:table-cell table:formula="of:=[.H4]+36/1000" office:value-type="float" office:value="0.144" calcext:value-type="float">
            <text:p>0.144</text:p>
          </table:table-cell>
          <table:table-cell table:formula="of:=[.I4]+0.045" office:value-type="float" office:value="0.18" calcext:value-type="float">
            <text:p>0.18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459" calcext:value-type="float">
            <text:p>7459</text:p>
          </table:table-cell>
          <table:table-cell table:formula="of:=[.D6]/1000" office:value-type="float" office:value="7.459" calcext:value-type="float">
            <text:p>7.459</text:p>
          </table:table-cell>
          <table:table-cell office:value-type="float" office:value="8666" calcext:value-type="float">
            <text:p>8666</text:p>
          </table:table-cell>
          <table:table-cell table:formula="of:=[.F6]/1000" office:value-type="float" office:value="8.666" calcext:value-type="float">
            <text:p>8.666</text:p>
          </table:table-cell>
          <table:table-cell table:formula="of:=[.H5]+36/1000" office:value-type="float" office:value="0.18" calcext:value-type="float">
            <text:p>0.18</text:p>
          </table:table-cell>
          <table:table-cell table:formula="of:=[.I5]+0.045" office:value-type="float" office:value="0.225" calcext:value-type="float">
            <text:p>0.225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628" calcext:value-type="float">
            <text:p>7628</text:p>
          </table:table-cell>
          <table:table-cell table:formula="of:=[.D7]/1000" office:value-type="float" office:value="7.628" calcext:value-type="float">
            <text:p>7.628</text:p>
          </table:table-cell>
          <table:table-cell office:value-type="float" office:value="8583" calcext:value-type="float">
            <text:p>8583</text:p>
          </table:table-cell>
          <table:table-cell table:formula="of:=[.F7]/1000" office:value-type="float" office:value="8.583" calcext:value-type="float">
            <text:p>8.583</text:p>
          </table:table-cell>
          <table:table-cell table:formula="of:=[.H6]+36/1000" office:value-type="float" office:value="0.216" calcext:value-type="float">
            <text:p>0.216</text:p>
          </table:table-cell>
          <table:table-cell table:formula="of:=[.I6]+0.045" office:value-type="float" office:value="0.27" calcext:value-type="float">
            <text:p>0.27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462" calcext:value-type="float">
            <text:p>7462</text:p>
          </table:table-cell>
          <table:table-cell table:formula="of:=[.D8]/1000" office:value-type="float" office:value="7.462" calcext:value-type="float">
            <text:p>7.462</text:p>
          </table:table-cell>
          <table:table-cell office:value-type="float" office:value="8732" calcext:value-type="float">
            <text:p>8732</text:p>
          </table:table-cell>
          <table:table-cell table:formula="of:=[.F8]/1000" office:value-type="float" office:value="8.732" calcext:value-type="float">
            <text:p>8.732</text:p>
          </table:table-cell>
          <table:table-cell table:formula="of:=[.H7]+36/1000" office:value-type="float" office:value="0.252" calcext:value-type="float">
            <text:p>0.252</text:p>
          </table:table-cell>
          <table:table-cell table:formula="of:=[.I7]+0.045" office:value-type="float" office:value="0.315" calcext:value-type="float">
            <text:p>0.315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468" calcext:value-type="float">
            <text:p>7468</text:p>
          </table:table-cell>
          <table:table-cell table:formula="of:=[.D9]/1000" office:value-type="float" office:value="7.468" calcext:value-type="float">
            <text:p>7.468</text:p>
          </table:table-cell>
          <table:table-cell office:value-type="float" office:value="8705" calcext:value-type="float">
            <text:p>8705</text:p>
          </table:table-cell>
          <table:table-cell table:formula="of:=[.F9]/1000" office:value-type="float" office:value="8.705" calcext:value-type="float">
            <text:p>8.705</text:p>
          </table:table-cell>
          <table:table-cell table:formula="of:=[.H8]+36/1000" office:value-type="float" office:value="0.288" calcext:value-type="float">
            <text:p>0.288</text:p>
          </table:table-cell>
          <table:table-cell table:formula="of:=[.I8]+0.045" office:value-type="float" office:value="0.36" calcext:value-type="float">
            <text:p>0.36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757" calcext:value-type="float">
            <text:p>7757</text:p>
          </table:table-cell>
          <table:table-cell table:formula="of:=[.D10]/1000" office:value-type="float" office:value="7.757" calcext:value-type="float">
            <text:p>7.757</text:p>
          </table:table-cell>
          <table:table-cell office:value-type="float" office:value="8627" calcext:value-type="float">
            <text:p>8627</text:p>
          </table:table-cell>
          <table:table-cell table:formula="of:=[.F10]/1000" office:value-type="float" office:value="8.627" calcext:value-type="float">
            <text:p>8.627</text:p>
          </table:table-cell>
          <table:table-cell table:formula="of:=[.H9]+36/1000" office:value-type="float" office:value="0.324" calcext:value-type="float">
            <text:p>0.324</text:p>
          </table:table-cell>
          <table:table-cell table:formula="of:=[.I9]+0.045" office:value-type="float" office:value="0.405" calcext:value-type="float">
            <text:p>0.405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501" calcext:value-type="float">
            <text:p>7501</text:p>
          </table:table-cell>
          <table:table-cell table:formula="of:=[.D11]/1000" office:value-type="float" office:value="7.501" calcext:value-type="float">
            <text:p>7.501</text:p>
          </table:table-cell>
          <table:table-cell office:value-type="float" office:value="8666" calcext:value-type="float">
            <text:p>8666</text:p>
          </table:table-cell>
          <table:table-cell table:formula="of:=[.F11]/1000" office:value-type="float" office:value="8.666" calcext:value-type="float">
            <text:p>8.666</text:p>
          </table:table-cell>
          <table:table-cell table:formula="of:=[.H10]+36/1000" office:value-type="float" office:value="0.36" calcext:value-type="float">
            <text:p>0.36</text:p>
          </table:table-cell>
          <table:table-cell table:formula="of:=[.I10]+0.045" office:value-type="float" office:value="0.45" calcext:value-type="float">
            <text:p>0.45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532" calcext:value-type="float">
            <text:p>7532</text:p>
          </table:table-cell>
          <table:table-cell table:formula="of:=[.D12]/1000" office:value-type="float" office:value="7.532" calcext:value-type="float">
            <text:p>7.532</text:p>
          </table:table-cell>
          <table:table-cell office:value-type="float" office:value="9065" calcext:value-type="float">
            <text:p>9065</text:p>
          </table:table-cell>
          <table:table-cell table:formula="of:=[.F12]/1000" office:value-type="float" office:value="9.065" calcext:value-type="float">
            <text:p>9.065</text:p>
          </table:table-cell>
          <table:table-cell table:formula="of:=[.H11]+36/1000" office:value-type="float" office:value="0.396" calcext:value-type="float">
            <text:p>0.396</text:p>
          </table:table-cell>
          <table:table-cell table:formula="of:=[.I11]+0.045" office:value-type="float" office:value="0.495" calcext:value-type="float">
            <text:p>0.495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442" calcext:value-type="float">
            <text:p>7442</text:p>
          </table:table-cell>
          <table:table-cell table:formula="of:=[.D13]/1000" office:value-type="float" office:value="7.442" calcext:value-type="float">
            <text:p>7.442</text:p>
          </table:table-cell>
          <table:table-cell office:value-type="float" office:value="9483" calcext:value-type="float">
            <text:p>9483</text:p>
          </table:table-cell>
          <table:table-cell table:formula="of:=[.F13]/1000" office:value-type="float" office:value="9.483" calcext:value-type="float">
            <text:p>9.483</text:p>
          </table:table-cell>
          <table:table-cell table:formula="of:=[.H12]+36/1000" office:value-type="float" office:value="0.432" calcext:value-type="float">
            <text:p>0.432</text:p>
          </table:table-cell>
          <table:table-cell table:formula="of:=[.I12]+0.045" office:value-type="float" office:value="0.54" calcext:value-type="float">
            <text:p>0.54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421" calcext:value-type="float">
            <text:p>7421</text:p>
          </table:table-cell>
          <table:table-cell table:formula="of:=[.D14]/1000" office:value-type="float" office:value="7.421" calcext:value-type="float">
            <text:p>7.421</text:p>
          </table:table-cell>
          <table:table-cell office:value-type="float" office:value="9145" calcext:value-type="float">
            <text:p>9145</text:p>
          </table:table-cell>
          <table:table-cell table:formula="of:=[.F14]/1000" office:value-type="float" office:value="9.145" calcext:value-type="float">
            <text:p>9.145</text:p>
          </table:table-cell>
          <table:table-cell table:formula="of:=[.H13]+36/1000" office:value-type="float" office:value="0.468" calcext:value-type="float">
            <text:p>0.468</text:p>
          </table:table-cell>
          <table:table-cell table:formula="of:=[.I13]+0.045" office:value-type="float" office:value="0.585" calcext:value-type="float">
            <text:p>0.585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554" calcext:value-type="float">
            <text:p>7554</text:p>
          </table:table-cell>
          <table:table-cell table:formula="of:=[.D15]/1000" office:value-type="float" office:value="7.554" calcext:value-type="float">
            <text:p>7.554</text:p>
          </table:table-cell>
          <table:table-cell office:value-type="float" office:value="9599" calcext:value-type="float">
            <text:p>9599</text:p>
          </table:table-cell>
          <table:table-cell table:formula="of:=[.F15]/1000" office:value-type="float" office:value="9.599" calcext:value-type="float">
            <text:p>9.599</text:p>
          </table:table-cell>
          <table:table-cell table:formula="of:=[.H14]+36/1000" office:value-type="float" office:value="0.504" calcext:value-type="float">
            <text:p>0.504</text:p>
          </table:table-cell>
          <table:table-cell table:formula="of:=[.I14]+0.045" office:value-type="float" office:value="0.63" calcext:value-type="float">
            <text:p>0.63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445" calcext:value-type="float">
            <text:p>7445</text:p>
          </table:table-cell>
          <table:table-cell table:formula="of:=[.D16]/1000" office:value-type="float" office:value="7.445" calcext:value-type="float">
            <text:p>7.445</text:p>
          </table:table-cell>
          <table:table-cell office:value-type="float" office:value="9725" calcext:value-type="float">
            <text:p>9725</text:p>
          </table:table-cell>
          <table:table-cell table:formula="of:=[.F16]/1000" office:value-type="float" office:value="9.725" calcext:value-type="float">
            <text:p>9.725</text:p>
          </table:table-cell>
          <table:table-cell table:formula="of:=[.H15]+36/1000" office:value-type="float" office:value="0.54" calcext:value-type="float">
            <text:p>0.54</text:p>
          </table:table-cell>
          <table:table-cell table:formula="of:=[.I15]+0.045" office:value-type="float" office:value="0.675" calcext:value-type="float">
            <text:p>0.675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8024" calcext:value-type="float">
            <text:p>8024</text:p>
          </table:table-cell>
          <table:table-cell table:formula="of:=[.D17]/1000" office:value-type="float" office:value="8.024" calcext:value-type="float">
            <text:p>8.024</text:p>
          </table:table-cell>
          <table:table-cell office:value-type="float" office:value="9535" calcext:value-type="float">
            <text:p>9535</text:p>
          </table:table-cell>
          <table:table-cell table:formula="of:=[.F17]/1000" office:value-type="float" office:value="9.535" calcext:value-type="float">
            <text:p>9.535</text:p>
          </table:table-cell>
          <table:table-cell table:formula="of:=[.H16]+36/1000" office:value-type="float" office:value="0.576" calcext:value-type="float">
            <text:p>0.576</text:p>
          </table:table-cell>
          <table:table-cell table:formula="of:=[.I16]+0.045" office:value-type="float" office:value="0.72" calcext:value-type="float">
            <text:p>0.72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7783" calcext:value-type="float">
            <text:p>7783</text:p>
          </table:table-cell>
          <table:table-cell table:formula="of:=[.D18]/1000" office:value-type="float" office:value="7.783" calcext:value-type="float">
            <text:p>7.783</text:p>
          </table:table-cell>
          <table:table-cell office:value-type="float" office:value="9584" calcext:value-type="float">
            <text:p>9584</text:p>
          </table:table-cell>
          <table:table-cell table:formula="of:=[.F18]/1000" office:value-type="float" office:value="9.584" calcext:value-type="float">
            <text:p>9.584</text:p>
          </table:table-cell>
          <table:table-cell table:formula="of:=[.H17]+36/1000" office:value-type="float" office:value="0.612" calcext:value-type="float">
            <text:p>0.612</text:p>
          </table:table-cell>
          <table:table-cell table:formula="of:=[.I17]+0.045" office:value-type="float" office:value="0.765" calcext:value-type="float">
            <text:p>0.765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7478" calcext:value-type="float">
            <text:p>7478</text:p>
          </table:table-cell>
          <table:table-cell table:formula="of:=[.D19]/1000" office:value-type="float" office:value="7.478" calcext:value-type="float">
            <text:p>7.478</text:p>
          </table:table-cell>
          <table:table-cell office:value-type="float" office:value="9243" calcext:value-type="float">
            <text:p>9243</text:p>
          </table:table-cell>
          <table:table-cell table:formula="of:=[.F19]/1000" office:value-type="float" office:value="9.243" calcext:value-type="float">
            <text:p>9.243</text:p>
          </table:table-cell>
          <table:table-cell table:formula="of:=[.H18]+36/1000" office:value-type="float" office:value="0.648" calcext:value-type="float">
            <text:p>0.648</text:p>
          </table:table-cell>
          <table:table-cell table:formula="of:=[.I18]+0.045" office:value-type="float" office:value="0.81" calcext:value-type="float">
            <text:p>0.81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768" calcext:value-type="float">
            <text:p>7768</text:p>
          </table:table-cell>
          <table:table-cell table:formula="of:=[.D20]/1000" office:value-type="float" office:value="7.768" calcext:value-type="float">
            <text:p>7.768</text:p>
          </table:table-cell>
          <table:table-cell office:value-type="float" office:value="9441" calcext:value-type="float">
            <text:p>9441</text:p>
          </table:table-cell>
          <table:table-cell table:formula="of:=[.F20]/1000" office:value-type="float" office:value="9.441" calcext:value-type="float">
            <text:p>9.441</text:p>
          </table:table-cell>
          <table:table-cell table:formula="of:=[.H19]+36/1000" office:value-type="float" office:value="0.684" calcext:value-type="float">
            <text:p>0.684</text:p>
          </table:table-cell>
          <table:table-cell table:formula="of:=[.I19]+0.045" office:value-type="float" office:value="0.855" calcext:value-type="float">
            <text:p>0.855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7881" calcext:value-type="float">
            <text:p>7881</text:p>
          </table:table-cell>
          <table:table-cell table:formula="of:=[.D21]/1000" office:value-type="float" office:value="7.881" calcext:value-type="float">
            <text:p>7.881</text:p>
          </table:table-cell>
          <table:table-cell office:value-type="float" office:value="24224" calcext:value-type="float">
            <text:p>24224</text:p>
          </table:table-cell>
          <table:table-cell table:formula="of:=[.F21]/1000" office:value-type="float" office:value="24.224" calcext:value-type="float">
            <text:p>24.224</text:p>
          </table:table-cell>
          <table:table-cell table:formula="of:=[.H20]+36/1000" office:value-type="float" office:value="0.72" calcext:value-type="float">
            <text:p>0.72</text:p>
          </table:table-cell>
          <table:table-cell table:formula="of:=[.I20]+0.045" office:value-type="float" office:value="0.9" calcext:value-type="float">
            <text:p>0.9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8055" calcext:value-type="float">
            <text:p>8055</text:p>
          </table:table-cell>
          <table:table-cell table:formula="of:=[.D22]/1000" office:value-type="float" office:value="8.055" calcext:value-type="float">
            <text:p>8.055</text:p>
          </table:table-cell>
          <table:table-cell office:value-type="float" office:value="19057" calcext:value-type="float">
            <text:p>19057</text:p>
          </table:table-cell>
          <table:table-cell table:formula="of:=[.F22]/1000" office:value-type="float" office:value="19.057" calcext:value-type="float">
            <text:p>19.057</text:p>
          </table:table-cell>
          <table:table-cell table:formula="of:=[.H21]+36/1000" office:value-type="float" office:value="0.756" calcext:value-type="float">
            <text:p>0.756</text:p>
          </table:table-cell>
          <table:table-cell table:formula="of:=[.I21]+0.045" office:value-type="float" office:value="0.945" calcext:value-type="float">
            <text:p>0.945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8177" calcext:value-type="float">
            <text:p>8177</text:p>
          </table:table-cell>
          <table:table-cell table:formula="of:=[.D23]/1000" office:value-type="float" office:value="8.177" calcext:value-type="float">
            <text:p>8.177</text:p>
          </table:table-cell>
          <table:table-cell office:value-type="float" office:value="9260" calcext:value-type="float">
            <text:p>9260</text:p>
          </table:table-cell>
          <table:table-cell table:formula="of:=[.F23]/1000" office:value-type="float" office:value="9.26" calcext:value-type="float">
            <text:p>9.26</text:p>
          </table:table-cell>
          <table:table-cell table:formula="of:=[.H22]+36/1000" office:value-type="float" office:value="0.792" calcext:value-type="float">
            <text:p>0.792</text:p>
          </table:table-cell>
          <table:table-cell table:formula="of:=[.I22]+0.045" office:value-type="float" office:value="0.99" calcext:value-type="float">
            <text:p>0.99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7891" calcext:value-type="float">
            <text:p>7891</text:p>
          </table:table-cell>
          <table:table-cell table:formula="of:=[.D24]/1000" office:value-type="float" office:value="7.891" calcext:value-type="float">
            <text:p>7.891</text:p>
          </table:table-cell>
          <table:table-cell office:value-type="float" office:value="10047" calcext:value-type="float">
            <text:p>10047</text:p>
          </table:table-cell>
          <table:table-cell table:formula="of:=[.F24]/1000" office:value-type="float" office:value="10.047" calcext:value-type="float">
            <text:p>10.047</text:p>
          </table:table-cell>
          <table:table-cell table:formula="of:=[.H23]+36/1000" office:value-type="float" office:value="0.828" calcext:value-type="float">
            <text:p>0.828</text:p>
          </table:table-cell>
          <table:table-cell table:formula="of:=[.I23]+0.045" office:value-type="float" office:value="1.035" calcext:value-type="float">
            <text:p>1.035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7839" calcext:value-type="float">
            <text:p>7839</text:p>
          </table:table-cell>
          <table:table-cell table:formula="of:=[.D25]/1000" office:value-type="float" office:value="7.839" calcext:value-type="float">
            <text:p>7.839</text:p>
          </table:table-cell>
          <table:table-cell office:value-type="float" office:value="9421" calcext:value-type="float">
            <text:p>9421</text:p>
          </table:table-cell>
          <table:table-cell table:formula="of:=[.F25]/1000" office:value-type="float" office:value="9.421" calcext:value-type="float">
            <text:p>9.421</text:p>
          </table:table-cell>
          <table:table-cell table:formula="of:=[.H24]+36/1000" office:value-type="float" office:value="0.864" calcext:value-type="float">
            <text:p>0.864</text:p>
          </table:table-cell>
          <table:table-cell table:formula="of:=[.I24]+0.045" office:value-type="float" office:value="1.08" calcext:value-type="float">
            <text:p>1.08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7862" calcext:value-type="float">
            <text:p>7862</text:p>
          </table:table-cell>
          <table:table-cell table:formula="of:=[.D26]/1000" office:value-type="float" office:value="7.862" calcext:value-type="float">
            <text:p>7.862</text:p>
          </table:table-cell>
          <table:table-cell office:value-type="float" office:value="9475" calcext:value-type="float">
            <text:p>9475</text:p>
          </table:table-cell>
          <table:table-cell table:formula="of:=[.F26]/1000" office:value-type="float" office:value="9.475" calcext:value-type="float">
            <text:p>9.475</text:p>
          </table:table-cell>
          <table:table-cell table:formula="of:=[.H25]+36/1000" office:value-type="float" office:value="0.9" calcext:value-type="float">
            <text:p>0.9</text:p>
          </table:table-cell>
          <table:table-cell table:formula="of:=[.I25]+0.045" office:value-type="float" office:value="1.125" calcext:value-type="float">
            <text:p>1.125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7756" calcext:value-type="float">
            <text:p>7756</text:p>
          </table:table-cell>
          <table:table-cell table:formula="of:=[.D27]/1000" office:value-type="float" office:value="7.756" calcext:value-type="float">
            <text:p>7.756</text:p>
          </table:table-cell>
          <table:table-cell office:value-type="float" office:value="9308" calcext:value-type="float">
            <text:p>9308</text:p>
          </table:table-cell>
          <table:table-cell table:formula="of:=[.F27]/1000" office:value-type="float" office:value="9.308" calcext:value-type="float">
            <text:p>9.308</text:p>
          </table:table-cell>
          <table:table-cell table:formula="of:=[.H26]+36/1000" office:value-type="float" office:value="0.936" calcext:value-type="float">
            <text:p>0.936</text:p>
          </table:table-cell>
          <table:table-cell table:formula="of:=[.I26]+0.045" office:value-type="float" office:value="1.17" calcext:value-type="float">
            <text:p>1.17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7948" calcext:value-type="float">
            <text:p>7948</text:p>
          </table:table-cell>
          <table:table-cell table:formula="of:=[.D28]/1000" office:value-type="float" office:value="7.948" calcext:value-type="float">
            <text:p>7.948</text:p>
          </table:table-cell>
          <table:table-cell office:value-type="float" office:value="13145" calcext:value-type="float">
            <text:p>13145</text:p>
          </table:table-cell>
          <table:table-cell table:formula="of:=[.F28]/1000" office:value-type="float" office:value="13.145" calcext:value-type="float">
            <text:p>13.145</text:p>
          </table:table-cell>
          <table:table-cell table:formula="of:=[.H27]+36/1000" office:value-type="float" office:value="0.972" calcext:value-type="float">
            <text:p>0.972</text:p>
          </table:table-cell>
          <table:table-cell table:formula="of:=[.I27]+0.045" office:value-type="float" office:value="1.215" calcext:value-type="float">
            <text:p>1.215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7872" calcext:value-type="float">
            <text:p>7872</text:p>
          </table:table-cell>
          <table:table-cell table:formula="of:=[.D29]/1000" office:value-type="float" office:value="7.872" calcext:value-type="float">
            <text:p>7.872</text:p>
          </table:table-cell>
          <table:table-cell office:value-type="float" office:value="25863" calcext:value-type="float">
            <text:p>25863</text:p>
          </table:table-cell>
          <table:table-cell table:formula="of:=[.F29]/1000" office:value-type="float" office:value="25.863" calcext:value-type="float">
            <text:p>25.863</text:p>
          </table:table-cell>
          <table:table-cell table:formula="of:=[.H28]+36/1000" office:value-type="float" office:value="1.008" calcext:value-type="float">
            <text:p>1.008</text:p>
          </table:table-cell>
          <table:table-cell table:formula="of:=[.I28]+0.045" office:value-type="float" office:value="1.26" calcext:value-type="float">
            <text:p>1.26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977" calcext:value-type="float">
            <text:p>7977</text:p>
          </table:table-cell>
          <table:table-cell table:formula="of:=[.D30]/1000" office:value-type="float" office:value="7.977" calcext:value-type="float">
            <text:p>7.977</text:p>
          </table:table-cell>
          <table:table-cell office:value-type="float" office:value="14371" calcext:value-type="float">
            <text:p>14371</text:p>
          </table:table-cell>
          <table:table-cell table:formula="of:=[.F30]/1000" office:value-type="float" office:value="14.371" calcext:value-type="float">
            <text:p>14.371</text:p>
          </table:table-cell>
          <table:table-cell table:formula="of:=[.H29]+36/1000" office:value-type="float" office:value="1.044" calcext:value-type="float">
            <text:p>1.044</text:p>
          </table:table-cell>
          <table:table-cell table:formula="of:=[.I29]+0.045" office:value-type="float" office:value="1.305" calcext:value-type="float">
            <text:p>1.305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7797" calcext:value-type="float">
            <text:p>7797</text:p>
          </table:table-cell>
          <table:table-cell table:formula="of:=[.D31]/1000" office:value-type="float" office:value="7.797" calcext:value-type="float">
            <text:p>7.797</text:p>
          </table:table-cell>
          <table:table-cell office:value-type="float" office:value="9129" calcext:value-type="float">
            <text:p>9129</text:p>
          </table:table-cell>
          <table:table-cell table:formula="of:=[.F31]/1000" office:value-type="float" office:value="9.129" calcext:value-type="float">
            <text:p>9.129</text:p>
          </table:table-cell>
          <table:table-cell table:formula="of:=[.H30]+36/1000" office:value-type="float" office:value="1.08" calcext:value-type="float">
            <text:p>1.08</text:p>
          </table:table-cell>
          <table:table-cell table:formula="of:=[.I30]+0.045" office:value-type="float" office:value="1.35" calcext:value-type="float">
            <text:p>1.35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7803" calcext:value-type="float">
            <text:p>7803</text:p>
          </table:table-cell>
          <table:table-cell table:formula="of:=[.D32]/1000" office:value-type="float" office:value="7.803" calcext:value-type="float">
            <text:p>7.803</text:p>
          </table:table-cell>
          <table:table-cell office:value-type="float" office:value="9244" calcext:value-type="float">
            <text:p>9244</text:p>
          </table:table-cell>
          <table:table-cell table:formula="of:=[.F32]/1000" office:value-type="float" office:value="9.244" calcext:value-type="float">
            <text:p>9.244</text:p>
          </table:table-cell>
          <table:table-cell table:formula="of:=[.H31]+36/1000" office:value-type="float" office:value="1.116" calcext:value-type="float">
            <text:p>1.116</text:p>
          </table:table-cell>
          <table:table-cell table:formula="of:=[.I31]+0.045" office:value-type="float" office:value="1.395" calcext:value-type="float">
            <text:p>1.395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7801" calcext:value-type="float">
            <text:p>7801</text:p>
          </table:table-cell>
          <table:table-cell table:formula="of:=[.D33]/1000" office:value-type="float" office:value="7.801" calcext:value-type="float">
            <text:p>7.801</text:p>
          </table:table-cell>
          <table:table-cell office:value-type="float" office:value="9791" calcext:value-type="float">
            <text:p>9791</text:p>
          </table:table-cell>
          <table:table-cell table:formula="of:=[.F33]/1000" office:value-type="float" office:value="9.791" calcext:value-type="float">
            <text:p>9.791</text:p>
          </table:table-cell>
          <table:table-cell table:formula="of:=[.H32]+36/1000" office:value-type="float" office:value="1.152" calcext:value-type="float">
            <text:p>1.152</text:p>
          </table:table-cell>
          <table:table-cell table:formula="of:=[.I32]+0.045" office:value-type="float" office:value="1.44" calcext:value-type="float">
            <text:p>1.44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7877" calcext:value-type="float">
            <text:p>7877</text:p>
          </table:table-cell>
          <table:table-cell table:formula="of:=[.D34]/1000" office:value-type="float" office:value="7.877" calcext:value-type="float">
            <text:p>7.877</text:p>
          </table:table-cell>
          <table:table-cell office:value-type="float" office:value="9603" calcext:value-type="float">
            <text:p>9603</text:p>
          </table:table-cell>
          <table:table-cell table:formula="of:=[.F34]/1000" office:value-type="float" office:value="9.603" calcext:value-type="float">
            <text:p>9.603</text:p>
          </table:table-cell>
          <table:table-cell table:formula="of:=[.H33]+36/1000" office:value-type="float" office:value="1.188" calcext:value-type="float">
            <text:p>1.188</text:p>
          </table:table-cell>
          <table:table-cell table:formula="of:=[.I33]+0.045" office:value-type="float" office:value="1.485" calcext:value-type="float">
            <text:p>1.485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7860" calcext:value-type="float">
            <text:p>7860</text:p>
          </table:table-cell>
          <table:table-cell table:formula="of:=[.D35]/1000" office:value-type="float" office:value="7.86" calcext:value-type="float">
            <text:p>7.86</text:p>
          </table:table-cell>
          <table:table-cell office:value-type="float" office:value="9403" calcext:value-type="float">
            <text:p>9403</text:p>
          </table:table-cell>
          <table:table-cell table:formula="of:=[.F35]/1000" office:value-type="float" office:value="9.403" calcext:value-type="float">
            <text:p>9.403</text:p>
          </table:table-cell>
          <table:table-cell table:formula="of:=[.H34]+36/1000" office:value-type="float" office:value="1.224" calcext:value-type="float">
            <text:p>1.224</text:p>
          </table:table-cell>
          <table:table-cell table:formula="of:=[.I34]+0.045" office:value-type="float" office:value="1.53" calcext:value-type="float">
            <text:p>1.53</text:p>
          </table:table-cell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8085" calcext:value-type="float">
            <text:p>8085</text:p>
          </table:table-cell>
          <table:table-cell table:formula="of:=[.D36]/1000" office:value-type="float" office:value="8.085" calcext:value-type="float">
            <text:p>8.085</text:p>
          </table:table-cell>
          <table:table-cell office:value-type="float" office:value="9367" calcext:value-type="float">
            <text:p>9367</text:p>
          </table:table-cell>
          <table:table-cell table:formula="of:=[.F36]/1000" office:value-type="float" office:value="9.367" calcext:value-type="float">
            <text:p>9.367</text:p>
          </table:table-cell>
          <table:table-cell table:formula="of:=[.H35]+36/1000" office:value-type="float" office:value="1.26" calcext:value-type="float">
            <text:p>1.26</text:p>
          </table:table-cell>
          <table:table-cell table:formula="of:=[.I35]+0.045" office:value-type="float" office:value="1.575" calcext:value-type="float">
            <text:p>1.575</text:p>
          </table:table-cell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7866" calcext:value-type="float">
            <text:p>7866</text:p>
          </table:table-cell>
          <table:table-cell table:formula="of:=[.D37]/1000" office:value-type="float" office:value="7.866" calcext:value-type="float">
            <text:p>7.866</text:p>
          </table:table-cell>
          <table:table-cell office:value-type="float" office:value="9712" calcext:value-type="float">
            <text:p>9712</text:p>
          </table:table-cell>
          <table:table-cell table:formula="of:=[.F37]/1000" office:value-type="float" office:value="9.712" calcext:value-type="float">
            <text:p>9.712</text:p>
          </table:table-cell>
          <table:table-cell table:formula="of:=[.H36]+36/1000" office:value-type="float" office:value="1.296" calcext:value-type="float">
            <text:p>1.296</text:p>
          </table:table-cell>
          <table:table-cell table:formula="of:=[.I36]+0.045" office:value-type="float" office:value="1.62" calcext:value-type="float">
            <text:p>1.62</text:p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7877" calcext:value-type="float">
            <text:p>7877</text:p>
          </table:table-cell>
          <table:table-cell table:formula="of:=[.D38]/1000" office:value-type="float" office:value="7.877" calcext:value-type="float">
            <text:p>7.877</text:p>
          </table:table-cell>
          <table:table-cell office:value-type="float" office:value="9601" calcext:value-type="float">
            <text:p>9601</text:p>
          </table:table-cell>
          <table:table-cell table:formula="of:=[.F38]/1000" office:value-type="float" office:value="9.601" calcext:value-type="float">
            <text:p>9.601</text:p>
          </table:table-cell>
          <table:table-cell table:formula="of:=[.H37]+36/1000" office:value-type="float" office:value="1.332" calcext:value-type="float">
            <text:p>1.332</text:p>
          </table:table-cell>
          <table:table-cell table:formula="of:=[.I37]+0.045" office:value-type="float" office:value="1.665" calcext:value-type="float">
            <text:p>1.665</text:p>
          </table:table-cell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7856" calcext:value-type="float">
            <text:p>7856</text:p>
          </table:table-cell>
          <table:table-cell table:formula="of:=[.D39]/1000" office:value-type="float" office:value="7.856" calcext:value-type="float">
            <text:p>7.856</text:p>
          </table:table-cell>
          <table:table-cell office:value-type="float" office:value="12095" calcext:value-type="float">
            <text:p>12095</text:p>
          </table:table-cell>
          <table:table-cell table:formula="of:=[.F39]/1000" office:value-type="float" office:value="12.095" calcext:value-type="float">
            <text:p>12.095</text:p>
          </table:table-cell>
          <table:table-cell table:formula="of:=[.H38]+36/1000" office:value-type="float" office:value="1.368" calcext:value-type="float">
            <text:p>1.368</text:p>
          </table:table-cell>
          <table:table-cell table:formula="of:=[.I38]+0.045" office:value-type="float" office:value="1.71" calcext:value-type="float">
            <text:p>1.71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7736" calcext:value-type="float">
            <text:p>7736</text:p>
          </table:table-cell>
          <table:table-cell table:formula="of:=[.D40]/1000" office:value-type="float" office:value="7.736" calcext:value-type="float">
            <text:p>7.736</text:p>
          </table:table-cell>
          <table:table-cell office:value-type="float" office:value="23510" calcext:value-type="float">
            <text:p>23510</text:p>
          </table:table-cell>
          <table:table-cell table:formula="of:=[.F40]/1000" office:value-type="float" office:value="23.51" calcext:value-type="float">
            <text:p>23.51</text:p>
          </table:table-cell>
          <table:table-cell table:formula="of:=[.H39]+36/1000" office:value-type="float" office:value="1.404" calcext:value-type="float">
            <text:p>1.404</text:p>
          </table:table-cell>
          <table:table-cell table:formula="of:=[.I39]+0.045" office:value-type="float" office:value="1.755" calcext:value-type="float">
            <text:p>1.755</text:p>
          </table:table-cell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7809" calcext:value-type="float">
            <text:p>7809</text:p>
          </table:table-cell>
          <table:table-cell table:formula="of:=[.D41]/1000" office:value-type="float" office:value="7.809" calcext:value-type="float">
            <text:p>7.809</text:p>
          </table:table-cell>
          <table:table-cell office:value-type="float" office:value="21658" calcext:value-type="float">
            <text:p>21658</text:p>
          </table:table-cell>
          <table:table-cell table:formula="of:=[.F41]/1000" office:value-type="float" office:value="21.658" calcext:value-type="float">
            <text:p>21.658</text:p>
          </table:table-cell>
          <table:table-cell table:formula="of:=[.H40]+36/1000" office:value-type="float" office:value="1.44" calcext:value-type="float">
            <text:p>1.44</text:p>
          </table:table-cell>
          <table:table-cell table:formula="of:=[.I40]+0.045" office:value-type="float" office:value="1.8" calcext:value-type="float">
            <text:p>1.8</text:p>
          </table:table-cell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7916" calcext:value-type="float">
            <text:p>7916</text:p>
          </table:table-cell>
          <table:table-cell table:formula="of:=[.D42]/1000" office:value-type="float" office:value="7.916" calcext:value-type="float">
            <text:p>7.916</text:p>
          </table:table-cell>
          <table:table-cell office:value-type="float" office:value="8870" calcext:value-type="float">
            <text:p>8870</text:p>
          </table:table-cell>
          <table:table-cell table:formula="of:=[.F42]/1000" office:value-type="float" office:value="8.87" calcext:value-type="float">
            <text:p>8.87</text:p>
          </table:table-cell>
          <table:table-cell table:formula="of:=[.H41]+36/1000" office:value-type="float" office:value="1.476" calcext:value-type="float">
            <text:p>1.476</text:p>
          </table:table-cell>
          <table:table-cell table:formula="of:=[.I41]+0.045" office:value-type="float" office:value="1.845" calcext:value-type="float">
            <text:p>1.845</text:p>
          </table:table-cell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7872" calcext:value-type="float">
            <text:p>7872</text:p>
          </table:table-cell>
          <table:table-cell table:formula="of:=[.D43]/1000" office:value-type="float" office:value="7.872" calcext:value-type="float">
            <text:p>7.872</text:p>
          </table:table-cell>
          <table:table-cell office:value-type="float" office:value="9055" calcext:value-type="float">
            <text:p>9055</text:p>
          </table:table-cell>
          <table:table-cell table:formula="of:=[.F43]/1000" office:value-type="float" office:value="9.055" calcext:value-type="float">
            <text:p>9.055</text:p>
          </table:table-cell>
          <table:table-cell table:formula="of:=[.H42]+36/1000" office:value-type="float" office:value="1.512" calcext:value-type="float">
            <text:p>1.512</text:p>
          </table:table-cell>
          <table:table-cell table:formula="of:=[.I42]+0.045" office:value-type="float" office:value="1.89" calcext:value-type="float">
            <text:p>1.89</text:p>
          </table:table-cell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7854" calcext:value-type="float">
            <text:p>7854</text:p>
          </table:table-cell>
          <table:table-cell table:formula="of:=[.D44]/1000" office:value-type="float" office:value="7.854" calcext:value-type="float">
            <text:p>7.854</text:p>
          </table:table-cell>
          <table:table-cell office:value-type="float" office:value="9104" calcext:value-type="float">
            <text:p>9104</text:p>
          </table:table-cell>
          <table:table-cell table:formula="of:=[.F44]/1000" office:value-type="float" office:value="9.104" calcext:value-type="float">
            <text:p>9.104</text:p>
          </table:table-cell>
          <table:table-cell table:formula="of:=[.H43]+36/1000" office:value-type="float" office:value="1.548" calcext:value-type="float">
            <text:p>1.548</text:p>
          </table:table-cell>
          <table:table-cell table:formula="of:=[.I43]+0.045" office:value-type="float" office:value="1.935" calcext:value-type="float">
            <text:p>1.935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7886" calcext:value-type="float">
            <text:p>7886</text:p>
          </table:table-cell>
          <table:table-cell table:formula="of:=[.D45]/1000" office:value-type="float" office:value="7.886" calcext:value-type="float">
            <text:p>7.886</text:p>
          </table:table-cell>
          <table:table-cell office:value-type="float" office:value="9212" calcext:value-type="float">
            <text:p>9212</text:p>
          </table:table-cell>
          <table:table-cell table:formula="of:=[.F45]/1000" office:value-type="float" office:value="9.212" calcext:value-type="float">
            <text:p>9.212</text:p>
          </table:table-cell>
          <table:table-cell table:formula="of:=[.H44]+36/1000" office:value-type="float" office:value="1.584" calcext:value-type="float">
            <text:p>1.584</text:p>
          </table:table-cell>
          <table:table-cell table:formula="of:=[.I44]+0.045" office:value-type="float" office:value="1.98" calcext:value-type="float">
            <text:p>1.98</text:p>
          </table:table-cell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7932" calcext:value-type="float">
            <text:p>7932</text:p>
          </table:table-cell>
          <table:table-cell table:formula="of:=[.D46]/1000" office:value-type="float" office:value="7.932" calcext:value-type="float">
            <text:p>7.932</text:p>
          </table:table-cell>
          <table:table-cell office:value-type="float" office:value="9434" calcext:value-type="float">
            <text:p>9434</text:p>
          </table:table-cell>
          <table:table-cell table:formula="of:=[.F46]/1000" office:value-type="float" office:value="9.434" calcext:value-type="float">
            <text:p>9.434</text:p>
          </table:table-cell>
          <table:table-cell table:formula="of:=[.H45]+36/1000" office:value-type="float" office:value="1.62" calcext:value-type="float">
            <text:p>1.62</text:p>
          </table:table-cell>
          <table:table-cell table:formula="of:=[.I45]+0.045" office:value-type="float" office:value="2.025" calcext:value-type="float">
            <text:p>2.025</text:p>
          </table:table-cell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7858" calcext:value-type="float">
            <text:p>7858</text:p>
          </table:table-cell>
          <table:table-cell table:formula="of:=[.D47]/1000" office:value-type="float" office:value="7.858" calcext:value-type="float">
            <text:p>7.858</text:p>
          </table:table-cell>
          <table:table-cell office:value-type="float" office:value="9372" calcext:value-type="float">
            <text:p>9372</text:p>
          </table:table-cell>
          <table:table-cell table:formula="of:=[.F47]/1000" office:value-type="float" office:value="9.372" calcext:value-type="float">
            <text:p>9.372</text:p>
          </table:table-cell>
          <table:table-cell table:formula="of:=[.H46]+36/1000" office:value-type="float" office:value="1.656" calcext:value-type="float">
            <text:p>1.656</text:p>
          </table:table-cell>
          <table:table-cell table:formula="of:=[.I46]+0.045" office:value-type="float" office:value="2.07" calcext:value-type="float">
            <text:p>2.07</text:p>
          </table:table-cell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7875" calcext:value-type="float">
            <text:p>7875</text:p>
          </table:table-cell>
          <table:table-cell table:formula="of:=[.D48]/1000" office:value-type="float" office:value="7.875" calcext:value-type="float">
            <text:p>7.875</text:p>
          </table:table-cell>
          <table:table-cell office:value-type="float" office:value="13254" calcext:value-type="float">
            <text:p>13254</text:p>
          </table:table-cell>
          <table:table-cell table:formula="of:=[.F48]/1000" office:value-type="float" office:value="13.254" calcext:value-type="float">
            <text:p>13.254</text:p>
          </table:table-cell>
          <table:table-cell table:formula="of:=[.H47]+36/1000" office:value-type="float" office:value="1.692" calcext:value-type="float">
            <text:p>1.692</text:p>
          </table:table-cell>
          <table:table-cell table:formula="of:=[.I47]+0.045" office:value-type="float" office:value="2.115" calcext:value-type="float">
            <text:p>2.115</text:p>
          </table:table-cell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7840" calcext:value-type="float">
            <text:p>7840</text:p>
          </table:table-cell>
          <table:table-cell table:formula="of:=[.D49]/1000" office:value-type="float" office:value="7.84" calcext:value-type="float">
            <text:p>7.84</text:p>
          </table:table-cell>
          <table:table-cell office:value-type="float" office:value="24087" calcext:value-type="float">
            <text:p>24087</text:p>
          </table:table-cell>
          <table:table-cell table:formula="of:=[.F49]/1000" office:value-type="float" office:value="24.087" calcext:value-type="float">
            <text:p>24.087</text:p>
          </table:table-cell>
          <table:table-cell table:formula="of:=[.H48]+36/1000" office:value-type="float" office:value="1.728" calcext:value-type="float">
            <text:p>1.728</text:p>
          </table:table-cell>
          <table:table-cell table:formula="of:=[.I48]+0.045" office:value-type="float" office:value="2.16" calcext:value-type="float">
            <text:p>2.16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922" calcext:value-type="float">
            <text:p>7922</text:p>
          </table:table-cell>
          <table:table-cell table:formula="of:=[.D50]/1000" office:value-type="float" office:value="7.922" calcext:value-type="float">
            <text:p>7.922</text:p>
          </table:table-cell>
          <table:table-cell office:value-type="float" office:value="17573" calcext:value-type="float">
            <text:p>17573</text:p>
          </table:table-cell>
          <table:table-cell table:formula="of:=[.F50]/1000" office:value-type="float" office:value="17.573" calcext:value-type="float">
            <text:p>17.573</text:p>
          </table:table-cell>
          <table:table-cell table:formula="of:=[.H49]+36/1000" office:value-type="float" office:value="1.764" calcext:value-type="float">
            <text:p>1.764</text:p>
          </table:table-cell>
          <table:table-cell table:formula="of:=[.I49]+0.045" office:value-type="float" office:value="2.205" calcext:value-type="float">
            <text:p>2.205</text:p>
          </table:table-cell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7807" calcext:value-type="float">
            <text:p>7807</text:p>
          </table:table-cell>
          <table:table-cell table:formula="of:=[.D51]/1000" office:value-type="float" office:value="7.807" calcext:value-type="float">
            <text:p>7.807</text:p>
          </table:table-cell>
          <table:table-cell office:value-type="float" office:value="9415" calcext:value-type="float">
            <text:p>9415</text:p>
          </table:table-cell>
          <table:table-cell table:formula="of:=[.F51]/1000" office:value-type="float" office:value="9.415" calcext:value-type="float">
            <text:p>9.415</text:p>
          </table:table-cell>
          <table:table-cell table:formula="of:=[.H50]+36/1000" office:value-type="float" office:value="1.8" calcext:value-type="float">
            <text:p>1.8</text:p>
          </table:table-cell>
          <table:table-cell table:formula="of:=[.I50]+0.045" office:value-type="float" office:value="2.25" calcext:value-type="float">
            <text:p>2.25</text:p>
          </table:table-cell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7847" calcext:value-type="float">
            <text:p>7847</text:p>
          </table:table-cell>
          <table:table-cell table:formula="of:=[.D52]/1000" office:value-type="float" office:value="7.847" calcext:value-type="float">
            <text:p>7.847</text:p>
          </table:table-cell>
          <table:table-cell office:value-type="float" office:value="9730" calcext:value-type="float">
            <text:p>9730</text:p>
          </table:table-cell>
          <table:table-cell table:formula="of:=[.F52]/1000" office:value-type="float" office:value="9.73" calcext:value-type="float">
            <text:p>9.73</text:p>
          </table:table-cell>
          <table:table-cell table:formula="of:=[.H51]+36/1000" office:value-type="float" office:value="1.836" calcext:value-type="float">
            <text:p>1.836</text:p>
          </table:table-cell>
          <table:table-cell table:formula="of:=[.I51]+0.045" office:value-type="float" office:value="2.295" calcext:value-type="float">
            <text:p>2.295</text:p>
          </table:table-cell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7832" calcext:value-type="float">
            <text:p>7832</text:p>
          </table:table-cell>
          <table:table-cell table:formula="of:=[.D53]/1000" office:value-type="float" office:value="7.832" calcext:value-type="float">
            <text:p>7.832</text:p>
          </table:table-cell>
          <table:table-cell office:value-type="float" office:value="9182" calcext:value-type="float">
            <text:p>9182</text:p>
          </table:table-cell>
          <table:table-cell table:formula="of:=[.F53]/1000" office:value-type="float" office:value="9.182" calcext:value-type="float">
            <text:p>9.182</text:p>
          </table:table-cell>
          <table:table-cell table:formula="of:=[.H52]+36/1000" office:value-type="float" office:value="1.872" calcext:value-type="float">
            <text:p>1.872</text:p>
          </table:table-cell>
          <table:table-cell table:formula="of:=[.I52]+0.045" office:value-type="float" office:value="2.34" calcext:value-type="float">
            <text:p>2.34</text:p>
          </table:table-cell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7880" calcext:value-type="float">
            <text:p>7880</text:p>
          </table:table-cell>
          <table:table-cell table:formula="of:=[.D54]/1000" office:value-type="float" office:value="7.88" calcext:value-type="float">
            <text:p>7.88</text:p>
          </table:table-cell>
          <table:table-cell office:value-type="float" office:value="9260" calcext:value-type="float">
            <text:p>9260</text:p>
          </table:table-cell>
          <table:table-cell table:formula="of:=[.F54]/1000" office:value-type="float" office:value="9.26" calcext:value-type="float">
            <text:p>9.26</text:p>
          </table:table-cell>
          <table:table-cell table:formula="of:=[.H53]+36/1000" office:value-type="float" office:value="1.908" calcext:value-type="float">
            <text:p>1.908</text:p>
          </table:table-cell>
          <table:table-cell table:formula="of:=[.I53]+0.045" office:value-type="float" office:value="2.385" calcext:value-type="float">
            <text:p>2.385</text:p>
          </table:table-cell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7813" calcext:value-type="float">
            <text:p>7813</text:p>
          </table:table-cell>
          <table:table-cell table:formula="of:=[.D55]/1000" office:value-type="float" office:value="7.813" calcext:value-type="float">
            <text:p>7.813</text:p>
          </table:table-cell>
          <table:table-cell office:value-type="float" office:value="9284" calcext:value-type="float">
            <text:p>9284</text:p>
          </table:table-cell>
          <table:table-cell table:formula="of:=[.F55]/1000" office:value-type="float" office:value="9.284" calcext:value-type="float">
            <text:p>9.284</text:p>
          </table:table-cell>
          <table:table-cell table:formula="of:=[.H54]+36/1000" office:value-type="float" office:value="1.944" calcext:value-type="float">
            <text:p>1.944</text:p>
          </table:table-cell>
          <table:table-cell table:formula="of:=[.I54]+0.045" office:value-type="float" office:value="2.43" calcext:value-type="float">
            <text:p>2.43</text:p>
          </table:table-cell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7949" calcext:value-type="float">
            <text:p>7949</text:p>
          </table:table-cell>
          <table:table-cell table:formula="of:=[.D56]/1000" office:value-type="float" office:value="7.949" calcext:value-type="float">
            <text:p>7.949</text:p>
          </table:table-cell>
          <table:table-cell office:value-type="float" office:value="9232" calcext:value-type="float">
            <text:p>9232</text:p>
          </table:table-cell>
          <table:table-cell table:formula="of:=[.F56]/1000" office:value-type="float" office:value="9.232" calcext:value-type="float">
            <text:p>9.232</text:p>
          </table:table-cell>
          <table:table-cell table:formula="of:=[.H55]+36/1000" office:value-type="float" office:value="1.98" calcext:value-type="float">
            <text:p>1.98</text:p>
          </table:table-cell>
          <table:table-cell table:formula="of:=[.I55]+0.045" office:value-type="float" office:value="2.475" calcext:value-type="float">
            <text:p>2.475</text:p>
          </table:table-cell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7804" calcext:value-type="float">
            <text:p>7804</text:p>
          </table:table-cell>
          <table:table-cell table:formula="of:=[.D57]/1000" office:value-type="float" office:value="7.804" calcext:value-type="float">
            <text:p>7.804</text:p>
          </table:table-cell>
          <table:table-cell office:value-type="float" office:value="9352" calcext:value-type="float">
            <text:p>9352</text:p>
          </table:table-cell>
          <table:table-cell table:formula="of:=[.F57]/1000" office:value-type="float" office:value="9.352" calcext:value-type="float">
            <text:p>9.352</text:p>
          </table:table-cell>
          <table:table-cell table:formula="of:=[.H56]+36/1000" office:value-type="float" office:value="2.016" calcext:value-type="float">
            <text:p>2.016</text:p>
          </table:table-cell>
          <table:table-cell table:formula="of:=[.I56]+0.045" office:value-type="float" office:value="2.52" calcext:value-type="float">
            <text:p>2.52</text:p>
          </table:table-cell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7901" calcext:value-type="float">
            <text:p>7901</text:p>
          </table:table-cell>
          <table:table-cell table:formula="of:=[.D58]/1000" office:value-type="float" office:value="7.901" calcext:value-type="float">
            <text:p>7.901</text:p>
          </table:table-cell>
          <table:table-cell office:value-type="float" office:value="9159" calcext:value-type="float">
            <text:p>9159</text:p>
          </table:table-cell>
          <table:table-cell table:formula="of:=[.F58]/1000" office:value-type="float" office:value="9.159" calcext:value-type="float">
            <text:p>9.159</text:p>
          </table:table-cell>
          <table:table-cell table:formula="of:=[.H57]+36/1000" office:value-type="float" office:value="2.052" calcext:value-type="float">
            <text:p>2.052</text:p>
          </table:table-cell>
          <table:table-cell table:formula="of:=[.I57]+0.045" office:value-type="float" office:value="2.565" calcext:value-type="float">
            <text:p>2.565</text:p>
          </table:table-cell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7941" calcext:value-type="float">
            <text:p>7941</text:p>
          </table:table-cell>
          <table:table-cell table:formula="of:=[.D59]/1000" office:value-type="float" office:value="7.941" calcext:value-type="float">
            <text:p>7.941</text:p>
          </table:table-cell>
          <table:table-cell office:value-type="float" office:value="9242" calcext:value-type="float">
            <text:p>9242</text:p>
          </table:table-cell>
          <table:table-cell table:formula="of:=[.F59]/1000" office:value-type="float" office:value="9.242" calcext:value-type="float">
            <text:p>9.242</text:p>
          </table:table-cell>
          <table:table-cell table:formula="of:=[.H58]+36/1000" office:value-type="float" office:value="2.088" calcext:value-type="float">
            <text:p>2.088</text:p>
          </table:table-cell>
          <table:table-cell table:formula="of:=[.I58]+0.045" office:value-type="float" office:value="2.61" calcext:value-type="float">
            <text:p>2.61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7750" calcext:value-type="float">
            <text:p>7750</text:p>
          </table:table-cell>
          <table:table-cell table:formula="of:=[.D60]/1000" office:value-type="float" office:value="7.75" calcext:value-type="float">
            <text:p>7.75</text:p>
          </table:table-cell>
          <table:table-cell office:value-type="float" office:value="9186" calcext:value-type="float">
            <text:p>9186</text:p>
          </table:table-cell>
          <table:table-cell table:formula="of:=[.F60]/1000" office:value-type="float" office:value="9.186" calcext:value-type="float">
            <text:p>9.186</text:p>
          </table:table-cell>
          <table:table-cell table:formula="of:=[.H59]+36/1000" office:value-type="float" office:value="2.124" calcext:value-type="float">
            <text:p>2.124</text:p>
          </table:table-cell>
          <table:table-cell table:formula="of:=[.I59]+0.045" office:value-type="float" office:value="2.655" calcext:value-type="float">
            <text:p>2.655</text:p>
          </table:table-cell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7923" calcext:value-type="float">
            <text:p>7923</text:p>
          </table:table-cell>
          <table:table-cell table:formula="of:=[.D61]/1000" office:value-type="float" office:value="7.923" calcext:value-type="float">
            <text:p>7.923</text:p>
          </table:table-cell>
          <table:table-cell office:value-type="float" office:value="9089" calcext:value-type="float">
            <text:p>9089</text:p>
          </table:table-cell>
          <table:table-cell table:formula="of:=[.F61]/1000" office:value-type="float" office:value="9.089" calcext:value-type="float">
            <text:p>9.089</text:p>
          </table:table-cell>
          <table:table-cell table:formula="of:=[.H60]+36/1000" office:value-type="float" office:value="2.16" calcext:value-type="float">
            <text:p>2.16</text:p>
          </table:table-cell>
          <table:table-cell table:formula="of:=[.I60]+0.045" office:value-type="float" office:value="2.7" calcext:value-type="float">
            <text:p>2.7</text:p>
          </table:table-cell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7810" calcext:value-type="float">
            <text:p>7810</text:p>
          </table:table-cell>
          <table:table-cell table:formula="of:=[.D62]/1000" office:value-type="float" office:value="7.81" calcext:value-type="float">
            <text:p>7.81</text:p>
          </table:table-cell>
          <table:table-cell office:value-type="float" office:value="9308" calcext:value-type="float">
            <text:p>9308</text:p>
          </table:table-cell>
          <table:table-cell table:formula="of:=[.F62]/1000" office:value-type="float" office:value="9.308" calcext:value-type="float">
            <text:p>9.308</text:p>
          </table:table-cell>
          <table:table-cell table:formula="of:=[.H61]+36/1000" office:value-type="float" office:value="2.196" calcext:value-type="float">
            <text:p>2.196</text:p>
          </table:table-cell>
          <table:table-cell table:formula="of:=[.I61]+0.045" office:value-type="float" office:value="2.745" calcext:value-type="float">
            <text:p>2.745</text:p>
          </table:table-cell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7948" calcext:value-type="float">
            <text:p>7948</text:p>
          </table:table-cell>
          <table:table-cell table:formula="of:=[.D63]/1000" office:value-type="float" office:value="7.948" calcext:value-type="float">
            <text:p>7.948</text:p>
          </table:table-cell>
          <table:table-cell office:value-type="float" office:value="9679" calcext:value-type="float">
            <text:p>9679</text:p>
          </table:table-cell>
          <table:table-cell table:formula="of:=[.F63]/1000" office:value-type="float" office:value="9.679" calcext:value-type="float">
            <text:p>9.679</text:p>
          </table:table-cell>
          <table:table-cell table:formula="of:=[.H62]+36/1000" office:value-type="float" office:value="2.232" calcext:value-type="float">
            <text:p>2.232</text:p>
          </table:table-cell>
          <table:table-cell table:formula="of:=[.I62]+0.045" office:value-type="float" office:value="2.79" calcext:value-type="float">
            <text:p>2.79</text:p>
          </table:table-cell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7865" calcext:value-type="float">
            <text:p>7865</text:p>
          </table:table-cell>
          <table:table-cell table:formula="of:=[.D64]/1000" office:value-type="float" office:value="7.865" calcext:value-type="float">
            <text:p>7.865</text:p>
          </table:table-cell>
          <table:table-cell office:value-type="float" office:value="9594" calcext:value-type="float">
            <text:p>9594</text:p>
          </table:table-cell>
          <table:table-cell table:formula="of:=[.F64]/1000" office:value-type="float" office:value="9.594" calcext:value-type="float">
            <text:p>9.594</text:p>
          </table:table-cell>
          <table:table-cell table:formula="of:=[.H63]+36/1000" office:value-type="float" office:value="2.268" calcext:value-type="float">
            <text:p>2.268</text:p>
          </table:table-cell>
          <table:table-cell table:formula="of:=[.I63]+0.045" office:value-type="float" office:value="2.835" calcext:value-type="float">
            <text:p>2.835</text:p>
          </table:table-cell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7766" calcext:value-type="float">
            <text:p>7766</text:p>
          </table:table-cell>
          <table:table-cell table:formula="of:=[.D65]/1000" office:value-type="float" office:value="7.766" calcext:value-type="float">
            <text:p>7.766</text:p>
          </table:table-cell>
          <table:table-cell office:value-type="float" office:value="18458" calcext:value-type="float">
            <text:p>18458</text:p>
          </table:table-cell>
          <table:table-cell table:formula="of:=[.F65]/1000" office:value-type="float" office:value="18.458" calcext:value-type="float">
            <text:p>18.458</text:p>
          </table:table-cell>
          <table:table-cell table:formula="of:=[.H64]+36/1000" office:value-type="float" office:value="2.304" calcext:value-type="float">
            <text:p>2.304</text:p>
          </table:table-cell>
          <table:table-cell table:formula="of:=[.I64]+0.045" office:value-type="float" office:value="2.88" calcext:value-type="float">
            <text:p>2.88</text:p>
          </table:table-cell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7866" calcext:value-type="float">
            <text:p>7866</text:p>
          </table:table-cell>
          <table:table-cell table:formula="of:=[.D66]/1000" office:value-type="float" office:value="7.866" calcext:value-type="float">
            <text:p>7.866</text:p>
          </table:table-cell>
          <table:table-cell office:value-type="float" office:value="23577" calcext:value-type="float">
            <text:p>23577</text:p>
          </table:table-cell>
          <table:table-cell table:formula="of:=[.F66]/1000" office:value-type="float" office:value="23.577" calcext:value-type="float">
            <text:p>23.577</text:p>
          </table:table-cell>
          <table:table-cell table:formula="of:=[.H65]+36/1000" office:value-type="float" office:value="2.34" calcext:value-type="float">
            <text:p>2.34</text:p>
          </table:table-cell>
          <table:table-cell table:formula="of:=[.I65]+0.045" office:value-type="float" office:value="2.925" calcext:value-type="float">
            <text:p>2.925</text:p>
          </table:table-cell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881" calcext:value-type="float">
            <text:p>7881</text:p>
          </table:table-cell>
          <table:table-cell table:formula="of:=[.D67]/1000" office:value-type="float" office:value="7.881" calcext:value-type="float">
            <text:p>7.881</text:p>
          </table:table-cell>
          <table:table-cell office:value-type="float" office:value="12716" calcext:value-type="float">
            <text:p>12716</text:p>
          </table:table-cell>
          <table:table-cell table:formula="of:=[.F67]/1000" office:value-type="float" office:value="12.716" calcext:value-type="float">
            <text:p>12.716</text:p>
          </table:table-cell>
          <table:table-cell table:formula="of:=[.H66]+36/1000" office:value-type="float" office:value="2.376" calcext:value-type="float">
            <text:p>2.376</text:p>
          </table:table-cell>
          <table:table-cell table:formula="of:=[.I66]+0.045" office:value-type="float" office:value="2.97" calcext:value-type="float">
            <text:p>2.97</text:p>
          </table:table-cell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7903" calcext:value-type="float">
            <text:p>7903</text:p>
          </table:table-cell>
          <table:table-cell table:formula="of:=[.D68]/1000" office:value-type="float" office:value="7.903" calcext:value-type="float">
            <text:p>7.903</text:p>
          </table:table-cell>
          <table:table-cell office:value-type="float" office:value="9327" calcext:value-type="float">
            <text:p>9327</text:p>
          </table:table-cell>
          <table:table-cell table:formula="of:=[.F68]/1000" office:value-type="float" office:value="9.327" calcext:value-type="float">
            <text:p>9.327</text:p>
          </table:table-cell>
          <table:table-cell table:formula="of:=[.H67]+36/1000" office:value-type="float" office:value="2.412" calcext:value-type="float">
            <text:p>2.412</text:p>
          </table:table-cell>
          <table:table-cell table:formula="of:=[.I67]+0.045" office:value-type="float" office:value="3.015" calcext:value-type="float">
            <text:p>3.015</text:p>
          </table:table-cell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7834" calcext:value-type="float">
            <text:p>7834</text:p>
          </table:table-cell>
          <table:table-cell table:formula="of:=[.D69]/1000" office:value-type="float" office:value="7.834" calcext:value-type="float">
            <text:p>7.834</text:p>
          </table:table-cell>
          <table:table-cell office:value-type="float" office:value="9319" calcext:value-type="float">
            <text:p>9319</text:p>
          </table:table-cell>
          <table:table-cell table:formula="of:=[.F69]/1000" office:value-type="float" office:value="9.319" calcext:value-type="float">
            <text:p>9.319</text:p>
          </table:table-cell>
          <table:table-cell table:formula="of:=[.H68]+36/1000" office:value-type="float" office:value="2.448" calcext:value-type="float">
            <text:p>2.448</text:p>
          </table:table-cell>
          <table:table-cell table:formula="of:=[.I68]+0.045" office:value-type="float" office:value="3.06" calcext:value-type="float">
            <text:p>3.06</text:p>
          </table:table-cell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7965" calcext:value-type="float">
            <text:p>7965</text:p>
          </table:table-cell>
          <table:table-cell table:formula="of:=[.D70]/1000" office:value-type="float" office:value="7.965" calcext:value-type="float">
            <text:p>7.965</text:p>
          </table:table-cell>
          <table:table-cell office:value-type="float" office:value="9175" calcext:value-type="float">
            <text:p>9175</text:p>
          </table:table-cell>
          <table:table-cell table:formula="of:=[.F70]/1000" office:value-type="float" office:value="9.175" calcext:value-type="float">
            <text:p>9.175</text:p>
          </table:table-cell>
          <table:table-cell table:formula="of:=[.H69]+36/1000" office:value-type="float" office:value="2.484" calcext:value-type="float">
            <text:p>2.484</text:p>
          </table:table-cell>
          <table:table-cell table:formula="of:=[.I69]+0.045" office:value-type="float" office:value="3.105" calcext:value-type="float">
            <text:p>3.105</text:p>
          </table:table-cell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7835" calcext:value-type="float">
            <text:p>7835</text:p>
          </table:table-cell>
          <table:table-cell table:formula="of:=[.D71]/1000" office:value-type="float" office:value="7.835" calcext:value-type="float">
            <text:p>7.835</text:p>
          </table:table-cell>
          <table:table-cell office:value-type="float" office:value="9231" calcext:value-type="float">
            <text:p>9231</text:p>
          </table:table-cell>
          <table:table-cell table:formula="of:=[.F71]/1000" office:value-type="float" office:value="9.231" calcext:value-type="float">
            <text:p>9.231</text:p>
          </table:table-cell>
          <table:table-cell table:formula="of:=[.H70]+36/1000" office:value-type="float" office:value="2.52" calcext:value-type="float">
            <text:p>2.52</text:p>
          </table:table-cell>
          <table:table-cell table:formula="of:=[.I70]+0.045" office:value-type="float" office:value="3.15" calcext:value-type="float">
            <text:p>3.15</text:p>
          </table:table-cell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7925" calcext:value-type="float">
            <text:p>7925</text:p>
          </table:table-cell>
          <table:table-cell table:formula="of:=[.D72]/1000" office:value-type="float" office:value="7.925" calcext:value-type="float">
            <text:p>7.925</text:p>
          </table:table-cell>
          <table:table-cell office:value-type="float" office:value="9305" calcext:value-type="float">
            <text:p>9305</text:p>
          </table:table-cell>
          <table:table-cell table:formula="of:=[.F72]/1000" office:value-type="float" office:value="9.305" calcext:value-type="float">
            <text:p>9.305</text:p>
          </table:table-cell>
          <table:table-cell table:formula="of:=[.H71]+36/1000" office:value-type="float" office:value="2.556" calcext:value-type="float">
            <text:p>2.556</text:p>
          </table:table-cell>
          <table:table-cell table:formula="of:=[.I71]+0.045" office:value-type="float" office:value="3.195" calcext:value-type="float">
            <text:p>3.195</text:p>
          </table:table-cell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7835" calcext:value-type="float">
            <text:p>7835</text:p>
          </table:table-cell>
          <table:table-cell table:formula="of:=[.D73]/1000" office:value-type="float" office:value="7.835" calcext:value-type="float">
            <text:p>7.835</text:p>
          </table:table-cell>
          <table:table-cell office:value-type="float" office:value="9263" calcext:value-type="float">
            <text:p>9263</text:p>
          </table:table-cell>
          <table:table-cell table:formula="of:=[.F73]/1000" office:value-type="float" office:value="9.263" calcext:value-type="float">
            <text:p>9.263</text:p>
          </table:table-cell>
          <table:table-cell table:formula="of:=[.H72]+36/1000" office:value-type="float" office:value="2.592" calcext:value-type="float">
            <text:p>2.592</text:p>
          </table:table-cell>
          <table:table-cell table:formula="of:=[.I72]+0.045" office:value-type="float" office:value="3.24" calcext:value-type="float">
            <text:p>3.24</text:p>
          </table:table-cell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7923" calcext:value-type="float">
            <text:p>7923</text:p>
          </table:table-cell>
          <table:table-cell table:formula="of:=[.D74]/1000" office:value-type="float" office:value="7.923" calcext:value-type="float">
            <text:p>7.923</text:p>
          </table:table-cell>
          <table:table-cell office:value-type="float" office:value="9197" calcext:value-type="float">
            <text:p>9197</text:p>
          </table:table-cell>
          <table:table-cell table:formula="of:=[.F74]/1000" office:value-type="float" office:value="9.197" calcext:value-type="float">
            <text:p>9.197</text:p>
          </table:table-cell>
          <table:table-cell table:formula="of:=[.H73]+36/1000" office:value-type="float" office:value="2.628" calcext:value-type="float">
            <text:p>2.628</text:p>
          </table:table-cell>
          <table:table-cell table:formula="of:=[.I73]+0.045" office:value-type="float" office:value="3.285" calcext:value-type="float">
            <text:p>3.285</text:p>
          </table:table-cell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218" calcext:value-type="float">
            <text:p>8218</text:p>
          </table:table-cell>
          <table:table-cell table:formula="of:=[.D75]/1000" office:value-type="float" office:value="8.218" calcext:value-type="float">
            <text:p>8.218</text:p>
          </table:table-cell>
          <table:table-cell office:value-type="float" office:value="9296" calcext:value-type="float">
            <text:p>9296</text:p>
          </table:table-cell>
          <table:table-cell table:formula="of:=[.F75]/1000" office:value-type="float" office:value="9.296" calcext:value-type="float">
            <text:p>9.296</text:p>
          </table:table-cell>
          <table:table-cell table:formula="of:=[.H74]+36/1000" office:value-type="float" office:value="2.664" calcext:value-type="float">
            <text:p>2.664</text:p>
          </table:table-cell>
          <table:table-cell table:formula="of:=[.I74]+0.045" office:value-type="float" office:value="3.33" calcext:value-type="float">
            <text:p>3.33</text:p>
          </table:table-cell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8714" calcext:value-type="float">
            <text:p>8714</text:p>
          </table:table-cell>
          <table:table-cell table:formula="of:=[.D76]/1000" office:value-type="float" office:value="8.714" calcext:value-type="float">
            <text:p>8.714</text:p>
          </table:table-cell>
          <table:table-cell office:value-type="float" office:value="9199" calcext:value-type="float">
            <text:p>9199</text:p>
          </table:table-cell>
          <table:table-cell table:formula="of:=[.F76]/1000" office:value-type="float" office:value="9.199" calcext:value-type="float">
            <text:p>9.199</text:p>
          </table:table-cell>
          <table:table-cell table:formula="of:=[.H75]+36/1000" office:value-type="float" office:value="2.7" calcext:value-type="float">
            <text:p>2.7</text:p>
          </table:table-cell>
          <table:table-cell table:formula="of:=[.I75]+0.045" office:value-type="float" office:value="3.375" calcext:value-type="float">
            <text:p>3.375</text:p>
          </table:table-cell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8030" calcext:value-type="float">
            <text:p>8030</text:p>
          </table:table-cell>
          <table:table-cell table:formula="of:=[.D77]/1000" office:value-type="float" office:value="8.03" calcext:value-type="float">
            <text:p>8.03</text:p>
          </table:table-cell>
          <table:table-cell office:value-type="float" office:value="9844" calcext:value-type="float">
            <text:p>9844</text:p>
          </table:table-cell>
          <table:table-cell table:formula="of:=[.F77]/1000" office:value-type="float" office:value="9.844" calcext:value-type="float">
            <text:p>9.844</text:p>
          </table:table-cell>
          <table:table-cell table:formula="of:=[.H76]+36/1000" office:value-type="float" office:value="2.736" calcext:value-type="float">
            <text:p>2.736</text:p>
          </table:table-cell>
          <table:table-cell table:formula="of:=[.I76]+0.045" office:value-type="float" office:value="3.42" calcext:value-type="float">
            <text:p>3.42</text:p>
          </table:table-cell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7952" calcext:value-type="float">
            <text:p>7952</text:p>
          </table:table-cell>
          <table:table-cell table:formula="of:=[.D78]/1000" office:value-type="float" office:value="7.952" calcext:value-type="float">
            <text:p>7.952</text:p>
          </table:table-cell>
          <table:table-cell office:value-type="float" office:value="9042" calcext:value-type="float">
            <text:p>9042</text:p>
          </table:table-cell>
          <table:table-cell table:formula="of:=[.F78]/1000" office:value-type="float" office:value="9.042" calcext:value-type="float">
            <text:p>9.042</text:p>
          </table:table-cell>
          <table:table-cell table:formula="of:=[.H77]+36/1000" office:value-type="float" office:value="2.772" calcext:value-type="float">
            <text:p>2.772</text:p>
          </table:table-cell>
          <table:table-cell table:formula="of:=[.I77]+0.045" office:value-type="float" office:value="3.465" calcext:value-type="float">
            <text:p>3.465</text:p>
          </table:table-cell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7960" calcext:value-type="float">
            <text:p>7960</text:p>
          </table:table-cell>
          <table:table-cell table:formula="of:=[.D79]/1000" office:value-type="float" office:value="7.96" calcext:value-type="float">
            <text:p>7.96</text:p>
          </table:table-cell>
          <table:table-cell office:value-type="float" office:value="9169" calcext:value-type="float">
            <text:p>9169</text:p>
          </table:table-cell>
          <table:table-cell table:formula="of:=[.F79]/1000" office:value-type="float" office:value="9.169" calcext:value-type="float">
            <text:p>9.169</text:p>
          </table:table-cell>
          <table:table-cell table:formula="of:=[.H78]+36/1000" office:value-type="float" office:value="2.808" calcext:value-type="float">
            <text:p>2.808</text:p>
          </table:table-cell>
          <table:table-cell table:formula="of:=[.I78]+0.045" office:value-type="float" office:value="3.51" calcext:value-type="float">
            <text:p>3.51</text:p>
          </table:table-cell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7874" calcext:value-type="float">
            <text:p>7874</text:p>
          </table:table-cell>
          <table:table-cell table:formula="of:=[.D80]/1000" office:value-type="float" office:value="7.874" calcext:value-type="float">
            <text:p>7.874</text:p>
          </table:table-cell>
          <table:table-cell office:value-type="float" office:value="9250" calcext:value-type="float">
            <text:p>9250</text:p>
          </table:table-cell>
          <table:table-cell table:formula="of:=[.F80]/1000" office:value-type="float" office:value="9.25" calcext:value-type="float">
            <text:p>9.25</text:p>
          </table:table-cell>
          <table:table-cell table:formula="of:=[.H79]+36/1000" office:value-type="float" office:value="2.844" calcext:value-type="float">
            <text:p>2.844</text:p>
          </table:table-cell>
          <table:table-cell table:formula="of:=[.I79]+0.045" office:value-type="float" office:value="3.555" calcext:value-type="float">
            <text:p>3.555</text:p>
          </table:table-cell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7974" calcext:value-type="float">
            <text:p>7974</text:p>
          </table:table-cell>
          <table:table-cell table:formula="of:=[.D81]/1000" office:value-type="float" office:value="7.974" calcext:value-type="float">
            <text:p>7.974</text:p>
          </table:table-cell>
          <table:table-cell office:value-type="float" office:value="9290" calcext:value-type="float">
            <text:p>9290</text:p>
          </table:table-cell>
          <table:table-cell table:formula="of:=[.F81]/1000" office:value-type="float" office:value="9.29" calcext:value-type="float">
            <text:p>9.29</text:p>
          </table:table-cell>
          <table:table-cell table:formula="of:=[.H80]+36/1000" office:value-type="float" office:value="2.88" calcext:value-type="float">
            <text:p>2.88</text:p>
          </table:table-cell>
          <table:table-cell table:formula="of:=[.I80]+0.045" office:value-type="float" office:value="3.6" calcext:value-type="float">
            <text:p>3.6</text:p>
          </table:table-cell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8229" calcext:value-type="float">
            <text:p>8229</text:p>
          </table:table-cell>
          <table:table-cell table:formula="of:=[.D82]/1000" office:value-type="float" office:value="8.229" calcext:value-type="float">
            <text:p>8.229</text:p>
          </table:table-cell>
          <table:table-cell office:value-type="float" office:value="9156" calcext:value-type="float">
            <text:p>9156</text:p>
          </table:table-cell>
          <table:table-cell table:formula="of:=[.F82]/1000" office:value-type="float" office:value="9.156" calcext:value-type="float">
            <text:p>9.156</text:p>
          </table:table-cell>
          <table:table-cell table:formula="of:=[.H81]+36/1000" office:value-type="float" office:value="2.916" calcext:value-type="float">
            <text:p>2.916</text:p>
          </table:table-cell>
          <table:table-cell table:formula="of:=[.I81]+0.045" office:value-type="float" office:value="3.645" calcext:value-type="float">
            <text:p>3.645</text:p>
          </table:table-cell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8510" calcext:value-type="float">
            <text:p>8510</text:p>
          </table:table-cell>
          <table:table-cell table:formula="of:=[.D83]/1000" office:value-type="float" office:value="8.51" calcext:value-type="float">
            <text:p>8.51</text:p>
          </table:table-cell>
          <table:table-cell office:value-type="float" office:value="9344" calcext:value-type="float">
            <text:p>9344</text:p>
          </table:table-cell>
          <table:table-cell table:formula="of:=[.F83]/1000" office:value-type="float" office:value="9.344" calcext:value-type="float">
            <text:p>9.344</text:p>
          </table:table-cell>
          <table:table-cell table:formula="of:=[.H82]+36/1000" office:value-type="float" office:value="2.952" calcext:value-type="float">
            <text:p>2.952</text:p>
          </table:table-cell>
          <table:table-cell table:formula="of:=[.I82]+0.045" office:value-type="float" office:value="3.69" calcext:value-type="float">
            <text:p>3.69</text:p>
          </table:table-cell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8170" calcext:value-type="float">
            <text:p>8170</text:p>
          </table:table-cell>
          <table:table-cell table:formula="of:=[.D84]/1000" office:value-type="float" office:value="8.17" calcext:value-type="float">
            <text:p>8.17</text:p>
          </table:table-cell>
          <table:table-cell office:value-type="float" office:value="9278" calcext:value-type="float">
            <text:p>9278</text:p>
          </table:table-cell>
          <table:table-cell table:formula="of:=[.F84]/1000" office:value-type="float" office:value="9.278" calcext:value-type="float">
            <text:p>9.278</text:p>
          </table:table-cell>
          <table:table-cell table:formula="of:=[.H83]+36/1000" office:value-type="float" office:value="2.988" calcext:value-type="float">
            <text:p>2.988</text:p>
          </table:table-cell>
          <table:table-cell table:formula="of:=[.I83]+0.045" office:value-type="float" office:value="3.735" calcext:value-type="float">
            <text:p>3.735</text:p>
          </table:table-cell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8016" calcext:value-type="float">
            <text:p>8016</text:p>
          </table:table-cell>
          <table:table-cell table:formula="of:=[.D85]/1000" office:value-type="float" office:value="8.016" calcext:value-type="float">
            <text:p>8.016</text:p>
          </table:table-cell>
          <table:table-cell office:value-type="float" office:value="9122" calcext:value-type="float">
            <text:p>9122</text:p>
          </table:table-cell>
          <table:table-cell table:formula="of:=[.F85]/1000" office:value-type="float" office:value="9.122" calcext:value-type="float">
            <text:p>9.122</text:p>
          </table:table-cell>
          <table:table-cell table:formula="of:=[.H84]+36/1000" office:value-type="float" office:value="3.024" calcext:value-type="float">
            <text:p>3.024</text:p>
          </table:table-cell>
          <table:table-cell table:formula="of:=[.I84]+0.045" office:value-type="float" office:value="3.78" calcext:value-type="float">
            <text:p>3.78</text:p>
          </table:table-cell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7885" calcext:value-type="float">
            <text:p>7885</text:p>
          </table:table-cell>
          <table:table-cell table:formula="of:=[.D86]/1000" office:value-type="float" office:value="7.885" calcext:value-type="float">
            <text:p>7.885</text:p>
          </table:table-cell>
          <table:table-cell office:value-type="float" office:value="9394" calcext:value-type="float">
            <text:p>9394</text:p>
          </table:table-cell>
          <table:table-cell table:formula="of:=[.F86]/1000" office:value-type="float" office:value="9.394" calcext:value-type="float">
            <text:p>9.394</text:p>
          </table:table-cell>
          <table:table-cell table:formula="of:=[.H85]+36/1000" office:value-type="float" office:value="3.06" calcext:value-type="float">
            <text:p>3.06</text:p>
          </table:table-cell>
          <table:table-cell table:formula="of:=[.I85]+0.045" office:value-type="float" office:value="3.825" calcext:value-type="float">
            <text:p>3.825</text:p>
          </table:table-cell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7934" calcext:value-type="float">
            <text:p>7934</text:p>
          </table:table-cell>
          <table:table-cell table:formula="of:=[.D87]/1000" office:value-type="float" office:value="7.934" calcext:value-type="float">
            <text:p>7.934</text:p>
          </table:table-cell>
          <table:table-cell office:value-type="float" office:value="9166" calcext:value-type="float">
            <text:p>9166</text:p>
          </table:table-cell>
          <table:table-cell table:formula="of:=[.F87]/1000" office:value-type="float" office:value="9.166" calcext:value-type="float">
            <text:p>9.166</text:p>
          </table:table-cell>
          <table:table-cell table:formula="of:=[.H86]+36/1000" office:value-type="float" office:value="3.096" calcext:value-type="float">
            <text:p>3.096</text:p>
          </table:table-cell>
          <table:table-cell table:formula="of:=[.I86]+0.045" office:value-type="float" office:value="3.87" calcext:value-type="float">
            <text:p>3.87</text:p>
          </table:table-cell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7904" calcext:value-type="float">
            <text:p>7904</text:p>
          </table:table-cell>
          <table:table-cell table:formula="of:=[.D88]/1000" office:value-type="float" office:value="7.904" calcext:value-type="float">
            <text:p>7.904</text:p>
          </table:table-cell>
          <table:table-cell office:value-type="float" office:value="9259" calcext:value-type="float">
            <text:p>9259</text:p>
          </table:table-cell>
          <table:table-cell table:formula="of:=[.F88]/1000" office:value-type="float" office:value="9.259" calcext:value-type="float">
            <text:p>9.259</text:p>
          </table:table-cell>
          <table:table-cell table:formula="of:=[.H87]+36/1000" office:value-type="float" office:value="3.132" calcext:value-type="float">
            <text:p>3.132</text:p>
          </table:table-cell>
          <table:table-cell table:formula="of:=[.I87]+0.045" office:value-type="float" office:value="3.915" calcext:value-type="float">
            <text:p>3.915</text:p>
          </table:table-cell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7870" calcext:value-type="float">
            <text:p>7870</text:p>
          </table:table-cell>
          <table:table-cell table:formula="of:=[.D89]/1000" office:value-type="float" office:value="7.87" calcext:value-type="float">
            <text:p>7.87</text:p>
          </table:table-cell>
          <table:table-cell office:value-type="float" office:value="9294" calcext:value-type="float">
            <text:p>9294</text:p>
          </table:table-cell>
          <table:table-cell table:formula="of:=[.F89]/1000" office:value-type="float" office:value="9.294" calcext:value-type="float">
            <text:p>9.294</text:p>
          </table:table-cell>
          <table:table-cell table:formula="of:=[.H88]+36/1000" office:value-type="float" office:value="3.168" calcext:value-type="float">
            <text:p>3.168</text:p>
          </table:table-cell>
          <table:table-cell table:formula="of:=[.I88]+0.045" office:value-type="float" office:value="3.96" calcext:value-type="float">
            <text:p>3.96</text:p>
          </table:table-cell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7771" calcext:value-type="float">
            <text:p>7771</text:p>
          </table:table-cell>
          <table:table-cell table:formula="of:=[.D90]/1000" office:value-type="float" office:value="7.771" calcext:value-type="float">
            <text:p>7.771</text:p>
          </table:table-cell>
          <table:table-cell office:value-type="float" office:value="9132" calcext:value-type="float">
            <text:p>9132</text:p>
          </table:table-cell>
          <table:table-cell table:formula="of:=[.F90]/1000" office:value-type="float" office:value="9.132" calcext:value-type="float">
            <text:p>9.132</text:p>
          </table:table-cell>
          <table:table-cell table:formula="of:=[.H89]+36/1000" office:value-type="float" office:value="3.204" calcext:value-type="float">
            <text:p>3.204</text:p>
          </table:table-cell>
          <table:table-cell table:formula="of:=[.I89]+0.045" office:value-type="float" office:value="4.005" calcext:value-type="float">
            <text:p>4.005</text:p>
          </table:table-cell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7856" calcext:value-type="float">
            <text:p>7856</text:p>
          </table:table-cell>
          <table:table-cell table:formula="of:=[.D91]/1000" office:value-type="float" office:value="7.856" calcext:value-type="float">
            <text:p>7.856</text:p>
          </table:table-cell>
          <table:table-cell office:value-type="float" office:value="9367" calcext:value-type="float">
            <text:p>9367</text:p>
          </table:table-cell>
          <table:table-cell table:formula="of:=[.F91]/1000" office:value-type="float" office:value="9.367" calcext:value-type="float">
            <text:p>9.367</text:p>
          </table:table-cell>
          <table:table-cell table:formula="of:=[.H90]+36/1000" office:value-type="float" office:value="3.24" calcext:value-type="float">
            <text:p>3.24</text:p>
          </table:table-cell>
          <table:table-cell table:formula="of:=[.I90]+0.045" office:value-type="float" office:value="4.05" calcext:value-type="float">
            <text:p>4.05</text:p>
          </table:table-cell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7942" calcext:value-type="float">
            <text:p>7942</text:p>
          </table:table-cell>
          <table:table-cell table:formula="of:=[.D92]/1000" office:value-type="float" office:value="7.942" calcext:value-type="float">
            <text:p>7.942</text:p>
          </table:table-cell>
          <table:table-cell office:value-type="float" office:value="9563" calcext:value-type="float">
            <text:p>9563</text:p>
          </table:table-cell>
          <table:table-cell table:formula="of:=[.F92]/1000" office:value-type="float" office:value="9.563" calcext:value-type="float">
            <text:p>9.563</text:p>
          </table:table-cell>
          <table:table-cell table:formula="of:=[.H91]+36/1000" office:value-type="float" office:value="3.276" calcext:value-type="float">
            <text:p>3.276</text:p>
          </table:table-cell>
          <table:table-cell table:formula="of:=[.I91]+0.045" office:value-type="float" office:value="4.095" calcext:value-type="float">
            <text:p>4.095</text:p>
          </table:table-cell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7816" calcext:value-type="float">
            <text:p>7816</text:p>
          </table:table-cell>
          <table:table-cell table:formula="of:=[.D93]/1000" office:value-type="float" office:value="7.816" calcext:value-type="float">
            <text:p>7.816</text:p>
          </table:table-cell>
          <table:table-cell office:value-type="float" office:value="9140" calcext:value-type="float">
            <text:p>9140</text:p>
          </table:table-cell>
          <table:table-cell table:formula="of:=[.F93]/1000" office:value-type="float" office:value="9.14" calcext:value-type="float">
            <text:p>9.14</text:p>
          </table:table-cell>
          <table:table-cell table:formula="of:=[.H92]+36/1000" office:value-type="float" office:value="3.312" calcext:value-type="float">
            <text:p>3.312</text:p>
          </table:table-cell>
          <table:table-cell table:formula="of:=[.I92]+0.045" office:value-type="float" office:value="4.14" calcext:value-type="float">
            <text:p>4.14</text:p>
          </table:table-cell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7824" calcext:value-type="float">
            <text:p>7824</text:p>
          </table:table-cell>
          <table:table-cell table:formula="of:=[.D94]/1000" office:value-type="float" office:value="7.824" calcext:value-type="float">
            <text:p>7.824</text:p>
          </table:table-cell>
          <table:table-cell office:value-type="float" office:value="9163" calcext:value-type="float">
            <text:p>9163</text:p>
          </table:table-cell>
          <table:table-cell table:formula="of:=[.F94]/1000" office:value-type="float" office:value="9.163" calcext:value-type="float">
            <text:p>9.163</text:p>
          </table:table-cell>
          <table:table-cell table:formula="of:=[.H93]+36/1000" office:value-type="float" office:value="3.348" calcext:value-type="float">
            <text:p>3.348</text:p>
          </table:table-cell>
          <table:table-cell table:formula="of:=[.I93]+0.045" office:value-type="float" office:value="4.185" calcext:value-type="float">
            <text:p>4.185</text:p>
          </table:table-cell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7811" calcext:value-type="float">
            <text:p>7811</text:p>
          </table:table-cell>
          <table:table-cell table:formula="of:=[.D95]/1000" office:value-type="float" office:value="7.811" calcext:value-type="float">
            <text:p>7.811</text:p>
          </table:table-cell>
          <table:table-cell office:value-type="float" office:value="9163" calcext:value-type="float">
            <text:p>9163</text:p>
          </table:table-cell>
          <table:table-cell table:formula="of:=[.F95]/1000" office:value-type="float" office:value="9.163" calcext:value-type="float">
            <text:p>9.163</text:p>
          </table:table-cell>
          <table:table-cell table:formula="of:=[.H94]+36/1000" office:value-type="float" office:value="3.384" calcext:value-type="float">
            <text:p>3.384</text:p>
          </table:table-cell>
          <table:table-cell table:formula="of:=[.I94]+0.045" office:value-type="float" office:value="4.23" calcext:value-type="float">
            <text:p>4.23</text:p>
          </table:table-cell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947" calcext:value-type="float">
            <text:p>7947</text:p>
          </table:table-cell>
          <table:table-cell table:formula="of:=[.D96]/1000" office:value-type="float" office:value="7.947" calcext:value-type="float">
            <text:p>7.947</text:p>
          </table:table-cell>
          <table:table-cell office:value-type="float" office:value="9278" calcext:value-type="float">
            <text:p>9278</text:p>
          </table:table-cell>
          <table:table-cell table:formula="of:=[.F96]/1000" office:value-type="float" office:value="9.278" calcext:value-type="float">
            <text:p>9.278</text:p>
          </table:table-cell>
          <table:table-cell table:formula="of:=[.H95]+36/1000" office:value-type="float" office:value="3.42" calcext:value-type="float">
            <text:p>3.42</text:p>
          </table:table-cell>
          <table:table-cell table:formula="of:=[.I95]+0.045" office:value-type="float" office:value="4.275" calcext:value-type="float">
            <text:p>4.275</text:p>
          </table:table-cell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7825" calcext:value-type="float">
            <text:p>7825</text:p>
          </table:table-cell>
          <table:table-cell table:formula="of:=[.D97]/1000" office:value-type="float" office:value="7.825" calcext:value-type="float">
            <text:p>7.825</text:p>
          </table:table-cell>
          <table:table-cell office:value-type="float" office:value="9225" calcext:value-type="float">
            <text:p>9225</text:p>
          </table:table-cell>
          <table:table-cell table:formula="of:=[.F97]/1000" office:value-type="float" office:value="9.225" calcext:value-type="float">
            <text:p>9.225</text:p>
          </table:table-cell>
          <table:table-cell table:formula="of:=[.H96]+36/1000" office:value-type="float" office:value="3.456" calcext:value-type="float">
            <text:p>3.456</text:p>
          </table:table-cell>
          <table:table-cell table:formula="of:=[.I96]+0.045" office:value-type="float" office:value="4.32" calcext:value-type="float">
            <text:p>4.32</text:p>
          </table:table-cell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7831" calcext:value-type="float">
            <text:p>7831</text:p>
          </table:table-cell>
          <table:table-cell table:formula="of:=[.D98]/1000" office:value-type="float" office:value="7.831" calcext:value-type="float">
            <text:p>7.831</text:p>
          </table:table-cell>
          <table:table-cell office:value-type="float" office:value="9225" calcext:value-type="float">
            <text:p>9225</text:p>
          </table:table-cell>
          <table:table-cell table:formula="of:=[.F98]/1000" office:value-type="float" office:value="9.225" calcext:value-type="float">
            <text:p>9.225</text:p>
          </table:table-cell>
          <table:table-cell table:formula="of:=[.H97]+36/1000" office:value-type="float" office:value="3.492" calcext:value-type="float">
            <text:p>3.492</text:p>
          </table:table-cell>
          <table:table-cell table:formula="of:=[.I97]+0.045" office:value-type="float" office:value="4.365" calcext:value-type="float">
            <text:p>4.365</text:p>
          </table:table-cell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7840" calcext:value-type="float">
            <text:p>7840</text:p>
          </table:table-cell>
          <table:table-cell table:formula="of:=[.D99]/1000" office:value-type="float" office:value="7.84" calcext:value-type="float">
            <text:p>7.84</text:p>
          </table:table-cell>
          <table:table-cell office:value-type="float" office:value="9156" calcext:value-type="float">
            <text:p>9156</text:p>
          </table:table-cell>
          <table:table-cell table:formula="of:=[.F99]/1000" office:value-type="float" office:value="9.156" calcext:value-type="float">
            <text:p>9.156</text:p>
          </table:table-cell>
          <table:table-cell table:formula="of:=[.H98]+36/1000" office:value-type="float" office:value="3.528" calcext:value-type="float">
            <text:p>3.528</text:p>
          </table:table-cell>
          <table:table-cell table:formula="of:=[.I98]+0.045" office:value-type="float" office:value="4.41" calcext:value-type="float">
            <text:p>4.41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839" calcext:value-type="float">
            <text:p>7839</text:p>
          </table:table-cell>
          <table:table-cell table:formula="of:=[.D100]/1000" office:value-type="float" office:value="7.839" calcext:value-type="float">
            <text:p>7.839</text:p>
          </table:table-cell>
          <table:table-cell office:value-type="float" office:value="9540" calcext:value-type="float">
            <text:p>9540</text:p>
          </table:table-cell>
          <table:table-cell table:formula="of:=[.F100]/1000" office:value-type="float" office:value="9.54" calcext:value-type="float">
            <text:p>9.54</text:p>
          </table:table-cell>
          <table:table-cell table:formula="of:=[.H99]+36/1000" office:value-type="float" office:value="3.564" calcext:value-type="float">
            <text:p>3.564</text:p>
          </table:table-cell>
          <table:table-cell table:formula="of:=[.I99]+0.045" office:value-type="float" office:value="4.455" calcext:value-type="float">
            <text:p>4.455</text:p>
          </table:table-cell>
        </table:table-row>
        <table:table-row table:style-name="ro1"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7848" calcext:value-type="float">
            <text:p>7848</text:p>
          </table:table-cell>
          <table:table-cell table:formula="of:=[.D101]/1000" office:value-type="float" office:value="7.848" calcext:value-type="float">
            <text:p>7.848</text:p>
          </table:table-cell>
          <table:table-cell office:value-type="float" office:value="9245" calcext:value-type="float">
            <text:p>9245</text:p>
          </table:table-cell>
          <table:table-cell table:formula="of:=[.F101]/1000" office:value-type="float" office:value="9.245" calcext:value-type="float">
            <text:p>9.245</text:p>
          </table:table-cell>
          <table:table-cell table:formula="of:=[.H100]+36/1000" office:value-type="float" office:value="3.6" calcext:value-type="float">
            <text:p>3.6</text:p>
          </table:table-cell>
          <table:table-cell table:formula="of:=[.I100]+0.045" office:value-type="float" office:value="4.5" calcext:value-type="float">
            <text:p>4.5</text:p>
          </table:table-cell>
        </table:table-row>
        <table:table-row table:style-name="ro1"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7893" calcext:value-type="float">
            <text:p>7893</text:p>
          </table:table-cell>
          <table:table-cell table:formula="of:=[.D102]/1000" office:value-type="float" office:value="7.893" calcext:value-type="float">
            <text:p>7.893</text:p>
          </table:table-cell>
          <table:table-cell office:value-type="float" office:value="8935" calcext:value-type="float">
            <text:p>8935</text:p>
          </table:table-cell>
          <table:table-cell table:formula="of:=[.F102]/1000" office:value-type="float" office:value="8.935" calcext:value-type="float">
            <text:p>8.935</text:p>
          </table:table-cell>
          <table:table-cell table:formula="of:=[.H101]+36/1000" office:value-type="float" office:value="3.636" calcext:value-type="float">
            <text:p>3.636</text:p>
          </table:table-cell>
          <table:table-cell table:formula="of:=[.I101]+0.045" office:value-type="float" office:value="4.545" calcext:value-type="float">
            <text:p>4.545</text:p>
          </table:table-cell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7842" calcext:value-type="float">
            <text:p>7842</text:p>
          </table:table-cell>
          <table:table-cell table:formula="of:=[.D103]/1000" office:value-type="float" office:value="7.842" calcext:value-type="float">
            <text:p>7.842</text:p>
          </table:table-cell>
          <table:table-cell office:value-type="float" office:value="8853" calcext:value-type="float">
            <text:p>8853</text:p>
          </table:table-cell>
          <table:table-cell table:formula="of:=[.F103]/1000" office:value-type="float" office:value="8.853" calcext:value-type="float">
            <text:p>8.853</text:p>
          </table:table-cell>
          <table:table-cell table:formula="of:=[.H102]+36/1000" office:value-type="float" office:value="3.672" calcext:value-type="float">
            <text:p>3.672</text:p>
          </table:table-cell>
          <table:table-cell table:formula="of:=[.I102]+0.045" office:value-type="float" office:value="4.59" calcext:value-type="float">
            <text:p>4.59</text:p>
          </table:table-cell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7849" calcext:value-type="float">
            <text:p>7849</text:p>
          </table:table-cell>
          <table:table-cell table:formula="of:=[.D104]/1000" office:value-type="float" office:value="7.849" calcext:value-type="float">
            <text:p>7.849</text:p>
          </table:table-cell>
          <table:table-cell office:value-type="float" office:value="8916" calcext:value-type="float">
            <text:p>8916</text:p>
          </table:table-cell>
          <table:table-cell table:formula="of:=[.F104]/1000" office:value-type="float" office:value="8.916" calcext:value-type="float">
            <text:p>8.916</text:p>
          </table:table-cell>
          <table:table-cell table:formula="of:=[.H103]+36/1000" office:value-type="float" office:value="3.708" calcext:value-type="float">
            <text:p>3.708</text:p>
          </table:table-cell>
          <table:table-cell table:formula="of:=[.I103]+0.045" office:value-type="float" office:value="4.635" calcext:value-type="float">
            <text:p>4.635</text:p>
          </table:table-cell>
        </table:table-row>
        <table:table-row table:style-name="ro1"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7844" calcext:value-type="float">
            <text:p>7844</text:p>
          </table:table-cell>
          <table:table-cell table:formula="of:=[.D105]/1000" office:value-type="float" office:value="7.844" calcext:value-type="float">
            <text:p>7.844</text:p>
          </table:table-cell>
          <table:table-cell office:value-type="float" office:value="8889" calcext:value-type="float">
            <text:p>8889</text:p>
          </table:table-cell>
          <table:table-cell table:formula="of:=[.F105]/1000" office:value-type="float" office:value="8.889" calcext:value-type="float">
            <text:p>8.889</text:p>
          </table:table-cell>
          <table:table-cell table:formula="of:=[.H104]+36/1000" office:value-type="float" office:value="3.744" calcext:value-type="float">
            <text:p>3.744</text:p>
          </table:table-cell>
          <table:table-cell table:formula="of:=[.I104]+0.045" office:value-type="float" office:value="4.68" calcext:value-type="float">
            <text:p>4.68</text:p>
          </table:table-cell>
        </table:table-row>
        <table:table-row table:style-name="ro1"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7735" calcext:value-type="float">
            <text:p>7735</text:p>
          </table:table-cell>
          <table:table-cell table:formula="of:=[.D106]/1000" office:value-type="float" office:value="7.735" calcext:value-type="float">
            <text:p>7.735</text:p>
          </table:table-cell>
          <table:table-cell office:value-type="float" office:value="8921" calcext:value-type="float">
            <text:p>8921</text:p>
          </table:table-cell>
          <table:table-cell table:formula="of:=[.F106]/1000" office:value-type="float" office:value="8.921" calcext:value-type="float">
            <text:p>8.921</text:p>
          </table:table-cell>
          <table:table-cell table:formula="of:=[.H105]+36/1000" office:value-type="float" office:value="3.78" calcext:value-type="float">
            <text:p>3.78</text:p>
          </table:table-cell>
          <table:table-cell table:formula="of:=[.I105]+0.045" office:value-type="float" office:value="4.725" calcext:value-type="float">
            <text:p>4.725</text:p>
          </table:table-cell>
        </table:table-row>
        <table:table-row table:style-name="ro1"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7779" calcext:value-type="float">
            <text:p>7779</text:p>
          </table:table-cell>
          <table:table-cell table:formula="of:=[.D107]/1000" office:value-type="float" office:value="7.779" calcext:value-type="float">
            <text:p>7.779</text:p>
          </table:table-cell>
          <table:table-cell office:value-type="float" office:value="9111" calcext:value-type="float">
            <text:p>9111</text:p>
          </table:table-cell>
          <table:table-cell table:formula="of:=[.F107]/1000" office:value-type="float" office:value="9.111" calcext:value-type="float">
            <text:p>9.111</text:p>
          </table:table-cell>
          <table:table-cell table:formula="of:=[.H106]+36/1000" office:value-type="float" office:value="3.816" calcext:value-type="float">
            <text:p>3.816</text:p>
          </table:table-cell>
          <table:table-cell table:formula="of:=[.I106]+0.045" office:value-type="float" office:value="4.77" calcext:value-type="float">
            <text:p>4.77</text:p>
          </table:table-cell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7922" calcext:value-type="float">
            <text:p>7922</text:p>
          </table:table-cell>
          <table:table-cell table:formula="of:=[.D108]/1000" office:value-type="float" office:value="7.922" calcext:value-type="float">
            <text:p>7.922</text:p>
          </table:table-cell>
          <table:table-cell office:value-type="float" office:value="8961" calcext:value-type="float">
            <text:p>8961</text:p>
          </table:table-cell>
          <table:table-cell table:formula="of:=[.F108]/1000" office:value-type="float" office:value="8.961" calcext:value-type="float">
            <text:p>8.961</text:p>
          </table:table-cell>
          <table:table-cell table:formula="of:=[.H107]+36/1000" office:value-type="float" office:value="3.852" calcext:value-type="float">
            <text:p>3.852</text:p>
          </table:table-cell>
          <table:table-cell table:formula="of:=[.I107]+0.045" office:value-type="float" office:value="4.815" calcext:value-type="float">
            <text:p>4.815</text:p>
          </table:table-cell>
        </table:table-row>
        <table:table-row table:style-name="ro1"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7996" calcext:value-type="float">
            <text:p>7996</text:p>
          </table:table-cell>
          <table:table-cell table:formula="of:=[.D109]/1000" office:value-type="float" office:value="7.996" calcext:value-type="float">
            <text:p>7.996</text:p>
          </table:table-cell>
          <table:table-cell office:value-type="float" office:value="8712" calcext:value-type="float">
            <text:p>8712</text:p>
          </table:table-cell>
          <table:table-cell table:formula="of:=[.F109]/1000" office:value-type="float" office:value="8.712" calcext:value-type="float">
            <text:p>8.712</text:p>
          </table:table-cell>
          <table:table-cell table:formula="of:=[.H108]+36/1000" office:value-type="float" office:value="3.888" calcext:value-type="float">
            <text:p>3.888</text:p>
          </table:table-cell>
          <table:table-cell table:formula="of:=[.I108]+0.045" office:value-type="float" office:value="4.86" calcext:value-type="float">
            <text:p>4.86</text:p>
          </table:table-cell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7766" calcext:value-type="float">
            <text:p>7766</text:p>
          </table:table-cell>
          <table:table-cell table:formula="of:=[.D110]/1000" office:value-type="float" office:value="7.766" calcext:value-type="float">
            <text:p>7.766</text:p>
          </table:table-cell>
          <table:table-cell office:value-type="float" office:value="9249" calcext:value-type="float">
            <text:p>9249</text:p>
          </table:table-cell>
          <table:table-cell table:formula="of:=[.F110]/1000" office:value-type="float" office:value="9.249" calcext:value-type="float">
            <text:p>9.249</text:p>
          </table:table-cell>
          <table:table-cell table:formula="of:=[.H109]+36/1000" office:value-type="float" office:value="3.924" calcext:value-type="float">
            <text:p>3.924</text:p>
          </table:table-cell>
          <table:table-cell table:formula="of:=[.I109]+0.045" office:value-type="float" office:value="4.905" calcext:value-type="float">
            <text:p>4.905</text:p>
          </table:table-cell>
        </table:table-row>
        <table:table-row table:style-name="ro1"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7777" calcext:value-type="float">
            <text:p>7777</text:p>
          </table:table-cell>
          <table:table-cell table:formula="of:=[.D111]/1000" office:value-type="float" office:value="7.777" calcext:value-type="float">
            <text:p>7.777</text:p>
          </table:table-cell>
          <table:table-cell office:value-type="float" office:value="9338" calcext:value-type="float">
            <text:p>9338</text:p>
          </table:table-cell>
          <table:table-cell table:formula="of:=[.F111]/1000" office:value-type="float" office:value="9.338" calcext:value-type="float">
            <text:p>9.338</text:p>
          </table:table-cell>
          <table:table-cell table:formula="of:=[.H110]+36/1000" office:value-type="float" office:value="3.96" calcext:value-type="float">
            <text:p>3.96</text:p>
          </table:table-cell>
          <table:table-cell table:formula="of:=[.I110]+0.045" office:value-type="float" office:value="4.95" calcext:value-type="float">
            <text:p>4.95</text:p>
          </table:table-cell>
        </table:table-row>
        <table:table-row table:style-name="ro1"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7791" calcext:value-type="float">
            <text:p>7791</text:p>
          </table:table-cell>
          <table:table-cell table:formula="of:=[.D112]/1000" office:value-type="float" office:value="7.791" calcext:value-type="float">
            <text:p>7.791</text:p>
          </table:table-cell>
          <table:table-cell office:value-type="float" office:value="9092" calcext:value-type="float">
            <text:p>9092</text:p>
          </table:table-cell>
          <table:table-cell table:formula="of:=[.F112]/1000" office:value-type="float" office:value="9.092" calcext:value-type="float">
            <text:p>9.092</text:p>
          </table:table-cell>
          <table:table-cell table:formula="of:=[.H111]+36/1000" office:value-type="float" office:value="3.996" calcext:value-type="float">
            <text:p>3.996</text:p>
          </table:table-cell>
          <table:table-cell table:formula="of:=[.I111]+0.045" office:value-type="float" office:value="4.995" calcext:value-type="float">
            <text:p>4.995</text:p>
          </table:table-cell>
        </table:table-row>
        <table:table-row table:style-name="ro1"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7902" calcext:value-type="float">
            <text:p>7902</text:p>
          </table:table-cell>
          <table:table-cell table:formula="of:=[.D113]/1000" office:value-type="float" office:value="7.902" calcext:value-type="float">
            <text:p>7.902</text:p>
          </table:table-cell>
          <table:table-cell office:value-type="float" office:value="9261" calcext:value-type="float">
            <text:p>9261</text:p>
          </table:table-cell>
          <table:table-cell table:formula="of:=[.F113]/1000" office:value-type="float" office:value="9.261" calcext:value-type="float">
            <text:p>9.261</text:p>
          </table:table-cell>
          <table:table-cell table:formula="of:=[.H112]+36/1000" office:value-type="float" office:value="4.032" calcext:value-type="float">
            <text:p>4.032</text:p>
          </table:table-cell>
          <table:table-cell table:formula="of:=[.I112]+0.045" office:value-type="float" office:value="5.04" calcext:value-type="float">
            <text:p>5.04</text:p>
          </table:table-cell>
        </table:table-row>
        <table:table-row table:style-name="ro1"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967" calcext:value-type="float">
            <text:p>7967</text:p>
          </table:table-cell>
          <table:table-cell table:formula="of:=[.D114]/1000" office:value-type="float" office:value="7.967" calcext:value-type="float">
            <text:p>7.967</text:p>
          </table:table-cell>
          <table:table-cell office:value-type="float" office:value="9215" calcext:value-type="float">
            <text:p>9215</text:p>
          </table:table-cell>
          <table:table-cell table:formula="of:=[.F114]/1000" office:value-type="float" office:value="9.215" calcext:value-type="float">
            <text:p>9.215</text:p>
          </table:table-cell>
          <table:table-cell table:formula="of:=[.H113]+36/1000" office:value-type="float" office:value="4.068" calcext:value-type="float">
            <text:p>4.068</text:p>
          </table:table-cell>
          <table:table-cell table:formula="of:=[.I113]+0.045" office:value-type="float" office:value="5.08499999999999" calcext:value-type="float">
            <text:p>5.085</text:p>
          </table:table-cell>
        </table:table-row>
        <table:table-row table:style-name="ro1"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8020" calcext:value-type="float">
            <text:p>8020</text:p>
          </table:table-cell>
          <table:table-cell table:formula="of:=[.D115]/1000" office:value-type="float" office:value="8.02" calcext:value-type="float">
            <text:p>8.02</text:p>
          </table:table-cell>
          <table:table-cell office:value-type="float" office:value="9321" calcext:value-type="float">
            <text:p>9321</text:p>
          </table:table-cell>
          <table:table-cell table:formula="of:=[.F115]/1000" office:value-type="float" office:value="9.321" calcext:value-type="float">
            <text:p>9.321</text:p>
          </table:table-cell>
          <table:table-cell table:formula="of:=[.H114]+36/1000" office:value-type="float" office:value="4.104" calcext:value-type="float">
            <text:p>4.104</text:p>
          </table:table-cell>
          <table:table-cell table:formula="of:=[.I114]+0.045" office:value-type="float" office:value="5.12999999999999" calcext:value-type="float">
            <text:p>5.13</text:p>
          </table:table-cell>
        </table:table-row>
        <table:table-row table:style-name="ro1"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7985" calcext:value-type="float">
            <text:p>7985</text:p>
          </table:table-cell>
          <table:table-cell table:formula="of:=[.D116]/1000" office:value-type="float" office:value="7.985" calcext:value-type="float">
            <text:p>7.985</text:p>
          </table:table-cell>
          <table:table-cell office:value-type="float" office:value="9124" calcext:value-type="float">
            <text:p>9124</text:p>
          </table:table-cell>
          <table:table-cell table:formula="of:=[.F116]/1000" office:value-type="float" office:value="9.124" calcext:value-type="float">
            <text:p>9.124</text:p>
          </table:table-cell>
          <table:table-cell table:formula="of:=[.H115]+36/1000" office:value-type="float" office:value="4.14" calcext:value-type="float">
            <text:p>4.14</text:p>
          </table:table-cell>
          <table:table-cell table:formula="of:=[.I115]+0.045" office:value-type="float" office:value="5.17499999999999" calcext:value-type="float">
            <text:p>5.175</text:p>
          </table:table-cell>
        </table:table-row>
        <table:table-row table:style-name="ro1"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7911" calcext:value-type="float">
            <text:p>7911</text:p>
          </table:table-cell>
          <table:table-cell table:formula="of:=[.D117]/1000" office:value-type="float" office:value="7.911" calcext:value-type="float">
            <text:p>7.911</text:p>
          </table:table-cell>
          <table:table-cell office:value-type="float" office:value="9465" calcext:value-type="float">
            <text:p>9465</text:p>
          </table:table-cell>
          <table:table-cell table:formula="of:=[.F117]/1000" office:value-type="float" office:value="9.465" calcext:value-type="float">
            <text:p>9.465</text:p>
          </table:table-cell>
          <table:table-cell table:formula="of:=[.H116]+36/1000" office:value-type="float" office:value="4.176" calcext:value-type="float">
            <text:p>4.176</text:p>
          </table:table-cell>
          <table:table-cell table:formula="of:=[.I116]+0.045" office:value-type="float" office:value="5.21999999999999" calcext:value-type="float">
            <text:p>5.22</text:p>
          </table:table-cell>
        </table:table-row>
        <table:table-row table:style-name="ro1"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8220" calcext:value-type="float">
            <text:p>8220</text:p>
          </table:table-cell>
          <table:table-cell table:formula="of:=[.D118]/1000" office:value-type="float" office:value="8.22" calcext:value-type="float">
            <text:p>8.22</text:p>
          </table:table-cell>
          <table:table-cell office:value-type="float" office:value="9469" calcext:value-type="float">
            <text:p>9469</text:p>
          </table:table-cell>
          <table:table-cell table:formula="of:=[.F118]/1000" office:value-type="float" office:value="9.469" calcext:value-type="float">
            <text:p>9.469</text:p>
          </table:table-cell>
          <table:table-cell table:formula="of:=[.H117]+36/1000" office:value-type="float" office:value="4.212" calcext:value-type="float">
            <text:p>4.212</text:p>
          </table:table-cell>
          <table:table-cell table:formula="of:=[.I117]+0.045" office:value-type="float" office:value="5.26499999999999" calcext:value-type="float">
            <text:p>5.265</text:p>
          </table:table-cell>
        </table:table-row>
        <table:table-row table:style-name="ro1"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8434" calcext:value-type="float">
            <text:p>8434</text:p>
          </table:table-cell>
          <table:table-cell table:formula="of:=[.D119]/1000" office:value-type="float" office:value="8.434" calcext:value-type="float">
            <text:p>8.434</text:p>
          </table:table-cell>
          <table:table-cell office:value-type="float" office:value="9214" calcext:value-type="float">
            <text:p>9214</text:p>
          </table:table-cell>
          <table:table-cell table:formula="of:=[.F119]/1000" office:value-type="float" office:value="9.214" calcext:value-type="float">
            <text:p>9.214</text:p>
          </table:table-cell>
          <table:table-cell table:formula="of:=[.H118]+36/1000" office:value-type="float" office:value="4.248" calcext:value-type="float">
            <text:p>4.248</text:p>
          </table:table-cell>
          <table:table-cell table:formula="of:=[.I118]+0.045" office:value-type="float" office:value="5.30999999999999" calcext:value-type="float">
            <text:p>5.31</text:p>
          </table:table-cell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8219" calcext:value-type="float">
            <text:p>8219</text:p>
          </table:table-cell>
          <table:table-cell table:formula="of:=[.D120]/1000" office:value-type="float" office:value="8.219" calcext:value-type="float">
            <text:p>8.219</text:p>
          </table:table-cell>
          <table:table-cell office:value-type="float" office:value="9239" calcext:value-type="float">
            <text:p>9239</text:p>
          </table:table-cell>
          <table:table-cell table:formula="of:=[.F120]/1000" office:value-type="float" office:value="9.239" calcext:value-type="float">
            <text:p>9.239</text:p>
          </table:table-cell>
          <table:table-cell table:formula="of:=[.H119]+36/1000" office:value-type="float" office:value="4.284" calcext:value-type="float">
            <text:p>4.284</text:p>
          </table:table-cell>
          <table:table-cell table:formula="of:=[.I119]+0.045" office:value-type="float" office:value="5.35499999999999" calcext:value-type="float">
            <text:p>5.355</text:p>
          </table:table-cell>
        </table:table-row>
        <table:table-row table:style-name="ro1"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7860" calcext:value-type="float">
            <text:p>7860</text:p>
          </table:table-cell>
          <table:table-cell table:formula="of:=[.D121]/1000" office:value-type="float" office:value="7.86" calcext:value-type="float">
            <text:p>7.86</text:p>
          </table:table-cell>
          <table:table-cell office:value-type="float" office:value="9200" calcext:value-type="float">
            <text:p>9200</text:p>
          </table:table-cell>
          <table:table-cell table:formula="of:=[.F121]/1000" office:value-type="float" office:value="9.2" calcext:value-type="float">
            <text:p>9.2</text:p>
          </table:table-cell>
          <table:table-cell table:formula="of:=[.H120]+36/1000" office:value-type="float" office:value="4.32" calcext:value-type="float">
            <text:p>4.32</text:p>
          </table:table-cell>
          <table:table-cell table:formula="of:=[.I120]+0.045" office:value-type="float" office:value="5.39999999999999" calcext:value-type="float">
            <text:p>5.4</text:p>
          </table:table-cell>
        </table:table-row>
        <table:table-row table:style-name="ro1"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7953" calcext:value-type="float">
            <text:p>7953</text:p>
          </table:table-cell>
          <table:table-cell table:formula="of:=[.D122]/1000" office:value-type="float" office:value="7.953" calcext:value-type="float">
            <text:p>7.953</text:p>
          </table:table-cell>
          <table:table-cell office:value-type="float" office:value="9197" calcext:value-type="float">
            <text:p>9197</text:p>
          </table:table-cell>
          <table:table-cell table:formula="of:=[.F122]/1000" office:value-type="float" office:value="9.197" calcext:value-type="float">
            <text:p>9.197</text:p>
          </table:table-cell>
          <table:table-cell table:formula="of:=[.H121]+36/1000" office:value-type="float" office:value="4.356" calcext:value-type="float">
            <text:p>4.356</text:p>
          </table:table-cell>
          <table:table-cell table:formula="of:=[.I121]+0.045" office:value-type="float" office:value="5.44499999999999" calcext:value-type="float">
            <text:p>5.445</text:p>
          </table:table-cell>
        </table:table-row>
        <table:table-row table:style-name="ro1"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7831" calcext:value-type="float">
            <text:p>7831</text:p>
          </table:table-cell>
          <table:table-cell table:formula="of:=[.D123]/1000" office:value-type="float" office:value="7.831" calcext:value-type="float">
            <text:p>7.831</text:p>
          </table:table-cell>
          <table:table-cell office:value-type="float" office:value="9241" calcext:value-type="float">
            <text:p>9241</text:p>
          </table:table-cell>
          <table:table-cell table:formula="of:=[.F123]/1000" office:value-type="float" office:value="9.241" calcext:value-type="float">
            <text:p>9.241</text:p>
          </table:table-cell>
          <table:table-cell table:formula="of:=[.H122]+36/1000" office:value-type="float" office:value="4.392" calcext:value-type="float">
            <text:p>4.392</text:p>
          </table:table-cell>
          <table:table-cell table:formula="of:=[.I122]+0.045" office:value-type="float" office:value="5.48999999999999" calcext:value-type="float">
            <text:p>5.49</text:p>
          </table:table-cell>
        </table:table-row>
        <table:table-row table:style-name="ro1"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8062" calcext:value-type="float">
            <text:p>8062</text:p>
          </table:table-cell>
          <table:table-cell table:formula="of:=[.D124]/1000" office:value-type="float" office:value="8.062" calcext:value-type="float">
            <text:p>8.062</text:p>
          </table:table-cell>
          <table:table-cell office:value-type="float" office:value="9107" calcext:value-type="float">
            <text:p>9107</text:p>
          </table:table-cell>
          <table:table-cell table:formula="of:=[.F124]/1000" office:value-type="float" office:value="9.107" calcext:value-type="float">
            <text:p>9.107</text:p>
          </table:table-cell>
          <table:table-cell table:formula="of:=[.H123]+36/1000" office:value-type="float" office:value="4.428" calcext:value-type="float">
            <text:p>4.428</text:p>
          </table:table-cell>
          <table:table-cell table:formula="of:=[.I123]+0.045" office:value-type="float" office:value="5.53499999999999" calcext:value-type="float">
            <text:p>5.535</text:p>
          </table:table-cell>
        </table:table-row>
        <table:table-row table:style-name="ro1"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8015" calcext:value-type="float">
            <text:p>8015</text:p>
          </table:table-cell>
          <table:table-cell table:formula="of:=[.D125]/1000" office:value-type="float" office:value="8.015" calcext:value-type="float">
            <text:p>8.015</text:p>
          </table:table-cell>
          <table:table-cell office:value-type="float" office:value="9605" calcext:value-type="float">
            <text:p>9605</text:p>
          </table:table-cell>
          <table:table-cell table:formula="of:=[.F125]/1000" office:value-type="float" office:value="9.605" calcext:value-type="float">
            <text:p>9.605</text:p>
          </table:table-cell>
          <table:table-cell table:formula="of:=[.H124]+36/1000" office:value-type="float" office:value="4.464" calcext:value-type="float">
            <text:p>4.464</text:p>
          </table:table-cell>
          <table:table-cell table:formula="of:=[.I124]+0.045" office:value-type="float" office:value="5.57999999999999" calcext:value-type="float">
            <text:p>5.58</text:p>
          </table:table-cell>
        </table:table-row>
        <table:table-row table:style-name="ro1"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8039" calcext:value-type="float">
            <text:p>8039</text:p>
          </table:table-cell>
          <table:table-cell table:formula="of:=[.D126]/1000" office:value-type="float" office:value="8.039" calcext:value-type="float">
            <text:p>8.039</text:p>
          </table:table-cell>
          <table:table-cell office:value-type="float" office:value="19857" calcext:value-type="float">
            <text:p>19857</text:p>
          </table:table-cell>
          <table:table-cell table:formula="of:=[.F126]/1000" office:value-type="float" office:value="19.857" calcext:value-type="float">
            <text:p>19.857</text:p>
          </table:table-cell>
          <table:table-cell table:formula="of:=[.H125]+36/1000" office:value-type="float" office:value="4.5" calcext:value-type="float">
            <text:p>4.5</text:p>
          </table:table-cell>
          <table:table-cell table:formula="of:=[.I125]+0.045" office:value-type="float" office:value="5.62499999999999" calcext:value-type="float">
            <text:p>5.625</text:p>
          </table:table-cell>
        </table:table-row>
        <table:table-row table:style-name="ro1"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7948" calcext:value-type="float">
            <text:p>7948</text:p>
          </table:table-cell>
          <table:table-cell table:formula="of:=[.D127]/1000" office:value-type="float" office:value="7.948" calcext:value-type="float">
            <text:p>7.948</text:p>
          </table:table-cell>
          <table:table-cell office:value-type="float" office:value="21121" calcext:value-type="float">
            <text:p>21121</text:p>
          </table:table-cell>
          <table:table-cell table:formula="of:=[.F127]/1000" office:value-type="float" office:value="21.121" calcext:value-type="float">
            <text:p>21.121</text:p>
          </table:table-cell>
          <table:table-cell table:formula="of:=[.H126]+36/1000" office:value-type="float" office:value="4.536" calcext:value-type="float">
            <text:p>4.536</text:p>
          </table:table-cell>
          <table:table-cell table:formula="of:=[.I126]+0.045" office:value-type="float" office:value="5.66999999999999" calcext:value-type="float">
            <text:p>5.67</text:p>
          </table:table-cell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7896" calcext:value-type="float">
            <text:p>7896</text:p>
          </table:table-cell>
          <table:table-cell table:formula="of:=[.D128]/1000" office:value-type="float" office:value="7.896" calcext:value-type="float">
            <text:p>7.896</text:p>
          </table:table-cell>
          <table:table-cell office:value-type="float" office:value="12282" calcext:value-type="float">
            <text:p>12282</text:p>
          </table:table-cell>
          <table:table-cell table:formula="of:=[.F128]/1000" office:value-type="float" office:value="12.282" calcext:value-type="float">
            <text:p>12.282</text:p>
          </table:table-cell>
          <table:table-cell table:formula="of:=[.H127]+36/1000" office:value-type="float" office:value="4.572" calcext:value-type="float">
            <text:p>4.572</text:p>
          </table:table-cell>
          <table:table-cell table:formula="of:=[.I127]+0.045" office:value-type="float" office:value="5.71499999999999" calcext:value-type="float">
            <text:p>5.715</text:p>
          </table:table-cell>
        </table:table-row>
        <table:table-row table:style-name="ro1">
          <table:table-cell table:number-columns-repeated="2"/>
          <table:table-cell office:value-type="float" office:value="129" calcext:value-type="float">
            <text:p>129</text:p>
          </table:table-cell>
          <table:table-cell office:value-type="float" office:value="7934" calcext:value-type="float">
            <text:p>7934</text:p>
          </table:table-cell>
          <table:table-cell table:formula="of:=[.D129]/1000" office:value-type="float" office:value="7.934" calcext:value-type="float">
            <text:p>7.934</text:p>
          </table:table-cell>
          <table:table-cell office:value-type="float" office:value="27869" calcext:value-type="float">
            <text:p>27869</text:p>
          </table:table-cell>
          <table:table-cell table:formula="of:=[.F129]/1000" office:value-type="float" office:value="27.869" calcext:value-type="float">
            <text:p>27.869</text:p>
          </table:table-cell>
          <table:table-cell table:formula="of:=[.H128]+36/1000" office:value-type="float" office:value="4.608" calcext:value-type="float">
            <text:p>4.608</text:p>
          </table:table-cell>
          <table:table-cell table:formula="of:=[.I128]+0.045" office:value-type="float" office:value="5.75999999999999" calcext:value-type="float">
            <text:p>5.76</text:p>
          </table:table-cell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8019" calcext:value-type="float">
            <text:p>8019</text:p>
          </table:table-cell>
          <table:table-cell table:formula="of:=[.D130]/1000" office:value-type="float" office:value="8.019" calcext:value-type="float">
            <text:p>8.019</text:p>
          </table:table-cell>
          <table:table-cell office:value-type="float" office:value="28752" calcext:value-type="float">
            <text:p>28752</text:p>
          </table:table-cell>
          <table:table-cell table:formula="of:=[.F130]/1000" office:value-type="float" office:value="28.752" calcext:value-type="float">
            <text:p>28.752</text:p>
          </table:table-cell>
          <table:table-cell table:formula="of:=[.H129]+36/1000" office:value-type="float" office:value="4.644" calcext:value-type="float">
            <text:p>4.644</text:p>
          </table:table-cell>
          <table:table-cell table:formula="of:=[.I129]+0.045" office:value-type="float" office:value="5.80499999999999" calcext:value-type="float">
            <text:p>5.805</text:p>
          </table:table-cell>
        </table:table-row>
        <table:table-row table:style-name="ro1">
          <table:table-cell table:number-columns-repeated="2"/>
          <table:table-cell office:value-type="float" office:value="131" calcext:value-type="float">
            <text:p>131</text:p>
          </table:table-cell>
          <table:table-cell office:value-type="float" office:value="7900" calcext:value-type="float">
            <text:p>7900</text:p>
          </table:table-cell>
          <table:table-cell table:formula="of:=[.D131]/1000" office:value-type="float" office:value="7.9" calcext:value-type="float">
            <text:p>7.9</text:p>
          </table:table-cell>
          <table:table-cell office:value-type="float" office:value="11515" calcext:value-type="float">
            <text:p>11515</text:p>
          </table:table-cell>
          <table:table-cell table:formula="of:=[.F131]/1000" office:value-type="float" office:value="11.515" calcext:value-type="float">
            <text:p>11.515</text:p>
          </table:table-cell>
          <table:table-cell table:formula="of:=[.H130]+36/1000" office:value-type="float" office:value="4.68" calcext:value-type="float">
            <text:p>4.68</text:p>
          </table:table-cell>
          <table:table-cell table:formula="of:=[.I130]+0.045" office:value-type="float" office:value="5.84999999999999" calcext:value-type="float">
            <text:p>5.85</text:p>
          </table:table-cell>
        </table:table-row>
        <table:table-row table:style-name="ro1"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7898" calcext:value-type="float">
            <text:p>7898</text:p>
          </table:table-cell>
          <table:table-cell table:formula="of:=[.D132]/1000" office:value-type="float" office:value="7.898" calcext:value-type="float">
            <text:p>7.898</text:p>
          </table:table-cell>
          <table:table-cell office:value-type="float" office:value="9457" calcext:value-type="float">
            <text:p>9457</text:p>
          </table:table-cell>
          <table:table-cell table:formula="of:=[.F132]/1000" office:value-type="float" office:value="9.457" calcext:value-type="float">
            <text:p>9.457</text:p>
          </table:table-cell>
          <table:table-cell table:formula="of:=[.H131]+36/1000" office:value-type="float" office:value="4.716" calcext:value-type="float">
            <text:p>4.716</text:p>
          </table:table-cell>
          <table:table-cell table:formula="of:=[.I131]+0.045" office:value-type="float" office:value="5.89499999999999" calcext:value-type="float">
            <text:p>5.895</text:p>
          </table:table-cell>
        </table:table-row>
        <table:table-row table:style-name="ro1"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7820" calcext:value-type="float">
            <text:p>7820</text:p>
          </table:table-cell>
          <table:table-cell table:formula="of:=[.D133]/1000" office:value-type="float" office:value="7.82" calcext:value-type="float">
            <text:p>7.82</text:p>
          </table:table-cell>
          <table:table-cell office:value-type="float" office:value="9354" calcext:value-type="float">
            <text:p>9354</text:p>
          </table:table-cell>
          <table:table-cell table:formula="of:=[.F133]/1000" office:value-type="float" office:value="9.354" calcext:value-type="float">
            <text:p>9.354</text:p>
          </table:table-cell>
          <table:table-cell table:formula="of:=[.H132]+36/1000" office:value-type="float" office:value="4.75199999999999" calcext:value-type="float">
            <text:p>4.752</text:p>
          </table:table-cell>
          <table:table-cell table:formula="of:=[.I132]+0.045" office:value-type="float" office:value="5.93999999999999" calcext:value-type="float">
            <text:p>5.94</text:p>
          </table:table-cell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7852" calcext:value-type="float">
            <text:p>7852</text:p>
          </table:table-cell>
          <table:table-cell table:formula="of:=[.D134]/1000" office:value-type="float" office:value="7.852" calcext:value-type="float">
            <text:p>7.852</text:p>
          </table:table-cell>
          <table:table-cell office:value-type="float" office:value="9387" calcext:value-type="float">
            <text:p>9387</text:p>
          </table:table-cell>
          <table:table-cell table:formula="of:=[.F134]/1000" office:value-type="float" office:value="9.387" calcext:value-type="float">
            <text:p>9.387</text:p>
          </table:table-cell>
          <table:table-cell table:formula="of:=[.H133]+36/1000" office:value-type="float" office:value="4.78799999999999" calcext:value-type="float">
            <text:p>4.788</text:p>
          </table:table-cell>
          <table:table-cell table:formula="of:=[.I133]+0.045" office:value-type="float" office:value="5.98499999999999" calcext:value-type="float">
            <text:p>5.985</text:p>
          </table:table-cell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7885" calcext:value-type="float">
            <text:p>7885</text:p>
          </table:table-cell>
          <table:table-cell table:formula="of:=[.D135]/1000" office:value-type="float" office:value="7.885" calcext:value-type="float">
            <text:p>7.885</text:p>
          </table:table-cell>
          <table:table-cell office:value-type="float" office:value="9303" calcext:value-type="float">
            <text:p>9303</text:p>
          </table:table-cell>
          <table:table-cell table:formula="of:=[.F135]/1000" office:value-type="float" office:value="9.303" calcext:value-type="float">
            <text:p>9.303</text:p>
          </table:table-cell>
          <table:table-cell table:formula="of:=[.H134]+36/1000" office:value-type="float" office:value="4.82399999999999" calcext:value-type="float">
            <text:p>4.824</text:p>
          </table:table-cell>
          <table:table-cell table:formula="of:=[.I134]+0.045" office:value-type="float" office:value="6.02999999999999" calcext:value-type="float">
            <text:p>6.03</text:p>
          </table:table-cell>
        </table:table-row>
        <table:table-row table:style-name="ro1">
          <table:table-cell table:number-columns-repeated="2"/>
          <table:table-cell office:value-type="float" office:value="136" calcext:value-type="float">
            <text:p>136</text:p>
          </table:table-cell>
          <table:table-cell office:value-type="float" office:value="7963" calcext:value-type="float">
            <text:p>7963</text:p>
          </table:table-cell>
          <table:table-cell table:formula="of:=[.D136]/1000" office:value-type="float" office:value="7.963" calcext:value-type="float">
            <text:p>7.963</text:p>
          </table:table-cell>
          <table:table-cell office:value-type="float" office:value="9510" calcext:value-type="float">
            <text:p>9510</text:p>
          </table:table-cell>
          <table:table-cell table:formula="of:=[.F136]/1000" office:value-type="float" office:value="9.51" calcext:value-type="float">
            <text:p>9.51</text:p>
          </table:table-cell>
          <table:table-cell table:formula="of:=[.H135]+36/1000" office:value-type="float" office:value="4.85999999999999" calcext:value-type="float">
            <text:p>4.86</text:p>
          </table:table-cell>
          <table:table-cell table:formula="of:=[.I135]+0.045" office:value-type="float" office:value="6.07499999999999" calcext:value-type="float">
            <text:p>6.075</text:p>
          </table:table-cell>
        </table:table-row>
        <table:table-row table:style-name="ro1"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7829" calcext:value-type="float">
            <text:p>7829</text:p>
          </table:table-cell>
          <table:table-cell table:formula="of:=[.D137]/1000" office:value-type="float" office:value="7.829" calcext:value-type="float">
            <text:p>7.829</text:p>
          </table:table-cell>
          <table:table-cell office:value-type="float" office:value="9250" calcext:value-type="float">
            <text:p>9250</text:p>
          </table:table-cell>
          <table:table-cell table:formula="of:=[.F137]/1000" office:value-type="float" office:value="9.25" calcext:value-type="float">
            <text:p>9.25</text:p>
          </table:table-cell>
          <table:table-cell table:formula="of:=[.H136]+36/1000" office:value-type="float" office:value="4.89599999999999" calcext:value-type="float">
            <text:p>4.896</text:p>
          </table:table-cell>
          <table:table-cell table:formula="of:=[.I136]+0.045" office:value-type="float" office:value="6.11999999999999" calcext:value-type="float">
            <text:p>6.12</text:p>
          </table:table-cell>
        </table:table-row>
        <table:table-row table:style-name="ro1"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7938" calcext:value-type="float">
            <text:p>7938</text:p>
          </table:table-cell>
          <table:table-cell table:formula="of:=[.D138]/1000" office:value-type="float" office:value="7.938" calcext:value-type="float">
            <text:p>7.938</text:p>
          </table:table-cell>
          <table:table-cell office:value-type="float" office:value="9273" calcext:value-type="float">
            <text:p>9273</text:p>
          </table:table-cell>
          <table:table-cell table:formula="of:=[.F138]/1000" office:value-type="float" office:value="9.273" calcext:value-type="float">
            <text:p>9.273</text:p>
          </table:table-cell>
          <table:table-cell table:formula="of:=[.H137]+36/1000" office:value-type="float" office:value="4.93199999999999" calcext:value-type="float">
            <text:p>4.932</text:p>
          </table:table-cell>
          <table:table-cell table:formula="of:=[.I137]+0.045" office:value-type="float" office:value="6.16499999999999" calcext:value-type="float">
            <text:p>6.165</text:p>
          </table:table-cell>
        </table:table-row>
        <table:table-row table:style-name="ro1"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8071" calcext:value-type="float">
            <text:p>8071</text:p>
          </table:table-cell>
          <table:table-cell table:formula="of:=[.D139]/1000" office:value-type="float" office:value="8.071" calcext:value-type="float">
            <text:p>8.071</text:p>
          </table:table-cell>
          <table:table-cell office:value-type="float" office:value="9494" calcext:value-type="float">
            <text:p>9494</text:p>
          </table:table-cell>
          <table:table-cell table:formula="of:=[.F139]/1000" office:value-type="float" office:value="9.494" calcext:value-type="float">
            <text:p>9.494</text:p>
          </table:table-cell>
          <table:table-cell table:formula="of:=[.H138]+36/1000" office:value-type="float" office:value="4.96799999999999" calcext:value-type="float">
            <text:p>4.968</text:p>
          </table:table-cell>
          <table:table-cell table:formula="of:=[.I138]+0.045" office:value-type="float" office:value="6.20999999999999" calcext:value-type="float">
            <text:p>6.21</text:p>
          </table:table-cell>
        </table:table-row>
        <table:table-row table:style-name="ro1"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8164" calcext:value-type="float">
            <text:p>8164</text:p>
          </table:table-cell>
          <table:table-cell table:formula="of:=[.D140]/1000" office:value-type="float" office:value="8.164" calcext:value-type="float">
            <text:p>8.164</text:p>
          </table:table-cell>
          <table:table-cell office:value-type="float" office:value="9557" calcext:value-type="float">
            <text:p>9557</text:p>
          </table:table-cell>
          <table:table-cell table:formula="of:=[.F140]/1000" office:value-type="float" office:value="9.557" calcext:value-type="float">
            <text:p>9.557</text:p>
          </table:table-cell>
          <table:table-cell table:formula="of:=[.H139]+36/1000" office:value-type="float" office:value="5.00399999999999" calcext:value-type="float">
            <text:p>5.004</text:p>
          </table:table-cell>
          <table:table-cell table:formula="of:=[.I139]+0.045" office:value-type="float" office:value="6.25499999999999" calcext:value-type="float">
            <text:p>6.255</text:p>
          </table:table-cell>
        </table:table-row>
        <table:table-row table:style-name="ro1"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8008" calcext:value-type="float">
            <text:p>8008</text:p>
          </table:table-cell>
          <table:table-cell table:formula="of:=[.D141]/1000" office:value-type="float" office:value="8.008" calcext:value-type="float">
            <text:p>8.008</text:p>
          </table:table-cell>
          <table:table-cell office:value-type="float" office:value="9575" calcext:value-type="float">
            <text:p>9575</text:p>
          </table:table-cell>
          <table:table-cell table:formula="of:=[.F141]/1000" office:value-type="float" office:value="9.575" calcext:value-type="float">
            <text:p>9.575</text:p>
          </table:table-cell>
          <table:table-cell table:formula="of:=[.H140]+36/1000" office:value-type="float" office:value="5.03999999999999" calcext:value-type="float">
            <text:p>5.04</text:p>
          </table:table-cell>
          <table:table-cell table:formula="of:=[.I140]+0.045" office:value-type="float" office:value="6.29999999999999" calcext:value-type="float">
            <text:p>6.3</text:p>
          </table:table-cell>
        </table:table-row>
        <table:table-row table:style-name="ro1"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8210" calcext:value-type="float">
            <text:p>8210</text:p>
          </table:table-cell>
          <table:table-cell table:formula="of:=[.D142]/1000" office:value-type="float" office:value="8.21" calcext:value-type="float">
            <text:p>8.21</text:p>
          </table:table-cell>
          <table:table-cell office:value-type="float" office:value="9276" calcext:value-type="float">
            <text:p>9276</text:p>
          </table:table-cell>
          <table:table-cell table:formula="of:=[.F142]/1000" office:value-type="float" office:value="9.276" calcext:value-type="float">
            <text:p>9.276</text:p>
          </table:table-cell>
          <table:table-cell table:formula="of:=[.H141]+36/1000" office:value-type="float" office:value="5.07599999999999" calcext:value-type="float">
            <text:p>5.076</text:p>
          </table:table-cell>
          <table:table-cell table:formula="of:=[.I141]+0.045" office:value-type="float" office:value="6.34499999999999" calcext:value-type="float">
            <text:p>6.345</text:p>
          </table:table-cell>
        </table:table-row>
        <table:table-row table:style-name="ro1"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7902" calcext:value-type="float">
            <text:p>7902</text:p>
          </table:table-cell>
          <table:table-cell table:formula="of:=[.D143]/1000" office:value-type="float" office:value="7.902" calcext:value-type="float">
            <text:p>7.902</text:p>
          </table:table-cell>
          <table:table-cell office:value-type="float" office:value="9246" calcext:value-type="float">
            <text:p>9246</text:p>
          </table:table-cell>
          <table:table-cell table:formula="of:=[.F143]/1000" office:value-type="float" office:value="9.246" calcext:value-type="float">
            <text:p>9.246</text:p>
          </table:table-cell>
          <table:table-cell table:formula="of:=[.H142]+36/1000" office:value-type="float" office:value="5.11199999999999" calcext:value-type="float">
            <text:p>5.112</text:p>
          </table:table-cell>
          <table:table-cell table:formula="of:=[.I142]+0.045" office:value-type="float" office:value="6.38999999999999" calcext:value-type="float">
            <text:p>6.39</text:p>
          </table:table-cell>
        </table:table-row>
        <table:table-row table:style-name="ro1"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8559" calcext:value-type="float">
            <text:p>8559</text:p>
          </table:table-cell>
          <table:table-cell table:formula="of:=[.D144]/1000" office:value-type="float" office:value="8.559" calcext:value-type="float">
            <text:p>8.559</text:p>
          </table:table-cell>
          <table:table-cell office:value-type="float" office:value="9265" calcext:value-type="float">
            <text:p>9265</text:p>
          </table:table-cell>
          <table:table-cell table:formula="of:=[.F144]/1000" office:value-type="float" office:value="9.265" calcext:value-type="float">
            <text:p>9.265</text:p>
          </table:table-cell>
          <table:table-cell table:formula="of:=[.H143]+36/1000" office:value-type="float" office:value="5.14799999999999" calcext:value-type="float">
            <text:p>5.148</text:p>
          </table:table-cell>
          <table:table-cell table:formula="of:=[.I143]+0.045" office:value-type="float" office:value="6.43499999999999" calcext:value-type="float">
            <text:p>6.435</text:p>
          </table:table-cell>
        </table:table-row>
        <table:table-row table:style-name="ro1"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7897" calcext:value-type="float">
            <text:p>7897</text:p>
          </table:table-cell>
          <table:table-cell table:formula="of:=[.D145]/1000" office:value-type="float" office:value="7.897" calcext:value-type="float">
            <text:p>7.897</text:p>
          </table:table-cell>
          <table:table-cell office:value-type="float" office:value="9774" calcext:value-type="float">
            <text:p>9774</text:p>
          </table:table-cell>
          <table:table-cell table:formula="of:=[.F145]/1000" office:value-type="float" office:value="9.774" calcext:value-type="float">
            <text:p>9.774</text:p>
          </table:table-cell>
          <table:table-cell table:formula="of:=[.H144]+36/1000" office:value-type="float" office:value="5.18399999999999" calcext:value-type="float">
            <text:p>5.184</text:p>
          </table:table-cell>
          <table:table-cell table:formula="of:=[.I144]+0.045" office:value-type="float" office:value="6.47999999999999" calcext:value-type="float">
            <text:p>6.48</text:p>
          </table:table-cell>
        </table:table-row>
        <table:table-row table:style-name="ro1"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6701" calcext:value-type="float">
            <text:p>16701</text:p>
          </table:table-cell>
          <table:table-cell table:formula="of:=[.D146]/1000" office:value-type="float" office:value="16.701" calcext:value-type="float">
            <text:p>16.701</text:p>
          </table:table-cell>
          <table:table-cell office:value-type="float" office:value="9363" calcext:value-type="float">
            <text:p>9363</text:p>
          </table:table-cell>
          <table:table-cell table:formula="of:=[.F146]/1000" office:value-type="float" office:value="9.363" calcext:value-type="float">
            <text:p>9.363</text:p>
          </table:table-cell>
          <table:table-cell table:formula="of:=[.H145]+36/1000" office:value-type="float" office:value="5.21999999999999" calcext:value-type="float">
            <text:p>5.22</text:p>
          </table:table-cell>
          <table:table-cell table:formula="of:=[.I145]+0.045" office:value-type="float" office:value="6.52499999999999" calcext:value-type="float">
            <text:p>6.525</text:p>
          </table:table-cell>
        </table:table-row>
        <table:table-row table:style-name="ro1"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18639" calcext:value-type="float">
            <text:p>18639</text:p>
          </table:table-cell>
          <table:table-cell table:formula="of:=[.D147]/1000" office:value-type="float" office:value="18.639" calcext:value-type="float">
            <text:p>18.639</text:p>
          </table:table-cell>
          <table:table-cell office:value-type="float" office:value="20887" calcext:value-type="float">
            <text:p>20887</text:p>
          </table:table-cell>
          <table:table-cell table:formula="of:=[.F147]/1000" office:value-type="float" office:value="20.887" calcext:value-type="float">
            <text:p>20.887</text:p>
          </table:table-cell>
          <table:table-cell table:formula="of:=[.H146]+36/1000" office:value-type="float" office:value="5.25599999999999" calcext:value-type="float">
            <text:p>5.256</text:p>
          </table:table-cell>
          <table:table-cell table:formula="of:=[.I146]+0.045" office:value-type="float" office:value="6.56999999999999" calcext:value-type="float">
            <text:p>6.57</text:p>
          </table:table-cell>
        </table:table-row>
        <table:table-row table:style-name="ro1">
          <table:table-cell table:number-columns-repeated="2"/>
          <table:table-cell office:value-type="float" office:value="148" calcext:value-type="float">
            <text:p>148</text:p>
          </table:table-cell>
          <table:table-cell office:value-type="float" office:value="7456" calcext:value-type="float">
            <text:p>7456</text:p>
          </table:table-cell>
          <table:table-cell table:formula="of:=[.D148]/1000" office:value-type="float" office:value="7.456" calcext:value-type="float">
            <text:p>7.456</text:p>
          </table:table-cell>
          <table:table-cell office:value-type="float" office:value="24676" calcext:value-type="float">
            <text:p>24676</text:p>
          </table:table-cell>
          <table:table-cell table:formula="of:=[.F148]/1000" office:value-type="float" office:value="24.676" calcext:value-type="float">
            <text:p>24.676</text:p>
          </table:table-cell>
          <table:table-cell table:formula="of:=[.H147]+36/1000" office:value-type="float" office:value="5.29199999999999" calcext:value-type="float">
            <text:p>5.292</text:p>
          </table:table-cell>
          <table:table-cell table:formula="of:=[.I147]+0.045" office:value-type="float" office:value="6.61499999999999" calcext:value-type="float">
            <text:p>6.615</text:p>
          </table:table-cell>
        </table:table-row>
        <table:table-row table:style-name="ro1"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7726" calcext:value-type="float">
            <text:p>7726</text:p>
          </table:table-cell>
          <table:table-cell table:formula="of:=[.D149]/1000" office:value-type="float" office:value="7.726" calcext:value-type="float">
            <text:p>7.726</text:p>
          </table:table-cell>
          <table:table-cell office:value-type="float" office:value="15985" calcext:value-type="float">
            <text:p>15985</text:p>
          </table:table-cell>
          <table:table-cell table:formula="of:=[.F149]/1000" office:value-type="float" office:value="15.985" calcext:value-type="float">
            <text:p>15.985</text:p>
          </table:table-cell>
          <table:table-cell table:formula="of:=[.H148]+36/1000" office:value-type="float" office:value="5.32799999999999" calcext:value-type="float">
            <text:p>5.328</text:p>
          </table:table-cell>
          <table:table-cell table:formula="of:=[.I148]+0.045" office:value-type="float" office:value="6.65999999999999" calcext:value-type="float">
            <text:p>6.66</text:p>
          </table:table-cell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7868" calcext:value-type="float">
            <text:p>7868</text:p>
          </table:table-cell>
          <table:table-cell table:formula="of:=[.D150]/1000" office:value-type="float" office:value="7.868" calcext:value-type="float">
            <text:p>7.868</text:p>
          </table:table-cell>
          <table:table-cell office:value-type="float" office:value="9327" calcext:value-type="float">
            <text:p>9327</text:p>
          </table:table-cell>
          <table:table-cell table:formula="of:=[.F150]/1000" office:value-type="float" office:value="9.327" calcext:value-type="float">
            <text:p>9.327</text:p>
          </table:table-cell>
          <table:table-cell table:formula="of:=[.H149]+36/1000" office:value-type="float" office:value="5.36399999999999" calcext:value-type="float">
            <text:p>5.364</text:p>
          </table:table-cell>
          <table:table-cell table:formula="of:=[.I149]+0.045" office:value-type="float" office:value="6.70499999999999" calcext:value-type="float">
            <text:p>6.705</text:p>
          </table:table-cell>
        </table:table-row>
        <table:table-row table:style-name="ro1"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8012" calcext:value-type="float">
            <text:p>8012</text:p>
          </table:table-cell>
          <table:table-cell table:formula="of:=[.D151]/1000" office:value-type="float" office:value="8.012" calcext:value-type="float">
            <text:p>8.012</text:p>
          </table:table-cell>
          <table:table-cell office:value-type="float" office:value="9231" calcext:value-type="float">
            <text:p>9231</text:p>
          </table:table-cell>
          <table:table-cell table:formula="of:=[.F151]/1000" office:value-type="float" office:value="9.231" calcext:value-type="float">
            <text:p>9.231</text:p>
          </table:table-cell>
          <table:table-cell table:formula="of:=[.H150]+36/1000" office:value-type="float" office:value="5.39999999999999" calcext:value-type="float">
            <text:p>5.4</text:p>
          </table:table-cell>
          <table:table-cell table:formula="of:=[.I150]+0.045" office:value-type="float" office:value="6.74999999999999" calcext:value-type="float">
            <text:p>6.75</text:p>
          </table:table-cell>
        </table:table-row>
        <table:table-row table:style-name="ro1">
          <table:table-cell table:number-columns-repeated="2"/>
          <table:table-cell office:value-type="float" office:value="152" calcext:value-type="float">
            <text:p>152</text:p>
          </table:table-cell>
          <table:table-cell office:value-type="float" office:value="7879" calcext:value-type="float">
            <text:p>7879</text:p>
          </table:table-cell>
          <table:table-cell table:formula="of:=[.D152]/1000" office:value-type="float" office:value="7.879" calcext:value-type="float">
            <text:p>7.879</text:p>
          </table:table-cell>
          <table:table-cell office:value-type="float" office:value="9310" calcext:value-type="float">
            <text:p>9310</text:p>
          </table:table-cell>
          <table:table-cell table:formula="of:=[.F152]/1000" office:value-type="float" office:value="9.31" calcext:value-type="float">
            <text:p>9.31</text:p>
          </table:table-cell>
          <table:table-cell table:formula="of:=[.H151]+36/1000" office:value-type="float" office:value="5.43599999999999" calcext:value-type="float">
            <text:p>5.436</text:p>
          </table:table-cell>
          <table:table-cell table:formula="of:=[.I151]+0.045" office:value-type="float" office:value="6.79499999999999" calcext:value-type="float">
            <text:p>6.795</text:p>
          </table:table-cell>
        </table:table-row>
        <table:table-row table:style-name="ro1"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8181" calcext:value-type="float">
            <text:p>8181</text:p>
          </table:table-cell>
          <table:table-cell table:formula="of:=[.D153]/1000" office:value-type="float" office:value="8.181" calcext:value-type="float">
            <text:p>8.181</text:p>
          </table:table-cell>
          <table:table-cell office:value-type="float" office:value="9892" calcext:value-type="float">
            <text:p>9892</text:p>
          </table:table-cell>
          <table:table-cell table:formula="of:=[.F153]/1000" office:value-type="float" office:value="9.892" calcext:value-type="float">
            <text:p>9.892</text:p>
          </table:table-cell>
          <table:table-cell table:formula="of:=[.H152]+36/1000" office:value-type="float" office:value="5.47199999999999" calcext:value-type="float">
            <text:p>5.472</text:p>
          </table:table-cell>
          <table:table-cell table:formula="of:=[.I152]+0.045" office:value-type="float" office:value="6.83999999999999" calcext:value-type="float">
            <text:p>6.84</text:p>
          </table:table-cell>
        </table:table-row>
        <table:table-row table:style-name="ro1"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7811" calcext:value-type="float">
            <text:p>7811</text:p>
          </table:table-cell>
          <table:table-cell table:formula="of:=[.D154]/1000" office:value-type="float" office:value="7.811" calcext:value-type="float">
            <text:p>7.811</text:p>
          </table:table-cell>
          <table:table-cell office:value-type="float" office:value="9948" calcext:value-type="float">
            <text:p>9948</text:p>
          </table:table-cell>
          <table:table-cell table:formula="of:=[.F154]/1000" office:value-type="float" office:value="9.948" calcext:value-type="float">
            <text:p>9.948</text:p>
          </table:table-cell>
          <table:table-cell table:formula="of:=[.H153]+36/1000" office:value-type="float" office:value="5.50799999999999" calcext:value-type="float">
            <text:p>5.508</text:p>
          </table:table-cell>
          <table:table-cell table:formula="of:=[.I153]+0.045" office:value-type="float" office:value="6.88499999999999" calcext:value-type="float">
            <text:p>6.885</text:p>
          </table:table-cell>
        </table:table-row>
        <table:table-row table:style-name="ro1">
          <table:table-cell table:number-columns-repeated="2"/>
          <table:table-cell office:value-type="float" office:value="155" calcext:value-type="float">
            <text:p>155</text:p>
          </table:table-cell>
          <table:table-cell office:value-type="float" office:value="7843" calcext:value-type="float">
            <text:p>7843</text:p>
          </table:table-cell>
          <table:table-cell table:formula="of:=[.D155]/1000" office:value-type="float" office:value="7.843" calcext:value-type="float">
            <text:p>7.843</text:p>
          </table:table-cell>
          <table:table-cell office:value-type="float" office:value="9572" calcext:value-type="float">
            <text:p>9572</text:p>
          </table:table-cell>
          <table:table-cell table:formula="of:=[.F155]/1000" office:value-type="float" office:value="9.572" calcext:value-type="float">
            <text:p>9.572</text:p>
          </table:table-cell>
          <table:table-cell table:formula="of:=[.H154]+36/1000" office:value-type="float" office:value="5.54399999999999" calcext:value-type="float">
            <text:p>5.544</text:p>
          </table:table-cell>
          <table:table-cell table:formula="of:=[.I154]+0.045" office:value-type="float" office:value="6.92999999999999" calcext:value-type="float">
            <text:p>6.93</text:p>
          </table:table-cell>
        </table:table-row>
        <table:table-row table:style-name="ro1"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8202" calcext:value-type="float">
            <text:p>8202</text:p>
          </table:table-cell>
          <table:table-cell table:formula="of:=[.D156]/1000" office:value-type="float" office:value="8.202" calcext:value-type="float">
            <text:p>8.202</text:p>
          </table:table-cell>
          <table:table-cell office:value-type="float" office:value="17354" calcext:value-type="float">
            <text:p>17354</text:p>
          </table:table-cell>
          <table:table-cell table:formula="of:=[.F156]/1000" office:value-type="float" office:value="17.354" calcext:value-type="float">
            <text:p>17.354</text:p>
          </table:table-cell>
          <table:table-cell table:formula="of:=[.H155]+36/1000" office:value-type="float" office:value="5.57999999999999" calcext:value-type="float">
            <text:p>5.58</text:p>
          </table:table-cell>
          <table:table-cell table:formula="of:=[.I155]+0.045" office:value-type="float" office:value="6.97499999999999" calcext:value-type="float">
            <text:p>6.975</text:p>
          </table:table-cell>
        </table:table-row>
        <table:table-row table:style-name="ro1">
          <table:table-cell table:number-columns-repeated="2"/>
          <table:table-cell office:value-type="float" office:value="157" calcext:value-type="float">
            <text:p>157</text:p>
          </table:table-cell>
          <table:table-cell office:value-type="float" office:value="7829" calcext:value-type="float">
            <text:p>7829</text:p>
          </table:table-cell>
          <table:table-cell table:formula="of:=[.D157]/1000" office:value-type="float" office:value="7.829" calcext:value-type="float">
            <text:p>7.829</text:p>
          </table:table-cell>
          <table:table-cell office:value-type="float" office:value="24530" calcext:value-type="float">
            <text:p>24530</text:p>
          </table:table-cell>
          <table:table-cell table:formula="of:=[.F157]/1000" office:value-type="float" office:value="24.53" calcext:value-type="float">
            <text:p>24.53</text:p>
          </table:table-cell>
          <table:table-cell table:formula="of:=[.H156]+36/1000" office:value-type="float" office:value="5.61599999999998" calcext:value-type="float">
            <text:p>5.616</text:p>
          </table:table-cell>
          <table:table-cell table:formula="of:=[.I156]+0.045" office:value-type="float" office:value="7.01999999999999" calcext:value-type="float">
            <text:p>7.02</text:p>
          </table:table-cell>
        </table:table-row>
        <table:table-row table:style-name="ro1"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8050" calcext:value-type="float">
            <text:p>8050</text:p>
          </table:table-cell>
          <table:table-cell table:formula="of:=[.D158]/1000" office:value-type="float" office:value="8.05" calcext:value-type="float">
            <text:p>8.05</text:p>
          </table:table-cell>
          <table:table-cell office:value-type="float" office:value="15870" calcext:value-type="float">
            <text:p>15870</text:p>
          </table:table-cell>
          <table:table-cell table:formula="of:=[.F158]/1000" office:value-type="float" office:value="15.87" calcext:value-type="float">
            <text:p>15.87</text:p>
          </table:table-cell>
          <table:table-cell table:formula="of:=[.H157]+36/1000" office:value-type="float" office:value="5.65199999999998" calcext:value-type="float">
            <text:p>5.652</text:p>
          </table:table-cell>
          <table:table-cell table:formula="of:=[.I157]+0.045" office:value-type="float" office:value="7.06499999999999" calcext:value-type="float">
            <text:p>7.065</text:p>
          </table:table-cell>
        </table:table-row>
        <table:table-row table:style-name="ro1"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7908" calcext:value-type="float">
            <text:p>7908</text:p>
          </table:table-cell>
          <table:table-cell table:formula="of:=[.D159]/1000" office:value-type="float" office:value="7.908" calcext:value-type="float">
            <text:p>7.908</text:p>
          </table:table-cell>
          <table:table-cell office:value-type="float" office:value="9173" calcext:value-type="float">
            <text:p>9173</text:p>
          </table:table-cell>
          <table:table-cell table:formula="of:=[.F159]/1000" office:value-type="float" office:value="9.173" calcext:value-type="float">
            <text:p>9.173</text:p>
          </table:table-cell>
          <table:table-cell table:formula="of:=[.H158]+36/1000" office:value-type="float" office:value="5.68799999999998" calcext:value-type="float">
            <text:p>5.688</text:p>
          </table:table-cell>
          <table:table-cell table:formula="of:=[.I158]+0.045" office:value-type="float" office:value="7.10999999999999" calcext:value-type="float">
            <text:p>7.11</text:p>
          </table:table-cell>
        </table:table-row>
        <table:table-row table:style-name="ro1"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7885" calcext:value-type="float">
            <text:p>7885</text:p>
          </table:table-cell>
          <table:table-cell table:formula="of:=[.D160]/1000" office:value-type="float" office:value="7.885" calcext:value-type="float">
            <text:p>7.885</text:p>
          </table:table-cell>
          <table:table-cell office:value-type="float" office:value="9603" calcext:value-type="float">
            <text:p>9603</text:p>
          </table:table-cell>
          <table:table-cell table:formula="of:=[.F160]/1000" office:value-type="float" office:value="9.603" calcext:value-type="float">
            <text:p>9.603</text:p>
          </table:table-cell>
          <table:table-cell table:formula="of:=[.H159]+36/1000" office:value-type="float" office:value="5.72399999999998" calcext:value-type="float">
            <text:p>5.724</text:p>
          </table:table-cell>
          <table:table-cell table:formula="of:=[.I159]+0.045" office:value-type="float" office:value="7.15499999999999" calcext:value-type="float">
            <text:p>7.155</text:p>
          </table:table-cell>
        </table:table-row>
        <table:table-row table:style-name="ro1"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7860" calcext:value-type="float">
            <text:p>7860</text:p>
          </table:table-cell>
          <table:table-cell table:formula="of:=[.D161]/1000" office:value-type="float" office:value="7.86" calcext:value-type="float">
            <text:p>7.86</text:p>
          </table:table-cell>
          <table:table-cell office:value-type="float" office:value="9463" calcext:value-type="float">
            <text:p>9463</text:p>
          </table:table-cell>
          <table:table-cell table:formula="of:=[.F161]/1000" office:value-type="float" office:value="9.463" calcext:value-type="float">
            <text:p>9.463</text:p>
          </table:table-cell>
          <table:table-cell table:formula="of:=[.H160]+36/1000" office:value-type="float" office:value="5.75999999999998" calcext:value-type="float">
            <text:p>5.76</text:p>
          </table:table-cell>
          <table:table-cell table:formula="of:=[.I160]+0.045" office:value-type="float" office:value="7.19999999999999" calcext:value-type="float">
            <text:p>7.2</text:p>
          </table:table-cell>
        </table:table-row>
        <table:table-row table:style-name="ro1"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7842" calcext:value-type="float">
            <text:p>7842</text:p>
          </table:table-cell>
          <table:table-cell table:formula="of:=[.D162]/1000" office:value-type="float" office:value="7.842" calcext:value-type="float">
            <text:p>7.842</text:p>
          </table:table-cell>
          <table:table-cell office:value-type="float" office:value="9311" calcext:value-type="float">
            <text:p>9311</text:p>
          </table:table-cell>
          <table:table-cell table:formula="of:=[.F162]/1000" office:value-type="float" office:value="9.311" calcext:value-type="float">
            <text:p>9.311</text:p>
          </table:table-cell>
          <table:table-cell table:formula="of:=[.H161]+36/1000" office:value-type="float" office:value="5.79599999999998" calcext:value-type="float">
            <text:p>5.796</text:p>
          </table:table-cell>
          <table:table-cell table:formula="of:=[.I161]+0.045" office:value-type="float" office:value="7.24499999999999" calcext:value-type="float">
            <text:p>7.245</text:p>
          </table:table-cell>
        </table:table-row>
        <table:table-row table:style-name="ro1">
          <table:table-cell table:number-columns-repeated="2"/>
          <table:table-cell office:value-type="float" office:value="163" calcext:value-type="float">
            <text:p>163</text:p>
          </table:table-cell>
          <table:table-cell office:value-type="float" office:value="7869" calcext:value-type="float">
            <text:p>7869</text:p>
          </table:table-cell>
          <table:table-cell table:formula="of:=[.D163]/1000" office:value-type="float" office:value="7.869" calcext:value-type="float">
            <text:p>7.869</text:p>
          </table:table-cell>
          <table:table-cell office:value-type="float" office:value="9333" calcext:value-type="float">
            <text:p>9333</text:p>
          </table:table-cell>
          <table:table-cell table:formula="of:=[.F163]/1000" office:value-type="float" office:value="9.333" calcext:value-type="float">
            <text:p>9.333</text:p>
          </table:table-cell>
          <table:table-cell table:formula="of:=[.H162]+36/1000" office:value-type="float" office:value="5.83199999999998" calcext:value-type="float">
            <text:p>5.832</text:p>
          </table:table-cell>
          <table:table-cell table:formula="of:=[.I162]+0.045" office:value-type="float" office:value="7.28999999999999" calcext:value-type="float">
            <text:p>7.29</text:p>
          </table:table-cell>
        </table:table-row>
        <table:table-row table:style-name="ro1"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7936" calcext:value-type="float">
            <text:p>7936</text:p>
          </table:table-cell>
          <table:table-cell table:formula="of:=[.D164]/1000" office:value-type="float" office:value="7.936" calcext:value-type="float">
            <text:p>7.936</text:p>
          </table:table-cell>
          <table:table-cell office:value-type="float" office:value="9418" calcext:value-type="float">
            <text:p>9418</text:p>
          </table:table-cell>
          <table:table-cell table:formula="of:=[.F164]/1000" office:value-type="float" office:value="9.418" calcext:value-type="float">
            <text:p>9.418</text:p>
          </table:table-cell>
          <table:table-cell table:formula="of:=[.H163]+36/1000" office:value-type="float" office:value="5.86799999999998" calcext:value-type="float">
            <text:p>5.868</text:p>
          </table:table-cell>
          <table:table-cell table:formula="of:=[.I163]+0.045" office:value-type="float" office:value="7.33499999999999" calcext:value-type="float">
            <text:p>7.335</text:p>
          </table:table-cell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7858" calcext:value-type="float">
            <text:p>7858</text:p>
          </table:table-cell>
          <table:table-cell table:formula="of:=[.D165]/1000" office:value-type="float" office:value="7.858" calcext:value-type="float">
            <text:p>7.858</text:p>
          </table:table-cell>
          <table:table-cell office:value-type="float" office:value="9343" calcext:value-type="float">
            <text:p>9343</text:p>
          </table:table-cell>
          <table:table-cell table:formula="of:=[.F165]/1000" office:value-type="float" office:value="9.343" calcext:value-type="float">
            <text:p>9.343</text:p>
          </table:table-cell>
          <table:table-cell table:formula="of:=[.H164]+36/1000" office:value-type="float" office:value="5.90399999999998" calcext:value-type="float">
            <text:p>5.904</text:p>
          </table:table-cell>
          <table:table-cell table:formula="of:=[.I164]+0.045" office:value-type="float" office:value="7.37999999999999" calcext:value-type="float">
            <text:p>7.38</text:p>
          </table:table-cell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7963" calcext:value-type="float">
            <text:p>7963</text:p>
          </table:table-cell>
          <table:table-cell table:formula="of:=[.D166]/1000" office:value-type="float" office:value="7.963" calcext:value-type="float">
            <text:p>7.963</text:p>
          </table:table-cell>
          <table:table-cell office:value-type="float" office:value="9347" calcext:value-type="float">
            <text:p>9347</text:p>
          </table:table-cell>
          <table:table-cell table:formula="of:=[.F166]/1000" office:value-type="float" office:value="9.347" calcext:value-type="float">
            <text:p>9.347</text:p>
          </table:table-cell>
          <table:table-cell table:formula="of:=[.H165]+36/1000" office:value-type="float" office:value="5.93999999999998" calcext:value-type="float">
            <text:p>5.94</text:p>
          </table:table-cell>
          <table:table-cell table:formula="of:=[.I165]+0.045" office:value-type="float" office:value="7.42499999999999" calcext:value-type="float">
            <text:p>7.425</text:p>
          </table:table-cell>
        </table:table-row>
        <table:table-row table:style-name="ro1"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7980" calcext:value-type="float">
            <text:p>7980</text:p>
          </table:table-cell>
          <table:table-cell table:formula="of:=[.D167]/1000" office:value-type="float" office:value="7.98" calcext:value-type="float">
            <text:p>7.98</text:p>
          </table:table-cell>
          <table:table-cell office:value-type="float" office:value="9588" calcext:value-type="float">
            <text:p>9588</text:p>
          </table:table-cell>
          <table:table-cell table:formula="of:=[.F167]/1000" office:value-type="float" office:value="9.588" calcext:value-type="float">
            <text:p>9.588</text:p>
          </table:table-cell>
          <table:table-cell table:formula="of:=[.H166]+36/1000" office:value-type="float" office:value="5.97599999999998" calcext:value-type="float">
            <text:p>5.976</text:p>
          </table:table-cell>
          <table:table-cell table:formula="of:=[.I166]+0.045" office:value-type="float" office:value="7.46999999999999" calcext:value-type="float">
            <text:p>7.47</text:p>
          </table:table-cell>
        </table:table-row>
        <table:table-row table:style-name="ro1"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7844" calcext:value-type="float">
            <text:p>7844</text:p>
          </table:table-cell>
          <table:table-cell table:formula="of:=[.D168]/1000" office:value-type="float" office:value="7.844" calcext:value-type="float">
            <text:p>7.844</text:p>
          </table:table-cell>
          <table:table-cell office:value-type="float" office:value="9540" calcext:value-type="float">
            <text:p>9540</text:p>
          </table:table-cell>
          <table:table-cell table:formula="of:=[.F168]/1000" office:value-type="float" office:value="9.54" calcext:value-type="float">
            <text:p>9.54</text:p>
          </table:table-cell>
          <table:table-cell table:formula="of:=[.H167]+36/1000" office:value-type="float" office:value="6.01199999999998" calcext:value-type="float">
            <text:p>6.012</text:p>
          </table:table-cell>
          <table:table-cell table:formula="of:=[.I167]+0.045" office:value-type="float" office:value="7.51499999999999" calcext:value-type="float">
            <text:p>7.515</text:p>
          </table:table-cell>
        </table:table-row>
        <table:table-row table:style-name="ro1"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7973" calcext:value-type="float">
            <text:p>7973</text:p>
          </table:table-cell>
          <table:table-cell table:formula="of:=[.D169]/1000" office:value-type="float" office:value="7.973" calcext:value-type="float">
            <text:p>7.973</text:p>
          </table:table-cell>
          <table:table-cell office:value-type="float" office:value="20904" calcext:value-type="float">
            <text:p>20904</text:p>
          </table:table-cell>
          <table:table-cell table:formula="of:=[.F169]/1000" office:value-type="float" office:value="20.904" calcext:value-type="float">
            <text:p>20.904</text:p>
          </table:table-cell>
          <table:table-cell table:formula="of:=[.H168]+36/1000" office:value-type="float" office:value="6.04799999999998" calcext:value-type="float">
            <text:p>6.048</text:p>
          </table:table-cell>
          <table:table-cell table:formula="of:=[.I168]+0.045" office:value-type="float" office:value="7.55999999999999" calcext:value-type="float">
            <text:p>7.56</text:p>
          </table:table-cell>
        </table:table-row>
        <table:table-row table:style-name="ro1">
          <table:table-cell table:number-columns-repeated="2"/>
          <table:table-cell office:value-type="float" office:value="170" calcext:value-type="float">
            <text:p>170</text:p>
          </table:table-cell>
          <table:table-cell office:value-type="float" office:value="7889" calcext:value-type="float">
            <text:p>7889</text:p>
          </table:table-cell>
          <table:table-cell table:formula="of:=[.D170]/1000" office:value-type="float" office:value="7.889" calcext:value-type="float">
            <text:p>7.889</text:p>
          </table:table-cell>
          <table:table-cell office:value-type="float" office:value="24985" calcext:value-type="float">
            <text:p>24985</text:p>
          </table:table-cell>
          <table:table-cell table:formula="of:=[.F170]/1000" office:value-type="float" office:value="24.985" calcext:value-type="float">
            <text:p>24.985</text:p>
          </table:table-cell>
          <table:table-cell table:formula="of:=[.H169]+36/1000" office:value-type="float" office:value="6.08399999999998" calcext:value-type="float">
            <text:p>6.084</text:p>
          </table:table-cell>
          <table:table-cell table:formula="of:=[.I169]+0.045" office:value-type="float" office:value="7.60499999999999" calcext:value-type="float">
            <text:p>7.605</text:p>
          </table:table-cell>
        </table:table-row>
        <table:table-row table:style-name="ro1"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7883" calcext:value-type="float">
            <text:p>7883</text:p>
          </table:table-cell>
          <table:table-cell table:formula="of:=[.D171]/1000" office:value-type="float" office:value="7.883" calcext:value-type="float">
            <text:p>7.883</text:p>
          </table:table-cell>
          <table:table-cell office:value-type="float" office:value="14481" calcext:value-type="float">
            <text:p>14481</text:p>
          </table:table-cell>
          <table:table-cell table:formula="of:=[.F171]/1000" office:value-type="float" office:value="14.481" calcext:value-type="float">
            <text:p>14.481</text:p>
          </table:table-cell>
          <table:table-cell table:formula="of:=[.H170]+36/1000" office:value-type="float" office:value="6.11999999999998" calcext:value-type="float">
            <text:p>6.12</text:p>
          </table:table-cell>
          <table:table-cell table:formula="of:=[.I170]+0.045" office:value-type="float" office:value="7.64999999999999" calcext:value-type="float">
            <text:p>7.65</text:p>
          </table:table-cell>
        </table:table-row>
        <table:table-row table:style-name="ro1">
          <table:table-cell table:number-columns-repeated="2"/>
          <table:table-cell office:value-type="float" office:value="172" calcext:value-type="float">
            <text:p>172</text:p>
          </table:table-cell>
          <table:table-cell office:value-type="float" office:value="7891" calcext:value-type="float">
            <text:p>7891</text:p>
          </table:table-cell>
          <table:table-cell table:formula="of:=[.D172]/1000" office:value-type="float" office:value="7.891" calcext:value-type="float">
            <text:p>7.891</text:p>
          </table:table-cell>
          <table:table-cell office:value-type="float" office:value="9307" calcext:value-type="float">
            <text:p>9307</text:p>
          </table:table-cell>
          <table:table-cell table:formula="of:=[.F172]/1000" office:value-type="float" office:value="9.307" calcext:value-type="float">
            <text:p>9.307</text:p>
          </table:table-cell>
          <table:table-cell table:formula="of:=[.H171]+36/1000" office:value-type="float" office:value="6.15599999999998" calcext:value-type="float">
            <text:p>6.156</text:p>
          </table:table-cell>
          <table:table-cell table:formula="of:=[.I171]+0.045" office:value-type="float" office:value="7.69499999999999" calcext:value-type="float">
            <text:p>7.695</text:p>
          </table:table-cell>
        </table:table-row>
        <table:table-row table:style-name="ro1"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7894" calcext:value-type="float">
            <text:p>7894</text:p>
          </table:table-cell>
          <table:table-cell table:formula="of:=[.D173]/1000" office:value-type="float" office:value="7.894" calcext:value-type="float">
            <text:p>7.894</text:p>
          </table:table-cell>
          <table:table-cell office:value-type="float" office:value="9551" calcext:value-type="float">
            <text:p>9551</text:p>
          </table:table-cell>
          <table:table-cell table:formula="of:=[.F173]/1000" office:value-type="float" office:value="9.551" calcext:value-type="float">
            <text:p>9.551</text:p>
          </table:table-cell>
          <table:table-cell table:formula="of:=[.H172]+36/1000" office:value-type="float" office:value="6.19199999999998" calcext:value-type="float">
            <text:p>6.192</text:p>
          </table:table-cell>
          <table:table-cell table:formula="of:=[.I172]+0.045" office:value-type="float" office:value="7.73999999999999" calcext:value-type="float">
            <text:p>7.74</text:p>
          </table:table-cell>
        </table:table-row>
        <table:table-row table:style-name="ro1">
          <table:table-cell table:number-columns-repeated="2"/>
          <table:table-cell office:value-type="float" office:value="174" calcext:value-type="float">
            <text:p>174</text:p>
          </table:table-cell>
          <table:table-cell office:value-type="float" office:value="7920" calcext:value-type="float">
            <text:p>7920</text:p>
          </table:table-cell>
          <table:table-cell table:formula="of:=[.D174]/1000" office:value-type="float" office:value="7.92" calcext:value-type="float">
            <text:p>7.92</text:p>
          </table:table-cell>
          <table:table-cell office:value-type="float" office:value="9333" calcext:value-type="float">
            <text:p>9333</text:p>
          </table:table-cell>
          <table:table-cell table:formula="of:=[.F174]/1000" office:value-type="float" office:value="9.333" calcext:value-type="float">
            <text:p>9.333</text:p>
          </table:table-cell>
          <table:table-cell table:formula="of:=[.H173]+36/1000" office:value-type="float" office:value="6.22799999999998" calcext:value-type="float">
            <text:p>6.228</text:p>
          </table:table-cell>
          <table:table-cell table:formula="of:=[.I173]+0.045" office:value-type="float" office:value="7.78499999999999" calcext:value-type="float">
            <text:p>7.785</text:p>
          </table:table-cell>
        </table:table-row>
        <table:table-row table:style-name="ro1">
          <table:table-cell table:number-columns-repeated="2"/>
          <table:table-cell office:value-type="float" office:value="175" calcext:value-type="float">
            <text:p>175</text:p>
          </table:table-cell>
          <table:table-cell office:value-type="float" office:value="7815" calcext:value-type="float">
            <text:p>7815</text:p>
          </table:table-cell>
          <table:table-cell table:formula="of:=[.D175]/1000" office:value-type="float" office:value="7.815" calcext:value-type="float">
            <text:p>7.815</text:p>
          </table:table-cell>
          <table:table-cell office:value-type="float" office:value="9281" calcext:value-type="float">
            <text:p>9281</text:p>
          </table:table-cell>
          <table:table-cell table:formula="of:=[.F175]/1000" office:value-type="float" office:value="9.281" calcext:value-type="float">
            <text:p>9.281</text:p>
          </table:table-cell>
          <table:table-cell table:formula="of:=[.H174]+36/1000" office:value-type="float" office:value="6.26399999999998" calcext:value-type="float">
            <text:p>6.264</text:p>
          </table:table-cell>
          <table:table-cell table:formula="of:=[.I174]+0.045" office:value-type="float" office:value="7.82999999999999" calcext:value-type="float">
            <text:p>7.83</text:p>
          </table:table-cell>
        </table:table-row>
        <table:table-row table:style-name="ro1">
          <table:table-cell table:number-columns-repeated="2"/>
          <table:table-cell office:value-type="float" office:value="176" calcext:value-type="float">
            <text:p>176</text:p>
          </table:table-cell>
          <table:table-cell office:value-type="float" office:value="8010" calcext:value-type="float">
            <text:p>8010</text:p>
          </table:table-cell>
          <table:table-cell table:formula="of:=[.D176]/1000" office:value-type="float" office:value="8.01" calcext:value-type="float">
            <text:p>8.01</text:p>
          </table:table-cell>
          <table:table-cell office:value-type="float" office:value="13821" calcext:value-type="float">
            <text:p>13821</text:p>
          </table:table-cell>
          <table:table-cell table:formula="of:=[.F176]/1000" office:value-type="float" office:value="13.821" calcext:value-type="float">
            <text:p>13.821</text:p>
          </table:table-cell>
          <table:table-cell table:formula="of:=[.H175]+36/1000" office:value-type="float" office:value="6.29999999999998" calcext:value-type="float">
            <text:p>6.3</text:p>
          </table:table-cell>
          <table:table-cell table:formula="of:=[.I175]+0.045" office:value-type="float" office:value="7.87499999999999" calcext:value-type="float">
            <text:p>7.875</text:p>
          </table:table-cell>
        </table:table-row>
        <table:table-row table:style-name="ro1">
          <table:table-cell table:number-columns-repeated="2"/>
          <table:table-cell office:value-type="float" office:value="177" calcext:value-type="float">
            <text:p>177</text:p>
          </table:table-cell>
          <table:table-cell office:value-type="float" office:value="7966" calcext:value-type="float">
            <text:p>7966</text:p>
          </table:table-cell>
          <table:table-cell table:formula="of:=[.D177]/1000" office:value-type="float" office:value="7.966" calcext:value-type="float">
            <text:p>7.966</text:p>
          </table:table-cell>
          <table:table-cell office:value-type="float" office:value="10640" calcext:value-type="float">
            <text:p>10640</text:p>
          </table:table-cell>
          <table:table-cell table:formula="of:=[.F177]/1000" office:value-type="float" office:value="10.64" calcext:value-type="float">
            <text:p>10.64</text:p>
          </table:table-cell>
          <table:table-cell table:formula="of:=[.H176]+36/1000" office:value-type="float" office:value="6.33599999999998" calcext:value-type="float">
            <text:p>6.336</text:p>
          </table:table-cell>
          <table:table-cell table:formula="of:=[.I176]+0.045" office:value-type="float" office:value="7.91999999999999" calcext:value-type="float">
            <text:p>7.92</text:p>
          </table:table-cell>
        </table:table-row>
        <table:table-row table:style-name="ro1"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7853" calcext:value-type="float">
            <text:p>7853</text:p>
          </table:table-cell>
          <table:table-cell table:formula="of:=[.D178]/1000" office:value-type="float" office:value="7.853" calcext:value-type="float">
            <text:p>7.853</text:p>
          </table:table-cell>
          <table:table-cell office:value-type="float" office:value="24449" calcext:value-type="float">
            <text:p>24449</text:p>
          </table:table-cell>
          <table:table-cell table:formula="of:=[.F178]/1000" office:value-type="float" office:value="24.449" calcext:value-type="float">
            <text:p>24.449</text:p>
          </table:table-cell>
          <table:table-cell table:formula="of:=[.H177]+36/1000" office:value-type="float" office:value="6.37199999999998" calcext:value-type="float">
            <text:p>6.372</text:p>
          </table:table-cell>
          <table:table-cell table:formula="of:=[.I177]+0.045" office:value-type="float" office:value="7.96499999999999" calcext:value-type="float">
            <text:p>7.965</text:p>
          </table:table-cell>
        </table:table-row>
        <table:table-row table:style-name="ro1"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8119" calcext:value-type="float">
            <text:p>8119</text:p>
          </table:table-cell>
          <table:table-cell table:formula="of:=[.D179]/1000" office:value-type="float" office:value="8.119" calcext:value-type="float">
            <text:p>8.119</text:p>
          </table:table-cell>
          <table:table-cell office:value-type="float" office:value="21750" calcext:value-type="float">
            <text:p>21750</text:p>
          </table:table-cell>
          <table:table-cell table:formula="of:=[.F179]/1000" office:value-type="float" office:value="21.75" calcext:value-type="float">
            <text:p>21.75</text:p>
          </table:table-cell>
          <table:table-cell table:formula="of:=[.H178]+36/1000" office:value-type="float" office:value="6.40799999999998" calcext:value-type="float">
            <text:p>6.408</text:p>
          </table:table-cell>
          <table:table-cell table:formula="of:=[.I178]+0.045" office:value-type="float" office:value="8.00999999999999" calcext:value-type="float">
            <text:p>8.01</text:p>
          </table:table-cell>
        </table:table-row>
        <table:table-row table:style-name="ro1"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8679" calcext:value-type="float">
            <text:p>8679</text:p>
          </table:table-cell>
          <table:table-cell table:formula="of:=[.D180]/1000" office:value-type="float" office:value="8.679" calcext:value-type="float">
            <text:p>8.679</text:p>
          </table:table-cell>
          <table:table-cell office:value-type="float" office:value="9347" calcext:value-type="float">
            <text:p>9347</text:p>
          </table:table-cell>
          <table:table-cell table:formula="of:=[.F180]/1000" office:value-type="float" office:value="9.347" calcext:value-type="float">
            <text:p>9.347</text:p>
          </table:table-cell>
          <table:table-cell table:formula="of:=[.H179]+36/1000" office:value-type="float" office:value="6.44399999999998" calcext:value-type="float">
            <text:p>6.444</text:p>
          </table:table-cell>
          <table:table-cell table:formula="of:=[.I179]+0.045" office:value-type="float" office:value="8.05499999999999" calcext:value-type="float">
            <text:p>8.055</text:p>
          </table:table-cell>
        </table:table-row>
        <table:table-row table:style-name="ro1">
          <table:table-cell table:number-columns-repeated="2"/>
          <table:table-cell office:value-type="float" office:value="181" calcext:value-type="float">
            <text:p>181</text:p>
          </table:table-cell>
          <table:table-cell office:value-type="float" office:value="8280" calcext:value-type="float">
            <text:p>8280</text:p>
          </table:table-cell>
          <table:table-cell table:formula="of:=[.D181]/1000" office:value-type="float" office:value="8.28" calcext:value-type="float">
            <text:p>8.28</text:p>
          </table:table-cell>
          <table:table-cell office:value-type="float" office:value="9443" calcext:value-type="float">
            <text:p>9443</text:p>
          </table:table-cell>
          <table:table-cell table:formula="of:=[.F181]/1000" office:value-type="float" office:value="9.443" calcext:value-type="float">
            <text:p>9.443</text:p>
          </table:table-cell>
          <table:table-cell table:formula="of:=[.H180]+36/1000" office:value-type="float" office:value="6.47999999999997" calcext:value-type="float">
            <text:p>6.48</text:p>
          </table:table-cell>
          <table:table-cell table:formula="of:=[.I180]+0.045" office:value-type="float" office:value="8.09999999999999" calcext:value-type="float">
            <text:p>8.1</text:p>
          </table:table-cell>
        </table:table-row>
        <table:table-row table:style-name="ro1"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8262" calcext:value-type="float">
            <text:p>8262</text:p>
          </table:table-cell>
          <table:table-cell table:formula="of:=[.D182]/1000" office:value-type="float" office:value="8.262" calcext:value-type="float">
            <text:p>8.262</text:p>
          </table:table-cell>
          <table:table-cell office:value-type="float" office:value="9394" calcext:value-type="float">
            <text:p>9394</text:p>
          </table:table-cell>
          <table:table-cell table:formula="of:=[.F182]/1000" office:value-type="float" office:value="9.394" calcext:value-type="float">
            <text:p>9.394</text:p>
          </table:table-cell>
          <table:table-cell table:formula="of:=[.H181]+36/1000" office:value-type="float" office:value="6.51599999999997" calcext:value-type="float">
            <text:p>6.516</text:p>
          </table:table-cell>
          <table:table-cell table:formula="of:=[.I181]+0.045" office:value-type="float" office:value="8.14499999999999" calcext:value-type="float">
            <text:p>8.145</text:p>
          </table:table-cell>
        </table:table-row>
        <table:table-row table:style-name="ro1"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7948" calcext:value-type="float">
            <text:p>7948</text:p>
          </table:table-cell>
          <table:table-cell table:formula="of:=[.D183]/1000" office:value-type="float" office:value="7.948" calcext:value-type="float">
            <text:p>7.948</text:p>
          </table:table-cell>
          <table:table-cell office:value-type="float" office:value="9127" calcext:value-type="float">
            <text:p>9127</text:p>
          </table:table-cell>
          <table:table-cell table:formula="of:=[.F183]/1000" office:value-type="float" office:value="9.127" calcext:value-type="float">
            <text:p>9.127</text:p>
          </table:table-cell>
          <table:table-cell table:formula="of:=[.H182]+36/1000" office:value-type="float" office:value="6.55199999999997" calcext:value-type="float">
            <text:p>6.552</text:p>
          </table:table-cell>
          <table:table-cell table:formula="of:=[.I182]+0.045" office:value-type="float" office:value="8.18999999999999" calcext:value-type="float">
            <text:p>8.19</text:p>
          </table:table-cell>
        </table:table-row>
        <table:table-row table:style-name="ro1"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7966" calcext:value-type="float">
            <text:p>7966</text:p>
          </table:table-cell>
          <table:table-cell table:formula="of:=[.D184]/1000" office:value-type="float" office:value="7.966" calcext:value-type="float">
            <text:p>7.966</text:p>
          </table:table-cell>
          <table:table-cell office:value-type="float" office:value="10069" calcext:value-type="float">
            <text:p>10069</text:p>
          </table:table-cell>
          <table:table-cell table:formula="of:=[.F184]/1000" office:value-type="float" office:value="10.069" calcext:value-type="float">
            <text:p>10.069</text:p>
          </table:table-cell>
          <table:table-cell table:formula="of:=[.H183]+36/1000" office:value-type="float" office:value="6.58799999999997" calcext:value-type="float">
            <text:p>6.588</text:p>
          </table:table-cell>
          <table:table-cell table:formula="of:=[.I183]+0.045" office:value-type="float" office:value="8.23499999999999" calcext:value-type="float">
            <text:p>8.235</text:p>
          </table:table-cell>
        </table:table-row>
        <table:table-row table:style-name="ro1">
          <table:table-cell table:number-columns-repeated="2"/>
          <table:table-cell office:value-type="float" office:value="185" calcext:value-type="float">
            <text:p>185</text:p>
          </table:table-cell>
          <table:table-cell office:value-type="float" office:value="8027" calcext:value-type="float">
            <text:p>8027</text:p>
          </table:table-cell>
          <table:table-cell table:formula="of:=[.D185]/1000" office:value-type="float" office:value="8.027" calcext:value-type="float">
            <text:p>8.027</text:p>
          </table:table-cell>
          <table:table-cell office:value-type="float" office:value="9532" calcext:value-type="float">
            <text:p>9532</text:p>
          </table:table-cell>
          <table:table-cell table:formula="of:=[.F185]/1000" office:value-type="float" office:value="9.532" calcext:value-type="float">
            <text:p>9.532</text:p>
          </table:table-cell>
          <table:table-cell table:formula="of:=[.H184]+36/1000" office:value-type="float" office:value="6.62399999999997" calcext:value-type="float">
            <text:p>6.624</text:p>
          </table:table-cell>
          <table:table-cell table:formula="of:=[.I184]+0.045" office:value-type="float" office:value="8.27999999999999" calcext:value-type="float">
            <text:p>8.28</text:p>
          </table:table-cell>
        </table:table-row>
        <table:table-row table:style-name="ro1">
          <table:table-cell table:number-columns-repeated="2"/>
          <table:table-cell office:value-type="float" office:value="186" calcext:value-type="float">
            <text:p>186</text:p>
          </table:table-cell>
          <table:table-cell office:value-type="float" office:value="7966" calcext:value-type="float">
            <text:p>7966</text:p>
          </table:table-cell>
          <table:table-cell table:formula="of:=[.D186]/1000" office:value-type="float" office:value="7.966" calcext:value-type="float">
            <text:p>7.966</text:p>
          </table:table-cell>
          <table:table-cell office:value-type="float" office:value="9165" calcext:value-type="float">
            <text:p>9165</text:p>
          </table:table-cell>
          <table:table-cell table:formula="of:=[.F186]/1000" office:value-type="float" office:value="9.165" calcext:value-type="float">
            <text:p>9.165</text:p>
          </table:table-cell>
          <table:table-cell table:formula="of:=[.H185]+36/1000" office:value-type="float" office:value="6.65999999999997" calcext:value-type="float">
            <text:p>6.66</text:p>
          </table:table-cell>
          <table:table-cell table:formula="of:=[.I185]+0.045" office:value-type="float" office:value="8.32499999999999" calcext:value-type="float">
            <text:p>8.325</text:p>
          </table:table-cell>
        </table:table-row>
        <table:table-row table:style-name="ro1">
          <table:table-cell table:number-columns-repeated="2"/>
          <table:table-cell office:value-type="float" office:value="187" calcext:value-type="float">
            <text:p>187</text:p>
          </table:table-cell>
          <table:table-cell office:value-type="float" office:value="8024" calcext:value-type="float">
            <text:p>8024</text:p>
          </table:table-cell>
          <table:table-cell table:formula="of:=[.D187]/1000" office:value-type="float" office:value="8.024" calcext:value-type="float">
            <text:p>8.024</text:p>
          </table:table-cell>
          <table:table-cell office:value-type="float" office:value="9147" calcext:value-type="float">
            <text:p>9147</text:p>
          </table:table-cell>
          <table:table-cell table:formula="of:=[.F187]/1000" office:value-type="float" office:value="9.147" calcext:value-type="float">
            <text:p>9.147</text:p>
          </table:table-cell>
          <table:table-cell table:formula="of:=[.H186]+36/1000" office:value-type="float" office:value="6.69599999999997" calcext:value-type="float">
            <text:p>6.696</text:p>
          </table:table-cell>
          <table:table-cell table:formula="of:=[.I186]+0.045" office:value-type="float" office:value="8.36999999999999" calcext:value-type="float">
            <text:p>8.37</text:p>
          </table:table-cell>
        </table:table-row>
        <table:table-row table:style-name="ro1">
          <table:table-cell table:number-columns-repeated="2"/>
          <table:table-cell office:value-type="float" office:value="188" calcext:value-type="float">
            <text:p>188</text:p>
          </table:table-cell>
          <table:table-cell office:value-type="float" office:value="7904" calcext:value-type="float">
            <text:p>7904</text:p>
          </table:table-cell>
          <table:table-cell table:formula="of:=[.D188]/1000" office:value-type="float" office:value="7.904" calcext:value-type="float">
            <text:p>7.904</text:p>
          </table:table-cell>
          <table:table-cell office:value-type="float" office:value="9532" calcext:value-type="float">
            <text:p>9532</text:p>
          </table:table-cell>
          <table:table-cell table:formula="of:=[.F188]/1000" office:value-type="float" office:value="9.532" calcext:value-type="float">
            <text:p>9.532</text:p>
          </table:table-cell>
          <table:table-cell table:formula="of:=[.H187]+36/1000" office:value-type="float" office:value="6.73199999999997" calcext:value-type="float">
            <text:p>6.732</text:p>
          </table:table-cell>
          <table:table-cell table:formula="of:=[.I187]+0.045" office:value-type="float" office:value="8.41499999999999" calcext:value-type="float">
            <text:p>8.415</text:p>
          </table:table-cell>
        </table:table-row>
        <table:table-row table:style-name="ro1">
          <table:table-cell table:number-columns-repeated="2"/>
          <table:table-cell office:value-type="float" office:value="189" calcext:value-type="float">
            <text:p>189</text:p>
          </table:table-cell>
          <table:table-cell office:value-type="float" office:value="8023" calcext:value-type="float">
            <text:p>8023</text:p>
          </table:table-cell>
          <table:table-cell table:formula="of:=[.D189]/1000" office:value-type="float" office:value="8.023" calcext:value-type="float">
            <text:p>8.023</text:p>
          </table:table-cell>
          <table:table-cell office:value-type="float" office:value="23292" calcext:value-type="float">
            <text:p>23292</text:p>
          </table:table-cell>
          <table:table-cell table:formula="of:=[.F189]/1000" office:value-type="float" office:value="23.292" calcext:value-type="float">
            <text:p>23.292</text:p>
          </table:table-cell>
          <table:table-cell table:formula="of:=[.H188]+36/1000" office:value-type="float" office:value="6.76799999999997" calcext:value-type="float">
            <text:p>6.768</text:p>
          </table:table-cell>
          <table:table-cell table:formula="of:=[.I188]+0.045" office:value-type="float" office:value="8.45999999999999" calcext:value-type="float">
            <text:p>8.46</text:p>
          </table:table-cell>
        </table:table-row>
        <table:table-row table:style-name="ro1"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8048" calcext:value-type="float">
            <text:p>8048</text:p>
          </table:table-cell>
          <table:table-cell table:formula="of:=[.D190]/1000" office:value-type="float" office:value="8.048" calcext:value-type="float">
            <text:p>8.048</text:p>
          </table:table-cell>
          <table:table-cell office:value-type="float" office:value="23417" calcext:value-type="float">
            <text:p>23417</text:p>
          </table:table-cell>
          <table:table-cell table:formula="of:=[.F190]/1000" office:value-type="float" office:value="23.417" calcext:value-type="float">
            <text:p>23.417</text:p>
          </table:table-cell>
          <table:table-cell table:formula="of:=[.H189]+36/1000" office:value-type="float" office:value="6.80399999999997" calcext:value-type="float">
            <text:p>6.804</text:p>
          </table:table-cell>
          <table:table-cell table:formula="of:=[.I189]+0.045" office:value-type="float" office:value="8.50499999999999" calcext:value-type="float">
            <text:p>8.505</text:p>
          </table:table-cell>
        </table:table-row>
        <table:table-row table:style-name="ro1"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7951" calcext:value-type="float">
            <text:p>7951</text:p>
          </table:table-cell>
          <table:table-cell table:formula="of:=[.D191]/1000" office:value-type="float" office:value="7.951" calcext:value-type="float">
            <text:p>7.951</text:p>
          </table:table-cell>
          <table:table-cell office:value-type="float" office:value="11011" calcext:value-type="float">
            <text:p>11011</text:p>
          </table:table-cell>
          <table:table-cell table:formula="of:=[.F191]/1000" office:value-type="float" office:value="11.011" calcext:value-type="float">
            <text:p>11.011</text:p>
          </table:table-cell>
          <table:table-cell table:formula="of:=[.H190]+36/1000" office:value-type="float" office:value="6.83999999999997" calcext:value-type="float">
            <text:p>6.84</text:p>
          </table:table-cell>
          <table:table-cell table:formula="of:=[.I190]+0.045" office:value-type="float" office:value="8.54999999999999" calcext:value-type="float">
            <text:p>8.55</text:p>
          </table:table-cell>
        </table:table-row>
        <table:table-row table:style-name="ro1">
          <table:table-cell table:number-columns-repeated="2"/>
          <table:table-cell office:value-type="float" office:value="192" calcext:value-type="float">
            <text:p>192</text:p>
          </table:table-cell>
          <table:table-cell office:value-type="float" office:value="7915" calcext:value-type="float">
            <text:p>7915</text:p>
          </table:table-cell>
          <table:table-cell table:formula="of:=[.D192]/1000" office:value-type="float" office:value="7.915" calcext:value-type="float">
            <text:p>7.915</text:p>
          </table:table-cell>
          <table:table-cell office:value-type="float" office:value="8685" calcext:value-type="float">
            <text:p>8685</text:p>
          </table:table-cell>
          <table:table-cell table:formula="of:=[.F192]/1000" office:value-type="float" office:value="8.685" calcext:value-type="float">
            <text:p>8.685</text:p>
          </table:table-cell>
          <table:table-cell table:formula="of:=[.H191]+36/1000" office:value-type="float" office:value="6.87599999999997" calcext:value-type="float">
            <text:p>6.876</text:p>
          </table:table-cell>
          <table:table-cell table:formula="of:=[.I191]+0.045" office:value-type="float" office:value="8.59499999999999" calcext:value-type="float">
            <text:p>8.595</text:p>
          </table:table-cell>
        </table:table-row>
        <table:table-row table:style-name="ro1"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8109" calcext:value-type="float">
            <text:p>8109</text:p>
          </table:table-cell>
          <table:table-cell table:formula="of:=[.D193]/1000" office:value-type="float" office:value="8.109" calcext:value-type="float">
            <text:p>8.109</text:p>
          </table:table-cell>
          <table:table-cell office:value-type="float" office:value="9157" calcext:value-type="float">
            <text:p>9157</text:p>
          </table:table-cell>
          <table:table-cell table:formula="of:=[.F193]/1000" office:value-type="float" office:value="9.157" calcext:value-type="float">
            <text:p>9.157</text:p>
          </table:table-cell>
          <table:table-cell table:formula="of:=[.H192]+36/1000" office:value-type="float" office:value="6.91199999999997" calcext:value-type="float">
            <text:p>6.912</text:p>
          </table:table-cell>
          <table:table-cell table:formula="of:=[.I192]+0.045" office:value-type="float" office:value="8.63999999999999" calcext:value-type="float">
            <text:p>8.64</text:p>
          </table:table-cell>
        </table:table-row>
        <table:table-row table:style-name="ro1">
          <table:table-cell table:number-columns-repeated="2"/>
          <table:table-cell office:value-type="float" office:value="194" calcext:value-type="float">
            <text:p>194</text:p>
          </table:table-cell>
          <table:table-cell office:value-type="float" office:value="7940" calcext:value-type="float">
            <text:p>7940</text:p>
          </table:table-cell>
          <table:table-cell table:formula="of:=[.D194]/1000" office:value-type="float" office:value="7.94" calcext:value-type="float">
            <text:p>7.94</text:p>
          </table:table-cell>
          <table:table-cell office:value-type="float" office:value="9209" calcext:value-type="float">
            <text:p>9209</text:p>
          </table:table-cell>
          <table:table-cell table:formula="of:=[.F194]/1000" office:value-type="float" office:value="9.209" calcext:value-type="float">
            <text:p>9.209</text:p>
          </table:table-cell>
          <table:table-cell table:formula="of:=[.H193]+36/1000" office:value-type="float" office:value="6.94799999999997" calcext:value-type="float">
            <text:p>6.948</text:p>
          </table:table-cell>
          <table:table-cell table:formula="of:=[.I193]+0.045" office:value-type="float" office:value="8.68499999999999" calcext:value-type="float">
            <text:p>8.685</text:p>
          </table:table-cell>
        </table:table-row>
        <table:table-row table:style-name="ro1"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7970" calcext:value-type="float">
            <text:p>7970</text:p>
          </table:table-cell>
          <table:table-cell table:formula="of:=[.D195]/1000" office:value-type="float" office:value="7.97" calcext:value-type="float">
            <text:p>7.97</text:p>
          </table:table-cell>
          <table:table-cell office:value-type="float" office:value="9096" calcext:value-type="float">
            <text:p>9096</text:p>
          </table:table-cell>
          <table:table-cell table:formula="of:=[.F195]/1000" office:value-type="float" office:value="9.096" calcext:value-type="float">
            <text:p>9.096</text:p>
          </table:table-cell>
          <table:table-cell table:formula="of:=[.H194]+36/1000" office:value-type="float" office:value="6.98399999999997" calcext:value-type="float">
            <text:p>6.984</text:p>
          </table:table-cell>
          <table:table-cell table:formula="of:=[.I194]+0.045" office:value-type="float" office:value="8.72999999999999" calcext:value-type="float">
            <text:p>8.73</text:p>
          </table:table-cell>
        </table:table-row>
        <table:table-row table:style-name="ro1">
          <table:table-cell table:number-columns-repeated="2"/>
          <table:table-cell office:value-type="float" office:value="196" calcext:value-type="float">
            <text:p>196</text:p>
          </table:table-cell>
          <table:table-cell office:value-type="float" office:value="7929" calcext:value-type="float">
            <text:p>7929</text:p>
          </table:table-cell>
          <table:table-cell table:formula="of:=[.D196]/1000" office:value-type="float" office:value="7.929" calcext:value-type="float">
            <text:p>7.929</text:p>
          </table:table-cell>
          <table:table-cell office:value-type="float" office:value="9295" calcext:value-type="float">
            <text:p>9295</text:p>
          </table:table-cell>
          <table:table-cell table:formula="of:=[.F196]/1000" office:value-type="float" office:value="9.295" calcext:value-type="float">
            <text:p>9.295</text:p>
          </table:table-cell>
          <table:table-cell table:formula="of:=[.H195]+36/1000" office:value-type="float" office:value="7.01999999999997" calcext:value-type="float">
            <text:p>7.02</text:p>
          </table:table-cell>
          <table:table-cell table:formula="of:=[.I195]+0.045" office:value-type="float" office:value="8.77499999999999" calcext:value-type="float">
            <text:p>8.775</text:p>
          </table:table-cell>
        </table:table-row>
        <table:table-row table:style-name="ro1"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8025" calcext:value-type="float">
            <text:p>8025</text:p>
          </table:table-cell>
          <table:table-cell table:formula="of:=[.D197]/1000" office:value-type="float" office:value="8.025" calcext:value-type="float">
            <text:p>8.025</text:p>
          </table:table-cell>
          <table:table-cell office:value-type="float" office:value="9091" calcext:value-type="float">
            <text:p>9091</text:p>
          </table:table-cell>
          <table:table-cell table:formula="of:=[.F197]/1000" office:value-type="float" office:value="9.091" calcext:value-type="float">
            <text:p>9.091</text:p>
          </table:table-cell>
          <table:table-cell table:formula="of:=[.H196]+36/1000" office:value-type="float" office:value="7.05599999999997" calcext:value-type="float">
            <text:p>7.056</text:p>
          </table:table-cell>
          <table:table-cell table:formula="of:=[.I196]+0.045" office:value-type="float" office:value="8.81999999999999" calcext:value-type="float">
            <text:p>8.82</text:p>
          </table:table-cell>
        </table:table-row>
        <table:table-row table:style-name="ro1"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8190" calcext:value-type="float">
            <text:p>8190</text:p>
          </table:table-cell>
          <table:table-cell table:formula="of:=[.D198]/1000" office:value-type="float" office:value="8.19" calcext:value-type="float">
            <text:p>8.19</text:p>
          </table:table-cell>
          <table:table-cell office:value-type="float" office:value="9123" calcext:value-type="float">
            <text:p>9123</text:p>
          </table:table-cell>
          <table:table-cell table:formula="of:=[.F198]/1000" office:value-type="float" office:value="9.123" calcext:value-type="float">
            <text:p>9.123</text:p>
          </table:table-cell>
          <table:table-cell table:formula="of:=[.H197]+36/1000" office:value-type="float" office:value="7.09199999999997" calcext:value-type="float">
            <text:p>7.092</text:p>
          </table:table-cell>
          <table:table-cell table:formula="of:=[.I197]+0.045" office:value-type="float" office:value="8.86499999999999" calcext:value-type="float">
            <text:p>8.865</text:p>
          </table:table-cell>
        </table:table-row>
        <table:table-row table:style-name="ro1"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8090" calcext:value-type="float">
            <text:p>8090</text:p>
          </table:table-cell>
          <table:table-cell table:formula="of:=[.D199]/1000" office:value-type="float" office:value="8.09" calcext:value-type="float">
            <text:p>8.09</text:p>
          </table:table-cell>
          <table:table-cell office:value-type="float" office:value="9089" calcext:value-type="float">
            <text:p>9089</text:p>
          </table:table-cell>
          <table:table-cell table:formula="of:=[.F199]/1000" office:value-type="float" office:value="9.089" calcext:value-type="float">
            <text:p>9.089</text:p>
          </table:table-cell>
          <table:table-cell table:formula="of:=[.H198]+36/1000" office:value-type="float" office:value="7.12799999999997" calcext:value-type="float">
            <text:p>7.128</text:p>
          </table:table-cell>
          <table:table-cell table:formula="of:=[.I198]+0.045" office:value-type="float" office:value="8.90999999999999" calcext:value-type="float">
            <text:p>8.91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8105" calcext:value-type="float">
            <text:p>8105</text:p>
          </table:table-cell>
          <table:table-cell table:formula="of:=[.D200]/1000" office:value-type="float" office:value="8.105" calcext:value-type="float">
            <text:p>8.105</text:p>
          </table:table-cell>
          <table:table-cell office:value-type="float" office:value="9136" calcext:value-type="float">
            <text:p>9136</text:p>
          </table:table-cell>
          <table:table-cell table:formula="of:=[.F200]/1000" office:value-type="float" office:value="9.136" calcext:value-type="float">
            <text:p>9.136</text:p>
          </table:table-cell>
          <table:table-cell table:formula="of:=[.H199]+36/1000" office:value-type="float" office:value="7.16399999999997" calcext:value-type="float">
            <text:p>7.164</text:p>
          </table:table-cell>
          <table:table-cell table:formula="of:=[.I199]+0.045" office:value-type="float" office:value="8.95499999999999" calcext:value-type="float">
            <text:p>8.955</text:p>
          </table:table-cell>
        </table:table-row>
        <table:table-row table:style-name="ro1"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7845" calcext:value-type="float">
            <text:p>7845</text:p>
          </table:table-cell>
          <table:table-cell table:formula="of:=[.D201]/1000" office:value-type="float" office:value="7.845" calcext:value-type="float">
            <text:p>7.845</text:p>
          </table:table-cell>
          <table:table-cell office:value-type="float" office:value="9262" calcext:value-type="float">
            <text:p>9262</text:p>
          </table:table-cell>
          <table:table-cell table:formula="of:=[.F201]/1000" office:value-type="float" office:value="9.262" calcext:value-type="float">
            <text:p>9.262</text:p>
          </table:table-cell>
          <table:table-cell table:formula="of:=[.H200]+36/1000" office:value-type="float" office:value="7.19999999999997" calcext:value-type="float">
            <text:p>7.2</text:p>
          </table:table-cell>
          <table:table-cell table:formula="of:=[.I200]+0.045" office:value-type="float" office:value="8.9999999999999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8132" calcext:value-type="float">
            <text:p>8132</text:p>
          </table:table-cell>
          <table:table-cell table:formula="of:=[.D202]/1000" office:value-type="float" office:value="8.132" calcext:value-type="float">
            <text:p>8.132</text:p>
          </table:table-cell>
          <table:table-cell office:value-type="float" office:value="9270" calcext:value-type="float">
            <text:p>9270</text:p>
          </table:table-cell>
          <table:table-cell table:formula="of:=[.F202]/1000" office:value-type="float" office:value="9.27" calcext:value-type="float">
            <text:p>9.27</text:p>
          </table:table-cell>
          <table:table-cell table:formula="of:=[.H201]+36/1000" office:value-type="float" office:value="7.23599999999997" calcext:value-type="float">
            <text:p>7.236</text:p>
          </table:table-cell>
          <table:table-cell table:formula="of:=[.I201]+0.045" office:value-type="float" office:value="9.04499999999999" calcext:value-type="float">
            <text:p>9.045</text:p>
          </table:table-cell>
        </table:table-row>
        <table:table-row table:style-name="ro1">
          <table:table-cell table:number-columns-repeated="2"/>
          <table:table-cell office:value-type="float" office:value="203" calcext:value-type="float">
            <text:p>203</text:p>
          </table:table-cell>
          <table:table-cell office:value-type="float" office:value="7867" calcext:value-type="float">
            <text:p>7867</text:p>
          </table:table-cell>
          <table:table-cell table:formula="of:=[.D203]/1000" office:value-type="float" office:value="7.867" calcext:value-type="float">
            <text:p>7.867</text:p>
          </table:table-cell>
          <table:table-cell office:value-type="float" office:value="9265" calcext:value-type="float">
            <text:p>9265</text:p>
          </table:table-cell>
          <table:table-cell table:formula="of:=[.F203]/1000" office:value-type="float" office:value="9.265" calcext:value-type="float">
            <text:p>9.265</text:p>
          </table:table-cell>
          <table:table-cell table:formula="of:=[.H202]+36/1000" office:value-type="float" office:value="7.27199999999997" calcext:value-type="float">
            <text:p>7.272</text:p>
          </table:table-cell>
          <table:table-cell table:formula="of:=[.I202]+0.045" office:value-type="float" office:value="9.08999999999999" calcext:value-type="float">
            <text:p>9.09</text:p>
          </table:table-cell>
        </table:table-row>
        <table:table-row table:style-name="ro1"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7903" calcext:value-type="float">
            <text:p>7903</text:p>
          </table:table-cell>
          <table:table-cell table:formula="of:=[.D204]/1000" office:value-type="float" office:value="7.903" calcext:value-type="float">
            <text:p>7.903</text:p>
          </table:table-cell>
          <table:table-cell office:value-type="float" office:value="9111" calcext:value-type="float">
            <text:p>9111</text:p>
          </table:table-cell>
          <table:table-cell table:formula="of:=[.F204]/1000" office:value-type="float" office:value="9.111" calcext:value-type="float">
            <text:p>9.111</text:p>
          </table:table-cell>
          <table:table-cell table:formula="of:=[.H203]+36/1000" office:value-type="float" office:value="7.30799999999997" calcext:value-type="float">
            <text:p>7.308</text:p>
          </table:table-cell>
          <table:table-cell table:formula="of:=[.I203]+0.045" office:value-type="float" office:value="9.13499999999999" calcext:value-type="float">
            <text:p>9.135</text:p>
          </table:table-cell>
        </table:table-row>
        <table:table-row table:style-name="ro1"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8016" calcext:value-type="float">
            <text:p>8016</text:p>
          </table:table-cell>
          <table:table-cell table:formula="of:=[.D205]/1000" office:value-type="float" office:value="8.016" calcext:value-type="float">
            <text:p>8.016</text:p>
          </table:table-cell>
          <table:table-cell office:value-type="float" office:value="9310" calcext:value-type="float">
            <text:p>9310</text:p>
          </table:table-cell>
          <table:table-cell table:formula="of:=[.F205]/1000" office:value-type="float" office:value="9.31" calcext:value-type="float">
            <text:p>9.31</text:p>
          </table:table-cell>
          <table:table-cell table:formula="of:=[.H204]+36/1000" office:value-type="float" office:value="7.34399999999997" calcext:value-type="float">
            <text:p>7.344</text:p>
          </table:table-cell>
          <table:table-cell table:formula="of:=[.I204]+0.045" office:value-type="float" office:value="9.17999999999999" calcext:value-type="float">
            <text:p>9.18</text:p>
          </table:table-cell>
        </table:table-row>
        <table:table-row table:style-name="ro1">
          <table:table-cell table:number-columns-repeated="2"/>
          <table:table-cell office:value-type="float" office:value="206" calcext:value-type="float">
            <text:p>206</text:p>
          </table:table-cell>
          <table:table-cell office:value-type="float" office:value="7999" calcext:value-type="float">
            <text:p>7999</text:p>
          </table:table-cell>
          <table:table-cell table:formula="of:=[.D206]/1000" office:value-type="float" office:value="7.999" calcext:value-type="float">
            <text:p>7.999</text:p>
          </table:table-cell>
          <table:table-cell office:value-type="float" office:value="9214" calcext:value-type="float">
            <text:p>9214</text:p>
          </table:table-cell>
          <table:table-cell table:formula="of:=[.F206]/1000" office:value-type="float" office:value="9.214" calcext:value-type="float">
            <text:p>9.214</text:p>
          </table:table-cell>
          <table:table-cell table:formula="of:=[.H205]+36/1000" office:value-type="float" office:value="7.37999999999996" calcext:value-type="float">
            <text:p>7.38</text:p>
          </table:table-cell>
          <table:table-cell table:formula="of:=[.I205]+0.045" office:value-type="float" office:value="9.22499999999999" calcext:value-type="float">
            <text:p>9.225</text:p>
          </table:table-cell>
        </table:table-row>
        <table:table-row table:style-name="ro1">
          <table:table-cell table:number-columns-repeated="2"/>
          <table:table-cell office:value-type="float" office:value="207" calcext:value-type="float">
            <text:p>207</text:p>
          </table:table-cell>
          <table:table-cell office:value-type="float" office:value="7993" calcext:value-type="float">
            <text:p>7993</text:p>
          </table:table-cell>
          <table:table-cell table:formula="of:=[.D207]/1000" office:value-type="float" office:value="7.993" calcext:value-type="float">
            <text:p>7.993</text:p>
          </table:table-cell>
          <table:table-cell office:value-type="float" office:value="9516" calcext:value-type="float">
            <text:p>9516</text:p>
          </table:table-cell>
          <table:table-cell table:formula="of:=[.F207]/1000" office:value-type="float" office:value="9.516" calcext:value-type="float">
            <text:p>9.516</text:p>
          </table:table-cell>
          <table:table-cell table:formula="of:=[.H206]+36/1000" office:value-type="float" office:value="7.41599999999996" calcext:value-type="float">
            <text:p>7.416</text:p>
          </table:table-cell>
          <table:table-cell table:formula="of:=[.I206]+0.045" office:value-type="float" office:value="9.26999999999999" calcext:value-type="float">
            <text:p>9.27</text:p>
          </table:table-cell>
        </table:table-row>
        <table:table-row table:style-name="ro1"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8190" calcext:value-type="float">
            <text:p>8190</text:p>
          </table:table-cell>
          <table:table-cell table:formula="of:=[.D208]/1000" office:value-type="float" office:value="8.19" calcext:value-type="float">
            <text:p>8.19</text:p>
          </table:table-cell>
          <table:table-cell office:value-type="float" office:value="14562" calcext:value-type="float">
            <text:p>14562</text:p>
          </table:table-cell>
          <table:table-cell table:formula="of:=[.F208]/1000" office:value-type="float" office:value="14.562" calcext:value-type="float">
            <text:p>14.562</text:p>
          </table:table-cell>
          <table:table-cell table:formula="of:=[.H207]+36/1000" office:value-type="float" office:value="7.45199999999996" calcext:value-type="float">
            <text:p>7.452</text:p>
          </table:table-cell>
          <table:table-cell table:formula="of:=[.I207]+0.045" office:value-type="float" office:value="9.31499999999999" calcext:value-type="float">
            <text:p>9.315</text:p>
          </table:table-cell>
        </table:table-row>
        <table:table-row table:style-name="ro1"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7865" calcext:value-type="float">
            <text:p>7865</text:p>
          </table:table-cell>
          <table:table-cell table:formula="of:=[.D209]/1000" office:value-type="float" office:value="7.865" calcext:value-type="float">
            <text:p>7.865</text:p>
          </table:table-cell>
          <table:table-cell office:value-type="float" office:value="32684" calcext:value-type="float">
            <text:p>32684</text:p>
          </table:table-cell>
          <table:table-cell table:formula="of:=[.F209]/1000" office:value-type="float" office:value="32.684" calcext:value-type="float">
            <text:p>32.684</text:p>
          </table:table-cell>
          <table:table-cell table:formula="of:=[.H208]+36/1000" office:value-type="float" office:value="7.48799999999996" calcext:value-type="float">
            <text:p>7.488</text:p>
          </table:table-cell>
          <table:table-cell table:formula="of:=[.I208]+0.045" office:value-type="float" office:value="9.35999999999999" calcext:value-type="float">
            <text:p>9.36</text:p>
          </table:table-cell>
        </table:table-row>
        <table:table-row table:style-name="ro1">
          <table:table-cell table:number-columns-repeated="2"/>
          <table:table-cell office:value-type="float" office:value="210" calcext:value-type="float">
            <text:p>210</text:p>
          </table:table-cell>
          <table:table-cell office:value-type="float" office:value="8091" calcext:value-type="float">
            <text:p>8091</text:p>
          </table:table-cell>
          <table:table-cell table:formula="of:=[.D210]/1000" office:value-type="float" office:value="8.091" calcext:value-type="float">
            <text:p>8.091</text:p>
          </table:table-cell>
          <table:table-cell office:value-type="float" office:value="27401" calcext:value-type="float">
            <text:p>27401</text:p>
          </table:table-cell>
          <table:table-cell table:formula="of:=[.F210]/1000" office:value-type="float" office:value="27.401" calcext:value-type="float">
            <text:p>27.401</text:p>
          </table:table-cell>
          <table:table-cell table:formula="of:=[.H209]+36/1000" office:value-type="float" office:value="7.52399999999996" calcext:value-type="float">
            <text:p>7.524</text:p>
          </table:table-cell>
          <table:table-cell table:formula="of:=[.I209]+0.045" office:value-type="float" office:value="9.40499999999999" calcext:value-type="float">
            <text:p>9.405</text:p>
          </table:table-cell>
        </table:table-row>
        <table:table-row table:style-name="ro1">
          <table:table-cell table:number-columns-repeated="2"/>
          <table:table-cell office:value-type="float" office:value="211" calcext:value-type="float">
            <text:p>211</text:p>
          </table:table-cell>
          <table:table-cell office:value-type="float" office:value="7949" calcext:value-type="float">
            <text:p>7949</text:p>
          </table:table-cell>
          <table:table-cell table:formula="of:=[.D211]/1000" office:value-type="float" office:value="7.949" calcext:value-type="float">
            <text:p>7.949</text:p>
          </table:table-cell>
          <table:table-cell office:value-type="float" office:value="10567" calcext:value-type="float">
            <text:p>10567</text:p>
          </table:table-cell>
          <table:table-cell table:formula="of:=[.F211]/1000" office:value-type="float" office:value="10.567" calcext:value-type="float">
            <text:p>10.567</text:p>
          </table:table-cell>
          <table:table-cell table:formula="of:=[.H210]+36/1000" office:value-type="float" office:value="7.55999999999996" calcext:value-type="float">
            <text:p>7.56</text:p>
          </table:table-cell>
          <table:table-cell table:formula="of:=[.I210]+0.045" office:value-type="float" office:value="9.44999999999999" calcext:value-type="float">
            <text:p>9.45</text:p>
          </table:table-cell>
        </table:table-row>
        <table:table-row table:style-name="ro1"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8094" calcext:value-type="float">
            <text:p>8094</text:p>
          </table:table-cell>
          <table:table-cell table:formula="of:=[.D212]/1000" office:value-type="float" office:value="8.094" calcext:value-type="float">
            <text:p>8.094</text:p>
          </table:table-cell>
          <table:table-cell office:value-type="float" office:value="9911" calcext:value-type="float">
            <text:p>9911</text:p>
          </table:table-cell>
          <table:table-cell table:formula="of:=[.F212]/1000" office:value-type="float" office:value="9.911" calcext:value-type="float">
            <text:p>9.911</text:p>
          </table:table-cell>
          <table:table-cell table:formula="of:=[.H211]+36/1000" office:value-type="float" office:value="7.59599999999996" calcext:value-type="float">
            <text:p>7.596</text:p>
          </table:table-cell>
          <table:table-cell table:formula="of:=[.I211]+0.045" office:value-type="float" office:value="9.49499999999999" calcext:value-type="float">
            <text:p>9.495</text:p>
          </table:table-cell>
        </table:table-row>
        <table:table-row table:style-name="ro1"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7873" calcext:value-type="float">
            <text:p>7873</text:p>
          </table:table-cell>
          <table:table-cell table:formula="of:=[.D213]/1000" office:value-type="float" office:value="7.873" calcext:value-type="float">
            <text:p>7.873</text:p>
          </table:table-cell>
          <table:table-cell office:value-type="float" office:value="9466" calcext:value-type="float">
            <text:p>9466</text:p>
          </table:table-cell>
          <table:table-cell table:formula="of:=[.F213]/1000" office:value-type="float" office:value="9.466" calcext:value-type="float">
            <text:p>9.466</text:p>
          </table:table-cell>
          <table:table-cell table:formula="of:=[.H212]+36/1000" office:value-type="float" office:value="7.63199999999996" calcext:value-type="float">
            <text:p>7.632</text:p>
          </table:table-cell>
          <table:table-cell table:formula="of:=[.I212]+0.045" office:value-type="float" office:value="9.53999999999999" calcext:value-type="float">
            <text:p>9.54</text:p>
          </table:table-cell>
        </table:table-row>
        <table:table-row table:style-name="ro1"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8113" calcext:value-type="float">
            <text:p>8113</text:p>
          </table:table-cell>
          <table:table-cell table:formula="of:=[.D214]/1000" office:value-type="float" office:value="8.113" calcext:value-type="float">
            <text:p>8.113</text:p>
          </table:table-cell>
          <table:table-cell office:value-type="float" office:value="10228" calcext:value-type="float">
            <text:p>10228</text:p>
          </table:table-cell>
          <table:table-cell table:formula="of:=[.F214]/1000" office:value-type="float" office:value="10.228" calcext:value-type="float">
            <text:p>10.228</text:p>
          </table:table-cell>
          <table:table-cell table:formula="of:=[.H213]+36/1000" office:value-type="float" office:value="7.66799999999996" calcext:value-type="float">
            <text:p>7.668</text:p>
          </table:table-cell>
          <table:table-cell table:formula="of:=[.I213]+0.045" office:value-type="float" office:value="9.58499999999999" calcext:value-type="float">
            <text:p>9.585</text:p>
          </table:table-cell>
        </table:table-row>
        <table:table-row table:style-name="ro1"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7867" calcext:value-type="float">
            <text:p>7867</text:p>
          </table:table-cell>
          <table:table-cell table:formula="of:=[.D215]/1000" office:value-type="float" office:value="7.867" calcext:value-type="float">
            <text:p>7.867</text:p>
          </table:table-cell>
          <table:table-cell office:value-type="float" office:value="19247" calcext:value-type="float">
            <text:p>19247</text:p>
          </table:table-cell>
          <table:table-cell table:formula="of:=[.F215]/1000" office:value-type="float" office:value="19.247" calcext:value-type="float">
            <text:p>19.247</text:p>
          </table:table-cell>
          <table:table-cell table:formula="of:=[.H214]+36/1000" office:value-type="float" office:value="7.70399999999996" calcext:value-type="float">
            <text:p>7.704</text:p>
          </table:table-cell>
          <table:table-cell table:formula="of:=[.I214]+0.045" office:value-type="float" office:value="9.62999999999999" calcext:value-type="float">
            <text:p>9.63</text:p>
          </table:table-cell>
        </table:table-row>
        <table:table-row table:style-name="ro1"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7983" calcext:value-type="float">
            <text:p>7983</text:p>
          </table:table-cell>
          <table:table-cell table:formula="of:=[.D216]/1000" office:value-type="float" office:value="7.983" calcext:value-type="float">
            <text:p>7.983</text:p>
          </table:table-cell>
          <table:table-cell office:value-type="float" office:value="21982" calcext:value-type="float">
            <text:p>21982</text:p>
          </table:table-cell>
          <table:table-cell table:formula="of:=[.F216]/1000" office:value-type="float" office:value="21.982" calcext:value-type="float">
            <text:p>21.982</text:p>
          </table:table-cell>
          <table:table-cell table:formula="of:=[.H215]+36/1000" office:value-type="float" office:value="7.73999999999996" calcext:value-type="float">
            <text:p>7.74</text:p>
          </table:table-cell>
          <table:table-cell table:formula="of:=[.I215]+0.045" office:value-type="float" office:value="9.67499999999999" calcext:value-type="float">
            <text:p>9.675</text:p>
          </table:table-cell>
        </table:table-row>
        <table:table-row table:style-name="ro1">
          <table:table-cell table:number-columns-repeated="2"/>
          <table:table-cell office:value-type="float" office:value="217" calcext:value-type="float">
            <text:p>217</text:p>
          </table:table-cell>
          <table:table-cell office:value-type="float" office:value="8202" calcext:value-type="float">
            <text:p>8202</text:p>
          </table:table-cell>
          <table:table-cell table:formula="of:=[.D217]/1000" office:value-type="float" office:value="8.202" calcext:value-type="float">
            <text:p>8.202</text:p>
          </table:table-cell>
          <table:table-cell office:value-type="float" office:value="9006" calcext:value-type="float">
            <text:p>9006</text:p>
          </table:table-cell>
          <table:table-cell table:formula="of:=[.F217]/1000" office:value-type="float" office:value="9.006" calcext:value-type="float">
            <text:p>9.006</text:p>
          </table:table-cell>
          <table:table-cell table:formula="of:=[.H216]+36/1000" office:value-type="float" office:value="7.77599999999996" calcext:value-type="float">
            <text:p>7.776</text:p>
          </table:table-cell>
          <table:table-cell table:formula="of:=[.I216]+0.045" office:value-type="float" office:value="9.71999999999999" calcext:value-type="float">
            <text:p>9.72</text:p>
          </table:table-cell>
        </table:table-row>
        <table:table-row table:style-name="ro1"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8087" calcext:value-type="float">
            <text:p>8087</text:p>
          </table:table-cell>
          <table:table-cell table:formula="of:=[.D218]/1000" office:value-type="float" office:value="8.087" calcext:value-type="float">
            <text:p>8.087</text:p>
          </table:table-cell>
          <table:table-cell office:value-type="float" office:value="10896" calcext:value-type="float">
            <text:p>10896</text:p>
          </table:table-cell>
          <table:table-cell table:formula="of:=[.F218]/1000" office:value-type="float" office:value="10.896" calcext:value-type="float">
            <text:p>10.896</text:p>
          </table:table-cell>
          <table:table-cell table:formula="of:=[.H217]+36/1000" office:value-type="float" office:value="7.81199999999996" calcext:value-type="float">
            <text:p>7.812</text:p>
          </table:table-cell>
          <table:table-cell table:formula="of:=[.I217]+0.045" office:value-type="float" office:value="9.76499999999999" calcext:value-type="float">
            <text:p>9.765</text:p>
          </table:table-cell>
        </table:table-row>
        <table:table-row table:style-name="ro1">
          <table:table-cell table:number-columns-repeated="2"/>
          <table:table-cell office:value-type="float" office:value="219" calcext:value-type="float">
            <text:p>219</text:p>
          </table:table-cell>
          <table:table-cell office:value-type="float" office:value="8036" calcext:value-type="float">
            <text:p>8036</text:p>
          </table:table-cell>
          <table:table-cell table:formula="of:=[.D219]/1000" office:value-type="float" office:value="8.036" calcext:value-type="float">
            <text:p>8.036</text:p>
          </table:table-cell>
          <table:table-cell office:value-type="float" office:value="9639" calcext:value-type="float">
            <text:p>9639</text:p>
          </table:table-cell>
          <table:table-cell table:formula="of:=[.F219]/1000" office:value-type="float" office:value="9.639" calcext:value-type="float">
            <text:p>9.639</text:p>
          </table:table-cell>
          <table:table-cell table:formula="of:=[.H218]+36/1000" office:value-type="float" office:value="7.84799999999996" calcext:value-type="float">
            <text:p>7.848</text:p>
          </table:table-cell>
          <table:table-cell table:formula="of:=[.I218]+0.045" office:value-type="float" office:value="9.80999999999999" calcext:value-type="float">
            <text:p>9.81</text:p>
          </table:table-cell>
        </table:table-row>
        <table:table-row table:style-name="ro1"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7874" calcext:value-type="float">
            <text:p>7874</text:p>
          </table:table-cell>
          <table:table-cell table:formula="of:=[.D220]/1000" office:value-type="float" office:value="7.874" calcext:value-type="float">
            <text:p>7.874</text:p>
          </table:table-cell>
          <table:table-cell office:value-type="float" office:value="10004" calcext:value-type="float">
            <text:p>10004</text:p>
          </table:table-cell>
          <table:table-cell table:formula="of:=[.F220]/1000" office:value-type="float" office:value="10.004" calcext:value-type="float">
            <text:p>10.004</text:p>
          </table:table-cell>
          <table:table-cell table:formula="of:=[.H219]+36/1000" office:value-type="float" office:value="7.88399999999996" calcext:value-type="float">
            <text:p>7.884</text:p>
          </table:table-cell>
          <table:table-cell table:formula="of:=[.I219]+0.045" office:value-type="float" office:value="9.85499999999999" calcext:value-type="float">
            <text:p>9.855</text:p>
          </table:table-cell>
        </table:table-row>
        <table:table-row table:style-name="ro1"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8007" calcext:value-type="float">
            <text:p>8007</text:p>
          </table:table-cell>
          <table:table-cell table:formula="of:=[.D221]/1000" office:value-type="float" office:value="8.007" calcext:value-type="float">
            <text:p>8.007</text:p>
          </table:table-cell>
          <table:table-cell office:value-type="float" office:value="20487" calcext:value-type="float">
            <text:p>20487</text:p>
          </table:table-cell>
          <table:table-cell table:formula="of:=[.F221]/1000" office:value-type="float" office:value="20.487" calcext:value-type="float">
            <text:p>20.487</text:p>
          </table:table-cell>
          <table:table-cell table:formula="of:=[.H220]+36/1000" office:value-type="float" office:value="7.91999999999996" calcext:value-type="float">
            <text:p>7.92</text:p>
          </table:table-cell>
          <table:table-cell table:formula="of:=[.I220]+0.045" office:value-type="float" office:value="9.89999999999999" calcext:value-type="float">
            <text:p>9.9</text:p>
          </table:table-cell>
        </table:table-row>
        <table:table-row table:style-name="ro1">
          <table:table-cell table:number-columns-repeated="2"/>
          <table:table-cell office:value-type="float" office:value="222" calcext:value-type="float">
            <text:p>222</text:p>
          </table:table-cell>
          <table:table-cell office:value-type="float" office:value="7845" calcext:value-type="float">
            <text:p>7845</text:p>
          </table:table-cell>
          <table:table-cell table:formula="of:=[.D222]/1000" office:value-type="float" office:value="7.845" calcext:value-type="float">
            <text:p>7.845</text:p>
          </table:table-cell>
          <table:table-cell office:value-type="float" office:value="21807" calcext:value-type="float">
            <text:p>21807</text:p>
          </table:table-cell>
          <table:table-cell table:formula="of:=[.F222]/1000" office:value-type="float" office:value="21.807" calcext:value-type="float">
            <text:p>21.807</text:p>
          </table:table-cell>
          <table:table-cell table:formula="of:=[.H221]+36/1000" office:value-type="float" office:value="7.95599999999996" calcext:value-type="float">
            <text:p>7.956</text:p>
          </table:table-cell>
          <table:table-cell table:formula="of:=[.I221]+0.045" office:value-type="float" office:value="9.94499999999999" calcext:value-type="float">
            <text:p>9.945</text:p>
          </table:table-cell>
        </table:table-row>
        <table:table-row table:style-name="ro1"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8027" calcext:value-type="float">
            <text:p>8027</text:p>
          </table:table-cell>
          <table:table-cell table:formula="of:=[.D223]/1000" office:value-type="float" office:value="8.027" calcext:value-type="float">
            <text:p>8.027</text:p>
          </table:table-cell>
          <table:table-cell office:value-type="float" office:value="9788" calcext:value-type="float">
            <text:p>9788</text:p>
          </table:table-cell>
          <table:table-cell table:formula="of:=[.F223]/1000" office:value-type="float" office:value="9.788" calcext:value-type="float">
            <text:p>9.788</text:p>
          </table:table-cell>
          <table:table-cell table:formula="of:=[.H222]+36/1000" office:value-type="float" office:value="7.99199999999996" calcext:value-type="float">
            <text:p>7.992</text:p>
          </table:table-cell>
          <table:table-cell table:formula="of:=[.I222]+0.045" office:value-type="float" office:value="9.98999999999999" calcext:value-type="float">
            <text:p>9.99</text:p>
          </table:table-cell>
        </table:table-row>
        <table:table-row table:style-name="ro1"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7953" calcext:value-type="float">
            <text:p>7953</text:p>
          </table:table-cell>
          <table:table-cell table:formula="of:=[.D224]/1000" office:value-type="float" office:value="7.953" calcext:value-type="float">
            <text:p>7.953</text:p>
          </table:table-cell>
          <table:table-cell office:value-type="float" office:value="9557" calcext:value-type="float">
            <text:p>9557</text:p>
          </table:table-cell>
          <table:table-cell table:formula="of:=[.F224]/1000" office:value-type="float" office:value="9.557" calcext:value-type="float">
            <text:p>9.557</text:p>
          </table:table-cell>
          <table:table-cell table:formula="of:=[.H223]+36/1000" office:value-type="float" office:value="8.02799999999996" calcext:value-type="float">
            <text:p>8.028</text:p>
          </table:table-cell>
          <table:table-cell table:formula="of:=[.I223]+0.045" office:value-type="float" office:value="10.035" calcext:value-type="float">
            <text:p>10.035</text:p>
          </table:table-cell>
        </table:table-row>
        <table:table-row table:style-name="ro1"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7831" calcext:value-type="float">
            <text:p>7831</text:p>
          </table:table-cell>
          <table:table-cell table:formula="of:=[.D225]/1000" office:value-type="float" office:value="7.831" calcext:value-type="float">
            <text:p>7.831</text:p>
          </table:table-cell>
          <table:table-cell office:value-type="float" office:value="9687" calcext:value-type="float">
            <text:p>9687</text:p>
          </table:table-cell>
          <table:table-cell table:formula="of:=[.F225]/1000" office:value-type="float" office:value="9.687" calcext:value-type="float">
            <text:p>9.687</text:p>
          </table:table-cell>
          <table:table-cell table:formula="of:=[.H224]+36/1000" office:value-type="float" office:value="8.06399999999996" calcext:value-type="float">
            <text:p>8.064</text:p>
          </table:table-cell>
          <table:table-cell table:formula="of:=[.I224]+0.045" office:value-type="float" office:value="10.08" calcext:value-type="float">
            <text:p>10.08</text:p>
          </table:table-cell>
        </table:table-row>
        <table:table-row table:style-name="ro1">
          <table:table-cell table:number-columns-repeated="2"/>
          <table:table-cell office:value-type="float" office:value="226" calcext:value-type="float">
            <text:p>226</text:p>
          </table:table-cell>
          <table:table-cell office:value-type="float" office:value="7903" calcext:value-type="float">
            <text:p>7903</text:p>
          </table:table-cell>
          <table:table-cell table:formula="of:=[.D226]/1000" office:value-type="float" office:value="7.903" calcext:value-type="float">
            <text:p>7.903</text:p>
          </table:table-cell>
          <table:table-cell office:value-type="float" office:value="9485" calcext:value-type="float">
            <text:p>9485</text:p>
          </table:table-cell>
          <table:table-cell table:formula="of:=[.F226]/1000" office:value-type="float" office:value="9.485" calcext:value-type="float">
            <text:p>9.485</text:p>
          </table:table-cell>
          <table:table-cell table:formula="of:=[.H225]+36/1000" office:value-type="float" office:value="8.09999999999996" calcext:value-type="float">
            <text:p>8.1</text:p>
          </table:table-cell>
          <table:table-cell table:formula="of:=[.I225]+0.045" office:value-type="float" office:value="10.125" calcext:value-type="float">
            <text:p>10.125</text:p>
          </table:table-cell>
        </table:table-row>
        <table:table-row table:style-name="ro1">
          <table:table-cell table:number-columns-repeated="2"/>
          <table:table-cell office:value-type="float" office:value="227" calcext:value-type="float">
            <text:p>227</text:p>
          </table:table-cell>
          <table:table-cell office:value-type="float" office:value="7884" calcext:value-type="float">
            <text:p>7884</text:p>
          </table:table-cell>
          <table:table-cell table:formula="of:=[.D227]/1000" office:value-type="float" office:value="7.884" calcext:value-type="float">
            <text:p>7.884</text:p>
          </table:table-cell>
          <table:table-cell office:value-type="float" office:value="23157" calcext:value-type="float">
            <text:p>23157</text:p>
          </table:table-cell>
          <table:table-cell table:formula="of:=[.F227]/1000" office:value-type="float" office:value="23.157" calcext:value-type="float">
            <text:p>23.157</text:p>
          </table:table-cell>
          <table:table-cell table:formula="of:=[.H226]+36/1000" office:value-type="float" office:value="8.13599999999996" calcext:value-type="float">
            <text:p>8.136</text:p>
          </table:table-cell>
          <table:table-cell table:formula="of:=[.I226]+0.045" office:value-type="float" office:value="10.17" calcext:value-type="float">
            <text:p>10.17</text:p>
          </table:table-cell>
        </table:table-row>
        <table:table-row table:style-name="ro1"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8355" calcext:value-type="float">
            <text:p>8355</text:p>
          </table:table-cell>
          <table:table-cell table:formula="of:=[.D228]/1000" office:value-type="float" office:value="8.355" calcext:value-type="float">
            <text:p>8.355</text:p>
          </table:table-cell>
          <table:table-cell office:value-type="float" office:value="15880" calcext:value-type="float">
            <text:p>15880</text:p>
          </table:table-cell>
          <table:table-cell table:formula="of:=[.F228]/1000" office:value-type="float" office:value="15.88" calcext:value-type="float">
            <text:p>15.88</text:p>
          </table:table-cell>
          <table:table-cell table:formula="of:=[.H227]+36/1000" office:value-type="float" office:value="8.17199999999996" calcext:value-type="float">
            <text:p>8.172</text:p>
          </table:table-cell>
          <table:table-cell table:formula="of:=[.I227]+0.045" office:value-type="float" office:value="10.215" calcext:value-type="float">
            <text:p>10.215</text:p>
          </table:table-cell>
        </table:table-row>
        <table:table-row table:style-name="ro1">
          <table:table-cell table:number-columns-repeated="2"/>
          <table:table-cell office:value-type="float" office:value="229" calcext:value-type="float">
            <text:p>229</text:p>
          </table:table-cell>
          <table:table-cell office:value-type="float" office:value="16309" calcext:value-type="float">
            <text:p>16309</text:p>
          </table:table-cell>
          <table:table-cell table:formula="of:=[.D229]/1000" office:value-type="float" office:value="16.309" calcext:value-type="float">
            <text:p>16.309</text:p>
          </table:table-cell>
          <table:table-cell office:value-type="float" office:value="9772" calcext:value-type="float">
            <text:p>9772</text:p>
          </table:table-cell>
          <table:table-cell table:formula="of:=[.F229]/1000" office:value-type="float" office:value="9.772" calcext:value-type="float">
            <text:p>9.772</text:p>
          </table:table-cell>
          <table:table-cell table:formula="of:=[.H228]+36/1000" office:value-type="float" office:value="8.20799999999996" calcext:value-type="float">
            <text:p>8.208</text:p>
          </table:table-cell>
          <table:table-cell table:formula="of:=[.I228]+0.045" office:value-type="float" office:value="10.26" calcext:value-type="float">
            <text:p>10.26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</text:p>
          </table:table-cell>
          <table:table-cell office:value-type="float" office:value="18646" calcext:value-type="float">
            <text:p>18646</text:p>
          </table:table-cell>
          <table:table-cell table:formula="of:=[.D230]/1000" office:value-type="float" office:value="18.646" calcext:value-type="float">
            <text:p>18.646</text:p>
          </table:table-cell>
          <table:table-cell office:value-type="float" office:value="9253" calcext:value-type="float">
            <text:p>9253</text:p>
          </table:table-cell>
          <table:table-cell table:formula="of:=[.F230]/1000" office:value-type="float" office:value="9.253" calcext:value-type="float">
            <text:p>9.253</text:p>
          </table:table-cell>
          <table:table-cell table:formula="of:=[.H229]+36/1000" office:value-type="float" office:value="8.24399999999996" calcext:value-type="float">
            <text:p>8.244</text:p>
          </table:table-cell>
          <table:table-cell table:formula="of:=[.I229]+0.045" office:value-type="float" office:value="10.305" calcext:value-type="float">
            <text:p>10.305</text:p>
          </table:table-cell>
        </table:table-row>
        <table:table-row table:style-name="ro1"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7625" calcext:value-type="float">
            <text:p>7625</text:p>
          </table:table-cell>
          <table:table-cell table:formula="of:=[.D231]/1000" office:value-type="float" office:value="7.625" calcext:value-type="float">
            <text:p>7.625</text:p>
          </table:table-cell>
          <table:table-cell office:value-type="float" office:value="9728" calcext:value-type="float">
            <text:p>9728</text:p>
          </table:table-cell>
          <table:table-cell table:formula="of:=[.F231]/1000" office:value-type="float" office:value="9.728" calcext:value-type="float">
            <text:p>9.728</text:p>
          </table:table-cell>
          <table:table-cell table:formula="of:=[.H230]+36/1000" office:value-type="float" office:value="8.27999999999996" calcext:value-type="float">
            <text:p>8.28</text:p>
          </table:table-cell>
          <table:table-cell table:formula="of:=[.I230]+0.045" office:value-type="float" office:value="10.35" calcext:value-type="float">
            <text:p>10.35</text:p>
          </table:table-cell>
        </table:table-row>
        <table:table-row table:style-name="ro1">
          <table:table-cell table:number-columns-repeated="2"/>
          <table:table-cell office:value-type="float" office:value="232" calcext:value-type="float">
            <text:p>232</text:p>
          </table:table-cell>
          <table:table-cell office:value-type="float" office:value="8079" calcext:value-type="float">
            <text:p>8079</text:p>
          </table:table-cell>
          <table:table-cell table:formula="of:=[.D232]/1000" office:value-type="float" office:value="8.079" calcext:value-type="float">
            <text:p>8.079</text:p>
          </table:table-cell>
          <table:table-cell office:value-type="float" office:value="9425" calcext:value-type="float">
            <text:p>9425</text:p>
          </table:table-cell>
          <table:table-cell table:formula="of:=[.F232]/1000" office:value-type="float" office:value="9.425" calcext:value-type="float">
            <text:p>9.425</text:p>
          </table:table-cell>
          <table:table-cell table:formula="of:=[.H231]+36/1000" office:value-type="float" office:value="8.31599999999995" calcext:value-type="float">
            <text:p>8.316</text:p>
          </table:table-cell>
          <table:table-cell table:formula="of:=[.I231]+0.045" office:value-type="float" office:value="10.395" calcext:value-type="float">
            <text:p>10.395</text:p>
          </table:table-cell>
        </table:table-row>
        <table:table-row table:style-name="ro1"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8065" calcext:value-type="float">
            <text:p>8065</text:p>
          </table:table-cell>
          <table:table-cell table:formula="of:=[.D233]/1000" office:value-type="float" office:value="8.065" calcext:value-type="float">
            <text:p>8.065</text:p>
          </table:table-cell>
          <table:table-cell office:value-type="float" office:value="9386" calcext:value-type="float">
            <text:p>9386</text:p>
          </table:table-cell>
          <table:table-cell table:formula="of:=[.F233]/1000" office:value-type="float" office:value="9.386" calcext:value-type="float">
            <text:p>9.386</text:p>
          </table:table-cell>
          <table:table-cell table:formula="of:=[.H232]+36/1000" office:value-type="float" office:value="8.35199999999995" calcext:value-type="float">
            <text:p>8.352</text:p>
          </table:table-cell>
          <table:table-cell table:formula="of:=[.I232]+0.045" office:value-type="float" office:value="10.44" calcext:value-type="float">
            <text:p>10.44</text:p>
          </table:table-cell>
        </table:table-row>
        <table:table-row table:style-name="ro1"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8246" calcext:value-type="float">
            <text:p>8246</text:p>
          </table:table-cell>
          <table:table-cell table:formula="of:=[.D234]/1000" office:value-type="float" office:value="8.246" calcext:value-type="float">
            <text:p>8.246</text:p>
          </table:table-cell>
          <table:table-cell office:value-type="float" office:value="9612" calcext:value-type="float">
            <text:p>9612</text:p>
          </table:table-cell>
          <table:table-cell table:formula="of:=[.F234]/1000" office:value-type="float" office:value="9.612" calcext:value-type="float">
            <text:p>9.612</text:p>
          </table:table-cell>
          <table:table-cell table:formula="of:=[.H233]+36/1000" office:value-type="float" office:value="8.38799999999995" calcext:value-type="float">
            <text:p>8.388</text:p>
          </table:table-cell>
          <table:table-cell table:formula="of:=[.I233]+0.045" office:value-type="float" office:value="10.485" calcext:value-type="float">
            <text:p>10.485</text:p>
          </table:table-cell>
        </table:table-row>
        <table:table-row table:style-name="ro1">
          <table:table-cell table:number-columns-repeated="2"/>
          <table:table-cell office:value-type="float" office:value="235" calcext:value-type="float">
            <text:p>235</text:p>
          </table:table-cell>
          <table:table-cell office:value-type="float" office:value="8186" calcext:value-type="float">
            <text:p>8186</text:p>
          </table:table-cell>
          <table:table-cell table:formula="of:=[.D235]/1000" office:value-type="float" office:value="8.186" calcext:value-type="float">
            <text:p>8.186</text:p>
          </table:table-cell>
          <table:table-cell office:value-type="float" office:value="9387" calcext:value-type="float">
            <text:p>9387</text:p>
          </table:table-cell>
          <table:table-cell table:formula="of:=[.F235]/1000" office:value-type="float" office:value="9.387" calcext:value-type="float">
            <text:p>9.387</text:p>
          </table:table-cell>
          <table:table-cell table:formula="of:=[.H234]+36/1000" office:value-type="float" office:value="8.42399999999995" calcext:value-type="float">
            <text:p>8.424</text:p>
          </table:table-cell>
          <table:table-cell table:formula="of:=[.I234]+0.045" office:value-type="float" office:value="10.53" calcext:value-type="float">
            <text:p>10.53</text:p>
          </table:table-cell>
        </table:table-row>
        <table:table-row table:style-name="ro1">
          <table:table-cell table:number-columns-repeated="2"/>
          <table:table-cell office:value-type="float" office:value="236" calcext:value-type="float">
            <text:p>236</text:p>
          </table:table-cell>
          <table:table-cell office:value-type="float" office:value="7921" calcext:value-type="float">
            <text:p>7921</text:p>
          </table:table-cell>
          <table:table-cell table:formula="of:=[.D236]/1000" office:value-type="float" office:value="7.921" calcext:value-type="float">
            <text:p>7.921</text:p>
          </table:table-cell>
          <table:table-cell office:value-type="float" office:value="9490" calcext:value-type="float">
            <text:p>9490</text:p>
          </table:table-cell>
          <table:table-cell table:formula="of:=[.F236]/1000" office:value-type="float" office:value="9.49" calcext:value-type="float">
            <text:p>9.49</text:p>
          </table:table-cell>
          <table:table-cell table:formula="of:=[.H235]+36/1000" office:value-type="float" office:value="8.45999999999995" calcext:value-type="float">
            <text:p>8.46</text:p>
          </table:table-cell>
          <table:table-cell table:formula="of:=[.I235]+0.045" office:value-type="float" office:value="10.575" calcext:value-type="float">
            <text:p>10.575</text:p>
          </table:table-cell>
        </table:table-row>
        <table:table-row table:style-name="ro1">
          <table:table-cell table:number-columns-repeated="2"/>
          <table:table-cell office:value-type="float" office:value="237" calcext:value-type="float">
            <text:p>237</text:p>
          </table:table-cell>
          <table:table-cell office:value-type="float" office:value="7829" calcext:value-type="float">
            <text:p>7829</text:p>
          </table:table-cell>
          <table:table-cell table:formula="of:=[.D237]/1000" office:value-type="float" office:value="7.829" calcext:value-type="float">
            <text:p>7.829</text:p>
          </table:table-cell>
          <table:table-cell office:value-type="float" office:value="9293" calcext:value-type="float">
            <text:p>9293</text:p>
          </table:table-cell>
          <table:table-cell table:formula="of:=[.F237]/1000" office:value-type="float" office:value="9.293" calcext:value-type="float">
            <text:p>9.293</text:p>
          </table:table-cell>
          <table:table-cell table:formula="of:=[.H236]+36/1000" office:value-type="float" office:value="8.49599999999995" calcext:value-type="float">
            <text:p>8.496</text:p>
          </table:table-cell>
          <table:table-cell table:formula="of:=[.I236]+0.045" office:value-type="float" office:value="10.62" calcext:value-type="float">
            <text:p>10.62</text:p>
          </table:table-cell>
        </table:table-row>
        <table:table-row table:style-name="ro1"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7873" calcext:value-type="float">
            <text:p>7873</text:p>
          </table:table-cell>
          <table:table-cell table:formula="of:=[.D238]/1000" office:value-type="float" office:value="7.873" calcext:value-type="float">
            <text:p>7.873</text:p>
          </table:table-cell>
          <table:table-cell office:value-type="float" office:value="9555" calcext:value-type="float">
            <text:p>9555</text:p>
          </table:table-cell>
          <table:table-cell table:formula="of:=[.F238]/1000" office:value-type="float" office:value="9.555" calcext:value-type="float">
            <text:p>9.555</text:p>
          </table:table-cell>
          <table:table-cell table:formula="of:=[.H237]+36/1000" office:value-type="float" office:value="8.53199999999995" calcext:value-type="float">
            <text:p>8.532</text:p>
          </table:table-cell>
          <table:table-cell table:formula="of:=[.I237]+0.045" office:value-type="float" office:value="10.665" calcext:value-type="float">
            <text:p>10.665</text:p>
          </table:table-cell>
        </table:table-row>
        <table:table-row table:style-name="ro1"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7930" calcext:value-type="float">
            <text:p>7930</text:p>
          </table:table-cell>
          <table:table-cell table:formula="of:=[.D239]/1000" office:value-type="float" office:value="7.93" calcext:value-type="float">
            <text:p>7.93</text:p>
          </table:table-cell>
          <table:table-cell office:value-type="float" office:value="9444" calcext:value-type="float">
            <text:p>9444</text:p>
          </table:table-cell>
          <table:table-cell table:formula="of:=[.F239]/1000" office:value-type="float" office:value="9.444" calcext:value-type="float">
            <text:p>9.444</text:p>
          </table:table-cell>
          <table:table-cell table:formula="of:=[.H238]+36/1000" office:value-type="float" office:value="8.56799999999995" calcext:value-type="float">
            <text:p>8.568</text:p>
          </table:table-cell>
          <table:table-cell table:formula="of:=[.I238]+0.045" office:value-type="float" office:value="10.71" calcext:value-type="float">
            <text:p>10.71</text:p>
          </table:table-cell>
        </table:table-row>
        <table:table-row table:style-name="ro1"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7914" calcext:value-type="float">
            <text:p>7914</text:p>
          </table:table-cell>
          <table:table-cell table:formula="of:=[.D240]/1000" office:value-type="float" office:value="7.914" calcext:value-type="float">
            <text:p>7.914</text:p>
          </table:table-cell>
          <table:table-cell office:value-type="float" office:value="9550" calcext:value-type="float">
            <text:p>9550</text:p>
          </table:table-cell>
          <table:table-cell table:formula="of:=[.F240]/1000" office:value-type="float" office:value="9.55" calcext:value-type="float">
            <text:p>9.55</text:p>
          </table:table-cell>
          <table:table-cell table:formula="of:=[.H239]+36/1000" office:value-type="float" office:value="8.60399999999995" calcext:value-type="float">
            <text:p>8.604</text:p>
          </table:table-cell>
          <table:table-cell table:formula="of:=[.I239]+0.045" office:value-type="float" office:value="10.755" calcext:value-type="float">
            <text:p>10.755</text:p>
          </table:table-cell>
        </table:table-row>
        <table:table-row table:style-name="ro1">
          <table:table-cell table:number-columns-repeated="2"/>
          <table:table-cell office:value-type="float" office:value="241" calcext:value-type="float">
            <text:p>241</text:p>
          </table:table-cell>
          <table:table-cell office:value-type="float" office:value="7984" calcext:value-type="float">
            <text:p>7984</text:p>
          </table:table-cell>
          <table:table-cell table:formula="of:=[.D241]/1000" office:value-type="float" office:value="7.984" calcext:value-type="float">
            <text:p>7.984</text:p>
          </table:table-cell>
          <table:table-cell office:value-type="float" office:value="9319" calcext:value-type="float">
            <text:p>9319</text:p>
          </table:table-cell>
          <table:table-cell table:formula="of:=[.F241]/1000" office:value-type="float" office:value="9.319" calcext:value-type="float">
            <text:p>9.319</text:p>
          </table:table-cell>
          <table:table-cell table:formula="of:=[.H240]+36/1000" office:value-type="float" office:value="8.63999999999995" calcext:value-type="float">
            <text:p>8.64</text:p>
          </table:table-cell>
          <table:table-cell table:formula="of:=[.I240]+0.045" office:value-type="float" office:value="10.8" calcext:value-type="float">
            <text:p>10.8</text:p>
          </table:table-cell>
        </table:table-row>
        <table:table-row table:style-name="ro1">
          <table:table-cell table:number-columns-repeated="2"/>
          <table:table-cell office:value-type="float" office:value="242" calcext:value-type="float">
            <text:p>242</text:p>
          </table:table-cell>
          <table:table-cell office:value-type="float" office:value="8074" calcext:value-type="float">
            <text:p>8074</text:p>
          </table:table-cell>
          <table:table-cell table:formula="of:=[.D242]/1000" office:value-type="float" office:value="8.074" calcext:value-type="float">
            <text:p>8.074</text:p>
          </table:table-cell>
          <table:table-cell office:value-type="float" office:value="9570" calcext:value-type="float">
            <text:p>9570</text:p>
          </table:table-cell>
          <table:table-cell table:formula="of:=[.F242]/1000" office:value-type="float" office:value="9.57" calcext:value-type="float">
            <text:p>9.57</text:p>
          </table:table-cell>
          <table:table-cell table:formula="of:=[.H241]+36/1000" office:value-type="float" office:value="8.67599999999995" calcext:value-type="float">
            <text:p>8.676</text:p>
          </table:table-cell>
          <table:table-cell table:formula="of:=[.I241]+0.045" office:value-type="float" office:value="10.845" calcext:value-type="float">
            <text:p>10.845</text:p>
          </table:table-cell>
        </table:table-row>
        <table:table-row table:style-name="ro1"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7917" calcext:value-type="float">
            <text:p>7917</text:p>
          </table:table-cell>
          <table:table-cell table:formula="of:=[.D243]/1000" office:value-type="float" office:value="7.917" calcext:value-type="float">
            <text:p>7.917</text:p>
          </table:table-cell>
          <table:table-cell office:value-type="float" office:value="9552" calcext:value-type="float">
            <text:p>9552</text:p>
          </table:table-cell>
          <table:table-cell table:formula="of:=[.F243]/1000" office:value-type="float" office:value="9.552" calcext:value-type="float">
            <text:p>9.552</text:p>
          </table:table-cell>
          <table:table-cell table:formula="of:=[.H242]+36/1000" office:value-type="float" office:value="8.71199999999995" calcext:value-type="float">
            <text:p>8.712</text:p>
          </table:table-cell>
          <table:table-cell table:formula="of:=[.I242]+0.045" office:value-type="float" office:value="10.89" calcext:value-type="float">
            <text:p>10.89</text:p>
          </table:table-cell>
        </table:table-row>
        <table:table-row table:style-name="ro1"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7840" calcext:value-type="float">
            <text:p>7840</text:p>
          </table:table-cell>
          <table:table-cell table:formula="of:=[.D244]/1000" office:value-type="float" office:value="7.84" calcext:value-type="float">
            <text:p>7.84</text:p>
          </table:table-cell>
          <table:table-cell office:value-type="float" office:value="9415" calcext:value-type="float">
            <text:p>9415</text:p>
          </table:table-cell>
          <table:table-cell table:formula="of:=[.F244]/1000" office:value-type="float" office:value="9.415" calcext:value-type="float">
            <text:p>9.415</text:p>
          </table:table-cell>
          <table:table-cell table:formula="of:=[.H243]+36/1000" office:value-type="float" office:value="8.74799999999995" calcext:value-type="float">
            <text:p>8.748</text:p>
          </table:table-cell>
          <table:table-cell table:formula="of:=[.I243]+0.045" office:value-type="float" office:value="10.935" calcext:value-type="float">
            <text:p>10.935</text:p>
          </table:table-cell>
        </table:table-row>
        <table:table-row table:style-name="ro1">
          <table:table-cell table:number-columns-repeated="2"/>
          <table:table-cell office:value-type="float" office:value="245" calcext:value-type="float">
            <text:p>245</text:p>
          </table:table-cell>
          <table:table-cell office:value-type="float" office:value="8030" calcext:value-type="float">
            <text:p>8030</text:p>
          </table:table-cell>
          <table:table-cell table:formula="of:=[.D245]/1000" office:value-type="float" office:value="8.03" calcext:value-type="float">
            <text:p>8.03</text:p>
          </table:table-cell>
          <table:table-cell office:value-type="float" office:value="9440" calcext:value-type="float">
            <text:p>9440</text:p>
          </table:table-cell>
          <table:table-cell table:formula="of:=[.F245]/1000" office:value-type="float" office:value="9.44" calcext:value-type="float">
            <text:p>9.44</text:p>
          </table:table-cell>
          <table:table-cell table:formula="of:=[.H244]+36/1000" office:value-type="float" office:value="8.78399999999995" calcext:value-type="float">
            <text:p>8.784</text:p>
          </table:table-cell>
          <table:table-cell table:formula="of:=[.I244]+0.045" office:value-type="float" office:value="10.98" calcext:value-type="float">
            <text:p>10.98</text:p>
          </table:table-cell>
        </table:table-row>
        <table:table-row table:style-name="ro1">
          <table:table-cell table:number-columns-repeated="2"/>
          <table:table-cell office:value-type="float" office:value="246" calcext:value-type="float">
            <text:p>246</text:p>
          </table:table-cell>
          <table:table-cell office:value-type="float" office:value="7854" calcext:value-type="float">
            <text:p>7854</text:p>
          </table:table-cell>
          <table:table-cell table:formula="of:=[.D246]/1000" office:value-type="float" office:value="7.854" calcext:value-type="float">
            <text:p>7.854</text:p>
          </table:table-cell>
          <table:table-cell office:value-type="float" office:value="9531" calcext:value-type="float">
            <text:p>9531</text:p>
          </table:table-cell>
          <table:table-cell table:formula="of:=[.F246]/1000" office:value-type="float" office:value="9.531" calcext:value-type="float">
            <text:p>9.531</text:p>
          </table:table-cell>
          <table:table-cell table:formula="of:=[.H245]+36/1000" office:value-type="float" office:value="8.81999999999995" calcext:value-type="float">
            <text:p>8.82</text:p>
          </table:table-cell>
          <table:table-cell table:formula="of:=[.I245]+0.045" office:value-type="float" office:value="11.025" calcext:value-type="float">
            <text:p>11.025</text:p>
          </table:table-cell>
        </table:table-row>
        <table:table-row table:style-name="ro1">
          <table:table-cell table:number-columns-repeated="2"/>
          <table:table-cell office:value-type="float" office:value="247" calcext:value-type="float">
            <text:p>247</text:p>
          </table:table-cell>
          <table:table-cell office:value-type="float" office:value="7841" calcext:value-type="float">
            <text:p>7841</text:p>
          </table:table-cell>
          <table:table-cell table:formula="of:=[.D247]/1000" office:value-type="float" office:value="7.841" calcext:value-type="float">
            <text:p>7.841</text:p>
          </table:table-cell>
          <table:table-cell office:value-type="float" office:value="9390" calcext:value-type="float">
            <text:p>9390</text:p>
          </table:table-cell>
          <table:table-cell table:formula="of:=[.F247]/1000" office:value-type="float" office:value="9.39" calcext:value-type="float">
            <text:p>9.39</text:p>
          </table:table-cell>
          <table:table-cell table:formula="of:=[.H246]+36/1000" office:value-type="float" office:value="8.85599999999995" calcext:value-type="float">
            <text:p>8.856</text:p>
          </table:table-cell>
          <table:table-cell table:formula="of:=[.I246]+0.045" office:value-type="float" office:value="11.07" calcext:value-type="float">
            <text:p>11.07</text:p>
          </table:table-cell>
        </table:table-row>
        <table:table-row table:style-name="ro1">
          <table:table-cell table:number-columns-repeated="2"/>
          <table:table-cell office:value-type="float" office:value="248" calcext:value-type="float">
            <text:p>248</text:p>
          </table:table-cell>
          <table:table-cell office:value-type="float" office:value="8136" calcext:value-type="float">
            <text:p>8136</text:p>
          </table:table-cell>
          <table:table-cell table:formula="of:=[.D248]/1000" office:value-type="float" office:value="8.136" calcext:value-type="float">
            <text:p>8.136</text:p>
          </table:table-cell>
          <table:table-cell office:value-type="float" office:value="9349" calcext:value-type="float">
            <text:p>9349</text:p>
          </table:table-cell>
          <table:table-cell table:formula="of:=[.F248]/1000" office:value-type="float" office:value="9.349" calcext:value-type="float">
            <text:p>9.349</text:p>
          </table:table-cell>
          <table:table-cell table:formula="of:=[.H247]+36/1000" office:value-type="float" office:value="8.89199999999995" calcext:value-type="float">
            <text:p>8.892</text:p>
          </table:table-cell>
          <table:table-cell table:formula="of:=[.I247]+0.045" office:value-type="float" office:value="11.115" calcext:value-type="float">
            <text:p>11.115</text:p>
          </table:table-cell>
        </table:table-row>
        <table:table-row table:style-name="ro1">
          <table:table-cell table:number-columns-repeated="2"/>
          <table:table-cell office:value-type="float" office:value="249" calcext:value-type="float">
            <text:p>249</text:p>
          </table:table-cell>
          <table:table-cell office:value-type="float" office:value="8053" calcext:value-type="float">
            <text:p>8053</text:p>
          </table:table-cell>
          <table:table-cell table:formula="of:=[.D249]/1000" office:value-type="float" office:value="8.053" calcext:value-type="float">
            <text:p>8.053</text:p>
          </table:table-cell>
          <table:table-cell office:value-type="float" office:value="9432" calcext:value-type="float">
            <text:p>9432</text:p>
          </table:table-cell>
          <table:table-cell table:formula="of:=[.F249]/1000" office:value-type="float" office:value="9.432" calcext:value-type="float">
            <text:p>9.432</text:p>
          </table:table-cell>
          <table:table-cell table:formula="of:=[.H248]+36/1000" office:value-type="float" office:value="8.92799999999995" calcext:value-type="float">
            <text:p>8.928</text:p>
          </table:table-cell>
          <table:table-cell table:formula="of:=[.I248]+0.045" office:value-type="float" office:value="11.16" calcext:value-type="float">
            <text:p>11.16</text:p>
          </table:table-cell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7769" calcext:value-type="float">
            <text:p>7769</text:p>
          </table:table-cell>
          <table:table-cell table:formula="of:=[.D250]/1000" office:value-type="float" office:value="7.769" calcext:value-type="float">
            <text:p>7.769</text:p>
          </table:table-cell>
          <table:table-cell office:value-type="float" office:value="9469" calcext:value-type="float">
            <text:p>9469</text:p>
          </table:table-cell>
          <table:table-cell table:formula="of:=[.F250]/1000" office:value-type="float" office:value="9.469" calcext:value-type="float">
            <text:p>9.469</text:p>
          </table:table-cell>
          <table:table-cell table:formula="of:=[.H249]+36/1000" office:value-type="float" office:value="8.96399999999995" calcext:value-type="float">
            <text:p>8.964</text:p>
          </table:table-cell>
          <table:table-cell table:formula="of:=[.I249]+0.045" office:value-type="float" office:value="11.205" calcext:value-type="float">
            <text:p>11.205</text:p>
          </table:table-cell>
        </table:table-row>
        <table:table-row table:style-name="ro1">
          <table:table-cell table:number-columns-repeated="2"/>
          <table:table-cell office:value-type="float" office:value="251" calcext:value-type="float">
            <text:p>251</text:p>
          </table:table-cell>
          <table:table-cell office:value-type="float" office:value="7962" calcext:value-type="float">
            <text:p>7962</text:p>
          </table:table-cell>
          <table:table-cell table:formula="of:=[.D251]/1000" office:value-type="float" office:value="7.962" calcext:value-type="float">
            <text:p>7.962</text:p>
          </table:table-cell>
          <table:table-cell office:value-type="float" office:value="9346" calcext:value-type="float">
            <text:p>9346</text:p>
          </table:table-cell>
          <table:table-cell table:formula="of:=[.F251]/1000" office:value-type="float" office:value="9.346" calcext:value-type="float">
            <text:p>9.346</text:p>
          </table:table-cell>
          <table:table-cell table:formula="of:=[.H250]+36/1000" office:value-type="float" office:value="8.99999999999995" calcext:value-type="float">
            <text:p>9</text:p>
          </table:table-cell>
          <table:table-cell table:formula="of:=[.I250]+0.045" office:value-type="float" office:value="11.25" calcext:value-type="float">
            <text:p>11.25</text:p>
          </table:table-cell>
        </table:table-row>
        <table:table-row table:style-name="ro1">
          <table:table-cell table:number-columns-repeated="2"/>
          <table:table-cell office:value-type="float" office:value="252" calcext:value-type="float">
            <text:p>252</text:p>
          </table:table-cell>
          <table:table-cell office:value-type="float" office:value="7936" calcext:value-type="float">
            <text:p>7936</text:p>
          </table:table-cell>
          <table:table-cell table:formula="of:=[.D252]/1000" office:value-type="float" office:value="7.936" calcext:value-type="float">
            <text:p>7.936</text:p>
          </table:table-cell>
          <table:table-cell office:value-type="float" office:value="9422" calcext:value-type="float">
            <text:p>9422</text:p>
          </table:table-cell>
          <table:table-cell table:formula="of:=[.F252]/1000" office:value-type="float" office:value="9.422" calcext:value-type="float">
            <text:p>9.422</text:p>
          </table:table-cell>
          <table:table-cell table:formula="of:=[.H251]+36/1000" office:value-type="float" office:value="9.03599999999995" calcext:value-type="float">
            <text:p>9.036</text:p>
          </table:table-cell>
          <table:table-cell table:formula="of:=[.I251]+0.045" office:value-type="float" office:value="11.295" calcext:value-type="float">
            <text:p>11.295</text:p>
          </table:table-cell>
        </table:table-row>
        <table:table-row table:style-name="ro1">
          <table:table-cell table:number-columns-repeated="2"/>
          <table:table-cell office:value-type="float" office:value="253" calcext:value-type="float">
            <text:p>253</text:p>
          </table:table-cell>
          <table:table-cell office:value-type="float" office:value="8002" calcext:value-type="float">
            <text:p>8002</text:p>
          </table:table-cell>
          <table:table-cell table:formula="of:=[.D253]/1000" office:value-type="float" office:value="8.002" calcext:value-type="float">
            <text:p>8.002</text:p>
          </table:table-cell>
          <table:table-cell office:value-type="float" office:value="9628" calcext:value-type="float">
            <text:p>9628</text:p>
          </table:table-cell>
          <table:table-cell table:formula="of:=[.F253]/1000" office:value-type="float" office:value="9.628" calcext:value-type="float">
            <text:p>9.628</text:p>
          </table:table-cell>
          <table:table-cell table:formula="of:=[.H252]+36/1000" office:value-type="float" office:value="9.07199999999995" calcext:value-type="float">
            <text:p>9.072</text:p>
          </table:table-cell>
          <table:table-cell table:formula="of:=[.I252]+0.045" office:value-type="float" office:value="11.34" calcext:value-type="float">
            <text:p>11.34</text:p>
          </table:table-cell>
        </table:table-row>
        <table:table-row table:style-name="ro1">
          <table:table-cell table:number-columns-repeated="2"/>
          <table:table-cell office:value-type="float" office:value="254" calcext:value-type="float">
            <text:p>254</text:p>
          </table:table-cell>
          <table:table-cell office:value-type="float" office:value="7993" calcext:value-type="float">
            <text:p>7993</text:p>
          </table:table-cell>
          <table:table-cell table:formula="of:=[.D254]/1000" office:value-type="float" office:value="7.993" calcext:value-type="float">
            <text:p>7.993</text:p>
          </table:table-cell>
          <table:table-cell office:value-type="float" office:value="9525" calcext:value-type="float">
            <text:p>9525</text:p>
          </table:table-cell>
          <table:table-cell table:formula="of:=[.F254]/1000" office:value-type="float" office:value="9.525" calcext:value-type="float">
            <text:p>9.525</text:p>
          </table:table-cell>
          <table:table-cell table:formula="of:=[.H253]+36/1000" office:value-type="float" office:value="9.10799999999995" calcext:value-type="float">
            <text:p>9.108</text:p>
          </table:table-cell>
          <table:table-cell table:formula="of:=[.I253]+0.045" office:value-type="float" office:value="11.385" calcext:value-type="float">
            <text:p>11.385</text:p>
          </table:table-cell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 office:value-type="float" office:value="7808" calcext:value-type="float">
            <text:p>7808</text:p>
          </table:table-cell>
          <table:table-cell table:formula="of:=[.D255]/1000" office:value-type="float" office:value="7.808" calcext:value-type="float">
            <text:p>7.808</text:p>
          </table:table-cell>
          <table:table-cell office:value-type="float" office:value="9621" calcext:value-type="float">
            <text:p>9621</text:p>
          </table:table-cell>
          <table:table-cell table:formula="of:=[.F255]/1000" office:value-type="float" office:value="9.621" calcext:value-type="float">
            <text:p>9.621</text:p>
          </table:table-cell>
          <table:table-cell table:formula="of:=[.H254]+36/1000" office:value-type="float" office:value="9.14399999999995" calcext:value-type="float">
            <text:p>9.144</text:p>
          </table:table-cell>
          <table:table-cell table:formula="of:=[.I254]+0.045" office:value-type="float" office:value="11.43" calcext:value-type="float">
            <text:p>11.43</text:p>
          </table:table-cell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7799" calcext:value-type="float">
            <text:p>7799</text:p>
          </table:table-cell>
          <table:table-cell table:formula="of:=[.D256]/1000" office:value-type="float" office:value="7.799" calcext:value-type="float">
            <text:p>7.799</text:p>
          </table:table-cell>
          <table:table-cell office:value-type="float" office:value="9515" calcext:value-type="float">
            <text:p>9515</text:p>
          </table:table-cell>
          <table:table-cell table:formula="of:=[.F256]/1000" office:value-type="float" office:value="9.515" calcext:value-type="float">
            <text:p>9.515</text:p>
          </table:table-cell>
          <table:table-cell table:formula="of:=[.H255]+36/1000" office:value-type="float" office:value="9.17999999999994" calcext:value-type="float">
            <text:p>9.18</text:p>
          </table:table-cell>
          <table:table-cell table:formula="of:=[.I255]+0.045" office:value-type="float" office:value="11.475" calcext:value-type="float">
            <text:p>11.475</text:p>
          </table:table-cell>
        </table:table-row>
        <table:table-row table:style-name="ro1">
          <table:table-cell table:number-columns-repeated="2"/>
          <table:table-cell office:value-type="float" office:value="257" calcext:value-type="float">
            <text:p>257</text:p>
          </table:table-cell>
          <table:table-cell office:value-type="float" office:value="7894" calcext:value-type="float">
            <text:p>7894</text:p>
          </table:table-cell>
          <table:table-cell table:formula="of:=[.D257]/1000" office:value-type="float" office:value="7.894" calcext:value-type="float">
            <text:p>7.894</text:p>
          </table:table-cell>
          <table:table-cell office:value-type="float" office:value="9438" calcext:value-type="float">
            <text:p>9438</text:p>
          </table:table-cell>
          <table:table-cell table:formula="of:=[.F257]/1000" office:value-type="float" office:value="9.438" calcext:value-type="float">
            <text:p>9.438</text:p>
          </table:table-cell>
          <table:table-cell table:formula="of:=[.H256]+36/1000" office:value-type="float" office:value="9.21599999999994" calcext:value-type="float">
            <text:p>9.216</text:p>
          </table:table-cell>
          <table:table-cell table:formula="of:=[.I256]+0.045" office:value-type="float" office:value="11.52" calcext:value-type="float">
            <text:p>11.52</text:p>
          </table:table-cell>
        </table:table-row>
        <table:table-row table:style-name="ro1">
          <table:table-cell table:number-columns-repeated="2"/>
          <table:table-cell office:value-type="float" office:value="258" calcext:value-type="float">
            <text:p>258</text:p>
          </table:table-cell>
          <table:table-cell office:value-type="float" office:value="7864" calcext:value-type="float">
            <text:p>7864</text:p>
          </table:table-cell>
          <table:table-cell table:formula="of:=[.D258]/1000" office:value-type="float" office:value="7.864" calcext:value-type="float">
            <text:p>7.864</text:p>
          </table:table-cell>
          <table:table-cell office:value-type="float" office:value="9342" calcext:value-type="float">
            <text:p>9342</text:p>
          </table:table-cell>
          <table:table-cell table:formula="of:=[.F258]/1000" office:value-type="float" office:value="9.342" calcext:value-type="float">
            <text:p>9.342</text:p>
          </table:table-cell>
          <table:table-cell table:formula="of:=[.H257]+36/1000" office:value-type="float" office:value="9.25199999999994" calcext:value-type="float">
            <text:p>9.252</text:p>
          </table:table-cell>
          <table:table-cell table:formula="of:=[.I257]+0.045" office:value-type="float" office:value="11.565" calcext:value-type="float">
            <text:p>11.565</text:p>
          </table:table-cell>
        </table:table-row>
        <table:table-row table:style-name="ro1">
          <table:table-cell table:number-columns-repeated="2"/>
          <table:table-cell office:value-type="float" office:value="259" calcext:value-type="float">
            <text:p>259</text:p>
          </table:table-cell>
          <table:table-cell office:value-type="float" office:value="8080" calcext:value-type="float">
            <text:p>8080</text:p>
          </table:table-cell>
          <table:table-cell table:formula="of:=[.D259]/1000" office:value-type="float" office:value="8.08" calcext:value-type="float">
            <text:p>8.08</text:p>
          </table:table-cell>
          <table:table-cell office:value-type="float" office:value="9463" calcext:value-type="float">
            <text:p>9463</text:p>
          </table:table-cell>
          <table:table-cell table:formula="of:=[.F259]/1000" office:value-type="float" office:value="9.463" calcext:value-type="float">
            <text:p>9.463</text:p>
          </table:table-cell>
          <table:table-cell table:formula="of:=[.H258]+36/1000" office:value-type="float" office:value="9.28799999999994" calcext:value-type="float">
            <text:p>9.288</text:p>
          </table:table-cell>
          <table:table-cell table:formula="of:=[.I258]+0.045" office:value-type="float" office:value="11.61" calcext:value-type="float">
            <text:p>11.61</text:p>
          </table:table-cell>
        </table:table-row>
        <table:table-row table:style-name="ro1"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7816" calcext:value-type="float">
            <text:p>7816</text:p>
          </table:table-cell>
          <table:table-cell table:formula="of:=[.D260]/1000" office:value-type="float" office:value="7.816" calcext:value-type="float">
            <text:p>7.816</text:p>
          </table:table-cell>
          <table:table-cell office:value-type="float" office:value="9441" calcext:value-type="float">
            <text:p>9441</text:p>
          </table:table-cell>
          <table:table-cell table:formula="of:=[.F260]/1000" office:value-type="float" office:value="9.441" calcext:value-type="float">
            <text:p>9.441</text:p>
          </table:table-cell>
          <table:table-cell table:formula="of:=[.H259]+36/1000" office:value-type="float" office:value="9.32399999999994" calcext:value-type="float">
            <text:p>9.324</text:p>
          </table:table-cell>
          <table:table-cell table:formula="of:=[.I259]+0.045" office:value-type="float" office:value="11.655" calcext:value-type="float">
            <text:p>11.655</text:p>
          </table:table-cell>
        </table:table-row>
        <table:table-row table:style-name="ro1">
          <table:table-cell table:number-columns-repeated="2"/>
          <table:table-cell office:value-type="float" office:value="261" calcext:value-type="float">
            <text:p>261</text:p>
          </table:table-cell>
          <table:table-cell office:value-type="float" office:value="7958" calcext:value-type="float">
            <text:p>7958</text:p>
          </table:table-cell>
          <table:table-cell table:formula="of:=[.D261]/1000" office:value-type="float" office:value="7.958" calcext:value-type="float">
            <text:p>7.958</text:p>
          </table:table-cell>
          <table:table-cell office:value-type="float" office:value="9512" calcext:value-type="float">
            <text:p>9512</text:p>
          </table:table-cell>
          <table:table-cell table:formula="of:=[.F261]/1000" office:value-type="float" office:value="9.512" calcext:value-type="float">
            <text:p>9.512</text:p>
          </table:table-cell>
          <table:table-cell table:formula="of:=[.H260]+36/1000" office:value-type="float" office:value="9.35999999999994" calcext:value-type="float">
            <text:p>9.36</text:p>
          </table:table-cell>
          <table:table-cell table:formula="of:=[.I260]+0.045" office:value-type="float" office:value="11.7" calcext:value-type="float">
            <text:p>11.7</text:p>
          </table:table-cell>
        </table:table-row>
        <table:table-row table:style-name="ro1">
          <table:table-cell table:number-columns-repeated="2"/>
          <table:table-cell office:value-type="float" office:value="262" calcext:value-type="float">
            <text:p>262</text:p>
          </table:table-cell>
          <table:table-cell office:value-type="float" office:value="7867" calcext:value-type="float">
            <text:p>7867</text:p>
          </table:table-cell>
          <table:table-cell table:formula="of:=[.D262]/1000" office:value-type="float" office:value="7.867" calcext:value-type="float">
            <text:p>7.867</text:p>
          </table:table-cell>
          <table:table-cell office:value-type="float" office:value="9646" calcext:value-type="float">
            <text:p>9646</text:p>
          </table:table-cell>
          <table:table-cell table:formula="of:=[.F262]/1000" office:value-type="float" office:value="9.646" calcext:value-type="float">
            <text:p>9.646</text:p>
          </table:table-cell>
          <table:table-cell table:formula="of:=[.H261]+36/1000" office:value-type="float" office:value="9.39599999999994" calcext:value-type="float">
            <text:p>9.396</text:p>
          </table:table-cell>
          <table:table-cell table:formula="of:=[.I261]+0.045" office:value-type="float" office:value="11.745" calcext:value-type="float">
            <text:p>11.745</text:p>
          </table:table-cell>
        </table:table-row>
        <table:table-row table:style-name="ro1">
          <table:table-cell table:number-columns-repeated="2"/>
          <table:table-cell office:value-type="float" office:value="263" calcext:value-type="float">
            <text:p>263</text:p>
          </table:table-cell>
          <table:table-cell office:value-type="float" office:value="7908" calcext:value-type="float">
            <text:p>7908</text:p>
          </table:table-cell>
          <table:table-cell table:formula="of:=[.D263]/1000" office:value-type="float" office:value="7.908" calcext:value-type="float">
            <text:p>7.908</text:p>
          </table:table-cell>
          <table:table-cell office:value-type="float" office:value="9643" calcext:value-type="float">
            <text:p>9643</text:p>
          </table:table-cell>
          <table:table-cell table:formula="of:=[.F263]/1000" office:value-type="float" office:value="9.643" calcext:value-type="float">
            <text:p>9.643</text:p>
          </table:table-cell>
          <table:table-cell table:formula="of:=[.H262]+36/1000" office:value-type="float" office:value="9.43199999999994" calcext:value-type="float">
            <text:p>9.432</text:p>
          </table:table-cell>
          <table:table-cell table:formula="of:=[.I262]+0.045" office:value-type="float" office:value="11.79" calcext:value-type="float">
            <text:p>11.79</text:p>
          </table:table-cell>
        </table:table-row>
        <table:table-row table:style-name="ro1">
          <table:table-cell table:number-columns-repeated="2"/>
          <table:table-cell office:value-type="float" office:value="264" calcext:value-type="float">
            <text:p>264</text:p>
          </table:table-cell>
          <table:table-cell office:value-type="float" office:value="8043" calcext:value-type="float">
            <text:p>8043</text:p>
          </table:table-cell>
          <table:table-cell table:formula="of:=[.D264]/1000" office:value-type="float" office:value="8.043" calcext:value-type="float">
            <text:p>8.043</text:p>
          </table:table-cell>
          <table:table-cell office:value-type="float" office:value="9465" calcext:value-type="float">
            <text:p>9465</text:p>
          </table:table-cell>
          <table:table-cell table:formula="of:=[.F264]/1000" office:value-type="float" office:value="9.465" calcext:value-type="float">
            <text:p>9.465</text:p>
          </table:table-cell>
          <table:table-cell table:formula="of:=[.H263]+36/1000" office:value-type="float" office:value="9.46799999999994" calcext:value-type="float">
            <text:p>9.468</text:p>
          </table:table-cell>
          <table:table-cell table:formula="of:=[.I263]+0.045" office:value-type="float" office:value="11.835" calcext:value-type="float">
            <text:p>11.835</text:p>
          </table:table-cell>
        </table:table-row>
        <table:table-row table:style-name="ro1"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7827" calcext:value-type="float">
            <text:p>7827</text:p>
          </table:table-cell>
          <table:table-cell table:formula="of:=[.D265]/1000" office:value-type="float" office:value="7.827" calcext:value-type="float">
            <text:p>7.827</text:p>
          </table:table-cell>
          <table:table-cell office:value-type="float" office:value="9379" calcext:value-type="float">
            <text:p>9379</text:p>
          </table:table-cell>
          <table:table-cell table:formula="of:=[.F265]/1000" office:value-type="float" office:value="9.379" calcext:value-type="float">
            <text:p>9.379</text:p>
          </table:table-cell>
          <table:table-cell table:formula="of:=[.H264]+36/1000" office:value-type="float" office:value="9.50399999999994" calcext:value-type="float">
            <text:p>9.504</text:p>
          </table:table-cell>
          <table:table-cell table:formula="of:=[.I264]+0.045" office:value-type="float" office:value="11.88" calcext:value-type="float">
            <text:p>11.88</text:p>
          </table:table-cell>
        </table:table-row>
        <table:table-row table:style-name="ro1">
          <table:table-cell table:number-columns-repeated="2"/>
          <table:table-cell office:value-type="float" office:value="266" calcext:value-type="float">
            <text:p>266</text:p>
          </table:table-cell>
          <table:table-cell office:value-type="float" office:value="7838" calcext:value-type="float">
            <text:p>7838</text:p>
          </table:table-cell>
          <table:table-cell table:formula="of:=[.D266]/1000" office:value-type="float" office:value="7.838" calcext:value-type="float">
            <text:p>7.838</text:p>
          </table:table-cell>
          <table:table-cell office:value-type="float" office:value="9375" calcext:value-type="float">
            <text:p>9375</text:p>
          </table:table-cell>
          <table:table-cell table:formula="of:=[.F266]/1000" office:value-type="float" office:value="9.375" calcext:value-type="float">
            <text:p>9.375</text:p>
          </table:table-cell>
          <table:table-cell table:formula="of:=[.H265]+36/1000" office:value-type="float" office:value="9.53999999999994" calcext:value-type="float">
            <text:p>9.54</text:p>
          </table:table-cell>
          <table:table-cell table:formula="of:=[.I265]+0.045" office:value-type="float" office:value="11.925" calcext:value-type="float">
            <text:p>11.925</text:p>
          </table:table-cell>
        </table:table-row>
        <table:table-row table:style-name="ro1">
          <table:table-cell table:number-columns-repeated="2"/>
          <table:table-cell office:value-type="float" office:value="267" calcext:value-type="float">
            <text:p>267</text:p>
          </table:table-cell>
          <table:table-cell office:value-type="float" office:value="8319" calcext:value-type="float">
            <text:p>8319</text:p>
          </table:table-cell>
          <table:table-cell table:formula="of:=[.D267]/1000" office:value-type="float" office:value="8.319" calcext:value-type="float">
            <text:p>8.319</text:p>
          </table:table-cell>
          <table:table-cell office:value-type="float" office:value="9412" calcext:value-type="float">
            <text:p>9412</text:p>
          </table:table-cell>
          <table:table-cell table:formula="of:=[.F267]/1000" office:value-type="float" office:value="9.412" calcext:value-type="float">
            <text:p>9.412</text:p>
          </table:table-cell>
          <table:table-cell table:formula="of:=[.H266]+36/1000" office:value-type="float" office:value="9.57599999999994" calcext:value-type="float">
            <text:p>9.576</text:p>
          </table:table-cell>
          <table:table-cell table:formula="of:=[.I266]+0.045" office:value-type="float" office:value="11.97" calcext:value-type="float">
            <text:p>11.97</text:p>
          </table:table-cell>
        </table:table-row>
        <table:table-row table:style-name="ro1">
          <table:table-cell table:number-columns-repeated="2"/>
          <table:table-cell office:value-type="float" office:value="268" calcext:value-type="float">
            <text:p>268</text:p>
          </table:table-cell>
          <table:table-cell office:value-type="float" office:value="7937" calcext:value-type="float">
            <text:p>7937</text:p>
          </table:table-cell>
          <table:table-cell table:formula="of:=[.D268]/1000" office:value-type="float" office:value="7.937" calcext:value-type="float">
            <text:p>7.937</text:p>
          </table:table-cell>
          <table:table-cell office:value-type="float" office:value="9443" calcext:value-type="float">
            <text:p>9443</text:p>
          </table:table-cell>
          <table:table-cell table:formula="of:=[.F268]/1000" office:value-type="float" office:value="9.443" calcext:value-type="float">
            <text:p>9.443</text:p>
          </table:table-cell>
          <table:table-cell table:formula="of:=[.H267]+36/1000" office:value-type="float" office:value="9.61199999999994" calcext:value-type="float">
            <text:p>9.612</text:p>
          </table:table-cell>
          <table:table-cell table:formula="of:=[.I267]+0.045" office:value-type="float" office:value="12.015" calcext:value-type="float">
            <text:p>12.015</text:p>
          </table:table-cell>
        </table:table-row>
        <table:table-row table:style-name="ro1">
          <table:table-cell table:number-columns-repeated="2"/>
          <table:table-cell office:value-type="float" office:value="269" calcext:value-type="float">
            <text:p>269</text:p>
          </table:table-cell>
          <table:table-cell office:value-type="float" office:value="7753" calcext:value-type="float">
            <text:p>7753</text:p>
          </table:table-cell>
          <table:table-cell table:formula="of:=[.D269]/1000" office:value-type="float" office:value="7.753" calcext:value-type="float">
            <text:p>7.753</text:p>
          </table:table-cell>
          <table:table-cell office:value-type="float" office:value="9469" calcext:value-type="float">
            <text:p>9469</text:p>
          </table:table-cell>
          <table:table-cell table:formula="of:=[.F269]/1000" office:value-type="float" office:value="9.469" calcext:value-type="float">
            <text:p>9.469</text:p>
          </table:table-cell>
          <table:table-cell table:formula="of:=[.H268]+36/1000" office:value-type="float" office:value="9.64799999999994" calcext:value-type="float">
            <text:p>9.648</text:p>
          </table:table-cell>
          <table:table-cell table:formula="of:=[.I268]+0.045" office:value-type="float" office:value="12.06" calcext:value-type="float">
            <text:p>12.06</text:p>
          </table:table-cell>
        </table:table-row>
        <table:table-row table:style-name="ro1">
          <table:table-cell table:number-columns-repeated="2"/>
          <table:table-cell office:value-type="float" office:value="270" calcext:value-type="float">
            <text:p>270</text:p>
          </table:table-cell>
          <table:table-cell office:value-type="float" office:value="8050" calcext:value-type="float">
            <text:p>8050</text:p>
          </table:table-cell>
          <table:table-cell table:formula="of:=[.D270]/1000" office:value-type="float" office:value="8.05" calcext:value-type="float">
            <text:p>8.05</text:p>
          </table:table-cell>
          <table:table-cell office:value-type="float" office:value="9449" calcext:value-type="float">
            <text:p>9449</text:p>
          </table:table-cell>
          <table:table-cell table:formula="of:=[.F270]/1000" office:value-type="float" office:value="9.449" calcext:value-type="float">
            <text:p>9.449</text:p>
          </table:table-cell>
          <table:table-cell table:formula="of:=[.H269]+36/1000" office:value-type="float" office:value="9.68399999999994" calcext:value-type="float">
            <text:p>9.684</text:p>
          </table:table-cell>
          <table:table-cell table:formula="of:=[.I269]+0.045" office:value-type="float" office:value="12.105" calcext:value-type="float">
            <text:p>12.105</text:p>
          </table:table-cell>
        </table:table-row>
        <table:table-row table:style-name="ro1">
          <table:table-cell table:number-columns-repeated="2"/>
          <table:table-cell office:value-type="float" office:value="271" calcext:value-type="float">
            <text:p>271</text:p>
          </table:table-cell>
          <table:table-cell office:value-type="float" office:value="7862" calcext:value-type="float">
            <text:p>7862</text:p>
          </table:table-cell>
          <table:table-cell table:formula="of:=[.D271]/1000" office:value-type="float" office:value="7.862" calcext:value-type="float">
            <text:p>7.862</text:p>
          </table:table-cell>
          <table:table-cell office:value-type="float" office:value="9327" calcext:value-type="float">
            <text:p>9327</text:p>
          </table:table-cell>
          <table:table-cell table:formula="of:=[.F271]/1000" office:value-type="float" office:value="9.327" calcext:value-type="float">
            <text:p>9.327</text:p>
          </table:table-cell>
          <table:table-cell table:formula="of:=[.H270]+36/1000" office:value-type="float" office:value="9.71999999999994" calcext:value-type="float">
            <text:p>9.72</text:p>
          </table:table-cell>
          <table:table-cell table:formula="of:=[.I270]+0.045" office:value-type="float" office:value="12.15" calcext:value-type="float">
            <text:p>12.15</text:p>
          </table:table-cell>
        </table:table-row>
        <table:table-row table:style-name="ro1">
          <table:table-cell table:number-columns-repeated="2"/>
          <table:table-cell office:value-type="float" office:value="272" calcext:value-type="float">
            <text:p>272</text:p>
          </table:table-cell>
          <table:table-cell office:value-type="float" office:value="7815" calcext:value-type="float">
            <text:p>7815</text:p>
          </table:table-cell>
          <table:table-cell table:formula="of:=[.D272]/1000" office:value-type="float" office:value="7.815" calcext:value-type="float">
            <text:p>7.815</text:p>
          </table:table-cell>
          <table:table-cell office:value-type="float" office:value="9437" calcext:value-type="float">
            <text:p>9437</text:p>
          </table:table-cell>
          <table:table-cell table:formula="of:=[.F272]/1000" office:value-type="float" office:value="9.437" calcext:value-type="float">
            <text:p>9.437</text:p>
          </table:table-cell>
          <table:table-cell table:formula="of:=[.H271]+36/1000" office:value-type="float" office:value="9.75599999999994" calcext:value-type="float">
            <text:p>9.756</text:p>
          </table:table-cell>
          <table:table-cell table:formula="of:=[.I271]+0.045" office:value-type="float" office:value="12.195" calcext:value-type="float">
            <text:p>12.195</text:p>
          </table:table-cell>
        </table:table-row>
        <table:table-row table:style-name="ro1"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8010" calcext:value-type="float">
            <text:p>8010</text:p>
          </table:table-cell>
          <table:table-cell table:formula="of:=[.D273]/1000" office:value-type="float" office:value="8.01" calcext:value-type="float">
            <text:p>8.01</text:p>
          </table:table-cell>
          <table:table-cell office:value-type="float" office:value="9367" calcext:value-type="float">
            <text:p>9367</text:p>
          </table:table-cell>
          <table:table-cell table:formula="of:=[.F273]/1000" office:value-type="float" office:value="9.367" calcext:value-type="float">
            <text:p>9.367</text:p>
          </table:table-cell>
          <table:table-cell table:formula="of:=[.H272]+36/1000" office:value-type="float" office:value="9.79199999999994" calcext:value-type="float">
            <text:p>9.792</text:p>
          </table:table-cell>
          <table:table-cell table:formula="of:=[.I272]+0.045" office:value-type="float" office:value="12.24" calcext:value-type="float">
            <text:p>12.24</text:p>
          </table:table-cell>
        </table:table-row>
        <table:table-row table:style-name="ro1">
          <table:table-cell table:number-columns-repeated="2"/>
          <table:table-cell office:value-type="float" office:value="274" calcext:value-type="float">
            <text:p>274</text:p>
          </table:table-cell>
          <table:table-cell office:value-type="float" office:value="8224" calcext:value-type="float">
            <text:p>8224</text:p>
          </table:table-cell>
          <table:table-cell table:formula="of:=[.D274]/1000" office:value-type="float" office:value="8.224" calcext:value-type="float">
            <text:p>8.224</text:p>
          </table:table-cell>
          <table:table-cell office:value-type="float" office:value="9609" calcext:value-type="float">
            <text:p>9609</text:p>
          </table:table-cell>
          <table:table-cell table:formula="of:=[.F274]/1000" office:value-type="float" office:value="9.609" calcext:value-type="float">
            <text:p>9.609</text:p>
          </table:table-cell>
          <table:table-cell table:formula="of:=[.H273]+36/1000" office:value-type="float" office:value="9.82799999999994" calcext:value-type="float">
            <text:p>9.828</text:p>
          </table:table-cell>
          <table:table-cell table:formula="of:=[.I273]+0.045" office:value-type="float" office:value="12.285" calcext:value-type="float">
            <text:p>12.285</text:p>
          </table:table-cell>
        </table:table-row>
        <table:table-row table:style-name="ro1">
          <table:table-cell table:number-columns-repeated="2"/>
          <table:table-cell office:value-type="float" office:value="275" calcext:value-type="float">
            <text:p>275</text:p>
          </table:table-cell>
          <table:table-cell office:value-type="float" office:value="7860" calcext:value-type="float">
            <text:p>7860</text:p>
          </table:table-cell>
          <table:table-cell table:formula="of:=[.D275]/1000" office:value-type="float" office:value="7.86" calcext:value-type="float">
            <text:p>7.86</text:p>
          </table:table-cell>
          <table:table-cell office:value-type="float" office:value="9815" calcext:value-type="float">
            <text:p>9815</text:p>
          </table:table-cell>
          <table:table-cell table:formula="of:=[.F275]/1000" office:value-type="float" office:value="9.815" calcext:value-type="float">
            <text:p>9.815</text:p>
          </table:table-cell>
          <table:table-cell table:formula="of:=[.H274]+36/1000" office:value-type="float" office:value="9.86399999999994" calcext:value-type="float">
            <text:p>9.864</text:p>
          </table:table-cell>
          <table:table-cell table:formula="of:=[.I274]+0.045" office:value-type="float" office:value="12.33" calcext:value-type="float">
            <text:p>12.33</text:p>
          </table:table-cell>
        </table:table-row>
        <table:table-row table:style-name="ro1">
          <table:table-cell table:number-columns-repeated="2"/>
          <table:table-cell office:value-type="float" office:value="276" calcext:value-type="float">
            <text:p>276</text:p>
          </table:table-cell>
          <table:table-cell office:value-type="float" office:value="7861" calcext:value-type="float">
            <text:p>7861</text:p>
          </table:table-cell>
          <table:table-cell table:formula="of:=[.D276]/1000" office:value-type="float" office:value="7.861" calcext:value-type="float">
            <text:p>7.861</text:p>
          </table:table-cell>
          <table:table-cell office:value-type="float" office:value="9454" calcext:value-type="float">
            <text:p>9454</text:p>
          </table:table-cell>
          <table:table-cell table:formula="of:=[.F276]/1000" office:value-type="float" office:value="9.454" calcext:value-type="float">
            <text:p>9.454</text:p>
          </table:table-cell>
          <table:table-cell table:formula="of:=[.H275]+36/1000" office:value-type="float" office:value="9.89999999999994" calcext:value-type="float">
            <text:p>9.9</text:p>
          </table:table-cell>
          <table:table-cell table:formula="of:=[.I275]+0.045" office:value-type="float" office:value="12.375" calcext:value-type="float">
            <text:p>12.375</text:p>
          </table:table-cell>
        </table:table-row>
        <table:table-row table:style-name="ro1">
          <table:table-cell table:number-columns-repeated="2"/>
          <table:table-cell office:value-type="float" office:value="277" calcext:value-type="float">
            <text:p>277</text:p>
          </table:table-cell>
          <table:table-cell office:value-type="float" office:value="7794" calcext:value-type="float">
            <text:p>7794</text:p>
          </table:table-cell>
          <table:table-cell table:formula="of:=[.D277]/1000" office:value-type="float" office:value="7.794" calcext:value-type="float">
            <text:p>7.794</text:p>
          </table:table-cell>
          <table:table-cell office:value-type="float" office:value="9556" calcext:value-type="float">
            <text:p>9556</text:p>
          </table:table-cell>
          <table:table-cell table:formula="of:=[.F277]/1000" office:value-type="float" office:value="9.556" calcext:value-type="float">
            <text:p>9.556</text:p>
          </table:table-cell>
          <table:table-cell table:formula="of:=[.H276]+36/1000" office:value-type="float" office:value="9.93599999999994" calcext:value-type="float">
            <text:p>9.936</text:p>
          </table:table-cell>
          <table:table-cell table:formula="of:=[.I276]+0.045" office:value-type="float" office:value="12.42" calcext:value-type="float">
            <text:p>12.42</text:p>
          </table:table-cell>
        </table:table-row>
        <table:table-row table:style-name="ro1">
          <table:table-cell table:number-columns-repeated="2"/>
          <table:table-cell office:value-type="float" office:value="278" calcext:value-type="float">
            <text:p>278</text:p>
          </table:table-cell>
          <table:table-cell office:value-type="float" office:value="7880" calcext:value-type="float">
            <text:p>7880</text:p>
          </table:table-cell>
          <table:table-cell table:formula="of:=[.D278]/1000" office:value-type="float" office:value="7.88" calcext:value-type="float">
            <text:p>7.88</text:p>
          </table:table-cell>
          <table:table-cell office:value-type="float" office:value="9451" calcext:value-type="float">
            <text:p>9451</text:p>
          </table:table-cell>
          <table:table-cell table:formula="of:=[.F278]/1000" office:value-type="float" office:value="9.451" calcext:value-type="float">
            <text:p>9.451</text:p>
          </table:table-cell>
          <table:table-cell table:formula="of:=[.H277]+36/1000" office:value-type="float" office:value="9.97199999999994" calcext:value-type="float">
            <text:p>9.972</text:p>
          </table:table-cell>
          <table:table-cell table:formula="of:=[.I277]+0.045" office:value-type="float" office:value="12.465" calcext:value-type="float">
            <text:p>12.465</text:p>
          </table:table-cell>
        </table:table-row>
        <table:table-row table:style-name="ro1">
          <table:table-cell table:number-columns-repeated="2"/>
          <table:table-cell office:value-type="float" office:value="279" calcext:value-type="float">
            <text:p>279</text:p>
          </table:table-cell>
          <table:table-cell office:value-type="float" office:value="7984" calcext:value-type="float">
            <text:p>7984</text:p>
          </table:table-cell>
          <table:table-cell table:formula="of:=[.D279]/1000" office:value-type="float" office:value="7.984" calcext:value-type="float">
            <text:p>7.984</text:p>
          </table:table-cell>
          <table:table-cell office:value-type="float" office:value="9559" calcext:value-type="float">
            <text:p>9559</text:p>
          </table:table-cell>
          <table:table-cell table:formula="of:=[.F279]/1000" office:value-type="float" office:value="9.559" calcext:value-type="float">
            <text:p>9.559</text:p>
          </table:table-cell>
          <table:table-cell table:formula="of:=[.H278]+36/1000" office:value-type="float" office:value="10.0079999999999" calcext:value-type="float">
            <text:p>10.008</text:p>
          </table:table-cell>
          <table:table-cell table:formula="of:=[.I278]+0.045" office:value-type="float" office:value="12.51" calcext:value-type="float">
            <text:p>12.51</text:p>
          </table:table-cell>
        </table:table-row>
        <table:table-row table:style-name="ro1"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7838" calcext:value-type="float">
            <text:p>7838</text:p>
          </table:table-cell>
          <table:table-cell table:formula="of:=[.D280]/1000" office:value-type="float" office:value="7.838" calcext:value-type="float">
            <text:p>7.838</text:p>
          </table:table-cell>
          <table:table-cell office:value-type="float" office:value="9441" calcext:value-type="float">
            <text:p>9441</text:p>
          </table:table-cell>
          <table:table-cell table:formula="of:=[.F280]/1000" office:value-type="float" office:value="9.441" calcext:value-type="float">
            <text:p>9.441</text:p>
          </table:table-cell>
          <table:table-cell table:formula="of:=[.H279]+36/1000" office:value-type="float" office:value="10.0439999999999" calcext:value-type="float">
            <text:p>10.044</text:p>
          </table:table-cell>
          <table:table-cell table:formula="of:=[.I279]+0.045" office:value-type="float" office:value="12.555" calcext:value-type="float">
            <text:p>12.555</text:p>
          </table:table-cell>
        </table:table-row>
        <table:table-row table:style-name="ro1">
          <table:table-cell table:number-columns-repeated="2"/>
          <table:table-cell office:value-type="float" office:value="281" calcext:value-type="float">
            <text:p>281</text:p>
          </table:table-cell>
          <table:table-cell office:value-type="float" office:value="7987" calcext:value-type="float">
            <text:p>7987</text:p>
          </table:table-cell>
          <table:table-cell table:formula="of:=[.D281]/1000" office:value-type="float" office:value="7.987" calcext:value-type="float">
            <text:p>7.987</text:p>
          </table:table-cell>
          <table:table-cell office:value-type="float" office:value="9504" calcext:value-type="float">
            <text:p>9504</text:p>
          </table:table-cell>
          <table:table-cell table:formula="of:=[.F281]/1000" office:value-type="float" office:value="9.504" calcext:value-type="float">
            <text:p>9.504</text:p>
          </table:table-cell>
          <table:table-cell table:formula="of:=[.H280]+36/1000" office:value-type="float" office:value="10.0799999999999" calcext:value-type="float">
            <text:p>10.08</text:p>
          </table:table-cell>
          <table:table-cell table:formula="of:=[.I280]+0.045" office:value-type="float" office:value="12.6" calcext:value-type="float">
            <text:p>12.6</text:p>
          </table:table-cell>
        </table:table-row>
        <table:table-row table:style-name="ro1">
          <table:table-cell table:number-columns-repeated="2"/>
          <table:table-cell office:value-type="float" office:value="282" calcext:value-type="float">
            <text:p>282</text:p>
          </table:table-cell>
          <table:table-cell office:value-type="float" office:value="7881" calcext:value-type="float">
            <text:p>7881</text:p>
          </table:table-cell>
          <table:table-cell table:formula="of:=[.D282]/1000" office:value-type="float" office:value="7.881" calcext:value-type="float">
            <text:p>7.881</text:p>
          </table:table-cell>
          <table:table-cell office:value-type="float" office:value="9714" calcext:value-type="float">
            <text:p>9714</text:p>
          </table:table-cell>
          <table:table-cell table:formula="of:=[.F282]/1000" office:value-type="float" office:value="9.714" calcext:value-type="float">
            <text:p>9.714</text:p>
          </table:table-cell>
          <table:table-cell table:formula="of:=[.H281]+36/1000" office:value-type="float" office:value="10.1159999999999" calcext:value-type="float">
            <text:p>10.116</text:p>
          </table:table-cell>
          <table:table-cell table:formula="of:=[.I281]+0.045" office:value-type="float" office:value="12.645" calcext:value-type="float">
            <text:p>12.645</text:p>
          </table:table-cell>
        </table:table-row>
        <table:table-row table:style-name="ro1">
          <table:table-cell table:number-columns-repeated="2"/>
          <table:table-cell office:value-type="float" office:value="283" calcext:value-type="float">
            <text:p>283</text:p>
          </table:table-cell>
          <table:table-cell office:value-type="float" office:value="7856" calcext:value-type="float">
            <text:p>7856</text:p>
          </table:table-cell>
          <table:table-cell table:formula="of:=[.D283]/1000" office:value-type="float" office:value="7.856" calcext:value-type="float">
            <text:p>7.856</text:p>
          </table:table-cell>
          <table:table-cell office:value-type="float" office:value="9733" calcext:value-type="float">
            <text:p>9733</text:p>
          </table:table-cell>
          <table:table-cell table:formula="of:=[.F283]/1000" office:value-type="float" office:value="9.733" calcext:value-type="float">
            <text:p>9.733</text:p>
          </table:table-cell>
          <table:table-cell table:formula="of:=[.H282]+36/1000" office:value-type="float" office:value="10.1519999999999" calcext:value-type="float">
            <text:p>10.152</text:p>
          </table:table-cell>
          <table:table-cell table:formula="of:=[.I282]+0.045" office:value-type="float" office:value="12.69" calcext:value-type="float">
            <text:p>12.69</text:p>
          </table:table-cell>
        </table:table-row>
        <table:table-row table:style-name="ro1">
          <table:table-cell table:number-columns-repeated="2"/>
          <table:table-cell office:value-type="float" office:value="284" calcext:value-type="float">
            <text:p>284</text:p>
          </table:table-cell>
          <table:table-cell office:value-type="float" office:value="7789" calcext:value-type="float">
            <text:p>7789</text:p>
          </table:table-cell>
          <table:table-cell table:formula="of:=[.D284]/1000" office:value-type="float" office:value="7.789" calcext:value-type="float">
            <text:p>7.789</text:p>
          </table:table-cell>
          <table:table-cell office:value-type="float" office:value="9454" calcext:value-type="float">
            <text:p>9454</text:p>
          </table:table-cell>
          <table:table-cell table:formula="of:=[.F284]/1000" office:value-type="float" office:value="9.454" calcext:value-type="float">
            <text:p>9.454</text:p>
          </table:table-cell>
          <table:table-cell table:formula="of:=[.H283]+36/1000" office:value-type="float" office:value="10.1879999999999" calcext:value-type="float">
            <text:p>10.188</text:p>
          </table:table-cell>
          <table:table-cell table:formula="of:=[.I283]+0.045" office:value-type="float" office:value="12.735" calcext:value-type="float">
            <text:p>12.735</text:p>
          </table:table-cell>
        </table:table-row>
        <table:table-row table:style-name="ro1">
          <table:table-cell table:number-columns-repeated="2"/>
          <table:table-cell office:value-type="float" office:value="285" calcext:value-type="float">
            <text:p>285</text:p>
          </table:table-cell>
          <table:table-cell office:value-type="float" office:value="8000" calcext:value-type="float">
            <text:p>8000</text:p>
          </table:table-cell>
          <table:table-cell table:formula="of:=[.D285]/1000" office:value-type="float" office:value="8" calcext:value-type="float">
            <text:p>8</text:p>
          </table:table-cell>
          <table:table-cell office:value-type="float" office:value="9514" calcext:value-type="float">
            <text:p>9514</text:p>
          </table:table-cell>
          <table:table-cell table:formula="of:=[.F285]/1000" office:value-type="float" office:value="9.514" calcext:value-type="float">
            <text:p>9.514</text:p>
          </table:table-cell>
          <table:table-cell table:formula="of:=[.H284]+36/1000" office:value-type="float" office:value="10.2239999999999" calcext:value-type="float">
            <text:p>10.224</text:p>
          </table:table-cell>
          <table:table-cell table:formula="of:=[.I284]+0.045" office:value-type="float" office:value="12.78" calcext:value-type="float">
            <text:p>12.78</text:p>
          </table:table-cell>
        </table:table-row>
        <table:table-row table:style-name="ro1">
          <table:table-cell table:number-columns-repeated="2"/>
          <table:table-cell office:value-type="float" office:value="286" calcext:value-type="float">
            <text:p>286</text:p>
          </table:table-cell>
          <table:table-cell office:value-type="float" office:value="7736" calcext:value-type="float">
            <text:p>7736</text:p>
          </table:table-cell>
          <table:table-cell table:formula="of:=[.D286]/1000" office:value-type="float" office:value="7.736" calcext:value-type="float">
            <text:p>7.736</text:p>
          </table:table-cell>
          <table:table-cell office:value-type="float" office:value="9299" calcext:value-type="float">
            <text:p>9299</text:p>
          </table:table-cell>
          <table:table-cell table:formula="of:=[.F286]/1000" office:value-type="float" office:value="9.299" calcext:value-type="float">
            <text:p>9.299</text:p>
          </table:table-cell>
          <table:table-cell table:formula="of:=[.H285]+36/1000" office:value-type="float" office:value="10.2599999999999" calcext:value-type="float">
            <text:p>10.26</text:p>
          </table:table-cell>
          <table:table-cell table:formula="of:=[.I285]+0.045" office:value-type="float" office:value="12.825" calcext:value-type="float">
            <text:p>12.825</text:p>
          </table:table-cell>
        </table:table-row>
        <table:table-row table:style-name="ro1">
          <table:table-cell table:number-columns-repeated="2"/>
          <table:table-cell office:value-type="float" office:value="287" calcext:value-type="float">
            <text:p>287</text:p>
          </table:table-cell>
          <table:table-cell office:value-type="float" office:value="7919" calcext:value-type="float">
            <text:p>7919</text:p>
          </table:table-cell>
          <table:table-cell table:formula="of:=[.D287]/1000" office:value-type="float" office:value="7.919" calcext:value-type="float">
            <text:p>7.919</text:p>
          </table:table-cell>
          <table:table-cell office:value-type="float" office:value="9355" calcext:value-type="float">
            <text:p>9355</text:p>
          </table:table-cell>
          <table:table-cell table:formula="of:=[.F287]/1000" office:value-type="float" office:value="9.355" calcext:value-type="float">
            <text:p>9.355</text:p>
          </table:table-cell>
          <table:table-cell table:formula="of:=[.H286]+36/1000" office:value-type="float" office:value="10.2959999999999" calcext:value-type="float">
            <text:p>10.296</text:p>
          </table:table-cell>
          <table:table-cell table:formula="of:=[.I286]+0.045" office:value-type="float" office:value="12.87" calcext:value-type="float">
            <text:p>12.87</text:p>
          </table:table-cell>
        </table:table-row>
        <table:table-row table:style-name="ro1">
          <table:table-cell table:number-columns-repeated="2"/>
          <table:table-cell office:value-type="float" office:value="288" calcext:value-type="float">
            <text:p>288</text:p>
          </table:table-cell>
          <table:table-cell office:value-type="float" office:value="7807" calcext:value-type="float">
            <text:p>7807</text:p>
          </table:table-cell>
          <table:table-cell table:formula="of:=[.D288]/1000" office:value-type="float" office:value="7.807" calcext:value-type="float">
            <text:p>7.807</text:p>
          </table:table-cell>
          <table:table-cell office:value-type="float" office:value="9381" calcext:value-type="float">
            <text:p>9381</text:p>
          </table:table-cell>
          <table:table-cell table:formula="of:=[.F288]/1000" office:value-type="float" office:value="9.381" calcext:value-type="float">
            <text:p>9.381</text:p>
          </table:table-cell>
          <table:table-cell table:formula="of:=[.H287]+36/1000" office:value-type="float" office:value="10.3319999999999" calcext:value-type="float">
            <text:p>10.332</text:p>
          </table:table-cell>
          <table:table-cell table:formula="of:=[.I287]+0.045" office:value-type="float" office:value="12.915" calcext:value-type="float">
            <text:p>12.915</text:p>
          </table:table-cell>
        </table:table-row>
        <table:table-row table:style-name="ro1"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8114" calcext:value-type="float">
            <text:p>8114</text:p>
          </table:table-cell>
          <table:table-cell table:formula="of:=[.D289]/1000" office:value-type="float" office:value="8.114" calcext:value-type="float">
            <text:p>8.114</text:p>
          </table:table-cell>
          <table:table-cell office:value-type="float" office:value="9172" calcext:value-type="float">
            <text:p>9172</text:p>
          </table:table-cell>
          <table:table-cell table:formula="of:=[.F289]/1000" office:value-type="float" office:value="9.172" calcext:value-type="float">
            <text:p>9.172</text:p>
          </table:table-cell>
          <table:table-cell table:formula="of:=[.H288]+36/1000" office:value-type="float" office:value="10.3679999999999" calcext:value-type="float">
            <text:p>10.368</text:p>
          </table:table-cell>
          <table:table-cell table:formula="of:=[.I288]+0.045" office:value-type="float" office:value="12.96" calcext:value-type="float">
            <text:p>12.96</text:p>
          </table:table-cell>
        </table:table-row>
        <table:table-row table:style-name="ro1">
          <table:table-cell table:number-columns-repeated="2"/>
          <table:table-cell office:value-type="float" office:value="290" calcext:value-type="float">
            <text:p>290</text:p>
          </table:table-cell>
          <table:table-cell office:value-type="float" office:value="8019" calcext:value-type="float">
            <text:p>8019</text:p>
          </table:table-cell>
          <table:table-cell table:formula="of:=[.D290]/1000" office:value-type="float" office:value="8.019" calcext:value-type="float">
            <text:p>8.019</text:p>
          </table:table-cell>
          <table:table-cell office:value-type="float" office:value="9419" calcext:value-type="float">
            <text:p>9419</text:p>
          </table:table-cell>
          <table:table-cell table:formula="of:=[.F290]/1000" office:value-type="float" office:value="9.419" calcext:value-type="float">
            <text:p>9.419</text:p>
          </table:table-cell>
          <table:table-cell table:formula="of:=[.H289]+36/1000" office:value-type="float" office:value="10.4039999999999" calcext:value-type="float">
            <text:p>10.404</text:p>
          </table:table-cell>
          <table:table-cell table:formula="of:=[.I289]+0.045" office:value-type="float" office:value="13.005" calcext:value-type="float">
            <text:p>13.005</text:p>
          </table:table-cell>
        </table:table-row>
        <table:table-row table:style-name="ro1">
          <table:table-cell table:number-columns-repeated="2"/>
          <table:table-cell office:value-type="float" office:value="291" calcext:value-type="float">
            <text:p>291</text:p>
          </table:table-cell>
          <table:table-cell office:value-type="float" office:value="7967" calcext:value-type="float">
            <text:p>7967</text:p>
          </table:table-cell>
          <table:table-cell table:formula="of:=[.D291]/1000" office:value-type="float" office:value="7.967" calcext:value-type="float">
            <text:p>7.967</text:p>
          </table:table-cell>
          <table:table-cell office:value-type="float" office:value="9249" calcext:value-type="float">
            <text:p>9249</text:p>
          </table:table-cell>
          <table:table-cell table:formula="of:=[.F291]/1000" office:value-type="float" office:value="9.249" calcext:value-type="float">
            <text:p>9.249</text:p>
          </table:table-cell>
          <table:table-cell table:formula="of:=[.H290]+36/1000" office:value-type="float" office:value="10.4399999999999" calcext:value-type="float">
            <text:p>10.44</text:p>
          </table:table-cell>
          <table:table-cell table:formula="of:=[.I290]+0.045" office:value-type="float" office:value="13.05" calcext:value-type="float">
            <text:p>13.05</text:p>
          </table:table-cell>
        </table:table-row>
        <table:table-row table:style-name="ro1">
          <table:table-cell table:number-columns-repeated="2"/>
          <table:table-cell office:value-type="float" office:value="292" calcext:value-type="float">
            <text:p>292</text:p>
          </table:table-cell>
          <table:table-cell office:value-type="float" office:value="8058" calcext:value-type="float">
            <text:p>8058</text:p>
          </table:table-cell>
          <table:table-cell table:formula="of:=[.D292]/1000" office:value-type="float" office:value="8.058" calcext:value-type="float">
            <text:p>8.058</text:p>
          </table:table-cell>
          <table:table-cell office:value-type="float" office:value="9352" calcext:value-type="float">
            <text:p>9352</text:p>
          </table:table-cell>
          <table:table-cell table:formula="of:=[.F292]/1000" office:value-type="float" office:value="9.352" calcext:value-type="float">
            <text:p>9.352</text:p>
          </table:table-cell>
          <table:table-cell table:formula="of:=[.H291]+36/1000" office:value-type="float" office:value="10.4759999999999" calcext:value-type="float">
            <text:p>10.476</text:p>
          </table:table-cell>
          <table:table-cell table:formula="of:=[.I291]+0.045" office:value-type="float" office:value="13.095" calcext:value-type="float">
            <text:p>13.095</text:p>
          </table:table-cell>
        </table:table-row>
        <table:table-row table:style-name="ro1">
          <table:table-cell table:number-columns-repeated="2"/>
          <table:table-cell office:value-type="float" office:value="293" calcext:value-type="float">
            <text:p>293</text:p>
          </table:table-cell>
          <table:table-cell office:value-type="float" office:value="8054" calcext:value-type="float">
            <text:p>8054</text:p>
          </table:table-cell>
          <table:table-cell table:formula="of:=[.D293]/1000" office:value-type="float" office:value="8.054" calcext:value-type="float">
            <text:p>8.054</text:p>
          </table:table-cell>
          <table:table-cell office:value-type="float" office:value="9862" calcext:value-type="float">
            <text:p>9862</text:p>
          </table:table-cell>
          <table:table-cell table:formula="of:=[.F293]/1000" office:value-type="float" office:value="9.862" calcext:value-type="float">
            <text:p>9.862</text:p>
          </table:table-cell>
          <table:table-cell table:formula="of:=[.H292]+36/1000" office:value-type="float" office:value="10.5119999999999" calcext:value-type="float">
            <text:p>10.512</text:p>
          </table:table-cell>
          <table:table-cell table:formula="of:=[.I292]+0.045" office:value-type="float" office:value="13.14" calcext:value-type="float">
            <text:p>13.14</text:p>
          </table:table-cell>
        </table:table-row>
        <table:table-row table:style-name="ro1"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018" calcext:value-type="float">
            <text:p>8018</text:p>
          </table:table-cell>
          <table:table-cell table:formula="of:=[.D294]/1000" office:value-type="float" office:value="8.018" calcext:value-type="float">
            <text:p>8.018</text:p>
          </table:table-cell>
          <table:table-cell office:value-type="float" office:value="9242" calcext:value-type="float">
            <text:p>9242</text:p>
          </table:table-cell>
          <table:table-cell table:formula="of:=[.F294]/1000" office:value-type="float" office:value="9.242" calcext:value-type="float">
            <text:p>9.242</text:p>
          </table:table-cell>
          <table:table-cell table:formula="of:=[.H293]+36/1000" office:value-type="float" office:value="10.5479999999999" calcext:value-type="float">
            <text:p>10.548</text:p>
          </table:table-cell>
          <table:table-cell table:formula="of:=[.I293]+0.045" office:value-type="float" office:value="13.185" calcext:value-type="float">
            <text:p>13.185</text:p>
          </table:table-cell>
        </table:table-row>
        <table:table-row table:style-name="ro1">
          <table:table-cell table:number-columns-repeated="2"/>
          <table:table-cell office:value-type="float" office:value="295" calcext:value-type="float">
            <text:p>295</text:p>
          </table:table-cell>
          <table:table-cell office:value-type="float" office:value="8136" calcext:value-type="float">
            <text:p>8136</text:p>
          </table:table-cell>
          <table:table-cell table:formula="of:=[.D295]/1000" office:value-type="float" office:value="8.136" calcext:value-type="float">
            <text:p>8.136</text:p>
          </table:table-cell>
          <table:table-cell office:value-type="float" office:value="9337" calcext:value-type="float">
            <text:p>9337</text:p>
          </table:table-cell>
          <table:table-cell table:formula="of:=[.F295]/1000" office:value-type="float" office:value="9.337" calcext:value-type="float">
            <text:p>9.337</text:p>
          </table:table-cell>
          <table:table-cell table:formula="of:=[.H294]+36/1000" office:value-type="float" office:value="10.5839999999999" calcext:value-type="float">
            <text:p>10.584</text:p>
          </table:table-cell>
          <table:table-cell table:formula="of:=[.I294]+0.045" office:value-type="float" office:value="13.23" calcext:value-type="float">
            <text:p>13.23</text:p>
          </table:table-cell>
        </table:table-row>
        <table:table-row table:style-name="ro1">
          <table:table-cell table:number-columns-repeated="2"/>
          <table:table-cell office:value-type="float" office:value="296" calcext:value-type="float">
            <text:p>296</text:p>
          </table:table-cell>
          <table:table-cell office:value-type="float" office:value="7886" calcext:value-type="float">
            <text:p>7886</text:p>
          </table:table-cell>
          <table:table-cell table:formula="of:=[.D296]/1000" office:value-type="float" office:value="7.886" calcext:value-type="float">
            <text:p>7.886</text:p>
          </table:table-cell>
          <table:table-cell office:value-type="float" office:value="9255" calcext:value-type="float">
            <text:p>9255</text:p>
          </table:table-cell>
          <table:table-cell table:formula="of:=[.F296]/1000" office:value-type="float" office:value="9.255" calcext:value-type="float">
            <text:p>9.255</text:p>
          </table:table-cell>
          <table:table-cell table:formula="of:=[.H295]+36/1000" office:value-type="float" office:value="10.6199999999999" calcext:value-type="float">
            <text:p>10.62</text:p>
          </table:table-cell>
          <table:table-cell table:formula="of:=[.I295]+0.045" office:value-type="float" office:value="13.275" calcext:value-type="float">
            <text:p>13.275</text:p>
          </table:table-cell>
        </table:table-row>
        <table:table-row table:style-name="ro1">
          <table:table-cell table:number-columns-repeated="2"/>
          <table:table-cell office:value-type="float" office:value="297" calcext:value-type="float">
            <text:p>297</text:p>
          </table:table-cell>
          <table:table-cell office:value-type="float" office:value="7925" calcext:value-type="float">
            <text:p>7925</text:p>
          </table:table-cell>
          <table:table-cell table:formula="of:=[.D297]/1000" office:value-type="float" office:value="7.925" calcext:value-type="float">
            <text:p>7.925</text:p>
          </table:table-cell>
          <table:table-cell office:value-type="float" office:value="9234" calcext:value-type="float">
            <text:p>9234</text:p>
          </table:table-cell>
          <table:table-cell table:formula="of:=[.F297]/1000" office:value-type="float" office:value="9.234" calcext:value-type="float">
            <text:p>9.234</text:p>
          </table:table-cell>
          <table:table-cell table:formula="of:=[.H296]+36/1000" office:value-type="float" office:value="10.6559999999999" calcext:value-type="float">
            <text:p>10.656</text:p>
          </table:table-cell>
          <table:table-cell table:formula="of:=[.I296]+0.045" office:value-type="float" office:value="13.32" calcext:value-type="float">
            <text:p>13.32</text:p>
          </table:table-cell>
        </table:table-row>
        <table:table-row table:style-name="ro1">
          <table:table-cell table:number-columns-repeated="2"/>
          <table:table-cell office:value-type="float" office:value="298" calcext:value-type="float">
            <text:p>298</text:p>
          </table:table-cell>
          <table:table-cell office:value-type="float" office:value="7949" calcext:value-type="float">
            <text:p>7949</text:p>
          </table:table-cell>
          <table:table-cell table:formula="of:=[.D298]/1000" office:value-type="float" office:value="7.949" calcext:value-type="float">
            <text:p>7.949</text:p>
          </table:table-cell>
          <table:table-cell office:value-type="float" office:value="9271" calcext:value-type="float">
            <text:p>9271</text:p>
          </table:table-cell>
          <table:table-cell table:formula="of:=[.F298]/1000" office:value-type="float" office:value="9.271" calcext:value-type="float">
            <text:p>9.271</text:p>
          </table:table-cell>
          <table:table-cell table:formula="of:=[.H297]+36/1000" office:value-type="float" office:value="10.6919999999999" calcext:value-type="float">
            <text:p>10.692</text:p>
          </table:table-cell>
          <table:table-cell table:formula="of:=[.I297]+0.045" office:value-type="float" office:value="13.365" calcext:value-type="float">
            <text:p>13.365</text:p>
          </table:table-cell>
        </table:table-row>
        <table:table-row table:style-name="ro1">
          <table:table-cell table:number-columns-repeated="2"/>
          <table:table-cell office:value-type="float" office:value="299" calcext:value-type="float">
            <text:p>299</text:p>
          </table:table-cell>
          <table:table-cell office:value-type="float" office:value="14486" calcext:value-type="float">
            <text:p>14486</text:p>
          </table:table-cell>
          <table:table-cell table:formula="of:=[.D299]/1000" office:value-type="float" office:value="14.486" calcext:value-type="float">
            <text:p>14.486</text:p>
          </table:table-cell>
          <table:table-cell office:value-type="float" office:value="9247" calcext:value-type="float">
            <text:p>9247</text:p>
          </table:table-cell>
          <table:table-cell table:formula="of:=[.F299]/1000" office:value-type="float" office:value="9.247" calcext:value-type="float">
            <text:p>9.247</text:p>
          </table:table-cell>
          <table:table-cell table:formula="of:=[.H298]+36/1000" office:value-type="float" office:value="10.7279999999999" calcext:value-type="float">
            <text:p>10.728</text:p>
          </table:table-cell>
          <table:table-cell table:formula="of:=[.I298]+0.045" office:value-type="float" office:value="13.41" calcext:value-type="float">
            <text:p>13.41</text:p>
          </table:table-cell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19964" calcext:value-type="float">
            <text:p>19964</text:p>
          </table:table-cell>
          <table:table-cell table:formula="of:=[.D300]/1000" office:value-type="float" office:value="19.964" calcext:value-type="float">
            <text:p>19.964</text:p>
          </table:table-cell>
          <table:table-cell office:value-type="float" office:value="9430" calcext:value-type="float">
            <text:p>9430</text:p>
          </table:table-cell>
          <table:table-cell table:formula="of:=[.F300]/1000" office:value-type="float" office:value="9.43" calcext:value-type="float">
            <text:p>9.43</text:p>
          </table:table-cell>
          <table:table-cell table:formula="of:=[.H299]+36/1000" office:value-type="float" office:value="10.7639999999999" calcext:value-type="float">
            <text:p>10.764</text:p>
          </table:table-cell>
          <table:table-cell table:formula="of:=[.I299]+0.045" office:value-type="float" office:value="13.455" calcext:value-type="float">
            <text:p>13.455</text:p>
          </table:table-cell>
        </table:table-row>
        <table:table-row table:style-name="ro1">
          <table:table-cell table:number-columns-repeated="2"/>
          <table:table-cell office:value-type="float" office:value="301" calcext:value-type="float">
            <text:p>301</text:p>
          </table:table-cell>
          <table:table-cell office:value-type="float" office:value="12979" calcext:value-type="float">
            <text:p>12979</text:p>
          </table:table-cell>
          <table:table-cell table:formula="of:=[.D301]/1000" office:value-type="float" office:value="12.979" calcext:value-type="float">
            <text:p>12.979</text:p>
          </table:table-cell>
          <table:table-cell office:value-type="float" office:value="9380" calcext:value-type="float">
            <text:p>9380</text:p>
          </table:table-cell>
          <table:table-cell table:formula="of:=[.F301]/1000" office:value-type="float" office:value="9.38" calcext:value-type="float">
            <text:p>9.38</text:p>
          </table:table-cell>
          <table:table-cell table:formula="of:=[.H300]+36/1000" office:value-type="float" office:value="10.7999999999999" calcext:value-type="float">
            <text:p>10.8</text:p>
          </table:table-cell>
          <table:table-cell table:formula="of:=[.I300]+0.045" office:value-type="float" office:value="13.5" calcext:value-type="float">
            <text:p>13.5</text:p>
          </table:table-cell>
        </table:table-row>
        <table:table-row table:style-name="ro1">
          <table:table-cell table:number-columns-repeated="2"/>
          <table:table-cell office:value-type="float" office:value="302" calcext:value-type="float">
            <text:p>302</text:p>
          </table:table-cell>
          <table:table-cell office:value-type="float" office:value="7639" calcext:value-type="float">
            <text:p>7639</text:p>
          </table:table-cell>
          <table:table-cell table:formula="of:=[.D302]/1000" office:value-type="float" office:value="7.639" calcext:value-type="float">
            <text:p>7.639</text:p>
          </table:table-cell>
          <table:table-cell office:value-type="float" office:value="9425" calcext:value-type="float">
            <text:p>9425</text:p>
          </table:table-cell>
          <table:table-cell table:formula="of:=[.F302]/1000" office:value-type="float" office:value="9.425" calcext:value-type="float">
            <text:p>9.425</text:p>
          </table:table-cell>
          <table:table-cell table:formula="of:=[.H301]+36/1000" office:value-type="float" office:value="10.8359999999999" calcext:value-type="float">
            <text:p>10.836</text:p>
          </table:table-cell>
          <table:table-cell table:formula="of:=[.I301]+0.045" office:value-type="float" office:value="13.545" calcext:value-type="float">
            <text:p>13.545</text:p>
          </table:table-cell>
        </table:table-row>
        <table:table-row table:style-name="ro1"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7898" calcext:value-type="float">
            <text:p>7898</text:p>
          </table:table-cell>
          <table:table-cell table:formula="of:=[.D303]/1000" office:value-type="float" office:value="7.898" calcext:value-type="float">
            <text:p>7.898</text:p>
          </table:table-cell>
          <table:table-cell office:value-type="float" office:value="9232" calcext:value-type="float">
            <text:p>9232</text:p>
          </table:table-cell>
          <table:table-cell table:formula="of:=[.F303]/1000" office:value-type="float" office:value="9.232" calcext:value-type="float">
            <text:p>9.232</text:p>
          </table:table-cell>
          <table:table-cell table:formula="of:=[.H302]+36/1000" office:value-type="float" office:value="10.8719999999999" calcext:value-type="float">
            <text:p>10.872</text:p>
          </table:table-cell>
          <table:table-cell table:formula="of:=[.I302]+0.045" office:value-type="float" office:value="13.59" calcext:value-type="float">
            <text:p>13.59</text:p>
          </table:table-cell>
        </table:table-row>
        <table:table-row table:style-name="ro1">
          <table:table-cell table:number-columns-repeated="2"/>
          <table:table-cell office:value-type="float" office:value="304" calcext:value-type="float">
            <text:p>304</text:p>
          </table:table-cell>
          <table:table-cell office:value-type="float" office:value="7973" calcext:value-type="float">
            <text:p>7973</text:p>
          </table:table-cell>
          <table:table-cell table:formula="of:=[.D304]/1000" office:value-type="float" office:value="7.973" calcext:value-type="float">
            <text:p>7.973</text:p>
          </table:table-cell>
          <table:table-cell office:value-type="float" office:value="9575" calcext:value-type="float">
            <text:p>9575</text:p>
          </table:table-cell>
          <table:table-cell table:formula="of:=[.F304]/1000" office:value-type="float" office:value="9.575" calcext:value-type="float">
            <text:p>9.575</text:p>
          </table:table-cell>
          <table:table-cell table:formula="of:=[.H303]+36/1000" office:value-type="float" office:value="10.9079999999999" calcext:value-type="float">
            <text:p>10.908</text:p>
          </table:table-cell>
          <table:table-cell table:formula="of:=[.I303]+0.045" office:value-type="float" office:value="13.635" calcext:value-type="float">
            <text:p>13.635</text:p>
          </table:table-cell>
        </table:table-row>
        <table:table-row table:style-name="ro1">
          <table:table-cell table:number-columns-repeated="2"/>
          <table:table-cell office:value-type="float" office:value="305" calcext:value-type="float">
            <text:p>305</text:p>
          </table:table-cell>
          <table:table-cell office:value-type="float" office:value="8036" calcext:value-type="float">
            <text:p>8036</text:p>
          </table:table-cell>
          <table:table-cell table:formula="of:=[.D305]/1000" office:value-type="float" office:value="8.036" calcext:value-type="float">
            <text:p>8.036</text:p>
          </table:table-cell>
          <table:table-cell office:value-type="float" office:value="16931" calcext:value-type="float">
            <text:p>16931</text:p>
          </table:table-cell>
          <table:table-cell table:formula="of:=[.F305]/1000" office:value-type="float" office:value="16.931" calcext:value-type="float">
            <text:p>16.931</text:p>
          </table:table-cell>
          <table:table-cell table:formula="of:=[.H304]+36/1000" office:value-type="float" office:value="10.9439999999999" calcext:value-type="float">
            <text:p>10.944</text:p>
          </table:table-cell>
          <table:table-cell table:formula="of:=[.I304]+0.045" office:value-type="float" office:value="13.68" calcext:value-type="float">
            <text:p>13.68</text:p>
          </table:table-cell>
        </table:table-row>
        <table:table-row table:style-name="ro1">
          <table:table-cell table:number-columns-repeated="2"/>
          <table:table-cell office:value-type="float" office:value="306" calcext:value-type="float">
            <text:p>306</text:p>
          </table:table-cell>
          <table:table-cell office:value-type="float" office:value="7845" calcext:value-type="float">
            <text:p>7845</text:p>
          </table:table-cell>
          <table:table-cell table:formula="of:=[.D306]/1000" office:value-type="float" office:value="7.845" calcext:value-type="float">
            <text:p>7.845</text:p>
          </table:table-cell>
          <table:table-cell office:value-type="float" office:value="23673" calcext:value-type="float">
            <text:p>23673</text:p>
          </table:table-cell>
          <table:table-cell table:formula="of:=[.F306]/1000" office:value-type="float" office:value="23.673" calcext:value-type="float">
            <text:p>23.673</text:p>
          </table:table-cell>
          <table:table-cell table:formula="of:=[.H305]+36/1000" office:value-type="float" office:value="10.9799999999999" calcext:value-type="float">
            <text:p>10.98</text:p>
          </table:table-cell>
          <table:table-cell table:formula="of:=[.I305]+0.045" office:value-type="float" office:value="13.725" calcext:value-type="float">
            <text:p>13.725</text:p>
          </table:table-cell>
        </table:table-row>
        <table:table-row table:style-name="ro1">
          <table:table-cell table:number-columns-repeated="2"/>
          <table:table-cell office:value-type="float" office:value="307" calcext:value-type="float">
            <text:p>307</text:p>
          </table:table-cell>
          <table:table-cell office:value-type="float" office:value="7970" calcext:value-type="float">
            <text:p>7970</text:p>
          </table:table-cell>
          <table:table-cell table:formula="of:=[.D307]/1000" office:value-type="float" office:value="7.97" calcext:value-type="float">
            <text:p>7.97</text:p>
          </table:table-cell>
          <table:table-cell office:value-type="float" office:value="13774" calcext:value-type="float">
            <text:p>13774</text:p>
          </table:table-cell>
          <table:table-cell table:formula="of:=[.F307]/1000" office:value-type="float" office:value="13.774" calcext:value-type="float">
            <text:p>13.774</text:p>
          </table:table-cell>
          <table:table-cell table:formula="of:=[.H306]+36/1000" office:value-type="float" office:value="11.0159999999999" calcext:value-type="float">
            <text:p>11.016</text:p>
          </table:table-cell>
          <table:table-cell table:formula="of:=[.I306]+0.045" office:value-type="float" office:value="13.77" calcext:value-type="float">
            <text:p>13.77</text:p>
          </table:table-cell>
        </table:table-row>
        <table:table-row table:style-name="ro1">
          <table:table-cell table:number-columns-repeated="2"/>
          <table:table-cell office:value-type="float" office:value="308" calcext:value-type="float">
            <text:p>308</text:p>
          </table:table-cell>
          <table:table-cell office:value-type="float" office:value="7873" calcext:value-type="float">
            <text:p>7873</text:p>
          </table:table-cell>
          <table:table-cell table:formula="of:=[.D308]/1000" office:value-type="float" office:value="7.873" calcext:value-type="float">
            <text:p>7.873</text:p>
          </table:table-cell>
          <table:table-cell office:value-type="float" office:value="8928" calcext:value-type="float">
            <text:p>8928</text:p>
          </table:table-cell>
          <table:table-cell table:formula="of:=[.F308]/1000" office:value-type="float" office:value="8.928" calcext:value-type="float">
            <text:p>8.928</text:p>
          </table:table-cell>
          <table:table-cell table:formula="of:=[.H307]+36/1000" office:value-type="float" office:value="11.0519999999999" calcext:value-type="float">
            <text:p>11.052</text:p>
          </table:table-cell>
          <table:table-cell table:formula="of:=[.I307]+0.045" office:value-type="float" office:value="13.815" calcext:value-type="float">
            <text:p>13.815</text:p>
          </table:table-cell>
        </table:table-row>
        <table:table-row table:style-name="ro1">
          <table:table-cell table:number-columns-repeated="2"/>
          <table:table-cell office:value-type="float" office:value="309" calcext:value-type="float">
            <text:p>309</text:p>
          </table:table-cell>
          <table:table-cell office:value-type="float" office:value="8102" calcext:value-type="float">
            <text:p>8102</text:p>
          </table:table-cell>
          <table:table-cell table:formula="of:=[.D309]/1000" office:value-type="float" office:value="8.102" calcext:value-type="float">
            <text:p>8.102</text:p>
          </table:table-cell>
          <table:table-cell office:value-type="float" office:value="9181" calcext:value-type="float">
            <text:p>9181</text:p>
          </table:table-cell>
          <table:table-cell table:formula="of:=[.F309]/1000" office:value-type="float" office:value="9.181" calcext:value-type="float">
            <text:p>9.181</text:p>
          </table:table-cell>
          <table:table-cell table:formula="of:=[.H308]+36/1000" office:value-type="float" office:value="11.0879999999999" calcext:value-type="float">
            <text:p>11.088</text:p>
          </table:table-cell>
          <table:table-cell table:formula="of:=[.I308]+0.045" office:value-type="float" office:value="13.86" calcext:value-type="float">
            <text:p>13.86</text:p>
          </table:table-cell>
        </table:table-row>
        <table:table-row table:style-name="ro1">
          <table:table-cell table:number-columns-repeated="2"/>
          <table:table-cell office:value-type="float" office:value="310" calcext:value-type="float">
            <text:p>310</text:p>
          </table:table-cell>
          <table:table-cell office:value-type="float" office:value="8247" calcext:value-type="float">
            <text:p>8247</text:p>
          </table:table-cell>
          <table:table-cell table:formula="of:=[.D310]/1000" office:value-type="float" office:value="8.247" calcext:value-type="float">
            <text:p>8.247</text:p>
          </table:table-cell>
          <table:table-cell office:value-type="float" office:value="9346" calcext:value-type="float">
            <text:p>9346</text:p>
          </table:table-cell>
          <table:table-cell table:formula="of:=[.F310]/1000" office:value-type="float" office:value="9.346" calcext:value-type="float">
            <text:p>9.346</text:p>
          </table:table-cell>
          <table:table-cell table:formula="of:=[.H309]+36/1000" office:value-type="float" office:value="11.1239999999999" calcext:value-type="float">
            <text:p>11.124</text:p>
          </table:table-cell>
          <table:table-cell table:formula="of:=[.I309]+0.045" office:value-type="float" office:value="13.905" calcext:value-type="float">
            <text:p>13.905</text:p>
          </table:table-cell>
        </table:table-row>
        <table:table-row table:style-name="ro1">
          <table:table-cell table:number-columns-repeated="2"/>
          <table:table-cell office:value-type="float" office:value="311" calcext:value-type="float">
            <text:p>311</text:p>
          </table:table-cell>
          <table:table-cell office:value-type="float" office:value="7968" calcext:value-type="float">
            <text:p>7968</text:p>
          </table:table-cell>
          <table:table-cell table:formula="of:=[.D311]/1000" office:value-type="float" office:value="7.968" calcext:value-type="float">
            <text:p>7.968</text:p>
          </table:table-cell>
          <table:table-cell office:value-type="float" office:value="9324" calcext:value-type="float">
            <text:p>9324</text:p>
          </table:table-cell>
          <table:table-cell table:formula="of:=[.F311]/1000" office:value-type="float" office:value="9.324" calcext:value-type="float">
            <text:p>9.324</text:p>
          </table:table-cell>
          <table:table-cell table:formula="of:=[.H310]+36/1000" office:value-type="float" office:value="11.1599999999999" calcext:value-type="float">
            <text:p>11.16</text:p>
          </table:table-cell>
          <table:table-cell table:formula="of:=[.I310]+0.045" office:value-type="float" office:value="13.95" calcext:value-type="float">
            <text:p>13.95</text:p>
          </table:table-cell>
        </table:table-row>
        <table:table-row table:style-name="ro1">
          <table:table-cell table:number-columns-repeated="2"/>
          <table:table-cell office:value-type="float" office:value="312" calcext:value-type="float">
            <text:p>312</text:p>
          </table:table-cell>
          <table:table-cell office:value-type="float" office:value="8000" calcext:value-type="float">
            <text:p>8000</text:p>
          </table:table-cell>
          <table:table-cell table:formula="of:=[.D312]/1000" office:value-type="float" office:value="8" calcext:value-type="float">
            <text:p>8</text:p>
          </table:table-cell>
          <table:table-cell office:value-type="float" office:value="9364" calcext:value-type="float">
            <text:p>9364</text:p>
          </table:table-cell>
          <table:table-cell table:formula="of:=[.F312]/1000" office:value-type="float" office:value="9.364" calcext:value-type="float">
            <text:p>9.364</text:p>
          </table:table-cell>
          <table:table-cell table:formula="of:=[.H311]+36/1000" office:value-type="float" office:value="11.1959999999999" calcext:value-type="float">
            <text:p>11.196</text:p>
          </table:table-cell>
          <table:table-cell table:formula="of:=[.I311]+0.045" office:value-type="float" office:value="13.995" calcext:value-type="float">
            <text:p>13.995</text:p>
          </table:table-cell>
        </table:table-row>
        <table:table-row table:style-name="ro1">
          <table:table-cell table:number-columns-repeated="2"/>
          <table:table-cell office:value-type="float" office:value="313" calcext:value-type="float">
            <text:p>313</text:p>
          </table:table-cell>
          <table:table-cell office:value-type="float" office:value="7895" calcext:value-type="float">
            <text:p>7895</text:p>
          </table:table-cell>
          <table:table-cell table:formula="of:=[.D313]/1000" office:value-type="float" office:value="7.895" calcext:value-type="float">
            <text:p>7.895</text:p>
          </table:table-cell>
          <table:table-cell office:value-type="float" office:value="9146" calcext:value-type="float">
            <text:p>9146</text:p>
          </table:table-cell>
          <table:table-cell table:formula="of:=[.F313]/1000" office:value-type="float" office:value="9.146" calcext:value-type="float">
            <text:p>9.146</text:p>
          </table:table-cell>
          <table:table-cell table:formula="of:=[.H312]+36/1000" office:value-type="float" office:value="11.2319999999999" calcext:value-type="float">
            <text:p>11.232</text:p>
          </table:table-cell>
          <table:table-cell table:formula="of:=[.I312]+0.045" office:value-type="float" office:value="14.04" calcext:value-type="float">
            <text:p>14.04</text:p>
          </table:table-cell>
        </table:table-row>
        <table:table-row table:style-name="ro1"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7900" calcext:value-type="float">
            <text:p>7900</text:p>
          </table:table-cell>
          <table:table-cell table:formula="of:=[.D314]/1000" office:value-type="float" office:value="7.9" calcext:value-type="float">
            <text:p>7.9</text:p>
          </table:table-cell>
          <table:table-cell office:value-type="float" office:value="9040" calcext:value-type="float">
            <text:p>9040</text:p>
          </table:table-cell>
          <table:table-cell table:formula="of:=[.F314]/1000" office:value-type="float" office:value="9.04" calcext:value-type="float">
            <text:p>9.04</text:p>
          </table:table-cell>
          <table:table-cell table:formula="of:=[.H313]+36/1000" office:value-type="float" office:value="11.2679999999999" calcext:value-type="float">
            <text:p>11.268</text:p>
          </table:table-cell>
          <table:table-cell table:formula="of:=[.I313]+0.045" office:value-type="float" office:value="14.085" calcext:value-type="float">
            <text:p>14.085</text:p>
          </table:table-cell>
        </table:table-row>
        <table:table-row table:style-name="ro1">
          <table:table-cell table:number-columns-repeated="2"/>
          <table:table-cell office:value-type="float" office:value="315" calcext:value-type="float">
            <text:p>315</text:p>
          </table:table-cell>
          <table:table-cell office:value-type="float" office:value="7827" calcext:value-type="float">
            <text:p>7827</text:p>
          </table:table-cell>
          <table:table-cell table:formula="of:=[.D315]/1000" office:value-type="float" office:value="7.827" calcext:value-type="float">
            <text:p>7.827</text:p>
          </table:table-cell>
          <table:table-cell office:value-type="float" office:value="9170" calcext:value-type="float">
            <text:p>9170</text:p>
          </table:table-cell>
          <table:table-cell table:formula="of:=[.F315]/1000" office:value-type="float" office:value="9.17" calcext:value-type="float">
            <text:p>9.17</text:p>
          </table:table-cell>
          <table:table-cell table:formula="of:=[.H314]+36/1000" office:value-type="float" office:value="11.3039999999999" calcext:value-type="float">
            <text:p>11.304</text:p>
          </table:table-cell>
          <table:table-cell table:formula="of:=[.I314]+0.045" office:value-type="float" office:value="14.13" calcext:value-type="float">
            <text:p>14.13</text:p>
          </table:table-cell>
        </table:table-row>
        <table:table-row table:style-name="ro1"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8209" calcext:value-type="float">
            <text:p>8209</text:p>
          </table:table-cell>
          <table:table-cell table:formula="of:=[.D316]/1000" office:value-type="float" office:value="8.209" calcext:value-type="float">
            <text:p>8.209</text:p>
          </table:table-cell>
          <table:table-cell office:value-type="float" office:value="9139" calcext:value-type="float">
            <text:p>9139</text:p>
          </table:table-cell>
          <table:table-cell table:formula="of:=[.F316]/1000" office:value-type="float" office:value="9.139" calcext:value-type="float">
            <text:p>9.139</text:p>
          </table:table-cell>
          <table:table-cell table:formula="of:=[.H315]+36/1000" office:value-type="float" office:value="11.3399999999999" calcext:value-type="float">
            <text:p>11.34</text:p>
          </table:table-cell>
          <table:table-cell table:formula="of:=[.I315]+0.045" office:value-type="float" office:value="14.175" calcext:value-type="float">
            <text:p>14.175</text:p>
          </table:table-cell>
        </table:table-row>
        <table:table-row table:style-name="ro1">
          <table:table-cell table:number-columns-repeated="2"/>
          <table:table-cell office:value-type="float" office:value="317" calcext:value-type="float">
            <text:p>317</text:p>
          </table:table-cell>
          <table:table-cell office:value-type="float" office:value="7916" calcext:value-type="float">
            <text:p>7916</text:p>
          </table:table-cell>
          <table:table-cell table:formula="of:=[.D317]/1000" office:value-type="float" office:value="7.916" calcext:value-type="float">
            <text:p>7.916</text:p>
          </table:table-cell>
          <table:table-cell office:value-type="float" office:value="9161" calcext:value-type="float">
            <text:p>9161</text:p>
          </table:table-cell>
          <table:table-cell table:formula="of:=[.F317]/1000" office:value-type="float" office:value="9.161" calcext:value-type="float">
            <text:p>9.161</text:p>
          </table:table-cell>
          <table:table-cell table:formula="of:=[.H316]+36/1000" office:value-type="float" office:value="11.3759999999999" calcext:value-type="float">
            <text:p>11.376</text:p>
          </table:table-cell>
          <table:table-cell table:formula="of:=[.I316]+0.045" office:value-type="float" office:value="14.22" calcext:value-type="float">
            <text:p>14.22</text:p>
          </table:table-cell>
        </table:table-row>
        <table:table-row table:style-name="ro1">
          <table:table-cell table:number-columns-repeated="2"/>
          <table:table-cell office:value-type="float" office:value="318" calcext:value-type="float">
            <text:p>318</text:p>
          </table:table-cell>
          <table:table-cell office:value-type="float" office:value="7859" calcext:value-type="float">
            <text:p>7859</text:p>
          </table:table-cell>
          <table:table-cell table:formula="of:=[.D318]/1000" office:value-type="float" office:value="7.859" calcext:value-type="float">
            <text:p>7.859</text:p>
          </table:table-cell>
          <table:table-cell office:value-type="float" office:value="9385" calcext:value-type="float">
            <text:p>9385</text:p>
          </table:table-cell>
          <table:table-cell table:formula="of:=[.F318]/1000" office:value-type="float" office:value="9.385" calcext:value-type="float">
            <text:p>9.385</text:p>
          </table:table-cell>
          <table:table-cell table:formula="of:=[.H317]+36/1000" office:value-type="float" office:value="11.4119999999999" calcext:value-type="float">
            <text:p>11.412</text:p>
          </table:table-cell>
          <table:table-cell table:formula="of:=[.I317]+0.045" office:value-type="float" office:value="14.265" calcext:value-type="float">
            <text:p>14.265</text:p>
          </table:table-cell>
        </table:table-row>
        <table:table-row table:style-name="ro1"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8282" calcext:value-type="float">
            <text:p>8282</text:p>
          </table:table-cell>
          <table:table-cell table:formula="of:=[.D319]/1000" office:value-type="float" office:value="8.282" calcext:value-type="float">
            <text:p>8.282</text:p>
          </table:table-cell>
          <table:table-cell office:value-type="float" office:value="9808" calcext:value-type="float">
            <text:p>9808</text:p>
          </table:table-cell>
          <table:table-cell table:formula="of:=[.F319]/1000" office:value-type="float" office:value="9.808" calcext:value-type="float">
            <text:p>9.808</text:p>
          </table:table-cell>
          <table:table-cell table:formula="of:=[.H318]+36/1000" office:value-type="float" office:value="11.4479999999999" calcext:value-type="float">
            <text:p>11.448</text:p>
          </table:table-cell>
          <table:table-cell table:formula="of:=[.I318]+0.045" office:value-type="float" office:value="14.31" calcext:value-type="float">
            <text:p>14.31</text:p>
          </table:table-cell>
        </table:table-row>
        <table:table-row table:style-name="ro1"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7812" calcext:value-type="float">
            <text:p>7812</text:p>
          </table:table-cell>
          <table:table-cell table:formula="of:=[.D320]/1000" office:value-type="float" office:value="7.812" calcext:value-type="float">
            <text:p>7.812</text:p>
          </table:table-cell>
          <table:table-cell office:value-type="float" office:value="9505" calcext:value-type="float">
            <text:p>9505</text:p>
          </table:table-cell>
          <table:table-cell table:formula="of:=[.F320]/1000" office:value-type="float" office:value="9.505" calcext:value-type="float">
            <text:p>9.505</text:p>
          </table:table-cell>
          <table:table-cell table:formula="of:=[.H319]+36/1000" office:value-type="float" office:value="11.4839999999999" calcext:value-type="float">
            <text:p>11.484</text:p>
          </table:table-cell>
          <table:table-cell table:formula="of:=[.I319]+0.045" office:value-type="float" office:value="14.355" calcext:value-type="float">
            <text:p>14.355</text:p>
          </table:table-cell>
        </table:table-row>
        <table:table-row table:style-name="ro1">
          <table:table-cell table:number-columns-repeated="2"/>
          <table:table-cell office:value-type="float" office:value="321" calcext:value-type="float">
            <text:p>321</text:p>
          </table:table-cell>
          <table:table-cell office:value-type="float" office:value="7955" calcext:value-type="float">
            <text:p>7955</text:p>
          </table:table-cell>
          <table:table-cell table:formula="of:=[.D321]/1000" office:value-type="float" office:value="7.955" calcext:value-type="float">
            <text:p>7.955</text:p>
          </table:table-cell>
          <table:table-cell office:value-type="float" office:value="12957" calcext:value-type="float">
            <text:p>12957</text:p>
          </table:table-cell>
          <table:table-cell table:formula="of:=[.F321]/1000" office:value-type="float" office:value="12.957" calcext:value-type="float">
            <text:p>12.957</text:p>
          </table:table-cell>
          <table:table-cell table:formula="of:=[.H320]+36/1000" office:value-type="float" office:value="11.5199999999999" calcext:value-type="float">
            <text:p>11.52</text:p>
          </table:table-cell>
          <table:table-cell table:formula="of:=[.I320]+0.045" office:value-type="float" office:value="14.4" calcext:value-type="float">
            <text:p>14.4</text:p>
          </table:table-cell>
        </table:table-row>
        <table:table-row table:style-name="ro1">
          <table:table-cell table:number-columns-repeated="2"/>
          <table:table-cell office:value-type="float" office:value="322" calcext:value-type="float">
            <text:p>322</text:p>
          </table:table-cell>
          <table:table-cell office:value-type="float" office:value="8172" calcext:value-type="float">
            <text:p>8172</text:p>
          </table:table-cell>
          <table:table-cell table:formula="of:=[.D322]/1000" office:value-type="float" office:value="8.172" calcext:value-type="float">
            <text:p>8.172</text:p>
          </table:table-cell>
          <table:table-cell office:value-type="float" office:value="24963" calcext:value-type="float">
            <text:p>24963</text:p>
          </table:table-cell>
          <table:table-cell table:formula="of:=[.F322]/1000" office:value-type="float" office:value="24.963" calcext:value-type="float">
            <text:p>24.963</text:p>
          </table:table-cell>
          <table:table-cell table:formula="of:=[.H321]+36/1000" office:value-type="float" office:value="11.5559999999999" calcext:value-type="float">
            <text:p>11.556</text:p>
          </table:table-cell>
          <table:table-cell table:formula="of:=[.I321]+0.045" office:value-type="float" office:value="14.445" calcext:value-type="float">
            <text:p>14.445</text:p>
          </table:table-cell>
        </table:table-row>
        <table:table-row table:style-name="ro1">
          <table:table-cell table:number-columns-repeated="2"/>
          <table:table-cell office:value-type="float" office:value="323" calcext:value-type="float">
            <text:p>323</text:p>
          </table:table-cell>
          <table:table-cell office:value-type="float" office:value="8186" calcext:value-type="float">
            <text:p>8186</text:p>
          </table:table-cell>
          <table:table-cell table:formula="of:=[.D323]/1000" office:value-type="float" office:value="8.186" calcext:value-type="float">
            <text:p>8.186</text:p>
          </table:table-cell>
          <table:table-cell office:value-type="float" office:value="24576" calcext:value-type="float">
            <text:p>24576</text:p>
          </table:table-cell>
          <table:table-cell table:formula="of:=[.F323]/1000" office:value-type="float" office:value="24.576" calcext:value-type="float">
            <text:p>24.576</text:p>
          </table:table-cell>
          <table:table-cell table:formula="of:=[.H322]+36/1000" office:value-type="float" office:value="11.5919999999999" calcext:value-type="float">
            <text:p>11.592</text:p>
          </table:table-cell>
          <table:table-cell table:formula="of:=[.I322]+0.045" office:value-type="float" office:value="14.49" calcext:value-type="float">
            <text:p>14.49</text:p>
          </table:table-cell>
        </table:table-row>
        <table:table-row table:style-name="ro1">
          <table:table-cell table:number-columns-repeated="2"/>
          <table:table-cell office:value-type="float" office:value="324" calcext:value-type="float">
            <text:p>324</text:p>
          </table:table-cell>
          <table:table-cell office:value-type="float" office:value="8132" calcext:value-type="float">
            <text:p>8132</text:p>
          </table:table-cell>
          <table:table-cell table:formula="of:=[.D324]/1000" office:value-type="float" office:value="8.132" calcext:value-type="float">
            <text:p>8.132</text:p>
          </table:table-cell>
          <table:table-cell office:value-type="float" office:value="8799" calcext:value-type="float">
            <text:p>8799</text:p>
          </table:table-cell>
          <table:table-cell table:formula="of:=[.F324]/1000" office:value-type="float" office:value="8.799" calcext:value-type="float">
            <text:p>8.799</text:p>
          </table:table-cell>
          <table:table-cell table:formula="of:=[.H323]+36/1000" office:value-type="float" office:value="11.6279999999999" calcext:value-type="float">
            <text:p>11.628</text:p>
          </table:table-cell>
          <table:table-cell table:formula="of:=[.I323]+0.045" office:value-type="float" office:value="14.535" calcext:value-type="float">
            <text:p>14.535</text:p>
          </table:table-cell>
        </table:table-row>
        <table:table-row table:style-name="ro1">
          <table:table-cell table:number-columns-repeated="2"/>
          <table:table-cell office:value-type="float" office:value="325" calcext:value-type="float">
            <text:p>325</text:p>
          </table:table-cell>
          <table:table-cell office:value-type="float" office:value="8238" calcext:value-type="float">
            <text:p>8238</text:p>
          </table:table-cell>
          <table:table-cell table:formula="of:=[.D325]/1000" office:value-type="float" office:value="8.238" calcext:value-type="float">
            <text:p>8.238</text:p>
          </table:table-cell>
          <table:table-cell office:value-type="float" office:value="8952" calcext:value-type="float">
            <text:p>8952</text:p>
          </table:table-cell>
          <table:table-cell table:formula="of:=[.F325]/1000" office:value-type="float" office:value="8.952" calcext:value-type="float">
            <text:p>8.952</text:p>
          </table:table-cell>
          <table:table-cell table:formula="of:=[.H324]+36/1000" office:value-type="float" office:value="11.6639999999999" calcext:value-type="float">
            <text:p>11.664</text:p>
          </table:table-cell>
          <table:table-cell table:formula="of:=[.I324]+0.045" office:value-type="float" office:value="14.58" calcext:value-type="float">
            <text:p>14.58</text:p>
          </table:table-cell>
        </table:table-row>
        <table:table-row table:style-name="ro1">
          <table:table-cell table:number-columns-repeated="2"/>
          <table:table-cell office:value-type="float" office:value="326" calcext:value-type="float">
            <text:p>326</text:p>
          </table:table-cell>
          <table:table-cell office:value-type="float" office:value="7838" calcext:value-type="float">
            <text:p>7838</text:p>
          </table:table-cell>
          <table:table-cell table:formula="of:=[.D326]/1000" office:value-type="float" office:value="7.838" calcext:value-type="float">
            <text:p>7.838</text:p>
          </table:table-cell>
          <table:table-cell office:value-type="float" office:value="9075" calcext:value-type="float">
            <text:p>9075</text:p>
          </table:table-cell>
          <table:table-cell table:formula="of:=[.F326]/1000" office:value-type="float" office:value="9.075" calcext:value-type="float">
            <text:p>9.075</text:p>
          </table:table-cell>
          <table:table-cell table:formula="of:=[.H325]+36/1000" office:value-type="float" office:value="11.6999999999999" calcext:value-type="float">
            <text:p>11.7</text:p>
          </table:table-cell>
          <table:table-cell table:formula="of:=[.I325]+0.045" office:value-type="float" office:value="14.625" calcext:value-type="float">
            <text:p>14.625</text:p>
          </table:table-cell>
        </table:table-row>
        <table:table-row table:style-name="ro1">
          <table:table-cell table:number-columns-repeated="2"/>
          <table:table-cell office:value-type="float" office:value="327" calcext:value-type="float">
            <text:p>327</text:p>
          </table:table-cell>
          <table:table-cell office:value-type="float" office:value="8188" calcext:value-type="float">
            <text:p>8188</text:p>
          </table:table-cell>
          <table:table-cell table:formula="of:=[.D327]/1000" office:value-type="float" office:value="8.188" calcext:value-type="float">
            <text:p>8.188</text:p>
          </table:table-cell>
          <table:table-cell office:value-type="float" office:value="9087" calcext:value-type="float">
            <text:p>9087</text:p>
          </table:table-cell>
          <table:table-cell table:formula="of:=[.F327]/1000" office:value-type="float" office:value="9.087" calcext:value-type="float">
            <text:p>9.087</text:p>
          </table:table-cell>
          <table:table-cell table:formula="of:=[.H326]+36/1000" office:value-type="float" office:value="11.7359999999999" calcext:value-type="float">
            <text:p>11.736</text:p>
          </table:table-cell>
          <table:table-cell table:formula="of:=[.I326]+0.045" office:value-type="float" office:value="14.67" calcext:value-type="float">
            <text:p>14.67</text:p>
          </table:table-cell>
        </table:table-row>
        <table:table-row table:style-name="ro1">
          <table:table-cell table:number-columns-repeated="2"/>
          <table:table-cell office:value-type="float" office:value="328" calcext:value-type="float">
            <text:p>328</text:p>
          </table:table-cell>
          <table:table-cell office:value-type="float" office:value="8199" calcext:value-type="float">
            <text:p>8199</text:p>
          </table:table-cell>
          <table:table-cell table:formula="of:=[.D328]/1000" office:value-type="float" office:value="8.199" calcext:value-type="float">
            <text:p>8.199</text:p>
          </table:table-cell>
          <table:table-cell office:value-type="float" office:value="9175" calcext:value-type="float">
            <text:p>9175</text:p>
          </table:table-cell>
          <table:table-cell table:formula="of:=[.F328]/1000" office:value-type="float" office:value="9.175" calcext:value-type="float">
            <text:p>9.175</text:p>
          </table:table-cell>
          <table:table-cell table:formula="of:=[.H327]+36/1000" office:value-type="float" office:value="11.7719999999999" calcext:value-type="float">
            <text:p>11.772</text:p>
          </table:table-cell>
          <table:table-cell table:formula="of:=[.I327]+0.045" office:value-type="float" office:value="14.715" calcext:value-type="float">
            <text:p>14.715</text:p>
          </table:table-cell>
        </table:table-row>
        <table:table-row table:style-name="ro1">
          <table:table-cell table:number-columns-repeated="2"/>
          <table:table-cell office:value-type="float" office:value="329" calcext:value-type="float">
            <text:p>329</text:p>
          </table:table-cell>
          <table:table-cell office:value-type="float" office:value="8036" calcext:value-type="float">
            <text:p>8036</text:p>
          </table:table-cell>
          <table:table-cell table:formula="of:=[.D329]/1000" office:value-type="float" office:value="8.036" calcext:value-type="float">
            <text:p>8.036</text:p>
          </table:table-cell>
          <table:table-cell office:value-type="float" office:value="9090" calcext:value-type="float">
            <text:p>9090</text:p>
          </table:table-cell>
          <table:table-cell table:formula="of:=[.F329]/1000" office:value-type="float" office:value="9.09" calcext:value-type="float">
            <text:p>9.09</text:p>
          </table:table-cell>
          <table:table-cell table:formula="of:=[.H328]+36/1000" office:value-type="float" office:value="11.8079999999999" calcext:value-type="float">
            <text:p>11.808</text:p>
          </table:table-cell>
          <table:table-cell table:formula="of:=[.I328]+0.045" office:value-type="float" office:value="14.76" calcext:value-type="float">
            <text:p>14.76</text:p>
          </table:table-cell>
        </table:table-row>
        <table:table-row table:style-name="ro1">
          <table:table-cell table:number-columns-repeated="2"/>
          <table:table-cell office:value-type="float" office:value="330" calcext:value-type="float">
            <text:p>330</text:p>
          </table:table-cell>
          <table:table-cell office:value-type="float" office:value="9261" calcext:value-type="float">
            <text:p>9261</text:p>
          </table:table-cell>
          <table:table-cell table:formula="of:=[.D330]/1000" office:value-type="float" office:value="9.261" calcext:value-type="float">
            <text:p>9.261</text:p>
          </table:table-cell>
          <table:table-cell office:value-type="float" office:value="9100" calcext:value-type="float">
            <text:p>9100</text:p>
          </table:table-cell>
          <table:table-cell table:formula="of:=[.F330]/1000" office:value-type="float" office:value="9.1" calcext:value-type="float">
            <text:p>9.1</text:p>
          </table:table-cell>
          <table:table-cell table:formula="of:=[.H329]+36/1000" office:value-type="float" office:value="11.8439999999999" calcext:value-type="float">
            <text:p>11.844</text:p>
          </table:table-cell>
          <table:table-cell table:formula="of:=[.I329]+0.045" office:value-type="float" office:value="14.805" calcext:value-type="float">
            <text:p>14.805</text:p>
          </table:table-cell>
        </table:table-row>
        <table:table-row table:style-name="ro1">
          <table:table-cell table:number-columns-repeated="2"/>
          <table:table-cell office:value-type="float" office:value="331" calcext:value-type="float">
            <text:p>331</text:p>
          </table:table-cell>
          <table:table-cell office:value-type="float" office:value="8618" calcext:value-type="float">
            <text:p>8618</text:p>
          </table:table-cell>
          <table:table-cell table:formula="of:=[.D331]/1000" office:value-type="float" office:value="8.618" calcext:value-type="float">
            <text:p>8.618</text:p>
          </table:table-cell>
          <table:table-cell office:value-type="float" office:value="9111" calcext:value-type="float">
            <text:p>9111</text:p>
          </table:table-cell>
          <table:table-cell table:formula="of:=[.F331]/1000" office:value-type="float" office:value="9.111" calcext:value-type="float">
            <text:p>9.111</text:p>
          </table:table-cell>
          <table:table-cell table:formula="of:=[.H330]+36/1000" office:value-type="float" office:value="11.8799999999999" calcext:value-type="float">
            <text:p>11.88</text:p>
          </table:table-cell>
          <table:table-cell table:formula="of:=[.I330]+0.045" office:value-type="float" office:value="14.85" calcext:value-type="float">
            <text:p>14.85</text:p>
          </table:table-cell>
        </table:table-row>
        <table:table-row table:style-name="ro1">
          <table:table-cell table:number-columns-repeated="2"/>
          <table:table-cell office:value-type="float" office:value="332" calcext:value-type="float">
            <text:p>332</text:p>
          </table:table-cell>
          <table:table-cell office:value-type="float" office:value="7906" calcext:value-type="float">
            <text:p>7906</text:p>
          </table:table-cell>
          <table:table-cell table:formula="of:=[.D332]/1000" office:value-type="float" office:value="7.906" calcext:value-type="float">
            <text:p>7.906</text:p>
          </table:table-cell>
          <table:table-cell office:value-type="float" office:value="9143" calcext:value-type="float">
            <text:p>9143</text:p>
          </table:table-cell>
          <table:table-cell table:formula="of:=[.F332]/1000" office:value-type="float" office:value="9.143" calcext:value-type="float">
            <text:p>9.143</text:p>
          </table:table-cell>
          <table:table-cell table:formula="of:=[.H331]+36/1000" office:value-type="float" office:value="11.9159999999999" calcext:value-type="float">
            <text:p>11.916</text:p>
          </table:table-cell>
          <table:table-cell table:formula="of:=[.I331]+0.045" office:value-type="float" office:value="14.895" calcext:value-type="float">
            <text:p>14.895</text:p>
          </table:table-cell>
        </table:table-row>
        <table:table-row table:style-name="ro1">
          <table:table-cell table:number-columns-repeated="2"/>
          <table:table-cell office:value-type="float" office:value="333" calcext:value-type="float">
            <text:p>333</text:p>
          </table:table-cell>
          <table:table-cell office:value-type="float" office:value="15877" calcext:value-type="float">
            <text:p>15877</text:p>
          </table:table-cell>
          <table:table-cell table:formula="of:=[.D333]/1000" office:value-type="float" office:value="15.877" calcext:value-type="float">
            <text:p>15.877</text:p>
          </table:table-cell>
          <table:table-cell office:value-type="float" office:value="9069" calcext:value-type="float">
            <text:p>9069</text:p>
          </table:table-cell>
          <table:table-cell table:formula="of:=[.F333]/1000" office:value-type="float" office:value="9.069" calcext:value-type="float">
            <text:p>9.069</text:p>
          </table:table-cell>
          <table:table-cell table:formula="of:=[.H332]+36/1000" office:value-type="float" office:value="11.9519999999999" calcext:value-type="float">
            <text:p>11.952</text:p>
          </table:table-cell>
          <table:table-cell table:formula="of:=[.I332]+0.045" office:value-type="float" office:value="14.94" calcext:value-type="float">
            <text:p>14.94</text:p>
          </table:table-cell>
        </table:table-row>
        <table:table-row table:style-name="ro1"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18390" calcext:value-type="float">
            <text:p>18390</text:p>
          </table:table-cell>
          <table:table-cell table:formula="of:=[.D334]/1000" office:value-type="float" office:value="18.39" calcext:value-type="float">
            <text:p>18.39</text:p>
          </table:table-cell>
          <table:table-cell office:value-type="float" office:value="9066" calcext:value-type="float">
            <text:p>9066</text:p>
          </table:table-cell>
          <table:table-cell table:formula="of:=[.F334]/1000" office:value-type="float" office:value="9.066" calcext:value-type="float">
            <text:p>9.066</text:p>
          </table:table-cell>
          <table:table-cell table:formula="of:=[.H333]+36/1000" office:value-type="float" office:value="11.9879999999999" calcext:value-type="float">
            <text:p>11.988</text:p>
          </table:table-cell>
          <table:table-cell table:formula="of:=[.I333]+0.045" office:value-type="float" office:value="14.985" calcext:value-type="float">
            <text:p>14.985</text:p>
          </table:table-cell>
        </table:table-row>
        <table:table-row table:style-name="ro1">
          <table:table-cell table:number-columns-repeated="2"/>
          <table:table-cell office:value-type="float" office:value="335" calcext:value-type="float">
            <text:p>335</text:p>
          </table:table-cell>
          <table:table-cell office:value-type="float" office:value="7809" calcext:value-type="float">
            <text:p>7809</text:p>
          </table:table-cell>
          <table:table-cell table:formula="of:=[.D335]/1000" office:value-type="float" office:value="7.809" calcext:value-type="float">
            <text:p>7.809</text:p>
          </table:table-cell>
          <table:table-cell office:value-type="float" office:value="9036" calcext:value-type="float">
            <text:p>9036</text:p>
          </table:table-cell>
          <table:table-cell table:formula="of:=[.F335]/1000" office:value-type="float" office:value="9.036" calcext:value-type="float">
            <text:p>9.036</text:p>
          </table:table-cell>
          <table:table-cell table:formula="of:=[.H334]+36/1000" office:value-type="float" office:value="12.0239999999999" calcext:value-type="float">
            <text:p>12.024</text:p>
          </table:table-cell>
          <table:table-cell table:formula="of:=[.I334]+0.045" office:value-type="float" office:value="15.03" calcext:value-type="float">
            <text:p>15.03</text:p>
          </table:table-cell>
        </table:table-row>
        <table:table-row table:style-name="ro1">
          <table:table-cell table:number-columns-repeated="2"/>
          <table:table-cell office:value-type="float" office:value="336" calcext:value-type="float">
            <text:p>336</text:p>
          </table:table-cell>
          <table:table-cell office:value-type="float" office:value="8017" calcext:value-type="float">
            <text:p>8017</text:p>
          </table:table-cell>
          <table:table-cell table:formula="of:=[.D336]/1000" office:value-type="float" office:value="8.017" calcext:value-type="float">
            <text:p>8.017</text:p>
          </table:table-cell>
          <table:table-cell office:value-type="float" office:value="9135" calcext:value-type="float">
            <text:p>9135</text:p>
          </table:table-cell>
          <table:table-cell table:formula="of:=[.F336]/1000" office:value-type="float" office:value="9.135" calcext:value-type="float">
            <text:p>9.135</text:p>
          </table:table-cell>
          <table:table-cell table:formula="of:=[.H335]+36/1000" office:value-type="float" office:value="12.0599999999999" calcext:value-type="float">
            <text:p>12.06</text:p>
          </table:table-cell>
          <table:table-cell table:formula="of:=[.I335]+0.045" office:value-type="float" office:value="15.075" calcext:value-type="float">
            <text:p>15.075</text:p>
          </table:table-cell>
        </table:table-row>
        <table:table-row table:style-name="ro1">
          <table:table-cell table:number-columns-repeated="2"/>
          <table:table-cell office:value-type="float" office:value="337" calcext:value-type="float">
            <text:p>337</text:p>
          </table:table-cell>
          <table:table-cell office:value-type="float" office:value="8448" calcext:value-type="float">
            <text:p>8448</text:p>
          </table:table-cell>
          <table:table-cell table:formula="of:=[.D337]/1000" office:value-type="float" office:value="8.448" calcext:value-type="float">
            <text:p>8.448</text:p>
          </table:table-cell>
          <table:table-cell office:value-type="float" office:value="9120" calcext:value-type="float">
            <text:p>9120</text:p>
          </table:table-cell>
          <table:table-cell table:formula="of:=[.F337]/1000" office:value-type="float" office:value="9.12" calcext:value-type="float">
            <text:p>9.12</text:p>
          </table:table-cell>
          <table:table-cell table:formula="of:=[.H336]+36/1000" office:value-type="float" office:value="12.0959999999999" calcext:value-type="float">
            <text:p>12.096</text:p>
          </table:table-cell>
          <table:table-cell table:formula="of:=[.I336]+0.045" office:value-type="float" office:value="15.12" calcext:value-type="float">
            <text:p>15.12</text:p>
          </table:table-cell>
        </table:table-row>
        <table:table-row table:style-name="ro1">
          <table:table-cell table:number-columns-repeated="2"/>
          <table:table-cell office:value-type="float" office:value="338" calcext:value-type="float">
            <text:p>338</text:p>
          </table:table-cell>
          <table:table-cell office:value-type="float" office:value="8101" calcext:value-type="float">
            <text:p>8101</text:p>
          </table:table-cell>
          <table:table-cell table:formula="of:=[.D338]/1000" office:value-type="float" office:value="8.101" calcext:value-type="float">
            <text:p>8.101</text:p>
          </table:table-cell>
          <table:table-cell office:value-type="float" office:value="9031" calcext:value-type="float">
            <text:p>9031</text:p>
          </table:table-cell>
          <table:table-cell table:formula="of:=[.F338]/1000" office:value-type="float" office:value="9.031" calcext:value-type="float">
            <text:p>9.031</text:p>
          </table:table-cell>
          <table:table-cell table:formula="of:=[.H337]+36/1000" office:value-type="float" office:value="12.1319999999999" calcext:value-type="float">
            <text:p>12.132</text:p>
          </table:table-cell>
          <table:table-cell table:formula="of:=[.I337]+0.045" office:value-type="float" office:value="15.165" calcext:value-type="float">
            <text:p>15.165</text:p>
          </table:table-cell>
        </table:table-row>
        <table:table-row table:style-name="ro1">
          <table:table-cell table:number-columns-repeated="2"/>
          <table:table-cell office:value-type="float" office:value="339" calcext:value-type="float">
            <text:p>339</text:p>
          </table:table-cell>
          <table:table-cell office:value-type="float" office:value="8056" calcext:value-type="float">
            <text:p>8056</text:p>
          </table:table-cell>
          <table:table-cell table:formula="of:=[.D339]/1000" office:value-type="float" office:value="8.056" calcext:value-type="float">
            <text:p>8.056</text:p>
          </table:table-cell>
          <table:table-cell office:value-type="float" office:value="8998" calcext:value-type="float">
            <text:p>8998</text:p>
          </table:table-cell>
          <table:table-cell table:formula="of:=[.F339]/1000" office:value-type="float" office:value="8.998" calcext:value-type="float">
            <text:p>8.998</text:p>
          </table:table-cell>
          <table:table-cell table:formula="of:=[.H338]+36/1000" office:value-type="float" office:value="12.1679999999999" calcext:value-type="float">
            <text:p>12.168</text:p>
          </table:table-cell>
          <table:table-cell table:formula="of:=[.I338]+0.045" office:value-type="float" office:value="15.21" calcext:value-type="float">
            <text:p>15.21</text:p>
          </table:table-cell>
        </table:table-row>
        <table:table-row table:style-name="ro1"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8155" calcext:value-type="float">
            <text:p>8155</text:p>
          </table:table-cell>
          <table:table-cell table:formula="of:=[.D340]/1000" office:value-type="float" office:value="8.155" calcext:value-type="float">
            <text:p>8.155</text:p>
          </table:table-cell>
          <table:table-cell office:value-type="float" office:value="9050" calcext:value-type="float">
            <text:p>9050</text:p>
          </table:table-cell>
          <table:table-cell table:formula="of:=[.F340]/1000" office:value-type="float" office:value="9.05" calcext:value-type="float">
            <text:p>9.05</text:p>
          </table:table-cell>
          <table:table-cell table:formula="of:=[.H339]+36/1000" office:value-type="float" office:value="12.2039999999999" calcext:value-type="float">
            <text:p>12.204</text:p>
          </table:table-cell>
          <table:table-cell table:formula="of:=[.I339]+0.045" office:value-type="float" office:value="15.255" calcext:value-type="float">
            <text:p>15.255</text:p>
          </table:table-cell>
        </table:table-row>
        <table:table-row table:style-name="ro1">
          <table:table-cell table:number-columns-repeated="2"/>
          <table:table-cell office:value-type="float" office:value="341" calcext:value-type="float">
            <text:p>341</text:p>
          </table:table-cell>
          <table:table-cell office:value-type="float" office:value="7969" calcext:value-type="float">
            <text:p>7969</text:p>
          </table:table-cell>
          <table:table-cell table:formula="of:=[.D341]/1000" office:value-type="float" office:value="7.969" calcext:value-type="float">
            <text:p>7.969</text:p>
          </table:table-cell>
          <table:table-cell office:value-type="float" office:value="9086" calcext:value-type="float">
            <text:p>9086</text:p>
          </table:table-cell>
          <table:table-cell table:formula="of:=[.F341]/1000" office:value-type="float" office:value="9.086" calcext:value-type="float">
            <text:p>9.086</text:p>
          </table:table-cell>
          <table:table-cell table:formula="of:=[.H340]+36/1000" office:value-type="float" office:value="12.2399999999999" calcext:value-type="float">
            <text:p>12.24</text:p>
          </table:table-cell>
          <table:table-cell table:formula="of:=[.I340]+0.045" office:value-type="float" office:value="15.3" calcext:value-type="float">
            <text:p>15.3</text:p>
          </table:table-cell>
        </table:table-row>
        <table:table-row table:style-name="ro1">
          <table:table-cell table:number-columns-repeated="2"/>
          <table:table-cell office:value-type="float" office:value="342" calcext:value-type="float">
            <text:p>342</text:p>
          </table:table-cell>
          <table:table-cell office:value-type="float" office:value="8026" calcext:value-type="float">
            <text:p>8026</text:p>
          </table:table-cell>
          <table:table-cell table:formula="of:=[.D342]/1000" office:value-type="float" office:value="8.026" calcext:value-type="float">
            <text:p>8.026</text:p>
          </table:table-cell>
          <table:table-cell office:value-type="float" office:value="9116" calcext:value-type="float">
            <text:p>9116</text:p>
          </table:table-cell>
          <table:table-cell table:formula="of:=[.F342]/1000" office:value-type="float" office:value="9.116" calcext:value-type="float">
            <text:p>9.116</text:p>
          </table:table-cell>
          <table:table-cell table:formula="of:=[.H341]+36/1000" office:value-type="float" office:value="12.2759999999999" calcext:value-type="float">
            <text:p>12.276</text:p>
          </table:table-cell>
          <table:table-cell table:formula="of:=[.I341]+0.045" office:value-type="float" office:value="15.345" calcext:value-type="float">
            <text:p>15.345</text:p>
          </table:table-cell>
        </table:table-row>
        <table:table-row table:style-name="ro1">
          <table:table-cell table:number-columns-repeated="2"/>
          <table:table-cell office:value-type="float" office:value="343" calcext:value-type="float">
            <text:p>343</text:p>
          </table:table-cell>
          <table:table-cell office:value-type="float" office:value="7985" calcext:value-type="float">
            <text:p>7985</text:p>
          </table:table-cell>
          <table:table-cell table:formula="of:=[.D343]/1000" office:value-type="float" office:value="7.985" calcext:value-type="float">
            <text:p>7.985</text:p>
          </table:table-cell>
          <table:table-cell office:value-type="float" office:value="9033" calcext:value-type="float">
            <text:p>9033</text:p>
          </table:table-cell>
          <table:table-cell table:formula="of:=[.F343]/1000" office:value-type="float" office:value="9.033" calcext:value-type="float">
            <text:p>9.033</text:p>
          </table:table-cell>
          <table:table-cell table:formula="of:=[.H342]+36/1000" office:value-type="float" office:value="12.3119999999999" calcext:value-type="float">
            <text:p>12.312</text:p>
          </table:table-cell>
          <table:table-cell table:formula="of:=[.I342]+0.045" office:value-type="float" office:value="15.39" calcext:value-type="float">
            <text:p>15.39</text:p>
          </table:table-cell>
        </table:table-row>
        <table:table-row table:style-name="ro1">
          <table:table-cell table:number-columns-repeated="2"/>
          <table:table-cell office:value-type="float" office:value="344" calcext:value-type="float">
            <text:p>344</text:p>
          </table:table-cell>
          <table:table-cell office:value-type="float" office:value="7795" calcext:value-type="float">
            <text:p>7795</text:p>
          </table:table-cell>
          <table:table-cell table:formula="of:=[.D344]/1000" office:value-type="float" office:value="7.795" calcext:value-type="float">
            <text:p>7.795</text:p>
          </table:table-cell>
          <table:table-cell office:value-type="float" office:value="9063" calcext:value-type="float">
            <text:p>9063</text:p>
          </table:table-cell>
          <table:table-cell table:formula="of:=[.F344]/1000" office:value-type="float" office:value="9.063" calcext:value-type="float">
            <text:p>9.063</text:p>
          </table:table-cell>
          <table:table-cell table:formula="of:=[.H343]+36/1000" office:value-type="float" office:value="12.3479999999999" calcext:value-type="float">
            <text:p>12.348</text:p>
          </table:table-cell>
          <table:table-cell table:formula="of:=[.I343]+0.045" office:value-type="float" office:value="15.435" calcext:value-type="float">
            <text:p>15.435</text:p>
          </table:table-cell>
        </table:table-row>
        <table:table-row table:style-name="ro1">
          <table:table-cell table:number-columns-repeated="2"/>
          <table:table-cell office:value-type="float" office:value="345" calcext:value-type="float">
            <text:p>345</text:p>
          </table:table-cell>
          <table:table-cell office:value-type="float" office:value="8081" calcext:value-type="float">
            <text:p>8081</text:p>
          </table:table-cell>
          <table:table-cell table:formula="of:=[.D345]/1000" office:value-type="float" office:value="8.081" calcext:value-type="float">
            <text:p>8.081</text:p>
          </table:table-cell>
          <table:table-cell office:value-type="float" office:value="9082" calcext:value-type="float">
            <text:p>9082</text:p>
          </table:table-cell>
          <table:table-cell table:formula="of:=[.F345]/1000" office:value-type="float" office:value="9.082" calcext:value-type="float">
            <text:p>9.082</text:p>
          </table:table-cell>
          <table:table-cell table:formula="of:=[.H344]+36/1000" office:value-type="float" office:value="12.3839999999999" calcext:value-type="float">
            <text:p>12.384</text:p>
          </table:table-cell>
          <table:table-cell table:formula="of:=[.I344]+0.045" office:value-type="float" office:value="15.48" calcext:value-type="float">
            <text:p>15.48</text:p>
          </table:table-cell>
        </table:table-row>
        <table:table-row table:style-name="ro1">
          <table:table-cell table:number-columns-repeated="2"/>
          <table:table-cell office:value-type="float" office:value="346" calcext:value-type="float">
            <text:p>346</text:p>
          </table:table-cell>
          <table:table-cell office:value-type="float" office:value="7935" calcext:value-type="float">
            <text:p>7935</text:p>
          </table:table-cell>
          <table:table-cell table:formula="of:=[.D346]/1000" office:value-type="float" office:value="7.935" calcext:value-type="float">
            <text:p>7.935</text:p>
          </table:table-cell>
          <table:table-cell office:value-type="float" office:value="9064" calcext:value-type="float">
            <text:p>9064</text:p>
          </table:table-cell>
          <table:table-cell table:formula="of:=[.F346]/1000" office:value-type="float" office:value="9.064" calcext:value-type="float">
            <text:p>9.064</text:p>
          </table:table-cell>
          <table:table-cell table:formula="of:=[.H345]+36/1000" office:value-type="float" office:value="12.4199999999999" calcext:value-type="float">
            <text:p>12.42</text:p>
          </table:table-cell>
          <table:table-cell table:formula="of:=[.I345]+0.045" office:value-type="float" office:value="15.525" calcext:value-type="float">
            <text:p>15.525</text:p>
          </table:table-cell>
        </table:table-row>
        <table:table-row table:style-name="ro1">
          <table:table-cell table:number-columns-repeated="2"/>
          <table:table-cell office:value-type="float" office:value="347" calcext:value-type="float">
            <text:p>347</text:p>
          </table:table-cell>
          <table:table-cell office:value-type="float" office:value="7930" calcext:value-type="float">
            <text:p>7930</text:p>
          </table:table-cell>
          <table:table-cell table:formula="of:=[.D347]/1000" office:value-type="float" office:value="7.93" calcext:value-type="float">
            <text:p>7.93</text:p>
          </table:table-cell>
          <table:table-cell office:value-type="float" office:value="9075" calcext:value-type="float">
            <text:p>9075</text:p>
          </table:table-cell>
          <table:table-cell table:formula="of:=[.F347]/1000" office:value-type="float" office:value="9.075" calcext:value-type="float">
            <text:p>9.075</text:p>
          </table:table-cell>
          <table:table-cell table:formula="of:=[.H346]+36/1000" office:value-type="float" office:value="12.4559999999999" calcext:value-type="float">
            <text:p>12.456</text:p>
          </table:table-cell>
          <table:table-cell table:formula="of:=[.I346]+0.045" office:value-type="float" office:value="15.57" calcext:value-type="float">
            <text:p>15.57</text:p>
          </table:table-cell>
        </table:table-row>
        <table:table-row table:style-name="ro1">
          <table:table-cell table:number-columns-repeated="2"/>
          <table:table-cell office:value-type="float" office:value="348" calcext:value-type="float">
            <text:p>348</text:p>
          </table:table-cell>
          <table:table-cell office:value-type="float" office:value="7956" calcext:value-type="float">
            <text:p>7956</text:p>
          </table:table-cell>
          <table:table-cell table:formula="of:=[.D348]/1000" office:value-type="float" office:value="7.956" calcext:value-type="float">
            <text:p>7.956</text:p>
          </table:table-cell>
          <table:table-cell office:value-type="float" office:value="9014" calcext:value-type="float">
            <text:p>9014</text:p>
          </table:table-cell>
          <table:table-cell table:formula="of:=[.F348]/1000" office:value-type="float" office:value="9.014" calcext:value-type="float">
            <text:p>9.014</text:p>
          </table:table-cell>
          <table:table-cell table:formula="of:=[.H347]+36/1000" office:value-type="float" office:value="12.4919999999999" calcext:value-type="float">
            <text:p>12.492</text:p>
          </table:table-cell>
          <table:table-cell table:formula="of:=[.I347]+0.045" office:value-type="float" office:value="15.615" calcext:value-type="float">
            <text:p>15.615</text:p>
          </table:table-cell>
        </table:table-row>
        <table:table-row table:style-name="ro1">
          <table:table-cell table:number-columns-repeated="2"/>
          <table:table-cell office:value-type="float" office:value="349" calcext:value-type="float">
            <text:p>349</text:p>
          </table:table-cell>
          <table:table-cell office:value-type="float" office:value="7929" calcext:value-type="float">
            <text:p>7929</text:p>
          </table:table-cell>
          <table:table-cell table:formula="of:=[.D349]/1000" office:value-type="float" office:value="7.929" calcext:value-type="float">
            <text:p>7.929</text:p>
          </table:table-cell>
          <table:table-cell office:value-type="float" office:value="9021" calcext:value-type="float">
            <text:p>9021</text:p>
          </table:table-cell>
          <table:table-cell table:formula="of:=[.F349]/1000" office:value-type="float" office:value="9.021" calcext:value-type="float">
            <text:p>9.021</text:p>
          </table:table-cell>
          <table:table-cell table:formula="of:=[.H348]+36/1000" office:value-type="float" office:value="12.5279999999999" calcext:value-type="float">
            <text:p>12.528</text:p>
          </table:table-cell>
          <table:table-cell table:formula="of:=[.I348]+0.045" office:value-type="float" office:value="15.66" calcext:value-type="float">
            <text:p>15.66</text:p>
          </table:table-cell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7830" calcext:value-type="float">
            <text:p>7830</text:p>
          </table:table-cell>
          <table:table-cell table:formula="of:=[.D350]/1000" office:value-type="float" office:value="7.83" calcext:value-type="float">
            <text:p>7.83</text:p>
          </table:table-cell>
          <table:table-cell office:value-type="float" office:value="9011" calcext:value-type="float">
            <text:p>9011</text:p>
          </table:table-cell>
          <table:table-cell table:formula="of:=[.F350]/1000" office:value-type="float" office:value="9.011" calcext:value-type="float">
            <text:p>9.011</text:p>
          </table:table-cell>
          <table:table-cell table:formula="of:=[.H349]+36/1000" office:value-type="float" office:value="12.5639999999999" calcext:value-type="float">
            <text:p>12.564</text:p>
          </table:table-cell>
          <table:table-cell table:formula="of:=[.I349]+0.045" office:value-type="float" office:value="15.705" calcext:value-type="float">
            <text:p>15.705</text:p>
          </table:table-cell>
        </table:table-row>
        <table:table-row table:style-name="ro1">
          <table:table-cell table:number-columns-repeated="2"/>
          <table:table-cell office:value-type="float" office:value="351" calcext:value-type="float">
            <text:p>351</text:p>
          </table:table-cell>
          <table:table-cell office:value-type="float" office:value="8149" calcext:value-type="float">
            <text:p>8149</text:p>
          </table:table-cell>
          <table:table-cell table:formula="of:=[.D351]/1000" office:value-type="float" office:value="8.149" calcext:value-type="float">
            <text:p>8.149</text:p>
          </table:table-cell>
          <table:table-cell office:value-type="float" office:value="9027" calcext:value-type="float">
            <text:p>9027</text:p>
          </table:table-cell>
          <table:table-cell table:formula="of:=[.F351]/1000" office:value-type="float" office:value="9.027" calcext:value-type="float">
            <text:p>9.027</text:p>
          </table:table-cell>
          <table:table-cell table:formula="of:=[.H350]+36/1000" office:value-type="float" office:value="12.5999999999999" calcext:value-type="float">
            <text:p>12.6</text:p>
          </table:table-cell>
          <table:table-cell table:formula="of:=[.I350]+0.045" office:value-type="float" office:value="15.75" calcext:value-type="float">
            <text:p>15.75</text:p>
          </table:table-cell>
        </table:table-row>
        <table:table-row table:style-name="ro1">
          <table:table-cell table:number-columns-repeated="2"/>
          <table:table-cell office:value-type="float" office:value="352" calcext:value-type="float">
            <text:p>352</text:p>
          </table:table-cell>
          <table:table-cell office:value-type="float" office:value="8196" calcext:value-type="float">
            <text:p>8196</text:p>
          </table:table-cell>
          <table:table-cell table:formula="of:=[.D352]/1000" office:value-type="float" office:value="8.196" calcext:value-type="float">
            <text:p>8.196</text:p>
          </table:table-cell>
          <table:table-cell office:value-type="float" office:value="9047" calcext:value-type="float">
            <text:p>9047</text:p>
          </table:table-cell>
          <table:table-cell table:formula="of:=[.F352]/1000" office:value-type="float" office:value="9.047" calcext:value-type="float">
            <text:p>9.047</text:p>
          </table:table-cell>
          <table:table-cell table:formula="of:=[.H351]+36/1000" office:value-type="float" office:value="12.6359999999999" calcext:value-type="float">
            <text:p>12.636</text:p>
          </table:table-cell>
          <table:table-cell table:formula="of:=[.I351]+0.045" office:value-type="float" office:value="15.795" calcext:value-type="float">
            <text:p>15.795</text:p>
          </table:table-cell>
        </table:table-row>
        <table:table-row table:style-name="ro1">
          <table:table-cell table:number-columns-repeated="2"/>
          <table:table-cell office:value-type="float" office:value="353" calcext:value-type="float">
            <text:p>353</text:p>
          </table:table-cell>
          <table:table-cell office:value-type="float" office:value="7836" calcext:value-type="float">
            <text:p>7836</text:p>
          </table:table-cell>
          <table:table-cell table:formula="of:=[.D353]/1000" office:value-type="float" office:value="7.836" calcext:value-type="float">
            <text:p>7.836</text:p>
          </table:table-cell>
          <table:table-cell office:value-type="float" office:value="9045" calcext:value-type="float">
            <text:p>9045</text:p>
          </table:table-cell>
          <table:table-cell table:formula="of:=[.F353]/1000" office:value-type="float" office:value="9.045" calcext:value-type="float">
            <text:p>9.045</text:p>
          </table:table-cell>
          <table:table-cell table:formula="of:=[.H352]+36/1000" office:value-type="float" office:value="12.6719999999999" calcext:value-type="float">
            <text:p>12.672</text:p>
          </table:table-cell>
          <table:table-cell table:formula="of:=[.I352]+0.045" office:value-type="float" office:value="15.84" calcext:value-type="float">
            <text:p>15.84</text:p>
          </table:table-cell>
        </table:table-row>
        <table:table-row table:style-name="ro1"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7867" calcext:value-type="float">
            <text:p>7867</text:p>
          </table:table-cell>
          <table:table-cell table:formula="of:=[.D354]/1000" office:value-type="float" office:value="7.867" calcext:value-type="float">
            <text:p>7.867</text:p>
          </table:table-cell>
          <table:table-cell office:value-type="float" office:value="9053" calcext:value-type="float">
            <text:p>9053</text:p>
          </table:table-cell>
          <table:table-cell table:formula="of:=[.F354]/1000" office:value-type="float" office:value="9.053" calcext:value-type="float">
            <text:p>9.053</text:p>
          </table:table-cell>
          <table:table-cell table:formula="of:=[.H353]+36/1000" office:value-type="float" office:value="12.7079999999999" calcext:value-type="float">
            <text:p>12.708</text:p>
          </table:table-cell>
          <table:table-cell table:formula="of:=[.I353]+0.045" office:value-type="float" office:value="15.885" calcext:value-type="float">
            <text:p>15.885</text:p>
          </table:table-cell>
        </table:table-row>
        <table:table-row table:style-name="ro1">
          <table:table-cell table:number-columns-repeated="2"/>
          <table:table-cell office:value-type="float" office:value="355" calcext:value-type="float">
            <text:p>355</text:p>
          </table:table-cell>
          <table:table-cell office:value-type="float" office:value="7956" calcext:value-type="float">
            <text:p>7956</text:p>
          </table:table-cell>
          <table:table-cell table:formula="of:=[.D355]/1000" office:value-type="float" office:value="7.956" calcext:value-type="float">
            <text:p>7.956</text:p>
          </table:table-cell>
          <table:table-cell office:value-type="float" office:value="9127" calcext:value-type="float">
            <text:p>9127</text:p>
          </table:table-cell>
          <table:table-cell table:formula="of:=[.F355]/1000" office:value-type="float" office:value="9.127" calcext:value-type="float">
            <text:p>9.127</text:p>
          </table:table-cell>
          <table:table-cell table:formula="of:=[.H354]+36/1000" office:value-type="float" office:value="12.7439999999999" calcext:value-type="float">
            <text:p>12.744</text:p>
          </table:table-cell>
          <table:table-cell table:formula="of:=[.I354]+0.045" office:value-type="float" office:value="15.93" calcext:value-type="float">
            <text:p>15.93</text:p>
          </table:table-cell>
        </table:table-row>
        <table:table-row table:style-name="ro1">
          <table:table-cell table:number-columns-repeated="2"/>
          <table:table-cell office:value-type="float" office:value="356" calcext:value-type="float">
            <text:p>356</text:p>
          </table:table-cell>
          <table:table-cell office:value-type="float" office:value="7824" calcext:value-type="float">
            <text:p>7824</text:p>
          </table:table-cell>
          <table:table-cell table:formula="of:=[.D356]/1000" office:value-type="float" office:value="7.824" calcext:value-type="float">
            <text:p>7.824</text:p>
          </table:table-cell>
          <table:table-cell office:value-type="float" office:value="9079" calcext:value-type="float">
            <text:p>9079</text:p>
          </table:table-cell>
          <table:table-cell table:formula="of:=[.F356]/1000" office:value-type="float" office:value="9.079" calcext:value-type="float">
            <text:p>9.079</text:p>
          </table:table-cell>
          <table:table-cell table:formula="of:=[.H355]+36/1000" office:value-type="float" office:value="12.7799999999999" calcext:value-type="float">
            <text:p>12.78</text:p>
          </table:table-cell>
          <table:table-cell table:formula="of:=[.I355]+0.045" office:value-type="float" office:value="15.975" calcext:value-type="float">
            <text:p>15.975</text:p>
          </table:table-cell>
        </table:table-row>
        <table:table-row table:style-name="ro1">
          <table:table-cell table:number-columns-repeated="2"/>
          <table:table-cell office:value-type="float" office:value="357" calcext:value-type="float">
            <text:p>357</text:p>
          </table:table-cell>
          <table:table-cell office:value-type="float" office:value="7972" calcext:value-type="float">
            <text:p>7972</text:p>
          </table:table-cell>
          <table:table-cell table:formula="of:=[.D357]/1000" office:value-type="float" office:value="7.972" calcext:value-type="float">
            <text:p>7.972</text:p>
          </table:table-cell>
          <table:table-cell office:value-type="float" office:value="9172" calcext:value-type="float">
            <text:p>9172</text:p>
          </table:table-cell>
          <table:table-cell table:formula="of:=[.F357]/1000" office:value-type="float" office:value="9.172" calcext:value-type="float">
            <text:p>9.172</text:p>
          </table:table-cell>
          <table:table-cell table:formula="of:=[.H356]+36/1000" office:value-type="float" office:value="12.8159999999999" calcext:value-type="float">
            <text:p>12.816</text:p>
          </table:table-cell>
          <table:table-cell table:formula="of:=[.I356]+0.045" office:value-type="float" office:value="16.02" calcext:value-type="float">
            <text:p>16.02</text:p>
          </table:table-cell>
        </table:table-row>
        <table:table-row table:style-name="ro1">
          <table:table-cell table:number-columns-repeated="2"/>
          <table:table-cell office:value-type="float" office:value="358" calcext:value-type="float">
            <text:p>358</text:p>
          </table:table-cell>
          <table:table-cell office:value-type="float" office:value="7919" calcext:value-type="float">
            <text:p>7919</text:p>
          </table:table-cell>
          <table:table-cell table:formula="of:=[.D358]/1000" office:value-type="float" office:value="7.919" calcext:value-type="float">
            <text:p>7.919</text:p>
          </table:table-cell>
          <table:table-cell office:value-type="float" office:value="9185" calcext:value-type="float">
            <text:p>9185</text:p>
          </table:table-cell>
          <table:table-cell table:formula="of:=[.F358]/1000" office:value-type="float" office:value="9.185" calcext:value-type="float">
            <text:p>9.185</text:p>
          </table:table-cell>
          <table:table-cell table:formula="of:=[.H357]+36/1000" office:value-type="float" office:value="12.8519999999999" calcext:value-type="float">
            <text:p>12.852</text:p>
          </table:table-cell>
          <table:table-cell table:formula="of:=[.I357]+0.045" office:value-type="float" office:value="16.065" calcext:value-type="float">
            <text:p>16.065</text:p>
          </table:table-cell>
        </table:table-row>
        <table:table-row table:style-name="ro1">
          <table:table-cell table:number-columns-repeated="2"/>
          <table:table-cell office:value-type="float" office:value="359" calcext:value-type="float">
            <text:p>359</text:p>
          </table:table-cell>
          <table:table-cell office:value-type="float" office:value="7808" calcext:value-type="float">
            <text:p>7808</text:p>
          </table:table-cell>
          <table:table-cell table:formula="of:=[.D359]/1000" office:value-type="float" office:value="7.808" calcext:value-type="float">
            <text:p>7.808</text:p>
          </table:table-cell>
          <table:table-cell office:value-type="float" office:value="9156" calcext:value-type="float">
            <text:p>9156</text:p>
          </table:table-cell>
          <table:table-cell table:formula="of:=[.F359]/1000" office:value-type="float" office:value="9.156" calcext:value-type="float">
            <text:p>9.156</text:p>
          </table:table-cell>
          <table:table-cell table:formula="of:=[.H358]+36/1000" office:value-type="float" office:value="12.8879999999999" calcext:value-type="float">
            <text:p>12.888</text:p>
          </table:table-cell>
          <table:table-cell table:formula="of:=[.I358]+0.045" office:value-type="float" office:value="16.11" calcext:value-type="float">
            <text:p>16.11</text:p>
          </table:table-cell>
        </table:table-row>
        <table:table-row table:style-name="ro1"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8076" calcext:value-type="float">
            <text:p>8076</text:p>
          </table:table-cell>
          <table:table-cell table:formula="of:=[.D360]/1000" office:value-type="float" office:value="8.076" calcext:value-type="float">
            <text:p>8.076</text:p>
          </table:table-cell>
          <table:table-cell office:value-type="float" office:value="9202" calcext:value-type="float">
            <text:p>9202</text:p>
          </table:table-cell>
          <table:table-cell table:formula="of:=[.F360]/1000" office:value-type="float" office:value="9.202" calcext:value-type="float">
            <text:p>9.202</text:p>
          </table:table-cell>
          <table:table-cell table:formula="of:=[.H359]+36/1000" office:value-type="float" office:value="12.9239999999999" calcext:value-type="float">
            <text:p>12.924</text:p>
          </table:table-cell>
          <table:table-cell table:formula="of:=[.I359]+0.045" office:value-type="float" office:value="16.155" calcext:value-type="float">
            <text:p>16.155</text:p>
          </table:table-cell>
        </table:table-row>
        <table:table-row table:style-name="ro1">
          <table:table-cell table:number-columns-repeated="2"/>
          <table:table-cell office:value-type="float" office:value="361" calcext:value-type="float">
            <text:p>361</text:p>
          </table:table-cell>
          <table:table-cell office:value-type="float" office:value="7832" calcext:value-type="float">
            <text:p>7832</text:p>
          </table:table-cell>
          <table:table-cell table:formula="of:=[.D361]/1000" office:value-type="float" office:value="7.832" calcext:value-type="float">
            <text:p>7.832</text:p>
          </table:table-cell>
          <table:table-cell office:value-type="float" office:value="9161" calcext:value-type="float">
            <text:p>9161</text:p>
          </table:table-cell>
          <table:table-cell table:formula="of:=[.F361]/1000" office:value-type="float" office:value="9.161" calcext:value-type="float">
            <text:p>9.161</text:p>
          </table:table-cell>
          <table:table-cell table:formula="of:=[.H360]+36/1000" office:value-type="float" office:value="12.9599999999999" calcext:value-type="float">
            <text:p>12.96</text:p>
          </table:table-cell>
          <table:table-cell table:formula="of:=[.I360]+0.045" office:value-type="float" office:value="16.2" calcext:value-type="float">
            <text:p>16.2</text:p>
          </table:table-cell>
        </table:table-row>
        <table:table-row table:style-name="ro1">
          <table:table-cell table:number-columns-repeated="2"/>
          <table:table-cell office:value-type="float" office:value="362" calcext:value-type="float">
            <text:p>362</text:p>
          </table:table-cell>
          <table:table-cell office:value-type="float" office:value="8044" calcext:value-type="float">
            <text:p>8044</text:p>
          </table:table-cell>
          <table:table-cell table:formula="of:=[.D362]/1000" office:value-type="float" office:value="8.044" calcext:value-type="float">
            <text:p>8.044</text:p>
          </table:table-cell>
          <table:table-cell office:value-type="float" office:value="9164" calcext:value-type="float">
            <text:p>9164</text:p>
          </table:table-cell>
          <table:table-cell table:formula="of:=[.F362]/1000" office:value-type="float" office:value="9.164" calcext:value-type="float">
            <text:p>9.164</text:p>
          </table:table-cell>
          <table:table-cell table:formula="of:=[.H361]+36/1000" office:value-type="float" office:value="12.9959999999999" calcext:value-type="float">
            <text:p>12.996</text:p>
          </table:table-cell>
          <table:table-cell table:formula="of:=[.I361]+0.045" office:value-type="float" office:value="16.245" calcext:value-type="float">
            <text:p>16.245</text:p>
          </table:table-cell>
        </table:table-row>
        <table:table-row table:style-name="ro1">
          <table:table-cell table:number-columns-repeated="2"/>
          <table:table-cell office:value-type="float" office:value="363" calcext:value-type="float">
            <text:p>363</text:p>
          </table:table-cell>
          <table:table-cell office:value-type="float" office:value="7915" calcext:value-type="float">
            <text:p>7915</text:p>
          </table:table-cell>
          <table:table-cell table:formula="of:=[.D363]/1000" office:value-type="float" office:value="7.915" calcext:value-type="float">
            <text:p>7.915</text:p>
          </table:table-cell>
          <table:table-cell office:value-type="float" office:value="9210" calcext:value-type="float">
            <text:p>9210</text:p>
          </table:table-cell>
          <table:table-cell table:formula="of:=[.F363]/1000" office:value-type="float" office:value="9.21" calcext:value-type="float">
            <text:p>9.21</text:p>
          </table:table-cell>
          <table:table-cell table:formula="of:=[.H362]+36/1000" office:value-type="float" office:value="13.0319999999999" calcext:value-type="float">
            <text:p>13.032</text:p>
          </table:table-cell>
          <table:table-cell table:formula="of:=[.I362]+0.045" office:value-type="float" office:value="16.29" calcext:value-type="float">
            <text:p>16.29</text:p>
          </table:table-cell>
        </table:table-row>
        <table:table-row table:style-name="ro1">
          <table:table-cell table:number-columns-repeated="2"/>
          <table:table-cell office:value-type="float" office:value="364" calcext:value-type="float">
            <text:p>364</text:p>
          </table:table-cell>
          <table:table-cell office:value-type="float" office:value="7797" calcext:value-type="float">
            <text:p>7797</text:p>
          </table:table-cell>
          <table:table-cell table:formula="of:=[.D364]/1000" office:value-type="float" office:value="7.797" calcext:value-type="float">
            <text:p>7.797</text:p>
          </table:table-cell>
          <table:table-cell office:value-type="float" office:value="9151" calcext:value-type="float">
            <text:p>9151</text:p>
          </table:table-cell>
          <table:table-cell table:formula="of:=[.F364]/1000" office:value-type="float" office:value="9.151" calcext:value-type="float">
            <text:p>9.151</text:p>
          </table:table-cell>
          <table:table-cell table:formula="of:=[.H363]+36/1000" office:value-type="float" office:value="13.0679999999999" calcext:value-type="float">
            <text:p>13.068</text:p>
          </table:table-cell>
          <table:table-cell table:formula="of:=[.I363]+0.045" office:value-type="float" office:value="16.335" calcext:value-type="float">
            <text:p>16.335</text:p>
          </table:table-cell>
        </table:table-row>
        <table:table-row table:style-name="ro1">
          <table:table-cell table:number-columns-repeated="2"/>
          <table:table-cell office:value-type="float" office:value="365" calcext:value-type="float">
            <text:p>365</text:p>
          </table:table-cell>
          <table:table-cell office:value-type="float" office:value="7902" calcext:value-type="float">
            <text:p>7902</text:p>
          </table:table-cell>
          <table:table-cell table:formula="of:=[.D365]/1000" office:value-type="float" office:value="7.902" calcext:value-type="float">
            <text:p>7.902</text:p>
          </table:table-cell>
          <table:table-cell office:value-type="float" office:value="9132" calcext:value-type="float">
            <text:p>9132</text:p>
          </table:table-cell>
          <table:table-cell table:formula="of:=[.F365]/1000" office:value-type="float" office:value="9.132" calcext:value-type="float">
            <text:p>9.132</text:p>
          </table:table-cell>
          <table:table-cell table:formula="of:=[.H364]+36/1000" office:value-type="float" office:value="13.1039999999999" calcext:value-type="float">
            <text:p>13.104</text:p>
          </table:table-cell>
          <table:table-cell table:formula="of:=[.I364]+0.045" office:value-type="float" office:value="16.38" calcext:value-type="float">
            <text:p>16.38</text:p>
          </table:table-cell>
        </table:table-row>
        <table:table-row table:style-name="ro1">
          <table:table-cell table:number-columns-repeated="2"/>
          <table:table-cell office:value-type="float" office:value="366" calcext:value-type="float">
            <text:p>366</text:p>
          </table:table-cell>
          <table:table-cell office:value-type="float" office:value="7942" calcext:value-type="float">
            <text:p>7942</text:p>
          </table:table-cell>
          <table:table-cell table:formula="of:=[.D366]/1000" office:value-type="float" office:value="7.942" calcext:value-type="float">
            <text:p>7.942</text:p>
          </table:table-cell>
          <table:table-cell office:value-type="float" office:value="9330" calcext:value-type="float">
            <text:p>9330</text:p>
          </table:table-cell>
          <table:table-cell table:formula="of:=[.F366]/1000" office:value-type="float" office:value="9.33" calcext:value-type="float">
            <text:p>9.33</text:p>
          </table:table-cell>
          <table:table-cell table:formula="of:=[.H365]+36/1000" office:value-type="float" office:value="13.1399999999999" calcext:value-type="float">
            <text:p>13.14</text:p>
          </table:table-cell>
          <table:table-cell table:formula="of:=[.I365]+0.045" office:value-type="float" office:value="16.425" calcext:value-type="float">
            <text:p>16.425</text:p>
          </table:table-cell>
        </table:table-row>
        <table:table-row table:style-name="ro1">
          <table:table-cell table:number-columns-repeated="2"/>
          <table:table-cell office:value-type="float" office:value="367" calcext:value-type="float">
            <text:p>367</text:p>
          </table:table-cell>
          <table:table-cell office:value-type="float" office:value="8050" calcext:value-type="float">
            <text:p>8050</text:p>
          </table:table-cell>
          <table:table-cell table:formula="of:=[.D367]/1000" office:value-type="float" office:value="8.05" calcext:value-type="float">
            <text:p>8.05</text:p>
          </table:table-cell>
          <table:table-cell office:value-type="float" office:value="9160" calcext:value-type="float">
            <text:p>9160</text:p>
          </table:table-cell>
          <table:table-cell table:formula="of:=[.F367]/1000" office:value-type="float" office:value="9.16" calcext:value-type="float">
            <text:p>9.16</text:p>
          </table:table-cell>
          <table:table-cell table:formula="of:=[.H366]+36/1000" office:value-type="float" office:value="13.1759999999999" calcext:value-type="float">
            <text:p>13.176</text:p>
          </table:table-cell>
          <table:table-cell table:formula="of:=[.I366]+0.045" office:value-type="float" office:value="16.47" calcext:value-type="float">
            <text:p>16.47</text:p>
          </table:table-cell>
        </table:table-row>
        <table:table-row table:style-name="ro1">
          <table:table-cell table:number-columns-repeated="2"/>
          <table:table-cell office:value-type="float" office:value="368" calcext:value-type="float">
            <text:p>368</text:p>
          </table:table-cell>
          <table:table-cell office:value-type="float" office:value="7847" calcext:value-type="float">
            <text:p>7847</text:p>
          </table:table-cell>
          <table:table-cell table:formula="of:=[.D368]/1000" office:value-type="float" office:value="7.847" calcext:value-type="float">
            <text:p>7.847</text:p>
          </table:table-cell>
          <table:table-cell office:value-type="float" office:value="9286" calcext:value-type="float">
            <text:p>9286</text:p>
          </table:table-cell>
          <table:table-cell table:formula="of:=[.F368]/1000" office:value-type="float" office:value="9.286" calcext:value-type="float">
            <text:p>9.286</text:p>
          </table:table-cell>
          <table:table-cell table:formula="of:=[.H367]+36/1000" office:value-type="float" office:value="13.2119999999999" calcext:value-type="float">
            <text:p>13.212</text:p>
          </table:table-cell>
          <table:table-cell table:formula="of:=[.I367]+0.045" office:value-type="float" office:value="16.515" calcext:value-type="float">
            <text:p>16.515</text:p>
          </table:table-cell>
        </table:table-row>
        <table:table-row table:style-name="ro1">
          <table:table-cell table:number-columns-repeated="2"/>
          <table:table-cell office:value-type="float" office:value="369" calcext:value-type="float">
            <text:p>369</text:p>
          </table:table-cell>
          <table:table-cell office:value-type="float" office:value="8069" calcext:value-type="float">
            <text:p>8069</text:p>
          </table:table-cell>
          <table:table-cell table:formula="of:=[.D369]/1000" office:value-type="float" office:value="8.069" calcext:value-type="float">
            <text:p>8.069</text:p>
          </table:table-cell>
          <table:table-cell office:value-type="float" office:value="9131" calcext:value-type="float">
            <text:p>9131</text:p>
          </table:table-cell>
          <table:table-cell table:formula="of:=[.F369]/1000" office:value-type="float" office:value="9.131" calcext:value-type="float">
            <text:p>9.131</text:p>
          </table:table-cell>
          <table:table-cell table:formula="of:=[.H368]+36/1000" office:value-type="float" office:value="13.2479999999999" calcext:value-type="float">
            <text:p>13.248</text:p>
          </table:table-cell>
          <table:table-cell table:formula="of:=[.I368]+0.045" office:value-type="float" office:value="16.56" calcext:value-type="float">
            <text:p>16.56</text:p>
          </table:table-cell>
        </table:table-row>
        <table:table-row table:style-name="ro1">
          <table:table-cell table:number-columns-repeated="2"/>
          <table:table-cell office:value-type="float" office:value="370" calcext:value-type="float">
            <text:p>370</text:p>
          </table:table-cell>
          <table:table-cell office:value-type="float" office:value="7871" calcext:value-type="float">
            <text:p>7871</text:p>
          </table:table-cell>
          <table:table-cell table:formula="of:=[.D370]/1000" office:value-type="float" office:value="7.871" calcext:value-type="float">
            <text:p>7.871</text:p>
          </table:table-cell>
          <table:table-cell office:value-type="float" office:value="9165" calcext:value-type="float">
            <text:p>9165</text:p>
          </table:table-cell>
          <table:table-cell table:formula="of:=[.F370]/1000" office:value-type="float" office:value="9.165" calcext:value-type="float">
            <text:p>9.165</text:p>
          </table:table-cell>
          <table:table-cell table:formula="of:=[.H369]+36/1000" office:value-type="float" office:value="13.2839999999999" calcext:value-type="float">
            <text:p>13.284</text:p>
          </table:table-cell>
          <table:table-cell table:formula="of:=[.I369]+0.045" office:value-type="float" office:value="16.605" calcext:value-type="float">
            <text:p>16.605</text:p>
          </table:table-cell>
        </table:table-row>
        <table:table-row table:style-name="ro1">
          <table:table-cell table:number-columns-repeated="2"/>
          <table:table-cell office:value-type="float" office:value="371" calcext:value-type="float">
            <text:p>371</text:p>
          </table:table-cell>
          <table:table-cell office:value-type="float" office:value="7996" calcext:value-type="float">
            <text:p>7996</text:p>
          </table:table-cell>
          <table:table-cell table:formula="of:=[.D371]/1000" office:value-type="float" office:value="7.996" calcext:value-type="float">
            <text:p>7.996</text:p>
          </table:table-cell>
          <table:table-cell office:value-type="float" office:value="9078" calcext:value-type="float">
            <text:p>9078</text:p>
          </table:table-cell>
          <table:table-cell table:formula="of:=[.F371]/1000" office:value-type="float" office:value="9.078" calcext:value-type="float">
            <text:p>9.078</text:p>
          </table:table-cell>
          <table:table-cell table:formula="of:=[.H370]+36/1000" office:value-type="float" office:value="13.3199999999999" calcext:value-type="float">
            <text:p>13.32</text:p>
          </table:table-cell>
          <table:table-cell table:formula="of:=[.I370]+0.045" office:value-type="float" office:value="16.65" calcext:value-type="float">
            <text:p>16.65</text:p>
          </table:table-cell>
        </table:table-row>
        <table:table-row table:style-name="ro1">
          <table:table-cell table:number-columns-repeated="2"/>
          <table:table-cell office:value-type="float" office:value="372" calcext:value-type="float">
            <text:p>372</text:p>
          </table:table-cell>
          <table:table-cell office:value-type="float" office:value="8003" calcext:value-type="float">
            <text:p>8003</text:p>
          </table:table-cell>
          <table:table-cell table:formula="of:=[.D372]/1000" office:value-type="float" office:value="8.003" calcext:value-type="float">
            <text:p>8.003</text:p>
          </table:table-cell>
          <table:table-cell office:value-type="float" office:value="9177" calcext:value-type="float">
            <text:p>9177</text:p>
          </table:table-cell>
          <table:table-cell table:formula="of:=[.F372]/1000" office:value-type="float" office:value="9.177" calcext:value-type="float">
            <text:p>9.177</text:p>
          </table:table-cell>
          <table:table-cell table:formula="of:=[.H371]+36/1000" office:value-type="float" office:value="13.3559999999999" calcext:value-type="float">
            <text:p>13.356</text:p>
          </table:table-cell>
          <table:table-cell table:formula="of:=[.I371]+0.045" office:value-type="float" office:value="16.695" calcext:value-type="float">
            <text:p>16.695</text:p>
          </table:table-cell>
        </table:table-row>
        <table:table-row table:style-name="ro1">
          <table:table-cell table:number-columns-repeated="2"/>
          <table:table-cell office:value-type="float" office:value="373" calcext:value-type="float">
            <text:p>373</text:p>
          </table:table-cell>
          <table:table-cell office:value-type="float" office:value="7813" calcext:value-type="float">
            <text:p>7813</text:p>
          </table:table-cell>
          <table:table-cell table:formula="of:=[.D373]/1000" office:value-type="float" office:value="7.813" calcext:value-type="float">
            <text:p>7.813</text:p>
          </table:table-cell>
          <table:table-cell office:value-type="float" office:value="9146" calcext:value-type="float">
            <text:p>9146</text:p>
          </table:table-cell>
          <table:table-cell table:formula="of:=[.F373]/1000" office:value-type="float" office:value="9.146" calcext:value-type="float">
            <text:p>9.146</text:p>
          </table:table-cell>
          <table:table-cell table:formula="of:=[.H372]+36/1000" office:value-type="float" office:value="13.3919999999999" calcext:value-type="float">
            <text:p>13.392</text:p>
          </table:table-cell>
          <table:table-cell table:formula="of:=[.I372]+0.045" office:value-type="float" office:value="16.74" calcext:value-type="float">
            <text:p>16.74</text:p>
          </table:table-cell>
        </table:table-row>
        <table:table-row table:style-name="ro1">
          <table:table-cell table:number-columns-repeated="2"/>
          <table:table-cell office:value-type="float" office:value="374" calcext:value-type="float">
            <text:p>374</text:p>
          </table:table-cell>
          <table:table-cell office:value-type="float" office:value="8112" calcext:value-type="float">
            <text:p>8112</text:p>
          </table:table-cell>
          <table:table-cell table:formula="of:=[.D374]/1000" office:value-type="float" office:value="8.112" calcext:value-type="float">
            <text:p>8.112</text:p>
          </table:table-cell>
          <table:table-cell office:value-type="float" office:value="9065" calcext:value-type="float">
            <text:p>9065</text:p>
          </table:table-cell>
          <table:table-cell table:formula="of:=[.F374]/1000" office:value-type="float" office:value="9.065" calcext:value-type="float">
            <text:p>9.065</text:p>
          </table:table-cell>
          <table:table-cell table:formula="of:=[.H373]+36/1000" office:value-type="float" office:value="13.4279999999999" calcext:value-type="float">
            <text:p>13.428</text:p>
          </table:table-cell>
          <table:table-cell table:formula="of:=[.I373]+0.045" office:value-type="float" office:value="16.785" calcext:value-type="float">
            <text:p>16.785</text:p>
          </table:table-cell>
        </table:table-row>
        <table:table-row table:style-name="ro1">
          <table:table-cell table:number-columns-repeated="2"/>
          <table:table-cell office:value-type="float" office:value="375" calcext:value-type="float">
            <text:p>375</text:p>
          </table:table-cell>
          <table:table-cell office:value-type="float" office:value="7851" calcext:value-type="float">
            <text:p>7851</text:p>
          </table:table-cell>
          <table:table-cell table:formula="of:=[.D375]/1000" office:value-type="float" office:value="7.851" calcext:value-type="float">
            <text:p>7.851</text:p>
          </table:table-cell>
          <table:table-cell office:value-type="float" office:value="9121" calcext:value-type="float">
            <text:p>9121</text:p>
          </table:table-cell>
          <table:table-cell table:formula="of:=[.F375]/1000" office:value-type="float" office:value="9.121" calcext:value-type="float">
            <text:p>9.121</text:p>
          </table:table-cell>
          <table:table-cell table:formula="of:=[.H374]+36/1000" office:value-type="float" office:value="13.4639999999999" calcext:value-type="float">
            <text:p>13.464</text:p>
          </table:table-cell>
          <table:table-cell table:formula="of:=[.I374]+0.045" office:value-type="float" office:value="16.83" calcext:value-type="float">
            <text:p>16.83</text:p>
          </table:table-cell>
        </table:table-row>
        <table:table-row table:style-name="ro1"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8003" calcext:value-type="float">
            <text:p>8003</text:p>
          </table:table-cell>
          <table:table-cell table:formula="of:=[.D376]/1000" office:value-type="float" office:value="8.003" calcext:value-type="float">
            <text:p>8.003</text:p>
          </table:table-cell>
          <table:table-cell office:value-type="float" office:value="9125" calcext:value-type="float">
            <text:p>9125</text:p>
          </table:table-cell>
          <table:table-cell table:formula="of:=[.F376]/1000" office:value-type="float" office:value="9.125" calcext:value-type="float">
            <text:p>9.125</text:p>
          </table:table-cell>
          <table:table-cell table:formula="of:=[.H375]+36/1000" office:value-type="float" office:value="13.4999999999999" calcext:value-type="float">
            <text:p>13.5</text:p>
          </table:table-cell>
          <table:table-cell table:formula="of:=[.I375]+0.045" office:value-type="float" office:value="16.875" calcext:value-type="float">
            <text:p>16.875</text:p>
          </table:table-cell>
        </table:table-row>
        <table:table-row table:style-name="ro1"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7833" calcext:value-type="float">
            <text:p>7833</text:p>
          </table:table-cell>
          <table:table-cell table:formula="of:=[.D377]/1000" office:value-type="float" office:value="7.833" calcext:value-type="float">
            <text:p>7.833</text:p>
          </table:table-cell>
          <table:table-cell office:value-type="float" office:value="9117" calcext:value-type="float">
            <text:p>9117</text:p>
          </table:table-cell>
          <table:table-cell table:formula="of:=[.F377]/1000" office:value-type="float" office:value="9.117" calcext:value-type="float">
            <text:p>9.117</text:p>
          </table:table-cell>
          <table:table-cell table:formula="of:=[.H376]+36/1000" office:value-type="float" office:value="13.5359999999999" calcext:value-type="float">
            <text:p>13.536</text:p>
          </table:table-cell>
          <table:table-cell table:formula="of:=[.I376]+0.045" office:value-type="float" office:value="16.92" calcext:value-type="float">
            <text:p>16.92</text:p>
          </table:table-cell>
        </table:table-row>
        <table:table-row table:style-name="ro1">
          <table:table-cell table:number-columns-repeated="2"/>
          <table:table-cell office:value-type="float" office:value="378" calcext:value-type="float">
            <text:p>378</text:p>
          </table:table-cell>
          <table:table-cell office:value-type="float" office:value="8185" calcext:value-type="float">
            <text:p>8185</text:p>
          </table:table-cell>
          <table:table-cell table:formula="of:=[.D378]/1000" office:value-type="float" office:value="8.185" calcext:value-type="float">
            <text:p>8.185</text:p>
          </table:table-cell>
          <table:table-cell office:value-type="float" office:value="9224" calcext:value-type="float">
            <text:p>9224</text:p>
          </table:table-cell>
          <table:table-cell table:formula="of:=[.F378]/1000" office:value-type="float" office:value="9.224" calcext:value-type="float">
            <text:p>9.224</text:p>
          </table:table-cell>
          <table:table-cell table:formula="of:=[.H377]+36/1000" office:value-type="float" office:value="13.5719999999999" calcext:value-type="float">
            <text:p>13.572</text:p>
          </table:table-cell>
          <table:table-cell table:formula="of:=[.I377]+0.045" office:value-type="float" office:value="16.965" calcext:value-type="float">
            <text:p>16.965</text:p>
          </table:table-cell>
        </table:table-row>
        <table:table-row table:style-name="ro1">
          <table:table-cell table:number-columns-repeated="2"/>
          <table:table-cell office:value-type="float" office:value="379" calcext:value-type="float">
            <text:p>379</text:p>
          </table:table-cell>
          <table:table-cell office:value-type="float" office:value="7998" calcext:value-type="float">
            <text:p>7998</text:p>
          </table:table-cell>
          <table:table-cell table:formula="of:=[.D379]/1000" office:value-type="float" office:value="7.998" calcext:value-type="float">
            <text:p>7.998</text:p>
          </table:table-cell>
          <table:table-cell office:value-type="float" office:value="9066" calcext:value-type="float">
            <text:p>9066</text:p>
          </table:table-cell>
          <table:table-cell table:formula="of:=[.F379]/1000" office:value-type="float" office:value="9.066" calcext:value-type="float">
            <text:p>9.066</text:p>
          </table:table-cell>
          <table:table-cell table:formula="of:=[.H378]+36/1000" office:value-type="float" office:value="13.6079999999999" calcext:value-type="float">
            <text:p>13.608</text:p>
          </table:table-cell>
          <table:table-cell table:formula="of:=[.I378]+0.045" office:value-type="float" office:value="17.01" calcext:value-type="float">
            <text:p>17.01</text:p>
          </table:table-cell>
        </table:table-row>
        <table:table-row table:style-name="ro1"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7862" calcext:value-type="float">
            <text:p>7862</text:p>
          </table:table-cell>
          <table:table-cell table:formula="of:=[.D380]/1000" office:value-type="float" office:value="7.862" calcext:value-type="float">
            <text:p>7.862</text:p>
          </table:table-cell>
          <table:table-cell office:value-type="float" office:value="9145" calcext:value-type="float">
            <text:p>9145</text:p>
          </table:table-cell>
          <table:table-cell table:formula="of:=[.F380]/1000" office:value-type="float" office:value="9.145" calcext:value-type="float">
            <text:p>9.145</text:p>
          </table:table-cell>
          <table:table-cell table:formula="of:=[.H379]+36/1000" office:value-type="float" office:value="13.6439999999999" calcext:value-type="float">
            <text:p>13.644</text:p>
          </table:table-cell>
          <table:table-cell table:formula="of:=[.I379]+0.045" office:value-type="float" office:value="17.055" calcext:value-type="float">
            <text:p>17.055</text:p>
          </table:table-cell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8107" calcext:value-type="float">
            <text:p>8107</text:p>
          </table:table-cell>
          <table:table-cell table:formula="of:=[.D381]/1000" office:value-type="float" office:value="8.107" calcext:value-type="float">
            <text:p>8.107</text:p>
          </table:table-cell>
          <table:table-cell office:value-type="float" office:value="9139" calcext:value-type="float">
            <text:p>9139</text:p>
          </table:table-cell>
          <table:table-cell table:formula="of:=[.F381]/1000" office:value-type="float" office:value="9.139" calcext:value-type="float">
            <text:p>9.139</text:p>
          </table:table-cell>
          <table:table-cell table:formula="of:=[.H380]+36/1000" office:value-type="float" office:value="13.6799999999999" calcext:value-type="float">
            <text:p>13.68</text:p>
          </table:table-cell>
          <table:table-cell table:formula="of:=[.I380]+0.045" office:value-type="float" office:value="17.1" calcext:value-type="float">
            <text:p>17.1</text:p>
          </table:table-cell>
        </table:table-row>
        <table:table-row table:style-name="ro1">
          <table:table-cell table:number-columns-repeated="2"/>
          <table:table-cell office:value-type="float" office:value="382" calcext:value-type="float">
            <text:p>382</text:p>
          </table:table-cell>
          <table:table-cell office:value-type="float" office:value="8027" calcext:value-type="float">
            <text:p>8027</text:p>
          </table:table-cell>
          <table:table-cell table:formula="of:=[.D382]/1000" office:value-type="float" office:value="8.027" calcext:value-type="float">
            <text:p>8.027</text:p>
          </table:table-cell>
          <table:table-cell office:value-type="float" office:value="9282" calcext:value-type="float">
            <text:p>9282</text:p>
          </table:table-cell>
          <table:table-cell table:formula="of:=[.F382]/1000" office:value-type="float" office:value="9.282" calcext:value-type="float">
            <text:p>9.282</text:p>
          </table:table-cell>
          <table:table-cell table:formula="of:=[.H381]+36/1000" office:value-type="float" office:value="13.7159999999999" calcext:value-type="float">
            <text:p>13.716</text:p>
          </table:table-cell>
          <table:table-cell table:formula="of:=[.I381]+0.045" office:value-type="float" office:value="17.145" calcext:value-type="float">
            <text:p>17.145</text:p>
          </table:table-cell>
        </table:table-row>
        <table:table-row table:style-name="ro1">
          <table:table-cell table:number-columns-repeated="2"/>
          <table:table-cell office:value-type="float" office:value="383" calcext:value-type="float">
            <text:p>383</text:p>
          </table:table-cell>
          <table:table-cell office:value-type="float" office:value="7864" calcext:value-type="float">
            <text:p>7864</text:p>
          </table:table-cell>
          <table:table-cell table:formula="of:=[.D383]/1000" office:value-type="float" office:value="7.864" calcext:value-type="float">
            <text:p>7.864</text:p>
          </table:table-cell>
          <table:table-cell office:value-type="float" office:value="9111" calcext:value-type="float">
            <text:p>9111</text:p>
          </table:table-cell>
          <table:table-cell table:formula="of:=[.F383]/1000" office:value-type="float" office:value="9.111" calcext:value-type="float">
            <text:p>9.111</text:p>
          </table:table-cell>
          <table:table-cell table:formula="of:=[.H382]+36/1000" office:value-type="float" office:value="13.7519999999999" calcext:value-type="float">
            <text:p>13.752</text:p>
          </table:table-cell>
          <table:table-cell table:formula="of:=[.I382]+0.045" office:value-type="float" office:value="17.19" calcext:value-type="float">
            <text:p>17.19</text:p>
          </table:table-cell>
        </table:table-row>
        <table:table-row table:style-name="ro1">
          <table:table-cell table:number-columns-repeated="2"/>
          <table:table-cell office:value-type="float" office:value="384" calcext:value-type="float">
            <text:p>384</text:p>
          </table:table-cell>
          <table:table-cell office:value-type="float" office:value="7860" calcext:value-type="float">
            <text:p>7860</text:p>
          </table:table-cell>
          <table:table-cell table:formula="of:=[.D384]/1000" office:value-type="float" office:value="7.86" calcext:value-type="float">
            <text:p>7.86</text:p>
          </table:table-cell>
          <table:table-cell office:value-type="float" office:value="9104" calcext:value-type="float">
            <text:p>9104</text:p>
          </table:table-cell>
          <table:table-cell table:formula="of:=[.F384]/1000" office:value-type="float" office:value="9.104" calcext:value-type="float">
            <text:p>9.104</text:p>
          </table:table-cell>
          <table:table-cell table:formula="of:=[.H383]+36/1000" office:value-type="float" office:value="13.7879999999999" calcext:value-type="float">
            <text:p>13.788</text:p>
          </table:table-cell>
          <table:table-cell table:formula="of:=[.I383]+0.045" office:value-type="float" office:value="17.235" calcext:value-type="float">
            <text:p>17.235</text:p>
          </table:table-cell>
        </table:table-row>
        <table:table-row table:style-name="ro1">
          <table:table-cell table:number-columns-repeated="2"/>
          <table:table-cell office:value-type="float" office:value="385" calcext:value-type="float">
            <text:p>385</text:p>
          </table:table-cell>
          <table:table-cell office:value-type="float" office:value="7987" calcext:value-type="float">
            <text:p>7987</text:p>
          </table:table-cell>
          <table:table-cell table:formula="of:=[.D385]/1000" office:value-type="float" office:value="7.987" calcext:value-type="float">
            <text:p>7.987</text:p>
          </table:table-cell>
          <table:table-cell office:value-type="float" office:value="9206" calcext:value-type="float">
            <text:p>9206</text:p>
          </table:table-cell>
          <table:table-cell table:formula="of:=[.F385]/1000" office:value-type="float" office:value="9.206" calcext:value-type="float">
            <text:p>9.206</text:p>
          </table:table-cell>
          <table:table-cell table:formula="of:=[.H384]+36/1000" office:value-type="float" office:value="13.8239999999999" calcext:value-type="float">
            <text:p>13.824</text:p>
          </table:table-cell>
          <table:table-cell table:formula="of:=[.I384]+0.045" office:value-type="float" office:value="17.28" calcext:value-type="float">
            <text:p>17.28</text:p>
          </table:table-cell>
        </table:table-row>
        <table:table-row table:style-name="ro1">
          <table:table-cell table:number-columns-repeated="2"/>
          <table:table-cell office:value-type="float" office:value="386" calcext:value-type="float">
            <text:p>386</text:p>
          </table:table-cell>
          <table:table-cell office:value-type="float" office:value="7820" calcext:value-type="float">
            <text:p>7820</text:p>
          </table:table-cell>
          <table:table-cell table:formula="of:=[.D386]/1000" office:value-type="float" office:value="7.82" calcext:value-type="float">
            <text:p>7.82</text:p>
          </table:table-cell>
          <table:table-cell office:value-type="float" office:value="9163" calcext:value-type="float">
            <text:p>9163</text:p>
          </table:table-cell>
          <table:table-cell table:formula="of:=[.F386]/1000" office:value-type="float" office:value="9.163" calcext:value-type="float">
            <text:p>9.163</text:p>
          </table:table-cell>
          <table:table-cell table:formula="of:=[.H385]+36/1000" office:value-type="float" office:value="13.8599999999999" calcext:value-type="float">
            <text:p>13.86</text:p>
          </table:table-cell>
          <table:table-cell table:formula="of:=[.I385]+0.045" office:value-type="float" office:value="17.325" calcext:value-type="float">
            <text:p>17.325</text:p>
          </table:table-cell>
        </table:table-row>
        <table:table-row table:style-name="ro1">
          <table:table-cell table:number-columns-repeated="2"/>
          <table:table-cell office:value-type="float" office:value="387" calcext:value-type="float">
            <text:p>387</text:p>
          </table:table-cell>
          <table:table-cell office:value-type="float" office:value="8080" calcext:value-type="float">
            <text:p>8080</text:p>
          </table:table-cell>
          <table:table-cell table:formula="of:=[.D387]/1000" office:value-type="float" office:value="8.08" calcext:value-type="float">
            <text:p>8.08</text:p>
          </table:table-cell>
          <table:table-cell office:value-type="float" office:value="9260" calcext:value-type="float">
            <text:p>9260</text:p>
          </table:table-cell>
          <table:table-cell table:formula="of:=[.F387]/1000" office:value-type="float" office:value="9.26" calcext:value-type="float">
            <text:p>9.26</text:p>
          </table:table-cell>
          <table:table-cell table:formula="of:=[.H386]+36/1000" office:value-type="float" office:value="13.8959999999999" calcext:value-type="float">
            <text:p>13.896</text:p>
          </table:table-cell>
          <table:table-cell table:formula="of:=[.I386]+0.045" office:value-type="float" office:value="17.37" calcext:value-type="float">
            <text:p>17.37</text:p>
          </table:table-cell>
        </table:table-row>
        <table:table-row table:style-name="ro1"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7803" calcext:value-type="float">
            <text:p>7803</text:p>
          </table:table-cell>
          <table:table-cell table:formula="of:=[.D388]/1000" office:value-type="float" office:value="7.803" calcext:value-type="float">
            <text:p>7.803</text:p>
          </table:table-cell>
          <table:table-cell office:value-type="float" office:value="9089" calcext:value-type="float">
            <text:p>9089</text:p>
          </table:table-cell>
          <table:table-cell table:formula="of:=[.F388]/1000" office:value-type="float" office:value="9.089" calcext:value-type="float">
            <text:p>9.089</text:p>
          </table:table-cell>
          <table:table-cell table:formula="of:=[.H387]+36/1000" office:value-type="float" office:value="13.9319999999999" calcext:value-type="float">
            <text:p>13.932</text:p>
          </table:table-cell>
          <table:table-cell table:formula="of:=[.I387]+0.045" office:value-type="float" office:value="17.415" calcext:value-type="float">
            <text:p>17.415</text:p>
          </table:table-cell>
        </table:table-row>
        <table:table-row table:style-name="ro1">
          <table:table-cell table:number-columns-repeated="2"/>
          <table:table-cell office:value-type="float" office:value="389" calcext:value-type="float">
            <text:p>389</text:p>
          </table:table-cell>
          <table:table-cell office:value-type="float" office:value="7981" calcext:value-type="float">
            <text:p>7981</text:p>
          </table:table-cell>
          <table:table-cell table:formula="of:=[.D389]/1000" office:value-type="float" office:value="7.981" calcext:value-type="float">
            <text:p>7.981</text:p>
          </table:table-cell>
          <table:table-cell office:value-type="float" office:value="9180" calcext:value-type="float">
            <text:p>9180</text:p>
          </table:table-cell>
          <table:table-cell table:formula="of:=[.F389]/1000" office:value-type="float" office:value="9.18" calcext:value-type="float">
            <text:p>9.18</text:p>
          </table:table-cell>
          <table:table-cell table:formula="of:=[.H388]+36/1000" office:value-type="float" office:value="13.9679999999999" calcext:value-type="float">
            <text:p>13.968</text:p>
          </table:table-cell>
          <table:table-cell table:formula="of:=[.I388]+0.045" office:value-type="float" office:value="17.46" calcext:value-type="float">
            <text:p>17.46</text:p>
          </table:table-cell>
        </table:table-row>
        <table:table-row table:style-name="ro1">
          <table:table-cell table:number-columns-repeated="2"/>
          <table:table-cell office:value-type="float" office:value="390" calcext:value-type="float">
            <text:p>390</text:p>
          </table:table-cell>
          <table:table-cell office:value-type="float" office:value="8051" calcext:value-type="float">
            <text:p>8051</text:p>
          </table:table-cell>
          <table:table-cell table:formula="of:=[.D390]/1000" office:value-type="float" office:value="8.051" calcext:value-type="float">
            <text:p>8.051</text:p>
          </table:table-cell>
          <table:table-cell office:value-type="float" office:value="9159" calcext:value-type="float">
            <text:p>9159</text:p>
          </table:table-cell>
          <table:table-cell table:formula="of:=[.F390]/1000" office:value-type="float" office:value="9.159" calcext:value-type="float">
            <text:p>9.159</text:p>
          </table:table-cell>
          <table:table-cell table:formula="of:=[.H389]+36/1000" office:value-type="float" office:value="14.0039999999999" calcext:value-type="float">
            <text:p>14.004</text:p>
          </table:table-cell>
          <table:table-cell table:formula="of:=[.I389]+0.045" office:value-type="float" office:value="17.505" calcext:value-type="float">
            <text:p>17.505</text:p>
          </table:table-cell>
        </table:table-row>
        <table:table-row table:style-name="ro1">
          <table:table-cell table:number-columns-repeated="2"/>
          <table:table-cell office:value-type="float" office:value="391" calcext:value-type="float">
            <text:p>391</text:p>
          </table:table-cell>
          <table:table-cell office:value-type="float" office:value="7821" calcext:value-type="float">
            <text:p>7821</text:p>
          </table:table-cell>
          <table:table-cell table:formula="of:=[.D391]/1000" office:value-type="float" office:value="7.821" calcext:value-type="float">
            <text:p>7.821</text:p>
          </table:table-cell>
          <table:table-cell office:value-type="float" office:value="9165" calcext:value-type="float">
            <text:p>9165</text:p>
          </table:table-cell>
          <table:table-cell table:formula="of:=[.F391]/1000" office:value-type="float" office:value="9.165" calcext:value-type="float">
            <text:p>9.165</text:p>
          </table:table-cell>
          <table:table-cell table:formula="of:=[.H390]+36/1000" office:value-type="float" office:value="14.0399999999999" calcext:value-type="float">
            <text:p>14.04</text:p>
          </table:table-cell>
          <table:table-cell table:formula="of:=[.I390]+0.045" office:value-type="float" office:value="17.55" calcext:value-type="float">
            <text:p>17.55</text:p>
          </table:table-cell>
        </table:table-row>
        <table:table-row table:style-name="ro1">
          <table:table-cell table:number-columns-repeated="2"/>
          <table:table-cell office:value-type="float" office:value="392" calcext:value-type="float">
            <text:p>392</text:p>
          </table:table-cell>
          <table:table-cell office:value-type="float" office:value="7883" calcext:value-type="float">
            <text:p>7883</text:p>
          </table:table-cell>
          <table:table-cell table:formula="of:=[.D392]/1000" office:value-type="float" office:value="7.883" calcext:value-type="float">
            <text:p>7.883</text:p>
          </table:table-cell>
          <table:table-cell office:value-type="float" office:value="9350" calcext:value-type="float">
            <text:p>9350</text:p>
          </table:table-cell>
          <table:table-cell table:formula="of:=[.F392]/1000" office:value-type="float" office:value="9.35" calcext:value-type="float">
            <text:p>9.35</text:p>
          </table:table-cell>
          <table:table-cell table:formula="of:=[.H391]+36/1000" office:value-type="float" office:value="14.0759999999999" calcext:value-type="float">
            <text:p>14.076</text:p>
          </table:table-cell>
          <table:table-cell table:formula="of:=[.I391]+0.045" office:value-type="float" office:value="17.595" calcext:value-type="float">
            <text:p>17.595</text:p>
          </table:table-cell>
        </table:table-row>
        <table:table-row table:style-name="ro1"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8017" calcext:value-type="float">
            <text:p>8017</text:p>
          </table:table-cell>
          <table:table-cell table:formula="of:=[.D393]/1000" office:value-type="float" office:value="8.017" calcext:value-type="float">
            <text:p>8.017</text:p>
          </table:table-cell>
          <table:table-cell office:value-type="float" office:value="9151" calcext:value-type="float">
            <text:p>9151</text:p>
          </table:table-cell>
          <table:table-cell table:formula="of:=[.F393]/1000" office:value-type="float" office:value="9.151" calcext:value-type="float">
            <text:p>9.151</text:p>
          </table:table-cell>
          <table:table-cell table:formula="of:=[.H392]+36/1000" office:value-type="float" office:value="14.1119999999999" calcext:value-type="float">
            <text:p>14.112</text:p>
          </table:table-cell>
          <table:table-cell table:formula="of:=[.I392]+0.045" office:value-type="float" office:value="17.64" calcext:value-type="float">
            <text:p>17.64</text:p>
          </table:table-cell>
        </table:table-row>
        <table:table-row table:style-name="ro1">
          <table:table-cell table:number-columns-repeated="2"/>
          <table:table-cell office:value-type="float" office:value="394" calcext:value-type="float">
            <text:p>394</text:p>
          </table:table-cell>
          <table:table-cell office:value-type="float" office:value="7899" calcext:value-type="float">
            <text:p>7899</text:p>
          </table:table-cell>
          <table:table-cell table:formula="of:=[.D394]/1000" office:value-type="float" office:value="7.899" calcext:value-type="float">
            <text:p>7.899</text:p>
          </table:table-cell>
          <table:table-cell office:value-type="float" office:value="9073" calcext:value-type="float">
            <text:p>9073</text:p>
          </table:table-cell>
          <table:table-cell table:formula="of:=[.F394]/1000" office:value-type="float" office:value="9.073" calcext:value-type="float">
            <text:p>9.073</text:p>
          </table:table-cell>
          <table:table-cell table:formula="of:=[.H393]+36/1000" office:value-type="float" office:value="14.1479999999999" calcext:value-type="float">
            <text:p>14.148</text:p>
          </table:table-cell>
          <table:table-cell table:formula="of:=[.I393]+0.045" office:value-type="float" office:value="17.685" calcext:value-type="float">
            <text:p>17.685</text:p>
          </table:table-cell>
        </table:table-row>
        <table:table-row table:style-name="ro1">
          <table:table-cell table:number-columns-repeated="2"/>
          <table:table-cell office:value-type="float" office:value="395" calcext:value-type="float">
            <text:p>395</text:p>
          </table:table-cell>
          <table:table-cell office:value-type="float" office:value="7934" calcext:value-type="float">
            <text:p>7934</text:p>
          </table:table-cell>
          <table:table-cell table:formula="of:=[.D395]/1000" office:value-type="float" office:value="7.934" calcext:value-type="float">
            <text:p>7.934</text:p>
          </table:table-cell>
          <table:table-cell office:value-type="float" office:value="9277" calcext:value-type="float">
            <text:p>9277</text:p>
          </table:table-cell>
          <table:table-cell table:formula="of:=[.F395]/1000" office:value-type="float" office:value="9.277" calcext:value-type="float">
            <text:p>9.277</text:p>
          </table:table-cell>
          <table:table-cell table:formula="of:=[.H394]+36/1000" office:value-type="float" office:value="14.1839999999999" calcext:value-type="float">
            <text:p>14.184</text:p>
          </table:table-cell>
          <table:table-cell table:formula="of:=[.I394]+0.045" office:value-type="float" office:value="17.73" calcext:value-type="float">
            <text:p>17.73</text:p>
          </table:table-cell>
        </table:table-row>
        <table:table-row table:style-name="ro1">
          <table:table-cell table:number-columns-repeated="2"/>
          <table:table-cell office:value-type="float" office:value="396" calcext:value-type="float">
            <text:p>396</text:p>
          </table:table-cell>
          <table:table-cell office:value-type="float" office:value="7932" calcext:value-type="float">
            <text:p>7932</text:p>
          </table:table-cell>
          <table:table-cell table:formula="of:=[.D396]/1000" office:value-type="float" office:value="7.932" calcext:value-type="float">
            <text:p>7.932</text:p>
          </table:table-cell>
          <table:table-cell office:value-type="float" office:value="9283" calcext:value-type="float">
            <text:p>9283</text:p>
          </table:table-cell>
          <table:table-cell table:formula="of:=[.F396]/1000" office:value-type="float" office:value="9.283" calcext:value-type="float">
            <text:p>9.283</text:p>
          </table:table-cell>
          <table:table-cell table:formula="of:=[.H395]+36/1000" office:value-type="float" office:value="14.2199999999999" calcext:value-type="float">
            <text:p>14.22</text:p>
          </table:table-cell>
          <table:table-cell table:formula="of:=[.I395]+0.045" office:value-type="float" office:value="17.775" calcext:value-type="float">
            <text:p>17.775</text:p>
          </table:table-cell>
        </table:table-row>
        <table:table-row table:style-name="ro1">
          <table:table-cell table:number-columns-repeated="2"/>
          <table:table-cell office:value-type="float" office:value="397" calcext:value-type="float">
            <text:p>397</text:p>
          </table:table-cell>
          <table:table-cell office:value-type="float" office:value="7917" calcext:value-type="float">
            <text:p>7917</text:p>
          </table:table-cell>
          <table:table-cell table:formula="of:=[.D397]/1000" office:value-type="float" office:value="7.917" calcext:value-type="float">
            <text:p>7.917</text:p>
          </table:table-cell>
          <table:table-cell office:value-type="float" office:value="9182" calcext:value-type="float">
            <text:p>9182</text:p>
          </table:table-cell>
          <table:table-cell table:formula="of:=[.F397]/1000" office:value-type="float" office:value="9.182" calcext:value-type="float">
            <text:p>9.182</text:p>
          </table:table-cell>
          <table:table-cell table:formula="of:=[.H396]+36/1000" office:value-type="float" office:value="14.2559999999999" calcext:value-type="float">
            <text:p>14.256</text:p>
          </table:table-cell>
          <table:table-cell table:formula="of:=[.I396]+0.045" office:value-type="float" office:value="17.82" calcext:value-type="float">
            <text:p>17.82</text:p>
          </table:table-cell>
        </table:table-row>
        <table:table-row table:style-name="ro1">
          <table:table-cell table:number-columns-repeated="2"/>
          <table:table-cell office:value-type="float" office:value="398" calcext:value-type="float">
            <text:p>398</text:p>
          </table:table-cell>
          <table:table-cell office:value-type="float" office:value="7926" calcext:value-type="float">
            <text:p>7926</text:p>
          </table:table-cell>
          <table:table-cell table:formula="of:=[.D398]/1000" office:value-type="float" office:value="7.926" calcext:value-type="float">
            <text:p>7.926</text:p>
          </table:table-cell>
          <table:table-cell office:value-type="float" office:value="9168" calcext:value-type="float">
            <text:p>9168</text:p>
          </table:table-cell>
          <table:table-cell table:formula="of:=[.F398]/1000" office:value-type="float" office:value="9.168" calcext:value-type="float">
            <text:p>9.168</text:p>
          </table:table-cell>
          <table:table-cell table:formula="of:=[.H397]+36/1000" office:value-type="float" office:value="14.2919999999999" calcext:value-type="float">
            <text:p>14.292</text:p>
          </table:table-cell>
          <table:table-cell table:formula="of:=[.I397]+0.045" office:value-type="float" office:value="17.865" calcext:value-type="float">
            <text:p>17.865</text:p>
          </table:table-cell>
        </table:table-row>
        <table:table-row table:style-name="ro1">
          <table:table-cell table:number-columns-repeated="2"/>
          <table:table-cell office:value-type="float" office:value="399" calcext:value-type="float">
            <text:p>399</text:p>
          </table:table-cell>
          <table:table-cell office:value-type="float" office:value="7909" calcext:value-type="float">
            <text:p>7909</text:p>
          </table:table-cell>
          <table:table-cell table:formula="of:=[.D399]/1000" office:value-type="float" office:value="7.909" calcext:value-type="float">
            <text:p>7.909</text:p>
          </table:table-cell>
          <table:table-cell office:value-type="float" office:value="9160" calcext:value-type="float">
            <text:p>9160</text:p>
          </table:table-cell>
          <table:table-cell table:formula="of:=[.F399]/1000" office:value-type="float" office:value="9.16" calcext:value-type="float">
            <text:p>9.16</text:p>
          </table:table-cell>
          <table:table-cell table:formula="of:=[.H398]+36/1000" office:value-type="float" office:value="14.3279999999999" calcext:value-type="float">
            <text:p>14.328</text:p>
          </table:table-cell>
          <table:table-cell table:formula="of:=[.I398]+0.045" office:value-type="float" office:value="17.9100000000001" calcext:value-type="float">
            <text:p>17.91</text:p>
          </table:table-cell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7874" calcext:value-type="float">
            <text:p>7874</text:p>
          </table:table-cell>
          <table:table-cell table:formula="of:=[.D400]/1000" office:value-type="float" office:value="7.874" calcext:value-type="float">
            <text:p>7.874</text:p>
          </table:table-cell>
          <table:table-cell office:value-type="float" office:value="9188" calcext:value-type="float">
            <text:p>9188</text:p>
          </table:table-cell>
          <table:table-cell table:formula="of:=[.F400]/1000" office:value-type="float" office:value="9.188" calcext:value-type="float">
            <text:p>9.188</text:p>
          </table:table-cell>
          <table:table-cell table:formula="of:=[.H399]+36/1000" office:value-type="float" office:value="14.3639999999999" calcext:value-type="float">
            <text:p>14.364</text:p>
          </table:table-cell>
          <table:table-cell table:formula="of:=[.I399]+0.045" office:value-type="float" office:value="17.9550000000001" calcext:value-type="float">
            <text:p>17.955</text:p>
          </table:table-cell>
        </table:table-row>
        <table:table-row table:style-name="ro1">
          <table:table-cell table:number-columns-repeated="2"/>
          <table:table-cell office:value-type="float" office:value="401" calcext:value-type="float">
            <text:p>401</text:p>
          </table:table-cell>
          <table:table-cell office:value-type="float" office:value="7845" calcext:value-type="float">
            <text:p>7845</text:p>
          </table:table-cell>
          <table:table-cell table:formula="of:=[.D401]/1000" office:value-type="float" office:value="7.845" calcext:value-type="float">
            <text:p>7.845</text:p>
          </table:table-cell>
          <table:table-cell office:value-type="float" office:value="9278" calcext:value-type="float">
            <text:p>9278</text:p>
          </table:table-cell>
          <table:table-cell table:formula="of:=[.F401]/1000" office:value-type="float" office:value="9.278" calcext:value-type="float">
            <text:p>9.278</text:p>
          </table:table-cell>
          <table:table-cell table:formula="of:=[.H400]+36/1000" office:value-type="float" office:value="14.3999999999999" calcext:value-type="float">
            <text:p>14.4</text:p>
          </table:table-cell>
          <table:table-cell table:formula="of:=[.I400]+0.045" office:value-type="float" office:value="18.0000000000001" calcext:value-type="float">
            <text:p>18</text:p>
          </table:table-cell>
        </table:table-row>
        <table:table-row table:style-name="ro1">
          <table:table-cell table:number-columns-repeated="2"/>
          <table:table-cell office:value-type="float" office:value="402" calcext:value-type="float">
            <text:p>402</text:p>
          </table:table-cell>
          <table:table-cell office:value-type="float" office:value="8174" calcext:value-type="float">
            <text:p>8174</text:p>
          </table:table-cell>
          <table:table-cell table:formula="of:=[.D402]/1000" office:value-type="float" office:value="8.174" calcext:value-type="float">
            <text:p>8.174</text:p>
          </table:table-cell>
          <table:table-cell office:value-type="float" office:value="9225" calcext:value-type="float">
            <text:p>9225</text:p>
          </table:table-cell>
          <table:table-cell table:formula="of:=[.F402]/1000" office:value-type="float" office:value="9.225" calcext:value-type="float">
            <text:p>9.225</text:p>
          </table:table-cell>
          <table:table-cell table:formula="of:=[.H401]+36/1000" office:value-type="float" office:value="14.4359999999999" calcext:value-type="float">
            <text:p>14.436</text:p>
          </table:table-cell>
          <table:table-cell table:formula="of:=[.I401]+0.045" office:value-type="float" office:value="18.0450000000001" calcext:value-type="float">
            <text:p>18.045</text:p>
          </table:table-cell>
        </table:table-row>
        <table:table-row table:style-name="ro1">
          <table:table-cell table:number-columns-repeated="2"/>
          <table:table-cell office:value-type="float" office:value="403" calcext:value-type="float">
            <text:p>403</text:p>
          </table:table-cell>
          <table:table-cell office:value-type="float" office:value="7974" calcext:value-type="float">
            <text:p>7974</text:p>
          </table:table-cell>
          <table:table-cell table:formula="of:=[.D403]/1000" office:value-type="float" office:value="7.974" calcext:value-type="float">
            <text:p>7.974</text:p>
          </table:table-cell>
          <table:table-cell office:value-type="float" office:value="9215" calcext:value-type="float">
            <text:p>9215</text:p>
          </table:table-cell>
          <table:table-cell table:formula="of:=[.F403]/1000" office:value-type="float" office:value="9.215" calcext:value-type="float">
            <text:p>9.215</text:p>
          </table:table-cell>
          <table:table-cell table:formula="of:=[.H402]+36/1000" office:value-type="float" office:value="14.4719999999999" calcext:value-type="float">
            <text:p>14.472</text:p>
          </table:table-cell>
          <table:table-cell table:formula="of:=[.I402]+0.045" office:value-type="float" office:value="18.0900000000001" calcext:value-type="float">
            <text:p>18.09</text:p>
          </table:table-cell>
        </table:table-row>
        <table:table-row table:style-name="ro1">
          <table:table-cell table:number-columns-repeated="2"/>
          <table:table-cell office:value-type="float" office:value="404" calcext:value-type="float">
            <text:p>404</text:p>
          </table:table-cell>
          <table:table-cell office:value-type="float" office:value="7993" calcext:value-type="float">
            <text:p>7993</text:p>
          </table:table-cell>
          <table:table-cell table:formula="of:=[.D404]/1000" office:value-type="float" office:value="7.993" calcext:value-type="float">
            <text:p>7.993</text:p>
          </table:table-cell>
          <table:table-cell office:value-type="float" office:value="9296" calcext:value-type="float">
            <text:p>9296</text:p>
          </table:table-cell>
          <table:table-cell table:formula="of:=[.F404]/1000" office:value-type="float" office:value="9.296" calcext:value-type="float">
            <text:p>9.296</text:p>
          </table:table-cell>
          <table:table-cell table:formula="of:=[.H403]+36/1000" office:value-type="float" office:value="14.5079999999999" calcext:value-type="float">
            <text:p>14.508</text:p>
          </table:table-cell>
          <table:table-cell table:formula="of:=[.I403]+0.045" office:value-type="float" office:value="18.1350000000001" calcext:value-type="float">
            <text:p>18.135</text:p>
          </table:table-cell>
        </table:table-row>
        <table:table-row table:style-name="ro1">
          <table:table-cell table:number-columns-repeated="2"/>
          <table:table-cell office:value-type="float" office:value="405" calcext:value-type="float">
            <text:p>405</text:p>
          </table:table-cell>
          <table:table-cell office:value-type="float" office:value="8074" calcext:value-type="float">
            <text:p>8074</text:p>
          </table:table-cell>
          <table:table-cell table:formula="of:=[.D405]/1000" office:value-type="float" office:value="8.074" calcext:value-type="float">
            <text:p>8.074</text:p>
          </table:table-cell>
          <table:table-cell office:value-type="float" office:value="9675" calcext:value-type="float">
            <text:p>9675</text:p>
          </table:table-cell>
          <table:table-cell table:formula="of:=[.F405]/1000" office:value-type="float" office:value="9.675" calcext:value-type="float">
            <text:p>9.675</text:p>
          </table:table-cell>
          <table:table-cell table:formula="of:=[.H404]+36/1000" office:value-type="float" office:value="14.5439999999999" calcext:value-type="float">
            <text:p>14.544</text:p>
          </table:table-cell>
          <table:table-cell table:formula="of:=[.I404]+0.045" office:value-type="float" office:value="18.1800000000001" calcext:value-type="float">
            <text:p>18.18</text:p>
          </table:table-cell>
        </table:table-row>
        <table:table-row table:style-name="ro1">
          <table:table-cell table:number-columns-repeated="2"/>
          <table:table-cell office:value-type="float" office:value="406" calcext:value-type="float">
            <text:p>406</text:p>
          </table:table-cell>
          <table:table-cell office:value-type="float" office:value="8603" calcext:value-type="float">
            <text:p>8603</text:p>
          </table:table-cell>
          <table:table-cell table:formula="of:=[.D406]/1000" office:value-type="float" office:value="8.603" calcext:value-type="float">
            <text:p>8.603</text:p>
          </table:table-cell>
          <table:table-cell office:value-type="float" office:value="14138" calcext:value-type="float">
            <text:p>14138</text:p>
          </table:table-cell>
          <table:table-cell table:formula="of:=[.F406]/1000" office:value-type="float" office:value="14.138" calcext:value-type="float">
            <text:p>14.138</text:p>
          </table:table-cell>
          <table:table-cell table:formula="of:=[.H405]+36/1000" office:value-type="float" office:value="14.5799999999999" calcext:value-type="float">
            <text:p>14.58</text:p>
          </table:table-cell>
          <table:table-cell table:formula="of:=[.I405]+0.045" office:value-type="float" office:value="18.2250000000001" calcext:value-type="float">
            <text:p>18.225</text:p>
          </table:table-cell>
        </table:table-row>
        <table:table-row table:style-name="ro1">
          <table:table-cell table:number-columns-repeated="2"/>
          <table:table-cell office:value-type="float" office:value="407" calcext:value-type="float">
            <text:p>407</text:p>
          </table:table-cell>
          <table:table-cell office:value-type="float" office:value="8905" calcext:value-type="float">
            <text:p>8905</text:p>
          </table:table-cell>
          <table:table-cell table:formula="of:=[.D407]/1000" office:value-type="float" office:value="8.905" calcext:value-type="float">
            <text:p>8.905</text:p>
          </table:table-cell>
          <table:table-cell office:value-type="float" office:value="27560" calcext:value-type="float">
            <text:p>27560</text:p>
          </table:table-cell>
          <table:table-cell table:formula="of:=[.F407]/1000" office:value-type="float" office:value="27.56" calcext:value-type="float">
            <text:p>27.56</text:p>
          </table:table-cell>
          <table:table-cell table:formula="of:=[.H406]+36/1000" office:value-type="float" office:value="14.6159999999999" calcext:value-type="float">
            <text:p>14.616</text:p>
          </table:table-cell>
          <table:table-cell table:formula="of:=[.I406]+0.045" office:value-type="float" office:value="18.2700000000001" calcext:value-type="float">
            <text:p>18.27</text:p>
          </table:table-cell>
        </table:table-row>
        <table:table-row table:style-name="ro1">
          <table:table-cell table:number-columns-repeated="2"/>
          <table:table-cell office:value-type="float" office:value="408" calcext:value-type="float">
            <text:p>408</text:p>
          </table:table-cell>
          <table:table-cell office:value-type="float" office:value="8399" calcext:value-type="float">
            <text:p>8399</text:p>
          </table:table-cell>
          <table:table-cell table:formula="of:=[.D408]/1000" office:value-type="float" office:value="8.399" calcext:value-type="float">
            <text:p>8.399</text:p>
          </table:table-cell>
          <table:table-cell office:value-type="float" office:value="18216" calcext:value-type="float">
            <text:p>18216</text:p>
          </table:table-cell>
          <table:table-cell table:formula="of:=[.F408]/1000" office:value-type="float" office:value="18.216" calcext:value-type="float">
            <text:p>18.216</text:p>
          </table:table-cell>
          <table:table-cell table:formula="of:=[.H407]+36/1000" office:value-type="float" office:value="14.6519999999999" calcext:value-type="float">
            <text:p>14.652</text:p>
          </table:table-cell>
          <table:table-cell table:formula="of:=[.I407]+0.045" office:value-type="float" office:value="18.3150000000001" calcext:value-type="float">
            <text:p>18.315</text:p>
          </table:table-cell>
        </table:table-row>
        <table:table-row table:style-name="ro1">
          <table:table-cell table:number-columns-repeated="2"/>
          <table:table-cell office:value-type="float" office:value="409" calcext:value-type="float">
            <text:p>409</text:p>
          </table:table-cell>
          <table:table-cell office:value-type="float" office:value="14617" calcext:value-type="float">
            <text:p>14617</text:p>
          </table:table-cell>
          <table:table-cell table:formula="of:=[.D409]/1000" office:value-type="float" office:value="14.617" calcext:value-type="float">
            <text:p>14.617</text:p>
          </table:table-cell>
          <table:table-cell office:value-type="float" office:value="9458" calcext:value-type="float">
            <text:p>9458</text:p>
          </table:table-cell>
          <table:table-cell table:formula="of:=[.F409]/1000" office:value-type="float" office:value="9.458" calcext:value-type="float">
            <text:p>9.458</text:p>
          </table:table-cell>
          <table:table-cell table:formula="of:=[.H408]+36/1000" office:value-type="float" office:value="14.6879999999999" calcext:value-type="float">
            <text:p>14.688</text:p>
          </table:table-cell>
          <table:table-cell table:formula="of:=[.I408]+0.045" office:value-type="float" office:value="18.3600000000001" calcext:value-type="float">
            <text:p>18.36</text:p>
          </table:table-cell>
        </table:table-row>
        <table:table-row table:style-name="ro1"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21869" calcext:value-type="float">
            <text:p>21869</text:p>
          </table:table-cell>
          <table:table-cell table:formula="of:=[.D410]/1000" office:value-type="float" office:value="21.869" calcext:value-type="float">
            <text:p>21.869</text:p>
          </table:table-cell>
          <table:table-cell office:value-type="float" office:value="9215" calcext:value-type="float">
            <text:p>9215</text:p>
          </table:table-cell>
          <table:table-cell table:formula="of:=[.F410]/1000" office:value-type="float" office:value="9.215" calcext:value-type="float">
            <text:p>9.215</text:p>
          </table:table-cell>
          <table:table-cell table:formula="of:=[.H409]+36/1000" office:value-type="float" office:value="14.7239999999999" calcext:value-type="float">
            <text:p>14.724</text:p>
          </table:table-cell>
          <table:table-cell table:formula="of:=[.I409]+0.045" office:value-type="float" office:value="18.4050000000001" calcext:value-type="float">
            <text:p>18.405</text:p>
          </table:table-cell>
        </table:table-row>
        <table:table-row table:style-name="ro1">
          <table:table-cell table:number-columns-repeated="2"/>
          <table:table-cell office:value-type="float" office:value="411" calcext:value-type="float">
            <text:p>411</text:p>
          </table:table-cell>
          <table:table-cell office:value-type="float" office:value="18278" calcext:value-type="float">
            <text:p>18278</text:p>
          </table:table-cell>
          <table:table-cell table:formula="of:=[.D411]/1000" office:value-type="float" office:value="18.278" calcext:value-type="float">
            <text:p>18.278</text:p>
          </table:table-cell>
          <table:table-cell office:value-type="float" office:value="9266" calcext:value-type="float">
            <text:p>9266</text:p>
          </table:table-cell>
          <table:table-cell table:formula="of:=[.F411]/1000" office:value-type="float" office:value="9.266" calcext:value-type="float">
            <text:p>9.266</text:p>
          </table:table-cell>
          <table:table-cell table:formula="of:=[.H410]+36/1000" office:value-type="float" office:value="14.7599999999999" calcext:value-type="float">
            <text:p>14.76</text:p>
          </table:table-cell>
          <table:table-cell table:formula="of:=[.I410]+0.045" office:value-type="float" office:value="18.4500000000001" calcext:value-type="float">
            <text:p>18.45</text:p>
          </table:table-cell>
        </table:table-row>
        <table:table-row table:style-name="ro1">
          <table:table-cell table:number-columns-repeated="2"/>
          <table:table-cell office:value-type="float" office:value="412" calcext:value-type="float">
            <text:p>412</text:p>
          </table:table-cell>
          <table:table-cell office:value-type="float" office:value="8338" calcext:value-type="float">
            <text:p>8338</text:p>
          </table:table-cell>
          <table:table-cell table:formula="of:=[.D412]/1000" office:value-type="float" office:value="8.338" calcext:value-type="float">
            <text:p>8.338</text:p>
          </table:table-cell>
          <table:table-cell office:value-type="float" office:value="9442" calcext:value-type="float">
            <text:p>9442</text:p>
          </table:table-cell>
          <table:table-cell table:formula="of:=[.F412]/1000" office:value-type="float" office:value="9.442" calcext:value-type="float">
            <text:p>9.442</text:p>
          </table:table-cell>
          <table:table-cell table:formula="of:=[.H411]+36/1000" office:value-type="float" office:value="14.7959999999999" calcext:value-type="float">
            <text:p>14.796</text:p>
          </table:table-cell>
          <table:table-cell table:formula="of:=[.I411]+0.045" office:value-type="float" office:value="18.4950000000001" calcext:value-type="float">
            <text:p>18.495</text:p>
          </table:table-cell>
        </table:table-row>
        <table:table-row table:style-name="ro1">
          <table:table-cell table:number-columns-repeated="2"/>
          <table:table-cell office:value-type="float" office:value="413" calcext:value-type="float">
            <text:p>413</text:p>
          </table:table-cell>
          <table:table-cell office:value-type="float" office:value="8193" calcext:value-type="float">
            <text:p>8193</text:p>
          </table:table-cell>
          <table:table-cell table:formula="of:=[.D413]/1000" office:value-type="float" office:value="8.193" calcext:value-type="float">
            <text:p>8.193</text:p>
          </table:table-cell>
          <table:table-cell office:value-type="float" office:value="9320" calcext:value-type="float">
            <text:p>9320</text:p>
          </table:table-cell>
          <table:table-cell table:formula="of:=[.F413]/1000" office:value-type="float" office:value="9.32" calcext:value-type="float">
            <text:p>9.32</text:p>
          </table:table-cell>
          <table:table-cell table:formula="of:=[.H412]+36/1000" office:value-type="float" office:value="14.8319999999999" calcext:value-type="float">
            <text:p>14.832</text:p>
          </table:table-cell>
          <table:table-cell table:formula="of:=[.I412]+0.045" office:value-type="float" office:value="18.5400000000001" calcext:value-type="float">
            <text:p>18.54</text:p>
          </table:table-cell>
        </table:table-row>
        <table:table-row table:style-name="ro1">
          <table:table-cell table:number-columns-repeated="2"/>
          <table:table-cell office:value-type="float" office:value="414" calcext:value-type="float">
            <text:p>414</text:p>
          </table:table-cell>
          <table:table-cell office:value-type="float" office:value="8333" calcext:value-type="float">
            <text:p>8333</text:p>
          </table:table-cell>
          <table:table-cell table:formula="of:=[.D414]/1000" office:value-type="float" office:value="8.333" calcext:value-type="float">
            <text:p>8.333</text:p>
          </table:table-cell>
          <table:table-cell office:value-type="float" office:value="9391" calcext:value-type="float">
            <text:p>9391</text:p>
          </table:table-cell>
          <table:table-cell table:formula="of:=[.F414]/1000" office:value-type="float" office:value="9.391" calcext:value-type="float">
            <text:p>9.391</text:p>
          </table:table-cell>
          <table:table-cell table:formula="of:=[.H413]+36/1000" office:value-type="float" office:value="14.8679999999999" calcext:value-type="float">
            <text:p>14.868</text:p>
          </table:table-cell>
          <table:table-cell table:formula="of:=[.I413]+0.045" office:value-type="float" office:value="18.5850000000001" calcext:value-type="float">
            <text:p>18.585</text:p>
          </table:table-cell>
        </table:table-row>
        <table:table-row table:style-name="ro1">
          <table:table-cell table:number-columns-repeated="2"/>
          <table:table-cell office:value-type="float" office:value="415" calcext:value-type="float">
            <text:p>415</text:p>
          </table:table-cell>
          <table:table-cell office:value-type="float" office:value="8454" calcext:value-type="float">
            <text:p>8454</text:p>
          </table:table-cell>
          <table:table-cell table:formula="of:=[.D415]/1000" office:value-type="float" office:value="8.454" calcext:value-type="float">
            <text:p>8.454</text:p>
          </table:table-cell>
          <table:table-cell office:value-type="float" office:value="9305" calcext:value-type="float">
            <text:p>9305</text:p>
          </table:table-cell>
          <table:table-cell table:formula="of:=[.F415]/1000" office:value-type="float" office:value="9.305" calcext:value-type="float">
            <text:p>9.305</text:p>
          </table:table-cell>
          <table:table-cell table:formula="of:=[.H414]+36/1000" office:value-type="float" office:value="14.9039999999999" calcext:value-type="float">
            <text:p>14.904</text:p>
          </table:table-cell>
          <table:table-cell table:formula="of:=[.I414]+0.045" office:value-type="float" office:value="18.6300000000001" calcext:value-type="float">
            <text:p>18.63</text:p>
          </table:table-cell>
        </table:table-row>
        <table:table-row table:style-name="ro1">
          <table:table-cell table:number-columns-repeated="2"/>
          <table:table-cell office:value-type="float" office:value="416" calcext:value-type="float">
            <text:p>416</text:p>
          </table:table-cell>
          <table:table-cell office:value-type="float" office:value="8352" calcext:value-type="float">
            <text:p>8352</text:p>
          </table:table-cell>
          <table:table-cell table:formula="of:=[.D416]/1000" office:value-type="float" office:value="8.352" calcext:value-type="float">
            <text:p>8.352</text:p>
          </table:table-cell>
          <table:table-cell office:value-type="float" office:value="9307" calcext:value-type="float">
            <text:p>9307</text:p>
          </table:table-cell>
          <table:table-cell table:formula="of:=[.F416]/1000" office:value-type="float" office:value="9.307" calcext:value-type="float">
            <text:p>9.307</text:p>
          </table:table-cell>
          <table:table-cell table:formula="of:=[.H415]+36/1000" office:value-type="float" office:value="14.9399999999999" calcext:value-type="float">
            <text:p>14.94</text:p>
          </table:table-cell>
          <table:table-cell table:formula="of:=[.I415]+0.045" office:value-type="float" office:value="18.6750000000001" calcext:value-type="float">
            <text:p>18.675</text:p>
          </table:table-cell>
        </table:table-row>
        <table:table-row table:style-name="ro1">
          <table:table-cell table:number-columns-repeated="2"/>
          <table:table-cell office:value-type="float" office:value="417" calcext:value-type="float">
            <text:p>417</text:p>
          </table:table-cell>
          <table:table-cell office:value-type="float" office:value="8168" calcext:value-type="float">
            <text:p>8168</text:p>
          </table:table-cell>
          <table:table-cell table:formula="of:=[.D417]/1000" office:value-type="float" office:value="8.168" calcext:value-type="float">
            <text:p>8.168</text:p>
          </table:table-cell>
          <table:table-cell office:value-type="float" office:value="9251" calcext:value-type="float">
            <text:p>9251</text:p>
          </table:table-cell>
          <table:table-cell table:formula="of:=[.F417]/1000" office:value-type="float" office:value="9.251" calcext:value-type="float">
            <text:p>9.251</text:p>
          </table:table-cell>
          <table:table-cell table:formula="of:=[.H416]+36/1000" office:value-type="float" office:value="14.9759999999999" calcext:value-type="float">
            <text:p>14.976</text:p>
          </table:table-cell>
          <table:table-cell table:formula="of:=[.I416]+0.045" office:value-type="float" office:value="18.7200000000001" calcext:value-type="float">
            <text:p>18.72</text:p>
          </table:table-cell>
        </table:table-row>
        <table:table-row table:style-name="ro1">
          <table:table-cell table:number-columns-repeated="2"/>
          <table:table-cell office:value-type="float" office:value="418" calcext:value-type="float">
            <text:p>418</text:p>
          </table:table-cell>
          <table:table-cell office:value-type="float" office:value="8273" calcext:value-type="float">
            <text:p>8273</text:p>
          </table:table-cell>
          <table:table-cell table:formula="of:=[.D418]/1000" office:value-type="float" office:value="8.273" calcext:value-type="float">
            <text:p>8.273</text:p>
          </table:table-cell>
          <table:table-cell office:value-type="float" office:value="9259" calcext:value-type="float">
            <text:p>9259</text:p>
          </table:table-cell>
          <table:table-cell table:formula="of:=[.F418]/1000" office:value-type="float" office:value="9.259" calcext:value-type="float">
            <text:p>9.259</text:p>
          </table:table-cell>
          <table:table-cell table:formula="of:=[.H417]+36/1000" office:value-type="float" office:value="15.0119999999999" calcext:value-type="float">
            <text:p>15.012</text:p>
          </table:table-cell>
          <table:table-cell table:formula="of:=[.I417]+0.045" office:value-type="float" office:value="18.7650000000001" calcext:value-type="float">
            <text:p>18.765</text:p>
          </table:table-cell>
        </table:table-row>
        <table:table-row table:style-name="ro1">
          <table:table-cell table:number-columns-repeated="2"/>
          <table:table-cell office:value-type="float" office:value="419" calcext:value-type="float">
            <text:p>419</text:p>
          </table:table-cell>
          <table:table-cell office:value-type="float" office:value="8317" calcext:value-type="float">
            <text:p>8317</text:p>
          </table:table-cell>
          <table:table-cell table:formula="of:=[.D419]/1000" office:value-type="float" office:value="8.317" calcext:value-type="float">
            <text:p>8.317</text:p>
          </table:table-cell>
          <table:table-cell office:value-type="float" office:value="9232" calcext:value-type="float">
            <text:p>9232</text:p>
          </table:table-cell>
          <table:table-cell table:formula="of:=[.F419]/1000" office:value-type="float" office:value="9.232" calcext:value-type="float">
            <text:p>9.232</text:p>
          </table:table-cell>
          <table:table-cell table:formula="of:=[.H418]+36/1000" office:value-type="float" office:value="15.0479999999999" calcext:value-type="float">
            <text:p>15.048</text:p>
          </table:table-cell>
          <table:table-cell table:formula="of:=[.I418]+0.045" office:value-type="float" office:value="18.8100000000001" calcext:value-type="float">
            <text:p>18.81</text:p>
          </table:table-cell>
        </table:table-row>
        <table:table-row table:style-name="ro1">
          <table:table-cell table:number-columns-repeated="2"/>
          <table:table-cell office:value-type="float" office:value="420" calcext:value-type="float">
            <text:p>420</text:p>
          </table:table-cell>
          <table:table-cell office:value-type="float" office:value="8286" calcext:value-type="float">
            <text:p>8286</text:p>
          </table:table-cell>
          <table:table-cell table:formula="of:=[.D420]/1000" office:value-type="float" office:value="8.286" calcext:value-type="float">
            <text:p>8.286</text:p>
          </table:table-cell>
          <table:table-cell office:value-type="float" office:value="9225" calcext:value-type="float">
            <text:p>9225</text:p>
          </table:table-cell>
          <table:table-cell table:formula="of:=[.F420]/1000" office:value-type="float" office:value="9.225" calcext:value-type="float">
            <text:p>9.225</text:p>
          </table:table-cell>
          <table:table-cell table:formula="of:=[.H419]+36/1000" office:value-type="float" office:value="15.0839999999999" calcext:value-type="float">
            <text:p>15.084</text:p>
          </table:table-cell>
          <table:table-cell table:formula="of:=[.I419]+0.045" office:value-type="float" office:value="18.8550000000001" calcext:value-type="float">
            <text:p>18.855</text:p>
          </table:table-cell>
        </table:table-row>
        <table:table-row table:style-name="ro1">
          <table:table-cell table:number-columns-repeated="2"/>
          <table:table-cell office:value-type="float" office:value="421" calcext:value-type="float">
            <text:p>421</text:p>
          </table:table-cell>
          <table:table-cell office:value-type="float" office:value="19002" calcext:value-type="float">
            <text:p>19002</text:p>
          </table:table-cell>
          <table:table-cell table:formula="of:=[.D421]/1000" office:value-type="float" office:value="19.002" calcext:value-type="float">
            <text:p>19.002</text:p>
          </table:table-cell>
          <table:table-cell office:value-type="float" office:value="9197" calcext:value-type="float">
            <text:p>9197</text:p>
          </table:table-cell>
          <table:table-cell table:formula="of:=[.F421]/1000" office:value-type="float" office:value="9.197" calcext:value-type="float">
            <text:p>9.197</text:p>
          </table:table-cell>
          <table:table-cell table:formula="of:=[.H420]+36/1000" office:value-type="float" office:value="15.1199999999999" calcext:value-type="float">
            <text:p>15.12</text:p>
          </table:table-cell>
          <table:table-cell table:formula="of:=[.I420]+0.045" office:value-type="float" office:value="18.9000000000001" calcext:value-type="float">
            <text:p>18.9</text:p>
          </table:table-cell>
        </table:table-row>
        <table:table-row table:style-name="ro1">
          <table:table-cell table:number-columns-repeated="2"/>
          <table:table-cell office:value-type="float" office:value="422" calcext:value-type="float">
            <text:p>422</text:p>
          </table:table-cell>
          <table:table-cell office:value-type="float" office:value="21903" calcext:value-type="float">
            <text:p>21903</text:p>
          </table:table-cell>
          <table:table-cell table:formula="of:=[.D422]/1000" office:value-type="float" office:value="21.903" calcext:value-type="float">
            <text:p>21.903</text:p>
          </table:table-cell>
          <table:table-cell office:value-type="float" office:value="9150" calcext:value-type="float">
            <text:p>9150</text:p>
          </table:table-cell>
          <table:table-cell table:formula="of:=[.F422]/1000" office:value-type="float" office:value="9.15" calcext:value-type="float">
            <text:p>9.15</text:p>
          </table:table-cell>
          <table:table-cell table:formula="of:=[.H421]+36/1000" office:value-type="float" office:value="15.1559999999999" calcext:value-type="float">
            <text:p>15.156</text:p>
          </table:table-cell>
          <table:table-cell table:formula="of:=[.I421]+0.045" office:value-type="float" office:value="18.9450000000001" calcext:value-type="float">
            <text:p>18.945</text:p>
          </table:table-cell>
        </table:table-row>
        <table:table-row table:style-name="ro1">
          <table:table-cell table:number-columns-repeated="2"/>
          <table:table-cell office:value-type="float" office:value="423" calcext:value-type="float">
            <text:p>423</text:p>
          </table:table-cell>
          <table:table-cell office:value-type="float" office:value="22144" calcext:value-type="float">
            <text:p>22144</text:p>
          </table:table-cell>
          <table:table-cell table:formula="of:=[.D423]/1000" office:value-type="float" office:value="22.144" calcext:value-type="float">
            <text:p>22.144</text:p>
          </table:table-cell>
          <table:table-cell office:value-type="float" office:value="9140" calcext:value-type="float">
            <text:p>9140</text:p>
          </table:table-cell>
          <table:table-cell table:formula="of:=[.F423]/1000" office:value-type="float" office:value="9.14" calcext:value-type="float">
            <text:p>9.14</text:p>
          </table:table-cell>
          <table:table-cell table:formula="of:=[.H422]+36/1000" office:value-type="float" office:value="15.1919999999999" calcext:value-type="float">
            <text:p>15.192</text:p>
          </table:table-cell>
          <table:table-cell table:formula="of:=[.I422]+0.045" office:value-type="float" office:value="18.9900000000001" calcext:value-type="float">
            <text:p>18.99</text:p>
          </table:table-cell>
        </table:table-row>
        <table:table-row table:style-name="ro1">
          <table:table-cell table:number-columns-repeated="2"/>
          <table:table-cell office:value-type="float" office:value="424" calcext:value-type="float">
            <text:p>424</text:p>
          </table:table-cell>
          <table:table-cell office:value-type="float" office:value="11211" calcext:value-type="float">
            <text:p>11211</text:p>
          </table:table-cell>
          <table:table-cell table:formula="of:=[.D424]/1000" office:value-type="float" office:value="11.211" calcext:value-type="float">
            <text:p>11.211</text:p>
          </table:table-cell>
          <table:table-cell office:value-type="float" office:value="9178" calcext:value-type="float">
            <text:p>9178</text:p>
          </table:table-cell>
          <table:table-cell table:formula="of:=[.F424]/1000" office:value-type="float" office:value="9.178" calcext:value-type="float">
            <text:p>9.178</text:p>
          </table:table-cell>
          <table:table-cell table:formula="of:=[.H423]+36/1000" office:value-type="float" office:value="15.2279999999999" calcext:value-type="float">
            <text:p>15.228</text:p>
          </table:table-cell>
          <table:table-cell table:formula="of:=[.I423]+0.045" office:value-type="float" office:value="19.0350000000001" calcext:value-type="float">
            <text:p>19.035</text:p>
          </table:table-cell>
        </table:table-row>
        <table:table-row table:style-name="ro1">
          <table:table-cell table:number-columns-repeated="2"/>
          <table:table-cell office:value-type="float" office:value="425" calcext:value-type="float">
            <text:p>425</text:p>
          </table:table-cell>
          <table:table-cell office:value-type="float" office:value="8396" calcext:value-type="float">
            <text:p>8396</text:p>
          </table:table-cell>
          <table:table-cell table:formula="of:=[.D425]/1000" office:value-type="float" office:value="8.396" calcext:value-type="float">
            <text:p>8.396</text:p>
          </table:table-cell>
          <table:table-cell office:value-type="float" office:value="9226" calcext:value-type="float">
            <text:p>9226</text:p>
          </table:table-cell>
          <table:table-cell table:formula="of:=[.F425]/1000" office:value-type="float" office:value="9.226" calcext:value-type="float">
            <text:p>9.226</text:p>
          </table:table-cell>
          <table:table-cell table:formula="of:=[.H424]+36/1000" office:value-type="float" office:value="15.2639999999999" calcext:value-type="float">
            <text:p>15.264</text:p>
          </table:table-cell>
          <table:table-cell table:formula="of:=[.I424]+0.045" office:value-type="float" office:value="19.0800000000001" calcext:value-type="float">
            <text:p>19.08</text:p>
          </table:table-cell>
        </table:table-row>
        <table:table-row table:style-name="ro1">
          <table:table-cell table:number-columns-repeated="2"/>
          <table:table-cell office:value-type="float" office:value="426" calcext:value-type="float">
            <text:p>426</text:p>
          </table:table-cell>
          <table:table-cell office:value-type="float" office:value="8346" calcext:value-type="float">
            <text:p>8346</text:p>
          </table:table-cell>
          <table:table-cell table:formula="of:=[.D426]/1000" office:value-type="float" office:value="8.346" calcext:value-type="float">
            <text:p>8.346</text:p>
          </table:table-cell>
          <table:table-cell office:value-type="float" office:value="9067" calcext:value-type="float">
            <text:p>9067</text:p>
          </table:table-cell>
          <table:table-cell table:formula="of:=[.F426]/1000" office:value-type="float" office:value="9.067" calcext:value-type="float">
            <text:p>9.067</text:p>
          </table:table-cell>
          <table:table-cell table:formula="of:=[.H425]+36/1000" office:value-type="float" office:value="15.2999999999999" calcext:value-type="float">
            <text:p>15.3</text:p>
          </table:table-cell>
          <table:table-cell table:formula="of:=[.I425]+0.045" office:value-type="float" office:value="19.1250000000001" calcext:value-type="float">
            <text:p>19.125</text:p>
          </table:table-cell>
        </table:table-row>
        <table:table-row table:style-name="ro1">
          <table:table-cell table:number-columns-repeated="2"/>
          <table:table-cell office:value-type="float" office:value="427" calcext:value-type="float">
            <text:p>427</text:p>
          </table:table-cell>
          <table:table-cell office:value-type="float" office:value="8479" calcext:value-type="float">
            <text:p>8479</text:p>
          </table:table-cell>
          <table:table-cell table:formula="of:=[.D427]/1000" office:value-type="float" office:value="8.479" calcext:value-type="float">
            <text:p>8.479</text:p>
          </table:table-cell>
          <table:table-cell office:value-type="float" office:value="9051" calcext:value-type="float">
            <text:p>9051</text:p>
          </table:table-cell>
          <table:table-cell table:formula="of:=[.F427]/1000" office:value-type="float" office:value="9.051" calcext:value-type="float">
            <text:p>9.051</text:p>
          </table:table-cell>
          <table:table-cell table:formula="of:=[.H426]+36/1000" office:value-type="float" office:value="15.3359999999999" calcext:value-type="float">
            <text:p>15.336</text:p>
          </table:table-cell>
          <table:table-cell table:formula="of:=[.I426]+0.045" office:value-type="float" office:value="19.1700000000001" calcext:value-type="float">
            <text:p>19.17</text:p>
          </table:table-cell>
        </table:table-row>
        <table:table-row table:style-name="ro1">
          <table:table-cell table:number-columns-repeated="2"/>
          <table:table-cell office:value-type="float" office:value="428" calcext:value-type="float">
            <text:p>428</text:p>
          </table:table-cell>
          <table:table-cell office:value-type="float" office:value="9446" calcext:value-type="float">
            <text:p>9446</text:p>
          </table:table-cell>
          <table:table-cell table:formula="of:=[.D428]/1000" office:value-type="float" office:value="9.446" calcext:value-type="float">
            <text:p>9.446</text:p>
          </table:table-cell>
          <table:table-cell office:value-type="float" office:value="9191" calcext:value-type="float">
            <text:p>9191</text:p>
          </table:table-cell>
          <table:table-cell table:formula="of:=[.F428]/1000" office:value-type="float" office:value="9.191" calcext:value-type="float">
            <text:p>9.191</text:p>
          </table:table-cell>
          <table:table-cell table:formula="of:=[.H427]+36/1000" office:value-type="float" office:value="15.3719999999999" calcext:value-type="float">
            <text:p>15.372</text:p>
          </table:table-cell>
          <table:table-cell table:formula="of:=[.I427]+0.045" office:value-type="float" office:value="19.2150000000001" calcext:value-type="float">
            <text:p>19.215</text:p>
          </table:table-cell>
        </table:table-row>
        <table:table-row table:style-name="ro1">
          <table:table-cell table:number-columns-repeated="2"/>
          <table:table-cell office:value-type="float" office:value="429" calcext:value-type="float">
            <text:p>429</text:p>
          </table:table-cell>
          <table:table-cell office:value-type="float" office:value="8357" calcext:value-type="float">
            <text:p>8357</text:p>
          </table:table-cell>
          <table:table-cell table:formula="of:=[.D429]/1000" office:value-type="float" office:value="8.357" calcext:value-type="float">
            <text:p>8.357</text:p>
          </table:table-cell>
          <table:table-cell office:value-type="float" office:value="9144" calcext:value-type="float">
            <text:p>9144</text:p>
          </table:table-cell>
          <table:table-cell table:formula="of:=[.F429]/1000" office:value-type="float" office:value="9.144" calcext:value-type="float">
            <text:p>9.144</text:p>
          </table:table-cell>
          <table:table-cell table:formula="of:=[.H428]+36/1000" office:value-type="float" office:value="15.4079999999999" calcext:value-type="float">
            <text:p>15.408</text:p>
          </table:table-cell>
          <table:table-cell table:formula="of:=[.I428]+0.045" office:value-type="float" office:value="19.2600000000001" calcext:value-type="float">
            <text:p>19.26</text:p>
          </table:table-cell>
        </table:table-row>
        <table:table-row table:style-name="ro1"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8370" calcext:value-type="float">
            <text:p>8370</text:p>
          </table:table-cell>
          <table:table-cell table:formula="of:=[.D430]/1000" office:value-type="float" office:value="8.37" calcext:value-type="float">
            <text:p>8.37</text:p>
          </table:table-cell>
          <table:table-cell office:value-type="float" office:value="9237" calcext:value-type="float">
            <text:p>9237</text:p>
          </table:table-cell>
          <table:table-cell table:formula="of:=[.F430]/1000" office:value-type="float" office:value="9.237" calcext:value-type="float">
            <text:p>9.237</text:p>
          </table:table-cell>
          <table:table-cell table:formula="of:=[.H429]+36/1000" office:value-type="float" office:value="15.4439999999999" calcext:value-type="float">
            <text:p>15.444</text:p>
          </table:table-cell>
          <table:table-cell table:formula="of:=[.I429]+0.045" office:value-type="float" office:value="19.3050000000001" calcext:value-type="float">
            <text:p>19.305</text:p>
          </table:table-cell>
        </table:table-row>
        <table:table-row table:style-name="ro1">
          <table:table-cell table:number-columns-repeated="2"/>
          <table:table-cell office:value-type="float" office:value="431" calcext:value-type="float">
            <text:p>431</text:p>
          </table:table-cell>
          <table:table-cell office:value-type="float" office:value="8432" calcext:value-type="float">
            <text:p>8432</text:p>
          </table:table-cell>
          <table:table-cell table:formula="of:=[.D431]/1000" office:value-type="float" office:value="8.432" calcext:value-type="float">
            <text:p>8.432</text:p>
          </table:table-cell>
          <table:table-cell office:value-type="float" office:value="9138" calcext:value-type="float">
            <text:p>9138</text:p>
          </table:table-cell>
          <table:table-cell table:formula="of:=[.F431]/1000" office:value-type="float" office:value="9.138" calcext:value-type="float">
            <text:p>9.138</text:p>
          </table:table-cell>
          <table:table-cell table:formula="of:=[.H430]+36/1000" office:value-type="float" office:value="15.4799999999999" calcext:value-type="float">
            <text:p>15.48</text:p>
          </table:table-cell>
          <table:table-cell table:formula="of:=[.I430]+0.045" office:value-type="float" office:value="19.3500000000001" calcext:value-type="float">
            <text:p>19.35</text:p>
          </table:table-cell>
        </table:table-row>
        <table:table-row table:style-name="ro1">
          <table:table-cell table:number-columns-repeated="2"/>
          <table:table-cell office:value-type="float" office:value="432" calcext:value-type="float">
            <text:p>432</text:p>
          </table:table-cell>
          <table:table-cell office:value-type="float" office:value="8429" calcext:value-type="float">
            <text:p>8429</text:p>
          </table:table-cell>
          <table:table-cell table:formula="of:=[.D432]/1000" office:value-type="float" office:value="8.429" calcext:value-type="float">
            <text:p>8.429</text:p>
          </table:table-cell>
          <table:table-cell office:value-type="float" office:value="9259" calcext:value-type="float">
            <text:p>9259</text:p>
          </table:table-cell>
          <table:table-cell table:formula="of:=[.F432]/1000" office:value-type="float" office:value="9.259" calcext:value-type="float">
            <text:p>9.259</text:p>
          </table:table-cell>
          <table:table-cell table:formula="of:=[.H431]+36/1000" office:value-type="float" office:value="15.5159999999999" calcext:value-type="float">
            <text:p>15.516</text:p>
          </table:table-cell>
          <table:table-cell table:formula="of:=[.I431]+0.045" office:value-type="float" office:value="19.3950000000001" calcext:value-type="float">
            <text:p>19.395</text:p>
          </table:table-cell>
        </table:table-row>
        <table:table-row table:style-name="ro1">
          <table:table-cell table:number-columns-repeated="2"/>
          <table:table-cell office:value-type="float" office:value="433" calcext:value-type="float">
            <text:p>433</text:p>
          </table:table-cell>
          <table:table-cell office:value-type="float" office:value="8478" calcext:value-type="float">
            <text:p>8478</text:p>
          </table:table-cell>
          <table:table-cell table:formula="of:=[.D433]/1000" office:value-type="float" office:value="8.478" calcext:value-type="float">
            <text:p>8.478</text:p>
          </table:table-cell>
          <table:table-cell office:value-type="float" office:value="9248" calcext:value-type="float">
            <text:p>9248</text:p>
          </table:table-cell>
          <table:table-cell table:formula="of:=[.F433]/1000" office:value-type="float" office:value="9.248" calcext:value-type="float">
            <text:p>9.248</text:p>
          </table:table-cell>
          <table:table-cell table:formula="of:=[.H432]+36/1000" office:value-type="float" office:value="15.5519999999999" calcext:value-type="float">
            <text:p>15.552</text:p>
          </table:table-cell>
          <table:table-cell table:formula="of:=[.I432]+0.045" office:value-type="float" office:value="19.4400000000001" calcext:value-type="float">
            <text:p>19.44</text:p>
          </table:table-cell>
        </table:table-row>
        <table:table-row table:style-name="ro1">
          <table:table-cell table:number-columns-repeated="2"/>
          <table:table-cell office:value-type="float" office:value="434" calcext:value-type="float">
            <text:p>434</text:p>
          </table:table-cell>
          <table:table-cell office:value-type="float" office:value="8925" calcext:value-type="float">
            <text:p>8925</text:p>
          </table:table-cell>
          <table:table-cell table:formula="of:=[.D434]/1000" office:value-type="float" office:value="8.925" calcext:value-type="float">
            <text:p>8.925</text:p>
          </table:table-cell>
          <table:table-cell office:value-type="float" office:value="9377" calcext:value-type="float">
            <text:p>9377</text:p>
          </table:table-cell>
          <table:table-cell table:formula="of:=[.F434]/1000" office:value-type="float" office:value="9.377" calcext:value-type="float">
            <text:p>9.377</text:p>
          </table:table-cell>
          <table:table-cell table:formula="of:=[.H433]+36/1000" office:value-type="float" office:value="15.5879999999999" calcext:value-type="float">
            <text:p>15.588</text:p>
          </table:table-cell>
          <table:table-cell table:formula="of:=[.I433]+0.045" office:value-type="float" office:value="19.4850000000001" calcext:value-type="float">
            <text:p>19.485</text:p>
          </table:table-cell>
        </table:table-row>
        <table:table-row table:style-name="ro1">
          <table:table-cell table:number-columns-repeated="2"/>
          <table:table-cell office:value-type="float" office:value="435" calcext:value-type="float">
            <text:p>435</text:p>
          </table:table-cell>
          <table:table-cell office:value-type="float" office:value="22382" calcext:value-type="float">
            <text:p>22382</text:p>
          </table:table-cell>
          <table:table-cell table:formula="of:=[.D435]/1000" office:value-type="float" office:value="22.382" calcext:value-type="float">
            <text:p>22.382</text:p>
          </table:table-cell>
          <table:table-cell office:value-type="float" office:value="9395" calcext:value-type="float">
            <text:p>9395</text:p>
          </table:table-cell>
          <table:table-cell table:formula="of:=[.F435]/1000" office:value-type="float" office:value="9.395" calcext:value-type="float">
            <text:p>9.395</text:p>
          </table:table-cell>
          <table:table-cell table:formula="of:=[.H434]+36/1000" office:value-type="float" office:value="15.6239999999999" calcext:value-type="float">
            <text:p>15.624</text:p>
          </table:table-cell>
          <table:table-cell table:formula="of:=[.I434]+0.045" office:value-type="float" office:value="19.5300000000001" calcext:value-type="float">
            <text:p>19.53</text:p>
          </table:table-cell>
        </table:table-row>
        <table:table-row table:style-name="ro1">
          <table:table-cell table:number-columns-repeated="2"/>
          <table:table-cell office:value-type="float" office:value="436" calcext:value-type="float">
            <text:p>436</text:p>
          </table:table-cell>
          <table:table-cell office:value-type="float" office:value="22072" calcext:value-type="float">
            <text:p>22072</text:p>
          </table:table-cell>
          <table:table-cell table:formula="of:=[.D436]/1000" office:value-type="float" office:value="22.072" calcext:value-type="float">
            <text:p>22.072</text:p>
          </table:table-cell>
          <table:table-cell office:value-type="float" office:value="9314" calcext:value-type="float">
            <text:p>9314</text:p>
          </table:table-cell>
          <table:table-cell table:formula="of:=[.F436]/1000" office:value-type="float" office:value="9.314" calcext:value-type="float">
            <text:p>9.314</text:p>
          </table:table-cell>
          <table:table-cell table:formula="of:=[.H435]+36/1000" office:value-type="float" office:value="15.6599999999999" calcext:value-type="float">
            <text:p>15.66</text:p>
          </table:table-cell>
          <table:table-cell table:formula="of:=[.I435]+0.045" office:value-type="float" office:value="19.5750000000001" calcext:value-type="float">
            <text:p>19.575</text:p>
          </table:table-cell>
        </table:table-row>
        <table:table-row table:style-name="ro1">
          <table:table-cell table:number-columns-repeated="2"/>
          <table:table-cell office:value-type="float" office:value="437" calcext:value-type="float">
            <text:p>437</text:p>
          </table:table-cell>
          <table:table-cell office:value-type="float" office:value="13803" calcext:value-type="float">
            <text:p>13803</text:p>
          </table:table-cell>
          <table:table-cell table:formula="of:=[.D437]/1000" office:value-type="float" office:value="13.803" calcext:value-type="float">
            <text:p>13.803</text:p>
          </table:table-cell>
          <table:table-cell office:value-type="float" office:value="9149" calcext:value-type="float">
            <text:p>9149</text:p>
          </table:table-cell>
          <table:table-cell table:formula="of:=[.F437]/1000" office:value-type="float" office:value="9.149" calcext:value-type="float">
            <text:p>9.149</text:p>
          </table:table-cell>
          <table:table-cell table:formula="of:=[.H436]+36/1000" office:value-type="float" office:value="15.6959999999999" calcext:value-type="float">
            <text:p>15.696</text:p>
          </table:table-cell>
          <table:table-cell table:formula="of:=[.I436]+0.045" office:value-type="float" office:value="19.6200000000001" calcext:value-type="float">
            <text:p>19.62</text:p>
          </table:table-cell>
        </table:table-row>
        <table:table-row table:style-name="ro1">
          <table:table-cell table:number-columns-repeated="2"/>
          <table:table-cell office:value-type="float" office:value="438" calcext:value-type="float">
            <text:p>438</text:p>
          </table:table-cell>
          <table:table-cell office:value-type="float" office:value="8388" calcext:value-type="float">
            <text:p>8388</text:p>
          </table:table-cell>
          <table:table-cell table:formula="of:=[.D438]/1000" office:value-type="float" office:value="8.388" calcext:value-type="float">
            <text:p>8.388</text:p>
          </table:table-cell>
          <table:table-cell office:value-type="float" office:value="9122" calcext:value-type="float">
            <text:p>9122</text:p>
          </table:table-cell>
          <table:table-cell table:formula="of:=[.F438]/1000" office:value-type="float" office:value="9.122" calcext:value-type="float">
            <text:p>9.122</text:p>
          </table:table-cell>
          <table:table-cell table:formula="of:=[.H437]+36/1000" office:value-type="float" office:value="15.7319999999999" calcext:value-type="float">
            <text:p>15.732</text:p>
          </table:table-cell>
          <table:table-cell table:formula="of:=[.I437]+0.045" office:value-type="float" office:value="19.6650000000001" calcext:value-type="float">
            <text:p>19.665</text:p>
          </table:table-cell>
        </table:table-row>
        <table:table-row table:style-name="ro1">
          <table:table-cell table:number-columns-repeated="2"/>
          <table:table-cell office:value-type="float" office:value="439" calcext:value-type="float">
            <text:p>439</text:p>
          </table:table-cell>
          <table:table-cell office:value-type="float" office:value="8487" calcext:value-type="float">
            <text:p>8487</text:p>
          </table:table-cell>
          <table:table-cell table:formula="of:=[.D439]/1000" office:value-type="float" office:value="8.487" calcext:value-type="float">
            <text:p>8.487</text:p>
          </table:table-cell>
          <table:table-cell office:value-type="float" office:value="9056" calcext:value-type="float">
            <text:p>9056</text:p>
          </table:table-cell>
          <table:table-cell table:formula="of:=[.F439]/1000" office:value-type="float" office:value="9.056" calcext:value-type="float">
            <text:p>9.056</text:p>
          </table:table-cell>
          <table:table-cell table:formula="of:=[.H438]+36/1000" office:value-type="float" office:value="15.7679999999999" calcext:value-type="float">
            <text:p>15.768</text:p>
          </table:table-cell>
          <table:table-cell table:formula="of:=[.I438]+0.045" office:value-type="float" office:value="19.7100000000001" calcext:value-type="float">
            <text:p>19.71</text:p>
          </table:table-cell>
        </table:table-row>
        <table:table-row table:style-name="ro1">
          <table:table-cell table:number-columns-repeated="2"/>
          <table:table-cell office:value-type="float" office:value="440" calcext:value-type="float">
            <text:p>440</text:p>
          </table:table-cell>
          <table:table-cell office:value-type="float" office:value="8380" calcext:value-type="float">
            <text:p>8380</text:p>
          </table:table-cell>
          <table:table-cell table:formula="of:=[.D440]/1000" office:value-type="float" office:value="8.38" calcext:value-type="float">
            <text:p>8.38</text:p>
          </table:table-cell>
          <table:table-cell office:value-type="float" office:value="9143" calcext:value-type="float">
            <text:p>9143</text:p>
          </table:table-cell>
          <table:table-cell table:formula="of:=[.F440]/1000" office:value-type="float" office:value="9.143" calcext:value-type="float">
            <text:p>9.143</text:p>
          </table:table-cell>
          <table:table-cell table:formula="of:=[.H439]+36/1000" office:value-type="float" office:value="15.8039999999999" calcext:value-type="float">
            <text:p>15.804</text:p>
          </table:table-cell>
          <table:table-cell table:formula="of:=[.I439]+0.045" office:value-type="float" office:value="19.7550000000001" calcext:value-type="float">
            <text:p>19.755</text:p>
          </table:table-cell>
        </table:table-row>
        <table:table-row table:style-name="ro1">
          <table:table-cell table:number-columns-repeated="2"/>
          <table:table-cell office:value-type="float" office:value="441" calcext:value-type="float">
            <text:p>441</text:p>
          </table:table-cell>
          <table:table-cell office:value-type="float" office:value="8208" calcext:value-type="float">
            <text:p>8208</text:p>
          </table:table-cell>
          <table:table-cell table:formula="of:=[.D441]/1000" office:value-type="float" office:value="8.208" calcext:value-type="float">
            <text:p>8.208</text:p>
          </table:table-cell>
          <table:table-cell office:value-type="float" office:value="9061" calcext:value-type="float">
            <text:p>9061</text:p>
          </table:table-cell>
          <table:table-cell table:formula="of:=[.F441]/1000" office:value-type="float" office:value="9.061" calcext:value-type="float">
            <text:p>9.061</text:p>
          </table:table-cell>
          <table:table-cell table:formula="of:=[.H440]+36/1000" office:value-type="float" office:value="15.8399999999999" calcext:value-type="float">
            <text:p>15.84</text:p>
          </table:table-cell>
          <table:table-cell table:formula="of:=[.I440]+0.045" office:value-type="float" office:value="19.8000000000001" calcext:value-type="float">
            <text:p>19.8</text:p>
          </table:table-cell>
        </table:table-row>
        <table:table-row table:style-name="ro1">
          <table:table-cell table:number-columns-repeated="2"/>
          <table:table-cell office:value-type="float" office:value="442" calcext:value-type="float">
            <text:p>442</text:p>
          </table:table-cell>
          <table:table-cell office:value-type="float" office:value="8271" calcext:value-type="float">
            <text:p>8271</text:p>
          </table:table-cell>
          <table:table-cell table:formula="of:=[.D442]/1000" office:value-type="float" office:value="8.271" calcext:value-type="float">
            <text:p>8.271</text:p>
          </table:table-cell>
          <table:table-cell office:value-type="float" office:value="9109" calcext:value-type="float">
            <text:p>9109</text:p>
          </table:table-cell>
          <table:table-cell table:formula="of:=[.F442]/1000" office:value-type="float" office:value="9.109" calcext:value-type="float">
            <text:p>9.109</text:p>
          </table:table-cell>
          <table:table-cell table:formula="of:=[.H441]+36/1000" office:value-type="float" office:value="15.8759999999999" calcext:value-type="float">
            <text:p>15.876</text:p>
          </table:table-cell>
          <table:table-cell table:formula="of:=[.I441]+0.045" office:value-type="float" office:value="19.8450000000001" calcext:value-type="float">
            <text:p>19.845</text:p>
          </table:table-cell>
        </table:table-row>
        <table:table-row table:style-name="ro1"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8435" calcext:value-type="float">
            <text:p>8435</text:p>
          </table:table-cell>
          <table:table-cell table:formula="of:=[.D443]/1000" office:value-type="float" office:value="8.435" calcext:value-type="float">
            <text:p>8.435</text:p>
          </table:table-cell>
          <table:table-cell office:value-type="float" office:value="9178" calcext:value-type="float">
            <text:p>9178</text:p>
          </table:table-cell>
          <table:table-cell table:formula="of:=[.F443]/1000" office:value-type="float" office:value="9.178" calcext:value-type="float">
            <text:p>9.178</text:p>
          </table:table-cell>
          <table:table-cell table:formula="of:=[.H442]+36/1000" office:value-type="float" office:value="15.9119999999999" calcext:value-type="float">
            <text:p>15.912</text:p>
          </table:table-cell>
          <table:table-cell table:formula="of:=[.I442]+0.045" office:value-type="float" office:value="19.8900000000001" calcext:value-type="float">
            <text:p>19.89</text:p>
          </table:table-cell>
        </table:table-row>
        <table:table-row table:style-name="ro1">
          <table:table-cell table:number-columns-repeated="2"/>
          <table:table-cell office:value-type="float" office:value="444" calcext:value-type="float">
            <text:p>444</text:p>
          </table:table-cell>
          <table:table-cell office:value-type="float" office:value="8204" calcext:value-type="float">
            <text:p>8204</text:p>
          </table:table-cell>
          <table:table-cell table:formula="of:=[.D444]/1000" office:value-type="float" office:value="8.204" calcext:value-type="float">
            <text:p>8.204</text:p>
          </table:table-cell>
          <table:table-cell office:value-type="float" office:value="9153" calcext:value-type="float">
            <text:p>9153</text:p>
          </table:table-cell>
          <table:table-cell table:formula="of:=[.F444]/1000" office:value-type="float" office:value="9.153" calcext:value-type="float">
            <text:p>9.153</text:p>
          </table:table-cell>
          <table:table-cell table:formula="of:=[.H443]+36/1000" office:value-type="float" office:value="15.9479999999999" calcext:value-type="float">
            <text:p>15.948</text:p>
          </table:table-cell>
          <table:table-cell table:formula="of:=[.I443]+0.045" office:value-type="float" office:value="19.9350000000001" calcext:value-type="float">
            <text:p>19.935</text:p>
          </table:table-cell>
        </table:table-row>
        <table:table-row table:style-name="ro1">
          <table:table-cell table:number-columns-repeated="2"/>
          <table:table-cell office:value-type="float" office:value="445" calcext:value-type="float">
            <text:p>445</text:p>
          </table:table-cell>
          <table:table-cell office:value-type="float" office:value="7936" calcext:value-type="float">
            <text:p>7936</text:p>
          </table:table-cell>
          <table:table-cell table:formula="of:=[.D445]/1000" office:value-type="float" office:value="7.936" calcext:value-type="float">
            <text:p>7.936</text:p>
          </table:table-cell>
          <table:table-cell office:value-type="float" office:value="9334" calcext:value-type="float">
            <text:p>9334</text:p>
          </table:table-cell>
          <table:table-cell table:formula="of:=[.F445]/1000" office:value-type="float" office:value="9.334" calcext:value-type="float">
            <text:p>9.334</text:p>
          </table:table-cell>
          <table:table-cell table:formula="of:=[.H444]+36/1000" office:value-type="float" office:value="15.9839999999999" calcext:value-type="float">
            <text:p>15.984</text:p>
          </table:table-cell>
          <table:table-cell table:formula="of:=[.I444]+0.045" office:value-type="float" office:value="19.9800000000001" calcext:value-type="float">
            <text:p>19.98</text:p>
          </table:table-cell>
        </table:table-row>
        <table:table-row table:style-name="ro1">
          <table:table-cell table:number-columns-repeated="2"/>
          <table:table-cell office:value-type="float" office:value="446" calcext:value-type="float">
            <text:p>446</text:p>
          </table:table-cell>
          <table:table-cell office:value-type="float" office:value="8128" calcext:value-type="float">
            <text:p>8128</text:p>
          </table:table-cell>
          <table:table-cell table:formula="of:=[.D446]/1000" office:value-type="float" office:value="8.128" calcext:value-type="float">
            <text:p>8.128</text:p>
          </table:table-cell>
          <table:table-cell office:value-type="float" office:value="9069" calcext:value-type="float">
            <text:p>9069</text:p>
          </table:table-cell>
          <table:table-cell table:formula="of:=[.F446]/1000" office:value-type="float" office:value="9.069" calcext:value-type="float">
            <text:p>9.069</text:p>
          </table:table-cell>
          <table:table-cell table:formula="of:=[.H445]+36/1000" office:value-type="float" office:value="16.0199999999999" calcext:value-type="float">
            <text:p>16.02</text:p>
          </table:table-cell>
          <table:table-cell table:formula="of:=[.I445]+0.045" office:value-type="float" office:value="20.0250000000001" calcext:value-type="float">
            <text:p>20.025</text:p>
          </table:table-cell>
        </table:table-row>
        <table:table-row table:style-name="ro1">
          <table:table-cell table:number-columns-repeated="2"/>
          <table:table-cell office:value-type="float" office:value="447" calcext:value-type="float">
            <text:p>447</text:p>
          </table:table-cell>
          <table:table-cell office:value-type="float" office:value="7874" calcext:value-type="float">
            <text:p>7874</text:p>
          </table:table-cell>
          <table:table-cell table:formula="of:=[.D447]/1000" office:value-type="float" office:value="7.874" calcext:value-type="float">
            <text:p>7.874</text:p>
          </table:table-cell>
          <table:table-cell office:value-type="float" office:value="9058" calcext:value-type="float">
            <text:p>9058</text:p>
          </table:table-cell>
          <table:table-cell table:formula="of:=[.F447]/1000" office:value-type="float" office:value="9.058" calcext:value-type="float">
            <text:p>9.058</text:p>
          </table:table-cell>
          <table:table-cell table:formula="of:=[.H446]+36/1000" office:value-type="float" office:value="16.0559999999999" calcext:value-type="float">
            <text:p>16.056</text:p>
          </table:table-cell>
          <table:table-cell table:formula="of:=[.I446]+0.045" office:value-type="float" office:value="20.0700000000001" calcext:value-type="float">
            <text:p>20.07</text:p>
          </table:table-cell>
        </table:table-row>
        <table:table-row table:style-name="ro1">
          <table:table-cell table:number-columns-repeated="2"/>
          <table:table-cell office:value-type="float" office:value="448" calcext:value-type="float">
            <text:p>448</text:p>
          </table:table-cell>
          <table:table-cell office:value-type="float" office:value="8094" calcext:value-type="float">
            <text:p>8094</text:p>
          </table:table-cell>
          <table:table-cell table:formula="of:=[.D448]/1000" office:value-type="float" office:value="8.094" calcext:value-type="float">
            <text:p>8.094</text:p>
          </table:table-cell>
          <table:table-cell office:value-type="float" office:value="9246" calcext:value-type="float">
            <text:p>9246</text:p>
          </table:table-cell>
          <table:table-cell table:formula="of:=[.F448]/1000" office:value-type="float" office:value="9.246" calcext:value-type="float">
            <text:p>9.246</text:p>
          </table:table-cell>
          <table:table-cell table:formula="of:=[.H447]+36/1000" office:value-type="float" office:value="16.0919999999999" calcext:value-type="float">
            <text:p>16.092</text:p>
          </table:table-cell>
          <table:table-cell table:formula="of:=[.I447]+0.045" office:value-type="float" office:value="20.1150000000001" calcext:value-type="float">
            <text:p>20.115</text:p>
          </table:table-cell>
        </table:table-row>
        <table:table-row table:style-name="ro1">
          <table:table-cell table:number-columns-repeated="2"/>
          <table:table-cell office:value-type="float" office:value="449" calcext:value-type="float">
            <text:p>449</text:p>
          </table:table-cell>
          <table:table-cell office:value-type="float" office:value="8274" calcext:value-type="float">
            <text:p>8274</text:p>
          </table:table-cell>
          <table:table-cell table:formula="of:=[.D449]/1000" office:value-type="float" office:value="8.274" calcext:value-type="float">
            <text:p>8.274</text:p>
          </table:table-cell>
          <table:table-cell office:value-type="float" office:value="9204" calcext:value-type="float">
            <text:p>9204</text:p>
          </table:table-cell>
          <table:table-cell table:formula="of:=[.F449]/1000" office:value-type="float" office:value="9.204" calcext:value-type="float">
            <text:p>9.204</text:p>
          </table:table-cell>
          <table:table-cell table:formula="of:=[.H448]+36/1000" office:value-type="float" office:value="16.1279999999999" calcext:value-type="float">
            <text:p>16.128</text:p>
          </table:table-cell>
          <table:table-cell table:formula="of:=[.I448]+0.045" office:value-type="float" office:value="20.1600000000001" calcext:value-type="float">
            <text:p>20.16</text:p>
          </table:table-cell>
        </table:table-row>
        <table:table-row table:style-name="ro1">
          <table:table-cell table:number-columns-repeated="2"/>
          <table:table-cell office:value-type="float" office:value="450" calcext:value-type="float">
            <text:p>450</text:p>
          </table:table-cell>
          <table:table-cell office:value-type="float" office:value="8401" calcext:value-type="float">
            <text:p>8401</text:p>
          </table:table-cell>
          <table:table-cell table:formula="of:=[.D450]/1000" office:value-type="float" office:value="8.401" calcext:value-type="float">
            <text:p>8.401</text:p>
          </table:table-cell>
          <table:table-cell office:value-type="float" office:value="9311" calcext:value-type="float">
            <text:p>9311</text:p>
          </table:table-cell>
          <table:table-cell table:formula="of:=[.F450]/1000" office:value-type="float" office:value="9.311" calcext:value-type="float">
            <text:p>9.311</text:p>
          </table:table-cell>
          <table:table-cell table:formula="of:=[.H449]+36/1000" office:value-type="float" office:value="16.1639999999999" calcext:value-type="float">
            <text:p>16.164</text:p>
          </table:table-cell>
          <table:table-cell table:formula="of:=[.I449]+0.045" office:value-type="float" office:value="20.2050000000001" calcext:value-type="float">
            <text:p>20.205</text:p>
          </table:table-cell>
        </table:table-row>
        <table:table-row table:style-name="ro1">
          <table:table-cell table:number-columns-repeated="2"/>
          <table:table-cell office:value-type="float" office:value="451" calcext:value-type="float">
            <text:p>451</text:p>
          </table:table-cell>
          <table:table-cell office:value-type="float" office:value="12726" calcext:value-type="float">
            <text:p>12726</text:p>
          </table:table-cell>
          <table:table-cell table:formula="of:=[.D451]/1000" office:value-type="float" office:value="12.726" calcext:value-type="float">
            <text:p>12.726</text:p>
          </table:table-cell>
          <table:table-cell office:value-type="float" office:value="9132" calcext:value-type="float">
            <text:p>9132</text:p>
          </table:table-cell>
          <table:table-cell table:formula="of:=[.F451]/1000" office:value-type="float" office:value="9.132" calcext:value-type="float">
            <text:p>9.132</text:p>
          </table:table-cell>
          <table:table-cell table:formula="of:=[.H450]+36/1000" office:value-type="float" office:value="16.1999999999999" calcext:value-type="float">
            <text:p>16.2</text:p>
          </table:table-cell>
          <table:table-cell table:formula="of:=[.I450]+0.045" office:value-type="float" office:value="20.2500000000001" calcext:value-type="float">
            <text:p>20.25</text:p>
          </table:table-cell>
        </table:table-row>
        <table:table-row table:style-name="ro1">
          <table:table-cell table:number-columns-repeated="2"/>
          <table:table-cell office:value-type="float" office:value="452" calcext:value-type="float">
            <text:p>452</text:p>
          </table:table-cell>
          <table:table-cell office:value-type="float" office:value="22249" calcext:value-type="float">
            <text:p>22249</text:p>
          </table:table-cell>
          <table:table-cell table:formula="of:=[.D452]/1000" office:value-type="float" office:value="22.249" calcext:value-type="float">
            <text:p>22.249</text:p>
          </table:table-cell>
          <table:table-cell office:value-type="float" office:value="9097" calcext:value-type="float">
            <text:p>9097</text:p>
          </table:table-cell>
          <table:table-cell table:formula="of:=[.F452]/1000" office:value-type="float" office:value="9.097" calcext:value-type="float">
            <text:p>9.097</text:p>
          </table:table-cell>
          <table:table-cell table:formula="of:=[.H451]+36/1000" office:value-type="float" office:value="16.2359999999999" calcext:value-type="float">
            <text:p>16.236</text:p>
          </table:table-cell>
          <table:table-cell table:formula="of:=[.I451]+0.045" office:value-type="float" office:value="20.2950000000001" calcext:value-type="float">
            <text:p>20.295</text:p>
          </table:table-cell>
        </table:table-row>
        <table:table-row table:style-name="ro1">
          <table:table-cell table:number-columns-repeated="2"/>
          <table:table-cell office:value-type="float" office:value="453" calcext:value-type="float">
            <text:p>453</text:p>
          </table:table-cell>
          <table:table-cell office:value-type="float" office:value="12497" calcext:value-type="float">
            <text:p>12497</text:p>
          </table:table-cell>
          <table:table-cell table:formula="of:=[.D453]/1000" office:value-type="float" office:value="12.497" calcext:value-type="float">
            <text:p>12.497</text:p>
          </table:table-cell>
          <table:table-cell office:value-type="float" office:value="9266" calcext:value-type="float">
            <text:p>9266</text:p>
          </table:table-cell>
          <table:table-cell table:formula="of:=[.F453]/1000" office:value-type="float" office:value="9.266" calcext:value-type="float">
            <text:p>9.266</text:p>
          </table:table-cell>
          <table:table-cell table:formula="of:=[.H452]+36/1000" office:value-type="float" office:value="16.2719999999999" calcext:value-type="float">
            <text:p>16.272</text:p>
          </table:table-cell>
          <table:table-cell table:formula="of:=[.I452]+0.045" office:value-type="float" office:value="20.3400000000001" calcext:value-type="float">
            <text:p>20.34</text:p>
          </table:table-cell>
        </table:table-row>
        <table:table-row table:style-name="ro1"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7954" calcext:value-type="float">
            <text:p>7954</text:p>
          </table:table-cell>
          <table:table-cell table:formula="of:=[.D454]/1000" office:value-type="float" office:value="7.954" calcext:value-type="float">
            <text:p>7.954</text:p>
          </table:table-cell>
          <table:table-cell office:value-type="float" office:value="9098" calcext:value-type="float">
            <text:p>9098</text:p>
          </table:table-cell>
          <table:table-cell table:formula="of:=[.F454]/1000" office:value-type="float" office:value="9.098" calcext:value-type="float">
            <text:p>9.098</text:p>
          </table:table-cell>
          <table:table-cell table:formula="of:=[.H453]+36/1000" office:value-type="float" office:value="16.3079999999999" calcext:value-type="float">
            <text:p>16.308</text:p>
          </table:table-cell>
          <table:table-cell table:formula="of:=[.I453]+0.045" office:value-type="float" office:value="20.3850000000001" calcext:value-type="float">
            <text:p>20.385</text:p>
          </table:table-cell>
        </table:table-row>
        <table:table-row table:style-name="ro1">
          <table:table-cell table:number-columns-repeated="2"/>
          <table:table-cell office:value-type="float" office:value="455" calcext:value-type="float">
            <text:p>455</text:p>
          </table:table-cell>
          <table:table-cell office:value-type="float" office:value="7976" calcext:value-type="float">
            <text:p>7976</text:p>
          </table:table-cell>
          <table:table-cell table:formula="of:=[.D455]/1000" office:value-type="float" office:value="7.976" calcext:value-type="float">
            <text:p>7.976</text:p>
          </table:table-cell>
          <table:table-cell office:value-type="float" office:value="9181" calcext:value-type="float">
            <text:p>9181</text:p>
          </table:table-cell>
          <table:table-cell table:formula="of:=[.F455]/1000" office:value-type="float" office:value="9.181" calcext:value-type="float">
            <text:p>9.181</text:p>
          </table:table-cell>
          <table:table-cell table:formula="of:=[.H454]+36/1000" office:value-type="float" office:value="16.3439999999999" calcext:value-type="float">
            <text:p>16.344</text:p>
          </table:table-cell>
          <table:table-cell table:formula="of:=[.I454]+0.045" office:value-type="float" office:value="20.4300000000001" calcext:value-type="float">
            <text:p>20.43</text:p>
          </table:table-cell>
        </table:table-row>
        <table:table-row table:style-name="ro1">
          <table:table-cell table:number-columns-repeated="2"/>
          <table:table-cell office:value-type="float" office:value="456" calcext:value-type="float">
            <text:p>456</text:p>
          </table:table-cell>
          <table:table-cell office:value-type="float" office:value="7974" calcext:value-type="float">
            <text:p>7974</text:p>
          </table:table-cell>
          <table:table-cell table:formula="of:=[.D456]/1000" office:value-type="float" office:value="7.974" calcext:value-type="float">
            <text:p>7.974</text:p>
          </table:table-cell>
          <table:table-cell office:value-type="float" office:value="9126" calcext:value-type="float">
            <text:p>9126</text:p>
          </table:table-cell>
          <table:table-cell table:formula="of:=[.F456]/1000" office:value-type="float" office:value="9.126" calcext:value-type="float">
            <text:p>9.126</text:p>
          </table:table-cell>
          <table:table-cell table:formula="of:=[.H455]+36/1000" office:value-type="float" office:value="16.3799999999999" calcext:value-type="float">
            <text:p>16.38</text:p>
          </table:table-cell>
          <table:table-cell table:formula="of:=[.I455]+0.045" office:value-type="float" office:value="20.4750000000001" calcext:value-type="float">
            <text:p>20.475</text:p>
          </table:table-cell>
        </table:table-row>
        <table:table-row table:style-name="ro1">
          <table:table-cell table:number-columns-repeated="2"/>
          <table:table-cell office:value-type="float" office:value="457" calcext:value-type="float">
            <text:p>457</text:p>
          </table:table-cell>
          <table:table-cell office:value-type="float" office:value="8276" calcext:value-type="float">
            <text:p>8276</text:p>
          </table:table-cell>
          <table:table-cell table:formula="of:=[.D457]/1000" office:value-type="float" office:value="8.276" calcext:value-type="float">
            <text:p>8.276</text:p>
          </table:table-cell>
          <table:table-cell office:value-type="float" office:value="9222" calcext:value-type="float">
            <text:p>9222</text:p>
          </table:table-cell>
          <table:table-cell table:formula="of:=[.F457]/1000" office:value-type="float" office:value="9.222" calcext:value-type="float">
            <text:p>9.222</text:p>
          </table:table-cell>
          <table:table-cell table:formula="of:=[.H456]+36/1000" office:value-type="float" office:value="16.4159999999999" calcext:value-type="float">
            <text:p>16.416</text:p>
          </table:table-cell>
          <table:table-cell table:formula="of:=[.I456]+0.045" office:value-type="float" office:value="20.5200000000001" calcext:value-type="float">
            <text:p>20.52</text:p>
          </table:table-cell>
        </table:table-row>
        <table:table-row table:style-name="ro1">
          <table:table-cell table:number-columns-repeated="2"/>
          <table:table-cell office:value-type="float" office:value="458" calcext:value-type="float">
            <text:p>458</text:p>
          </table:table-cell>
          <table:table-cell office:value-type="float" office:value="8109" calcext:value-type="float">
            <text:p>8109</text:p>
          </table:table-cell>
          <table:table-cell table:formula="of:=[.D458]/1000" office:value-type="float" office:value="8.109" calcext:value-type="float">
            <text:p>8.109</text:p>
          </table:table-cell>
          <table:table-cell office:value-type="float" office:value="9208" calcext:value-type="float">
            <text:p>9208</text:p>
          </table:table-cell>
          <table:table-cell table:formula="of:=[.F458]/1000" office:value-type="float" office:value="9.208" calcext:value-type="float">
            <text:p>9.208</text:p>
          </table:table-cell>
          <table:table-cell table:formula="of:=[.H457]+36/1000" office:value-type="float" office:value="16.4519999999999" calcext:value-type="float">
            <text:p>16.452</text:p>
          </table:table-cell>
          <table:table-cell table:formula="of:=[.I457]+0.045" office:value-type="float" office:value="20.5650000000001" calcext:value-type="float">
            <text:p>20.565</text:p>
          </table:table-cell>
        </table:table-row>
        <table:table-row table:style-name="ro1">
          <table:table-cell table:number-columns-repeated="2"/>
          <table:table-cell office:value-type="float" office:value="459" calcext:value-type="float">
            <text:p>459</text:p>
          </table:table-cell>
          <table:table-cell office:value-type="float" office:value="8197" calcext:value-type="float">
            <text:p>8197</text:p>
          </table:table-cell>
          <table:table-cell table:formula="of:=[.D459]/1000" office:value-type="float" office:value="8.197" calcext:value-type="float">
            <text:p>8.197</text:p>
          </table:table-cell>
          <table:table-cell office:value-type="float" office:value="9042" calcext:value-type="float">
            <text:p>9042</text:p>
          </table:table-cell>
          <table:table-cell table:formula="of:=[.F459]/1000" office:value-type="float" office:value="9.042" calcext:value-type="float">
            <text:p>9.042</text:p>
          </table:table-cell>
          <table:table-cell table:formula="of:=[.H458]+36/1000" office:value-type="float" office:value="16.4879999999999" calcext:value-type="float">
            <text:p>16.488</text:p>
          </table:table-cell>
          <table:table-cell table:formula="of:=[.I458]+0.045" office:value-type="float" office:value="20.6100000000001" calcext:value-type="float">
            <text:p>20.61</text:p>
          </table:table-cell>
        </table:table-row>
        <table:table-row table:style-name="ro1">
          <table:table-cell table:number-columns-repeated="2"/>
          <table:table-cell office:value-type="float" office:value="460" calcext:value-type="float">
            <text:p>460</text:p>
          </table:table-cell>
          <table:table-cell office:value-type="float" office:value="7925" calcext:value-type="float">
            <text:p>7925</text:p>
          </table:table-cell>
          <table:table-cell table:formula="of:=[.D460]/1000" office:value-type="float" office:value="7.925" calcext:value-type="float">
            <text:p>7.925</text:p>
          </table:table-cell>
          <table:table-cell office:value-type="float" office:value="9154" calcext:value-type="float">
            <text:p>9154</text:p>
          </table:table-cell>
          <table:table-cell table:formula="of:=[.F460]/1000" office:value-type="float" office:value="9.154" calcext:value-type="float">
            <text:p>9.154</text:p>
          </table:table-cell>
          <table:table-cell table:formula="of:=[.H459]+36/1000" office:value-type="float" office:value="16.5239999999999" calcext:value-type="float">
            <text:p>16.524</text:p>
          </table:table-cell>
          <table:table-cell table:formula="of:=[.I459]+0.045" office:value-type="float" office:value="20.6550000000002" calcext:value-type="float">
            <text:p>20.655</text:p>
          </table:table-cell>
        </table:table-row>
        <table:table-row table:style-name="ro1">
          <table:table-cell table:number-columns-repeated="2"/>
          <table:table-cell office:value-type="float" office:value="461" calcext:value-type="float">
            <text:p>461</text:p>
          </table:table-cell>
          <table:table-cell office:value-type="float" office:value="7886" calcext:value-type="float">
            <text:p>7886</text:p>
          </table:table-cell>
          <table:table-cell table:formula="of:=[.D461]/1000" office:value-type="float" office:value="7.886" calcext:value-type="float">
            <text:p>7.886</text:p>
          </table:table-cell>
          <table:table-cell office:value-type="float" office:value="9201" calcext:value-type="float">
            <text:p>9201</text:p>
          </table:table-cell>
          <table:table-cell table:formula="of:=[.F461]/1000" office:value-type="float" office:value="9.201" calcext:value-type="float">
            <text:p>9.201</text:p>
          </table:table-cell>
          <table:table-cell table:formula="of:=[.H460]+36/1000" office:value-type="float" office:value="16.5599999999999" calcext:value-type="float">
            <text:p>16.56</text:p>
          </table:table-cell>
          <table:table-cell table:formula="of:=[.I460]+0.045" office:value-type="float" office:value="20.7000000000002" calcext:value-type="float">
            <text:p>20.7</text:p>
          </table:table-cell>
        </table:table-row>
        <table:table-row table:style-name="ro1">
          <table:table-cell table:number-columns-repeated="2"/>
          <table:table-cell office:value-type="float" office:value="462" calcext:value-type="float">
            <text:p>462</text:p>
          </table:table-cell>
          <table:table-cell office:value-type="float" office:value="8137" calcext:value-type="float">
            <text:p>8137</text:p>
          </table:table-cell>
          <table:table-cell table:formula="of:=[.D462]/1000" office:value-type="float" office:value="8.137" calcext:value-type="float">
            <text:p>8.137</text:p>
          </table:table-cell>
          <table:table-cell office:value-type="float" office:value="9075" calcext:value-type="float">
            <text:p>9075</text:p>
          </table:table-cell>
          <table:table-cell table:formula="of:=[.F462]/1000" office:value-type="float" office:value="9.075" calcext:value-type="float">
            <text:p>9.075</text:p>
          </table:table-cell>
          <table:table-cell table:formula="of:=[.H461]+36/1000" office:value-type="float" office:value="16.5959999999999" calcext:value-type="float">
            <text:p>16.596</text:p>
          </table:table-cell>
          <table:table-cell table:formula="of:=[.I461]+0.045" office:value-type="float" office:value="20.7450000000002" calcext:value-type="float">
            <text:p>20.745</text:p>
          </table:table-cell>
        </table:table-row>
        <table:table-row table:style-name="ro1">
          <table:table-cell table:number-columns-repeated="2"/>
          <table:table-cell office:value-type="float" office:value="463" calcext:value-type="float">
            <text:p>463</text:p>
          </table:table-cell>
          <table:table-cell office:value-type="float" office:value="7950" calcext:value-type="float">
            <text:p>7950</text:p>
          </table:table-cell>
          <table:table-cell table:formula="of:=[.D463]/1000" office:value-type="float" office:value="7.95" calcext:value-type="float">
            <text:p>7.95</text:p>
          </table:table-cell>
          <table:table-cell office:value-type="float" office:value="9231" calcext:value-type="float">
            <text:p>9231</text:p>
          </table:table-cell>
          <table:table-cell table:formula="of:=[.F463]/1000" office:value-type="float" office:value="9.231" calcext:value-type="float">
            <text:p>9.231</text:p>
          </table:table-cell>
          <table:table-cell table:formula="of:=[.H462]+36/1000" office:value-type="float" office:value="16.6319999999999" calcext:value-type="float">
            <text:p>16.632</text:p>
          </table:table-cell>
          <table:table-cell table:formula="of:=[.I462]+0.045" office:value-type="float" office:value="20.7900000000002" calcext:value-type="float">
            <text:p>20.79</text:p>
          </table:table-cell>
        </table:table-row>
        <table:table-row table:style-name="ro1">
          <table:table-cell table:number-columns-repeated="2"/>
          <table:table-cell office:value-type="float" office:value="464" calcext:value-type="float">
            <text:p>464</text:p>
          </table:table-cell>
          <table:table-cell office:value-type="float" office:value="7893" calcext:value-type="float">
            <text:p>7893</text:p>
          </table:table-cell>
          <table:table-cell table:formula="of:=[.D464]/1000" office:value-type="float" office:value="7.893" calcext:value-type="float">
            <text:p>7.893</text:p>
          </table:table-cell>
          <table:table-cell office:value-type="float" office:value="9200" calcext:value-type="float">
            <text:p>9200</text:p>
          </table:table-cell>
          <table:table-cell table:formula="of:=[.F464]/1000" office:value-type="float" office:value="9.2" calcext:value-type="float">
            <text:p>9.2</text:p>
          </table:table-cell>
          <table:table-cell table:formula="of:=[.H463]+36/1000" office:value-type="float" office:value="16.6679999999999" calcext:value-type="float">
            <text:p>16.668</text:p>
          </table:table-cell>
          <table:table-cell table:formula="of:=[.I463]+0.045" office:value-type="float" office:value="20.8350000000002" calcext:value-type="float">
            <text:p>20.835</text:p>
          </table:table-cell>
        </table:table-row>
        <table:table-row table:style-name="ro1">
          <table:table-cell table:number-columns-repeated="2"/>
          <table:table-cell office:value-type="float" office:value="465" calcext:value-type="float">
            <text:p>465</text:p>
          </table:table-cell>
          <table:table-cell office:value-type="float" office:value="8062" calcext:value-type="float">
            <text:p>8062</text:p>
          </table:table-cell>
          <table:table-cell table:formula="of:=[.D465]/1000" office:value-type="float" office:value="8.062" calcext:value-type="float">
            <text:p>8.062</text:p>
          </table:table-cell>
          <table:table-cell office:value-type="float" office:value="9221" calcext:value-type="float">
            <text:p>9221</text:p>
          </table:table-cell>
          <table:table-cell table:formula="of:=[.F465]/1000" office:value-type="float" office:value="9.221" calcext:value-type="float">
            <text:p>9.221</text:p>
          </table:table-cell>
          <table:table-cell table:formula="of:=[.H464]+36/1000" office:value-type="float" office:value="16.7039999999999" calcext:value-type="float">
            <text:p>16.704</text:p>
          </table:table-cell>
          <table:table-cell table:formula="of:=[.I464]+0.045" office:value-type="float" office:value="20.8800000000002" calcext:value-type="float">
            <text:p>20.88</text:p>
          </table:table-cell>
        </table:table-row>
        <table:table-row table:style-name="ro1">
          <table:table-cell table:number-columns-repeated="2"/>
          <table:table-cell office:value-type="float" office:value="466" calcext:value-type="float">
            <text:p>466</text:p>
          </table:table-cell>
          <table:table-cell office:value-type="float" office:value="8083" calcext:value-type="float">
            <text:p>8083</text:p>
          </table:table-cell>
          <table:table-cell table:formula="of:=[.D466]/1000" office:value-type="float" office:value="8.083" calcext:value-type="float">
            <text:p>8.083</text:p>
          </table:table-cell>
          <table:table-cell office:value-type="float" office:value="9188" calcext:value-type="float">
            <text:p>9188</text:p>
          </table:table-cell>
          <table:table-cell table:formula="of:=[.F466]/1000" office:value-type="float" office:value="9.188" calcext:value-type="float">
            <text:p>9.188</text:p>
          </table:table-cell>
          <table:table-cell table:formula="of:=[.H465]+36/1000" office:value-type="float" office:value="16.7399999999999" calcext:value-type="float">
            <text:p>16.74</text:p>
          </table:table-cell>
          <table:table-cell table:formula="of:=[.I465]+0.045" office:value-type="float" office:value="20.9250000000002" calcext:value-type="float">
            <text:p>20.925</text:p>
          </table:table-cell>
        </table:table-row>
        <table:table-row table:style-name="ro1">
          <table:table-cell table:number-columns-repeated="2"/>
          <table:table-cell office:value-type="float" office:value="467" calcext:value-type="float">
            <text:p>467</text:p>
          </table:table-cell>
          <table:table-cell office:value-type="float" office:value="9240" calcext:value-type="float">
            <text:p>9240</text:p>
          </table:table-cell>
          <table:table-cell table:formula="of:=[.D467]/1000" office:value-type="float" office:value="9.24" calcext:value-type="float">
            <text:p>9.24</text:p>
          </table:table-cell>
          <table:table-cell office:value-type="float" office:value="9223" calcext:value-type="float">
            <text:p>9223</text:p>
          </table:table-cell>
          <table:table-cell table:formula="of:=[.F467]/1000" office:value-type="float" office:value="9.223" calcext:value-type="float">
            <text:p>9.223</text:p>
          </table:table-cell>
          <table:table-cell table:formula="of:=[.H466]+36/1000" office:value-type="float" office:value="16.7759999999999" calcext:value-type="float">
            <text:p>16.776</text:p>
          </table:table-cell>
          <table:table-cell table:formula="of:=[.I466]+0.045" office:value-type="float" office:value="20.9700000000002" calcext:value-type="float">
            <text:p>20.97</text:p>
          </table:table-cell>
        </table:table-row>
        <table:table-row table:style-name="ro1">
          <table:table-cell table:number-columns-repeated="2"/>
          <table:table-cell office:value-type="float" office:value="468" calcext:value-type="float">
            <text:p>468</text:p>
          </table:table-cell>
          <table:table-cell office:value-type="float" office:value="7952" calcext:value-type="float">
            <text:p>7952</text:p>
          </table:table-cell>
          <table:table-cell table:formula="of:=[.D468]/1000" office:value-type="float" office:value="7.952" calcext:value-type="float">
            <text:p>7.952</text:p>
          </table:table-cell>
          <table:table-cell office:value-type="float" office:value="9154" calcext:value-type="float">
            <text:p>9154</text:p>
          </table:table-cell>
          <table:table-cell table:formula="of:=[.F468]/1000" office:value-type="float" office:value="9.154" calcext:value-type="float">
            <text:p>9.154</text:p>
          </table:table-cell>
          <table:table-cell table:formula="of:=[.H467]+36/1000" office:value-type="float" office:value="16.8119999999999" calcext:value-type="float">
            <text:p>16.812</text:p>
          </table:table-cell>
          <table:table-cell table:formula="of:=[.I467]+0.045" office:value-type="float" office:value="21.0150000000002" calcext:value-type="float">
            <text:p>21.015</text:p>
          </table:table-cell>
        </table:table-row>
        <table:table-row table:style-name="ro1">
          <table:table-cell table:number-columns-repeated="2"/>
          <table:table-cell office:value-type="float" office:value="469" calcext:value-type="float">
            <text:p>469</text:p>
          </table:table-cell>
          <table:table-cell office:value-type="float" office:value="7995" calcext:value-type="float">
            <text:p>7995</text:p>
          </table:table-cell>
          <table:table-cell table:formula="of:=[.D469]/1000" office:value-type="float" office:value="7.995" calcext:value-type="float">
            <text:p>7.995</text:p>
          </table:table-cell>
          <table:table-cell office:value-type="float" office:value="9150" calcext:value-type="float">
            <text:p>9150</text:p>
          </table:table-cell>
          <table:table-cell table:formula="of:=[.F469]/1000" office:value-type="float" office:value="9.15" calcext:value-type="float">
            <text:p>9.15</text:p>
          </table:table-cell>
          <table:table-cell table:formula="of:=[.H468]+36/1000" office:value-type="float" office:value="16.8479999999999" calcext:value-type="float">
            <text:p>16.848</text:p>
          </table:table-cell>
          <table:table-cell table:formula="of:=[.I468]+0.045" office:value-type="float" office:value="21.0600000000002" calcext:value-type="float">
            <text:p>21.06</text:p>
          </table:table-cell>
        </table:table-row>
        <table:table-row table:style-name="ro1">
          <table:table-cell table:number-columns-repeated="2"/>
          <table:table-cell office:value-type="float" office:value="470" calcext:value-type="float">
            <text:p>470</text:p>
          </table:table-cell>
          <table:table-cell office:value-type="float" office:value="8026" calcext:value-type="float">
            <text:p>8026</text:p>
          </table:table-cell>
          <table:table-cell table:formula="of:=[.D470]/1000" office:value-type="float" office:value="8.026" calcext:value-type="float">
            <text:p>8.026</text:p>
          </table:table-cell>
          <table:table-cell office:value-type="float" office:value="9143" calcext:value-type="float">
            <text:p>9143</text:p>
          </table:table-cell>
          <table:table-cell table:formula="of:=[.F470]/1000" office:value-type="float" office:value="9.143" calcext:value-type="float">
            <text:p>9.143</text:p>
          </table:table-cell>
          <table:table-cell table:formula="of:=[.H469]+36/1000" office:value-type="float" office:value="16.8839999999999" calcext:value-type="float">
            <text:p>16.884</text:p>
          </table:table-cell>
          <table:table-cell table:formula="of:=[.I469]+0.045" office:value-type="float" office:value="21.1050000000002" calcext:value-type="float">
            <text:p>21.105</text:p>
          </table:table-cell>
        </table:table-row>
        <table:table-row table:style-name="ro1">
          <table:table-cell table:number-columns-repeated="2"/>
          <table:table-cell office:value-type="float" office:value="471" calcext:value-type="float">
            <text:p>471</text:p>
          </table:table-cell>
          <table:table-cell office:value-type="float" office:value="8339" calcext:value-type="float">
            <text:p>8339</text:p>
          </table:table-cell>
          <table:table-cell table:formula="of:=[.D471]/1000" office:value-type="float" office:value="8.339" calcext:value-type="float">
            <text:p>8.339</text:p>
          </table:table-cell>
          <table:table-cell office:value-type="float" office:value="9321" calcext:value-type="float">
            <text:p>9321</text:p>
          </table:table-cell>
          <table:table-cell table:formula="of:=[.F471]/1000" office:value-type="float" office:value="9.321" calcext:value-type="float">
            <text:p>9.321</text:p>
          </table:table-cell>
          <table:table-cell table:formula="of:=[.H470]+36/1000" office:value-type="float" office:value="16.9199999999999" calcext:value-type="float">
            <text:p>16.92</text:p>
          </table:table-cell>
          <table:table-cell table:formula="of:=[.I470]+0.045" office:value-type="float" office:value="21.1500000000002" calcext:value-type="float">
            <text:p>21.15</text:p>
          </table:table-cell>
        </table:table-row>
        <table:table-row table:style-name="ro1">
          <table:table-cell table:number-columns-repeated="2"/>
          <table:table-cell office:value-type="float" office:value="472" calcext:value-type="float">
            <text:p>472</text:p>
          </table:table-cell>
          <table:table-cell office:value-type="float" office:value="8243" calcext:value-type="float">
            <text:p>8243</text:p>
          </table:table-cell>
          <table:table-cell table:formula="of:=[.D472]/1000" office:value-type="float" office:value="8.243" calcext:value-type="float">
            <text:p>8.243</text:p>
          </table:table-cell>
          <table:table-cell office:value-type="float" office:value="9144" calcext:value-type="float">
            <text:p>9144</text:p>
          </table:table-cell>
          <table:table-cell table:formula="of:=[.F472]/1000" office:value-type="float" office:value="9.144" calcext:value-type="float">
            <text:p>9.144</text:p>
          </table:table-cell>
          <table:table-cell table:formula="of:=[.H471]+36/1000" office:value-type="float" office:value="16.9559999999999" calcext:value-type="float">
            <text:p>16.956</text:p>
          </table:table-cell>
          <table:table-cell table:formula="of:=[.I471]+0.045" office:value-type="float" office:value="21.1950000000002" calcext:value-type="float">
            <text:p>21.195</text:p>
          </table:table-cell>
        </table:table-row>
        <table:table-row table:style-name="ro1">
          <table:table-cell table:number-columns-repeated="2"/>
          <table:table-cell office:value-type="float" office:value="473" calcext:value-type="float">
            <text:p>473</text:p>
          </table:table-cell>
          <table:table-cell office:value-type="float" office:value="8485" calcext:value-type="float">
            <text:p>8485</text:p>
          </table:table-cell>
          <table:table-cell table:formula="of:=[.D473]/1000" office:value-type="float" office:value="8.485" calcext:value-type="float">
            <text:p>8.485</text:p>
          </table:table-cell>
          <table:table-cell office:value-type="float" office:value="9274" calcext:value-type="float">
            <text:p>9274</text:p>
          </table:table-cell>
          <table:table-cell table:formula="of:=[.F473]/1000" office:value-type="float" office:value="9.274" calcext:value-type="float">
            <text:p>9.274</text:p>
          </table:table-cell>
          <table:table-cell table:formula="of:=[.H472]+36/1000" office:value-type="float" office:value="16.9919999999999" calcext:value-type="float">
            <text:p>16.992</text:p>
          </table:table-cell>
          <table:table-cell table:formula="of:=[.I472]+0.045" office:value-type="float" office:value="21.2400000000002" calcext:value-type="float">
            <text:p>21.24</text:p>
          </table:table-cell>
        </table:table-row>
        <table:table-row table:style-name="ro1">
          <table:table-cell table:number-columns-repeated="2"/>
          <table:table-cell office:value-type="float" office:value="474" calcext:value-type="float">
            <text:p>474</text:p>
          </table:table-cell>
          <table:table-cell office:value-type="float" office:value="16719" calcext:value-type="float">
            <text:p>16719</text:p>
          </table:table-cell>
          <table:table-cell table:formula="of:=[.D474]/1000" office:value-type="float" office:value="16.719" calcext:value-type="float">
            <text:p>16.719</text:p>
          </table:table-cell>
          <table:table-cell office:value-type="float" office:value="9158" calcext:value-type="float">
            <text:p>9158</text:p>
          </table:table-cell>
          <table:table-cell table:formula="of:=[.F474]/1000" office:value-type="float" office:value="9.158" calcext:value-type="float">
            <text:p>9.158</text:p>
          </table:table-cell>
          <table:table-cell table:formula="of:=[.H473]+36/1000" office:value-type="float" office:value="17.0279999999999" calcext:value-type="float">
            <text:p>17.028</text:p>
          </table:table-cell>
          <table:table-cell table:formula="of:=[.I473]+0.045" office:value-type="float" office:value="21.2850000000002" calcext:value-type="float">
            <text:p>21.285</text:p>
          </table:table-cell>
        </table:table-row>
        <table:table-row table:style-name="ro1"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21764" calcext:value-type="float">
            <text:p>21764</text:p>
          </table:table-cell>
          <table:table-cell table:formula="of:=[.D475]/1000" office:value-type="float" office:value="21.764" calcext:value-type="float">
            <text:p>21.764</text:p>
          </table:table-cell>
          <table:table-cell office:value-type="float" office:value="9035" calcext:value-type="float">
            <text:p>9035</text:p>
          </table:table-cell>
          <table:table-cell table:formula="of:=[.F475]/1000" office:value-type="float" office:value="9.035" calcext:value-type="float">
            <text:p>9.035</text:p>
          </table:table-cell>
          <table:table-cell table:formula="of:=[.H474]+36/1000" office:value-type="float" office:value="17.0639999999999" calcext:value-type="float">
            <text:p>17.064</text:p>
          </table:table-cell>
          <table:table-cell table:formula="of:=[.I474]+0.045" office:value-type="float" office:value="21.3300000000002" calcext:value-type="float">
            <text:p>21.33</text:p>
          </table:table-cell>
        </table:table-row>
        <table:table-row table:style-name="ro1">
          <table:table-cell table:number-columns-repeated="2"/>
          <table:table-cell office:value-type="float" office:value="476" calcext:value-type="float">
            <text:p>476</text:p>
          </table:table-cell>
          <table:table-cell office:value-type="float" office:value="12937" calcext:value-type="float">
            <text:p>12937</text:p>
          </table:table-cell>
          <table:table-cell table:formula="of:=[.D476]/1000" office:value-type="float" office:value="12.937" calcext:value-type="float">
            <text:p>12.937</text:p>
          </table:table-cell>
          <table:table-cell office:value-type="float" office:value="9265" calcext:value-type="float">
            <text:p>9265</text:p>
          </table:table-cell>
          <table:table-cell table:formula="of:=[.F476]/1000" office:value-type="float" office:value="9.265" calcext:value-type="float">
            <text:p>9.265</text:p>
          </table:table-cell>
          <table:table-cell table:formula="of:=[.H475]+36/1000" office:value-type="float" office:value="17.0999999999999" calcext:value-type="float">
            <text:p>17.1</text:p>
          </table:table-cell>
          <table:table-cell table:formula="of:=[.I475]+0.045" office:value-type="float" office:value="21.3750000000002" calcext:value-type="float">
            <text:p>21.375</text:p>
          </table:table-cell>
        </table:table-row>
        <table:table-row table:style-name="ro1">
          <table:table-cell table:number-columns-repeated="2"/>
          <table:table-cell office:value-type="float" office:value="477" calcext:value-type="float">
            <text:p>477</text:p>
          </table:table-cell>
          <table:table-cell office:value-type="float" office:value="7993" calcext:value-type="float">
            <text:p>7993</text:p>
          </table:table-cell>
          <table:table-cell table:formula="of:=[.D477]/1000" office:value-type="float" office:value="7.993" calcext:value-type="float">
            <text:p>7.993</text:p>
          </table:table-cell>
          <table:table-cell office:value-type="float" office:value="9295" calcext:value-type="float">
            <text:p>9295</text:p>
          </table:table-cell>
          <table:table-cell table:formula="of:=[.F477]/1000" office:value-type="float" office:value="9.295" calcext:value-type="float">
            <text:p>9.295</text:p>
          </table:table-cell>
          <table:table-cell table:formula="of:=[.H476]+36/1000" office:value-type="float" office:value="17.1359999999999" calcext:value-type="float">
            <text:p>17.136</text:p>
          </table:table-cell>
          <table:table-cell table:formula="of:=[.I476]+0.045" office:value-type="float" office:value="21.4200000000002" calcext:value-type="float">
            <text:p>21.42</text:p>
          </table:table-cell>
        </table:table-row>
        <table:table-row table:style-name="ro1">
          <table:table-cell table:number-columns-repeated="2"/>
          <table:table-cell office:value-type="float" office:value="478" calcext:value-type="float">
            <text:p>478</text:p>
          </table:table-cell>
          <table:table-cell office:value-type="float" office:value="8182" calcext:value-type="float">
            <text:p>8182</text:p>
          </table:table-cell>
          <table:table-cell table:formula="of:=[.D478]/1000" office:value-type="float" office:value="8.182" calcext:value-type="float">
            <text:p>8.182</text:p>
          </table:table-cell>
          <table:table-cell office:value-type="float" office:value="9179" calcext:value-type="float">
            <text:p>9179</text:p>
          </table:table-cell>
          <table:table-cell table:formula="of:=[.F478]/1000" office:value-type="float" office:value="9.179" calcext:value-type="float">
            <text:p>9.179</text:p>
          </table:table-cell>
          <table:table-cell table:formula="of:=[.H477]+36/1000" office:value-type="float" office:value="17.1719999999999" calcext:value-type="float">
            <text:p>17.172</text:p>
          </table:table-cell>
          <table:table-cell table:formula="of:=[.I477]+0.045" office:value-type="float" office:value="21.4650000000002" calcext:value-type="float">
            <text:p>21.465</text:p>
          </table:table-cell>
        </table:table-row>
        <table:table-row table:style-name="ro1">
          <table:table-cell table:number-columns-repeated="2"/>
          <table:table-cell office:value-type="float" office:value="479" calcext:value-type="float">
            <text:p>479</text:p>
          </table:table-cell>
          <table:table-cell office:value-type="float" office:value="8257" calcext:value-type="float">
            <text:p>8257</text:p>
          </table:table-cell>
          <table:table-cell table:formula="of:=[.D479]/1000" office:value-type="float" office:value="8.257" calcext:value-type="float">
            <text:p>8.257</text:p>
          </table:table-cell>
          <table:table-cell office:value-type="float" office:value="9275" calcext:value-type="float">
            <text:p>9275</text:p>
          </table:table-cell>
          <table:table-cell table:formula="of:=[.F479]/1000" office:value-type="float" office:value="9.275" calcext:value-type="float">
            <text:p>9.275</text:p>
          </table:table-cell>
          <table:table-cell table:formula="of:=[.H478]+36/1000" office:value-type="float" office:value="17.2079999999999" calcext:value-type="float">
            <text:p>17.208</text:p>
          </table:table-cell>
          <table:table-cell table:formula="of:=[.I478]+0.045" office:value-type="float" office:value="21.5100000000002" calcext:value-type="float">
            <text:p>21.51</text:p>
          </table:table-cell>
        </table:table-row>
        <table:table-row table:style-name="ro1">
          <table:table-cell table:number-columns-repeated="2"/>
          <table:table-cell office:value-type="float" office:value="480" calcext:value-type="float">
            <text:p>480</text:p>
          </table:table-cell>
          <table:table-cell office:value-type="float" office:value="8192" calcext:value-type="float">
            <text:p>8192</text:p>
          </table:table-cell>
          <table:table-cell table:formula="of:=[.D480]/1000" office:value-type="float" office:value="8.192" calcext:value-type="float">
            <text:p>8.192</text:p>
          </table:table-cell>
          <table:table-cell office:value-type="float" office:value="9203" calcext:value-type="float">
            <text:p>9203</text:p>
          </table:table-cell>
          <table:table-cell table:formula="of:=[.F480]/1000" office:value-type="float" office:value="9.203" calcext:value-type="float">
            <text:p>9.203</text:p>
          </table:table-cell>
          <table:table-cell table:formula="of:=[.H479]+36/1000" office:value-type="float" office:value="17.2439999999999" calcext:value-type="float">
            <text:p>17.244</text:p>
          </table:table-cell>
          <table:table-cell table:formula="of:=[.I479]+0.045" office:value-type="float" office:value="21.5550000000002" calcext:value-type="float">
            <text:p>21.555</text:p>
          </table:table-cell>
        </table:table-row>
        <table:table-row table:style-name="ro1">
          <table:table-cell table:number-columns-repeated="2"/>
          <table:table-cell office:value-type="float" office:value="481" calcext:value-type="float">
            <text:p>481</text:p>
          </table:table-cell>
          <table:table-cell office:value-type="float" office:value="8160" calcext:value-type="float">
            <text:p>8160</text:p>
          </table:table-cell>
          <table:table-cell table:formula="of:=[.D481]/1000" office:value-type="float" office:value="8.16" calcext:value-type="float">
            <text:p>8.16</text:p>
          </table:table-cell>
          <table:table-cell office:value-type="float" office:value="9093" calcext:value-type="float">
            <text:p>9093</text:p>
          </table:table-cell>
          <table:table-cell table:formula="of:=[.F481]/1000" office:value-type="float" office:value="9.093" calcext:value-type="float">
            <text:p>9.093</text:p>
          </table:table-cell>
          <table:table-cell table:formula="of:=[.H480]+36/1000" office:value-type="float" office:value="17.2799999999999" calcext:value-type="float">
            <text:p>17.28</text:p>
          </table:table-cell>
          <table:table-cell table:formula="of:=[.I480]+0.045" office:value-type="float" office:value="21.6000000000002" calcext:value-type="float">
            <text:p>21.6</text:p>
          </table:table-cell>
        </table:table-row>
        <table:table-row table:style-name="ro1">
          <table:table-cell table:number-columns-repeated="2"/>
          <table:table-cell office:value-type="float" office:value="482" calcext:value-type="float">
            <text:p>482</text:p>
          </table:table-cell>
          <table:table-cell office:value-type="float" office:value="8087" calcext:value-type="float">
            <text:p>8087</text:p>
          </table:table-cell>
          <table:table-cell table:formula="of:=[.D482]/1000" office:value-type="float" office:value="8.087" calcext:value-type="float">
            <text:p>8.087</text:p>
          </table:table-cell>
          <table:table-cell office:value-type="float" office:value="9218" calcext:value-type="float">
            <text:p>9218</text:p>
          </table:table-cell>
          <table:table-cell table:formula="of:=[.F482]/1000" office:value-type="float" office:value="9.218" calcext:value-type="float">
            <text:p>9.218</text:p>
          </table:table-cell>
          <table:table-cell table:formula="of:=[.H481]+36/1000" office:value-type="float" office:value="17.3159999999999" calcext:value-type="float">
            <text:p>17.316</text:p>
          </table:table-cell>
          <table:table-cell table:formula="of:=[.I481]+0.045" office:value-type="float" office:value="21.6450000000002" calcext:value-type="float">
            <text:p>21.645</text:p>
          </table:table-cell>
        </table:table-row>
        <table:table-row table:style-name="ro1">
          <table:table-cell table:number-columns-repeated="2"/>
          <table:table-cell office:value-type="float" office:value="483" calcext:value-type="float">
            <text:p>483</text:p>
          </table:table-cell>
          <table:table-cell office:value-type="float" office:value="8593" calcext:value-type="float">
            <text:p>8593</text:p>
          </table:table-cell>
          <table:table-cell table:formula="of:=[.D483]/1000" office:value-type="float" office:value="8.593" calcext:value-type="float">
            <text:p>8.593</text:p>
          </table:table-cell>
          <table:table-cell office:value-type="float" office:value="9239" calcext:value-type="float">
            <text:p>9239</text:p>
          </table:table-cell>
          <table:table-cell table:formula="of:=[.F483]/1000" office:value-type="float" office:value="9.239" calcext:value-type="float">
            <text:p>9.239</text:p>
          </table:table-cell>
          <table:table-cell table:formula="of:=[.H482]+36/1000" office:value-type="float" office:value="17.3519999999999" calcext:value-type="float">
            <text:p>17.352</text:p>
          </table:table-cell>
          <table:table-cell table:formula="of:=[.I482]+0.045" office:value-type="float" office:value="21.6900000000002" calcext:value-type="float">
            <text:p>21.69</text:p>
          </table:table-cell>
        </table:table-row>
        <table:table-row table:style-name="ro1">
          <table:table-cell table:number-columns-repeated="2"/>
          <table:table-cell office:value-type="float" office:value="484" calcext:value-type="float">
            <text:p>484</text:p>
          </table:table-cell>
          <table:table-cell office:value-type="float" office:value="8280" calcext:value-type="float">
            <text:p>8280</text:p>
          </table:table-cell>
          <table:table-cell table:formula="of:=[.D484]/1000" office:value-type="float" office:value="8.28" calcext:value-type="float">
            <text:p>8.28</text:p>
          </table:table-cell>
          <table:table-cell office:value-type="float" office:value="9099" calcext:value-type="float">
            <text:p>9099</text:p>
          </table:table-cell>
          <table:table-cell table:formula="of:=[.F484]/1000" office:value-type="float" office:value="9.099" calcext:value-type="float">
            <text:p>9.099</text:p>
          </table:table-cell>
          <table:table-cell table:formula="of:=[.H483]+36/1000" office:value-type="float" office:value="17.3879999999999" calcext:value-type="float">
            <text:p>17.388</text:p>
          </table:table-cell>
          <table:table-cell table:formula="of:=[.I483]+0.045" office:value-type="float" office:value="21.7350000000002" calcext:value-type="float">
            <text:p>21.735</text:p>
          </table:table-cell>
        </table:table-row>
        <table:table-row table:style-name="ro1">
          <table:table-cell table:number-columns-repeated="2"/>
          <table:table-cell office:value-type="float" office:value="485" calcext:value-type="float">
            <text:p>485</text:p>
          </table:table-cell>
          <table:table-cell office:value-type="float" office:value="8015" calcext:value-type="float">
            <text:p>8015</text:p>
          </table:table-cell>
          <table:table-cell table:formula="of:=[.D485]/1000" office:value-type="float" office:value="8.015" calcext:value-type="float">
            <text:p>8.015</text:p>
          </table:table-cell>
          <table:table-cell office:value-type="float" office:value="9329" calcext:value-type="float">
            <text:p>9329</text:p>
          </table:table-cell>
          <table:table-cell table:formula="of:=[.F485]/1000" office:value-type="float" office:value="9.329" calcext:value-type="float">
            <text:p>9.329</text:p>
          </table:table-cell>
          <table:table-cell table:formula="of:=[.H484]+36/1000" office:value-type="float" office:value="17.4239999999999" calcext:value-type="float">
            <text:p>17.424</text:p>
          </table:table-cell>
          <table:table-cell table:formula="of:=[.I484]+0.045" office:value-type="float" office:value="21.7800000000002" calcext:value-type="float">
            <text:p>21.78</text:p>
          </table:table-cell>
        </table:table-row>
        <table:table-row table:style-name="ro1">
          <table:table-cell table:number-columns-repeated="2"/>
          <table:table-cell office:value-type="float" office:value="486" calcext:value-type="float">
            <text:p>486</text:p>
          </table:table-cell>
          <table:table-cell office:value-type="float" office:value="8042" calcext:value-type="float">
            <text:p>8042</text:p>
          </table:table-cell>
          <table:table-cell table:formula="of:=[.D486]/1000" office:value-type="float" office:value="8.042" calcext:value-type="float">
            <text:p>8.042</text:p>
          </table:table-cell>
          <table:table-cell office:value-type="float" office:value="9233" calcext:value-type="float">
            <text:p>9233</text:p>
          </table:table-cell>
          <table:table-cell table:formula="of:=[.F486]/1000" office:value-type="float" office:value="9.233" calcext:value-type="float">
            <text:p>9.233</text:p>
          </table:table-cell>
          <table:table-cell table:formula="of:=[.H485]+36/1000" office:value-type="float" office:value="17.4599999999999" calcext:value-type="float">
            <text:p>17.46</text:p>
          </table:table-cell>
          <table:table-cell table:formula="of:=[.I485]+0.045" office:value-type="float" office:value="21.8250000000002" calcext:value-type="float">
            <text:p>21.825</text:p>
          </table:table-cell>
        </table:table-row>
        <table:table-row table:style-name="ro1">
          <table:table-cell table:number-columns-repeated="2"/>
          <table:table-cell office:value-type="float" office:value="487" calcext:value-type="float">
            <text:p>487</text:p>
          </table:table-cell>
          <table:table-cell office:value-type="float" office:value="8175" calcext:value-type="float">
            <text:p>8175</text:p>
          </table:table-cell>
          <table:table-cell table:formula="of:=[.D487]/1000" office:value-type="float" office:value="8.175" calcext:value-type="float">
            <text:p>8.175</text:p>
          </table:table-cell>
          <table:table-cell office:value-type="float" office:value="9078" calcext:value-type="float">
            <text:p>9078</text:p>
          </table:table-cell>
          <table:table-cell table:formula="of:=[.F487]/1000" office:value-type="float" office:value="9.078" calcext:value-type="float">
            <text:p>9.078</text:p>
          </table:table-cell>
          <table:table-cell table:formula="of:=[.H486]+36/1000" office:value-type="float" office:value="17.4959999999999" calcext:value-type="float">
            <text:p>17.496</text:p>
          </table:table-cell>
          <table:table-cell table:formula="of:=[.I486]+0.045" office:value-type="float" office:value="21.8700000000002" calcext:value-type="float">
            <text:p>21.87</text:p>
          </table:table-cell>
        </table:table-row>
        <table:table-row table:style-name="ro1">
          <table:table-cell table:number-columns-repeated="2"/>
          <table:table-cell office:value-type="float" office:value="488" calcext:value-type="float">
            <text:p>488</text:p>
          </table:table-cell>
          <table:table-cell office:value-type="float" office:value="8086" calcext:value-type="float">
            <text:p>8086</text:p>
          </table:table-cell>
          <table:table-cell table:formula="of:=[.D488]/1000" office:value-type="float" office:value="8.086" calcext:value-type="float">
            <text:p>8.086</text:p>
          </table:table-cell>
          <table:table-cell office:value-type="float" office:value="9037" calcext:value-type="float">
            <text:p>9037</text:p>
          </table:table-cell>
          <table:table-cell table:formula="of:=[.F488]/1000" office:value-type="float" office:value="9.037" calcext:value-type="float">
            <text:p>9.037</text:p>
          </table:table-cell>
          <table:table-cell table:formula="of:=[.H487]+36/1000" office:value-type="float" office:value="17.5319999999999" calcext:value-type="float">
            <text:p>17.532</text:p>
          </table:table-cell>
          <table:table-cell table:formula="of:=[.I487]+0.045" office:value-type="float" office:value="21.9150000000002" calcext:value-type="float">
            <text:p>21.915</text:p>
          </table:table-cell>
        </table:table-row>
        <table:table-row table:style-name="ro1">
          <table:table-cell table:number-columns-repeated="2"/>
          <table:table-cell office:value-type="float" office:value="489" calcext:value-type="float">
            <text:p>489</text:p>
          </table:table-cell>
          <table:table-cell office:value-type="float" office:value="8634" calcext:value-type="float">
            <text:p>8634</text:p>
          </table:table-cell>
          <table:table-cell table:formula="of:=[.D489]/1000" office:value-type="float" office:value="8.634" calcext:value-type="float">
            <text:p>8.634</text:p>
          </table:table-cell>
          <table:table-cell office:value-type="float" office:value="9147" calcext:value-type="float">
            <text:p>9147</text:p>
          </table:table-cell>
          <table:table-cell table:formula="of:=[.F489]/1000" office:value-type="float" office:value="9.147" calcext:value-type="float">
            <text:p>9.147</text:p>
          </table:table-cell>
          <table:table-cell table:formula="of:=[.H488]+36/1000" office:value-type="float" office:value="17.5679999999999" calcext:value-type="float">
            <text:p>17.568</text:p>
          </table:table-cell>
          <table:table-cell table:formula="of:=[.I488]+0.045" office:value-type="float" office:value="21.9600000000002" calcext:value-type="float">
            <text:p>21.96</text:p>
          </table:table-cell>
        </table:table-row>
        <table:table-row table:style-name="ro1">
          <table:table-cell table:number-columns-repeated="2"/>
          <table:table-cell office:value-type="float" office:value="490" calcext:value-type="float">
            <text:p>490</text:p>
          </table:table-cell>
          <table:table-cell office:value-type="float" office:value="8259" calcext:value-type="float">
            <text:p>8259</text:p>
          </table:table-cell>
          <table:table-cell table:formula="of:=[.D490]/1000" office:value-type="float" office:value="8.259" calcext:value-type="float">
            <text:p>8.259</text:p>
          </table:table-cell>
          <table:table-cell office:value-type="float" office:value="9166" calcext:value-type="float">
            <text:p>9166</text:p>
          </table:table-cell>
          <table:table-cell table:formula="of:=[.F490]/1000" office:value-type="float" office:value="9.166" calcext:value-type="float">
            <text:p>9.166</text:p>
          </table:table-cell>
          <table:table-cell table:formula="of:=[.H489]+36/1000" office:value-type="float" office:value="17.6039999999999" calcext:value-type="float">
            <text:p>17.604</text:p>
          </table:table-cell>
          <table:table-cell table:formula="of:=[.I489]+0.045" office:value-type="float" office:value="22.0050000000002" calcext:value-type="float">
            <text:p>22.005</text:p>
          </table:table-cell>
        </table:table-row>
        <table:table-row table:style-name="ro1">
          <table:table-cell table:number-columns-repeated="2"/>
          <table:table-cell office:value-type="float" office:value="491" calcext:value-type="float">
            <text:p>491</text:p>
          </table:table-cell>
          <table:table-cell office:value-type="float" office:value="8193" calcext:value-type="float">
            <text:p>8193</text:p>
          </table:table-cell>
          <table:table-cell table:formula="of:=[.D491]/1000" office:value-type="float" office:value="8.193" calcext:value-type="float">
            <text:p>8.193</text:p>
          </table:table-cell>
          <table:table-cell office:value-type="float" office:value="9079" calcext:value-type="float">
            <text:p>9079</text:p>
          </table:table-cell>
          <table:table-cell table:formula="of:=[.F491]/1000" office:value-type="float" office:value="9.079" calcext:value-type="float">
            <text:p>9.079</text:p>
          </table:table-cell>
          <table:table-cell table:formula="of:=[.H490]+36/1000" office:value-type="float" office:value="17.6399999999999" calcext:value-type="float">
            <text:p>17.64</text:p>
          </table:table-cell>
          <table:table-cell table:formula="of:=[.I490]+0.045" office:value-type="float" office:value="22.0500000000002" calcext:value-type="float">
            <text:p>22.05</text:p>
          </table:table-cell>
        </table:table-row>
        <table:table-row table:style-name="ro1">
          <table:table-cell table:number-columns-repeated="2"/>
          <table:table-cell office:value-type="float" office:value="492" calcext:value-type="float">
            <text:p>492</text:p>
          </table:table-cell>
          <table:table-cell office:value-type="float" office:value="8438" calcext:value-type="float">
            <text:p>8438</text:p>
          </table:table-cell>
          <table:table-cell table:formula="of:=[.D492]/1000" office:value-type="float" office:value="8.438" calcext:value-type="float">
            <text:p>8.438</text:p>
          </table:table-cell>
          <table:table-cell office:value-type="float" office:value="9241" calcext:value-type="float">
            <text:p>9241</text:p>
          </table:table-cell>
          <table:table-cell table:formula="of:=[.F492]/1000" office:value-type="float" office:value="9.241" calcext:value-type="float">
            <text:p>9.241</text:p>
          </table:table-cell>
          <table:table-cell table:formula="of:=[.H491]+36/1000" office:value-type="float" office:value="17.6759999999999" calcext:value-type="float">
            <text:p>17.676</text:p>
          </table:table-cell>
          <table:table-cell table:formula="of:=[.I491]+0.045" office:value-type="float" office:value="22.0950000000002" calcext:value-type="float">
            <text:p>22.095</text:p>
          </table:table-cell>
        </table:table-row>
        <table:table-row table:style-name="ro1">
          <table:table-cell table:number-columns-repeated="2"/>
          <table:table-cell office:value-type="float" office:value="493" calcext:value-type="float">
            <text:p>493</text:p>
          </table:table-cell>
          <table:table-cell office:value-type="float" office:value="8054" calcext:value-type="float">
            <text:p>8054</text:p>
          </table:table-cell>
          <table:table-cell table:formula="of:=[.D493]/1000" office:value-type="float" office:value="8.054" calcext:value-type="float">
            <text:p>8.054</text:p>
          </table:table-cell>
          <table:table-cell office:value-type="float" office:value="9242" calcext:value-type="float">
            <text:p>9242</text:p>
          </table:table-cell>
          <table:table-cell table:formula="of:=[.F493]/1000" office:value-type="float" office:value="9.242" calcext:value-type="float">
            <text:p>9.242</text:p>
          </table:table-cell>
          <table:table-cell table:formula="of:=[.H492]+36/1000" office:value-type="float" office:value="17.7119999999999" calcext:value-type="float">
            <text:p>17.712</text:p>
          </table:table-cell>
          <table:table-cell table:formula="of:=[.I492]+0.045" office:value-type="float" office:value="22.1400000000002" calcext:value-type="float">
            <text:p>22.14</text:p>
          </table:table-cell>
        </table:table-row>
        <table:table-row table:style-name="ro1">
          <table:table-cell table:number-columns-repeated="2"/>
          <table:table-cell office:value-type="float" office:value="494" calcext:value-type="float">
            <text:p>494</text:p>
          </table:table-cell>
          <table:table-cell office:value-type="float" office:value="8219" calcext:value-type="float">
            <text:p>8219</text:p>
          </table:table-cell>
          <table:table-cell table:formula="of:=[.D494]/1000" office:value-type="float" office:value="8.219" calcext:value-type="float">
            <text:p>8.219</text:p>
          </table:table-cell>
          <table:table-cell office:value-type="float" office:value="9092" calcext:value-type="float">
            <text:p>9092</text:p>
          </table:table-cell>
          <table:table-cell table:formula="of:=[.F494]/1000" office:value-type="float" office:value="9.092" calcext:value-type="float">
            <text:p>9.092</text:p>
          </table:table-cell>
          <table:table-cell table:formula="of:=[.H493]+36/1000" office:value-type="float" office:value="17.7479999999999" calcext:value-type="float">
            <text:p>17.748</text:p>
          </table:table-cell>
          <table:table-cell table:formula="of:=[.I493]+0.045" office:value-type="float" office:value="22.1850000000002" calcext:value-type="float">
            <text:p>22.185</text:p>
          </table:table-cell>
        </table:table-row>
        <table:table-row table:style-name="ro1"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8338" calcext:value-type="float">
            <text:p>8338</text:p>
          </table:table-cell>
          <table:table-cell table:formula="of:=[.D495]/1000" office:value-type="float" office:value="8.338" calcext:value-type="float">
            <text:p>8.338</text:p>
          </table:table-cell>
          <table:table-cell office:value-type="float" office:value="9157" calcext:value-type="float">
            <text:p>9157</text:p>
          </table:table-cell>
          <table:table-cell table:formula="of:=[.F495]/1000" office:value-type="float" office:value="9.157" calcext:value-type="float">
            <text:p>9.157</text:p>
          </table:table-cell>
          <table:table-cell table:formula="of:=[.H494]+36/1000" office:value-type="float" office:value="17.7839999999999" calcext:value-type="float">
            <text:p>17.784</text:p>
          </table:table-cell>
          <table:table-cell table:formula="of:=[.I494]+0.045" office:value-type="float" office:value="22.2300000000002" calcext:value-type="float">
            <text:p>22.23</text:p>
          </table:table-cell>
        </table:table-row>
        <table:table-row table:style-name="ro1">
          <table:table-cell table:number-columns-repeated="2"/>
          <table:table-cell office:value-type="float" office:value="496" calcext:value-type="float">
            <text:p>496</text:p>
          </table:table-cell>
          <table:table-cell office:value-type="float" office:value="8319" calcext:value-type="float">
            <text:p>8319</text:p>
          </table:table-cell>
          <table:table-cell table:formula="of:=[.D496]/1000" office:value-type="float" office:value="8.319" calcext:value-type="float">
            <text:p>8.319</text:p>
          </table:table-cell>
          <table:table-cell office:value-type="float" office:value="9353" calcext:value-type="float">
            <text:p>9353</text:p>
          </table:table-cell>
          <table:table-cell table:formula="of:=[.F496]/1000" office:value-type="float" office:value="9.353" calcext:value-type="float">
            <text:p>9.353</text:p>
          </table:table-cell>
          <table:table-cell table:formula="of:=[.H495]+36/1000" office:value-type="float" office:value="17.8199999999999" calcext:value-type="float">
            <text:p>17.82</text:p>
          </table:table-cell>
          <table:table-cell table:formula="of:=[.I495]+0.045" office:value-type="float" office:value="22.2750000000002" calcext:value-type="float">
            <text:p>22.275</text:p>
          </table:table-cell>
        </table:table-row>
        <table:table-row table:style-name="ro1">
          <table:table-cell table:number-columns-repeated="2"/>
          <table:table-cell office:value-type="float" office:value="497" calcext:value-type="float">
            <text:p>497</text:p>
          </table:table-cell>
          <table:table-cell office:value-type="float" office:value="18261" calcext:value-type="float">
            <text:p>18261</text:p>
          </table:table-cell>
          <table:table-cell table:formula="of:=[.D497]/1000" office:value-type="float" office:value="18.261" calcext:value-type="float">
            <text:p>18.261</text:p>
          </table:table-cell>
          <table:table-cell office:value-type="float" office:value="9142" calcext:value-type="float">
            <text:p>9142</text:p>
          </table:table-cell>
          <table:table-cell table:formula="of:=[.F497]/1000" office:value-type="float" office:value="9.142" calcext:value-type="float">
            <text:p>9.142</text:p>
          </table:table-cell>
          <table:table-cell table:formula="of:=[.H496]+36/1000" office:value-type="float" office:value="17.8559999999999" calcext:value-type="float">
            <text:p>17.856</text:p>
          </table:table-cell>
          <table:table-cell table:formula="of:=[.I496]+0.045" office:value-type="float" office:value="22.3200000000002" calcext:value-type="float">
            <text:p>22.32</text:p>
          </table:table-cell>
        </table:table-row>
        <table:table-row table:style-name="ro1">
          <table:table-cell table:number-columns-repeated="2"/>
          <table:table-cell office:value-type="float" office:value="498" calcext:value-type="float">
            <text:p>498</text:p>
          </table:table-cell>
          <table:table-cell office:value-type="float" office:value="20756" calcext:value-type="float">
            <text:p>20756</text:p>
          </table:table-cell>
          <table:table-cell table:formula="of:=[.D498]/1000" office:value-type="float" office:value="20.756" calcext:value-type="float">
            <text:p>20.756</text:p>
          </table:table-cell>
          <table:table-cell office:value-type="float" office:value="9124" calcext:value-type="float">
            <text:p>9124</text:p>
          </table:table-cell>
          <table:table-cell table:formula="of:=[.F498]/1000" office:value-type="float" office:value="9.124" calcext:value-type="float">
            <text:p>9.124</text:p>
          </table:table-cell>
          <table:table-cell table:formula="of:=[.H497]+36/1000" office:value-type="float" office:value="17.8919999999999" calcext:value-type="float">
            <text:p>17.892</text:p>
          </table:table-cell>
          <table:table-cell table:formula="of:=[.I497]+0.045" office:value-type="float" office:value="22.3650000000002" calcext:value-type="float">
            <text:p>22.365</text:p>
          </table:table-cell>
        </table:table-row>
        <table:table-row table:style-name="ro1">
          <table:table-cell table:number-columns-repeated="2"/>
          <table:table-cell office:value-type="float" office:value="499" calcext:value-type="float">
            <text:p>499</text:p>
          </table:table-cell>
          <table:table-cell office:value-type="float" office:value="12404" calcext:value-type="float">
            <text:p>12404</text:p>
          </table:table-cell>
          <table:table-cell table:formula="of:=[.D499]/1000" office:value-type="float" office:value="12.404" calcext:value-type="float">
            <text:p>12.404</text:p>
          </table:table-cell>
          <table:table-cell office:value-type="float" office:value="9078" calcext:value-type="float">
            <text:p>9078</text:p>
          </table:table-cell>
          <table:table-cell table:formula="of:=[.F499]/1000" office:value-type="float" office:value="9.078" calcext:value-type="float">
            <text:p>9.078</text:p>
          </table:table-cell>
          <table:table-cell table:formula="of:=[.H498]+36/1000" office:value-type="float" office:value="17.9279999999999" calcext:value-type="float">
            <text:p>17.928</text:p>
          </table:table-cell>
          <table:table-cell table:formula="of:=[.I498]+0.045" office:value-type="float" office:value="22.4100000000002" calcext:value-type="float">
            <text:p>22.41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8449" calcext:value-type="float">
            <text:p>8449</text:p>
          </table:table-cell>
          <table:table-cell table:formula="of:=[.D500]/1000" office:value-type="float" office:value="8.449" calcext:value-type="float">
            <text:p>8.449</text:p>
          </table:table-cell>
          <table:table-cell office:value-type="float" office:value="9225" calcext:value-type="float">
            <text:p>9225</text:p>
          </table:table-cell>
          <table:table-cell table:formula="of:=[.F500]/1000" office:value-type="float" office:value="9.225" calcext:value-type="float">
            <text:p>9.225</text:p>
          </table:table-cell>
          <table:table-cell table:formula="of:=[.H499]+36/1000" office:value-type="float" office:value="17.9639999999999" calcext:value-type="float">
            <text:p>17.964</text:p>
          </table:table-cell>
          <table:table-cell table:formula="of:=[.I499]+0.045" office:value-type="float" office:value="22.4550000000002" calcext:value-type="float">
            <text:p>22.455</text:p>
          </table:table-cell>
        </table:table-row>
        <table:table-row table:style-name="ro1">
          <table:table-cell table:number-columns-repeated="2"/>
          <table:table-cell office:value-type="float" office:value="501" calcext:value-type="float">
            <text:p>501</text:p>
          </table:table-cell>
          <table:table-cell office:value-type="float" office:value="8169" calcext:value-type="float">
            <text:p>8169</text:p>
          </table:table-cell>
          <table:table-cell table:formula="of:=[.D501]/1000" office:value-type="float" office:value="8.169" calcext:value-type="float">
            <text:p>8.169</text:p>
          </table:table-cell>
          <table:table-cell office:value-type="float" office:value="9189" calcext:value-type="float">
            <text:p>9189</text:p>
          </table:table-cell>
          <table:table-cell table:formula="of:=[.F501]/1000" office:value-type="float" office:value="9.189" calcext:value-type="float">
            <text:p>9.189</text:p>
          </table:table-cell>
          <table:table-cell table:formula="of:=[.H500]+36/1000" office:value-type="float" office:value="17.9999999999999" calcext:value-type="float">
            <text:p>18</text:p>
          </table:table-cell>
          <table:table-cell table:formula="of:=[.I500]+0.045" office:value-type="float" office:value="22.5000000000002" calcext:value-type="float">
            <text:p>22.5</text:p>
          </table:table-cell>
        </table:table-row>
        <table:table-row table:style-name="ro1">
          <table:table-cell table:number-columns-repeated="2"/>
          <table:table-cell office:value-type="float" office:value="502" calcext:value-type="float">
            <text:p>502</text:p>
          </table:table-cell>
          <table:table-cell office:value-type="float" office:value="7766" calcext:value-type="float">
            <text:p>7766</text:p>
          </table:table-cell>
          <table:table-cell table:formula="of:=[.D502]/1000" office:value-type="float" office:value="7.766" calcext:value-type="float">
            <text:p>7.766</text:p>
          </table:table-cell>
          <table:table-cell office:value-type="float" office:value="8802" calcext:value-type="float">
            <text:p>8802</text:p>
          </table:table-cell>
          <table:table-cell table:formula="of:=[.F502]/1000" office:value-type="float" office:value="8.802" calcext:value-type="float">
            <text:p>8.802</text:p>
          </table:table-cell>
          <table:table-cell table:formula="of:=[.H501]+36/1000" office:value-type="float" office:value="18.0359999999999" calcext:value-type="float">
            <text:p>18.036</text:p>
          </table:table-cell>
          <table:table-cell table:formula="of:=[.I501]+0.045" office:value-type="float" office:value="22.5450000000002" calcext:value-type="float">
            <text:p>22.545</text:p>
          </table:table-cell>
        </table:table-row>
        <table:table-row table:style-name="ro1">
          <table:table-cell table:number-columns-repeated="2"/>
          <table:table-cell office:value-type="float" office:value="503" calcext:value-type="float">
            <text:p>503</text:p>
          </table:table-cell>
          <table:table-cell office:value-type="float" office:value="7840" calcext:value-type="float">
            <text:p>7840</text:p>
          </table:table-cell>
          <table:table-cell table:formula="of:=[.D503]/1000" office:value-type="float" office:value="7.84" calcext:value-type="float">
            <text:p>7.84</text:p>
          </table:table-cell>
          <table:table-cell office:value-type="float" office:value="9393" calcext:value-type="float">
            <text:p>9393</text:p>
          </table:table-cell>
          <table:table-cell table:formula="of:=[.F503]/1000" office:value-type="float" office:value="9.393" calcext:value-type="float">
            <text:p>9.393</text:p>
          </table:table-cell>
          <table:table-cell table:formula="of:=[.H502]+36/1000" office:value-type="float" office:value="18.0719999999999" calcext:value-type="float">
            <text:p>18.072</text:p>
          </table:table-cell>
          <table:table-cell table:formula="of:=[.I502]+0.045" office:value-type="float" office:value="22.5900000000002" calcext:value-type="float">
            <text:p>22.59</text:p>
          </table:table-cell>
        </table:table-row>
        <table:table-row table:style-name="ro1">
          <table:table-cell table:number-columns-repeated="2"/>
          <table:table-cell office:value-type="float" office:value="504" calcext:value-type="float">
            <text:p>504</text:p>
          </table:table-cell>
          <table:table-cell office:value-type="float" office:value="8227" calcext:value-type="float">
            <text:p>8227</text:p>
          </table:table-cell>
          <table:table-cell table:formula="of:=[.D504]/1000" office:value-type="float" office:value="8.227" calcext:value-type="float">
            <text:p>8.227</text:p>
          </table:table-cell>
          <table:table-cell office:value-type="float" office:value="9024" calcext:value-type="float">
            <text:p>9024</text:p>
          </table:table-cell>
          <table:table-cell table:formula="of:=[.F504]/1000" office:value-type="float" office:value="9.024" calcext:value-type="float">
            <text:p>9.024</text:p>
          </table:table-cell>
          <table:table-cell table:formula="of:=[.H503]+36/1000" office:value-type="float" office:value="18.1079999999999" calcext:value-type="float">
            <text:p>18.108</text:p>
          </table:table-cell>
          <table:table-cell table:formula="of:=[.I503]+0.045" office:value-type="float" office:value="22.6350000000002" calcext:value-type="float">
            <text:p>22.635</text:p>
          </table:table-cell>
        </table:table-row>
        <table:table-row table:style-name="ro1">
          <table:table-cell table:number-columns-repeated="2"/>
          <table:table-cell office:value-type="float" office:value="505" calcext:value-type="float">
            <text:p>505</text:p>
          </table:table-cell>
          <table:table-cell office:value-type="float" office:value="8791" calcext:value-type="float">
            <text:p>8791</text:p>
          </table:table-cell>
          <table:table-cell table:formula="of:=[.D505]/1000" office:value-type="float" office:value="8.791" calcext:value-type="float">
            <text:p>8.791</text:p>
          </table:table-cell>
          <table:table-cell office:value-type="float" office:value="8877" calcext:value-type="float">
            <text:p>8877</text:p>
          </table:table-cell>
          <table:table-cell table:formula="of:=[.F505]/1000" office:value-type="float" office:value="8.877" calcext:value-type="float">
            <text:p>8.877</text:p>
          </table:table-cell>
          <table:table-cell table:formula="of:=[.H504]+36/1000" office:value-type="float" office:value="18.144" calcext:value-type="float">
            <text:p>18.144</text:p>
          </table:table-cell>
          <table:table-cell table:formula="of:=[.I504]+0.045" office:value-type="float" office:value="22.6800000000002" calcext:value-type="float">
            <text:p>22.68</text:p>
          </table:table-cell>
        </table:table-row>
        <table:table-row table:style-name="ro1">
          <table:table-cell table:number-columns-repeated="2"/>
          <table:table-cell office:value-type="float" office:value="506" calcext:value-type="float">
            <text:p>506</text:p>
          </table:table-cell>
          <table:table-cell office:value-type="float" office:value="8044" calcext:value-type="float">
            <text:p>8044</text:p>
          </table:table-cell>
          <table:table-cell table:formula="of:=[.D506]/1000" office:value-type="float" office:value="8.044" calcext:value-type="float">
            <text:p>8.044</text:p>
          </table:table-cell>
          <table:table-cell office:value-type="float" office:value="8752" calcext:value-type="float">
            <text:p>8752</text:p>
          </table:table-cell>
          <table:table-cell table:formula="of:=[.F506]/1000" office:value-type="float" office:value="8.752" calcext:value-type="float">
            <text:p>8.752</text:p>
          </table:table-cell>
          <table:table-cell table:formula="of:=[.H505]+36/1000" office:value-type="float" office:value="18.1799999999999" calcext:value-type="float">
            <text:p>18.18</text:p>
          </table:table-cell>
          <table:table-cell table:formula="of:=[.I505]+0.045" office:value-type="float" office:value="22.7250000000002" calcext:value-type="float">
            <text:p>22.725</text:p>
          </table:table-cell>
        </table:table-row>
        <table:table-row table:style-name="ro1">
          <table:table-cell table:number-columns-repeated="2"/>
          <table:table-cell office:value-type="float" office:value="507" calcext:value-type="float">
            <text:p>507</text:p>
          </table:table-cell>
          <table:table-cell office:value-type="float" office:value="7938" calcext:value-type="float">
            <text:p>7938</text:p>
          </table:table-cell>
          <table:table-cell table:formula="of:=[.D507]/1000" office:value-type="float" office:value="7.938" calcext:value-type="float">
            <text:p>7.938</text:p>
          </table:table-cell>
          <table:table-cell office:value-type="float" office:value="8790" calcext:value-type="float">
            <text:p>8790</text:p>
          </table:table-cell>
          <table:table-cell table:formula="of:=[.F507]/1000" office:value-type="float" office:value="8.79" calcext:value-type="float">
            <text:p>8.79</text:p>
          </table:table-cell>
          <table:table-cell table:formula="of:=[.H506]+36/1000" office:value-type="float" office:value="18.216" calcext:value-type="float">
            <text:p>18.216</text:p>
          </table:table-cell>
          <table:table-cell table:formula="of:=[.I506]+0.045" office:value-type="float" office:value="22.7700000000002" calcext:value-type="float">
            <text:p>22.77</text:p>
          </table:table-cell>
        </table:table-row>
        <table:table-row table:style-name="ro1">
          <table:table-cell table:number-columns-repeated="2"/>
          <table:table-cell office:value-type="float" office:value="508" calcext:value-type="float">
            <text:p>508</text:p>
          </table:table-cell>
          <table:table-cell office:value-type="float" office:value="7810" calcext:value-type="float">
            <text:p>7810</text:p>
          </table:table-cell>
          <table:table-cell table:formula="of:=[.D508]/1000" office:value-type="float" office:value="7.81" calcext:value-type="float">
            <text:p>7.81</text:p>
          </table:table-cell>
          <table:table-cell office:value-type="float" office:value="8834" calcext:value-type="float">
            <text:p>8834</text:p>
          </table:table-cell>
          <table:table-cell table:formula="of:=[.F508]/1000" office:value-type="float" office:value="8.834" calcext:value-type="float">
            <text:p>8.834</text:p>
          </table:table-cell>
          <table:table-cell table:formula="of:=[.H507]+36/1000" office:value-type="float" office:value="18.252" calcext:value-type="float">
            <text:p>18.252</text:p>
          </table:table-cell>
          <table:table-cell table:formula="of:=[.I507]+0.045" office:value-type="float" office:value="22.8150000000002" calcext:value-type="float">
            <text:p>22.815</text:p>
          </table:table-cell>
        </table:table-row>
        <table:table-row table:style-name="ro1">
          <table:table-cell table:number-columns-repeated="2"/>
          <table:table-cell office:value-type="float" office:value="509" calcext:value-type="float">
            <text:p>509</text:p>
          </table:table-cell>
          <table:table-cell office:value-type="float" office:value="7912" calcext:value-type="float">
            <text:p>7912</text:p>
          </table:table-cell>
          <table:table-cell table:formula="of:=[.D509]/1000" office:value-type="float" office:value="7.912" calcext:value-type="float">
            <text:p>7.912</text:p>
          </table:table-cell>
          <table:table-cell office:value-type="float" office:value="8674" calcext:value-type="float">
            <text:p>8674</text:p>
          </table:table-cell>
          <table:table-cell table:formula="of:=[.F509]/1000" office:value-type="float" office:value="8.674" calcext:value-type="float">
            <text:p>8.674</text:p>
          </table:table-cell>
          <table:table-cell table:formula="of:=[.H508]+36/1000" office:value-type="float" office:value="18.288" calcext:value-type="float">
            <text:p>18.288</text:p>
          </table:table-cell>
          <table:table-cell table:formula="of:=[.I508]+0.045" office:value-type="float" office:value="22.8600000000002" calcext:value-type="float">
            <text:p>22.86</text:p>
          </table:table-cell>
        </table:table-row>
        <table:table-row table:style-name="ro1">
          <table:table-cell table:number-columns-repeated="2"/>
          <table:table-cell office:value-type="float" office:value="510" calcext:value-type="float">
            <text:p>510</text:p>
          </table:table-cell>
          <table:table-cell office:value-type="float" office:value="7707" calcext:value-type="float">
            <text:p>7707</text:p>
          </table:table-cell>
          <table:table-cell table:formula="of:=[.D510]/1000" office:value-type="float" office:value="7.707" calcext:value-type="float">
            <text:p>7.707</text:p>
          </table:table-cell>
          <table:table-cell office:value-type="float" office:value="8694" calcext:value-type="float">
            <text:p>8694</text:p>
          </table:table-cell>
          <table:table-cell table:formula="of:=[.F510]/1000" office:value-type="float" office:value="8.694" calcext:value-type="float">
            <text:p>8.694</text:p>
          </table:table-cell>
          <table:table-cell table:formula="of:=[.H509]+36/1000" office:value-type="float" office:value="18.324" calcext:value-type="float">
            <text:p>18.324</text:p>
          </table:table-cell>
          <table:table-cell table:formula="of:=[.I509]+0.045" office:value-type="float" office:value="22.9050000000002" calcext:value-type="float">
            <text:p>22.905</text:p>
          </table:table-cell>
        </table:table-row>
        <table:table-row table:style-name="ro1">
          <table:table-cell table:number-columns-repeated="2"/>
          <table:table-cell office:value-type="float" office:value="511" calcext:value-type="float">
            <text:p>511</text:p>
          </table:table-cell>
          <table:table-cell office:value-type="float" office:value="8055" calcext:value-type="float">
            <text:p>8055</text:p>
          </table:table-cell>
          <table:table-cell table:formula="of:=[.D511]/1000" office:value-type="float" office:value="8.055" calcext:value-type="float">
            <text:p>8.055</text:p>
          </table:table-cell>
          <table:table-cell office:value-type="float" office:value="8814" calcext:value-type="float">
            <text:p>8814</text:p>
          </table:table-cell>
          <table:table-cell table:formula="of:=[.F511]/1000" office:value-type="float" office:value="8.814" calcext:value-type="float">
            <text:p>8.814</text:p>
          </table:table-cell>
          <table:table-cell table:formula="of:=[.H510]+36/1000" office:value-type="float" office:value="18.36" calcext:value-type="float">
            <text:p>18.36</text:p>
          </table:table-cell>
          <table:table-cell table:formula="of:=[.I510]+0.045" office:value-type="float" office:value="22.9500000000002" calcext:value-type="float">
            <text:p>22.95</text:p>
          </table:table-cell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7710" calcext:value-type="float">
            <text:p>7710</text:p>
          </table:table-cell>
          <table:table-cell table:formula="of:=[.D512]/1000" office:value-type="float" office:value="7.71" calcext:value-type="float">
            <text:p>7.71</text:p>
          </table:table-cell>
          <table:table-cell office:value-type="float" office:value="8705" calcext:value-type="float">
            <text:p>8705</text:p>
          </table:table-cell>
          <table:table-cell table:formula="of:=[.F512]/1000" office:value-type="float" office:value="8.705" calcext:value-type="float">
            <text:p>8.705</text:p>
          </table:table-cell>
          <table:table-cell table:formula="of:=[.H511]+36/1000" office:value-type="float" office:value="18.396" calcext:value-type="float">
            <text:p>18.396</text:p>
          </table:table-cell>
          <table:table-cell table:formula="of:=[.I511]+0.045" office:value-type="float" office:value="22.9950000000002" calcext:value-type="float">
            <text:p>22.995</text:p>
          </table:table-cell>
        </table:table-row>
        <table:table-row table:style-name="ro1">
          <table:table-cell table:number-columns-repeated="2"/>
          <table:table-cell office:value-type="float" office:value="513" calcext:value-type="float">
            <text:p>513</text:p>
          </table:table-cell>
          <table:table-cell office:value-type="float" office:value="7888" calcext:value-type="float">
            <text:p>7888</text:p>
          </table:table-cell>
          <table:table-cell table:formula="of:=[.D513]/1000" office:value-type="float" office:value="7.888" calcext:value-type="float">
            <text:p>7.888</text:p>
          </table:table-cell>
          <table:table-cell office:value-type="float" office:value="8661" calcext:value-type="float">
            <text:p>8661</text:p>
          </table:table-cell>
          <table:table-cell table:formula="of:=[.F513]/1000" office:value-type="float" office:value="8.661" calcext:value-type="float">
            <text:p>8.661</text:p>
          </table:table-cell>
          <table:table-cell table:formula="of:=[.H512]+36/1000" office:value-type="float" office:value="18.432" calcext:value-type="float">
            <text:p>18.432</text:p>
          </table:table-cell>
          <table:table-cell table:formula="of:=[.I512]+0.045" office:value-type="float" office:value="23.0400000000002" calcext:value-type="float">
            <text:p>23.04</text:p>
          </table:table-cell>
        </table:table-row>
        <table:table-row table:style-name="ro1">
          <table:table-cell table:number-columns-repeated="2"/>
          <table:table-cell office:value-type="float" office:value="514" calcext:value-type="float">
            <text:p>514</text:p>
          </table:table-cell>
          <table:table-cell office:value-type="float" office:value="7985" calcext:value-type="float">
            <text:p>7985</text:p>
          </table:table-cell>
          <table:table-cell table:formula="of:=[.D514]/1000" office:value-type="float" office:value="7.985" calcext:value-type="float">
            <text:p>7.985</text:p>
          </table:table-cell>
          <table:table-cell office:value-type="float" office:value="8779" calcext:value-type="float">
            <text:p>8779</text:p>
          </table:table-cell>
          <table:table-cell table:formula="of:=[.F514]/1000" office:value-type="float" office:value="8.779" calcext:value-type="float">
            <text:p>8.779</text:p>
          </table:table-cell>
          <table:table-cell table:formula="of:=[.H513]+36/1000" office:value-type="float" office:value="18.468" calcext:value-type="float">
            <text:p>18.468</text:p>
          </table:table-cell>
          <table:table-cell table:formula="of:=[.I513]+0.045" office:value-type="float" office:value="23.0850000000002" calcext:value-type="float">
            <text:p>23.085</text:p>
          </table:table-cell>
        </table:table-row>
        <table:table-row table:style-name="ro1">
          <table:table-cell table:number-columns-repeated="2"/>
          <table:table-cell office:value-type="float" office:value="515" calcext:value-type="float">
            <text:p>515</text:p>
          </table:table-cell>
          <table:table-cell office:value-type="float" office:value="7876" calcext:value-type="float">
            <text:p>7876</text:p>
          </table:table-cell>
          <table:table-cell table:formula="of:=[.D515]/1000" office:value-type="float" office:value="7.876" calcext:value-type="float">
            <text:p>7.876</text:p>
          </table:table-cell>
          <table:table-cell office:value-type="float" office:value="8651" calcext:value-type="float">
            <text:p>8651</text:p>
          </table:table-cell>
          <table:table-cell table:formula="of:=[.F515]/1000" office:value-type="float" office:value="8.651" calcext:value-type="float">
            <text:p>8.651</text:p>
          </table:table-cell>
          <table:table-cell table:formula="of:=[.H514]+36/1000" office:value-type="float" office:value="18.504" calcext:value-type="float">
            <text:p>18.504</text:p>
          </table:table-cell>
          <table:table-cell table:formula="of:=[.I514]+0.045" office:value-type="float" office:value="23.1300000000002" calcext:value-type="float">
            <text:p>23.13</text:p>
          </table:table-cell>
        </table:table-row>
        <table:table-row table:style-name="ro1">
          <table:table-cell table:number-columns-repeated="2"/>
          <table:table-cell office:value-type="float" office:value="516" calcext:value-type="float">
            <text:p>516</text:p>
          </table:table-cell>
          <table:table-cell office:value-type="float" office:value="7995" calcext:value-type="float">
            <text:p>7995</text:p>
          </table:table-cell>
          <table:table-cell table:formula="of:=[.D516]/1000" office:value-type="float" office:value="7.995" calcext:value-type="float">
            <text:p>7.995</text:p>
          </table:table-cell>
          <table:table-cell office:value-type="float" office:value="8763" calcext:value-type="float">
            <text:p>8763</text:p>
          </table:table-cell>
          <table:table-cell table:formula="of:=[.F516]/1000" office:value-type="float" office:value="8.763" calcext:value-type="float">
            <text:p>8.763</text:p>
          </table:table-cell>
          <table:table-cell table:formula="of:=[.H515]+36/1000" office:value-type="float" office:value="18.54" calcext:value-type="float">
            <text:p>18.54</text:p>
          </table:table-cell>
          <table:table-cell table:formula="of:=[.I515]+0.045" office:value-type="float" office:value="23.1750000000002" calcext:value-type="float">
            <text:p>23.175</text:p>
          </table:table-cell>
        </table:table-row>
        <table:table-row table:style-name="ro1">
          <table:table-cell table:number-columns-repeated="2"/>
          <table:table-cell office:value-type="float" office:value="517" calcext:value-type="float">
            <text:p>517</text:p>
          </table:table-cell>
          <table:table-cell office:value-type="float" office:value="7746" calcext:value-type="float">
            <text:p>7746</text:p>
          </table:table-cell>
          <table:table-cell table:formula="of:=[.D517]/1000" office:value-type="float" office:value="7.746" calcext:value-type="float">
            <text:p>7.746</text:p>
          </table:table-cell>
          <table:table-cell office:value-type="float" office:value="8698" calcext:value-type="float">
            <text:p>8698</text:p>
          </table:table-cell>
          <table:table-cell table:formula="of:=[.F517]/1000" office:value-type="float" office:value="8.698" calcext:value-type="float">
            <text:p>8.698</text:p>
          </table:table-cell>
          <table:table-cell table:formula="of:=[.H516]+36/1000" office:value-type="float" office:value="18.576" calcext:value-type="float">
            <text:p>18.576</text:p>
          </table:table-cell>
          <table:table-cell table:formula="of:=[.I516]+0.045" office:value-type="float" office:value="23.2200000000002" calcext:value-type="float">
            <text:p>23.22</text:p>
          </table:table-cell>
        </table:table-row>
        <table:table-row table:style-name="ro1">
          <table:table-cell table:number-columns-repeated="2"/>
          <table:table-cell office:value-type="float" office:value="518" calcext:value-type="float">
            <text:p>518</text:p>
          </table:table-cell>
          <table:table-cell office:value-type="float" office:value="7830" calcext:value-type="float">
            <text:p>7830</text:p>
          </table:table-cell>
          <table:table-cell table:formula="of:=[.D518]/1000" office:value-type="float" office:value="7.83" calcext:value-type="float">
            <text:p>7.83</text:p>
          </table:table-cell>
          <table:table-cell office:value-type="float" office:value="8659" calcext:value-type="float">
            <text:p>8659</text:p>
          </table:table-cell>
          <table:table-cell table:formula="of:=[.F518]/1000" office:value-type="float" office:value="8.659" calcext:value-type="float">
            <text:p>8.659</text:p>
          </table:table-cell>
          <table:table-cell table:formula="of:=[.H517]+36/1000" office:value-type="float" office:value="18.612" calcext:value-type="float">
            <text:p>18.612</text:p>
          </table:table-cell>
          <table:table-cell table:formula="of:=[.I517]+0.045" office:value-type="float" office:value="23.2650000000002" calcext:value-type="float">
            <text:p>23.265</text:p>
          </table:table-cell>
        </table:table-row>
        <table:table-row table:style-name="ro1">
          <table:table-cell table:number-columns-repeated="2"/>
          <table:table-cell office:value-type="float" office:value="519" calcext:value-type="float">
            <text:p>519</text:p>
          </table:table-cell>
          <table:table-cell office:value-type="float" office:value="7775" calcext:value-type="float">
            <text:p>7775</text:p>
          </table:table-cell>
          <table:table-cell table:formula="of:=[.D519]/1000" office:value-type="float" office:value="7.775" calcext:value-type="float">
            <text:p>7.775</text:p>
          </table:table-cell>
          <table:table-cell office:value-type="float" office:value="8768" calcext:value-type="float">
            <text:p>8768</text:p>
          </table:table-cell>
          <table:table-cell table:formula="of:=[.F519]/1000" office:value-type="float" office:value="8.768" calcext:value-type="float">
            <text:p>8.768</text:p>
          </table:table-cell>
          <table:table-cell table:formula="of:=[.H518]+36/1000" office:value-type="float" office:value="18.648" calcext:value-type="float">
            <text:p>18.648</text:p>
          </table:table-cell>
          <table:table-cell table:formula="of:=[.I518]+0.045" office:value-type="float" office:value="23.3100000000003" calcext:value-type="float">
            <text:p>23.31</text:p>
          </table:table-cell>
        </table:table-row>
        <table:table-row table:style-name="ro1">
          <table:table-cell table:number-columns-repeated="2"/>
          <table:table-cell office:value-type="float" office:value="520" calcext:value-type="float">
            <text:p>520</text:p>
          </table:table-cell>
          <table:table-cell office:value-type="float" office:value="7909" calcext:value-type="float">
            <text:p>7909</text:p>
          </table:table-cell>
          <table:table-cell table:formula="of:=[.D520]/1000" office:value-type="float" office:value="7.909" calcext:value-type="float">
            <text:p>7.909</text:p>
          </table:table-cell>
          <table:table-cell office:value-type="float" office:value="8788" calcext:value-type="float">
            <text:p>8788</text:p>
          </table:table-cell>
          <table:table-cell table:formula="of:=[.F520]/1000" office:value-type="float" office:value="8.788" calcext:value-type="float">
            <text:p>8.788</text:p>
          </table:table-cell>
          <table:table-cell table:formula="of:=[.H519]+36/1000" office:value-type="float" office:value="18.684" calcext:value-type="float">
            <text:p>18.684</text:p>
          </table:table-cell>
          <table:table-cell table:formula="of:=[.I519]+0.045" office:value-type="float" office:value="23.3550000000003" calcext:value-type="float">
            <text:p>23.355</text:p>
          </table:table-cell>
        </table:table-row>
        <table:table-row table:style-name="ro1">
          <table:table-cell table:number-columns-repeated="2"/>
          <table:table-cell office:value-type="float" office:value="521" calcext:value-type="float">
            <text:p>521</text:p>
          </table:table-cell>
          <table:table-cell office:value-type="float" office:value="7922" calcext:value-type="float">
            <text:p>7922</text:p>
          </table:table-cell>
          <table:table-cell table:formula="of:=[.D521]/1000" office:value-type="float" office:value="7.922" calcext:value-type="float">
            <text:p>7.922</text:p>
          </table:table-cell>
          <table:table-cell office:value-type="float" office:value="8772" calcext:value-type="float">
            <text:p>8772</text:p>
          </table:table-cell>
          <table:table-cell table:formula="of:=[.F521]/1000" office:value-type="float" office:value="8.772" calcext:value-type="float">
            <text:p>8.772</text:p>
          </table:table-cell>
          <table:table-cell table:formula="of:=[.H520]+36/1000" office:value-type="float" office:value="18.72" calcext:value-type="float">
            <text:p>18.72</text:p>
          </table:table-cell>
          <table:table-cell table:formula="of:=[.I520]+0.045" office:value-type="float" office:value="23.4000000000003" calcext:value-type="float">
            <text:p>23.4</text:p>
          </table:table-cell>
        </table:table-row>
        <table:table-row table:style-name="ro1"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7849" calcext:value-type="float">
            <text:p>7849</text:p>
          </table:table-cell>
          <table:table-cell table:formula="of:=[.D522]/1000" office:value-type="float" office:value="7.849" calcext:value-type="float">
            <text:p>7.849</text:p>
          </table:table-cell>
          <table:table-cell office:value-type="float" office:value="8762" calcext:value-type="float">
            <text:p>8762</text:p>
          </table:table-cell>
          <table:table-cell table:formula="of:=[.F522]/1000" office:value-type="float" office:value="8.762" calcext:value-type="float">
            <text:p>8.762</text:p>
          </table:table-cell>
          <table:table-cell table:formula="of:=[.H521]+36/1000" office:value-type="float" office:value="18.756" calcext:value-type="float">
            <text:p>18.756</text:p>
          </table:table-cell>
          <table:table-cell table:formula="of:=[.I521]+0.045" office:value-type="float" office:value="23.4450000000003" calcext:value-type="float">
            <text:p>23.445</text:p>
          </table:table-cell>
        </table:table-row>
        <table:table-row table:style-name="ro1"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7936" calcext:value-type="float">
            <text:p>7936</text:p>
          </table:table-cell>
          <table:table-cell table:formula="of:=[.D523]/1000" office:value-type="float" office:value="7.936" calcext:value-type="float">
            <text:p>7.936</text:p>
          </table:table-cell>
          <table:table-cell office:value-type="float" office:value="8789" calcext:value-type="float">
            <text:p>8789</text:p>
          </table:table-cell>
          <table:table-cell table:formula="of:=[.F523]/1000" office:value-type="float" office:value="8.789" calcext:value-type="float">
            <text:p>8.789</text:p>
          </table:table-cell>
          <table:table-cell table:formula="of:=[.H522]+36/1000" office:value-type="float" office:value="18.792" calcext:value-type="float">
            <text:p>18.792</text:p>
          </table:table-cell>
          <table:table-cell table:formula="of:=[.I522]+0.045" office:value-type="float" office:value="23.4900000000003" calcext:value-type="float">
            <text:p>23.49</text:p>
          </table:table-cell>
        </table:table-row>
        <table:table-row table:style-name="ro1">
          <table:table-cell table:number-columns-repeated="2"/>
          <table:table-cell office:value-type="float" office:value="524" calcext:value-type="float">
            <text:p>524</text:p>
          </table:table-cell>
          <table:table-cell office:value-type="float" office:value="8013" calcext:value-type="float">
            <text:p>8013</text:p>
          </table:table-cell>
          <table:table-cell table:formula="of:=[.D524]/1000" office:value-type="float" office:value="8.013" calcext:value-type="float">
            <text:p>8.013</text:p>
          </table:table-cell>
          <table:table-cell office:value-type="float" office:value="8775" calcext:value-type="float">
            <text:p>8775</text:p>
          </table:table-cell>
          <table:table-cell table:formula="of:=[.F524]/1000" office:value-type="float" office:value="8.775" calcext:value-type="float">
            <text:p>8.775</text:p>
          </table:table-cell>
          <table:table-cell table:formula="of:=[.H523]+36/1000" office:value-type="float" office:value="18.828" calcext:value-type="float">
            <text:p>18.828</text:p>
          </table:table-cell>
          <table:table-cell table:formula="of:=[.I523]+0.045" office:value-type="float" office:value="23.5350000000003" calcext:value-type="float">
            <text:p>23.535</text:p>
          </table:table-cell>
        </table:table-row>
        <table:table-row table:style-name="ro1">
          <table:table-cell table:number-columns-repeated="2"/>
          <table:table-cell office:value-type="float" office:value="525" calcext:value-type="float">
            <text:p>525</text:p>
          </table:table-cell>
          <table:table-cell office:value-type="float" office:value="7925" calcext:value-type="float">
            <text:p>7925</text:p>
          </table:table-cell>
          <table:table-cell table:formula="of:=[.D525]/1000" office:value-type="float" office:value="7.925" calcext:value-type="float">
            <text:p>7.925</text:p>
          </table:table-cell>
          <table:table-cell office:value-type="float" office:value="8737" calcext:value-type="float">
            <text:p>8737</text:p>
          </table:table-cell>
          <table:table-cell table:formula="of:=[.F525]/1000" office:value-type="float" office:value="8.737" calcext:value-type="float">
            <text:p>8.737</text:p>
          </table:table-cell>
          <table:table-cell table:formula="of:=[.H524]+36/1000" office:value-type="float" office:value="18.864" calcext:value-type="float">
            <text:p>18.864</text:p>
          </table:table-cell>
          <table:table-cell table:formula="of:=[.I524]+0.045" office:value-type="float" office:value="23.5800000000003" calcext:value-type="float">
            <text:p>23.58</text:p>
          </table:table-cell>
        </table:table-row>
        <table:table-row table:style-name="ro1">
          <table:table-cell table:number-columns-repeated="2"/>
          <table:table-cell office:value-type="float" office:value="526" calcext:value-type="float">
            <text:p>526</text:p>
          </table:table-cell>
          <table:table-cell office:value-type="float" office:value="8043" calcext:value-type="float">
            <text:p>8043</text:p>
          </table:table-cell>
          <table:table-cell table:formula="of:=[.D526]/1000" office:value-type="float" office:value="8.043" calcext:value-type="float">
            <text:p>8.043</text:p>
          </table:table-cell>
          <table:table-cell office:value-type="float" office:value="8878" calcext:value-type="float">
            <text:p>8878</text:p>
          </table:table-cell>
          <table:table-cell table:formula="of:=[.F526]/1000" office:value-type="float" office:value="8.878" calcext:value-type="float">
            <text:p>8.878</text:p>
          </table:table-cell>
          <table:table-cell table:formula="of:=[.H525]+36/1000" office:value-type="float" office:value="18.9" calcext:value-type="float">
            <text:p>18.9</text:p>
          </table:table-cell>
          <table:table-cell table:formula="of:=[.I525]+0.045" office:value-type="float" office:value="23.6250000000003" calcext:value-type="float">
            <text:p>23.625</text:p>
          </table:table-cell>
        </table:table-row>
        <table:table-row table:style-name="ro1">
          <table:table-cell table:number-columns-repeated="2"/>
          <table:table-cell office:value-type="float" office:value="527" calcext:value-type="float">
            <text:p>527</text:p>
          </table:table-cell>
          <table:table-cell office:value-type="float" office:value="7944" calcext:value-type="float">
            <text:p>7944</text:p>
          </table:table-cell>
          <table:table-cell table:formula="of:=[.D527]/1000" office:value-type="float" office:value="7.944" calcext:value-type="float">
            <text:p>7.944</text:p>
          </table:table-cell>
          <table:table-cell office:value-type="float" office:value="9014" calcext:value-type="float">
            <text:p>9014</text:p>
          </table:table-cell>
          <table:table-cell table:formula="of:=[.F527]/1000" office:value-type="float" office:value="9.014" calcext:value-type="float">
            <text:p>9.014</text:p>
          </table:table-cell>
          <table:table-cell table:formula="of:=[.H526]+36/1000" office:value-type="float" office:value="18.936" calcext:value-type="float">
            <text:p>18.936</text:p>
          </table:table-cell>
          <table:table-cell table:formula="of:=[.I526]+0.045" office:value-type="float" office:value="23.6700000000003" calcext:value-type="float">
            <text:p>23.67</text:p>
          </table:table-cell>
        </table:table-row>
        <table:table-row table:style-name="ro1">
          <table:table-cell table:number-columns-repeated="2"/>
          <table:table-cell office:value-type="float" office:value="528" calcext:value-type="float">
            <text:p>528</text:p>
          </table:table-cell>
          <table:table-cell office:value-type="float" office:value="8685" calcext:value-type="float">
            <text:p>8685</text:p>
          </table:table-cell>
          <table:table-cell table:formula="of:=[.D528]/1000" office:value-type="float" office:value="8.685" calcext:value-type="float">
            <text:p>8.685</text:p>
          </table:table-cell>
          <table:table-cell office:value-type="float" office:value="8999" calcext:value-type="float">
            <text:p>8999</text:p>
          </table:table-cell>
          <table:table-cell table:formula="of:=[.F528]/1000" office:value-type="float" office:value="8.999" calcext:value-type="float">
            <text:p>8.999</text:p>
          </table:table-cell>
          <table:table-cell table:formula="of:=[.H527]+36/1000" office:value-type="float" office:value="18.972" calcext:value-type="float">
            <text:p>18.972</text:p>
          </table:table-cell>
          <table:table-cell table:formula="of:=[.I527]+0.045" office:value-type="float" office:value="23.7150000000003" calcext:value-type="float">
            <text:p>23.715</text:p>
          </table:table-cell>
        </table:table-row>
        <table:table-row table:style-name="ro1">
          <table:table-cell table:number-columns-repeated="2"/>
          <table:table-cell office:value-type="float" office:value="529" calcext:value-type="float">
            <text:p>529</text:p>
          </table:table-cell>
          <table:table-cell office:value-type="float" office:value="9032" calcext:value-type="float">
            <text:p>9032</text:p>
          </table:table-cell>
          <table:table-cell table:formula="of:=[.D529]/1000" office:value-type="float" office:value="9.032" calcext:value-type="float">
            <text:p>9.032</text:p>
          </table:table-cell>
          <table:table-cell office:value-type="float" office:value="9187" calcext:value-type="float">
            <text:p>9187</text:p>
          </table:table-cell>
          <table:table-cell table:formula="of:=[.F529]/1000" office:value-type="float" office:value="9.187" calcext:value-type="float">
            <text:p>9.187</text:p>
          </table:table-cell>
          <table:table-cell table:formula="of:=[.H528]+36/1000" office:value-type="float" office:value="19.008" calcext:value-type="float">
            <text:p>19.008</text:p>
          </table:table-cell>
          <table:table-cell table:formula="of:=[.I528]+0.045" office:value-type="float" office:value="23.7600000000003" calcext:value-type="float">
            <text:p>23.76</text:p>
          </table:table-cell>
        </table:table-row>
        <table:table-row table:style-name="ro1">
          <table:table-cell table:number-columns-repeated="2"/>
          <table:table-cell office:value-type="float" office:value="530" calcext:value-type="float">
            <text:p>530</text:p>
          </table:table-cell>
          <table:table-cell office:value-type="float" office:value="9235" calcext:value-type="float">
            <text:p>9235</text:p>
          </table:table-cell>
          <table:table-cell table:formula="of:=[.D530]/1000" office:value-type="float" office:value="9.235" calcext:value-type="float">
            <text:p>9.235</text:p>
          </table:table-cell>
          <table:table-cell office:value-type="float" office:value="9232" calcext:value-type="float">
            <text:p>9232</text:p>
          </table:table-cell>
          <table:table-cell table:formula="of:=[.F530]/1000" office:value-type="float" office:value="9.232" calcext:value-type="float">
            <text:p>9.232</text:p>
          </table:table-cell>
          <table:table-cell table:formula="of:=[.H529]+36/1000" office:value-type="float" office:value="19.044" calcext:value-type="float">
            <text:p>19.044</text:p>
          </table:table-cell>
          <table:table-cell table:formula="of:=[.I529]+0.045" office:value-type="float" office:value="23.8050000000003" calcext:value-type="float">
            <text:p>23.805</text:p>
          </table:table-cell>
        </table:table-row>
        <table:table-row table:style-name="ro1">
          <table:table-cell table:number-columns-repeated="2"/>
          <table:table-cell office:value-type="float" office:value="531" calcext:value-type="float">
            <text:p>531</text:p>
          </table:table-cell>
          <table:table-cell office:value-type="float" office:value="9495" calcext:value-type="float">
            <text:p>9495</text:p>
          </table:table-cell>
          <table:table-cell table:formula="of:=[.D531]/1000" office:value-type="float" office:value="9.495" calcext:value-type="float">
            <text:p>9.495</text:p>
          </table:table-cell>
          <table:table-cell office:value-type="float" office:value="9227" calcext:value-type="float">
            <text:p>9227</text:p>
          </table:table-cell>
          <table:table-cell table:formula="of:=[.F531]/1000" office:value-type="float" office:value="9.227" calcext:value-type="float">
            <text:p>9.227</text:p>
          </table:table-cell>
          <table:table-cell table:formula="of:=[.H530]+36/1000" office:value-type="float" office:value="19.08" calcext:value-type="float">
            <text:p>19.08</text:p>
          </table:table-cell>
          <table:table-cell table:formula="of:=[.I530]+0.045" office:value-type="float" office:value="23.8500000000003" calcext:value-type="float">
            <text:p>23.85</text:p>
          </table:table-cell>
        </table:table-row>
        <table:table-row table:style-name="ro1">
          <table:table-cell table:number-columns-repeated="2"/>
          <table:table-cell office:value-type="float" office:value="532" calcext:value-type="float">
            <text:p>532</text:p>
          </table:table-cell>
          <table:table-cell office:value-type="float" office:value="8980" calcext:value-type="float">
            <text:p>8980</text:p>
          </table:table-cell>
          <table:table-cell table:formula="of:=[.D532]/1000" office:value-type="float" office:value="8.98" calcext:value-type="float">
            <text:p>8.98</text:p>
          </table:table-cell>
          <table:table-cell office:value-type="float" office:value="9235" calcext:value-type="float">
            <text:p>9235</text:p>
          </table:table-cell>
          <table:table-cell table:formula="of:=[.F532]/1000" office:value-type="float" office:value="9.235" calcext:value-type="float">
            <text:p>9.235</text:p>
          </table:table-cell>
          <table:table-cell table:formula="of:=[.H531]+36/1000" office:value-type="float" office:value="19.116" calcext:value-type="float">
            <text:p>19.116</text:p>
          </table:table-cell>
          <table:table-cell table:formula="of:=[.I531]+0.045" office:value-type="float" office:value="23.8950000000003" calcext:value-type="float">
            <text:p>23.895</text:p>
          </table:table-cell>
        </table:table-row>
        <table:table-row table:style-name="ro1">
          <table:table-cell table:number-columns-repeated="2"/>
          <table:table-cell office:value-type="float" office:value="533" calcext:value-type="float">
            <text:p>533</text:p>
          </table:table-cell>
          <table:table-cell office:value-type="float" office:value="8898" calcext:value-type="float">
            <text:p>8898</text:p>
          </table:table-cell>
          <table:table-cell table:formula="of:=[.D533]/1000" office:value-type="float" office:value="8.898" calcext:value-type="float">
            <text:p>8.898</text:p>
          </table:table-cell>
          <table:table-cell office:value-type="float" office:value="9267" calcext:value-type="float">
            <text:p>9267</text:p>
          </table:table-cell>
          <table:table-cell table:formula="of:=[.F533]/1000" office:value-type="float" office:value="9.267" calcext:value-type="float">
            <text:p>9.267</text:p>
          </table:table-cell>
          <table:table-cell table:formula="of:=[.H532]+36/1000" office:value-type="float" office:value="19.152" calcext:value-type="float">
            <text:p>19.152</text:p>
          </table:table-cell>
          <table:table-cell table:formula="of:=[.I532]+0.045" office:value-type="float" office:value="23.9400000000003" calcext:value-type="float">
            <text:p>23.94</text:p>
          </table:table-cell>
        </table:table-row>
        <table:table-row table:style-name="ro1">
          <table:table-cell table:number-columns-repeated="2"/>
          <table:table-cell office:value-type="float" office:value="534" calcext:value-type="float">
            <text:p>534</text:p>
          </table:table-cell>
          <table:table-cell office:value-type="float" office:value="8425" calcext:value-type="float">
            <text:p>8425</text:p>
          </table:table-cell>
          <table:table-cell table:formula="of:=[.D534]/1000" office:value-type="float" office:value="8.425" calcext:value-type="float">
            <text:p>8.425</text:p>
          </table:table-cell>
          <table:table-cell office:value-type="float" office:value="9179" calcext:value-type="float">
            <text:p>9179</text:p>
          </table:table-cell>
          <table:table-cell table:formula="of:=[.F534]/1000" office:value-type="float" office:value="9.179" calcext:value-type="float">
            <text:p>9.179</text:p>
          </table:table-cell>
          <table:table-cell table:formula="of:=[.H533]+36/1000" office:value-type="float" office:value="19.188" calcext:value-type="float">
            <text:p>19.188</text:p>
          </table:table-cell>
          <table:table-cell table:formula="of:=[.I533]+0.045" office:value-type="float" office:value="23.9850000000003" calcext:value-type="float">
            <text:p>23.985</text:p>
          </table:table-cell>
        </table:table-row>
        <table:table-row table:style-name="ro1">
          <table:table-cell table:number-columns-repeated="2"/>
          <table:table-cell office:value-type="float" office:value="535" calcext:value-type="float">
            <text:p>535</text:p>
          </table:table-cell>
          <table:table-cell office:value-type="float" office:value="8412" calcext:value-type="float">
            <text:p>8412</text:p>
          </table:table-cell>
          <table:table-cell table:formula="of:=[.D535]/1000" office:value-type="float" office:value="8.412" calcext:value-type="float">
            <text:p>8.412</text:p>
          </table:table-cell>
          <table:table-cell office:value-type="float" office:value="9039" calcext:value-type="float">
            <text:p>9039</text:p>
          </table:table-cell>
          <table:table-cell table:formula="of:=[.F535]/1000" office:value-type="float" office:value="9.039" calcext:value-type="float">
            <text:p>9.039</text:p>
          </table:table-cell>
          <table:table-cell table:formula="of:=[.H534]+36/1000" office:value-type="float" office:value="19.224" calcext:value-type="float">
            <text:p>19.224</text:p>
          </table:table-cell>
          <table:table-cell table:formula="of:=[.I534]+0.045" office:value-type="float" office:value="24.0300000000003" calcext:value-type="float">
            <text:p>24.03</text:p>
          </table:table-cell>
        </table:table-row>
        <table:table-row table:style-name="ro1">
          <table:table-cell table:number-columns-repeated="2"/>
          <table:table-cell office:value-type="float" office:value="536" calcext:value-type="float">
            <text:p>536</text:p>
          </table:table-cell>
          <table:table-cell office:value-type="float" office:value="8600" calcext:value-type="float">
            <text:p>8600</text:p>
          </table:table-cell>
          <table:table-cell table:formula="of:=[.D536]/1000" office:value-type="float" office:value="8.6" calcext:value-type="float">
            <text:p>8.6</text:p>
          </table:table-cell>
          <table:table-cell office:value-type="float" office:value="9066" calcext:value-type="float">
            <text:p>9066</text:p>
          </table:table-cell>
          <table:table-cell table:formula="of:=[.F536]/1000" office:value-type="float" office:value="9.066" calcext:value-type="float">
            <text:p>9.066</text:p>
          </table:table-cell>
          <table:table-cell table:formula="of:=[.H535]+36/1000" office:value-type="float" office:value="19.26" calcext:value-type="float">
            <text:p>19.26</text:p>
          </table:table-cell>
          <table:table-cell table:formula="of:=[.I535]+0.045" office:value-type="float" office:value="24.0750000000003" calcext:value-type="float">
            <text:p>24.075</text:p>
          </table:table-cell>
        </table:table-row>
        <table:table-row table:style-name="ro1"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8165" calcext:value-type="float">
            <text:p>8165</text:p>
          </table:table-cell>
          <table:table-cell table:formula="of:=[.D537]/1000" office:value-type="float" office:value="8.165" calcext:value-type="float">
            <text:p>8.165</text:p>
          </table:table-cell>
          <table:table-cell office:value-type="float" office:value="9129" calcext:value-type="float">
            <text:p>9129</text:p>
          </table:table-cell>
          <table:table-cell table:formula="of:=[.F537]/1000" office:value-type="float" office:value="9.129" calcext:value-type="float">
            <text:p>9.129</text:p>
          </table:table-cell>
          <table:table-cell table:formula="of:=[.H536]+36/1000" office:value-type="float" office:value="19.296" calcext:value-type="float">
            <text:p>19.296</text:p>
          </table:table-cell>
          <table:table-cell table:formula="of:=[.I536]+0.045" office:value-type="float" office:value="24.1200000000003" calcext:value-type="float">
            <text:p>24.12</text:p>
          </table:table-cell>
        </table:table-row>
        <table:table-row table:style-name="ro1">
          <table:table-cell table:number-columns-repeated="2"/>
          <table:table-cell office:value-type="float" office:value="538" calcext:value-type="float">
            <text:p>538</text:p>
          </table:table-cell>
          <table:table-cell office:value-type="float" office:value="8401" calcext:value-type="float">
            <text:p>8401</text:p>
          </table:table-cell>
          <table:table-cell table:formula="of:=[.D538]/1000" office:value-type="float" office:value="8.401" calcext:value-type="float">
            <text:p>8.401</text:p>
          </table:table-cell>
          <table:table-cell office:value-type="float" office:value="9082" calcext:value-type="float">
            <text:p>9082</text:p>
          </table:table-cell>
          <table:table-cell table:formula="of:=[.F538]/1000" office:value-type="float" office:value="9.082" calcext:value-type="float">
            <text:p>9.082</text:p>
          </table:table-cell>
          <table:table-cell table:formula="of:=[.H537]+36/1000" office:value-type="float" office:value="19.332" calcext:value-type="float">
            <text:p>19.332</text:p>
          </table:table-cell>
          <table:table-cell table:formula="of:=[.I537]+0.045" office:value-type="float" office:value="24.1650000000003" calcext:value-type="float">
            <text:p>24.165</text:p>
          </table:table-cell>
        </table:table-row>
        <table:table-row table:style-name="ro1">
          <table:table-cell table:number-columns-repeated="2"/>
          <table:table-cell office:value-type="float" office:value="539" calcext:value-type="float">
            <text:p>539</text:p>
          </table:table-cell>
          <table:table-cell office:value-type="float" office:value="8366" calcext:value-type="float">
            <text:p>8366</text:p>
          </table:table-cell>
          <table:table-cell table:formula="of:=[.D539]/1000" office:value-type="float" office:value="8.366" calcext:value-type="float">
            <text:p>8.366</text:p>
          </table:table-cell>
          <table:table-cell office:value-type="float" office:value="9144" calcext:value-type="float">
            <text:p>9144</text:p>
          </table:table-cell>
          <table:table-cell table:formula="of:=[.F539]/1000" office:value-type="float" office:value="9.144" calcext:value-type="float">
            <text:p>9.144</text:p>
          </table:table-cell>
          <table:table-cell table:formula="of:=[.H538]+36/1000" office:value-type="float" office:value="19.368" calcext:value-type="float">
            <text:p>19.368</text:p>
          </table:table-cell>
          <table:table-cell table:formula="of:=[.I538]+0.045" office:value-type="float" office:value="24.2100000000003" calcext:value-type="float">
            <text:p>24.21</text:p>
          </table:table-cell>
        </table:table-row>
        <table:table-row table:style-name="ro1"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8231" calcext:value-type="float">
            <text:p>8231</text:p>
          </table:table-cell>
          <table:table-cell table:formula="of:=[.D540]/1000" office:value-type="float" office:value="8.231" calcext:value-type="float">
            <text:p>8.231</text:p>
          </table:table-cell>
          <table:table-cell office:value-type="float" office:value="9064" calcext:value-type="float">
            <text:p>9064</text:p>
          </table:table-cell>
          <table:table-cell table:formula="of:=[.F540]/1000" office:value-type="float" office:value="9.064" calcext:value-type="float">
            <text:p>9.064</text:p>
          </table:table-cell>
          <table:table-cell table:formula="of:=[.H539]+36/1000" office:value-type="float" office:value="19.404" calcext:value-type="float">
            <text:p>19.404</text:p>
          </table:table-cell>
          <table:table-cell table:formula="of:=[.I539]+0.045" office:value-type="float" office:value="24.2550000000003" calcext:value-type="float">
            <text:p>24.255</text:p>
          </table:table-cell>
        </table:table-row>
        <table:table-row table:style-name="ro1">
          <table:table-cell table:number-columns-repeated="2"/>
          <table:table-cell office:value-type="float" office:value="541" calcext:value-type="float">
            <text:p>541</text:p>
          </table:table-cell>
          <table:table-cell office:value-type="float" office:value="8218" calcext:value-type="float">
            <text:p>8218</text:p>
          </table:table-cell>
          <table:table-cell table:formula="of:=[.D541]/1000" office:value-type="float" office:value="8.218" calcext:value-type="float">
            <text:p>8.218</text:p>
          </table:table-cell>
          <table:table-cell office:value-type="float" office:value="9076" calcext:value-type="float">
            <text:p>9076</text:p>
          </table:table-cell>
          <table:table-cell table:formula="of:=[.F541]/1000" office:value-type="float" office:value="9.076" calcext:value-type="float">
            <text:p>9.076</text:p>
          </table:table-cell>
          <table:table-cell table:formula="of:=[.H540]+36/1000" office:value-type="float" office:value="19.44" calcext:value-type="float">
            <text:p>19.44</text:p>
          </table:table-cell>
          <table:table-cell table:formula="of:=[.I540]+0.045" office:value-type="float" office:value="24.3000000000003" calcext:value-type="float">
            <text:p>24.3</text:p>
          </table:table-cell>
        </table:table-row>
        <table:table-row table:style-name="ro1">
          <table:table-cell table:number-columns-repeated="2"/>
          <table:table-cell office:value-type="float" office:value="542" calcext:value-type="float">
            <text:p>542</text:p>
          </table:table-cell>
          <table:table-cell office:value-type="float" office:value="8229" calcext:value-type="float">
            <text:p>8229</text:p>
          </table:table-cell>
          <table:table-cell table:formula="of:=[.D542]/1000" office:value-type="float" office:value="8.229" calcext:value-type="float">
            <text:p>8.229</text:p>
          </table:table-cell>
          <table:table-cell office:value-type="float" office:value="9076" calcext:value-type="float">
            <text:p>9076</text:p>
          </table:table-cell>
          <table:table-cell table:formula="of:=[.F542]/1000" office:value-type="float" office:value="9.076" calcext:value-type="float">
            <text:p>9.076</text:p>
          </table:table-cell>
          <table:table-cell table:formula="of:=[.H541]+36/1000" office:value-type="float" office:value="19.476" calcext:value-type="float">
            <text:p>19.476</text:p>
          </table:table-cell>
          <table:table-cell table:formula="of:=[.I541]+0.045" office:value-type="float" office:value="24.3450000000003" calcext:value-type="float">
            <text:p>24.345</text:p>
          </table:table-cell>
        </table:table-row>
        <table:table-row table:style-name="ro1">
          <table:table-cell table:number-columns-repeated="2"/>
          <table:table-cell office:value-type="float" office:value="543" calcext:value-type="float">
            <text:p>543</text:p>
          </table:table-cell>
          <table:table-cell office:value-type="float" office:value="8136" calcext:value-type="float">
            <text:p>8136</text:p>
          </table:table-cell>
          <table:table-cell table:formula="of:=[.D543]/1000" office:value-type="float" office:value="8.136" calcext:value-type="float">
            <text:p>8.136</text:p>
          </table:table-cell>
          <table:table-cell office:value-type="float" office:value="9108" calcext:value-type="float">
            <text:p>9108</text:p>
          </table:table-cell>
          <table:table-cell table:formula="of:=[.F543]/1000" office:value-type="float" office:value="9.108" calcext:value-type="float">
            <text:p>9.108</text:p>
          </table:table-cell>
          <table:table-cell table:formula="of:=[.H542]+36/1000" office:value-type="float" office:value="19.512" calcext:value-type="float">
            <text:p>19.512</text:p>
          </table:table-cell>
          <table:table-cell table:formula="of:=[.I542]+0.045" office:value-type="float" office:value="24.3900000000003" calcext:value-type="float">
            <text:p>24.39</text:p>
          </table:table-cell>
        </table:table-row>
        <table:table-row table:style-name="ro1">
          <table:table-cell table:number-columns-repeated="2"/>
          <table:table-cell office:value-type="float" office:value="544" calcext:value-type="float">
            <text:p>544</text:p>
          </table:table-cell>
          <table:table-cell office:value-type="float" office:value="8230" calcext:value-type="float">
            <text:p>8230</text:p>
          </table:table-cell>
          <table:table-cell table:formula="of:=[.D544]/1000" office:value-type="float" office:value="8.23" calcext:value-type="float">
            <text:p>8.23</text:p>
          </table:table-cell>
          <table:table-cell office:value-type="float" office:value="9095" calcext:value-type="float">
            <text:p>9095</text:p>
          </table:table-cell>
          <table:table-cell table:formula="of:=[.F544]/1000" office:value-type="float" office:value="9.095" calcext:value-type="float">
            <text:p>9.095</text:p>
          </table:table-cell>
          <table:table-cell table:formula="of:=[.H543]+36/1000" office:value-type="float" office:value="19.548" calcext:value-type="float">
            <text:p>19.548</text:p>
          </table:table-cell>
          <table:table-cell table:formula="of:=[.I543]+0.045" office:value-type="float" office:value="24.4350000000003" calcext:value-type="float">
            <text:p>24.435</text:p>
          </table:table-cell>
        </table:table-row>
        <table:table-row table:style-name="ro1"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8393" calcext:value-type="float">
            <text:p>8393</text:p>
          </table:table-cell>
          <table:table-cell table:formula="of:=[.D545]/1000" office:value-type="float" office:value="8.393" calcext:value-type="float">
            <text:p>8.393</text:p>
          </table:table-cell>
          <table:table-cell office:value-type="float" office:value="9081" calcext:value-type="float">
            <text:p>9081</text:p>
          </table:table-cell>
          <table:table-cell table:formula="of:=[.F545]/1000" office:value-type="float" office:value="9.081" calcext:value-type="float">
            <text:p>9.081</text:p>
          </table:table-cell>
          <table:table-cell table:formula="of:=[.H544]+36/1000" office:value-type="float" office:value="19.584" calcext:value-type="float">
            <text:p>19.584</text:p>
          </table:table-cell>
          <table:table-cell table:formula="of:=[.I544]+0.045" office:value-type="float" office:value="24.4800000000003" calcext:value-type="float">
            <text:p>24.48</text:p>
          </table:table-cell>
        </table:table-row>
        <table:table-row table:style-name="ro1">
          <table:table-cell table:number-columns-repeated="2"/>
          <table:table-cell office:value-type="float" office:value="546" calcext:value-type="float">
            <text:p>546</text:p>
          </table:table-cell>
          <table:table-cell office:value-type="float" office:value="8416" calcext:value-type="float">
            <text:p>8416</text:p>
          </table:table-cell>
          <table:table-cell table:formula="of:=[.D546]/1000" office:value-type="float" office:value="8.416" calcext:value-type="float">
            <text:p>8.416</text:p>
          </table:table-cell>
          <table:table-cell office:value-type="float" office:value="9151" calcext:value-type="float">
            <text:p>9151</text:p>
          </table:table-cell>
          <table:table-cell table:formula="of:=[.F546]/1000" office:value-type="float" office:value="9.151" calcext:value-type="float">
            <text:p>9.151</text:p>
          </table:table-cell>
          <table:table-cell table:formula="of:=[.H545]+36/1000" office:value-type="float" office:value="19.62" calcext:value-type="float">
            <text:p>19.62</text:p>
          </table:table-cell>
          <table:table-cell table:formula="of:=[.I545]+0.045" office:value-type="float" office:value="24.5250000000003" calcext:value-type="float">
            <text:p>24.525</text:p>
          </table:table-cell>
        </table:table-row>
        <table:table-row table:style-name="ro1">
          <table:table-cell table:number-columns-repeated="2"/>
          <table:table-cell office:value-type="float" office:value="547" calcext:value-type="float">
            <text:p>547</text:p>
          </table:table-cell>
          <table:table-cell office:value-type="float" office:value="8269" calcext:value-type="float">
            <text:p>8269</text:p>
          </table:table-cell>
          <table:table-cell table:formula="of:=[.D547]/1000" office:value-type="float" office:value="8.269" calcext:value-type="float">
            <text:p>8.269</text:p>
          </table:table-cell>
          <table:table-cell office:value-type="float" office:value="9120" calcext:value-type="float">
            <text:p>9120</text:p>
          </table:table-cell>
          <table:table-cell table:formula="of:=[.F547]/1000" office:value-type="float" office:value="9.12" calcext:value-type="float">
            <text:p>9.12</text:p>
          </table:table-cell>
          <table:table-cell table:formula="of:=[.H546]+36/1000" office:value-type="float" office:value="19.656" calcext:value-type="float">
            <text:p>19.656</text:p>
          </table:table-cell>
          <table:table-cell table:formula="of:=[.I546]+0.045" office:value-type="float" office:value="24.5700000000003" calcext:value-type="float">
            <text:p>24.57</text:p>
          </table:table-cell>
        </table:table-row>
        <table:table-row table:style-name="ro1">
          <table:table-cell table:number-columns-repeated="2"/>
          <table:table-cell office:value-type="float" office:value="548" calcext:value-type="float">
            <text:p>548</text:p>
          </table:table-cell>
          <table:table-cell office:value-type="float" office:value="8339" calcext:value-type="float">
            <text:p>8339</text:p>
          </table:table-cell>
          <table:table-cell table:formula="of:=[.D548]/1000" office:value-type="float" office:value="8.339" calcext:value-type="float">
            <text:p>8.339</text:p>
          </table:table-cell>
          <table:table-cell office:value-type="float" office:value="9124" calcext:value-type="float">
            <text:p>9124</text:p>
          </table:table-cell>
          <table:table-cell table:formula="of:=[.F548]/1000" office:value-type="float" office:value="9.124" calcext:value-type="float">
            <text:p>9.124</text:p>
          </table:table-cell>
          <table:table-cell table:formula="of:=[.H547]+36/1000" office:value-type="float" office:value="19.692" calcext:value-type="float">
            <text:p>19.692</text:p>
          </table:table-cell>
          <table:table-cell table:formula="of:=[.I547]+0.045" office:value-type="float" office:value="24.6150000000003" calcext:value-type="float">
            <text:p>24.615</text:p>
          </table:table-cell>
        </table:table-row>
        <table:table-row table:style-name="ro1">
          <table:table-cell table:number-columns-repeated="2"/>
          <table:table-cell office:value-type="float" office:value="549" calcext:value-type="float">
            <text:p>549</text:p>
          </table:table-cell>
          <table:table-cell office:value-type="float" office:value="8308" calcext:value-type="float">
            <text:p>8308</text:p>
          </table:table-cell>
          <table:table-cell table:formula="of:=[.D549]/1000" office:value-type="float" office:value="8.308" calcext:value-type="float">
            <text:p>8.308</text:p>
          </table:table-cell>
          <table:table-cell office:value-type="float" office:value="9125" calcext:value-type="float">
            <text:p>9125</text:p>
          </table:table-cell>
          <table:table-cell table:formula="of:=[.F549]/1000" office:value-type="float" office:value="9.125" calcext:value-type="float">
            <text:p>9.125</text:p>
          </table:table-cell>
          <table:table-cell table:formula="of:=[.H548]+36/1000" office:value-type="float" office:value="19.728" calcext:value-type="float">
            <text:p>19.728</text:p>
          </table:table-cell>
          <table:table-cell table:formula="of:=[.I548]+0.045" office:value-type="float" office:value="24.6600000000003" calcext:value-type="float">
            <text:p>24.66</text:p>
          </table:table-cell>
        </table:table-row>
        <table:table-row table:style-name="ro1"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8839" calcext:value-type="float">
            <text:p>8839</text:p>
          </table:table-cell>
          <table:table-cell table:formula="of:=[.D550]/1000" office:value-type="float" office:value="8.839" calcext:value-type="float">
            <text:p>8.839</text:p>
          </table:table-cell>
          <table:table-cell office:value-type="float" office:value="9060" calcext:value-type="float">
            <text:p>9060</text:p>
          </table:table-cell>
          <table:table-cell table:formula="of:=[.F550]/1000" office:value-type="float" office:value="9.06" calcext:value-type="float">
            <text:p>9.06</text:p>
          </table:table-cell>
          <table:table-cell table:formula="of:=[.H549]+36/1000" office:value-type="float" office:value="19.764" calcext:value-type="float">
            <text:p>19.764</text:p>
          </table:table-cell>
          <table:table-cell table:formula="of:=[.I549]+0.045" office:value-type="float" office:value="24.7050000000003" calcext:value-type="float">
            <text:p>24.705</text:p>
          </table:table-cell>
        </table:table-row>
        <table:table-row table:style-name="ro1">
          <table:table-cell table:number-columns-repeated="2"/>
          <table:table-cell office:value-type="float" office:value="551" calcext:value-type="float">
            <text:p>551</text:p>
          </table:table-cell>
          <table:table-cell office:value-type="float" office:value="8356" calcext:value-type="float">
            <text:p>8356</text:p>
          </table:table-cell>
          <table:table-cell table:formula="of:=[.D551]/1000" office:value-type="float" office:value="8.356" calcext:value-type="float">
            <text:p>8.356</text:p>
          </table:table-cell>
          <table:table-cell office:value-type="float" office:value="9136" calcext:value-type="float">
            <text:p>9136</text:p>
          </table:table-cell>
          <table:table-cell table:formula="of:=[.F551]/1000" office:value-type="float" office:value="9.136" calcext:value-type="float">
            <text:p>9.136</text:p>
          </table:table-cell>
          <table:table-cell table:formula="of:=[.H550]+36/1000" office:value-type="float" office:value="19.8" calcext:value-type="float">
            <text:p>19.8</text:p>
          </table:table-cell>
          <table:table-cell table:formula="of:=[.I550]+0.045" office:value-type="float" office:value="24.7500000000003" calcext:value-type="float">
            <text:p>24.75</text:p>
          </table:table-cell>
        </table:table-row>
        <table:table-row table:style-name="ro1">
          <table:table-cell table:number-columns-repeated="2"/>
          <table:table-cell office:value-type="float" office:value="552" calcext:value-type="float">
            <text:p>552</text:p>
          </table:table-cell>
          <table:table-cell office:value-type="float" office:value="8389" calcext:value-type="float">
            <text:p>8389</text:p>
          </table:table-cell>
          <table:table-cell table:formula="of:=[.D552]/1000" office:value-type="float" office:value="8.389" calcext:value-type="float">
            <text:p>8.389</text:p>
          </table:table-cell>
          <table:table-cell office:value-type="float" office:value="9195" calcext:value-type="float">
            <text:p>9195</text:p>
          </table:table-cell>
          <table:table-cell table:formula="of:=[.F552]/1000" office:value-type="float" office:value="9.195" calcext:value-type="float">
            <text:p>9.195</text:p>
          </table:table-cell>
          <table:table-cell table:formula="of:=[.H551]+36/1000" office:value-type="float" office:value="19.836" calcext:value-type="float">
            <text:p>19.836</text:p>
          </table:table-cell>
          <table:table-cell table:formula="of:=[.I551]+0.045" office:value-type="float" office:value="24.7950000000003" calcext:value-type="float">
            <text:p>24.795</text:p>
          </table:table-cell>
        </table:table-row>
        <table:table-row table:style-name="ro1">
          <table:table-cell table:number-columns-repeated="2"/>
          <table:table-cell office:value-type="float" office:value="553" calcext:value-type="float">
            <text:p>553</text:p>
          </table:table-cell>
          <table:table-cell office:value-type="float" office:value="8754" calcext:value-type="float">
            <text:p>8754</text:p>
          </table:table-cell>
          <table:table-cell table:formula="of:=[.D553]/1000" office:value-type="float" office:value="8.754" calcext:value-type="float">
            <text:p>8.754</text:p>
          </table:table-cell>
          <table:table-cell office:value-type="float" office:value="9115" calcext:value-type="float">
            <text:p>9115</text:p>
          </table:table-cell>
          <table:table-cell table:formula="of:=[.F553]/1000" office:value-type="float" office:value="9.115" calcext:value-type="float">
            <text:p>9.115</text:p>
          </table:table-cell>
          <table:table-cell table:formula="of:=[.H552]+36/1000" office:value-type="float" office:value="19.872" calcext:value-type="float">
            <text:p>19.872</text:p>
          </table:table-cell>
          <table:table-cell table:formula="of:=[.I552]+0.045" office:value-type="float" office:value="24.8400000000003" calcext:value-type="float">
            <text:p>24.84</text:p>
          </table:table-cell>
        </table:table-row>
        <table:table-row table:style-name="ro1">
          <table:table-cell table:number-columns-repeated="2"/>
          <table:table-cell office:value-type="float" office:value="554" calcext:value-type="float">
            <text:p>554</text:p>
          </table:table-cell>
          <table:table-cell office:value-type="float" office:value="8460" calcext:value-type="float">
            <text:p>8460</text:p>
          </table:table-cell>
          <table:table-cell table:formula="of:=[.D554]/1000" office:value-type="float" office:value="8.46" calcext:value-type="float">
            <text:p>8.46</text:p>
          </table:table-cell>
          <table:table-cell office:value-type="float" office:value="9132" calcext:value-type="float">
            <text:p>9132</text:p>
          </table:table-cell>
          <table:table-cell table:formula="of:=[.F554]/1000" office:value-type="float" office:value="9.132" calcext:value-type="float">
            <text:p>9.132</text:p>
          </table:table-cell>
          <table:table-cell table:formula="of:=[.H553]+36/1000" office:value-type="float" office:value="19.908" calcext:value-type="float">
            <text:p>19.908</text:p>
          </table:table-cell>
          <table:table-cell table:formula="of:=[.I553]+0.045" office:value-type="float" office:value="24.8850000000003" calcext:value-type="float">
            <text:p>24.885</text:p>
          </table:table-cell>
        </table:table-row>
        <table:table-row table:style-name="ro1">
          <table:table-cell table:number-columns-repeated="2"/>
          <table:table-cell office:value-type="float" office:value="555" calcext:value-type="float">
            <text:p>555</text:p>
          </table:table-cell>
          <table:table-cell office:value-type="float" office:value="8458" calcext:value-type="float">
            <text:p>8458</text:p>
          </table:table-cell>
          <table:table-cell table:formula="of:=[.D555]/1000" office:value-type="float" office:value="8.458" calcext:value-type="float">
            <text:p>8.458</text:p>
          </table:table-cell>
          <table:table-cell office:value-type="float" office:value="9126" calcext:value-type="float">
            <text:p>9126</text:p>
          </table:table-cell>
          <table:table-cell table:formula="of:=[.F555]/1000" office:value-type="float" office:value="9.126" calcext:value-type="float">
            <text:p>9.126</text:p>
          </table:table-cell>
          <table:table-cell table:formula="of:=[.H554]+36/1000" office:value-type="float" office:value="19.944" calcext:value-type="float">
            <text:p>19.944</text:p>
          </table:table-cell>
          <table:table-cell table:formula="of:=[.I554]+0.045" office:value-type="float" office:value="24.9300000000003" calcext:value-type="float">
            <text:p>24.93</text:p>
          </table:table-cell>
        </table:table-row>
        <table:table-row table:style-name="ro1">
          <table:table-cell table:number-columns-repeated="2"/>
          <table:table-cell office:value-type="float" office:value="556" calcext:value-type="float">
            <text:p>556</text:p>
          </table:table-cell>
          <table:table-cell office:value-type="float" office:value="8291" calcext:value-type="float">
            <text:p>8291</text:p>
          </table:table-cell>
          <table:table-cell table:formula="of:=[.D556]/1000" office:value-type="float" office:value="8.291" calcext:value-type="float">
            <text:p>8.291</text:p>
          </table:table-cell>
          <table:table-cell office:value-type="float" office:value="9050" calcext:value-type="float">
            <text:p>9050</text:p>
          </table:table-cell>
          <table:table-cell table:formula="of:=[.F556]/1000" office:value-type="float" office:value="9.05" calcext:value-type="float">
            <text:p>9.05</text:p>
          </table:table-cell>
          <table:table-cell table:formula="of:=[.H555]+36/1000" office:value-type="float" office:value="19.98" calcext:value-type="float">
            <text:p>19.98</text:p>
          </table:table-cell>
          <table:table-cell table:formula="of:=[.I555]+0.045" office:value-type="float" office:value="24.9750000000003" calcext:value-type="float">
            <text:p>24.975</text:p>
          </table:table-cell>
        </table:table-row>
        <table:table-row table:style-name="ro1">
          <table:table-cell table:number-columns-repeated="2"/>
          <table:table-cell office:value-type="float" office:value="557" calcext:value-type="float">
            <text:p>557</text:p>
          </table:table-cell>
          <table:table-cell office:value-type="float" office:value="8224" calcext:value-type="float">
            <text:p>8224</text:p>
          </table:table-cell>
          <table:table-cell table:formula="of:=[.D557]/1000" office:value-type="float" office:value="8.224" calcext:value-type="float">
            <text:p>8.224</text:p>
          </table:table-cell>
          <table:table-cell office:value-type="float" office:value="9114" calcext:value-type="float">
            <text:p>9114</text:p>
          </table:table-cell>
          <table:table-cell table:formula="of:=[.F557]/1000" office:value-type="float" office:value="9.114" calcext:value-type="float">
            <text:p>9.114</text:p>
          </table:table-cell>
          <table:table-cell table:formula="of:=[.H556]+36/1000" office:value-type="float" office:value="20.016" calcext:value-type="float">
            <text:p>20.016</text:p>
          </table:table-cell>
          <table:table-cell table:formula="of:=[.I556]+0.045" office:value-type="float" office:value="25.0200000000003" calcext:value-type="float">
            <text:p>25.02</text:p>
          </table:table-cell>
        </table:table-row>
        <table:table-row table:style-name="ro1">
          <table:table-cell table:number-columns-repeated="2"/>
          <table:table-cell office:value-type="float" office:value="558" calcext:value-type="float">
            <text:p>558</text:p>
          </table:table-cell>
          <table:table-cell office:value-type="float" office:value="8134" calcext:value-type="float">
            <text:p>8134</text:p>
          </table:table-cell>
          <table:table-cell table:formula="of:=[.D558]/1000" office:value-type="float" office:value="8.134" calcext:value-type="float">
            <text:p>8.134</text:p>
          </table:table-cell>
          <table:table-cell office:value-type="float" office:value="9047" calcext:value-type="float">
            <text:p>9047</text:p>
          </table:table-cell>
          <table:table-cell table:formula="of:=[.F558]/1000" office:value-type="float" office:value="9.047" calcext:value-type="float">
            <text:p>9.047</text:p>
          </table:table-cell>
          <table:table-cell table:formula="of:=[.H557]+36/1000" office:value-type="float" office:value="20.052" calcext:value-type="float">
            <text:p>20.052</text:p>
          </table:table-cell>
          <table:table-cell table:formula="of:=[.I557]+0.045" office:value-type="float" office:value="25.0650000000003" calcext:value-type="float">
            <text:p>25.065</text:p>
          </table:table-cell>
        </table:table-row>
        <table:table-row table:style-name="ro1">
          <table:table-cell table:number-columns-repeated="2"/>
          <table:table-cell office:value-type="float" office:value="559" calcext:value-type="float">
            <text:p>559</text:p>
          </table:table-cell>
          <table:table-cell office:value-type="float" office:value="8062" calcext:value-type="float">
            <text:p>8062</text:p>
          </table:table-cell>
          <table:table-cell table:formula="of:=[.D559]/1000" office:value-type="float" office:value="8.062" calcext:value-type="float">
            <text:p>8.062</text:p>
          </table:table-cell>
          <table:table-cell office:value-type="float" office:value="9043" calcext:value-type="float">
            <text:p>9043</text:p>
          </table:table-cell>
          <table:table-cell table:formula="of:=[.F559]/1000" office:value-type="float" office:value="9.043" calcext:value-type="float">
            <text:p>9.043</text:p>
          </table:table-cell>
          <table:table-cell table:formula="of:=[.H558]+36/1000" office:value-type="float" office:value="20.088" calcext:value-type="float">
            <text:p>20.088</text:p>
          </table:table-cell>
          <table:table-cell table:formula="of:=[.I558]+0.045" office:value-type="float" office:value="25.1100000000003" calcext:value-type="float">
            <text:p>25.11</text:p>
          </table:table-cell>
        </table:table-row>
        <table:table-row table:style-name="ro1">
          <table:table-cell table:number-columns-repeated="2"/>
          <table:table-cell office:value-type="float" office:value="560" calcext:value-type="float">
            <text:p>560</text:p>
          </table:table-cell>
          <table:table-cell office:value-type="float" office:value="8164" calcext:value-type="float">
            <text:p>8164</text:p>
          </table:table-cell>
          <table:table-cell table:formula="of:=[.D560]/1000" office:value-type="float" office:value="8.164" calcext:value-type="float">
            <text:p>8.164</text:p>
          </table:table-cell>
          <table:table-cell office:value-type="float" office:value="9120" calcext:value-type="float">
            <text:p>9120</text:p>
          </table:table-cell>
          <table:table-cell table:formula="of:=[.F560]/1000" office:value-type="float" office:value="9.12" calcext:value-type="float">
            <text:p>9.12</text:p>
          </table:table-cell>
          <table:table-cell table:formula="of:=[.H559]+36/1000" office:value-type="float" office:value="20.124" calcext:value-type="float">
            <text:p>20.124</text:p>
          </table:table-cell>
          <table:table-cell table:formula="of:=[.I559]+0.045" office:value-type="float" office:value="25.1550000000003" calcext:value-type="float">
            <text:p>25.155</text:p>
          </table:table-cell>
        </table:table-row>
        <table:table-row table:style-name="ro1">
          <table:table-cell table:number-columns-repeated="2"/>
          <table:table-cell office:value-type="float" office:value="561" calcext:value-type="float">
            <text:p>561</text:p>
          </table:table-cell>
          <table:table-cell office:value-type="float" office:value="8138" calcext:value-type="float">
            <text:p>8138</text:p>
          </table:table-cell>
          <table:table-cell table:formula="of:=[.D561]/1000" office:value-type="float" office:value="8.138" calcext:value-type="float">
            <text:p>8.138</text:p>
          </table:table-cell>
          <table:table-cell office:value-type="float" office:value="9004" calcext:value-type="float">
            <text:p>9004</text:p>
          </table:table-cell>
          <table:table-cell table:formula="of:=[.F561]/1000" office:value-type="float" office:value="9.004" calcext:value-type="float">
            <text:p>9.004</text:p>
          </table:table-cell>
          <table:table-cell table:formula="of:=[.H560]+36/1000" office:value-type="float" office:value="20.16" calcext:value-type="float">
            <text:p>20.16</text:p>
          </table:table-cell>
          <table:table-cell table:formula="of:=[.I560]+0.045" office:value-type="float" office:value="25.2000000000003" calcext:value-type="float">
            <text:p>25.2</text:p>
          </table:table-cell>
        </table:table-row>
        <table:table-row table:style-name="ro1"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8467" calcext:value-type="float">
            <text:p>8467</text:p>
          </table:table-cell>
          <table:table-cell table:formula="of:=[.D562]/1000" office:value-type="float" office:value="8.467" calcext:value-type="float">
            <text:p>8.467</text:p>
          </table:table-cell>
          <table:table-cell office:value-type="float" office:value="9078" calcext:value-type="float">
            <text:p>9078</text:p>
          </table:table-cell>
          <table:table-cell table:formula="of:=[.F562]/1000" office:value-type="float" office:value="9.078" calcext:value-type="float">
            <text:p>9.078</text:p>
          </table:table-cell>
          <table:table-cell table:formula="of:=[.H561]+36/1000" office:value-type="float" office:value="20.196" calcext:value-type="float">
            <text:p>20.196</text:p>
          </table:table-cell>
          <table:table-cell table:formula="of:=[.I561]+0.045" office:value-type="float" office:value="25.2450000000003" calcext:value-type="float">
            <text:p>25.245</text:p>
          </table:table-cell>
        </table:table-row>
        <table:table-row table:style-name="ro1">
          <table:table-cell table:number-columns-repeated="2"/>
          <table:table-cell office:value-type="float" office:value="563" calcext:value-type="float">
            <text:p>563</text:p>
          </table:table-cell>
          <table:table-cell office:value-type="float" office:value="8130" calcext:value-type="float">
            <text:p>8130</text:p>
          </table:table-cell>
          <table:table-cell table:formula="of:=[.D563]/1000" office:value-type="float" office:value="8.13" calcext:value-type="float">
            <text:p>8.13</text:p>
          </table:table-cell>
          <table:table-cell office:value-type="float" office:value="9113" calcext:value-type="float">
            <text:p>9113</text:p>
          </table:table-cell>
          <table:table-cell table:formula="of:=[.F563]/1000" office:value-type="float" office:value="9.113" calcext:value-type="float">
            <text:p>9.113</text:p>
          </table:table-cell>
          <table:table-cell table:formula="of:=[.H562]+36/1000" office:value-type="float" office:value="20.232" calcext:value-type="float">
            <text:p>20.232</text:p>
          </table:table-cell>
          <table:table-cell table:formula="of:=[.I562]+0.045" office:value-type="float" office:value="25.2900000000003" calcext:value-type="float">
            <text:p>25.29</text:p>
          </table:table-cell>
        </table:table-row>
        <table:table-row table:style-name="ro1">
          <table:table-cell table:number-columns-repeated="2"/>
          <table:table-cell office:value-type="float" office:value="564" calcext:value-type="float">
            <text:p>564</text:p>
          </table:table-cell>
          <table:table-cell office:value-type="float" office:value="8142" calcext:value-type="float">
            <text:p>8142</text:p>
          </table:table-cell>
          <table:table-cell table:formula="of:=[.D564]/1000" office:value-type="float" office:value="8.142" calcext:value-type="float">
            <text:p>8.142</text:p>
          </table:table-cell>
          <table:table-cell office:value-type="float" office:value="9064" calcext:value-type="float">
            <text:p>9064</text:p>
          </table:table-cell>
          <table:table-cell table:formula="of:=[.F564]/1000" office:value-type="float" office:value="9.064" calcext:value-type="float">
            <text:p>9.064</text:p>
          </table:table-cell>
          <table:table-cell table:formula="of:=[.H563]+36/1000" office:value-type="float" office:value="20.268" calcext:value-type="float">
            <text:p>20.268</text:p>
          </table:table-cell>
          <table:table-cell table:formula="of:=[.I563]+0.045" office:value-type="float" office:value="25.3350000000003" calcext:value-type="float">
            <text:p>25.335</text:p>
          </table:table-cell>
        </table:table-row>
        <table:table-row table:style-name="ro1">
          <table:table-cell table:number-columns-repeated="2"/>
          <table:table-cell office:value-type="float" office:value="565" calcext:value-type="float">
            <text:p>565</text:p>
          </table:table-cell>
          <table:table-cell office:value-type="float" office:value="8960" calcext:value-type="float">
            <text:p>8960</text:p>
          </table:table-cell>
          <table:table-cell table:formula="of:=[.D565]/1000" office:value-type="float" office:value="8.96" calcext:value-type="float">
            <text:p>8.96</text:p>
          </table:table-cell>
          <table:table-cell office:value-type="float" office:value="9132" calcext:value-type="float">
            <text:p>9132</text:p>
          </table:table-cell>
          <table:table-cell table:formula="of:=[.F565]/1000" office:value-type="float" office:value="9.132" calcext:value-type="float">
            <text:p>9.132</text:p>
          </table:table-cell>
          <table:table-cell table:formula="of:=[.H564]+36/1000" office:value-type="float" office:value="20.304" calcext:value-type="float">
            <text:p>20.304</text:p>
          </table:table-cell>
          <table:table-cell table:formula="of:=[.I564]+0.045" office:value-type="float" office:value="25.3800000000003" calcext:value-type="float">
            <text:p>25.38</text:p>
          </table:table-cell>
        </table:table-row>
        <table:table-row table:style-name="ro1">
          <table:table-cell table:number-columns-repeated="2"/>
          <table:table-cell office:value-type="float" office:value="566" calcext:value-type="float">
            <text:p>566</text:p>
          </table:table-cell>
          <table:table-cell office:value-type="float" office:value="8849" calcext:value-type="float">
            <text:p>8849</text:p>
          </table:table-cell>
          <table:table-cell table:formula="of:=[.D566]/1000" office:value-type="float" office:value="8.849" calcext:value-type="float">
            <text:p>8.849</text:p>
          </table:table-cell>
          <table:table-cell office:value-type="float" office:value="9106" calcext:value-type="float">
            <text:p>9106</text:p>
          </table:table-cell>
          <table:table-cell table:formula="of:=[.F566]/1000" office:value-type="float" office:value="9.106" calcext:value-type="float">
            <text:p>9.106</text:p>
          </table:table-cell>
          <table:table-cell table:formula="of:=[.H565]+36/1000" office:value-type="float" office:value="20.34" calcext:value-type="float">
            <text:p>20.34</text:p>
          </table:table-cell>
          <table:table-cell table:formula="of:=[.I565]+0.045" office:value-type="float" office:value="25.4250000000003" calcext:value-type="float">
            <text:p>25.425</text:p>
          </table:table-cell>
        </table:table-row>
        <table:table-row table:style-name="ro1">
          <table:table-cell table:number-columns-repeated="2"/>
          <table:table-cell office:value-type="float" office:value="567" calcext:value-type="float">
            <text:p>567</text:p>
          </table:table-cell>
          <table:table-cell office:value-type="float" office:value="8423" calcext:value-type="float">
            <text:p>8423</text:p>
          </table:table-cell>
          <table:table-cell table:formula="of:=[.D567]/1000" office:value-type="float" office:value="8.423" calcext:value-type="float">
            <text:p>8.423</text:p>
          </table:table-cell>
          <table:table-cell office:value-type="float" office:value="9150" calcext:value-type="float">
            <text:p>9150</text:p>
          </table:table-cell>
          <table:table-cell table:formula="of:=[.F567]/1000" office:value-type="float" office:value="9.15" calcext:value-type="float">
            <text:p>9.15</text:p>
          </table:table-cell>
          <table:table-cell table:formula="of:=[.H566]+36/1000" office:value-type="float" office:value="20.376" calcext:value-type="float">
            <text:p>20.376</text:p>
          </table:table-cell>
          <table:table-cell table:formula="of:=[.I566]+0.045" office:value-type="float" office:value="25.4700000000003" calcext:value-type="float">
            <text:p>25.47</text:p>
          </table:table-cell>
        </table:table-row>
        <table:table-row table:style-name="ro1">
          <table:table-cell table:number-columns-repeated="2"/>
          <table:table-cell office:value-type="float" office:value="568" calcext:value-type="float">
            <text:p>568</text:p>
          </table:table-cell>
          <table:table-cell office:value-type="float" office:value="8867" calcext:value-type="float">
            <text:p>8867</text:p>
          </table:table-cell>
          <table:table-cell table:formula="of:=[.D568]/1000" office:value-type="float" office:value="8.867" calcext:value-type="float">
            <text:p>8.867</text:p>
          </table:table-cell>
          <table:table-cell office:value-type="float" office:value="9143" calcext:value-type="float">
            <text:p>9143</text:p>
          </table:table-cell>
          <table:table-cell table:formula="of:=[.F568]/1000" office:value-type="float" office:value="9.143" calcext:value-type="float">
            <text:p>9.143</text:p>
          </table:table-cell>
          <table:table-cell table:formula="of:=[.H567]+36/1000" office:value-type="float" office:value="20.412" calcext:value-type="float">
            <text:p>20.412</text:p>
          </table:table-cell>
          <table:table-cell table:formula="of:=[.I567]+0.045" office:value-type="float" office:value="25.5150000000003" calcext:value-type="float">
            <text:p>25.515</text:p>
          </table:table-cell>
        </table:table-row>
        <table:table-row table:style-name="ro1">
          <table:table-cell table:number-columns-repeated="2"/>
          <table:table-cell office:value-type="float" office:value="569" calcext:value-type="float">
            <text:p>569</text:p>
          </table:table-cell>
          <table:table-cell office:value-type="float" office:value="8426" calcext:value-type="float">
            <text:p>8426</text:p>
          </table:table-cell>
          <table:table-cell table:formula="of:=[.D569]/1000" office:value-type="float" office:value="8.426" calcext:value-type="float">
            <text:p>8.426</text:p>
          </table:table-cell>
          <table:table-cell office:value-type="float" office:value="9169" calcext:value-type="float">
            <text:p>9169</text:p>
          </table:table-cell>
          <table:table-cell table:formula="of:=[.F569]/1000" office:value-type="float" office:value="9.169" calcext:value-type="float">
            <text:p>9.169</text:p>
          </table:table-cell>
          <table:table-cell table:formula="of:=[.H568]+36/1000" office:value-type="float" office:value="20.448" calcext:value-type="float">
            <text:p>20.448</text:p>
          </table:table-cell>
          <table:table-cell table:formula="of:=[.I568]+0.045" office:value-type="float" office:value="25.5600000000003" calcext:value-type="float">
            <text:p>25.56</text:p>
          </table:table-cell>
        </table:table-row>
        <table:table-row table:style-name="ro1">
          <table:table-cell table:number-columns-repeated="2"/>
          <table:table-cell office:value-type="float" office:value="570" calcext:value-type="float">
            <text:p>570</text:p>
          </table:table-cell>
          <table:table-cell office:value-type="float" office:value="8105" calcext:value-type="float">
            <text:p>8105</text:p>
          </table:table-cell>
          <table:table-cell table:formula="of:=[.D570]/1000" office:value-type="float" office:value="8.105" calcext:value-type="float">
            <text:p>8.105</text:p>
          </table:table-cell>
          <table:table-cell office:value-type="float" office:value="9188" calcext:value-type="float">
            <text:p>9188</text:p>
          </table:table-cell>
          <table:table-cell table:formula="of:=[.F570]/1000" office:value-type="float" office:value="9.188" calcext:value-type="float">
            <text:p>9.188</text:p>
          </table:table-cell>
          <table:table-cell table:formula="of:=[.H569]+36/1000" office:value-type="float" office:value="20.484" calcext:value-type="float">
            <text:p>20.484</text:p>
          </table:table-cell>
          <table:table-cell table:formula="of:=[.I569]+0.045" office:value-type="float" office:value="25.6050000000003" calcext:value-type="float">
            <text:p>25.605</text:p>
          </table:table-cell>
        </table:table-row>
        <table:table-row table:style-name="ro1">
          <table:table-cell table:number-columns-repeated="2"/>
          <table:table-cell office:value-type="float" office:value="571" calcext:value-type="float">
            <text:p>571</text:p>
          </table:table-cell>
          <table:table-cell office:value-type="float" office:value="8037" calcext:value-type="float">
            <text:p>8037</text:p>
          </table:table-cell>
          <table:table-cell table:formula="of:=[.D571]/1000" office:value-type="float" office:value="8.037" calcext:value-type="float">
            <text:p>8.037</text:p>
          </table:table-cell>
          <table:table-cell office:value-type="float" office:value="9080" calcext:value-type="float">
            <text:p>9080</text:p>
          </table:table-cell>
          <table:table-cell table:formula="of:=[.F571]/1000" office:value-type="float" office:value="9.08" calcext:value-type="float">
            <text:p>9.08</text:p>
          </table:table-cell>
          <table:table-cell table:formula="of:=[.H570]+36/1000" office:value-type="float" office:value="20.52" calcext:value-type="float">
            <text:p>20.52</text:p>
          </table:table-cell>
          <table:table-cell table:formula="of:=[.I570]+0.045" office:value-type="float" office:value="25.6500000000003" calcext:value-type="float">
            <text:p>25.65</text:p>
          </table:table-cell>
        </table:table-row>
        <table:table-row table:style-name="ro1">
          <table:table-cell table:number-columns-repeated="2"/>
          <table:table-cell office:value-type="float" office:value="572" calcext:value-type="float">
            <text:p>572</text:p>
          </table:table-cell>
          <table:table-cell office:value-type="float" office:value="8153" calcext:value-type="float">
            <text:p>8153</text:p>
          </table:table-cell>
          <table:table-cell table:formula="of:=[.D572]/1000" office:value-type="float" office:value="8.153" calcext:value-type="float">
            <text:p>8.153</text:p>
          </table:table-cell>
          <table:table-cell office:value-type="float" office:value="9191" calcext:value-type="float">
            <text:p>9191</text:p>
          </table:table-cell>
          <table:table-cell table:formula="of:=[.F572]/1000" office:value-type="float" office:value="9.191" calcext:value-type="float">
            <text:p>9.191</text:p>
          </table:table-cell>
          <table:table-cell table:formula="of:=[.H571]+36/1000" office:value-type="float" office:value="20.556" calcext:value-type="float">
            <text:p>20.556</text:p>
          </table:table-cell>
          <table:table-cell table:formula="of:=[.I571]+0.045" office:value-type="float" office:value="25.6950000000003" calcext:value-type="float">
            <text:p>25.695</text:p>
          </table:table-cell>
        </table:table-row>
        <table:table-row table:style-name="ro1">
          <table:table-cell table:number-columns-repeated="2"/>
          <table:table-cell office:value-type="float" office:value="573" calcext:value-type="float">
            <text:p>573</text:p>
          </table:table-cell>
          <table:table-cell office:value-type="float" office:value="8095" calcext:value-type="float">
            <text:p>8095</text:p>
          </table:table-cell>
          <table:table-cell table:formula="of:=[.D573]/1000" office:value-type="float" office:value="8.095" calcext:value-type="float">
            <text:p>8.095</text:p>
          </table:table-cell>
          <table:table-cell office:value-type="float" office:value="9194" calcext:value-type="float">
            <text:p>9194</text:p>
          </table:table-cell>
          <table:table-cell table:formula="of:=[.F573]/1000" office:value-type="float" office:value="9.194" calcext:value-type="float">
            <text:p>9.194</text:p>
          </table:table-cell>
          <table:table-cell table:formula="of:=[.H572]+36/1000" office:value-type="float" office:value="20.592" calcext:value-type="float">
            <text:p>20.592</text:p>
          </table:table-cell>
          <table:table-cell table:formula="of:=[.I572]+0.045" office:value-type="float" office:value="25.7400000000003" calcext:value-type="float">
            <text:p>25.74</text:p>
          </table:table-cell>
        </table:table-row>
        <table:table-row table:style-name="ro1">
          <table:table-cell table:number-columns-repeated="2"/>
          <table:table-cell office:value-type="float" office:value="574" calcext:value-type="float">
            <text:p>574</text:p>
          </table:table-cell>
          <table:table-cell office:value-type="float" office:value="8153" calcext:value-type="float">
            <text:p>8153</text:p>
          </table:table-cell>
          <table:table-cell table:formula="of:=[.D574]/1000" office:value-type="float" office:value="8.153" calcext:value-type="float">
            <text:p>8.153</text:p>
          </table:table-cell>
          <table:table-cell office:value-type="float" office:value="9285" calcext:value-type="float">
            <text:p>9285</text:p>
          </table:table-cell>
          <table:table-cell table:formula="of:=[.F574]/1000" office:value-type="float" office:value="9.285" calcext:value-type="float">
            <text:p>9.285</text:p>
          </table:table-cell>
          <table:table-cell table:formula="of:=[.H573]+36/1000" office:value-type="float" office:value="20.628" calcext:value-type="float">
            <text:p>20.628</text:p>
          </table:table-cell>
          <table:table-cell table:formula="of:=[.I573]+0.045" office:value-type="float" office:value="25.7850000000003" calcext:value-type="float">
            <text:p>25.785</text:p>
          </table:table-cell>
        </table:table-row>
        <table:table-row table:style-name="ro1">
          <table:table-cell table:number-columns-repeated="2"/>
          <table:table-cell office:value-type="float" office:value="575" calcext:value-type="float">
            <text:p>575</text:p>
          </table:table-cell>
          <table:table-cell office:value-type="float" office:value="8150" calcext:value-type="float">
            <text:p>8150</text:p>
          </table:table-cell>
          <table:table-cell table:formula="of:=[.D575]/1000" office:value-type="float" office:value="8.15" calcext:value-type="float">
            <text:p>8.15</text:p>
          </table:table-cell>
          <table:table-cell office:value-type="float" office:value="9110" calcext:value-type="float">
            <text:p>9110</text:p>
          </table:table-cell>
          <table:table-cell table:formula="of:=[.F575]/1000" office:value-type="float" office:value="9.11" calcext:value-type="float">
            <text:p>9.11</text:p>
          </table:table-cell>
          <table:table-cell table:formula="of:=[.H574]+36/1000" office:value-type="float" office:value="20.664" calcext:value-type="float">
            <text:p>20.664</text:p>
          </table:table-cell>
          <table:table-cell table:formula="of:=[.I574]+0.045" office:value-type="float" office:value="25.8300000000003" calcext:value-type="float">
            <text:p>25.83</text:p>
          </table:table-cell>
        </table:table-row>
        <table:table-row table:style-name="ro1">
          <table:table-cell table:number-columns-repeated="2"/>
          <table:table-cell office:value-type="float" office:value="576" calcext:value-type="float">
            <text:p>576</text:p>
          </table:table-cell>
          <table:table-cell office:value-type="float" office:value="8036" calcext:value-type="float">
            <text:p>8036</text:p>
          </table:table-cell>
          <table:table-cell table:formula="of:=[.D576]/1000" office:value-type="float" office:value="8.036" calcext:value-type="float">
            <text:p>8.036</text:p>
          </table:table-cell>
          <table:table-cell office:value-type="float" office:value="9248" calcext:value-type="float">
            <text:p>9248</text:p>
          </table:table-cell>
          <table:table-cell table:formula="of:=[.F576]/1000" office:value-type="float" office:value="9.248" calcext:value-type="float">
            <text:p>9.248</text:p>
          </table:table-cell>
          <table:table-cell table:formula="of:=[.H575]+36/1000" office:value-type="float" office:value="20.7" calcext:value-type="float">
            <text:p>20.7</text:p>
          </table:table-cell>
          <table:table-cell table:formula="of:=[.I575]+0.045" office:value-type="float" office:value="25.8750000000003" calcext:value-type="float">
            <text:p>25.875</text:p>
          </table:table-cell>
        </table:table-row>
        <table:table-row table:style-name="ro1">
          <table:table-cell table:number-columns-repeated="2"/>
          <table:table-cell office:value-type="float" office:value="577" calcext:value-type="float">
            <text:p>577</text:p>
          </table:table-cell>
          <table:table-cell office:value-type="float" office:value="7950" calcext:value-type="float">
            <text:p>7950</text:p>
          </table:table-cell>
          <table:table-cell table:formula="of:=[.D577]/1000" office:value-type="float" office:value="7.95" calcext:value-type="float">
            <text:p>7.95</text:p>
          </table:table-cell>
          <table:table-cell office:value-type="float" office:value="9214" calcext:value-type="float">
            <text:p>9214</text:p>
          </table:table-cell>
          <table:table-cell table:formula="of:=[.F577]/1000" office:value-type="float" office:value="9.214" calcext:value-type="float">
            <text:p>9.214</text:p>
          </table:table-cell>
          <table:table-cell table:formula="of:=[.H576]+36/1000" office:value-type="float" office:value="20.736" calcext:value-type="float">
            <text:p>20.736</text:p>
          </table:table-cell>
          <table:table-cell table:formula="of:=[.I576]+0.045" office:value-type="float" office:value="25.9200000000004" calcext:value-type="float">
            <text:p>25.92</text:p>
          </table:table-cell>
        </table:table-row>
        <table:table-row table:style-name="ro1">
          <table:table-cell table:number-columns-repeated="2"/>
          <table:table-cell office:value-type="float" office:value="578" calcext:value-type="float">
            <text:p>578</text:p>
          </table:table-cell>
          <table:table-cell office:value-type="float" office:value="8050" calcext:value-type="float">
            <text:p>8050</text:p>
          </table:table-cell>
          <table:table-cell table:formula="of:=[.D578]/1000" office:value-type="float" office:value="8.05" calcext:value-type="float">
            <text:p>8.05</text:p>
          </table:table-cell>
          <table:table-cell office:value-type="float" office:value="9224" calcext:value-type="float">
            <text:p>9224</text:p>
          </table:table-cell>
          <table:table-cell table:formula="of:=[.F578]/1000" office:value-type="float" office:value="9.224" calcext:value-type="float">
            <text:p>9.224</text:p>
          </table:table-cell>
          <table:table-cell table:formula="of:=[.H577]+36/1000" office:value-type="float" office:value="20.772" calcext:value-type="float">
            <text:p>20.772</text:p>
          </table:table-cell>
          <table:table-cell table:formula="of:=[.I577]+0.045" office:value-type="float" office:value="25.9650000000004" calcext:value-type="float">
            <text:p>25.965</text:p>
          </table:table-cell>
        </table:table-row>
        <table:table-row table:style-name="ro1">
          <table:table-cell table:number-columns-repeated="2"/>
          <table:table-cell office:value-type="float" office:value="579" calcext:value-type="float">
            <text:p>579</text:p>
          </table:table-cell>
          <table:table-cell office:value-type="float" office:value="7974" calcext:value-type="float">
            <text:p>7974</text:p>
          </table:table-cell>
          <table:table-cell table:formula="of:=[.D579]/1000" office:value-type="float" office:value="7.974" calcext:value-type="float">
            <text:p>7.974</text:p>
          </table:table-cell>
          <table:table-cell office:value-type="float" office:value="9202" calcext:value-type="float">
            <text:p>9202</text:p>
          </table:table-cell>
          <table:table-cell table:formula="of:=[.F579]/1000" office:value-type="float" office:value="9.202" calcext:value-type="float">
            <text:p>9.202</text:p>
          </table:table-cell>
          <table:table-cell table:formula="of:=[.H578]+36/1000" office:value-type="float" office:value="20.808" calcext:value-type="float">
            <text:p>20.808</text:p>
          </table:table-cell>
          <table:table-cell table:formula="of:=[.I578]+0.045" office:value-type="float" office:value="26.0100000000004" calcext:value-type="float">
            <text:p>26.01</text:p>
          </table:table-cell>
        </table:table-row>
        <table:table-row table:style-name="ro1">
          <table:table-cell table:number-columns-repeated="2"/>
          <table:table-cell office:value-type="float" office:value="580" calcext:value-type="float">
            <text:p>580</text:p>
          </table:table-cell>
          <table:table-cell office:value-type="float" office:value="8676" calcext:value-type="float">
            <text:p>8676</text:p>
          </table:table-cell>
          <table:table-cell table:formula="of:=[.D580]/1000" office:value-type="float" office:value="8.676" calcext:value-type="float">
            <text:p>8.676</text:p>
          </table:table-cell>
          <table:table-cell office:value-type="float" office:value="9181" calcext:value-type="float">
            <text:p>9181</text:p>
          </table:table-cell>
          <table:table-cell table:formula="of:=[.F580]/1000" office:value-type="float" office:value="9.181" calcext:value-type="float">
            <text:p>9.181</text:p>
          </table:table-cell>
          <table:table-cell table:formula="of:=[.H579]+36/1000" office:value-type="float" office:value="20.844" calcext:value-type="float">
            <text:p>20.844</text:p>
          </table:table-cell>
          <table:table-cell table:formula="of:=[.I579]+0.045" office:value-type="float" office:value="26.0550000000004" calcext:value-type="float">
            <text:p>26.055</text:p>
          </table:table-cell>
        </table:table-row>
        <table:table-row table:style-name="ro1"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8326" calcext:value-type="float">
            <text:p>8326</text:p>
          </table:table-cell>
          <table:table-cell table:formula="of:=[.D581]/1000" office:value-type="float" office:value="8.326" calcext:value-type="float">
            <text:p>8.326</text:p>
          </table:table-cell>
          <table:table-cell office:value-type="float" office:value="9106" calcext:value-type="float">
            <text:p>9106</text:p>
          </table:table-cell>
          <table:table-cell table:formula="of:=[.F581]/1000" office:value-type="float" office:value="9.106" calcext:value-type="float">
            <text:p>9.106</text:p>
          </table:table-cell>
          <table:table-cell table:formula="of:=[.H580]+36/1000" office:value-type="float" office:value="20.8800000000001" calcext:value-type="float">
            <text:p>20.88</text:p>
          </table:table-cell>
          <table:table-cell table:formula="of:=[.I580]+0.045" office:value-type="float" office:value="26.1000000000004" calcext:value-type="float">
            <text:p>26.1</text:p>
          </table:table-cell>
        </table:table-row>
        <table:table-row table:style-name="ro1">
          <table:table-cell table:number-columns-repeated="2"/>
          <table:table-cell office:value-type="float" office:value="582" calcext:value-type="float">
            <text:p>582</text:p>
          </table:table-cell>
          <table:table-cell office:value-type="float" office:value="8141" calcext:value-type="float">
            <text:p>8141</text:p>
          </table:table-cell>
          <table:table-cell table:formula="of:=[.D582]/1000" office:value-type="float" office:value="8.141" calcext:value-type="float">
            <text:p>8.141</text:p>
          </table:table-cell>
          <table:table-cell office:value-type="float" office:value="9229" calcext:value-type="float">
            <text:p>9229</text:p>
          </table:table-cell>
          <table:table-cell table:formula="of:=[.F582]/1000" office:value-type="float" office:value="9.229" calcext:value-type="float">
            <text:p>9.229</text:p>
          </table:table-cell>
          <table:table-cell table:formula="of:=[.H581]+36/1000" office:value-type="float" office:value="20.9160000000001" calcext:value-type="float">
            <text:p>20.916</text:p>
          </table:table-cell>
          <table:table-cell table:formula="of:=[.I581]+0.045" office:value-type="float" office:value="26.1450000000004" calcext:value-type="float">
            <text:p>26.145</text:p>
          </table:table-cell>
        </table:table-row>
        <table:table-row table:style-name="ro1">
          <table:table-cell table:number-columns-repeated="2"/>
          <table:table-cell office:value-type="float" office:value="583" calcext:value-type="float">
            <text:p>583</text:p>
          </table:table-cell>
          <table:table-cell office:value-type="float" office:value="8237" calcext:value-type="float">
            <text:p>8237</text:p>
          </table:table-cell>
          <table:table-cell table:formula="of:=[.D583]/1000" office:value-type="float" office:value="8.237" calcext:value-type="float">
            <text:p>8.237</text:p>
          </table:table-cell>
          <table:table-cell office:value-type="float" office:value="9131" calcext:value-type="float">
            <text:p>9131</text:p>
          </table:table-cell>
          <table:table-cell table:formula="of:=[.F583]/1000" office:value-type="float" office:value="9.131" calcext:value-type="float">
            <text:p>9.131</text:p>
          </table:table-cell>
          <table:table-cell table:formula="of:=[.H582]+36/1000" office:value-type="float" office:value="20.9520000000001" calcext:value-type="float">
            <text:p>20.952</text:p>
          </table:table-cell>
          <table:table-cell table:formula="of:=[.I582]+0.045" office:value-type="float" office:value="26.1900000000004" calcext:value-type="float">
            <text:p>26.19</text:p>
          </table:table-cell>
        </table:table-row>
        <table:table-row table:style-name="ro1">
          <table:table-cell table:number-columns-repeated="2"/>
          <table:table-cell office:value-type="float" office:value="584" calcext:value-type="float">
            <text:p>584</text:p>
          </table:table-cell>
          <table:table-cell office:value-type="float" office:value="8371" calcext:value-type="float">
            <text:p>8371</text:p>
          </table:table-cell>
          <table:table-cell table:formula="of:=[.D584]/1000" office:value-type="float" office:value="8.371" calcext:value-type="float">
            <text:p>8.371</text:p>
          </table:table-cell>
          <table:table-cell office:value-type="float" office:value="9289" calcext:value-type="float">
            <text:p>9289</text:p>
          </table:table-cell>
          <table:table-cell table:formula="of:=[.F584]/1000" office:value-type="float" office:value="9.289" calcext:value-type="float">
            <text:p>9.289</text:p>
          </table:table-cell>
          <table:table-cell table:formula="of:=[.H583]+36/1000" office:value-type="float" office:value="20.9880000000001" calcext:value-type="float">
            <text:p>20.988</text:p>
          </table:table-cell>
          <table:table-cell table:formula="of:=[.I583]+0.045" office:value-type="float" office:value="26.2350000000004" calcext:value-type="float">
            <text:p>26.235</text:p>
          </table:table-cell>
        </table:table-row>
        <table:table-row table:style-name="ro1">
          <table:table-cell table:number-columns-repeated="2"/>
          <table:table-cell office:value-type="float" office:value="585" calcext:value-type="float">
            <text:p>585</text:p>
          </table:table-cell>
          <table:table-cell office:value-type="float" office:value="8223" calcext:value-type="float">
            <text:p>8223</text:p>
          </table:table-cell>
          <table:table-cell table:formula="of:=[.D585]/1000" office:value-type="float" office:value="8.223" calcext:value-type="float">
            <text:p>8.223</text:p>
          </table:table-cell>
          <table:table-cell office:value-type="float" office:value="9241" calcext:value-type="float">
            <text:p>9241</text:p>
          </table:table-cell>
          <table:table-cell table:formula="of:=[.F585]/1000" office:value-type="float" office:value="9.241" calcext:value-type="float">
            <text:p>9.241</text:p>
          </table:table-cell>
          <table:table-cell table:formula="of:=[.H584]+36/1000" office:value-type="float" office:value="21.0240000000001" calcext:value-type="float">
            <text:p>21.024</text:p>
          </table:table-cell>
          <table:table-cell table:formula="of:=[.I584]+0.045" office:value-type="float" office:value="26.2800000000004" calcext:value-type="float">
            <text:p>26.28</text:p>
          </table:table-cell>
        </table:table-row>
        <table:table-row table:style-name="ro1">
          <table:table-cell table:number-columns-repeated="2"/>
          <table:table-cell office:value-type="float" office:value="586" calcext:value-type="float">
            <text:p>586</text:p>
          </table:table-cell>
          <table:table-cell office:value-type="float" office:value="8256" calcext:value-type="float">
            <text:p>8256</text:p>
          </table:table-cell>
          <table:table-cell table:formula="of:=[.D586]/1000" office:value-type="float" office:value="8.256" calcext:value-type="float">
            <text:p>8.256</text:p>
          </table:table-cell>
          <table:table-cell office:value-type="float" office:value="9144" calcext:value-type="float">
            <text:p>9144</text:p>
          </table:table-cell>
          <table:table-cell table:formula="of:=[.F586]/1000" office:value-type="float" office:value="9.144" calcext:value-type="float">
            <text:p>9.144</text:p>
          </table:table-cell>
          <table:table-cell table:formula="of:=[.H585]+36/1000" office:value-type="float" office:value="21.0600000000001" calcext:value-type="float">
            <text:p>21.06</text:p>
          </table:table-cell>
          <table:table-cell table:formula="of:=[.I585]+0.045" office:value-type="float" office:value="26.3250000000004" calcext:value-type="float">
            <text:p>26.325</text:p>
          </table:table-cell>
        </table:table-row>
        <table:table-row table:style-name="ro1">
          <table:table-cell table:number-columns-repeated="2"/>
          <table:table-cell office:value-type="float" office:value="587" calcext:value-type="float">
            <text:p>587</text:p>
          </table:table-cell>
          <table:table-cell office:value-type="float" office:value="8239" calcext:value-type="float">
            <text:p>8239</text:p>
          </table:table-cell>
          <table:table-cell table:formula="of:=[.D587]/1000" office:value-type="float" office:value="8.239" calcext:value-type="float">
            <text:p>8.239</text:p>
          </table:table-cell>
          <table:table-cell office:value-type="float" office:value="9419" calcext:value-type="float">
            <text:p>9419</text:p>
          </table:table-cell>
          <table:table-cell table:formula="of:=[.F587]/1000" office:value-type="float" office:value="9.419" calcext:value-type="float">
            <text:p>9.419</text:p>
          </table:table-cell>
          <table:table-cell table:formula="of:=[.H586]+36/1000" office:value-type="float" office:value="21.0960000000001" calcext:value-type="float">
            <text:p>21.096</text:p>
          </table:table-cell>
          <table:table-cell table:formula="of:=[.I586]+0.045" office:value-type="float" office:value="26.3700000000004" calcext:value-type="float">
            <text:p>26.37</text:p>
          </table:table-cell>
        </table:table-row>
        <table:table-row table:style-name="ro1">
          <table:table-cell table:number-columns-repeated="2"/>
          <table:table-cell office:value-type="float" office:value="588" calcext:value-type="float">
            <text:p>588</text:p>
          </table:table-cell>
          <table:table-cell office:value-type="float" office:value="8389" calcext:value-type="float">
            <text:p>8389</text:p>
          </table:table-cell>
          <table:table-cell table:formula="of:=[.D588]/1000" office:value-type="float" office:value="8.389" calcext:value-type="float">
            <text:p>8.389</text:p>
          </table:table-cell>
          <table:table-cell office:value-type="float" office:value="9269" calcext:value-type="float">
            <text:p>9269</text:p>
          </table:table-cell>
          <table:table-cell table:formula="of:=[.F588]/1000" office:value-type="float" office:value="9.269" calcext:value-type="float">
            <text:p>9.269</text:p>
          </table:table-cell>
          <table:table-cell table:formula="of:=[.H587]+36/1000" office:value-type="float" office:value="21.1320000000001" calcext:value-type="float">
            <text:p>21.132</text:p>
          </table:table-cell>
          <table:table-cell table:formula="of:=[.I587]+0.045" office:value-type="float" office:value="26.4150000000004" calcext:value-type="float">
            <text:p>26.415</text:p>
          </table:table-cell>
        </table:table-row>
        <table:table-row table:style-name="ro1">
          <table:table-cell table:number-columns-repeated="2"/>
          <table:table-cell office:value-type="float" office:value="589" calcext:value-type="float">
            <text:p>589</text:p>
          </table:table-cell>
          <table:table-cell office:value-type="float" office:value="8259" calcext:value-type="float">
            <text:p>8259</text:p>
          </table:table-cell>
          <table:table-cell table:formula="of:=[.D589]/1000" office:value-type="float" office:value="8.259" calcext:value-type="float">
            <text:p>8.259</text:p>
          </table:table-cell>
          <table:table-cell office:value-type="float" office:value="9263" calcext:value-type="float">
            <text:p>9263</text:p>
          </table:table-cell>
          <table:table-cell table:formula="of:=[.F589]/1000" office:value-type="float" office:value="9.263" calcext:value-type="float">
            <text:p>9.263</text:p>
          </table:table-cell>
          <table:table-cell table:formula="of:=[.H588]+36/1000" office:value-type="float" office:value="21.1680000000001" calcext:value-type="float">
            <text:p>21.168</text:p>
          </table:table-cell>
          <table:table-cell table:formula="of:=[.I588]+0.045" office:value-type="float" office:value="26.4600000000004" calcext:value-type="float">
            <text:p>26.46</text:p>
          </table:table-cell>
        </table:table-row>
        <table:table-row table:style-name="ro1">
          <table:table-cell table:number-columns-repeated="2"/>
          <table:table-cell office:value-type="float" office:value="590" calcext:value-type="float">
            <text:p>590</text:p>
          </table:table-cell>
          <table:table-cell office:value-type="float" office:value="8298" calcext:value-type="float">
            <text:p>8298</text:p>
          </table:table-cell>
          <table:table-cell table:formula="of:=[.D590]/1000" office:value-type="float" office:value="8.298" calcext:value-type="float">
            <text:p>8.298</text:p>
          </table:table-cell>
          <table:table-cell office:value-type="float" office:value="9214" calcext:value-type="float">
            <text:p>9214</text:p>
          </table:table-cell>
          <table:table-cell table:formula="of:=[.F590]/1000" office:value-type="float" office:value="9.214" calcext:value-type="float">
            <text:p>9.214</text:p>
          </table:table-cell>
          <table:table-cell table:formula="of:=[.H589]+36/1000" office:value-type="float" office:value="21.2040000000001" calcext:value-type="float">
            <text:p>21.204</text:p>
          </table:table-cell>
          <table:table-cell table:formula="of:=[.I589]+0.045" office:value-type="float" office:value="26.5050000000004" calcext:value-type="float">
            <text:p>26.505</text:p>
          </table:table-cell>
        </table:table-row>
        <table:table-row table:style-name="ro1">
          <table:table-cell table:number-columns-repeated="2"/>
          <table:table-cell office:value-type="float" office:value="591" calcext:value-type="float">
            <text:p>591</text:p>
          </table:table-cell>
          <table:table-cell office:value-type="float" office:value="8232" calcext:value-type="float">
            <text:p>8232</text:p>
          </table:table-cell>
          <table:table-cell table:formula="of:=[.D591]/1000" office:value-type="float" office:value="8.232" calcext:value-type="float">
            <text:p>8.232</text:p>
          </table:table-cell>
          <table:table-cell office:value-type="float" office:value="9370" calcext:value-type="float">
            <text:p>9370</text:p>
          </table:table-cell>
          <table:table-cell table:formula="of:=[.F591]/1000" office:value-type="float" office:value="9.37" calcext:value-type="float">
            <text:p>9.37</text:p>
          </table:table-cell>
          <table:table-cell table:formula="of:=[.H590]+36/1000" office:value-type="float" office:value="21.2400000000001" calcext:value-type="float">
            <text:p>21.24</text:p>
          </table:table-cell>
          <table:table-cell table:formula="of:=[.I590]+0.045" office:value-type="float" office:value="26.5500000000004" calcext:value-type="float">
            <text:p>26.55</text:p>
          </table:table-cell>
        </table:table-row>
        <table:table-row table:style-name="ro1">
          <table:table-cell table:number-columns-repeated="2"/>
          <table:table-cell office:value-type="float" office:value="592" calcext:value-type="float">
            <text:p>592</text:p>
          </table:table-cell>
          <table:table-cell office:value-type="float" office:value="8071" calcext:value-type="float">
            <text:p>8071</text:p>
          </table:table-cell>
          <table:table-cell table:formula="of:=[.D592]/1000" office:value-type="float" office:value="8.071" calcext:value-type="float">
            <text:p>8.071</text:p>
          </table:table-cell>
          <table:table-cell office:value-type="float" office:value="9411" calcext:value-type="float">
            <text:p>9411</text:p>
          </table:table-cell>
          <table:table-cell table:formula="of:=[.F592]/1000" office:value-type="float" office:value="9.411" calcext:value-type="float">
            <text:p>9.411</text:p>
          </table:table-cell>
          <table:table-cell table:formula="of:=[.H591]+36/1000" office:value-type="float" office:value="21.2760000000001" calcext:value-type="float">
            <text:p>21.276</text:p>
          </table:table-cell>
          <table:table-cell table:formula="of:=[.I591]+0.045" office:value-type="float" office:value="26.5950000000004" calcext:value-type="float">
            <text:p>26.595</text:p>
          </table:table-cell>
        </table:table-row>
        <table:table-row table:style-name="ro1"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8179" calcext:value-type="float">
            <text:p>8179</text:p>
          </table:table-cell>
          <table:table-cell table:formula="of:=[.D593]/1000" office:value-type="float" office:value="8.179" calcext:value-type="float">
            <text:p>8.179</text:p>
          </table:table-cell>
          <table:table-cell office:value-type="float" office:value="9391" calcext:value-type="float">
            <text:p>9391</text:p>
          </table:table-cell>
          <table:table-cell table:formula="of:=[.F593]/1000" office:value-type="float" office:value="9.391" calcext:value-type="float">
            <text:p>9.391</text:p>
          </table:table-cell>
          <table:table-cell table:formula="of:=[.H592]+36/1000" office:value-type="float" office:value="21.3120000000001" calcext:value-type="float">
            <text:p>21.312</text:p>
          </table:table-cell>
          <table:table-cell table:formula="of:=[.I592]+0.045" office:value-type="float" office:value="26.6400000000004" calcext:value-type="float">
            <text:p>26.64</text:p>
          </table:table-cell>
        </table:table-row>
        <table:table-row table:style-name="ro1">
          <table:table-cell table:number-columns-repeated="2"/>
          <table:table-cell office:value-type="float" office:value="594" calcext:value-type="float">
            <text:p>594</text:p>
          </table:table-cell>
          <table:table-cell office:value-type="float" office:value="8280" calcext:value-type="float">
            <text:p>8280</text:p>
          </table:table-cell>
          <table:table-cell table:formula="of:=[.D594]/1000" office:value-type="float" office:value="8.28" calcext:value-type="float">
            <text:p>8.28</text:p>
          </table:table-cell>
          <table:table-cell office:value-type="float" office:value="9392" calcext:value-type="float">
            <text:p>9392</text:p>
          </table:table-cell>
          <table:table-cell table:formula="of:=[.F594]/1000" office:value-type="float" office:value="9.392" calcext:value-type="float">
            <text:p>9.392</text:p>
          </table:table-cell>
          <table:table-cell table:formula="of:=[.H593]+36/1000" office:value-type="float" office:value="21.3480000000001" calcext:value-type="float">
            <text:p>21.348</text:p>
          </table:table-cell>
          <table:table-cell table:formula="of:=[.I593]+0.045" office:value-type="float" office:value="26.6850000000004" calcext:value-type="float">
            <text:p>26.685</text:p>
          </table:table-cell>
        </table:table-row>
        <table:table-row table:style-name="ro1"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8255" calcext:value-type="float">
            <text:p>8255</text:p>
          </table:table-cell>
          <table:table-cell table:formula="of:=[.D595]/1000" office:value-type="float" office:value="8.255" calcext:value-type="float">
            <text:p>8.255</text:p>
          </table:table-cell>
          <table:table-cell office:value-type="float" office:value="9339" calcext:value-type="float">
            <text:p>9339</text:p>
          </table:table-cell>
          <table:table-cell table:formula="of:=[.F595]/1000" office:value-type="float" office:value="9.339" calcext:value-type="float">
            <text:p>9.339</text:p>
          </table:table-cell>
          <table:table-cell table:formula="of:=[.H594]+36/1000" office:value-type="float" office:value="21.3840000000001" calcext:value-type="float">
            <text:p>21.384</text:p>
          </table:table-cell>
          <table:table-cell table:formula="of:=[.I594]+0.045" office:value-type="float" office:value="26.7300000000004" calcext:value-type="float">
            <text:p>26.73</text:p>
          </table:table-cell>
        </table:table-row>
        <table:table-row table:style-name="ro1">
          <table:table-cell table:number-columns-repeated="2"/>
          <table:table-cell office:value-type="float" office:value="596" calcext:value-type="float">
            <text:p>596</text:p>
          </table:table-cell>
          <table:table-cell office:value-type="float" office:value="8333" calcext:value-type="float">
            <text:p>8333</text:p>
          </table:table-cell>
          <table:table-cell table:formula="of:=[.D596]/1000" office:value-type="float" office:value="8.333" calcext:value-type="float">
            <text:p>8.333</text:p>
          </table:table-cell>
          <table:table-cell office:value-type="float" office:value="9763" calcext:value-type="float">
            <text:p>9763</text:p>
          </table:table-cell>
          <table:table-cell table:formula="of:=[.F596]/1000" office:value-type="float" office:value="9.763" calcext:value-type="float">
            <text:p>9.763</text:p>
          </table:table-cell>
          <table:table-cell table:formula="of:=[.H595]+36/1000" office:value-type="float" office:value="21.4200000000001" calcext:value-type="float">
            <text:p>21.42</text:p>
          </table:table-cell>
          <table:table-cell table:formula="of:=[.I595]+0.045" office:value-type="float" office:value="26.7750000000004" calcext:value-type="float">
            <text:p>26.775</text:p>
          </table:table-cell>
        </table:table-row>
        <table:table-row table:style-name="ro1">
          <table:table-cell table:number-columns-repeated="2"/>
          <table:table-cell office:value-type="float" office:value="597" calcext:value-type="float">
            <text:p>597</text:p>
          </table:table-cell>
          <table:table-cell office:value-type="float" office:value="8372" calcext:value-type="float">
            <text:p>8372</text:p>
          </table:table-cell>
          <table:table-cell table:formula="of:=[.D597]/1000" office:value-type="float" office:value="8.372" calcext:value-type="float">
            <text:p>8.372</text:p>
          </table:table-cell>
          <table:table-cell office:value-type="float" office:value="9282" calcext:value-type="float">
            <text:p>9282</text:p>
          </table:table-cell>
          <table:table-cell table:formula="of:=[.F597]/1000" office:value-type="float" office:value="9.282" calcext:value-type="float">
            <text:p>9.282</text:p>
          </table:table-cell>
          <table:table-cell table:formula="of:=[.H596]+36/1000" office:value-type="float" office:value="21.4560000000001" calcext:value-type="float">
            <text:p>21.456</text:p>
          </table:table-cell>
          <table:table-cell table:formula="of:=[.I596]+0.045" office:value-type="float" office:value="26.8200000000004" calcext:value-type="float">
            <text:p>26.82</text:p>
          </table:table-cell>
        </table:table-row>
        <table:table-row table:style-name="ro1">
          <table:table-cell table:number-columns-repeated="2"/>
          <table:table-cell office:value-type="float" office:value="598" calcext:value-type="float">
            <text:p>598</text:p>
          </table:table-cell>
          <table:table-cell office:value-type="float" office:value="8339" calcext:value-type="float">
            <text:p>8339</text:p>
          </table:table-cell>
          <table:table-cell table:formula="of:=[.D598]/1000" office:value-type="float" office:value="8.339" calcext:value-type="float">
            <text:p>8.339</text:p>
          </table:table-cell>
          <table:table-cell office:value-type="float" office:value="9240" calcext:value-type="float">
            <text:p>9240</text:p>
          </table:table-cell>
          <table:table-cell table:formula="of:=[.F598]/1000" office:value-type="float" office:value="9.24" calcext:value-type="float">
            <text:p>9.24</text:p>
          </table:table-cell>
          <table:table-cell table:formula="of:=[.H597]+36/1000" office:value-type="float" office:value="21.4920000000001" calcext:value-type="float">
            <text:p>21.492</text:p>
          </table:table-cell>
          <table:table-cell table:formula="of:=[.I597]+0.045" office:value-type="float" office:value="26.8650000000004" calcext:value-type="float">
            <text:p>26.865</text:p>
          </table:table-cell>
        </table:table-row>
        <table:table-row table:style-name="ro1">
          <table:table-cell table:number-columns-repeated="2"/>
          <table:table-cell office:value-type="float" office:value="599" calcext:value-type="float">
            <text:p>599</text:p>
          </table:table-cell>
          <table:table-cell office:value-type="float" office:value="8396" calcext:value-type="float">
            <text:p>8396</text:p>
          </table:table-cell>
          <table:table-cell table:formula="of:=[.D599]/1000" office:value-type="float" office:value="8.396" calcext:value-type="float">
            <text:p>8.396</text:p>
          </table:table-cell>
          <table:table-cell office:value-type="float" office:value="9155" calcext:value-type="float">
            <text:p>9155</text:p>
          </table:table-cell>
          <table:table-cell table:formula="of:=[.F599]/1000" office:value-type="float" office:value="9.155" calcext:value-type="float">
            <text:p>9.155</text:p>
          </table:table-cell>
          <table:table-cell table:formula="of:=[.H598]+36/1000" office:value-type="float" office:value="21.5280000000001" calcext:value-type="float">
            <text:p>21.528</text:p>
          </table:table-cell>
          <table:table-cell table:formula="of:=[.I598]+0.045" office:value-type="float" office:value="26.9100000000004" calcext:value-type="float">
            <text:p>26.91</text:p>
          </table:table-cell>
        </table:table-row>
        <table:table-row table:style-name="ro1"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8538" calcext:value-type="float">
            <text:p>8538</text:p>
          </table:table-cell>
          <table:table-cell table:formula="of:=[.D600]/1000" office:value-type="float" office:value="8.538" calcext:value-type="float">
            <text:p>8.538</text:p>
          </table:table-cell>
          <table:table-cell office:value-type="float" office:value="9255" calcext:value-type="float">
            <text:p>9255</text:p>
          </table:table-cell>
          <table:table-cell table:formula="of:=[.F600]/1000" office:value-type="float" office:value="9.255" calcext:value-type="float">
            <text:p>9.255</text:p>
          </table:table-cell>
          <table:table-cell table:formula="of:=[.H599]+36/1000" office:value-type="float" office:value="21.5640000000001" calcext:value-type="float">
            <text:p>21.564</text:p>
          </table:table-cell>
          <table:table-cell table:formula="of:=[.I599]+0.045" office:value-type="float" office:value="26.9550000000004" calcext:value-type="float">
            <text:p>26.955</text:p>
          </table:table-cell>
        </table:table-row>
        <table:table-row table:style-name="ro1">
          <table:table-cell table:number-columns-repeated="2"/>
          <table:table-cell office:value-type="float" office:value="601" calcext:value-type="float">
            <text:p>601</text:p>
          </table:table-cell>
          <table:table-cell office:value-type="float" office:value="8662" calcext:value-type="float">
            <text:p>8662</text:p>
          </table:table-cell>
          <table:table-cell table:formula="of:=[.D601]/1000" office:value-type="float" office:value="8.662" calcext:value-type="float">
            <text:p>8.662</text:p>
          </table:table-cell>
          <table:table-cell office:value-type="float" office:value="9143" calcext:value-type="float">
            <text:p>9143</text:p>
          </table:table-cell>
          <table:table-cell table:formula="of:=[.F601]/1000" office:value-type="float" office:value="9.143" calcext:value-type="float">
            <text:p>9.143</text:p>
          </table:table-cell>
          <table:table-cell table:formula="of:=[.H600]+36/1000" office:value-type="float" office:value="21.6000000000001" calcext:value-type="float">
            <text:p>21.6</text:p>
          </table:table-cell>
          <table:table-cell table:formula="of:=[.I600]+0.045" office:value-type="float" office:value="27.0000000000004" calcext:value-type="float">
            <text:p>27</text:p>
          </table:table-cell>
        </table:table-row>
        <table:table-row table:style-name="ro1"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8287" calcext:value-type="float">
            <text:p>8287</text:p>
          </table:table-cell>
          <table:table-cell table:formula="of:=[.D602]/1000" office:value-type="float" office:value="8.287" calcext:value-type="float">
            <text:p>8.287</text:p>
          </table:table-cell>
          <table:table-cell office:value-type="float" office:value="9171" calcext:value-type="float">
            <text:p>9171</text:p>
          </table:table-cell>
          <table:table-cell table:formula="of:=[.F602]/1000" office:value-type="float" office:value="9.171" calcext:value-type="float">
            <text:p>9.171</text:p>
          </table:table-cell>
          <table:table-cell table:formula="of:=[.H601]+36/1000" office:value-type="float" office:value="21.6360000000001" calcext:value-type="float">
            <text:p>21.636</text:p>
          </table:table-cell>
          <table:table-cell table:formula="of:=[.I601]+0.045" office:value-type="float" office:value="27.0450000000004" calcext:value-type="float">
            <text:p>27.045</text:p>
          </table:table-cell>
        </table:table-row>
        <table:table-row table:style-name="ro1">
          <table:table-cell table:number-columns-repeated="2"/>
          <table:table-cell office:value-type="float" office:value="603" calcext:value-type="float">
            <text:p>603</text:p>
          </table:table-cell>
          <table:table-cell office:value-type="float" office:value="8220" calcext:value-type="float">
            <text:p>8220</text:p>
          </table:table-cell>
          <table:table-cell table:formula="of:=[.D603]/1000" office:value-type="float" office:value="8.22" calcext:value-type="float">
            <text:p>8.22</text:p>
          </table:table-cell>
          <table:table-cell office:value-type="float" office:value="9222" calcext:value-type="float">
            <text:p>9222</text:p>
          </table:table-cell>
          <table:table-cell table:formula="of:=[.F603]/1000" office:value-type="float" office:value="9.222" calcext:value-type="float">
            <text:p>9.222</text:p>
          </table:table-cell>
          <table:table-cell table:formula="of:=[.H602]+36/1000" office:value-type="float" office:value="21.6720000000001" calcext:value-type="float">
            <text:p>21.672</text:p>
          </table:table-cell>
          <table:table-cell table:formula="of:=[.I602]+0.045" office:value-type="float" office:value="27.0900000000004" calcext:value-type="float">
            <text:p>27.09</text:p>
          </table:table-cell>
        </table:table-row>
        <table:table-row table:style-name="ro1">
          <table:table-cell table:number-columns-repeated="2"/>
          <table:table-cell office:value-type="float" office:value="604" calcext:value-type="float">
            <text:p>604</text:p>
          </table:table-cell>
          <table:table-cell office:value-type="float" office:value="8549" calcext:value-type="float">
            <text:p>8549</text:p>
          </table:table-cell>
          <table:table-cell table:formula="of:=[.D604]/1000" office:value-type="float" office:value="8.549" calcext:value-type="float">
            <text:p>8.549</text:p>
          </table:table-cell>
          <table:table-cell office:value-type="float" office:value="9122" calcext:value-type="float">
            <text:p>9122</text:p>
          </table:table-cell>
          <table:table-cell table:formula="of:=[.F604]/1000" office:value-type="float" office:value="9.122" calcext:value-type="float">
            <text:p>9.122</text:p>
          </table:table-cell>
          <table:table-cell table:formula="of:=[.H603]+36/1000" office:value-type="float" office:value="21.7080000000001" calcext:value-type="float">
            <text:p>21.708</text:p>
          </table:table-cell>
          <table:table-cell table:formula="of:=[.I603]+0.045" office:value-type="float" office:value="27.1350000000004" calcext:value-type="float">
            <text:p>27.135</text:p>
          </table:table-cell>
        </table:table-row>
        <table:table-row table:style-name="ro1">
          <table:table-cell table:number-columns-repeated="2"/>
          <table:table-cell office:value-type="float" office:value="605" calcext:value-type="float">
            <text:p>605</text:p>
          </table:table-cell>
          <table:table-cell office:value-type="float" office:value="12848" calcext:value-type="float">
            <text:p>12848</text:p>
          </table:table-cell>
          <table:table-cell table:formula="of:=[.D605]/1000" office:value-type="float" office:value="12.848" calcext:value-type="float">
            <text:p>12.848</text:p>
          </table:table-cell>
          <table:table-cell office:value-type="float" office:value="9297" calcext:value-type="float">
            <text:p>9297</text:p>
          </table:table-cell>
          <table:table-cell table:formula="of:=[.F605]/1000" office:value-type="float" office:value="9.297" calcext:value-type="float">
            <text:p>9.297</text:p>
          </table:table-cell>
          <table:table-cell table:formula="of:=[.H604]+36/1000" office:value-type="float" office:value="21.7440000000001" calcext:value-type="float">
            <text:p>21.744</text:p>
          </table:table-cell>
          <table:table-cell table:formula="of:=[.I604]+0.045" office:value-type="float" office:value="27.1800000000004" calcext:value-type="float">
            <text:p>27.18</text:p>
          </table:table-cell>
        </table:table-row>
        <table:table-row table:style-name="ro1">
          <table:table-cell table:number-columns-repeated="2"/>
          <table:table-cell office:value-type="float" office:value="606" calcext:value-type="float">
            <text:p>606</text:p>
          </table:table-cell>
          <table:table-cell office:value-type="float" office:value="21506" calcext:value-type="float">
            <text:p>21506</text:p>
          </table:table-cell>
          <table:table-cell table:formula="of:=[.D606]/1000" office:value-type="float" office:value="21.506" calcext:value-type="float">
            <text:p>21.506</text:p>
          </table:table-cell>
          <table:table-cell office:value-type="float" office:value="9405" calcext:value-type="float">
            <text:p>9405</text:p>
          </table:table-cell>
          <table:table-cell table:formula="of:=[.F606]/1000" office:value-type="float" office:value="9.405" calcext:value-type="float">
            <text:p>9.405</text:p>
          </table:table-cell>
          <table:table-cell table:formula="of:=[.H605]+36/1000" office:value-type="float" office:value="21.7800000000001" calcext:value-type="float">
            <text:p>21.78</text:p>
          </table:table-cell>
          <table:table-cell table:formula="of:=[.I605]+0.045" office:value-type="float" office:value="27.2250000000004" calcext:value-type="float">
            <text:p>27.225</text:p>
          </table:table-cell>
        </table:table-row>
        <table:table-row table:style-name="ro1">
          <table:table-cell table:number-columns-repeated="2"/>
          <table:table-cell office:value-type="float" office:value="607" calcext:value-type="float">
            <text:p>607</text:p>
          </table:table-cell>
          <table:table-cell office:value-type="float" office:value="7940" calcext:value-type="float">
            <text:p>7940</text:p>
          </table:table-cell>
          <table:table-cell table:formula="of:=[.D607]/1000" office:value-type="float" office:value="7.94" calcext:value-type="float">
            <text:p>7.94</text:p>
          </table:table-cell>
          <table:table-cell office:value-type="float" office:value="9452" calcext:value-type="float">
            <text:p>9452</text:p>
          </table:table-cell>
          <table:table-cell table:formula="of:=[.F607]/1000" office:value-type="float" office:value="9.452" calcext:value-type="float">
            <text:p>9.452</text:p>
          </table:table-cell>
          <table:table-cell table:formula="of:=[.H606]+36/1000" office:value-type="float" office:value="21.8160000000001" calcext:value-type="float">
            <text:p>21.816</text:p>
          </table:table-cell>
          <table:table-cell table:formula="of:=[.I606]+0.045" office:value-type="float" office:value="27.2700000000004" calcext:value-type="float">
            <text:p>27.27</text:p>
          </table:table-cell>
        </table:table-row>
        <table:table-row table:style-name="ro1">
          <table:table-cell table:number-columns-repeated="2"/>
          <table:table-cell office:value-type="float" office:value="608" calcext:value-type="float">
            <text:p>608</text:p>
          </table:table-cell>
          <table:table-cell office:value-type="float" office:value="7854" calcext:value-type="float">
            <text:p>7854</text:p>
          </table:table-cell>
          <table:table-cell table:formula="of:=[.D608]/1000" office:value-type="float" office:value="7.854" calcext:value-type="float">
            <text:p>7.854</text:p>
          </table:table-cell>
          <table:table-cell office:value-type="float" office:value="9299" calcext:value-type="float">
            <text:p>9299</text:p>
          </table:table-cell>
          <table:table-cell table:formula="of:=[.F608]/1000" office:value-type="float" office:value="9.299" calcext:value-type="float">
            <text:p>9.299</text:p>
          </table:table-cell>
          <table:table-cell table:formula="of:=[.H607]+36/1000" office:value-type="float" office:value="21.8520000000001" calcext:value-type="float">
            <text:p>21.852</text:p>
          </table:table-cell>
          <table:table-cell table:formula="of:=[.I607]+0.045" office:value-type="float" office:value="27.3150000000004" calcext:value-type="float">
            <text:p>27.315</text:p>
          </table:table-cell>
        </table:table-row>
        <table:table-row table:style-name="ro1">
          <table:table-cell table:number-columns-repeated="2"/>
          <table:table-cell office:value-type="float" office:value="609" calcext:value-type="float">
            <text:p>609</text:p>
          </table:table-cell>
          <table:table-cell office:value-type="float" office:value="8107" calcext:value-type="float">
            <text:p>8107</text:p>
          </table:table-cell>
          <table:table-cell table:formula="of:=[.D609]/1000" office:value-type="float" office:value="8.107" calcext:value-type="float">
            <text:p>8.107</text:p>
          </table:table-cell>
          <table:table-cell office:value-type="float" office:value="9203" calcext:value-type="float">
            <text:p>9203</text:p>
          </table:table-cell>
          <table:table-cell table:formula="of:=[.F609]/1000" office:value-type="float" office:value="9.203" calcext:value-type="float">
            <text:p>9.203</text:p>
          </table:table-cell>
          <table:table-cell table:formula="of:=[.H608]+36/1000" office:value-type="float" office:value="21.8880000000001" calcext:value-type="float">
            <text:p>21.888</text:p>
          </table:table-cell>
          <table:table-cell table:formula="of:=[.I608]+0.045" office:value-type="float" office:value="27.3600000000004" calcext:value-type="float">
            <text:p>27.36</text:p>
          </table:table-cell>
        </table:table-row>
        <table:table-row table:style-name="ro1"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8260" calcext:value-type="float">
            <text:p>8260</text:p>
          </table:table-cell>
          <table:table-cell table:formula="of:=[.D610]/1000" office:value-type="float" office:value="8.26" calcext:value-type="float">
            <text:p>8.26</text:p>
          </table:table-cell>
          <table:table-cell office:value-type="float" office:value="9355" calcext:value-type="float">
            <text:p>9355</text:p>
          </table:table-cell>
          <table:table-cell table:formula="of:=[.F610]/1000" office:value-type="float" office:value="9.355" calcext:value-type="float">
            <text:p>9.355</text:p>
          </table:table-cell>
          <table:table-cell table:formula="of:=[.H609]+36/1000" office:value-type="float" office:value="21.9240000000001" calcext:value-type="float">
            <text:p>21.924</text:p>
          </table:table-cell>
          <table:table-cell table:formula="of:=[.I609]+0.045" office:value-type="float" office:value="27.4050000000004" calcext:value-type="float">
            <text:p>27.405</text:p>
          </table:table-cell>
        </table:table-row>
        <table:table-row table:style-name="ro1">
          <table:table-cell table:number-columns-repeated="2"/>
          <table:table-cell office:value-type="float" office:value="611" calcext:value-type="float">
            <text:p>611</text:p>
          </table:table-cell>
          <table:table-cell office:value-type="float" office:value="8349" calcext:value-type="float">
            <text:p>8349</text:p>
          </table:table-cell>
          <table:table-cell table:formula="of:=[.D611]/1000" office:value-type="float" office:value="8.349" calcext:value-type="float">
            <text:p>8.349</text:p>
          </table:table-cell>
          <table:table-cell office:value-type="float" office:value="9267" calcext:value-type="float">
            <text:p>9267</text:p>
          </table:table-cell>
          <table:table-cell table:formula="of:=[.F611]/1000" office:value-type="float" office:value="9.267" calcext:value-type="float">
            <text:p>9.267</text:p>
          </table:table-cell>
          <table:table-cell table:formula="of:=[.H610]+36/1000" office:value-type="float" office:value="21.9600000000001" calcext:value-type="float">
            <text:p>21.96</text:p>
          </table:table-cell>
          <table:table-cell table:formula="of:=[.I610]+0.045" office:value-type="float" office:value="27.4500000000004" calcext:value-type="float">
            <text:p>27.45</text:p>
          </table:table-cell>
        </table:table-row>
        <table:table-row table:style-name="ro1">
          <table:table-cell table:number-columns-repeated="2"/>
          <table:table-cell office:value-type="float" office:value="612" calcext:value-type="float">
            <text:p>612</text:p>
          </table:table-cell>
          <table:table-cell office:value-type="float" office:value="8259" calcext:value-type="float">
            <text:p>8259</text:p>
          </table:table-cell>
          <table:table-cell table:formula="of:=[.D612]/1000" office:value-type="float" office:value="8.259" calcext:value-type="float">
            <text:p>8.259</text:p>
          </table:table-cell>
          <table:table-cell office:value-type="float" office:value="9132" calcext:value-type="float">
            <text:p>9132</text:p>
          </table:table-cell>
          <table:table-cell table:formula="of:=[.F612]/1000" office:value-type="float" office:value="9.132" calcext:value-type="float">
            <text:p>9.132</text:p>
          </table:table-cell>
          <table:table-cell table:formula="of:=[.H611]+36/1000" office:value-type="float" office:value="21.9960000000001" calcext:value-type="float">
            <text:p>21.996</text:p>
          </table:table-cell>
          <table:table-cell table:formula="of:=[.I611]+0.045" office:value-type="float" office:value="27.4950000000004" calcext:value-type="float">
            <text:p>27.495</text:p>
          </table:table-cell>
        </table:table-row>
        <table:table-row table:style-name="ro1">
          <table:table-cell table:number-columns-repeated="2"/>
          <table:table-cell office:value-type="float" office:value="613" calcext:value-type="float">
            <text:p>613</text:p>
          </table:table-cell>
          <table:table-cell office:value-type="float" office:value="8288" calcext:value-type="float">
            <text:p>8288</text:p>
          </table:table-cell>
          <table:table-cell table:formula="of:=[.D613]/1000" office:value-type="float" office:value="8.288" calcext:value-type="float">
            <text:p>8.288</text:p>
          </table:table-cell>
          <table:table-cell office:value-type="float" office:value="9253" calcext:value-type="float">
            <text:p>9253</text:p>
          </table:table-cell>
          <table:table-cell table:formula="of:=[.F613]/1000" office:value-type="float" office:value="9.253" calcext:value-type="float">
            <text:p>9.253</text:p>
          </table:table-cell>
          <table:table-cell table:formula="of:=[.H612]+36/1000" office:value-type="float" office:value="22.0320000000001" calcext:value-type="float">
            <text:p>22.032</text:p>
          </table:table-cell>
          <table:table-cell table:formula="of:=[.I612]+0.045" office:value-type="float" office:value="27.5400000000004" calcext:value-type="float">
            <text:p>27.54</text:p>
          </table:table-cell>
        </table:table-row>
        <table:table-row table:style-name="ro1">
          <table:table-cell table:number-columns-repeated="2"/>
          <table:table-cell office:value-type="float" office:value="614" calcext:value-type="float">
            <text:p>614</text:p>
          </table:table-cell>
          <table:table-cell office:value-type="float" office:value="8736" calcext:value-type="float">
            <text:p>8736</text:p>
          </table:table-cell>
          <table:table-cell table:formula="of:=[.D614]/1000" office:value-type="float" office:value="8.736" calcext:value-type="float">
            <text:p>8.736</text:p>
          </table:table-cell>
          <table:table-cell office:value-type="float" office:value="13994" calcext:value-type="float">
            <text:p>13994</text:p>
          </table:table-cell>
          <table:table-cell table:formula="of:=[.F614]/1000" office:value-type="float" office:value="13.994" calcext:value-type="float">
            <text:p>13.994</text:p>
          </table:table-cell>
          <table:table-cell table:formula="of:=[.H613]+36/1000" office:value-type="float" office:value="22.0680000000001" calcext:value-type="float">
            <text:p>22.068</text:p>
          </table:table-cell>
          <table:table-cell table:formula="of:=[.I613]+0.045" office:value-type="float" office:value="27.5850000000004" calcext:value-type="float">
            <text:p>27.585</text:p>
          </table:table-cell>
        </table:table-row>
        <table:table-row table:style-name="ro1">
          <table:table-cell table:number-columns-repeated="2"/>
          <table:table-cell office:value-type="float" office:value="615" calcext:value-type="float">
            <text:p>615</text:p>
          </table:table-cell>
          <table:table-cell office:value-type="float" office:value="8639" calcext:value-type="float">
            <text:p>8639</text:p>
          </table:table-cell>
          <table:table-cell table:formula="of:=[.D615]/1000" office:value-type="float" office:value="8.639" calcext:value-type="float">
            <text:p>8.639</text:p>
          </table:table-cell>
          <table:table-cell office:value-type="float" office:value="14003" calcext:value-type="float">
            <text:p>14003</text:p>
          </table:table-cell>
          <table:table-cell table:formula="of:=[.F615]/1000" office:value-type="float" office:value="14.003" calcext:value-type="float">
            <text:p>14.003</text:p>
          </table:table-cell>
          <table:table-cell table:formula="of:=[.H614]+36/1000" office:value-type="float" office:value="22.1040000000001" calcext:value-type="float">
            <text:p>22.104</text:p>
          </table:table-cell>
          <table:table-cell table:formula="of:=[.I614]+0.045" office:value-type="float" office:value="27.6300000000004" calcext:value-type="float">
            <text:p>27.63</text:p>
          </table:table-cell>
        </table:table-row>
        <table:table-row table:style-name="ro1">
          <table:table-cell table:number-columns-repeated="2"/>
          <table:table-cell office:value-type="float" office:value="616" calcext:value-type="float">
            <text:p>616</text:p>
          </table:table-cell>
          <table:table-cell office:value-type="float" office:value="8365" calcext:value-type="float">
            <text:p>8365</text:p>
          </table:table-cell>
          <table:table-cell table:formula="of:=[.D616]/1000" office:value-type="float" office:value="8.365" calcext:value-type="float">
            <text:p>8.365</text:p>
          </table:table-cell>
          <table:table-cell office:value-type="float" office:value="8665" calcext:value-type="float">
            <text:p>8665</text:p>
          </table:table-cell>
          <table:table-cell table:formula="of:=[.F616]/1000" office:value-type="float" office:value="8.665" calcext:value-type="float">
            <text:p>8.665</text:p>
          </table:table-cell>
          <table:table-cell table:formula="of:=[.H615]+36/1000" office:value-type="float" office:value="22.1400000000001" calcext:value-type="float">
            <text:p>22.14</text:p>
          </table:table-cell>
          <table:table-cell table:formula="of:=[.I615]+0.045" office:value-type="float" office:value="27.6750000000004" calcext:value-type="float">
            <text:p>27.675</text:p>
          </table:table-cell>
        </table:table-row>
        <table:table-row table:style-name="ro1"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8240" calcext:value-type="float">
            <text:p>8240</text:p>
          </table:table-cell>
          <table:table-cell table:formula="of:=[.D617]/1000" office:value-type="float" office:value="8.24" calcext:value-type="float">
            <text:p>8.24</text:p>
          </table:table-cell>
          <table:table-cell office:value-type="float" office:value="9028" calcext:value-type="float">
            <text:p>9028</text:p>
          </table:table-cell>
          <table:table-cell table:formula="of:=[.F617]/1000" office:value-type="float" office:value="9.028" calcext:value-type="float">
            <text:p>9.028</text:p>
          </table:table-cell>
          <table:table-cell table:formula="of:=[.H616]+36/1000" office:value-type="float" office:value="22.1760000000001" calcext:value-type="float">
            <text:p>22.176</text:p>
          </table:table-cell>
          <table:table-cell table:formula="of:=[.I616]+0.045" office:value-type="float" office:value="27.7200000000004" calcext:value-type="float">
            <text:p>27.72</text:p>
          </table:table-cell>
        </table:table-row>
        <table:table-row table:style-name="ro1">
          <table:table-cell table:number-columns-repeated="2"/>
          <table:table-cell office:value-type="float" office:value="618" calcext:value-type="float">
            <text:p>618</text:p>
          </table:table-cell>
          <table:table-cell office:value-type="float" office:value="8269" calcext:value-type="float">
            <text:p>8269</text:p>
          </table:table-cell>
          <table:table-cell table:formula="of:=[.D618]/1000" office:value-type="float" office:value="8.269" calcext:value-type="float">
            <text:p>8.269</text:p>
          </table:table-cell>
          <table:table-cell office:value-type="float" office:value="9089" calcext:value-type="float">
            <text:p>9089</text:p>
          </table:table-cell>
          <table:table-cell table:formula="of:=[.F618]/1000" office:value-type="float" office:value="9.089" calcext:value-type="float">
            <text:p>9.089</text:p>
          </table:table-cell>
          <table:table-cell table:formula="of:=[.H617]+36/1000" office:value-type="float" office:value="22.2120000000001" calcext:value-type="float">
            <text:p>22.212</text:p>
          </table:table-cell>
          <table:table-cell table:formula="of:=[.I617]+0.045" office:value-type="float" office:value="27.7650000000004" calcext:value-type="float">
            <text:p>27.765</text:p>
          </table:table-cell>
        </table:table-row>
        <table:table-row table:style-name="ro1">
          <table:table-cell table:number-columns-repeated="2"/>
          <table:table-cell office:value-type="float" office:value="619" calcext:value-type="float">
            <text:p>619</text:p>
          </table:table-cell>
          <table:table-cell office:value-type="float" office:value="8261" calcext:value-type="float">
            <text:p>8261</text:p>
          </table:table-cell>
          <table:table-cell table:formula="of:=[.D619]/1000" office:value-type="float" office:value="8.261" calcext:value-type="float">
            <text:p>8.261</text:p>
          </table:table-cell>
          <table:table-cell office:value-type="float" office:value="9192" calcext:value-type="float">
            <text:p>9192</text:p>
          </table:table-cell>
          <table:table-cell table:formula="of:=[.F619]/1000" office:value-type="float" office:value="9.192" calcext:value-type="float">
            <text:p>9.192</text:p>
          </table:table-cell>
          <table:table-cell table:formula="of:=[.H618]+36/1000" office:value-type="float" office:value="22.2480000000001" calcext:value-type="float">
            <text:p>22.248</text:p>
          </table:table-cell>
          <table:table-cell table:formula="of:=[.I618]+0.045" office:value-type="float" office:value="27.8100000000004" calcext:value-type="float">
            <text:p>27.81</text:p>
          </table:table-cell>
        </table:table-row>
        <table:table-row table:style-name="ro1"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8273" calcext:value-type="float">
            <text:p>8273</text:p>
          </table:table-cell>
          <table:table-cell table:formula="of:=[.D620]/1000" office:value-type="float" office:value="8.273" calcext:value-type="float">
            <text:p>8.273</text:p>
          </table:table-cell>
          <table:table-cell office:value-type="float" office:value="9161" calcext:value-type="float">
            <text:p>9161</text:p>
          </table:table-cell>
          <table:table-cell table:formula="of:=[.F620]/1000" office:value-type="float" office:value="9.161" calcext:value-type="float">
            <text:p>9.161</text:p>
          </table:table-cell>
          <table:table-cell table:formula="of:=[.H619]+36/1000" office:value-type="float" office:value="22.2840000000001" calcext:value-type="float">
            <text:p>22.284</text:p>
          </table:table-cell>
          <table:table-cell table:formula="of:=[.I619]+0.045" office:value-type="float" office:value="27.8550000000004" calcext:value-type="float">
            <text:p>27.855</text:p>
          </table:table-cell>
        </table:table-row>
        <table:table-row table:style-name="ro1">
          <table:table-cell table:number-columns-repeated="2"/>
          <table:table-cell office:value-type="float" office:value="621" calcext:value-type="float">
            <text:p>621</text:p>
          </table:table-cell>
          <table:table-cell office:value-type="float" office:value="8401" calcext:value-type="float">
            <text:p>8401</text:p>
          </table:table-cell>
          <table:table-cell table:formula="of:=[.D621]/1000" office:value-type="float" office:value="8.401" calcext:value-type="float">
            <text:p>8.401</text:p>
          </table:table-cell>
          <table:table-cell office:value-type="float" office:value="9221" calcext:value-type="float">
            <text:p>9221</text:p>
          </table:table-cell>
          <table:table-cell table:formula="of:=[.F621]/1000" office:value-type="float" office:value="9.221" calcext:value-type="float">
            <text:p>9.221</text:p>
          </table:table-cell>
          <table:table-cell table:formula="of:=[.H620]+36/1000" office:value-type="float" office:value="22.3200000000001" calcext:value-type="float">
            <text:p>22.32</text:p>
          </table:table-cell>
          <table:table-cell table:formula="of:=[.I620]+0.045" office:value-type="float" office:value="27.9000000000004" calcext:value-type="float">
            <text:p>27.9</text:p>
          </table:table-cell>
        </table:table-row>
        <table:table-row table:style-name="ro1">
          <table:table-cell table:number-columns-repeated="2"/>
          <table:table-cell office:value-type="float" office:value="622" calcext:value-type="float">
            <text:p>622</text:p>
          </table:table-cell>
          <table:table-cell office:value-type="float" office:value="8341" calcext:value-type="float">
            <text:p>8341</text:p>
          </table:table-cell>
          <table:table-cell table:formula="of:=[.D622]/1000" office:value-type="float" office:value="8.341" calcext:value-type="float">
            <text:p>8.341</text:p>
          </table:table-cell>
          <table:table-cell office:value-type="float" office:value="9162" calcext:value-type="float">
            <text:p>9162</text:p>
          </table:table-cell>
          <table:table-cell table:formula="of:=[.F622]/1000" office:value-type="float" office:value="9.162" calcext:value-type="float">
            <text:p>9.162</text:p>
          </table:table-cell>
          <table:table-cell table:formula="of:=[.H621]+36/1000" office:value-type="float" office:value="22.3560000000001" calcext:value-type="float">
            <text:p>22.356</text:p>
          </table:table-cell>
          <table:table-cell table:formula="of:=[.I621]+0.045" office:value-type="float" office:value="27.9450000000004" calcext:value-type="float">
            <text:p>27.945</text:p>
          </table:table-cell>
        </table:table-row>
        <table:table-row table:style-name="ro1">
          <table:table-cell table:number-columns-repeated="2"/>
          <table:table-cell office:value-type="float" office:value="623" calcext:value-type="float">
            <text:p>623</text:p>
          </table:table-cell>
          <table:table-cell office:value-type="float" office:value="8317" calcext:value-type="float">
            <text:p>8317</text:p>
          </table:table-cell>
          <table:table-cell table:formula="of:=[.D623]/1000" office:value-type="float" office:value="8.317" calcext:value-type="float">
            <text:p>8.317</text:p>
          </table:table-cell>
          <table:table-cell office:value-type="float" office:value="9391" calcext:value-type="float">
            <text:p>9391</text:p>
          </table:table-cell>
          <table:table-cell table:formula="of:=[.F623]/1000" office:value-type="float" office:value="9.391" calcext:value-type="float">
            <text:p>9.391</text:p>
          </table:table-cell>
          <table:table-cell table:formula="of:=[.H622]+36/1000" office:value-type="float" office:value="22.3920000000001" calcext:value-type="float">
            <text:p>22.392</text:p>
          </table:table-cell>
          <table:table-cell table:formula="of:=[.I622]+0.045" office:value-type="float" office:value="27.9900000000004" calcext:value-type="float">
            <text:p>27.99</text:p>
          </table:table-cell>
        </table:table-row>
        <table:table-row table:style-name="ro1">
          <table:table-cell table:number-columns-repeated="2"/>
          <table:table-cell office:value-type="float" office:value="624" calcext:value-type="float">
            <text:p>624</text:p>
          </table:table-cell>
          <table:table-cell office:value-type="float" office:value="8283" calcext:value-type="float">
            <text:p>8283</text:p>
          </table:table-cell>
          <table:table-cell table:formula="of:=[.D624]/1000" office:value-type="float" office:value="8.283" calcext:value-type="float">
            <text:p>8.283</text:p>
          </table:table-cell>
          <table:table-cell office:value-type="float" office:value="9178" calcext:value-type="float">
            <text:p>9178</text:p>
          </table:table-cell>
          <table:table-cell table:formula="of:=[.F624]/1000" office:value-type="float" office:value="9.178" calcext:value-type="float">
            <text:p>9.178</text:p>
          </table:table-cell>
          <table:table-cell table:formula="of:=[.H623]+36/1000" office:value-type="float" office:value="22.4280000000001" calcext:value-type="float">
            <text:p>22.428</text:p>
          </table:table-cell>
          <table:table-cell table:formula="of:=[.I623]+0.045" office:value-type="float" office:value="28.0350000000004" calcext:value-type="float">
            <text:p>28.035</text:p>
          </table:table-cell>
        </table:table-row>
        <table:table-row table:style-name="ro1">
          <table:table-cell table:number-columns-repeated="2"/>
          <table:table-cell office:value-type="float" office:value="625" calcext:value-type="float">
            <text:p>625</text:p>
          </table:table-cell>
          <table:table-cell office:value-type="float" office:value="8163" calcext:value-type="float">
            <text:p>8163</text:p>
          </table:table-cell>
          <table:table-cell table:formula="of:=[.D625]/1000" office:value-type="float" office:value="8.163" calcext:value-type="float">
            <text:p>8.163</text:p>
          </table:table-cell>
          <table:table-cell office:value-type="float" office:value="9228" calcext:value-type="float">
            <text:p>9228</text:p>
          </table:table-cell>
          <table:table-cell table:formula="of:=[.F625]/1000" office:value-type="float" office:value="9.228" calcext:value-type="float">
            <text:p>9.228</text:p>
          </table:table-cell>
          <table:table-cell table:formula="of:=[.H624]+36/1000" office:value-type="float" office:value="22.4640000000001" calcext:value-type="float">
            <text:p>22.464</text:p>
          </table:table-cell>
          <table:table-cell table:formula="of:=[.I624]+0.045" office:value-type="float" office:value="28.0800000000004" calcext:value-type="float">
            <text:p>28.08</text:p>
          </table:table-cell>
        </table:table-row>
        <table:table-row table:style-name="ro1">
          <table:table-cell table:number-columns-repeated="2"/>
          <table:table-cell office:value-type="float" office:value="626" calcext:value-type="float">
            <text:p>626</text:p>
          </table:table-cell>
          <table:table-cell office:value-type="float" office:value="8273" calcext:value-type="float">
            <text:p>8273</text:p>
          </table:table-cell>
          <table:table-cell table:formula="of:=[.D626]/1000" office:value-type="float" office:value="8.273" calcext:value-type="float">
            <text:p>8.273</text:p>
          </table:table-cell>
          <table:table-cell office:value-type="float" office:value="9239" calcext:value-type="float">
            <text:p>9239</text:p>
          </table:table-cell>
          <table:table-cell table:formula="of:=[.F626]/1000" office:value-type="float" office:value="9.239" calcext:value-type="float">
            <text:p>9.239</text:p>
          </table:table-cell>
          <table:table-cell table:formula="of:=[.H625]+36/1000" office:value-type="float" office:value="22.5000000000001" calcext:value-type="float">
            <text:p>22.5</text:p>
          </table:table-cell>
          <table:table-cell table:formula="of:=[.I625]+0.045" office:value-type="float" office:value="28.1250000000004" calcext:value-type="float">
            <text:p>28.125</text:p>
          </table:table-cell>
        </table:table-row>
        <table:table-row table:style-name="ro1">
          <table:table-cell table:number-columns-repeated="2"/>
          <table:table-cell office:value-type="float" office:value="627" calcext:value-type="float">
            <text:p>627</text:p>
          </table:table-cell>
          <table:table-cell office:value-type="float" office:value="8150" calcext:value-type="float">
            <text:p>8150</text:p>
          </table:table-cell>
          <table:table-cell table:formula="of:=[.D627]/1000" office:value-type="float" office:value="8.15" calcext:value-type="float">
            <text:p>8.15</text:p>
          </table:table-cell>
          <table:table-cell office:value-type="float" office:value="9173" calcext:value-type="float">
            <text:p>9173</text:p>
          </table:table-cell>
          <table:table-cell table:formula="of:=[.F627]/1000" office:value-type="float" office:value="9.173" calcext:value-type="float">
            <text:p>9.173</text:p>
          </table:table-cell>
          <table:table-cell table:formula="of:=[.H626]+36/1000" office:value-type="float" office:value="22.5360000000001" calcext:value-type="float">
            <text:p>22.536</text:p>
          </table:table-cell>
          <table:table-cell table:formula="of:=[.I626]+0.045" office:value-type="float" office:value="28.1700000000004" calcext:value-type="float">
            <text:p>28.17</text:p>
          </table:table-cell>
        </table:table-row>
        <table:table-row table:style-name="ro1">
          <table:table-cell table:number-columns-repeated="2"/>
          <table:table-cell office:value-type="float" office:value="628" calcext:value-type="float">
            <text:p>628</text:p>
          </table:table-cell>
          <table:table-cell office:value-type="float" office:value="8233" calcext:value-type="float">
            <text:p>8233</text:p>
          </table:table-cell>
          <table:table-cell table:formula="of:=[.D628]/1000" office:value-type="float" office:value="8.233" calcext:value-type="float">
            <text:p>8.233</text:p>
          </table:table-cell>
          <table:table-cell office:value-type="float" office:value="9312" calcext:value-type="float">
            <text:p>9312</text:p>
          </table:table-cell>
          <table:table-cell table:formula="of:=[.F628]/1000" office:value-type="float" office:value="9.312" calcext:value-type="float">
            <text:p>9.312</text:p>
          </table:table-cell>
          <table:table-cell table:formula="of:=[.H627]+36/1000" office:value-type="float" office:value="22.5720000000001" calcext:value-type="float">
            <text:p>22.572</text:p>
          </table:table-cell>
          <table:table-cell table:formula="of:=[.I627]+0.045" office:value-type="float" office:value="28.2150000000004" calcext:value-type="float">
            <text:p>28.215</text:p>
          </table:table-cell>
        </table:table-row>
        <table:table-row table:style-name="ro1">
          <table:table-cell table:number-columns-repeated="2"/>
          <table:table-cell office:value-type="float" office:value="629" calcext:value-type="float">
            <text:p>629</text:p>
          </table:table-cell>
          <table:table-cell office:value-type="float" office:value="8151" calcext:value-type="float">
            <text:p>8151</text:p>
          </table:table-cell>
          <table:table-cell table:formula="of:=[.D629]/1000" office:value-type="float" office:value="8.151" calcext:value-type="float">
            <text:p>8.151</text:p>
          </table:table-cell>
          <table:table-cell office:value-type="float" office:value="9357" calcext:value-type="float">
            <text:p>9357</text:p>
          </table:table-cell>
          <table:table-cell table:formula="of:=[.F629]/1000" office:value-type="float" office:value="9.357" calcext:value-type="float">
            <text:p>9.357</text:p>
          </table:table-cell>
          <table:table-cell table:formula="of:=[.H628]+36/1000" office:value-type="float" office:value="22.6080000000001" calcext:value-type="float">
            <text:p>22.608</text:p>
          </table:table-cell>
          <table:table-cell table:formula="of:=[.I628]+0.045" office:value-type="float" office:value="28.2600000000004" calcext:value-type="float">
            <text:p>28.26</text:p>
          </table:table-cell>
        </table:table-row>
        <table:table-row table:style-name="ro1">
          <table:table-cell table:number-columns-repeated="2"/>
          <table:table-cell office:value-type="float" office:value="630" calcext:value-type="float">
            <text:p>630</text:p>
          </table:table-cell>
          <table:table-cell office:value-type="float" office:value="8012" calcext:value-type="float">
            <text:p>8012</text:p>
          </table:table-cell>
          <table:table-cell table:formula="of:=[.D630]/1000" office:value-type="float" office:value="8.012" calcext:value-type="float">
            <text:p>8.012</text:p>
          </table:table-cell>
          <table:table-cell office:value-type="float" office:value="9112" calcext:value-type="float">
            <text:p>9112</text:p>
          </table:table-cell>
          <table:table-cell table:formula="of:=[.F630]/1000" office:value-type="float" office:value="9.112" calcext:value-type="float">
            <text:p>9.112</text:p>
          </table:table-cell>
          <table:table-cell table:formula="of:=[.H629]+36/1000" office:value-type="float" office:value="22.6440000000001" calcext:value-type="float">
            <text:p>22.644</text:p>
          </table:table-cell>
          <table:table-cell table:formula="of:=[.I629]+0.045" office:value-type="float" office:value="28.3050000000004" calcext:value-type="float">
            <text:p>28.305</text:p>
          </table:table-cell>
        </table:table-row>
        <table:table-row table:style-name="ro1">
          <table:table-cell table:number-columns-repeated="2"/>
          <table:table-cell office:value-type="float" office:value="631" calcext:value-type="float">
            <text:p>631</text:p>
          </table:table-cell>
          <table:table-cell office:value-type="float" office:value="8329" calcext:value-type="float">
            <text:p>8329</text:p>
          </table:table-cell>
          <table:table-cell table:formula="of:=[.D631]/1000" office:value-type="float" office:value="8.329" calcext:value-type="float">
            <text:p>8.329</text:p>
          </table:table-cell>
          <table:table-cell office:value-type="float" office:value="9146" calcext:value-type="float">
            <text:p>9146</text:p>
          </table:table-cell>
          <table:table-cell table:formula="of:=[.F631]/1000" office:value-type="float" office:value="9.146" calcext:value-type="float">
            <text:p>9.146</text:p>
          </table:table-cell>
          <table:table-cell table:formula="of:=[.H630]+36/1000" office:value-type="float" office:value="22.6800000000001" calcext:value-type="float">
            <text:p>22.68</text:p>
          </table:table-cell>
          <table:table-cell table:formula="of:=[.I630]+0.045" office:value-type="float" office:value="28.3500000000004" calcext:value-type="float">
            <text:p>28.35</text:p>
          </table:table-cell>
        </table:table-row>
        <table:table-row table:style-name="ro1">
          <table:table-cell table:number-columns-repeated="2"/>
          <table:table-cell office:value-type="float" office:value="632" calcext:value-type="float">
            <text:p>632</text:p>
          </table:table-cell>
          <table:table-cell office:value-type="float" office:value="8295" calcext:value-type="float">
            <text:p>8295</text:p>
          </table:table-cell>
          <table:table-cell table:formula="of:=[.D632]/1000" office:value-type="float" office:value="8.295" calcext:value-type="float">
            <text:p>8.295</text:p>
          </table:table-cell>
          <table:table-cell office:value-type="float" office:value="9133" calcext:value-type="float">
            <text:p>9133</text:p>
          </table:table-cell>
          <table:table-cell table:formula="of:=[.F632]/1000" office:value-type="float" office:value="9.133" calcext:value-type="float">
            <text:p>9.133</text:p>
          </table:table-cell>
          <table:table-cell table:formula="of:=[.H631]+36/1000" office:value-type="float" office:value="22.7160000000001" calcext:value-type="float">
            <text:p>22.716</text:p>
          </table:table-cell>
          <table:table-cell table:formula="of:=[.I631]+0.045" office:value-type="float" office:value="28.3950000000004" calcext:value-type="float">
            <text:p>28.395</text:p>
          </table:table-cell>
        </table:table-row>
        <table:table-row table:style-name="ro1">
          <table:table-cell table:number-columns-repeated="2"/>
          <table:table-cell office:value-type="float" office:value="633" calcext:value-type="float">
            <text:p>633</text:p>
          </table:table-cell>
          <table:table-cell office:value-type="float" office:value="8298" calcext:value-type="float">
            <text:p>8298</text:p>
          </table:table-cell>
          <table:table-cell table:formula="of:=[.D633]/1000" office:value-type="float" office:value="8.298" calcext:value-type="float">
            <text:p>8.298</text:p>
          </table:table-cell>
          <table:table-cell office:value-type="float" office:value="9156" calcext:value-type="float">
            <text:p>9156</text:p>
          </table:table-cell>
          <table:table-cell table:formula="of:=[.F633]/1000" office:value-type="float" office:value="9.156" calcext:value-type="float">
            <text:p>9.156</text:p>
          </table:table-cell>
          <table:table-cell table:formula="of:=[.H632]+36/1000" office:value-type="float" office:value="22.7520000000001" calcext:value-type="float">
            <text:p>22.752</text:p>
          </table:table-cell>
          <table:table-cell table:formula="of:=[.I632]+0.045" office:value-type="float" office:value="28.4400000000004" calcext:value-type="float">
            <text:p>28.44</text:p>
          </table:table-cell>
        </table:table-row>
        <table:table-row table:style-name="ro1">
          <table:table-cell table:number-columns-repeated="2"/>
          <table:table-cell office:value-type="float" office:value="634" calcext:value-type="float">
            <text:p>634</text:p>
          </table:table-cell>
          <table:table-cell office:value-type="float" office:value="8392" calcext:value-type="float">
            <text:p>8392</text:p>
          </table:table-cell>
          <table:table-cell table:formula="of:=[.D634]/1000" office:value-type="float" office:value="8.392" calcext:value-type="float">
            <text:p>8.392</text:p>
          </table:table-cell>
          <table:table-cell office:value-type="float" office:value="9149" calcext:value-type="float">
            <text:p>9149</text:p>
          </table:table-cell>
          <table:table-cell table:formula="of:=[.F634]/1000" office:value-type="float" office:value="9.149" calcext:value-type="float">
            <text:p>9.149</text:p>
          </table:table-cell>
          <table:table-cell table:formula="of:=[.H633]+36/1000" office:value-type="float" office:value="22.7880000000001" calcext:value-type="float">
            <text:p>22.788</text:p>
          </table:table-cell>
          <table:table-cell table:formula="of:=[.I633]+0.045" office:value-type="float" office:value="28.4850000000004" calcext:value-type="float">
            <text:p>28.485</text:p>
          </table:table-cell>
        </table:table-row>
        <table:table-row table:style-name="ro1">
          <table:table-cell table:number-columns-repeated="2"/>
          <table:table-cell office:value-type="float" office:value="635" calcext:value-type="float">
            <text:p>635</text:p>
          </table:table-cell>
          <table:table-cell office:value-type="float" office:value="8237" calcext:value-type="float">
            <text:p>8237</text:p>
          </table:table-cell>
          <table:table-cell table:formula="of:=[.D635]/1000" office:value-type="float" office:value="8.237" calcext:value-type="float">
            <text:p>8.237</text:p>
          </table:table-cell>
          <table:table-cell office:value-type="float" office:value="9169" calcext:value-type="float">
            <text:p>9169</text:p>
          </table:table-cell>
          <table:table-cell table:formula="of:=[.F635]/1000" office:value-type="float" office:value="9.169" calcext:value-type="float">
            <text:p>9.169</text:p>
          </table:table-cell>
          <table:table-cell table:formula="of:=[.H634]+36/1000" office:value-type="float" office:value="22.8240000000001" calcext:value-type="float">
            <text:p>22.824</text:p>
          </table:table-cell>
          <table:table-cell table:formula="of:=[.I634]+0.045" office:value-type="float" office:value="28.5300000000004" calcext:value-type="float">
            <text:p>28.53</text:p>
          </table:table-cell>
        </table:table-row>
        <table:table-row table:style-name="ro1">
          <table:table-cell table:number-columns-repeated="2"/>
          <table:table-cell office:value-type="float" office:value="636" calcext:value-type="float">
            <text:p>636</text:p>
          </table:table-cell>
          <table:table-cell office:value-type="float" office:value="8249" calcext:value-type="float">
            <text:p>8249</text:p>
          </table:table-cell>
          <table:table-cell table:formula="of:=[.D636]/1000" office:value-type="float" office:value="8.249" calcext:value-type="float">
            <text:p>8.249</text:p>
          </table:table-cell>
          <table:table-cell office:value-type="float" office:value="9334" calcext:value-type="float">
            <text:p>9334</text:p>
          </table:table-cell>
          <table:table-cell table:formula="of:=[.F636]/1000" office:value-type="float" office:value="9.334" calcext:value-type="float">
            <text:p>9.334</text:p>
          </table:table-cell>
          <table:table-cell table:formula="of:=[.H635]+36/1000" office:value-type="float" office:value="22.8600000000001" calcext:value-type="float">
            <text:p>22.86</text:p>
          </table:table-cell>
          <table:table-cell table:formula="of:=[.I635]+0.045" office:value-type="float" office:value="28.5750000000005" calcext:value-type="float">
            <text:p>28.575</text:p>
          </table:table-cell>
        </table:table-row>
        <table:table-row table:style-name="ro1">
          <table:table-cell table:number-columns-repeated="2"/>
          <table:table-cell office:value-type="float" office:value="637" calcext:value-type="float">
            <text:p>637</text:p>
          </table:table-cell>
          <table:table-cell office:value-type="float" office:value="8267" calcext:value-type="float">
            <text:p>8267</text:p>
          </table:table-cell>
          <table:table-cell table:formula="of:=[.D637]/1000" office:value-type="float" office:value="8.267" calcext:value-type="float">
            <text:p>8.267</text:p>
          </table:table-cell>
          <table:table-cell office:value-type="float" office:value="9138" calcext:value-type="float">
            <text:p>9138</text:p>
          </table:table-cell>
          <table:table-cell table:formula="of:=[.F637]/1000" office:value-type="float" office:value="9.138" calcext:value-type="float">
            <text:p>9.138</text:p>
          </table:table-cell>
          <table:table-cell table:formula="of:=[.H636]+36/1000" office:value-type="float" office:value="22.8960000000001" calcext:value-type="float">
            <text:p>22.896</text:p>
          </table:table-cell>
          <table:table-cell table:formula="of:=[.I636]+0.045" office:value-type="float" office:value="28.6200000000005" calcext:value-type="float">
            <text:p>28.62</text:p>
          </table:table-cell>
        </table:table-row>
        <table:table-row table:style-name="ro1">
          <table:table-cell table:number-columns-repeated="2"/>
          <table:table-cell office:value-type="float" office:value="638" calcext:value-type="float">
            <text:p>638</text:p>
          </table:table-cell>
          <table:table-cell office:value-type="float" office:value="8155" calcext:value-type="float">
            <text:p>8155</text:p>
          </table:table-cell>
          <table:table-cell table:formula="of:=[.D638]/1000" office:value-type="float" office:value="8.155" calcext:value-type="float">
            <text:p>8.155</text:p>
          </table:table-cell>
          <table:table-cell office:value-type="float" office:value="9115" calcext:value-type="float">
            <text:p>9115</text:p>
          </table:table-cell>
          <table:table-cell table:formula="of:=[.F638]/1000" office:value-type="float" office:value="9.115" calcext:value-type="float">
            <text:p>9.115</text:p>
          </table:table-cell>
          <table:table-cell table:formula="of:=[.H637]+36/1000" office:value-type="float" office:value="22.9320000000001" calcext:value-type="float">
            <text:p>22.932</text:p>
          </table:table-cell>
          <table:table-cell table:formula="of:=[.I637]+0.045" office:value-type="float" office:value="28.6650000000005" calcext:value-type="float">
            <text:p>28.665</text:p>
          </table:table-cell>
        </table:table-row>
        <table:table-row table:style-name="ro1">
          <table:table-cell table:number-columns-repeated="2"/>
          <table:table-cell office:value-type="float" office:value="639" calcext:value-type="float">
            <text:p>639</text:p>
          </table:table-cell>
          <table:table-cell office:value-type="float" office:value="8213" calcext:value-type="float">
            <text:p>8213</text:p>
          </table:table-cell>
          <table:table-cell table:formula="of:=[.D639]/1000" office:value-type="float" office:value="8.213" calcext:value-type="float">
            <text:p>8.213</text:p>
          </table:table-cell>
          <table:table-cell office:value-type="float" office:value="9170" calcext:value-type="float">
            <text:p>9170</text:p>
          </table:table-cell>
          <table:table-cell table:formula="of:=[.F639]/1000" office:value-type="float" office:value="9.17" calcext:value-type="float">
            <text:p>9.17</text:p>
          </table:table-cell>
          <table:table-cell table:formula="of:=[.H638]+36/1000" office:value-type="float" office:value="22.9680000000001" calcext:value-type="float">
            <text:p>22.968</text:p>
          </table:table-cell>
          <table:table-cell table:formula="of:=[.I638]+0.045" office:value-type="float" office:value="28.7100000000005" calcext:value-type="float">
            <text:p>28.71</text:p>
          </table:table-cell>
        </table:table-row>
        <table:table-row table:style-name="ro1"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8239" calcext:value-type="float">
            <text:p>8239</text:p>
          </table:table-cell>
          <table:table-cell table:formula="of:=[.D640]/1000" office:value-type="float" office:value="8.239" calcext:value-type="float">
            <text:p>8.239</text:p>
          </table:table-cell>
          <table:table-cell office:value-type="float" office:value="9160" calcext:value-type="float">
            <text:p>9160</text:p>
          </table:table-cell>
          <table:table-cell table:formula="of:=[.F640]/1000" office:value-type="float" office:value="9.16" calcext:value-type="float">
            <text:p>9.16</text:p>
          </table:table-cell>
          <table:table-cell table:formula="of:=[.H639]+36/1000" office:value-type="float" office:value="23.0040000000001" calcext:value-type="float">
            <text:p>23.004</text:p>
          </table:table-cell>
          <table:table-cell table:formula="of:=[.I639]+0.045" office:value-type="float" office:value="28.7550000000005" calcext:value-type="float">
            <text:p>28.755</text:p>
          </table:table-cell>
        </table:table-row>
        <table:table-row table:style-name="ro1"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8287" calcext:value-type="float">
            <text:p>8287</text:p>
          </table:table-cell>
          <table:table-cell table:formula="of:=[.D641]/1000" office:value-type="float" office:value="8.287" calcext:value-type="float">
            <text:p>8.287</text:p>
          </table:table-cell>
          <table:table-cell office:value-type="float" office:value="9221" calcext:value-type="float">
            <text:p>9221</text:p>
          </table:table-cell>
          <table:table-cell table:formula="of:=[.F641]/1000" office:value-type="float" office:value="9.221" calcext:value-type="float">
            <text:p>9.221</text:p>
          </table:table-cell>
          <table:table-cell table:formula="of:=[.H640]+36/1000" office:value-type="float" office:value="23.0400000000001" calcext:value-type="float">
            <text:p>23.04</text:p>
          </table:table-cell>
          <table:table-cell table:formula="of:=[.I640]+0.045" office:value-type="float" office:value="28.8000000000005" calcext:value-type="float">
            <text:p>28.8</text:p>
          </table:table-cell>
        </table:table-row>
        <table:table-row table:style-name="ro1">
          <table:table-cell table:number-columns-repeated="2"/>
          <table:table-cell office:value-type="float" office:value="642" calcext:value-type="float">
            <text:p>642</text:p>
          </table:table-cell>
          <table:table-cell office:value-type="float" office:value="8244" calcext:value-type="float">
            <text:p>8244</text:p>
          </table:table-cell>
          <table:table-cell table:formula="of:=[.D642]/1000" office:value-type="float" office:value="8.244" calcext:value-type="float">
            <text:p>8.244</text:p>
          </table:table-cell>
          <table:table-cell office:value-type="float" office:value="9194" calcext:value-type="float">
            <text:p>9194</text:p>
          </table:table-cell>
          <table:table-cell table:formula="of:=[.F642]/1000" office:value-type="float" office:value="9.194" calcext:value-type="float">
            <text:p>9.194</text:p>
          </table:table-cell>
          <table:table-cell table:formula="of:=[.H641]+36/1000" office:value-type="float" office:value="23.0760000000001" calcext:value-type="float">
            <text:p>23.076</text:p>
          </table:table-cell>
          <table:table-cell table:formula="of:=[.I641]+0.045" office:value-type="float" office:value="28.8450000000005" calcext:value-type="float">
            <text:p>28.845</text:p>
          </table:table-cell>
        </table:table-row>
        <table:table-row table:style-name="ro1">
          <table:table-cell table:number-columns-repeated="2"/>
          <table:table-cell office:value-type="float" office:value="643" calcext:value-type="float">
            <text:p>643</text:p>
          </table:table-cell>
          <table:table-cell office:value-type="float" office:value="7907" calcext:value-type="float">
            <text:p>7907</text:p>
          </table:table-cell>
          <table:table-cell table:formula="of:=[.D643]/1000" office:value-type="float" office:value="7.907" calcext:value-type="float">
            <text:p>7.907</text:p>
          </table:table-cell>
          <table:table-cell office:value-type="float" office:value="9205" calcext:value-type="float">
            <text:p>9205</text:p>
          </table:table-cell>
          <table:table-cell table:formula="of:=[.F643]/1000" office:value-type="float" office:value="9.205" calcext:value-type="float">
            <text:p>9.205</text:p>
          </table:table-cell>
          <table:table-cell table:formula="of:=[.H642]+36/1000" office:value-type="float" office:value="23.1120000000001" calcext:value-type="float">
            <text:p>23.112</text:p>
          </table:table-cell>
          <table:table-cell table:formula="of:=[.I642]+0.045" office:value-type="float" office:value="28.8900000000005" calcext:value-type="float">
            <text:p>28.89</text:p>
          </table:table-cell>
        </table:table-row>
        <table:table-row table:style-name="ro1">
          <table:table-cell table:number-columns-repeated="2"/>
          <table:table-cell office:value-type="float" office:value="644" calcext:value-type="float">
            <text:p>644</text:p>
          </table:table-cell>
          <table:table-cell office:value-type="float" office:value="8325" calcext:value-type="float">
            <text:p>8325</text:p>
          </table:table-cell>
          <table:table-cell table:formula="of:=[.D644]/1000" office:value-type="float" office:value="8.325" calcext:value-type="float">
            <text:p>8.325</text:p>
          </table:table-cell>
          <table:table-cell office:value-type="float" office:value="9299" calcext:value-type="float">
            <text:p>9299</text:p>
          </table:table-cell>
          <table:table-cell table:formula="of:=[.F644]/1000" office:value-type="float" office:value="9.299" calcext:value-type="float">
            <text:p>9.299</text:p>
          </table:table-cell>
          <table:table-cell table:formula="of:=[.H643]+36/1000" office:value-type="float" office:value="23.1480000000001" calcext:value-type="float">
            <text:p>23.148</text:p>
          </table:table-cell>
          <table:table-cell table:formula="of:=[.I643]+0.045" office:value-type="float" office:value="28.9350000000005" calcext:value-type="float">
            <text:p>28.935</text:p>
          </table:table-cell>
        </table:table-row>
        <table:table-row table:style-name="ro1">
          <table:table-cell table:number-columns-repeated="2"/>
          <table:table-cell office:value-type="float" office:value="645" calcext:value-type="float">
            <text:p>645</text:p>
          </table:table-cell>
          <table:table-cell office:value-type="float" office:value="8111" calcext:value-type="float">
            <text:p>8111</text:p>
          </table:table-cell>
          <table:table-cell table:formula="of:=[.D645]/1000" office:value-type="float" office:value="8.111" calcext:value-type="float">
            <text:p>8.111</text:p>
          </table:table-cell>
          <table:table-cell office:value-type="float" office:value="9249" calcext:value-type="float">
            <text:p>9249</text:p>
          </table:table-cell>
          <table:table-cell table:formula="of:=[.F645]/1000" office:value-type="float" office:value="9.249" calcext:value-type="float">
            <text:p>9.249</text:p>
          </table:table-cell>
          <table:table-cell table:formula="of:=[.H644]+36/1000" office:value-type="float" office:value="23.1840000000001" calcext:value-type="float">
            <text:p>23.184</text:p>
          </table:table-cell>
          <table:table-cell table:formula="of:=[.I644]+0.045" office:value-type="float" office:value="28.9800000000005" calcext:value-type="float">
            <text:p>28.98</text:p>
          </table:table-cell>
        </table:table-row>
        <table:table-row table:style-name="ro1">
          <table:table-cell table:number-columns-repeated="2"/>
          <table:table-cell office:value-type="float" office:value="646" calcext:value-type="float">
            <text:p>646</text:p>
          </table:table-cell>
          <table:table-cell office:value-type="float" office:value="8266" calcext:value-type="float">
            <text:p>8266</text:p>
          </table:table-cell>
          <table:table-cell table:formula="of:=[.D646]/1000" office:value-type="float" office:value="8.266" calcext:value-type="float">
            <text:p>8.266</text:p>
          </table:table-cell>
          <table:table-cell office:value-type="float" office:value="9222" calcext:value-type="float">
            <text:p>9222</text:p>
          </table:table-cell>
          <table:table-cell table:formula="of:=[.F646]/1000" office:value-type="float" office:value="9.222" calcext:value-type="float">
            <text:p>9.222</text:p>
          </table:table-cell>
          <table:table-cell table:formula="of:=[.H645]+36/1000" office:value-type="float" office:value="23.2200000000001" calcext:value-type="float">
            <text:p>23.22</text:p>
          </table:table-cell>
          <table:table-cell table:formula="of:=[.I645]+0.045" office:value-type="float" office:value="29.0250000000005" calcext:value-type="float">
            <text:p>29.025</text:p>
          </table:table-cell>
        </table:table-row>
        <table:table-row table:style-name="ro1">
          <table:table-cell table:number-columns-repeated="2"/>
          <table:table-cell office:value-type="float" office:value="647" calcext:value-type="float">
            <text:p>647</text:p>
          </table:table-cell>
          <table:table-cell office:value-type="float" office:value="8339" calcext:value-type="float">
            <text:p>8339</text:p>
          </table:table-cell>
          <table:table-cell table:formula="of:=[.D647]/1000" office:value-type="float" office:value="8.339" calcext:value-type="float">
            <text:p>8.339</text:p>
          </table:table-cell>
          <table:table-cell office:value-type="float" office:value="9167" calcext:value-type="float">
            <text:p>9167</text:p>
          </table:table-cell>
          <table:table-cell table:formula="of:=[.F647]/1000" office:value-type="float" office:value="9.167" calcext:value-type="float">
            <text:p>9.167</text:p>
          </table:table-cell>
          <table:table-cell table:formula="of:=[.H646]+36/1000" office:value-type="float" office:value="23.2560000000001" calcext:value-type="float">
            <text:p>23.256</text:p>
          </table:table-cell>
          <table:table-cell table:formula="of:=[.I646]+0.045" office:value-type="float" office:value="29.0700000000005" calcext:value-type="float">
            <text:p>29.07</text:p>
          </table:table-cell>
        </table:table-row>
        <table:table-row table:style-name="ro1">
          <table:table-cell table:number-columns-repeated="2"/>
          <table:table-cell office:value-type="float" office:value="648" calcext:value-type="float">
            <text:p>648</text:p>
          </table:table-cell>
          <table:table-cell office:value-type="float" office:value="8064" calcext:value-type="float">
            <text:p>8064</text:p>
          </table:table-cell>
          <table:table-cell table:formula="of:=[.D648]/1000" office:value-type="float" office:value="8.064" calcext:value-type="float">
            <text:p>8.064</text:p>
          </table:table-cell>
          <table:table-cell office:value-type="float" office:value="9131" calcext:value-type="float">
            <text:p>9131</text:p>
          </table:table-cell>
          <table:table-cell table:formula="of:=[.F648]/1000" office:value-type="float" office:value="9.131" calcext:value-type="float">
            <text:p>9.131</text:p>
          </table:table-cell>
          <table:table-cell table:formula="of:=[.H647]+36/1000" office:value-type="float" office:value="23.2920000000001" calcext:value-type="float">
            <text:p>23.292</text:p>
          </table:table-cell>
          <table:table-cell table:formula="of:=[.I647]+0.045" office:value-type="float" office:value="29.1150000000005" calcext:value-type="float">
            <text:p>29.115</text:p>
          </table:table-cell>
        </table:table-row>
        <table:table-row table:style-name="ro1">
          <table:table-cell table:number-columns-repeated="2"/>
          <table:table-cell office:value-type="float" office:value="649" calcext:value-type="float">
            <text:p>649</text:p>
          </table:table-cell>
          <table:table-cell office:value-type="float" office:value="8176" calcext:value-type="float">
            <text:p>8176</text:p>
          </table:table-cell>
          <table:table-cell table:formula="of:=[.D649]/1000" office:value-type="float" office:value="8.176" calcext:value-type="float">
            <text:p>8.176</text:p>
          </table:table-cell>
          <table:table-cell office:value-type="float" office:value="9186" calcext:value-type="float">
            <text:p>9186</text:p>
          </table:table-cell>
          <table:table-cell table:formula="of:=[.F649]/1000" office:value-type="float" office:value="9.186" calcext:value-type="float">
            <text:p>9.186</text:p>
          </table:table-cell>
          <table:table-cell table:formula="of:=[.H648]+36/1000" office:value-type="float" office:value="23.3280000000001" calcext:value-type="float">
            <text:p>23.328</text:p>
          </table:table-cell>
          <table:table-cell table:formula="of:=[.I648]+0.045" office:value-type="float" office:value="29.1600000000005" calcext:value-type="float">
            <text:p>29.16</text:p>
          </table:table-cell>
        </table:table-row>
        <table:table-row table:style-name="ro1">
          <table:table-cell table:number-columns-repeated="2"/>
          <table:table-cell office:value-type="float" office:value="650" calcext:value-type="float">
            <text:p>650</text:p>
          </table:table-cell>
          <table:table-cell office:value-type="float" office:value="8090" calcext:value-type="float">
            <text:p>8090</text:p>
          </table:table-cell>
          <table:table-cell table:formula="of:=[.D650]/1000" office:value-type="float" office:value="8.09" calcext:value-type="float">
            <text:p>8.09</text:p>
          </table:table-cell>
          <table:table-cell office:value-type="float" office:value="9161" calcext:value-type="float">
            <text:p>9161</text:p>
          </table:table-cell>
          <table:table-cell table:formula="of:=[.F650]/1000" office:value-type="float" office:value="9.161" calcext:value-type="float">
            <text:p>9.161</text:p>
          </table:table-cell>
          <table:table-cell table:formula="of:=[.H649]+36/1000" office:value-type="float" office:value="23.3640000000001" calcext:value-type="float">
            <text:p>23.364</text:p>
          </table:table-cell>
          <table:table-cell table:formula="of:=[.I649]+0.045" office:value-type="float" office:value="29.2050000000005" calcext:value-type="float">
            <text:p>29.205</text:p>
          </table:table-cell>
        </table:table-row>
        <table:table-row table:style-name="ro1">
          <table:table-cell table:number-columns-repeated="2"/>
          <table:table-cell office:value-type="float" office:value="651" calcext:value-type="float">
            <text:p>651</text:p>
          </table:table-cell>
          <table:table-cell office:value-type="float" office:value="8152" calcext:value-type="float">
            <text:p>8152</text:p>
          </table:table-cell>
          <table:table-cell table:formula="of:=[.D651]/1000" office:value-type="float" office:value="8.152" calcext:value-type="float">
            <text:p>8.152</text:p>
          </table:table-cell>
          <table:table-cell office:value-type="float" office:value="9064" calcext:value-type="float">
            <text:p>9064</text:p>
          </table:table-cell>
          <table:table-cell table:formula="of:=[.F651]/1000" office:value-type="float" office:value="9.064" calcext:value-type="float">
            <text:p>9.064</text:p>
          </table:table-cell>
          <table:table-cell table:formula="of:=[.H650]+36/1000" office:value-type="float" office:value="23.4000000000001" calcext:value-type="float">
            <text:p>23.4</text:p>
          </table:table-cell>
          <table:table-cell table:formula="of:=[.I650]+0.045" office:value-type="float" office:value="29.2500000000005" calcext:value-type="float">
            <text:p>29.25</text:p>
          </table:table-cell>
        </table:table-row>
        <table:table-row table:style-name="ro1">
          <table:table-cell table:number-columns-repeated="2"/>
          <table:table-cell office:value-type="float" office:value="652" calcext:value-type="float">
            <text:p>652</text:p>
          </table:table-cell>
          <table:table-cell office:value-type="float" office:value="8211" calcext:value-type="float">
            <text:p>8211</text:p>
          </table:table-cell>
          <table:table-cell table:formula="of:=[.D652]/1000" office:value-type="float" office:value="8.211" calcext:value-type="float">
            <text:p>8.211</text:p>
          </table:table-cell>
          <table:table-cell office:value-type="float" office:value="9314" calcext:value-type="float">
            <text:p>9314</text:p>
          </table:table-cell>
          <table:table-cell table:formula="of:=[.F652]/1000" office:value-type="float" office:value="9.314" calcext:value-type="float">
            <text:p>9.314</text:p>
          </table:table-cell>
          <table:table-cell table:formula="of:=[.H651]+36/1000" office:value-type="float" office:value="23.4360000000001" calcext:value-type="float">
            <text:p>23.436</text:p>
          </table:table-cell>
          <table:table-cell table:formula="of:=[.I651]+0.045" office:value-type="float" office:value="29.2950000000005" calcext:value-type="float">
            <text:p>29.295</text:p>
          </table:table-cell>
        </table:table-row>
        <table:table-row table:style-name="ro1">
          <table:table-cell table:number-columns-repeated="2"/>
          <table:table-cell office:value-type="float" office:value="653" calcext:value-type="float">
            <text:p>653</text:p>
          </table:table-cell>
          <table:table-cell office:value-type="float" office:value="8255" calcext:value-type="float">
            <text:p>8255</text:p>
          </table:table-cell>
          <table:table-cell table:formula="of:=[.D653]/1000" office:value-type="float" office:value="8.255" calcext:value-type="float">
            <text:p>8.255</text:p>
          </table:table-cell>
          <table:table-cell office:value-type="float" office:value="9267" calcext:value-type="float">
            <text:p>9267</text:p>
          </table:table-cell>
          <table:table-cell table:formula="of:=[.F653]/1000" office:value-type="float" office:value="9.267" calcext:value-type="float">
            <text:p>9.267</text:p>
          </table:table-cell>
          <table:table-cell table:formula="of:=[.H652]+36/1000" office:value-type="float" office:value="23.4720000000001" calcext:value-type="float">
            <text:p>23.472</text:p>
          </table:table-cell>
          <table:table-cell table:formula="of:=[.I652]+0.045" office:value-type="float" office:value="29.3400000000005" calcext:value-type="float">
            <text:p>29.34</text:p>
          </table:table-cell>
        </table:table-row>
        <table:table-row table:style-name="ro1">
          <table:table-cell table:number-columns-repeated="2"/>
          <table:table-cell office:value-type="float" office:value="654" calcext:value-type="float">
            <text:p>654</text:p>
          </table:table-cell>
          <table:table-cell office:value-type="float" office:value="8042" calcext:value-type="float">
            <text:p>8042</text:p>
          </table:table-cell>
          <table:table-cell table:formula="of:=[.D654]/1000" office:value-type="float" office:value="8.042" calcext:value-type="float">
            <text:p>8.042</text:p>
          </table:table-cell>
          <table:table-cell office:value-type="float" office:value="9073" calcext:value-type="float">
            <text:p>9073</text:p>
          </table:table-cell>
          <table:table-cell table:formula="of:=[.F654]/1000" office:value-type="float" office:value="9.073" calcext:value-type="float">
            <text:p>9.073</text:p>
          </table:table-cell>
          <table:table-cell table:formula="of:=[.H653]+36/1000" office:value-type="float" office:value="23.5080000000001" calcext:value-type="float">
            <text:p>23.508</text:p>
          </table:table-cell>
          <table:table-cell table:formula="of:=[.I653]+0.045" office:value-type="float" office:value="29.3850000000005" calcext:value-type="float">
            <text:p>29.385</text:p>
          </table:table-cell>
        </table:table-row>
        <table:table-row table:style-name="ro1">
          <table:table-cell table:number-columns-repeated="2"/>
          <table:table-cell office:value-type="float" office:value="655" calcext:value-type="float">
            <text:p>655</text:p>
          </table:table-cell>
          <table:table-cell office:value-type="float" office:value="8091" calcext:value-type="float">
            <text:p>8091</text:p>
          </table:table-cell>
          <table:table-cell table:formula="of:=[.D655]/1000" office:value-type="float" office:value="8.091" calcext:value-type="float">
            <text:p>8.091</text:p>
          </table:table-cell>
          <table:table-cell office:value-type="float" office:value="8720" calcext:value-type="float">
            <text:p>8720</text:p>
          </table:table-cell>
          <table:table-cell table:formula="of:=[.F655]/1000" office:value-type="float" office:value="8.72" calcext:value-type="float">
            <text:p>8.72</text:p>
          </table:table-cell>
          <table:table-cell table:formula="of:=[.H654]+36/1000" office:value-type="float" office:value="23.5440000000002" calcext:value-type="float">
            <text:p>23.544</text:p>
          </table:table-cell>
          <table:table-cell table:formula="of:=[.I654]+0.045" office:value-type="float" office:value="29.4300000000005" calcext:value-type="float">
            <text:p>29.43</text:p>
          </table:table-cell>
        </table:table-row>
        <table:table-row table:style-name="ro1">
          <table:table-cell table:number-columns-repeated="2"/>
          <table:table-cell office:value-type="float" office:value="656" calcext:value-type="float">
            <text:p>656</text:p>
          </table:table-cell>
          <table:table-cell office:value-type="float" office:value="8142" calcext:value-type="float">
            <text:p>8142</text:p>
          </table:table-cell>
          <table:table-cell table:formula="of:=[.D656]/1000" office:value-type="float" office:value="8.142" calcext:value-type="float">
            <text:p>8.142</text:p>
          </table:table-cell>
          <table:table-cell office:value-type="float" office:value="8874" calcext:value-type="float">
            <text:p>8874</text:p>
          </table:table-cell>
          <table:table-cell table:formula="of:=[.F656]/1000" office:value-type="float" office:value="8.874" calcext:value-type="float">
            <text:p>8.874</text:p>
          </table:table-cell>
          <table:table-cell table:formula="of:=[.H655]+36/1000" office:value-type="float" office:value="23.5800000000002" calcext:value-type="float">
            <text:p>23.58</text:p>
          </table:table-cell>
          <table:table-cell table:formula="of:=[.I655]+0.045" office:value-type="float" office:value="29.4750000000005" calcext:value-type="float">
            <text:p>29.475</text:p>
          </table:table-cell>
        </table:table-row>
        <table:table-row table:style-name="ro1">
          <table:table-cell table:number-columns-repeated="2"/>
          <table:table-cell office:value-type="float" office:value="657" calcext:value-type="float">
            <text:p>657</text:p>
          </table:table-cell>
          <table:table-cell office:value-type="float" office:value="8276" calcext:value-type="float">
            <text:p>8276</text:p>
          </table:table-cell>
          <table:table-cell table:formula="of:=[.D657]/1000" office:value-type="float" office:value="8.276" calcext:value-type="float">
            <text:p>8.276</text:p>
          </table:table-cell>
          <table:table-cell office:value-type="float" office:value="8768" calcext:value-type="float">
            <text:p>8768</text:p>
          </table:table-cell>
          <table:table-cell table:formula="of:=[.F657]/1000" office:value-type="float" office:value="8.768" calcext:value-type="float">
            <text:p>8.768</text:p>
          </table:table-cell>
          <table:table-cell table:formula="of:=[.H656]+36/1000" office:value-type="float" office:value="23.6160000000002" calcext:value-type="float">
            <text:p>23.616</text:p>
          </table:table-cell>
          <table:table-cell table:formula="of:=[.I656]+0.045" office:value-type="float" office:value="29.5200000000005" calcext:value-type="float">
            <text:p>29.52</text:p>
          </table:table-cell>
        </table:table-row>
        <table:table-row table:style-name="ro1">
          <table:table-cell table:number-columns-repeated="2"/>
          <table:table-cell office:value-type="float" office:value="658" calcext:value-type="float">
            <text:p>658</text:p>
          </table:table-cell>
          <table:table-cell office:value-type="float" office:value="8343" calcext:value-type="float">
            <text:p>8343</text:p>
          </table:table-cell>
          <table:table-cell table:formula="of:=[.D658]/1000" office:value-type="float" office:value="8.343" calcext:value-type="float">
            <text:p>8.343</text:p>
          </table:table-cell>
          <table:table-cell office:value-type="float" office:value="9204" calcext:value-type="float">
            <text:p>9204</text:p>
          </table:table-cell>
          <table:table-cell table:formula="of:=[.F658]/1000" office:value-type="float" office:value="9.204" calcext:value-type="float">
            <text:p>9.204</text:p>
          </table:table-cell>
          <table:table-cell table:formula="of:=[.H657]+36/1000" office:value-type="float" office:value="23.6520000000002" calcext:value-type="float">
            <text:p>23.652</text:p>
          </table:table-cell>
          <table:table-cell table:formula="of:=[.I657]+0.045" office:value-type="float" office:value="29.5650000000005" calcext:value-type="float">
            <text:p>29.565</text:p>
          </table:table-cell>
        </table:table-row>
        <table:table-row table:style-name="ro1">
          <table:table-cell table:number-columns-repeated="2"/>
          <table:table-cell office:value-type="float" office:value="659" calcext:value-type="float">
            <text:p>659</text:p>
          </table:table-cell>
          <table:table-cell office:value-type="float" office:value="8418" calcext:value-type="float">
            <text:p>8418</text:p>
          </table:table-cell>
          <table:table-cell table:formula="of:=[.D659]/1000" office:value-type="float" office:value="8.418" calcext:value-type="float">
            <text:p>8.418</text:p>
          </table:table-cell>
          <table:table-cell office:value-type="float" office:value="9058" calcext:value-type="float">
            <text:p>9058</text:p>
          </table:table-cell>
          <table:table-cell table:formula="of:=[.F659]/1000" office:value-type="float" office:value="9.058" calcext:value-type="float">
            <text:p>9.058</text:p>
          </table:table-cell>
          <table:table-cell table:formula="of:=[.H658]+36/1000" office:value-type="float" office:value="23.6880000000002" calcext:value-type="float">
            <text:p>23.688</text:p>
          </table:table-cell>
          <table:table-cell table:formula="of:=[.I658]+0.045" office:value-type="float" office:value="29.6100000000005" calcext:value-type="float">
            <text:p>29.61</text:p>
          </table:table-cell>
        </table:table-row>
        <table:table-row table:style-name="ro1">
          <table:table-cell table:number-columns-repeated="2"/>
          <table:table-cell office:value-type="float" office:value="660" calcext:value-type="float">
            <text:p>660</text:p>
          </table:table-cell>
          <table:table-cell office:value-type="float" office:value="8320" calcext:value-type="float">
            <text:p>8320</text:p>
          </table:table-cell>
          <table:table-cell table:formula="of:=[.D660]/1000" office:value-type="float" office:value="8.32" calcext:value-type="float">
            <text:p>8.32</text:p>
          </table:table-cell>
          <table:table-cell office:value-type="float" office:value="9206" calcext:value-type="float">
            <text:p>9206</text:p>
          </table:table-cell>
          <table:table-cell table:formula="of:=[.F660]/1000" office:value-type="float" office:value="9.206" calcext:value-type="float">
            <text:p>9.206</text:p>
          </table:table-cell>
          <table:table-cell table:formula="of:=[.H659]+36/1000" office:value-type="float" office:value="23.7240000000002" calcext:value-type="float">
            <text:p>23.724</text:p>
          </table:table-cell>
          <table:table-cell table:formula="of:=[.I659]+0.045" office:value-type="float" office:value="29.6550000000005" calcext:value-type="float">
            <text:p>29.655</text:p>
          </table:table-cell>
        </table:table-row>
        <table:table-row table:style-name="ro1">
          <table:table-cell table:number-columns-repeated="2"/>
          <table:table-cell office:value-type="float" office:value="661" calcext:value-type="float">
            <text:p>661</text:p>
          </table:table-cell>
          <table:table-cell office:value-type="float" office:value="8321" calcext:value-type="float">
            <text:p>8321</text:p>
          </table:table-cell>
          <table:table-cell table:formula="of:=[.D661]/1000" office:value-type="float" office:value="8.321" calcext:value-type="float">
            <text:p>8.321</text:p>
          </table:table-cell>
          <table:table-cell office:value-type="float" office:value="9118" calcext:value-type="float">
            <text:p>9118</text:p>
          </table:table-cell>
          <table:table-cell table:formula="of:=[.F661]/1000" office:value-type="float" office:value="9.118" calcext:value-type="float">
            <text:p>9.118</text:p>
          </table:table-cell>
          <table:table-cell table:formula="of:=[.H660]+36/1000" office:value-type="float" office:value="23.7600000000002" calcext:value-type="float">
            <text:p>23.76</text:p>
          </table:table-cell>
          <table:table-cell table:formula="of:=[.I660]+0.045" office:value-type="float" office:value="29.7000000000005" calcext:value-type="float">
            <text:p>29.7</text:p>
          </table:table-cell>
        </table:table-row>
        <table:table-row table:style-name="ro1">
          <table:table-cell table:number-columns-repeated="2"/>
          <table:table-cell office:value-type="float" office:value="662" calcext:value-type="float">
            <text:p>662</text:p>
          </table:table-cell>
          <table:table-cell office:value-type="float" office:value="8265" calcext:value-type="float">
            <text:p>8265</text:p>
          </table:table-cell>
          <table:table-cell table:formula="of:=[.D662]/1000" office:value-type="float" office:value="8.265" calcext:value-type="float">
            <text:p>8.265</text:p>
          </table:table-cell>
          <table:table-cell office:value-type="float" office:value="9247" calcext:value-type="float">
            <text:p>9247</text:p>
          </table:table-cell>
          <table:table-cell table:formula="of:=[.F662]/1000" office:value-type="float" office:value="9.247" calcext:value-type="float">
            <text:p>9.247</text:p>
          </table:table-cell>
          <table:table-cell table:formula="of:=[.H661]+36/1000" office:value-type="float" office:value="23.7960000000002" calcext:value-type="float">
            <text:p>23.796</text:p>
          </table:table-cell>
          <table:table-cell table:formula="of:=[.I661]+0.045" office:value-type="float" office:value="29.7450000000005" calcext:value-type="float">
            <text:p>29.745</text:p>
          </table:table-cell>
        </table:table-row>
        <table:table-row table:style-name="ro1">
          <table:table-cell table:number-columns-repeated="2"/>
          <table:table-cell office:value-type="float" office:value="663" calcext:value-type="float">
            <text:p>663</text:p>
          </table:table-cell>
          <table:table-cell office:value-type="float" office:value="8316" calcext:value-type="float">
            <text:p>8316</text:p>
          </table:table-cell>
          <table:table-cell table:formula="of:=[.D663]/1000" office:value-type="float" office:value="8.316" calcext:value-type="float">
            <text:p>8.316</text:p>
          </table:table-cell>
          <table:table-cell office:value-type="float" office:value="8923" calcext:value-type="float">
            <text:p>8923</text:p>
          </table:table-cell>
          <table:table-cell table:formula="of:=[.F663]/1000" office:value-type="float" office:value="8.923" calcext:value-type="float">
            <text:p>8.923</text:p>
          </table:table-cell>
          <table:table-cell table:formula="of:=[.H662]+36/1000" office:value-type="float" office:value="23.8320000000002" calcext:value-type="float">
            <text:p>23.832</text:p>
          </table:table-cell>
          <table:table-cell table:formula="of:=[.I662]+0.045" office:value-type="float" office:value="29.7900000000005" calcext:value-type="float">
            <text:p>29.79</text:p>
          </table:table-cell>
        </table:table-row>
        <table:table-row table:style-name="ro1">
          <table:table-cell table:number-columns-repeated="2"/>
          <table:table-cell office:value-type="float" office:value="664" calcext:value-type="float">
            <text:p>664</text:p>
          </table:table-cell>
          <table:table-cell office:value-type="float" office:value="8366" calcext:value-type="float">
            <text:p>8366</text:p>
          </table:table-cell>
          <table:table-cell table:formula="of:=[.D664]/1000" office:value-type="float" office:value="8.366" calcext:value-type="float">
            <text:p>8.366</text:p>
          </table:table-cell>
          <table:table-cell office:value-type="float" office:value="8790" calcext:value-type="float">
            <text:p>8790</text:p>
          </table:table-cell>
          <table:table-cell table:formula="of:=[.F664]/1000" office:value-type="float" office:value="8.79" calcext:value-type="float">
            <text:p>8.79</text:p>
          </table:table-cell>
          <table:table-cell table:formula="of:=[.H663]+36/1000" office:value-type="float" office:value="23.8680000000002" calcext:value-type="float">
            <text:p>23.868</text:p>
          </table:table-cell>
          <table:table-cell table:formula="of:=[.I663]+0.045" office:value-type="float" office:value="29.8350000000005" calcext:value-type="float">
            <text:p>29.835</text:p>
          </table:table-cell>
        </table:table-row>
        <table:table-row table:style-name="ro1">
          <table:table-cell table:number-columns-repeated="2"/>
          <table:table-cell office:value-type="float" office:value="665" calcext:value-type="float">
            <text:p>665</text:p>
          </table:table-cell>
          <table:table-cell office:value-type="float" office:value="8288" calcext:value-type="float">
            <text:p>8288</text:p>
          </table:table-cell>
          <table:table-cell table:formula="of:=[.D665]/1000" office:value-type="float" office:value="8.288" calcext:value-type="float">
            <text:p>8.288</text:p>
          </table:table-cell>
          <table:table-cell office:value-type="float" office:value="8849" calcext:value-type="float">
            <text:p>8849</text:p>
          </table:table-cell>
          <table:table-cell table:formula="of:=[.F665]/1000" office:value-type="float" office:value="8.849" calcext:value-type="float">
            <text:p>8.849</text:p>
          </table:table-cell>
          <table:table-cell table:formula="of:=[.H664]+36/1000" office:value-type="float" office:value="23.9040000000002" calcext:value-type="float">
            <text:p>23.904</text:p>
          </table:table-cell>
          <table:table-cell table:formula="of:=[.I664]+0.045" office:value-type="float" office:value="29.8800000000005" calcext:value-type="float">
            <text:p>29.88</text:p>
          </table:table-cell>
        </table:table-row>
        <table:table-row table:style-name="ro1">
          <table:table-cell table:number-columns-repeated="2"/>
          <table:table-cell office:value-type="float" office:value="666" calcext:value-type="float">
            <text:p>666</text:p>
          </table:table-cell>
          <table:table-cell office:value-type="float" office:value="8300" calcext:value-type="float">
            <text:p>8300</text:p>
          </table:table-cell>
          <table:table-cell table:formula="of:=[.D666]/1000" office:value-type="float" office:value="8.3" calcext:value-type="float">
            <text:p>8.3</text:p>
          </table:table-cell>
          <table:table-cell office:value-type="float" office:value="9605" calcext:value-type="float">
            <text:p>9605</text:p>
          </table:table-cell>
          <table:table-cell table:formula="of:=[.F666]/1000" office:value-type="float" office:value="9.605" calcext:value-type="float">
            <text:p>9.605</text:p>
          </table:table-cell>
          <table:table-cell table:formula="of:=[.H665]+36/1000" office:value-type="float" office:value="23.9400000000002" calcext:value-type="float">
            <text:p>23.94</text:p>
          </table:table-cell>
          <table:table-cell table:formula="of:=[.I665]+0.045" office:value-type="float" office:value="29.9250000000005" calcext:value-type="float">
            <text:p>29.925</text:p>
          </table:table-cell>
        </table:table-row>
        <table:table-row table:style-name="ro1">
          <table:table-cell table:number-columns-repeated="2"/>
          <table:table-cell office:value-type="float" office:value="667" calcext:value-type="float">
            <text:p>667</text:p>
          </table:table-cell>
          <table:table-cell office:value-type="float" office:value="8270" calcext:value-type="float">
            <text:p>8270</text:p>
          </table:table-cell>
          <table:table-cell table:formula="of:=[.D667]/1000" office:value-type="float" office:value="8.27" calcext:value-type="float">
            <text:p>8.27</text:p>
          </table:table-cell>
          <table:table-cell office:value-type="float" office:value="10497" calcext:value-type="float">
            <text:p>10497</text:p>
          </table:table-cell>
          <table:table-cell table:formula="of:=[.F667]/1000" office:value-type="float" office:value="10.497" calcext:value-type="float">
            <text:p>10.497</text:p>
          </table:table-cell>
          <table:table-cell table:formula="of:=[.H666]+36/1000" office:value-type="float" office:value="23.9760000000002" calcext:value-type="float">
            <text:p>23.976</text:p>
          </table:table-cell>
          <table:table-cell table:formula="of:=[.I666]+0.045" office:value-type="float" office:value="29.9700000000005" calcext:value-type="float">
            <text:p>29.97</text:p>
          </table:table-cell>
        </table:table-row>
        <table:table-row table:style-name="ro1">
          <table:table-cell table:number-columns-repeated="2"/>
          <table:table-cell office:value-type="float" office:value="668" calcext:value-type="float">
            <text:p>668</text:p>
          </table:table-cell>
          <table:table-cell office:value-type="float" office:value="8179" calcext:value-type="float">
            <text:p>8179</text:p>
          </table:table-cell>
          <table:table-cell table:formula="of:=[.D668]/1000" office:value-type="float" office:value="8.179" calcext:value-type="float">
            <text:p>8.179</text:p>
          </table:table-cell>
          <table:table-cell office:value-type="float" office:value="13153" calcext:value-type="float">
            <text:p>13153</text:p>
          </table:table-cell>
          <table:table-cell table:formula="of:=[.F668]/1000" office:value-type="float" office:value="13.153" calcext:value-type="float">
            <text:p>13.153</text:p>
          </table:table-cell>
          <table:table-cell table:formula="of:=[.H667]+36/1000" office:value-type="float" office:value="24.0120000000002" calcext:value-type="float">
            <text:p>24.012</text:p>
          </table:table-cell>
          <table:table-cell table:formula="of:=[.I667]+0.045" office:value-type="float" office:value="30.0150000000005" calcext:value-type="float">
            <text:p>30.015</text:p>
          </table:table-cell>
        </table:table-row>
        <table:table-row table:style-name="ro1">
          <table:table-cell table:number-columns-repeated="2"/>
          <table:table-cell office:value-type="float" office:value="669" calcext:value-type="float">
            <text:p>669</text:p>
          </table:table-cell>
          <table:table-cell office:value-type="float" office:value="8280" calcext:value-type="float">
            <text:p>8280</text:p>
          </table:table-cell>
          <table:table-cell table:formula="of:=[.D669]/1000" office:value-type="float" office:value="8.28" calcext:value-type="float">
            <text:p>8.28</text:p>
          </table:table-cell>
          <table:table-cell office:value-type="float" office:value="25370" calcext:value-type="float">
            <text:p>25370</text:p>
          </table:table-cell>
          <table:table-cell table:formula="of:=[.F669]/1000" office:value-type="float" office:value="25.37" calcext:value-type="float">
            <text:p>25.37</text:p>
          </table:table-cell>
          <table:table-cell table:formula="of:=[.H668]+36/1000" office:value-type="float" office:value="24.0480000000002" calcext:value-type="float">
            <text:p>24.048</text:p>
          </table:table-cell>
          <table:table-cell table:formula="of:=[.I668]+0.045" office:value-type="float" office:value="30.0600000000005" calcext:value-type="float">
            <text:p>30.06</text:p>
          </table:table-cell>
        </table:table-row>
        <table:table-row table:style-name="ro1">
          <table:table-cell table:number-columns-repeated="2"/>
          <table:table-cell office:value-type="float" office:value="670" calcext:value-type="float">
            <text:p>670</text:p>
          </table:table-cell>
          <table:table-cell office:value-type="float" office:value="8217" calcext:value-type="float">
            <text:p>8217</text:p>
          </table:table-cell>
          <table:table-cell table:formula="of:=[.D670]/1000" office:value-type="float" office:value="8.217" calcext:value-type="float">
            <text:p>8.217</text:p>
          </table:table-cell>
          <table:table-cell office:value-type="float" office:value="9992" calcext:value-type="float">
            <text:p>9992</text:p>
          </table:table-cell>
          <table:table-cell table:formula="of:=[.F670]/1000" office:value-type="float" office:value="9.992" calcext:value-type="float">
            <text:p>9.992</text:p>
          </table:table-cell>
          <table:table-cell table:formula="of:=[.H669]+36/1000" office:value-type="float" office:value="24.0840000000002" calcext:value-type="float">
            <text:p>24.084</text:p>
          </table:table-cell>
          <table:table-cell table:formula="of:=[.I669]+0.045" office:value-type="float" office:value="30.1050000000005" calcext:value-type="float">
            <text:p>30.105</text:p>
          </table:table-cell>
        </table:table-row>
        <table:table-row table:style-name="ro1">
          <table:table-cell table:number-columns-repeated="2"/>
          <table:table-cell office:value-type="float" office:value="671" calcext:value-type="float">
            <text:p>671</text:p>
          </table:table-cell>
          <table:table-cell office:value-type="float" office:value="8311" calcext:value-type="float">
            <text:p>8311</text:p>
          </table:table-cell>
          <table:table-cell table:formula="of:=[.D671]/1000" office:value-type="float" office:value="8.311" calcext:value-type="float">
            <text:p>8.311</text:p>
          </table:table-cell>
          <table:table-cell office:value-type="float" office:value="9558" calcext:value-type="float">
            <text:p>9558</text:p>
          </table:table-cell>
          <table:table-cell table:formula="of:=[.F671]/1000" office:value-type="float" office:value="9.558" calcext:value-type="float">
            <text:p>9.558</text:p>
          </table:table-cell>
          <table:table-cell table:formula="of:=[.H670]+36/1000" office:value-type="float" office:value="24.1200000000002" calcext:value-type="float">
            <text:p>24.12</text:p>
          </table:table-cell>
          <table:table-cell table:formula="of:=[.I670]+0.045" office:value-type="float" office:value="30.1500000000005" calcext:value-type="float">
            <text:p>30.15</text:p>
          </table:table-cell>
        </table:table-row>
        <table:table-row table:style-name="ro1">
          <table:table-cell table:number-columns-repeated="2"/>
          <table:table-cell office:value-type="float" office:value="672" calcext:value-type="float">
            <text:p>672</text:p>
          </table:table-cell>
          <table:table-cell office:value-type="float" office:value="8230" calcext:value-type="float">
            <text:p>8230</text:p>
          </table:table-cell>
          <table:table-cell table:formula="of:=[.D672]/1000" office:value-type="float" office:value="8.23" calcext:value-type="float">
            <text:p>8.23</text:p>
          </table:table-cell>
          <table:table-cell office:value-type="float" office:value="9298" calcext:value-type="float">
            <text:p>9298</text:p>
          </table:table-cell>
          <table:table-cell table:formula="of:=[.F672]/1000" office:value-type="float" office:value="9.298" calcext:value-type="float">
            <text:p>9.298</text:p>
          </table:table-cell>
          <table:table-cell table:formula="of:=[.H671]+36/1000" office:value-type="float" office:value="24.1560000000002" calcext:value-type="float">
            <text:p>24.156</text:p>
          </table:table-cell>
          <table:table-cell table:formula="of:=[.I671]+0.045" office:value-type="float" office:value="30.1950000000005" calcext:value-type="float">
            <text:p>30.195</text:p>
          </table:table-cell>
        </table:table-row>
        <table:table-row table:style-name="ro1">
          <table:table-cell table:number-columns-repeated="2"/>
          <table:table-cell office:value-type="float" office:value="673" calcext:value-type="float">
            <text:p>673</text:p>
          </table:table-cell>
          <table:table-cell office:value-type="float" office:value="8122" calcext:value-type="float">
            <text:p>8122</text:p>
          </table:table-cell>
          <table:table-cell table:formula="of:=[.D673]/1000" office:value-type="float" office:value="8.122" calcext:value-type="float">
            <text:p>8.122</text:p>
          </table:table-cell>
          <table:table-cell office:value-type="float" office:value="9301" calcext:value-type="float">
            <text:p>9301</text:p>
          </table:table-cell>
          <table:table-cell table:formula="of:=[.F673]/1000" office:value-type="float" office:value="9.301" calcext:value-type="float">
            <text:p>9.301</text:p>
          </table:table-cell>
          <table:table-cell table:formula="of:=[.H672]+36/1000" office:value-type="float" office:value="24.1920000000002" calcext:value-type="float">
            <text:p>24.192</text:p>
          </table:table-cell>
          <table:table-cell table:formula="of:=[.I672]+0.045" office:value-type="float" office:value="30.2400000000005" calcext:value-type="float">
            <text:p>30.24</text:p>
          </table:table-cell>
        </table:table-row>
        <table:table-row table:style-name="ro1">
          <table:table-cell table:number-columns-repeated="2"/>
          <table:table-cell office:value-type="float" office:value="674" calcext:value-type="float">
            <text:p>674</text:p>
          </table:table-cell>
          <table:table-cell office:value-type="float" office:value="7981" calcext:value-type="float">
            <text:p>7981</text:p>
          </table:table-cell>
          <table:table-cell table:formula="of:=[.D674]/1000" office:value-type="float" office:value="7.981" calcext:value-type="float">
            <text:p>7.981</text:p>
          </table:table-cell>
          <table:table-cell office:value-type="float" office:value="9297" calcext:value-type="float">
            <text:p>9297</text:p>
          </table:table-cell>
          <table:table-cell table:formula="of:=[.F674]/1000" office:value-type="float" office:value="9.297" calcext:value-type="float">
            <text:p>9.297</text:p>
          </table:table-cell>
          <table:table-cell table:formula="of:=[.H673]+36/1000" office:value-type="float" office:value="24.2280000000002" calcext:value-type="float">
            <text:p>24.228</text:p>
          </table:table-cell>
          <table:table-cell table:formula="of:=[.I673]+0.045" office:value-type="float" office:value="30.2850000000005" calcext:value-type="float">
            <text:p>30.285</text:p>
          </table:table-cell>
        </table:table-row>
        <table:table-row table:style-name="ro1">
          <table:table-cell table:number-columns-repeated="2"/>
          <table:table-cell office:value-type="float" office:value="675" calcext:value-type="float">
            <text:p>675</text:p>
          </table:table-cell>
          <table:table-cell office:value-type="float" office:value="8075" calcext:value-type="float">
            <text:p>8075</text:p>
          </table:table-cell>
          <table:table-cell table:formula="of:=[.D675]/1000" office:value-type="float" office:value="8.075" calcext:value-type="float">
            <text:p>8.075</text:p>
          </table:table-cell>
          <table:table-cell office:value-type="float" office:value="9260" calcext:value-type="float">
            <text:p>9260</text:p>
          </table:table-cell>
          <table:table-cell table:formula="of:=[.F675]/1000" office:value-type="float" office:value="9.26" calcext:value-type="float">
            <text:p>9.26</text:p>
          </table:table-cell>
          <table:table-cell table:formula="of:=[.H674]+36/1000" office:value-type="float" office:value="24.2640000000002" calcext:value-type="float">
            <text:p>24.264</text:p>
          </table:table-cell>
          <table:table-cell table:formula="of:=[.I674]+0.045" office:value-type="float" office:value="30.3300000000005" calcext:value-type="float">
            <text:p>30.33</text:p>
          </table:table-cell>
        </table:table-row>
        <table:table-row table:style-name="ro1">
          <table:table-cell table:number-columns-repeated="2"/>
          <table:table-cell office:value-type="float" office:value="676" calcext:value-type="float">
            <text:p>676</text:p>
          </table:table-cell>
          <table:table-cell office:value-type="float" office:value="8253" calcext:value-type="float">
            <text:p>8253</text:p>
          </table:table-cell>
          <table:table-cell table:formula="of:=[.D676]/1000" office:value-type="float" office:value="8.253" calcext:value-type="float">
            <text:p>8.253</text:p>
          </table:table-cell>
          <table:table-cell office:value-type="float" office:value="9322" calcext:value-type="float">
            <text:p>9322</text:p>
          </table:table-cell>
          <table:table-cell table:formula="of:=[.F676]/1000" office:value-type="float" office:value="9.322" calcext:value-type="float">
            <text:p>9.322</text:p>
          </table:table-cell>
          <table:table-cell table:formula="of:=[.H675]+36/1000" office:value-type="float" office:value="24.3000000000002" calcext:value-type="float">
            <text:p>24.3</text:p>
          </table:table-cell>
          <table:table-cell table:formula="of:=[.I675]+0.045" office:value-type="float" office:value="30.3750000000005" calcext:value-type="float">
            <text:p>30.375</text:p>
          </table:table-cell>
        </table:table-row>
        <table:table-row table:style-name="ro1">
          <table:table-cell table:number-columns-repeated="2"/>
          <table:table-cell office:value-type="float" office:value="677" calcext:value-type="float">
            <text:p>677</text:p>
          </table:table-cell>
          <table:table-cell office:value-type="float" office:value="8357" calcext:value-type="float">
            <text:p>8357</text:p>
          </table:table-cell>
          <table:table-cell table:formula="of:=[.D677]/1000" office:value-type="float" office:value="8.357" calcext:value-type="float">
            <text:p>8.357</text:p>
          </table:table-cell>
          <table:table-cell office:value-type="float" office:value="9315" calcext:value-type="float">
            <text:p>9315</text:p>
          </table:table-cell>
          <table:table-cell table:formula="of:=[.F677]/1000" office:value-type="float" office:value="9.315" calcext:value-type="float">
            <text:p>9.315</text:p>
          </table:table-cell>
          <table:table-cell table:formula="of:=[.H676]+36/1000" office:value-type="float" office:value="24.3360000000002" calcext:value-type="float">
            <text:p>24.336</text:p>
          </table:table-cell>
          <table:table-cell table:formula="of:=[.I676]+0.045" office:value-type="float" office:value="30.4200000000005" calcext:value-type="float">
            <text:p>30.42</text:p>
          </table:table-cell>
        </table:table-row>
        <table:table-row table:style-name="ro1">
          <table:table-cell table:number-columns-repeated="2"/>
          <table:table-cell office:value-type="float" office:value="678" calcext:value-type="float">
            <text:p>678</text:p>
          </table:table-cell>
          <table:table-cell office:value-type="float" office:value="8384" calcext:value-type="float">
            <text:p>8384</text:p>
          </table:table-cell>
          <table:table-cell table:formula="of:=[.D678]/1000" office:value-type="float" office:value="8.384" calcext:value-type="float">
            <text:p>8.384</text:p>
          </table:table-cell>
          <table:table-cell office:value-type="float" office:value="9349" calcext:value-type="float">
            <text:p>9349</text:p>
          </table:table-cell>
          <table:table-cell table:formula="of:=[.F678]/1000" office:value-type="float" office:value="9.349" calcext:value-type="float">
            <text:p>9.349</text:p>
          </table:table-cell>
          <table:table-cell table:formula="of:=[.H677]+36/1000" office:value-type="float" office:value="24.3720000000002" calcext:value-type="float">
            <text:p>24.372</text:p>
          </table:table-cell>
          <table:table-cell table:formula="of:=[.I677]+0.045" office:value-type="float" office:value="30.4650000000005" calcext:value-type="float">
            <text:p>30.465</text:p>
          </table:table-cell>
        </table:table-row>
        <table:table-row table:style-name="ro1">
          <table:table-cell table:number-columns-repeated="2"/>
          <table:table-cell office:value-type="float" office:value="679" calcext:value-type="float">
            <text:p>679</text:p>
          </table:table-cell>
          <table:table-cell office:value-type="float" office:value="8229" calcext:value-type="float">
            <text:p>8229</text:p>
          </table:table-cell>
          <table:table-cell table:formula="of:=[.D679]/1000" office:value-type="float" office:value="8.229" calcext:value-type="float">
            <text:p>8.229</text:p>
          </table:table-cell>
          <table:table-cell office:value-type="float" office:value="9310" calcext:value-type="float">
            <text:p>9310</text:p>
          </table:table-cell>
          <table:table-cell table:formula="of:=[.F679]/1000" office:value-type="float" office:value="9.31" calcext:value-type="float">
            <text:p>9.31</text:p>
          </table:table-cell>
          <table:table-cell table:formula="of:=[.H678]+36/1000" office:value-type="float" office:value="24.4080000000002" calcext:value-type="float">
            <text:p>24.408</text:p>
          </table:table-cell>
          <table:table-cell table:formula="of:=[.I678]+0.045" office:value-type="float" office:value="30.5100000000005" calcext:value-type="float">
            <text:p>30.51</text:p>
          </table:table-cell>
        </table:table-row>
        <table:table-row table:style-name="ro1">
          <table:table-cell table:number-columns-repeated="2"/>
          <table:table-cell office:value-type="float" office:value="680" calcext:value-type="float">
            <text:p>680</text:p>
          </table:table-cell>
          <table:table-cell office:value-type="float" office:value="8168" calcext:value-type="float">
            <text:p>8168</text:p>
          </table:table-cell>
          <table:table-cell table:formula="of:=[.D680]/1000" office:value-type="float" office:value="8.168" calcext:value-type="float">
            <text:p>8.168</text:p>
          </table:table-cell>
          <table:table-cell office:value-type="float" office:value="9113" calcext:value-type="float">
            <text:p>9113</text:p>
          </table:table-cell>
          <table:table-cell table:formula="of:=[.F680]/1000" office:value-type="float" office:value="9.113" calcext:value-type="float">
            <text:p>9.113</text:p>
          </table:table-cell>
          <table:table-cell table:formula="of:=[.H679]+36/1000" office:value-type="float" office:value="24.4440000000002" calcext:value-type="float">
            <text:p>24.444</text:p>
          </table:table-cell>
          <table:table-cell table:formula="of:=[.I679]+0.045" office:value-type="float" office:value="30.5550000000005" calcext:value-type="float">
            <text:p>30.555</text:p>
          </table:table-cell>
        </table:table-row>
        <table:table-row table:style-name="ro1">
          <table:table-cell table:number-columns-repeated="2"/>
          <table:table-cell office:value-type="float" office:value="681" calcext:value-type="float">
            <text:p>681</text:p>
          </table:table-cell>
          <table:table-cell office:value-type="float" office:value="8237" calcext:value-type="float">
            <text:p>8237</text:p>
          </table:table-cell>
          <table:table-cell table:formula="of:=[.D681]/1000" office:value-type="float" office:value="8.237" calcext:value-type="float">
            <text:p>8.237</text:p>
          </table:table-cell>
          <table:table-cell office:value-type="float" office:value="9171" calcext:value-type="float">
            <text:p>9171</text:p>
          </table:table-cell>
          <table:table-cell table:formula="of:=[.F681]/1000" office:value-type="float" office:value="9.171" calcext:value-type="float">
            <text:p>9.171</text:p>
          </table:table-cell>
          <table:table-cell table:formula="of:=[.H680]+36/1000" office:value-type="float" office:value="24.4800000000002" calcext:value-type="float">
            <text:p>24.48</text:p>
          </table:table-cell>
          <table:table-cell table:formula="of:=[.I680]+0.045" office:value-type="float" office:value="30.6000000000005" calcext:value-type="float">
            <text:p>30.6</text:p>
          </table:table-cell>
        </table:table-row>
        <table:table-row table:style-name="ro1">
          <table:table-cell table:number-columns-repeated="2"/>
          <table:table-cell office:value-type="float" office:value="682" calcext:value-type="float">
            <text:p>682</text:p>
          </table:table-cell>
          <table:table-cell office:value-type="float" office:value="8161" calcext:value-type="float">
            <text:p>8161</text:p>
          </table:table-cell>
          <table:table-cell table:formula="of:=[.D682]/1000" office:value-type="float" office:value="8.161" calcext:value-type="float">
            <text:p>8.161</text:p>
          </table:table-cell>
          <table:table-cell office:value-type="float" office:value="9309" calcext:value-type="float">
            <text:p>9309</text:p>
          </table:table-cell>
          <table:table-cell table:formula="of:=[.F682]/1000" office:value-type="float" office:value="9.309" calcext:value-type="float">
            <text:p>9.309</text:p>
          </table:table-cell>
          <table:table-cell table:formula="of:=[.H681]+36/1000" office:value-type="float" office:value="24.5160000000002" calcext:value-type="float">
            <text:p>24.516</text:p>
          </table:table-cell>
          <table:table-cell table:formula="of:=[.I681]+0.045" office:value-type="float" office:value="30.6450000000005" calcext:value-type="float">
            <text:p>30.645</text:p>
          </table:table-cell>
        </table:table-row>
        <table:table-row table:style-name="ro1">
          <table:table-cell table:number-columns-repeated="2"/>
          <table:table-cell office:value-type="float" office:value="683" calcext:value-type="float">
            <text:p>683</text:p>
          </table:table-cell>
          <table:table-cell office:value-type="float" office:value="8294" calcext:value-type="float">
            <text:p>8294</text:p>
          </table:table-cell>
          <table:table-cell table:formula="of:=[.D683]/1000" office:value-type="float" office:value="8.294" calcext:value-type="float">
            <text:p>8.294</text:p>
          </table:table-cell>
          <table:table-cell office:value-type="float" office:value="9268" calcext:value-type="float">
            <text:p>9268</text:p>
          </table:table-cell>
          <table:table-cell table:formula="of:=[.F683]/1000" office:value-type="float" office:value="9.268" calcext:value-type="float">
            <text:p>9.268</text:p>
          </table:table-cell>
          <table:table-cell table:formula="of:=[.H682]+36/1000" office:value-type="float" office:value="24.5520000000002" calcext:value-type="float">
            <text:p>24.552</text:p>
          </table:table-cell>
          <table:table-cell table:formula="of:=[.I682]+0.045" office:value-type="float" office:value="30.6900000000005" calcext:value-type="float">
            <text:p>30.69</text:p>
          </table:table-cell>
        </table:table-row>
        <table:table-row table:style-name="ro1">
          <table:table-cell table:number-columns-repeated="2"/>
          <table:table-cell office:value-type="float" office:value="684" calcext:value-type="float">
            <text:p>684</text:p>
          </table:table-cell>
          <table:table-cell office:value-type="float" office:value="8240" calcext:value-type="float">
            <text:p>8240</text:p>
          </table:table-cell>
          <table:table-cell table:formula="of:=[.D684]/1000" office:value-type="float" office:value="8.24" calcext:value-type="float">
            <text:p>8.24</text:p>
          </table:table-cell>
          <table:table-cell office:value-type="float" office:value="9517" calcext:value-type="float">
            <text:p>9517</text:p>
          </table:table-cell>
          <table:table-cell table:formula="of:=[.F684]/1000" office:value-type="float" office:value="9.517" calcext:value-type="float">
            <text:p>9.517</text:p>
          </table:table-cell>
          <table:table-cell table:formula="of:=[.H683]+36/1000" office:value-type="float" office:value="24.5880000000002" calcext:value-type="float">
            <text:p>24.588</text:p>
          </table:table-cell>
          <table:table-cell table:formula="of:=[.I683]+0.045" office:value-type="float" office:value="30.7350000000005" calcext:value-type="float">
            <text:p>30.735</text:p>
          </table:table-cell>
        </table:table-row>
        <table:table-row table:style-name="ro1">
          <table:table-cell table:number-columns-repeated="2"/>
          <table:table-cell office:value-type="float" office:value="685" calcext:value-type="float">
            <text:p>685</text:p>
          </table:table-cell>
          <table:table-cell office:value-type="float" office:value="8082" calcext:value-type="float">
            <text:p>8082</text:p>
          </table:table-cell>
          <table:table-cell table:formula="of:=[.D685]/1000" office:value-type="float" office:value="8.082" calcext:value-type="float">
            <text:p>8.082</text:p>
          </table:table-cell>
          <table:table-cell office:value-type="float" office:value="9185" calcext:value-type="float">
            <text:p>9185</text:p>
          </table:table-cell>
          <table:table-cell table:formula="of:=[.F685]/1000" office:value-type="float" office:value="9.185" calcext:value-type="float">
            <text:p>9.185</text:p>
          </table:table-cell>
          <table:table-cell table:formula="of:=[.H684]+36/1000" office:value-type="float" office:value="24.6240000000002" calcext:value-type="float">
            <text:p>24.624</text:p>
          </table:table-cell>
          <table:table-cell table:formula="of:=[.I684]+0.045" office:value-type="float" office:value="30.7800000000005" calcext:value-type="float">
            <text:p>30.78</text:p>
          </table:table-cell>
        </table:table-row>
        <table:table-row table:style-name="ro1">
          <table:table-cell table:number-columns-repeated="2"/>
          <table:table-cell office:value-type="float" office:value="686" calcext:value-type="float">
            <text:p>686</text:p>
          </table:table-cell>
          <table:table-cell office:value-type="float" office:value="8137" calcext:value-type="float">
            <text:p>8137</text:p>
          </table:table-cell>
          <table:table-cell table:formula="of:=[.D686]/1000" office:value-type="float" office:value="8.137" calcext:value-type="float">
            <text:p>8.137</text:p>
          </table:table-cell>
          <table:table-cell office:value-type="float" office:value="9235" calcext:value-type="float">
            <text:p>9235</text:p>
          </table:table-cell>
          <table:table-cell table:formula="of:=[.F686]/1000" office:value-type="float" office:value="9.235" calcext:value-type="float">
            <text:p>9.235</text:p>
          </table:table-cell>
          <table:table-cell table:formula="of:=[.H685]+36/1000" office:value-type="float" office:value="24.6600000000002" calcext:value-type="float">
            <text:p>24.66</text:p>
          </table:table-cell>
          <table:table-cell table:formula="of:=[.I685]+0.045" office:value-type="float" office:value="30.8250000000005" calcext:value-type="float">
            <text:p>30.825</text:p>
          </table:table-cell>
        </table:table-row>
        <table:table-row table:style-name="ro1">
          <table:table-cell table:number-columns-repeated="2"/>
          <table:table-cell office:value-type="float" office:value="687" calcext:value-type="float">
            <text:p>687</text:p>
          </table:table-cell>
          <table:table-cell office:value-type="float" office:value="8239" calcext:value-type="float">
            <text:p>8239</text:p>
          </table:table-cell>
          <table:table-cell table:formula="of:=[.D687]/1000" office:value-type="float" office:value="8.239" calcext:value-type="float">
            <text:p>8.239</text:p>
          </table:table-cell>
          <table:table-cell office:value-type="float" office:value="9445" calcext:value-type="float">
            <text:p>9445</text:p>
          </table:table-cell>
          <table:table-cell table:formula="of:=[.F687]/1000" office:value-type="float" office:value="9.445" calcext:value-type="float">
            <text:p>9.445</text:p>
          </table:table-cell>
          <table:table-cell table:formula="of:=[.H686]+36/1000" office:value-type="float" office:value="24.6960000000002" calcext:value-type="float">
            <text:p>24.696</text:p>
          </table:table-cell>
          <table:table-cell table:formula="of:=[.I686]+0.045" office:value-type="float" office:value="30.8700000000005" calcext:value-type="float">
            <text:p>30.87</text:p>
          </table:table-cell>
        </table:table-row>
        <table:table-row table:style-name="ro1">
          <table:table-cell table:number-columns-repeated="2"/>
          <table:table-cell office:value-type="float" office:value="688" calcext:value-type="float">
            <text:p>688</text:p>
          </table:table-cell>
          <table:table-cell office:value-type="float" office:value="8005" calcext:value-type="float">
            <text:p>8005</text:p>
          </table:table-cell>
          <table:table-cell table:formula="of:=[.D688]/1000" office:value-type="float" office:value="8.005" calcext:value-type="float">
            <text:p>8.005</text:p>
          </table:table-cell>
          <table:table-cell office:value-type="float" office:value="9340" calcext:value-type="float">
            <text:p>9340</text:p>
          </table:table-cell>
          <table:table-cell table:formula="of:=[.F688]/1000" office:value-type="float" office:value="9.34" calcext:value-type="float">
            <text:p>9.34</text:p>
          </table:table-cell>
          <table:table-cell table:formula="of:=[.H687]+36/1000" office:value-type="float" office:value="24.7320000000002" calcext:value-type="float">
            <text:p>24.732</text:p>
          </table:table-cell>
          <table:table-cell table:formula="of:=[.I687]+0.045" office:value-type="float" office:value="30.9150000000005" calcext:value-type="float">
            <text:p>30.915</text:p>
          </table:table-cell>
        </table:table-row>
        <table:table-row table:style-name="ro1">
          <table:table-cell table:number-columns-repeated="2"/>
          <table:table-cell office:value-type="float" office:value="689" calcext:value-type="float">
            <text:p>689</text:p>
          </table:table-cell>
          <table:table-cell office:value-type="float" office:value="8244" calcext:value-type="float">
            <text:p>8244</text:p>
          </table:table-cell>
          <table:table-cell table:formula="of:=[.D689]/1000" office:value-type="float" office:value="8.244" calcext:value-type="float">
            <text:p>8.244</text:p>
          </table:table-cell>
          <table:table-cell office:value-type="float" office:value="9306" calcext:value-type="float">
            <text:p>9306</text:p>
          </table:table-cell>
          <table:table-cell table:formula="of:=[.F689]/1000" office:value-type="float" office:value="9.306" calcext:value-type="float">
            <text:p>9.306</text:p>
          </table:table-cell>
          <table:table-cell table:formula="of:=[.H688]+36/1000" office:value-type="float" office:value="24.7680000000002" calcext:value-type="float">
            <text:p>24.768</text:p>
          </table:table-cell>
          <table:table-cell table:formula="of:=[.I688]+0.045" office:value-type="float" office:value="30.9600000000005" calcext:value-type="float">
            <text:p>30.96</text:p>
          </table:table-cell>
        </table:table-row>
        <table:table-row table:style-name="ro1">
          <table:table-cell table:number-columns-repeated="2"/>
          <table:table-cell office:value-type="float" office:value="690" calcext:value-type="float">
            <text:p>690</text:p>
          </table:table-cell>
          <table:table-cell office:value-type="float" office:value="8142" calcext:value-type="float">
            <text:p>8142</text:p>
          </table:table-cell>
          <table:table-cell table:formula="of:=[.D690]/1000" office:value-type="float" office:value="8.142" calcext:value-type="float">
            <text:p>8.142</text:p>
          </table:table-cell>
          <table:table-cell office:value-type="float" office:value="9196" calcext:value-type="float">
            <text:p>9196</text:p>
          </table:table-cell>
          <table:table-cell table:formula="of:=[.F690]/1000" office:value-type="float" office:value="9.196" calcext:value-type="float">
            <text:p>9.196</text:p>
          </table:table-cell>
          <table:table-cell table:formula="of:=[.H689]+36/1000" office:value-type="float" office:value="24.8040000000002" calcext:value-type="float">
            <text:p>24.804</text:p>
          </table:table-cell>
          <table:table-cell table:formula="of:=[.I689]+0.045" office:value-type="float" office:value="31.0050000000005" calcext:value-type="float">
            <text:p>31.005</text:p>
          </table:table-cell>
        </table:table-row>
        <table:table-row table:style-name="ro1">
          <table:table-cell table:number-columns-repeated="2"/>
          <table:table-cell office:value-type="float" office:value="691" calcext:value-type="float">
            <text:p>691</text:p>
          </table:table-cell>
          <table:table-cell office:value-type="float" office:value="8078" calcext:value-type="float">
            <text:p>8078</text:p>
          </table:table-cell>
          <table:table-cell table:formula="of:=[.D691]/1000" office:value-type="float" office:value="8.078" calcext:value-type="float">
            <text:p>8.078</text:p>
          </table:table-cell>
          <table:table-cell office:value-type="float" office:value="9247" calcext:value-type="float">
            <text:p>9247</text:p>
          </table:table-cell>
          <table:table-cell table:formula="of:=[.F691]/1000" office:value-type="float" office:value="9.247" calcext:value-type="float">
            <text:p>9.247</text:p>
          </table:table-cell>
          <table:table-cell table:formula="of:=[.H690]+36/1000" office:value-type="float" office:value="24.8400000000002" calcext:value-type="float">
            <text:p>24.84</text:p>
          </table:table-cell>
          <table:table-cell table:formula="of:=[.I690]+0.045" office:value-type="float" office:value="31.0500000000005" calcext:value-type="float">
            <text:p>31.05</text:p>
          </table:table-cell>
        </table:table-row>
        <table:table-row table:style-name="ro1">
          <table:table-cell table:number-columns-repeated="2"/>
          <table:table-cell office:value-type="float" office:value="692" calcext:value-type="float">
            <text:p>692</text:p>
          </table:table-cell>
          <table:table-cell office:value-type="float" office:value="8165" calcext:value-type="float">
            <text:p>8165</text:p>
          </table:table-cell>
          <table:table-cell table:formula="of:=[.D692]/1000" office:value-type="float" office:value="8.165" calcext:value-type="float">
            <text:p>8.165</text:p>
          </table:table-cell>
          <table:table-cell office:value-type="float" office:value="9266" calcext:value-type="float">
            <text:p>9266</text:p>
          </table:table-cell>
          <table:table-cell table:formula="of:=[.F692]/1000" office:value-type="float" office:value="9.266" calcext:value-type="float">
            <text:p>9.266</text:p>
          </table:table-cell>
          <table:table-cell table:formula="of:=[.H691]+36/1000" office:value-type="float" office:value="24.8760000000002" calcext:value-type="float">
            <text:p>24.876</text:p>
          </table:table-cell>
          <table:table-cell table:formula="of:=[.I691]+0.045" office:value-type="float" office:value="31.0950000000005" calcext:value-type="float">
            <text:p>31.095</text:p>
          </table:table-cell>
        </table:table-row>
        <table:table-row table:style-name="ro1">
          <table:table-cell table:number-columns-repeated="2"/>
          <table:table-cell office:value-type="float" office:value="693" calcext:value-type="float">
            <text:p>693</text:p>
          </table:table-cell>
          <table:table-cell office:value-type="float" office:value="8056" calcext:value-type="float">
            <text:p>8056</text:p>
          </table:table-cell>
          <table:table-cell table:formula="of:=[.D693]/1000" office:value-type="float" office:value="8.056" calcext:value-type="float">
            <text:p>8.056</text:p>
          </table:table-cell>
          <table:table-cell office:value-type="float" office:value="9325" calcext:value-type="float">
            <text:p>9325</text:p>
          </table:table-cell>
          <table:table-cell table:formula="of:=[.F693]/1000" office:value-type="float" office:value="9.325" calcext:value-type="float">
            <text:p>9.325</text:p>
          </table:table-cell>
          <table:table-cell table:formula="of:=[.H692]+36/1000" office:value-type="float" office:value="24.9120000000002" calcext:value-type="float">
            <text:p>24.912</text:p>
          </table:table-cell>
          <table:table-cell table:formula="of:=[.I692]+0.045" office:value-type="float" office:value="31.1400000000005" calcext:value-type="float">
            <text:p>31.14</text:p>
          </table:table-cell>
        </table:table-row>
        <table:table-row table:style-name="ro1">
          <table:table-cell table:number-columns-repeated="2"/>
          <table:table-cell office:value-type="float" office:value="694" calcext:value-type="float">
            <text:p>694</text:p>
          </table:table-cell>
          <table:table-cell office:value-type="float" office:value="8197" calcext:value-type="float">
            <text:p>8197</text:p>
          </table:table-cell>
          <table:table-cell table:formula="of:=[.D694]/1000" office:value-type="float" office:value="8.197" calcext:value-type="float">
            <text:p>8.197</text:p>
          </table:table-cell>
          <table:table-cell office:value-type="float" office:value="9252" calcext:value-type="float">
            <text:p>9252</text:p>
          </table:table-cell>
          <table:table-cell table:formula="of:=[.F694]/1000" office:value-type="float" office:value="9.252" calcext:value-type="float">
            <text:p>9.252</text:p>
          </table:table-cell>
          <table:table-cell table:formula="of:=[.H693]+36/1000" office:value-type="float" office:value="24.9480000000002" calcext:value-type="float">
            <text:p>24.948</text:p>
          </table:table-cell>
          <table:table-cell table:formula="of:=[.I693]+0.045" office:value-type="float" office:value="31.1850000000006" calcext:value-type="float">
            <text:p>31.185</text:p>
          </table:table-cell>
        </table:table-row>
        <table:table-row table:style-name="ro1">
          <table:table-cell table:number-columns-repeated="2"/>
          <table:table-cell office:value-type="float" office:value="695" calcext:value-type="float">
            <text:p>695</text:p>
          </table:table-cell>
          <table:table-cell office:value-type="float" office:value="8120" calcext:value-type="float">
            <text:p>8120</text:p>
          </table:table-cell>
          <table:table-cell table:formula="of:=[.D695]/1000" office:value-type="float" office:value="8.12" calcext:value-type="float">
            <text:p>8.12</text:p>
          </table:table-cell>
          <table:table-cell office:value-type="float" office:value="9382" calcext:value-type="float">
            <text:p>9382</text:p>
          </table:table-cell>
          <table:table-cell table:formula="of:=[.F695]/1000" office:value-type="float" office:value="9.382" calcext:value-type="float">
            <text:p>9.382</text:p>
          </table:table-cell>
          <table:table-cell table:formula="of:=[.H694]+36/1000" office:value-type="float" office:value="24.9840000000002" calcext:value-type="float">
            <text:p>24.984</text:p>
          </table:table-cell>
          <table:table-cell table:formula="of:=[.I694]+0.045" office:value-type="float" office:value="31.2300000000006" calcext:value-type="float">
            <text:p>31.23</text:p>
          </table:table-cell>
        </table:table-row>
        <table:table-row table:style-name="ro1">
          <table:table-cell table:number-columns-repeated="2"/>
          <table:table-cell office:value-type="float" office:value="696" calcext:value-type="float">
            <text:p>696</text:p>
          </table:table-cell>
          <table:table-cell office:value-type="float" office:value="8127" calcext:value-type="float">
            <text:p>8127</text:p>
          </table:table-cell>
          <table:table-cell table:formula="of:=[.D696]/1000" office:value-type="float" office:value="8.127" calcext:value-type="float">
            <text:p>8.127</text:p>
          </table:table-cell>
          <table:table-cell office:value-type="float" office:value="9648" calcext:value-type="float">
            <text:p>9648</text:p>
          </table:table-cell>
          <table:table-cell table:formula="of:=[.F696]/1000" office:value-type="float" office:value="9.648" calcext:value-type="float">
            <text:p>9.648</text:p>
          </table:table-cell>
          <table:table-cell table:formula="of:=[.H695]+36/1000" office:value-type="float" office:value="25.0200000000002" calcext:value-type="float">
            <text:p>25.02</text:p>
          </table:table-cell>
          <table:table-cell table:formula="of:=[.I695]+0.045" office:value-type="float" office:value="31.2750000000006" calcext:value-type="float">
            <text:p>31.275</text:p>
          </table:table-cell>
        </table:table-row>
        <table:table-row table:style-name="ro1">
          <table:table-cell table:number-columns-repeated="2"/>
          <table:table-cell office:value-type="float" office:value="697" calcext:value-type="float">
            <text:p>697</text:p>
          </table:table-cell>
          <table:table-cell office:value-type="float" office:value="8102" calcext:value-type="float">
            <text:p>8102</text:p>
          </table:table-cell>
          <table:table-cell table:formula="of:=[.D697]/1000" office:value-type="float" office:value="8.102" calcext:value-type="float">
            <text:p>8.102</text:p>
          </table:table-cell>
          <table:table-cell office:value-type="float" office:value="9668" calcext:value-type="float">
            <text:p>9668</text:p>
          </table:table-cell>
          <table:table-cell table:formula="of:=[.F697]/1000" office:value-type="float" office:value="9.668" calcext:value-type="float">
            <text:p>9.668</text:p>
          </table:table-cell>
          <table:table-cell table:formula="of:=[.H696]+36/1000" office:value-type="float" office:value="25.0560000000002" calcext:value-type="float">
            <text:p>25.056</text:p>
          </table:table-cell>
          <table:table-cell table:formula="of:=[.I696]+0.045" office:value-type="float" office:value="31.3200000000006" calcext:value-type="float">
            <text:p>31.32</text:p>
          </table:table-cell>
        </table:table-row>
        <table:table-row table:style-name="ro1">
          <table:table-cell table:number-columns-repeated="2"/>
          <table:table-cell office:value-type="float" office:value="698" calcext:value-type="float">
            <text:p>698</text:p>
          </table:table-cell>
          <table:table-cell office:value-type="float" office:value="8065" calcext:value-type="float">
            <text:p>8065</text:p>
          </table:table-cell>
          <table:table-cell table:formula="of:=[.D698]/1000" office:value-type="float" office:value="8.065" calcext:value-type="float">
            <text:p>8.065</text:p>
          </table:table-cell>
          <table:table-cell office:value-type="float" office:value="9375" calcext:value-type="float">
            <text:p>9375</text:p>
          </table:table-cell>
          <table:table-cell table:formula="of:=[.F698]/1000" office:value-type="float" office:value="9.375" calcext:value-type="float">
            <text:p>9.375</text:p>
          </table:table-cell>
          <table:table-cell table:formula="of:=[.H697]+36/1000" office:value-type="float" office:value="25.0920000000002" calcext:value-type="float">
            <text:p>25.092</text:p>
          </table:table-cell>
          <table:table-cell table:formula="of:=[.I697]+0.045" office:value-type="float" office:value="31.3650000000006" calcext:value-type="float">
            <text:p>31.365</text:p>
          </table:table-cell>
        </table:table-row>
        <table:table-row table:style-name="ro1">
          <table:table-cell table:number-columns-repeated="2"/>
          <table:table-cell office:value-type="float" office:value="699" calcext:value-type="float">
            <text:p>699</text:p>
          </table:table-cell>
          <table:table-cell office:value-type="float" office:value="8343" calcext:value-type="float">
            <text:p>8343</text:p>
          </table:table-cell>
          <table:table-cell table:formula="of:=[.D699]/1000" office:value-type="float" office:value="8.343" calcext:value-type="float">
            <text:p>8.343</text:p>
          </table:table-cell>
          <table:table-cell office:value-type="float" office:value="9307" calcext:value-type="float">
            <text:p>9307</text:p>
          </table:table-cell>
          <table:table-cell table:formula="of:=[.F699]/1000" office:value-type="float" office:value="9.307" calcext:value-type="float">
            <text:p>9.307</text:p>
          </table:table-cell>
          <table:table-cell table:formula="of:=[.H698]+36/1000" office:value-type="float" office:value="25.1280000000002" calcext:value-type="float">
            <text:p>25.128</text:p>
          </table:table-cell>
          <table:table-cell table:formula="of:=[.I698]+0.045" office:value-type="float" office:value="31.4100000000006" calcext:value-type="float">
            <text:p>31.41</text:p>
          </table:table-cell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8300" calcext:value-type="float">
            <text:p>8300</text:p>
          </table:table-cell>
          <table:table-cell table:formula="of:=[.D700]/1000" office:value-type="float" office:value="8.3" calcext:value-type="float">
            <text:p>8.3</text:p>
          </table:table-cell>
          <table:table-cell office:value-type="float" office:value="9509" calcext:value-type="float">
            <text:p>9509</text:p>
          </table:table-cell>
          <table:table-cell table:formula="of:=[.F700]/1000" office:value-type="float" office:value="9.509" calcext:value-type="float">
            <text:p>9.509</text:p>
          </table:table-cell>
          <table:table-cell table:formula="of:=[.H699]+36/1000" office:value-type="float" office:value="25.1640000000002" calcext:value-type="float">
            <text:p>25.164</text:p>
          </table:table-cell>
          <table:table-cell table:formula="of:=[.I699]+0.045" office:value-type="float" office:value="31.4550000000006" calcext:value-type="float">
            <text:p>31.455</text:p>
          </table:table-cell>
        </table:table-row>
        <table:table-row table:style-name="ro1">
          <table:table-cell table:number-columns-repeated="2"/>
          <table:table-cell office:value-type="float" office:value="701" calcext:value-type="float">
            <text:p>701</text:p>
          </table:table-cell>
          <table:table-cell office:value-type="float" office:value="8179" calcext:value-type="float">
            <text:p>8179</text:p>
          </table:table-cell>
          <table:table-cell table:formula="of:=[.D701]/1000" office:value-type="float" office:value="8.179" calcext:value-type="float">
            <text:p>8.179</text:p>
          </table:table-cell>
          <table:table-cell office:value-type="float" office:value="9383" calcext:value-type="float">
            <text:p>9383</text:p>
          </table:table-cell>
          <table:table-cell table:formula="of:=[.F701]/1000" office:value-type="float" office:value="9.383" calcext:value-type="float">
            <text:p>9.383</text:p>
          </table:table-cell>
          <table:table-cell table:formula="of:=[.H700]+36/1000" office:value-type="float" office:value="25.2000000000002" calcext:value-type="float">
            <text:p>25.2</text:p>
          </table:table-cell>
          <table:table-cell table:formula="of:=[.I700]+0.045" office:value-type="float" office:value="31.5000000000006" calcext:value-type="float">
            <text:p>31.5</text:p>
          </table:table-cell>
        </table:table-row>
        <table:table-row table:style-name="ro1">
          <table:table-cell table:number-columns-repeated="2"/>
          <table:table-cell office:value-type="float" office:value="702" calcext:value-type="float">
            <text:p>702</text:p>
          </table:table-cell>
          <table:table-cell office:value-type="float" office:value="8422" calcext:value-type="float">
            <text:p>8422</text:p>
          </table:table-cell>
          <table:table-cell table:formula="of:=[.D702]/1000" office:value-type="float" office:value="8.422" calcext:value-type="float">
            <text:p>8.422</text:p>
          </table:table-cell>
          <table:table-cell office:value-type="float" office:value="9780" calcext:value-type="float">
            <text:p>9780</text:p>
          </table:table-cell>
          <table:table-cell table:formula="of:=[.F702]/1000" office:value-type="float" office:value="9.78" calcext:value-type="float">
            <text:p>9.78</text:p>
          </table:table-cell>
          <table:table-cell table:formula="of:=[.H701]+36/1000" office:value-type="float" office:value="25.2360000000002" calcext:value-type="float">
            <text:p>25.236</text:p>
          </table:table-cell>
          <table:table-cell table:formula="of:=[.I701]+0.045" office:value-type="float" office:value="31.5450000000006" calcext:value-type="float">
            <text:p>31.545</text:p>
          </table:table-cell>
        </table:table-row>
        <table:table-row table:style-name="ro1">
          <table:table-cell table:number-columns-repeated="2"/>
          <table:table-cell office:value-type="float" office:value="703" calcext:value-type="float">
            <text:p>703</text:p>
          </table:table-cell>
          <table:table-cell office:value-type="float" office:value="8294" calcext:value-type="float">
            <text:p>8294</text:p>
          </table:table-cell>
          <table:table-cell table:formula="of:=[.D703]/1000" office:value-type="float" office:value="8.294" calcext:value-type="float">
            <text:p>8.294</text:p>
          </table:table-cell>
          <table:table-cell office:value-type="float" office:value="9468" calcext:value-type="float">
            <text:p>9468</text:p>
          </table:table-cell>
          <table:table-cell table:formula="of:=[.F703]/1000" office:value-type="float" office:value="9.468" calcext:value-type="float">
            <text:p>9.468</text:p>
          </table:table-cell>
          <table:table-cell table:formula="of:=[.H702]+36/1000" office:value-type="float" office:value="25.2720000000002" calcext:value-type="float">
            <text:p>25.272</text:p>
          </table:table-cell>
          <table:table-cell table:formula="of:=[.I702]+0.045" office:value-type="float" office:value="31.5900000000006" calcext:value-type="float">
            <text:p>31.59</text:p>
          </table:table-cell>
        </table:table-row>
        <table:table-row table:style-name="ro1">
          <table:table-cell table:number-columns-repeated="2"/>
          <table:table-cell office:value-type="float" office:value="704" calcext:value-type="float">
            <text:p>704</text:p>
          </table:table-cell>
          <table:table-cell office:value-type="float" office:value="8248" calcext:value-type="float">
            <text:p>8248</text:p>
          </table:table-cell>
          <table:table-cell table:formula="of:=[.D704]/1000" office:value-type="float" office:value="8.248" calcext:value-type="float">
            <text:p>8.248</text:p>
          </table:table-cell>
          <table:table-cell office:value-type="float" office:value="9472" calcext:value-type="float">
            <text:p>9472</text:p>
          </table:table-cell>
          <table:table-cell table:formula="of:=[.F704]/1000" office:value-type="float" office:value="9.472" calcext:value-type="float">
            <text:p>9.472</text:p>
          </table:table-cell>
          <table:table-cell table:formula="of:=[.H703]+36/1000" office:value-type="float" office:value="25.3080000000002" calcext:value-type="float">
            <text:p>25.308</text:p>
          </table:table-cell>
          <table:table-cell table:formula="of:=[.I703]+0.045" office:value-type="float" office:value="31.6350000000006" calcext:value-type="float">
            <text:p>31.635</text:p>
          </table:table-cell>
        </table:table-row>
        <table:table-row table:style-name="ro1">
          <table:table-cell table:number-columns-repeated="2"/>
          <table:table-cell office:value-type="float" office:value="705" calcext:value-type="float">
            <text:p>705</text:p>
          </table:table-cell>
          <table:table-cell office:value-type="float" office:value="8195" calcext:value-type="float">
            <text:p>8195</text:p>
          </table:table-cell>
          <table:table-cell table:formula="of:=[.D705]/1000" office:value-type="float" office:value="8.195" calcext:value-type="float">
            <text:p>8.195</text:p>
          </table:table-cell>
          <table:table-cell office:value-type="float" office:value="9321" calcext:value-type="float">
            <text:p>9321</text:p>
          </table:table-cell>
          <table:table-cell table:formula="of:=[.F705]/1000" office:value-type="float" office:value="9.321" calcext:value-type="float">
            <text:p>9.321</text:p>
          </table:table-cell>
          <table:table-cell table:formula="of:=[.H704]+36/1000" office:value-type="float" office:value="25.3440000000002" calcext:value-type="float">
            <text:p>25.344</text:p>
          </table:table-cell>
          <table:table-cell table:formula="of:=[.I704]+0.045" office:value-type="float" office:value="31.6800000000006" calcext:value-type="float">
            <text:p>31.68</text:p>
          </table:table-cell>
        </table:table-row>
        <table:table-row table:style-name="ro1">
          <table:table-cell table:number-columns-repeated="2"/>
          <table:table-cell office:value-type="float" office:value="706" calcext:value-type="float">
            <text:p>706</text:p>
          </table:table-cell>
          <table:table-cell office:value-type="float" office:value="8104" calcext:value-type="float">
            <text:p>8104</text:p>
          </table:table-cell>
          <table:table-cell table:formula="of:=[.D706]/1000" office:value-type="float" office:value="8.104" calcext:value-type="float">
            <text:p>8.104</text:p>
          </table:table-cell>
          <table:table-cell office:value-type="float" office:value="9530" calcext:value-type="float">
            <text:p>9530</text:p>
          </table:table-cell>
          <table:table-cell table:formula="of:=[.F706]/1000" office:value-type="float" office:value="9.53" calcext:value-type="float">
            <text:p>9.53</text:p>
          </table:table-cell>
          <table:table-cell table:formula="of:=[.H705]+36/1000" office:value-type="float" office:value="25.3800000000002" calcext:value-type="float">
            <text:p>25.38</text:p>
          </table:table-cell>
          <table:table-cell table:formula="of:=[.I705]+0.045" office:value-type="float" office:value="31.7250000000006" calcext:value-type="float">
            <text:p>31.725</text:p>
          </table:table-cell>
        </table:table-row>
        <table:table-row table:style-name="ro1">
          <table:table-cell table:number-columns-repeated="2"/>
          <table:table-cell office:value-type="float" office:value="707" calcext:value-type="float">
            <text:p>707</text:p>
          </table:table-cell>
          <table:table-cell office:value-type="float" office:value="8203" calcext:value-type="float">
            <text:p>8203</text:p>
          </table:table-cell>
          <table:table-cell table:formula="of:=[.D707]/1000" office:value-type="float" office:value="8.203" calcext:value-type="float">
            <text:p>8.203</text:p>
          </table:table-cell>
          <table:table-cell office:value-type="float" office:value="9329" calcext:value-type="float">
            <text:p>9329</text:p>
          </table:table-cell>
          <table:table-cell table:formula="of:=[.F707]/1000" office:value-type="float" office:value="9.329" calcext:value-type="float">
            <text:p>9.329</text:p>
          </table:table-cell>
          <table:table-cell table:formula="of:=[.H706]+36/1000" office:value-type="float" office:value="25.4160000000002" calcext:value-type="float">
            <text:p>25.416</text:p>
          </table:table-cell>
          <table:table-cell table:formula="of:=[.I706]+0.045" office:value-type="float" office:value="31.7700000000006" calcext:value-type="float">
            <text:p>31.77</text:p>
          </table:table-cell>
        </table:table-row>
        <table:table-row table:style-name="ro1">
          <table:table-cell table:number-columns-repeated="2"/>
          <table:table-cell office:value-type="float" office:value="708" calcext:value-type="float">
            <text:p>708</text:p>
          </table:table-cell>
          <table:table-cell office:value-type="float" office:value="8123" calcext:value-type="float">
            <text:p>8123</text:p>
          </table:table-cell>
          <table:table-cell table:formula="of:=[.D708]/1000" office:value-type="float" office:value="8.123" calcext:value-type="float">
            <text:p>8.123</text:p>
          </table:table-cell>
          <table:table-cell office:value-type="float" office:value="9231" calcext:value-type="float">
            <text:p>9231</text:p>
          </table:table-cell>
          <table:table-cell table:formula="of:=[.F708]/1000" office:value-type="float" office:value="9.231" calcext:value-type="float">
            <text:p>9.231</text:p>
          </table:table-cell>
          <table:table-cell table:formula="of:=[.H707]+36/1000" office:value-type="float" office:value="25.4520000000002" calcext:value-type="float">
            <text:p>25.452</text:p>
          </table:table-cell>
          <table:table-cell table:formula="of:=[.I707]+0.045" office:value-type="float" office:value="31.8150000000006" calcext:value-type="float">
            <text:p>31.815</text:p>
          </table:table-cell>
        </table:table-row>
        <table:table-row table:style-name="ro1">
          <table:table-cell table:number-columns-repeated="2"/>
          <table:table-cell office:value-type="float" office:value="709" calcext:value-type="float">
            <text:p>709</text:p>
          </table:table-cell>
          <table:table-cell office:value-type="float" office:value="8330" calcext:value-type="float">
            <text:p>8330</text:p>
          </table:table-cell>
          <table:table-cell table:formula="of:=[.D709]/1000" office:value-type="float" office:value="8.33" calcext:value-type="float">
            <text:p>8.33</text:p>
          </table:table-cell>
          <table:table-cell office:value-type="float" office:value="9265" calcext:value-type="float">
            <text:p>9265</text:p>
          </table:table-cell>
          <table:table-cell table:formula="of:=[.F709]/1000" office:value-type="float" office:value="9.265" calcext:value-type="float">
            <text:p>9.265</text:p>
          </table:table-cell>
          <table:table-cell table:formula="of:=[.H708]+36/1000" office:value-type="float" office:value="25.4880000000002" calcext:value-type="float">
            <text:p>25.488</text:p>
          </table:table-cell>
          <table:table-cell table:formula="of:=[.I708]+0.045" office:value-type="float" office:value="31.8600000000006" calcext:value-type="float">
            <text:p>31.86</text:p>
          </table:table-cell>
        </table:table-row>
        <table:table-row table:style-name="ro1">
          <table:table-cell table:number-columns-repeated="2"/>
          <table:table-cell office:value-type="float" office:value="710" calcext:value-type="float">
            <text:p>710</text:p>
          </table:table-cell>
          <table:table-cell office:value-type="float" office:value="8040" calcext:value-type="float">
            <text:p>8040</text:p>
          </table:table-cell>
          <table:table-cell table:formula="of:=[.D710]/1000" office:value-type="float" office:value="8.04" calcext:value-type="float">
            <text:p>8.04</text:p>
          </table:table-cell>
          <table:table-cell office:value-type="float" office:value="9324" calcext:value-type="float">
            <text:p>9324</text:p>
          </table:table-cell>
          <table:table-cell table:formula="of:=[.F710]/1000" office:value-type="float" office:value="9.324" calcext:value-type="float">
            <text:p>9.324</text:p>
          </table:table-cell>
          <table:table-cell table:formula="of:=[.H709]+36/1000" office:value-type="float" office:value="25.5240000000002" calcext:value-type="float">
            <text:p>25.524</text:p>
          </table:table-cell>
          <table:table-cell table:formula="of:=[.I709]+0.045" office:value-type="float" office:value="31.9050000000006" calcext:value-type="float">
            <text:p>31.905</text:p>
          </table:table-cell>
        </table:table-row>
        <table:table-row table:style-name="ro1">
          <table:table-cell table:number-columns-repeated="2"/>
          <table:table-cell office:value-type="float" office:value="711" calcext:value-type="float">
            <text:p>711</text:p>
          </table:table-cell>
          <table:table-cell office:value-type="float" office:value="8232" calcext:value-type="float">
            <text:p>8232</text:p>
          </table:table-cell>
          <table:table-cell table:formula="of:=[.D711]/1000" office:value-type="float" office:value="8.232" calcext:value-type="float">
            <text:p>8.232</text:p>
          </table:table-cell>
          <table:table-cell office:value-type="float" office:value="9263" calcext:value-type="float">
            <text:p>9263</text:p>
          </table:table-cell>
          <table:table-cell table:formula="of:=[.F711]/1000" office:value-type="float" office:value="9.263" calcext:value-type="float">
            <text:p>9.263</text:p>
          </table:table-cell>
          <table:table-cell table:formula="of:=[.H710]+36/1000" office:value-type="float" office:value="25.5600000000002" calcext:value-type="float">
            <text:p>25.56</text:p>
          </table:table-cell>
          <table:table-cell table:formula="of:=[.I710]+0.045" office:value-type="float" office:value="31.9500000000006" calcext:value-type="float">
            <text:p>31.95</text:p>
          </table:table-cell>
        </table:table-row>
        <table:table-row table:style-name="ro1">
          <table:table-cell table:number-columns-repeated="2"/>
          <table:table-cell office:value-type="float" office:value="712" calcext:value-type="float">
            <text:p>712</text:p>
          </table:table-cell>
          <table:table-cell office:value-type="float" office:value="8135" calcext:value-type="float">
            <text:p>8135</text:p>
          </table:table-cell>
          <table:table-cell table:formula="of:=[.D712]/1000" office:value-type="float" office:value="8.135" calcext:value-type="float">
            <text:p>8.135</text:p>
          </table:table-cell>
          <table:table-cell office:value-type="float" office:value="9115" calcext:value-type="float">
            <text:p>9115</text:p>
          </table:table-cell>
          <table:table-cell table:formula="of:=[.F712]/1000" office:value-type="float" office:value="9.115" calcext:value-type="float">
            <text:p>9.115</text:p>
          </table:table-cell>
          <table:table-cell table:formula="of:=[.H711]+36/1000" office:value-type="float" office:value="25.5960000000002" calcext:value-type="float">
            <text:p>25.596</text:p>
          </table:table-cell>
          <table:table-cell table:formula="of:=[.I711]+0.045" office:value-type="float" office:value="31.9950000000006" calcext:value-type="float">
            <text:p>31.995</text:p>
          </table:table-cell>
        </table:table-row>
        <table:table-row table:style-name="ro1">
          <table:table-cell table:number-columns-repeated="2"/>
          <table:table-cell office:value-type="float" office:value="713" calcext:value-type="float">
            <text:p>713</text:p>
          </table:table-cell>
          <table:table-cell office:value-type="float" office:value="8095" calcext:value-type="float">
            <text:p>8095</text:p>
          </table:table-cell>
          <table:table-cell table:formula="of:=[.D713]/1000" office:value-type="float" office:value="8.095" calcext:value-type="float">
            <text:p>8.095</text:p>
          </table:table-cell>
          <table:table-cell office:value-type="float" office:value="8652" calcext:value-type="float">
            <text:p>8652</text:p>
          </table:table-cell>
          <table:table-cell table:formula="of:=[.F713]/1000" office:value-type="float" office:value="8.652" calcext:value-type="float">
            <text:p>8.652</text:p>
          </table:table-cell>
          <table:table-cell table:formula="of:=[.H712]+36/1000" office:value-type="float" office:value="25.6320000000002" calcext:value-type="float">
            <text:p>25.632</text:p>
          </table:table-cell>
          <table:table-cell table:formula="of:=[.I712]+0.045" office:value-type="float" office:value="32.0400000000006" calcext:value-type="float">
            <text:p>32.04</text:p>
          </table:table-cell>
        </table:table-row>
        <table:table-row table:style-name="ro1">
          <table:table-cell table:number-columns-repeated="2"/>
          <table:table-cell office:value-type="float" office:value="714" calcext:value-type="float">
            <text:p>714</text:p>
          </table:table-cell>
          <table:table-cell office:value-type="float" office:value="8086" calcext:value-type="float">
            <text:p>8086</text:p>
          </table:table-cell>
          <table:table-cell table:formula="of:=[.D714]/1000" office:value-type="float" office:value="8.086" calcext:value-type="float">
            <text:p>8.086</text:p>
          </table:table-cell>
          <table:table-cell office:value-type="float" office:value="8819" calcext:value-type="float">
            <text:p>8819</text:p>
          </table:table-cell>
          <table:table-cell table:formula="of:=[.F714]/1000" office:value-type="float" office:value="8.819" calcext:value-type="float">
            <text:p>8.819</text:p>
          </table:table-cell>
          <table:table-cell table:formula="of:=[.H713]+36/1000" office:value-type="float" office:value="25.6680000000002" calcext:value-type="float">
            <text:p>25.668</text:p>
          </table:table-cell>
          <table:table-cell table:formula="of:=[.I713]+0.045" office:value-type="float" office:value="32.0850000000006" calcext:value-type="float">
            <text:p>32.085</text:p>
          </table:table-cell>
        </table:table-row>
        <table:table-row table:style-name="ro1">
          <table:table-cell table:number-columns-repeated="2"/>
          <table:table-cell office:value-type="float" office:value="715" calcext:value-type="float">
            <text:p>715</text:p>
          </table:table-cell>
          <table:table-cell office:value-type="float" office:value="8240" calcext:value-type="float">
            <text:p>8240</text:p>
          </table:table-cell>
          <table:table-cell table:formula="of:=[.D715]/1000" office:value-type="float" office:value="8.24" calcext:value-type="float">
            <text:p>8.24</text:p>
          </table:table-cell>
          <table:table-cell office:value-type="float" office:value="8835" calcext:value-type="float">
            <text:p>8835</text:p>
          </table:table-cell>
          <table:table-cell table:formula="of:=[.F715]/1000" office:value-type="float" office:value="8.835" calcext:value-type="float">
            <text:p>8.835</text:p>
          </table:table-cell>
          <table:table-cell table:formula="of:=[.H714]+36/1000" office:value-type="float" office:value="25.7040000000002" calcext:value-type="float">
            <text:p>25.704</text:p>
          </table:table-cell>
          <table:table-cell table:formula="of:=[.I714]+0.045" office:value-type="float" office:value="32.1300000000006" calcext:value-type="float">
            <text:p>32.13</text:p>
          </table:table-cell>
        </table:table-row>
        <table:table-row table:style-name="ro1">
          <table:table-cell table:number-columns-repeated="2"/>
          <table:table-cell office:value-type="float" office:value="716" calcext:value-type="float">
            <text:p>716</text:p>
          </table:table-cell>
          <table:table-cell office:value-type="float" office:value="8059" calcext:value-type="float">
            <text:p>8059</text:p>
          </table:table-cell>
          <table:table-cell table:formula="of:=[.D716]/1000" office:value-type="float" office:value="8.059" calcext:value-type="float">
            <text:p>8.059</text:p>
          </table:table-cell>
          <table:table-cell office:value-type="float" office:value="8836" calcext:value-type="float">
            <text:p>8836</text:p>
          </table:table-cell>
          <table:table-cell table:formula="of:=[.F716]/1000" office:value-type="float" office:value="8.836" calcext:value-type="float">
            <text:p>8.836</text:p>
          </table:table-cell>
          <table:table-cell table:formula="of:=[.H715]+36/1000" office:value-type="float" office:value="25.7400000000002" calcext:value-type="float">
            <text:p>25.74</text:p>
          </table:table-cell>
          <table:table-cell table:formula="of:=[.I715]+0.045" office:value-type="float" office:value="32.1750000000006" calcext:value-type="float">
            <text:p>32.175</text:p>
          </table:table-cell>
        </table:table-row>
        <table:table-row table:style-name="ro1">
          <table:table-cell table:number-columns-repeated="2"/>
          <table:table-cell office:value-type="float" office:value="717" calcext:value-type="float">
            <text:p>717</text:p>
          </table:table-cell>
          <table:table-cell office:value-type="float" office:value="8152" calcext:value-type="float">
            <text:p>8152</text:p>
          </table:table-cell>
          <table:table-cell table:formula="of:=[.D717]/1000" office:value-type="float" office:value="8.152" calcext:value-type="float">
            <text:p>8.152</text:p>
          </table:table-cell>
          <table:table-cell office:value-type="float" office:value="8786" calcext:value-type="float">
            <text:p>8786</text:p>
          </table:table-cell>
          <table:table-cell table:formula="of:=[.F717]/1000" office:value-type="float" office:value="8.786" calcext:value-type="float">
            <text:p>8.786</text:p>
          </table:table-cell>
          <table:table-cell table:formula="of:=[.H716]+36/1000" office:value-type="float" office:value="25.7760000000002" calcext:value-type="float">
            <text:p>25.776</text:p>
          </table:table-cell>
          <table:table-cell table:formula="of:=[.I716]+0.045" office:value-type="float" office:value="32.2200000000006" calcext:value-type="float">
            <text:p>32.22</text:p>
          </table:table-cell>
        </table:table-row>
        <table:table-row table:style-name="ro1">
          <table:table-cell table:number-columns-repeated="2"/>
          <table:table-cell office:value-type="float" office:value="718" calcext:value-type="float">
            <text:p>718</text:p>
          </table:table-cell>
          <table:table-cell office:value-type="float" office:value="8256" calcext:value-type="float">
            <text:p>8256</text:p>
          </table:table-cell>
          <table:table-cell table:formula="of:=[.D718]/1000" office:value-type="float" office:value="8.256" calcext:value-type="float">
            <text:p>8.256</text:p>
          </table:table-cell>
          <table:table-cell office:value-type="float" office:value="8832" calcext:value-type="float">
            <text:p>8832</text:p>
          </table:table-cell>
          <table:table-cell table:formula="of:=[.F718]/1000" office:value-type="float" office:value="8.832" calcext:value-type="float">
            <text:p>8.832</text:p>
          </table:table-cell>
          <table:table-cell table:formula="of:=[.H717]+36/1000" office:value-type="float" office:value="25.8120000000002" calcext:value-type="float">
            <text:p>25.812</text:p>
          </table:table-cell>
          <table:table-cell table:formula="of:=[.I717]+0.045" office:value-type="float" office:value="32.2650000000006" calcext:value-type="float">
            <text:p>32.265</text:p>
          </table:table-cell>
        </table:table-row>
        <table:table-row table:style-name="ro1">
          <table:table-cell table:number-columns-repeated="2"/>
          <table:table-cell office:value-type="float" office:value="719" calcext:value-type="float">
            <text:p>719</text:p>
          </table:table-cell>
          <table:table-cell office:value-type="float" office:value="8134" calcext:value-type="float">
            <text:p>8134</text:p>
          </table:table-cell>
          <table:table-cell table:formula="of:=[.D719]/1000" office:value-type="float" office:value="8.134" calcext:value-type="float">
            <text:p>8.134</text:p>
          </table:table-cell>
          <table:table-cell office:value-type="float" office:value="9300" calcext:value-type="float">
            <text:p>9300</text:p>
          </table:table-cell>
          <table:table-cell table:formula="of:=[.F719]/1000" office:value-type="float" office:value="9.3" calcext:value-type="float">
            <text:p>9.3</text:p>
          </table:table-cell>
          <table:table-cell table:formula="of:=[.H718]+36/1000" office:value-type="float" office:value="25.8480000000002" calcext:value-type="float">
            <text:p>25.848</text:p>
          </table:table-cell>
          <table:table-cell table:formula="of:=[.I718]+0.045" office:value-type="float" office:value="32.3100000000006" calcext:value-type="float">
            <text:p>32.31</text:p>
          </table:table-cell>
        </table:table-row>
        <table:table-row table:style-name="ro1">
          <table:table-cell table:number-columns-repeated="2"/>
          <table:table-cell office:value-type="float" office:value="720" calcext:value-type="float">
            <text:p>720</text:p>
          </table:table-cell>
          <table:table-cell office:value-type="float" office:value="8142" calcext:value-type="float">
            <text:p>8142</text:p>
          </table:table-cell>
          <table:table-cell table:formula="of:=[.D720]/1000" office:value-type="float" office:value="8.142" calcext:value-type="float">
            <text:p>8.142</text:p>
          </table:table-cell>
          <table:table-cell office:value-type="float" office:value="9683" calcext:value-type="float">
            <text:p>9683</text:p>
          </table:table-cell>
          <table:table-cell table:formula="of:=[.F720]/1000" office:value-type="float" office:value="9.683" calcext:value-type="float">
            <text:p>9.683</text:p>
          </table:table-cell>
          <table:table-cell table:formula="of:=[.H719]+36/1000" office:value-type="float" office:value="25.8840000000002" calcext:value-type="float">
            <text:p>25.884</text:p>
          </table:table-cell>
          <table:table-cell table:formula="of:=[.I719]+0.045" office:value-type="float" office:value="32.3550000000006" calcext:value-type="float">
            <text:p>32.355</text:p>
          </table:table-cell>
        </table:table-row>
        <table:table-row table:style-name="ro1">
          <table:table-cell table:number-columns-repeated="2"/>
          <table:table-cell office:value-type="float" office:value="721" calcext:value-type="float">
            <text:p>721</text:p>
          </table:table-cell>
          <table:table-cell office:value-type="float" office:value="8361" calcext:value-type="float">
            <text:p>8361</text:p>
          </table:table-cell>
          <table:table-cell table:formula="of:=[.D721]/1000" office:value-type="float" office:value="8.361" calcext:value-type="float">
            <text:p>8.361</text:p>
          </table:table-cell>
          <table:table-cell office:value-type="float" office:value="9396" calcext:value-type="float">
            <text:p>9396</text:p>
          </table:table-cell>
          <table:table-cell table:formula="of:=[.F721]/1000" office:value-type="float" office:value="9.396" calcext:value-type="float">
            <text:p>9.396</text:p>
          </table:table-cell>
          <table:table-cell table:formula="of:=[.H720]+36/1000" office:value-type="float" office:value="25.9200000000002" calcext:value-type="float">
            <text:p>25.92</text:p>
          </table:table-cell>
          <table:table-cell table:formula="of:=[.I720]+0.045" office:value-type="float" office:value="32.4000000000006" calcext:value-type="float">
            <text:p>32.4</text:p>
          </table:table-cell>
        </table:table-row>
        <table:table-row table:style-name="ro1">
          <table:table-cell table:number-columns-repeated="2"/>
          <table:table-cell office:value-type="float" office:value="722" calcext:value-type="float">
            <text:p>722</text:p>
          </table:table-cell>
          <table:table-cell office:value-type="float" office:value="8329" calcext:value-type="float">
            <text:p>8329</text:p>
          </table:table-cell>
          <table:table-cell table:formula="of:=[.D722]/1000" office:value-type="float" office:value="8.329" calcext:value-type="float">
            <text:p>8.329</text:p>
          </table:table-cell>
          <table:table-cell office:value-type="float" office:value="9399" calcext:value-type="float">
            <text:p>9399</text:p>
          </table:table-cell>
          <table:table-cell table:formula="of:=[.F722]/1000" office:value-type="float" office:value="9.399" calcext:value-type="float">
            <text:p>9.399</text:p>
          </table:table-cell>
          <table:table-cell table:formula="of:=[.H721]+36/1000" office:value-type="float" office:value="25.9560000000002" calcext:value-type="float">
            <text:p>25.956</text:p>
          </table:table-cell>
          <table:table-cell table:formula="of:=[.I721]+0.045" office:value-type="float" office:value="32.4450000000006" calcext:value-type="float">
            <text:p>32.445</text:p>
          </table:table-cell>
        </table:table-row>
        <table:table-row table:style-name="ro1">
          <table:table-cell table:number-columns-repeated="2"/>
          <table:table-cell office:value-type="float" office:value="723" calcext:value-type="float">
            <text:p>723</text:p>
          </table:table-cell>
          <table:table-cell office:value-type="float" office:value="8358" calcext:value-type="float">
            <text:p>8358</text:p>
          </table:table-cell>
          <table:table-cell table:formula="of:=[.D723]/1000" office:value-type="float" office:value="8.358" calcext:value-type="float">
            <text:p>8.358</text:p>
          </table:table-cell>
          <table:table-cell office:value-type="float" office:value="9317" calcext:value-type="float">
            <text:p>9317</text:p>
          </table:table-cell>
          <table:table-cell table:formula="of:=[.F723]/1000" office:value-type="float" office:value="9.317" calcext:value-type="float">
            <text:p>9.317</text:p>
          </table:table-cell>
          <table:table-cell table:formula="of:=[.H722]+36/1000" office:value-type="float" office:value="25.9920000000002" calcext:value-type="float">
            <text:p>25.992</text:p>
          </table:table-cell>
          <table:table-cell table:formula="of:=[.I722]+0.045" office:value-type="float" office:value="32.4900000000006" calcext:value-type="float">
            <text:p>32.49</text:p>
          </table:table-cell>
        </table:table-row>
        <table:table-row table:style-name="ro1">
          <table:table-cell table:number-columns-repeated="2"/>
          <table:table-cell office:value-type="float" office:value="724" calcext:value-type="float">
            <text:p>724</text:p>
          </table:table-cell>
          <table:table-cell office:value-type="float" office:value="8254" calcext:value-type="float">
            <text:p>8254</text:p>
          </table:table-cell>
          <table:table-cell table:formula="of:=[.D724]/1000" office:value-type="float" office:value="8.254" calcext:value-type="float">
            <text:p>8.254</text:p>
          </table:table-cell>
          <table:table-cell office:value-type="float" office:value="9377" calcext:value-type="float">
            <text:p>9377</text:p>
          </table:table-cell>
          <table:table-cell table:formula="of:=[.F724]/1000" office:value-type="float" office:value="9.377" calcext:value-type="float">
            <text:p>9.377</text:p>
          </table:table-cell>
          <table:table-cell table:formula="of:=[.H723]+36/1000" office:value-type="float" office:value="26.0280000000002" calcext:value-type="float">
            <text:p>26.028</text:p>
          </table:table-cell>
          <table:table-cell table:formula="of:=[.I723]+0.045" office:value-type="float" office:value="32.5350000000006" calcext:value-type="float">
            <text:p>32.535</text:p>
          </table:table-cell>
        </table:table-row>
        <table:table-row table:style-name="ro1">
          <table:table-cell table:number-columns-repeated="2"/>
          <table:table-cell office:value-type="float" office:value="725" calcext:value-type="float">
            <text:p>725</text:p>
          </table:table-cell>
          <table:table-cell office:value-type="float" office:value="8282" calcext:value-type="float">
            <text:p>8282</text:p>
          </table:table-cell>
          <table:table-cell table:formula="of:=[.D725]/1000" office:value-type="float" office:value="8.282" calcext:value-type="float">
            <text:p>8.282</text:p>
          </table:table-cell>
          <table:table-cell office:value-type="float" office:value="9265" calcext:value-type="float">
            <text:p>9265</text:p>
          </table:table-cell>
          <table:table-cell table:formula="of:=[.F725]/1000" office:value-type="float" office:value="9.265" calcext:value-type="float">
            <text:p>9.265</text:p>
          </table:table-cell>
          <table:table-cell table:formula="of:=[.H724]+36/1000" office:value-type="float" office:value="26.0640000000002" calcext:value-type="float">
            <text:p>26.064</text:p>
          </table:table-cell>
          <table:table-cell table:formula="of:=[.I724]+0.045" office:value-type="float" office:value="32.5800000000006" calcext:value-type="float">
            <text:p>32.58</text:p>
          </table:table-cell>
        </table:table-row>
        <table:table-row table:style-name="ro1">
          <table:table-cell table:number-columns-repeated="2"/>
          <table:table-cell office:value-type="float" office:value="726" calcext:value-type="float">
            <text:p>726</text:p>
          </table:table-cell>
          <table:table-cell office:value-type="float" office:value="8273" calcext:value-type="float">
            <text:p>8273</text:p>
          </table:table-cell>
          <table:table-cell table:formula="of:=[.D726]/1000" office:value-type="float" office:value="8.273" calcext:value-type="float">
            <text:p>8.273</text:p>
          </table:table-cell>
          <table:table-cell office:value-type="float" office:value="9510" calcext:value-type="float">
            <text:p>9510</text:p>
          </table:table-cell>
          <table:table-cell table:formula="of:=[.F726]/1000" office:value-type="float" office:value="9.51" calcext:value-type="float">
            <text:p>9.51</text:p>
          </table:table-cell>
          <table:table-cell table:formula="of:=[.H725]+36/1000" office:value-type="float" office:value="26.1000000000003" calcext:value-type="float">
            <text:p>26.1</text:p>
          </table:table-cell>
          <table:table-cell table:formula="of:=[.I725]+0.045" office:value-type="float" office:value="32.6250000000006" calcext:value-type="float">
            <text:p>32.625</text:p>
          </table:table-cell>
        </table:table-row>
        <table:table-row table:style-name="ro1">
          <table:table-cell table:number-columns-repeated="2"/>
          <table:table-cell office:value-type="float" office:value="727" calcext:value-type="float">
            <text:p>727</text:p>
          </table:table-cell>
          <table:table-cell office:value-type="float" office:value="8394" calcext:value-type="float">
            <text:p>8394</text:p>
          </table:table-cell>
          <table:table-cell table:formula="of:=[.D727]/1000" office:value-type="float" office:value="8.394" calcext:value-type="float">
            <text:p>8.394</text:p>
          </table:table-cell>
          <table:table-cell office:value-type="float" office:value="9181" calcext:value-type="float">
            <text:p>9181</text:p>
          </table:table-cell>
          <table:table-cell table:formula="of:=[.F727]/1000" office:value-type="float" office:value="9.181" calcext:value-type="float">
            <text:p>9.181</text:p>
          </table:table-cell>
          <table:table-cell table:formula="of:=[.H726]+36/1000" office:value-type="float" office:value="26.1360000000003" calcext:value-type="float">
            <text:p>26.136</text:p>
          </table:table-cell>
          <table:table-cell table:formula="of:=[.I726]+0.045" office:value-type="float" office:value="32.6700000000006" calcext:value-type="float">
            <text:p>32.67</text:p>
          </table:table-cell>
        </table:table-row>
        <table:table-row table:style-name="ro1">
          <table:table-cell table:number-columns-repeated="2"/>
          <table:table-cell office:value-type="float" office:value="728" calcext:value-type="float">
            <text:p>728</text:p>
          </table:table-cell>
          <table:table-cell office:value-type="float" office:value="8280" calcext:value-type="float">
            <text:p>8280</text:p>
          </table:table-cell>
          <table:table-cell table:formula="of:=[.D728]/1000" office:value-type="float" office:value="8.28" calcext:value-type="float">
            <text:p>8.28</text:p>
          </table:table-cell>
          <table:table-cell office:value-type="float" office:value="9124" calcext:value-type="float">
            <text:p>9124</text:p>
          </table:table-cell>
          <table:table-cell table:formula="of:=[.F728]/1000" office:value-type="float" office:value="9.124" calcext:value-type="float">
            <text:p>9.124</text:p>
          </table:table-cell>
          <table:table-cell table:formula="of:=[.H727]+36/1000" office:value-type="float" office:value="26.1720000000003" calcext:value-type="float">
            <text:p>26.172</text:p>
          </table:table-cell>
          <table:table-cell table:formula="of:=[.I727]+0.045" office:value-type="float" office:value="32.7150000000006" calcext:value-type="float">
            <text:p>32.715</text:p>
          </table:table-cell>
        </table:table-row>
        <table:table-row table:style-name="ro1">
          <table:table-cell table:number-columns-repeated="2"/>
          <table:table-cell office:value-type="float" office:value="729" calcext:value-type="float">
            <text:p>729</text:p>
          </table:table-cell>
          <table:table-cell office:value-type="float" office:value="8170" calcext:value-type="float">
            <text:p>8170</text:p>
          </table:table-cell>
          <table:table-cell table:formula="of:=[.D729]/1000" office:value-type="float" office:value="8.17" calcext:value-type="float">
            <text:p>8.17</text:p>
          </table:table-cell>
          <table:table-cell office:value-type="float" office:value="9107" calcext:value-type="float">
            <text:p>9107</text:p>
          </table:table-cell>
          <table:table-cell table:formula="of:=[.F729]/1000" office:value-type="float" office:value="9.107" calcext:value-type="float">
            <text:p>9.107</text:p>
          </table:table-cell>
          <table:table-cell table:formula="of:=[.H728]+36/1000" office:value-type="float" office:value="26.2080000000003" calcext:value-type="float">
            <text:p>26.208</text:p>
          </table:table-cell>
          <table:table-cell table:formula="of:=[.I728]+0.045" office:value-type="float" office:value="32.7600000000006" calcext:value-type="float">
            <text:p>32.76</text:p>
          </table:table-cell>
        </table:table-row>
        <table:table-row table:style-name="ro1">
          <table:table-cell table:number-columns-repeated="2"/>
          <table:table-cell office:value-type="float" office:value="730" calcext:value-type="float">
            <text:p>730</text:p>
          </table:table-cell>
          <table:table-cell office:value-type="float" office:value="8177" calcext:value-type="float">
            <text:p>8177</text:p>
          </table:table-cell>
          <table:table-cell table:formula="of:=[.D730]/1000" office:value-type="float" office:value="8.177" calcext:value-type="float">
            <text:p>8.177</text:p>
          </table:table-cell>
          <table:table-cell office:value-type="float" office:value="9152" calcext:value-type="float">
            <text:p>9152</text:p>
          </table:table-cell>
          <table:table-cell table:formula="of:=[.F730]/1000" office:value-type="float" office:value="9.152" calcext:value-type="float">
            <text:p>9.152</text:p>
          </table:table-cell>
          <table:table-cell table:formula="of:=[.H729]+36/1000" office:value-type="float" office:value="26.2440000000003" calcext:value-type="float">
            <text:p>26.244</text:p>
          </table:table-cell>
          <table:table-cell table:formula="of:=[.I729]+0.045" office:value-type="float" office:value="32.8050000000006" calcext:value-type="float">
            <text:p>32.805</text:p>
          </table:table-cell>
        </table:table-row>
        <table:table-row table:style-name="ro1">
          <table:table-cell table:number-columns-repeated="2"/>
          <table:table-cell office:value-type="float" office:value="731" calcext:value-type="float">
            <text:p>731</text:p>
          </table:table-cell>
          <table:table-cell office:value-type="float" office:value="8159" calcext:value-type="float">
            <text:p>8159</text:p>
          </table:table-cell>
          <table:table-cell table:formula="of:=[.D731]/1000" office:value-type="float" office:value="8.159" calcext:value-type="float">
            <text:p>8.159</text:p>
          </table:table-cell>
          <table:table-cell office:value-type="float" office:value="9375" calcext:value-type="float">
            <text:p>9375</text:p>
          </table:table-cell>
          <table:table-cell table:formula="of:=[.F731]/1000" office:value-type="float" office:value="9.375" calcext:value-type="float">
            <text:p>9.375</text:p>
          </table:table-cell>
          <table:table-cell table:formula="of:=[.H730]+36/1000" office:value-type="float" office:value="26.2800000000003" calcext:value-type="float">
            <text:p>26.28</text:p>
          </table:table-cell>
          <table:table-cell table:formula="of:=[.I730]+0.045" office:value-type="float" office:value="32.8500000000006" calcext:value-type="float">
            <text:p>32.85</text:p>
          </table:table-cell>
        </table:table-row>
        <table:table-row table:style-name="ro1">
          <table:table-cell table:number-columns-repeated="2"/>
          <table:table-cell office:value-type="float" office:value="732" calcext:value-type="float">
            <text:p>732</text:p>
          </table:table-cell>
          <table:table-cell office:value-type="float" office:value="8283" calcext:value-type="float">
            <text:p>8283</text:p>
          </table:table-cell>
          <table:table-cell table:formula="of:=[.D732]/1000" office:value-type="float" office:value="8.283" calcext:value-type="float">
            <text:p>8.283</text:p>
          </table:table-cell>
          <table:table-cell office:value-type="float" office:value="9272" calcext:value-type="float">
            <text:p>9272</text:p>
          </table:table-cell>
          <table:table-cell table:formula="of:=[.F732]/1000" office:value-type="float" office:value="9.272" calcext:value-type="float">
            <text:p>9.272</text:p>
          </table:table-cell>
          <table:table-cell table:formula="of:=[.H731]+36/1000" office:value-type="float" office:value="26.3160000000003" calcext:value-type="float">
            <text:p>26.316</text:p>
          </table:table-cell>
          <table:table-cell table:formula="of:=[.I731]+0.045" office:value-type="float" office:value="32.8950000000006" calcext:value-type="float">
            <text:p>32.895</text:p>
          </table:table-cell>
        </table:table-row>
        <table:table-row table:style-name="ro1">
          <table:table-cell table:number-columns-repeated="2"/>
          <table:table-cell office:value-type="float" office:value="733" calcext:value-type="float">
            <text:p>733</text:p>
          </table:table-cell>
          <table:table-cell office:value-type="float" office:value="8276" calcext:value-type="float">
            <text:p>8276</text:p>
          </table:table-cell>
          <table:table-cell table:formula="of:=[.D733]/1000" office:value-type="float" office:value="8.276" calcext:value-type="float">
            <text:p>8.276</text:p>
          </table:table-cell>
          <table:table-cell office:value-type="float" office:value="9396" calcext:value-type="float">
            <text:p>9396</text:p>
          </table:table-cell>
          <table:table-cell table:formula="of:=[.F733]/1000" office:value-type="float" office:value="9.396" calcext:value-type="float">
            <text:p>9.396</text:p>
          </table:table-cell>
          <table:table-cell table:formula="of:=[.H732]+36/1000" office:value-type="float" office:value="26.3520000000003" calcext:value-type="float">
            <text:p>26.352</text:p>
          </table:table-cell>
          <table:table-cell table:formula="of:=[.I732]+0.045" office:value-type="float" office:value="32.9400000000006" calcext:value-type="float">
            <text:p>32.94</text:p>
          </table:table-cell>
        </table:table-row>
        <table:table-row table:style-name="ro1">
          <table:table-cell table:number-columns-repeated="2"/>
          <table:table-cell office:value-type="float" office:value="734" calcext:value-type="float">
            <text:p>734</text:p>
          </table:table-cell>
          <table:table-cell office:value-type="float" office:value="8322" calcext:value-type="float">
            <text:p>8322</text:p>
          </table:table-cell>
          <table:table-cell table:formula="of:=[.D734]/1000" office:value-type="float" office:value="8.322" calcext:value-type="float">
            <text:p>8.322</text:p>
          </table:table-cell>
          <table:table-cell office:value-type="float" office:value="9341" calcext:value-type="float">
            <text:p>9341</text:p>
          </table:table-cell>
          <table:table-cell table:formula="of:=[.F734]/1000" office:value-type="float" office:value="9.341" calcext:value-type="float">
            <text:p>9.341</text:p>
          </table:table-cell>
          <table:table-cell table:formula="of:=[.H733]+36/1000" office:value-type="float" office:value="26.3880000000003" calcext:value-type="float">
            <text:p>26.388</text:p>
          </table:table-cell>
          <table:table-cell table:formula="of:=[.I733]+0.045" office:value-type="float" office:value="32.9850000000006" calcext:value-type="float">
            <text:p>32.985</text:p>
          </table:table-cell>
        </table:table-row>
        <table:table-row table:style-name="ro1">
          <table:table-cell table:number-columns-repeated="2"/>
          <table:table-cell office:value-type="float" office:value="735" calcext:value-type="float">
            <text:p>735</text:p>
          </table:table-cell>
          <table:table-cell office:value-type="float" office:value="8297" calcext:value-type="float">
            <text:p>8297</text:p>
          </table:table-cell>
          <table:table-cell table:formula="of:=[.D735]/1000" office:value-type="float" office:value="8.297" calcext:value-type="float">
            <text:p>8.297</text:p>
          </table:table-cell>
          <table:table-cell office:value-type="float" office:value="9203" calcext:value-type="float">
            <text:p>9203</text:p>
          </table:table-cell>
          <table:table-cell table:formula="of:=[.F735]/1000" office:value-type="float" office:value="9.203" calcext:value-type="float">
            <text:p>9.203</text:p>
          </table:table-cell>
          <table:table-cell table:formula="of:=[.H734]+36/1000" office:value-type="float" office:value="26.4240000000003" calcext:value-type="float">
            <text:p>26.424</text:p>
          </table:table-cell>
          <table:table-cell table:formula="of:=[.I734]+0.045" office:value-type="float" office:value="33.0300000000006" calcext:value-type="float">
            <text:p>33.03</text:p>
          </table:table-cell>
        </table:table-row>
        <table:table-row table:style-name="ro1">
          <table:table-cell table:number-columns-repeated="2"/>
          <table:table-cell office:value-type="float" office:value="736" calcext:value-type="float">
            <text:p>736</text:p>
          </table:table-cell>
          <table:table-cell office:value-type="float" office:value="8266" calcext:value-type="float">
            <text:p>8266</text:p>
          </table:table-cell>
          <table:table-cell table:formula="of:=[.D736]/1000" office:value-type="float" office:value="8.266" calcext:value-type="float">
            <text:p>8.266</text:p>
          </table:table-cell>
          <table:table-cell office:value-type="float" office:value="9163" calcext:value-type="float">
            <text:p>9163</text:p>
          </table:table-cell>
          <table:table-cell table:formula="of:=[.F736]/1000" office:value-type="float" office:value="9.163" calcext:value-type="float">
            <text:p>9.163</text:p>
          </table:table-cell>
          <table:table-cell table:formula="of:=[.H735]+36/1000" office:value-type="float" office:value="26.4600000000003" calcext:value-type="float">
            <text:p>26.46</text:p>
          </table:table-cell>
          <table:table-cell table:formula="of:=[.I735]+0.045" office:value-type="float" office:value="33.0750000000006" calcext:value-type="float">
            <text:p>33.075</text:p>
          </table:table-cell>
        </table:table-row>
        <table:table-row table:style-name="ro1">
          <table:table-cell table:number-columns-repeated="2"/>
          <table:table-cell office:value-type="float" office:value="737" calcext:value-type="float">
            <text:p>737</text:p>
          </table:table-cell>
          <table:table-cell office:value-type="float" office:value="8431" calcext:value-type="float">
            <text:p>8431</text:p>
          </table:table-cell>
          <table:table-cell table:formula="of:=[.D737]/1000" office:value-type="float" office:value="8.431" calcext:value-type="float">
            <text:p>8.431</text:p>
          </table:table-cell>
          <table:table-cell office:value-type="float" office:value="9309" calcext:value-type="float">
            <text:p>9309</text:p>
          </table:table-cell>
          <table:table-cell table:formula="of:=[.F737]/1000" office:value-type="float" office:value="9.309" calcext:value-type="float">
            <text:p>9.309</text:p>
          </table:table-cell>
          <table:table-cell table:formula="of:=[.H736]+36/1000" office:value-type="float" office:value="26.4960000000003" calcext:value-type="float">
            <text:p>26.496</text:p>
          </table:table-cell>
          <table:table-cell table:formula="of:=[.I736]+0.045" office:value-type="float" office:value="33.1200000000006" calcext:value-type="float">
            <text:p>33.12</text:p>
          </table:table-cell>
        </table:table-row>
        <table:table-row table:style-name="ro1"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8311" calcext:value-type="float">
            <text:p>8311</text:p>
          </table:table-cell>
          <table:table-cell table:formula="of:=[.D738]/1000" office:value-type="float" office:value="8.311" calcext:value-type="float">
            <text:p>8.311</text:p>
          </table:table-cell>
          <table:table-cell office:value-type="float" office:value="9154" calcext:value-type="float">
            <text:p>9154</text:p>
          </table:table-cell>
          <table:table-cell table:formula="of:=[.F738]/1000" office:value-type="float" office:value="9.154" calcext:value-type="float">
            <text:p>9.154</text:p>
          </table:table-cell>
          <table:table-cell table:formula="of:=[.H737]+36/1000" office:value-type="float" office:value="26.5320000000003" calcext:value-type="float">
            <text:p>26.532</text:p>
          </table:table-cell>
          <table:table-cell table:formula="of:=[.I737]+0.045" office:value-type="float" office:value="33.1650000000006" calcext:value-type="float">
            <text:p>33.165</text:p>
          </table:table-cell>
        </table:table-row>
        <table:table-row table:style-name="ro1">
          <table:table-cell table:number-columns-repeated="2"/>
          <table:table-cell office:value-type="float" office:value="739" calcext:value-type="float">
            <text:p>739</text:p>
          </table:table-cell>
          <table:table-cell office:value-type="float" office:value="8357" calcext:value-type="float">
            <text:p>8357</text:p>
          </table:table-cell>
          <table:table-cell table:formula="of:=[.D739]/1000" office:value-type="float" office:value="8.357" calcext:value-type="float">
            <text:p>8.357</text:p>
          </table:table-cell>
          <table:table-cell office:value-type="float" office:value="9356" calcext:value-type="float">
            <text:p>9356</text:p>
          </table:table-cell>
          <table:table-cell table:formula="of:=[.F739]/1000" office:value-type="float" office:value="9.356" calcext:value-type="float">
            <text:p>9.356</text:p>
          </table:table-cell>
          <table:table-cell table:formula="of:=[.H738]+36/1000" office:value-type="float" office:value="26.5680000000003" calcext:value-type="float">
            <text:p>26.568</text:p>
          </table:table-cell>
          <table:table-cell table:formula="of:=[.I738]+0.045" office:value-type="float" office:value="33.2100000000006" calcext:value-type="float">
            <text:p>33.21</text:p>
          </table:table-cell>
        </table:table-row>
        <table:table-row table:style-name="ro1">
          <table:table-cell table:number-columns-repeated="2"/>
          <table:table-cell office:value-type="float" office:value="740" calcext:value-type="float">
            <text:p>740</text:p>
          </table:table-cell>
          <table:table-cell office:value-type="float" office:value="8200" calcext:value-type="float">
            <text:p>8200</text:p>
          </table:table-cell>
          <table:table-cell table:formula="of:=[.D740]/1000" office:value-type="float" office:value="8.2" calcext:value-type="float">
            <text:p>8.2</text:p>
          </table:table-cell>
          <table:table-cell office:value-type="float" office:value="9341" calcext:value-type="float">
            <text:p>9341</text:p>
          </table:table-cell>
          <table:table-cell table:formula="of:=[.F740]/1000" office:value-type="float" office:value="9.341" calcext:value-type="float">
            <text:p>9.341</text:p>
          </table:table-cell>
          <table:table-cell table:formula="of:=[.H739]+36/1000" office:value-type="float" office:value="26.6040000000003" calcext:value-type="float">
            <text:p>26.604</text:p>
          </table:table-cell>
          <table:table-cell table:formula="of:=[.I739]+0.045" office:value-type="float" office:value="33.2550000000006" calcext:value-type="float">
            <text:p>33.255</text:p>
          </table:table-cell>
        </table:table-row>
        <table:table-row table:style-name="ro1"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8117" calcext:value-type="float">
            <text:p>8117</text:p>
          </table:table-cell>
          <table:table-cell table:formula="of:=[.D741]/1000" office:value-type="float" office:value="8.117" calcext:value-type="float">
            <text:p>8.117</text:p>
          </table:table-cell>
          <table:table-cell office:value-type="float" office:value="9446" calcext:value-type="float">
            <text:p>9446</text:p>
          </table:table-cell>
          <table:table-cell table:formula="of:=[.F741]/1000" office:value-type="float" office:value="9.446" calcext:value-type="float">
            <text:p>9.446</text:p>
          </table:table-cell>
          <table:table-cell table:formula="of:=[.H740]+36/1000" office:value-type="float" office:value="26.6400000000003" calcext:value-type="float">
            <text:p>26.64</text:p>
          </table:table-cell>
          <table:table-cell table:formula="of:=[.I740]+0.045" office:value-type="float" office:value="33.3000000000006" calcext:value-type="float">
            <text:p>33.3</text:p>
          </table:table-cell>
        </table:table-row>
        <table:table-row table:style-name="ro1">
          <table:table-cell table:number-columns-repeated="2"/>
          <table:table-cell office:value-type="float" office:value="742" calcext:value-type="float">
            <text:p>742</text:p>
          </table:table-cell>
          <table:table-cell office:value-type="float" office:value="8126" calcext:value-type="float">
            <text:p>8126</text:p>
          </table:table-cell>
          <table:table-cell table:formula="of:=[.D742]/1000" office:value-type="float" office:value="8.126" calcext:value-type="float">
            <text:p>8.126</text:p>
          </table:table-cell>
          <table:table-cell office:value-type="float" office:value="9338" calcext:value-type="float">
            <text:p>9338</text:p>
          </table:table-cell>
          <table:table-cell table:formula="of:=[.F742]/1000" office:value-type="float" office:value="9.338" calcext:value-type="float">
            <text:p>9.338</text:p>
          </table:table-cell>
          <table:table-cell table:formula="of:=[.H741]+36/1000" office:value-type="float" office:value="26.6760000000003" calcext:value-type="float">
            <text:p>26.676</text:p>
          </table:table-cell>
          <table:table-cell table:formula="of:=[.I741]+0.045" office:value-type="float" office:value="33.3450000000006" calcext:value-type="float">
            <text:p>33.345</text:p>
          </table:table-cell>
        </table:table-row>
        <table:table-row table:style-name="ro1">
          <table:table-cell table:number-columns-repeated="2"/>
          <table:table-cell office:value-type="float" office:value="743" calcext:value-type="float">
            <text:p>743</text:p>
          </table:table-cell>
          <table:table-cell office:value-type="float" office:value="8183" calcext:value-type="float">
            <text:p>8183</text:p>
          </table:table-cell>
          <table:table-cell table:formula="of:=[.D743]/1000" office:value-type="float" office:value="8.183" calcext:value-type="float">
            <text:p>8.183</text:p>
          </table:table-cell>
          <table:table-cell office:value-type="float" office:value="9454" calcext:value-type="float">
            <text:p>9454</text:p>
          </table:table-cell>
          <table:table-cell table:formula="of:=[.F743]/1000" office:value-type="float" office:value="9.454" calcext:value-type="float">
            <text:p>9.454</text:p>
          </table:table-cell>
          <table:table-cell table:formula="of:=[.H742]+36/1000" office:value-type="float" office:value="26.7120000000003" calcext:value-type="float">
            <text:p>26.712</text:p>
          </table:table-cell>
          <table:table-cell table:formula="of:=[.I742]+0.045" office:value-type="float" office:value="33.3900000000006" calcext:value-type="float">
            <text:p>33.39</text:p>
          </table:table-cell>
        </table:table-row>
        <table:table-row table:style-name="ro1">
          <table:table-cell table:number-columns-repeated="2"/>
          <table:table-cell office:value-type="float" office:value="744" calcext:value-type="float">
            <text:p>744</text:p>
          </table:table-cell>
          <table:table-cell office:value-type="float" office:value="8169" calcext:value-type="float">
            <text:p>8169</text:p>
          </table:table-cell>
          <table:table-cell table:formula="of:=[.D744]/1000" office:value-type="float" office:value="8.169" calcext:value-type="float">
            <text:p>8.169</text:p>
          </table:table-cell>
          <table:table-cell office:value-type="float" office:value="9286" calcext:value-type="float">
            <text:p>9286</text:p>
          </table:table-cell>
          <table:table-cell table:formula="of:=[.F744]/1000" office:value-type="float" office:value="9.286" calcext:value-type="float">
            <text:p>9.286</text:p>
          </table:table-cell>
          <table:table-cell table:formula="of:=[.H743]+36/1000" office:value-type="float" office:value="26.7480000000003" calcext:value-type="float">
            <text:p>26.748</text:p>
          </table:table-cell>
          <table:table-cell table:formula="of:=[.I743]+0.045" office:value-type="float" office:value="33.4350000000006" calcext:value-type="float">
            <text:p>33.435</text:p>
          </table:table-cell>
        </table:table-row>
        <table:table-row table:style-name="ro1">
          <table:table-cell table:number-columns-repeated="2"/>
          <table:table-cell office:value-type="float" office:value="745" calcext:value-type="float">
            <text:p>745</text:p>
          </table:table-cell>
          <table:table-cell office:value-type="float" office:value="8176" calcext:value-type="float">
            <text:p>8176</text:p>
          </table:table-cell>
          <table:table-cell table:formula="of:=[.D745]/1000" office:value-type="float" office:value="8.176" calcext:value-type="float">
            <text:p>8.176</text:p>
          </table:table-cell>
          <table:table-cell office:value-type="float" office:value="9443" calcext:value-type="float">
            <text:p>9443</text:p>
          </table:table-cell>
          <table:table-cell table:formula="of:=[.F745]/1000" office:value-type="float" office:value="9.443" calcext:value-type="float">
            <text:p>9.443</text:p>
          </table:table-cell>
          <table:table-cell table:formula="of:=[.H744]+36/1000" office:value-type="float" office:value="26.7840000000003" calcext:value-type="float">
            <text:p>26.784</text:p>
          </table:table-cell>
          <table:table-cell table:formula="of:=[.I744]+0.045" office:value-type="float" office:value="33.4800000000006" calcext:value-type="float">
            <text:p>33.48</text:p>
          </table:table-cell>
        </table:table-row>
        <table:table-row table:style-name="ro1">
          <table:table-cell table:number-columns-repeated="2"/>
          <table:table-cell office:value-type="float" office:value="746" calcext:value-type="float">
            <text:p>746</text:p>
          </table:table-cell>
          <table:table-cell office:value-type="float" office:value="8082" calcext:value-type="float">
            <text:p>8082</text:p>
          </table:table-cell>
          <table:table-cell table:formula="of:=[.D746]/1000" office:value-type="float" office:value="8.082" calcext:value-type="float">
            <text:p>8.082</text:p>
          </table:table-cell>
          <table:table-cell office:value-type="float" office:value="9246" calcext:value-type="float">
            <text:p>9246</text:p>
          </table:table-cell>
          <table:table-cell table:formula="of:=[.F746]/1000" office:value-type="float" office:value="9.246" calcext:value-type="float">
            <text:p>9.246</text:p>
          </table:table-cell>
          <table:table-cell table:formula="of:=[.H745]+36/1000" office:value-type="float" office:value="26.8200000000003" calcext:value-type="float">
            <text:p>26.82</text:p>
          </table:table-cell>
          <table:table-cell table:formula="of:=[.I745]+0.045" office:value-type="float" office:value="33.5250000000006" calcext:value-type="float">
            <text:p>33.525</text:p>
          </table:table-cell>
        </table:table-row>
        <table:table-row table:style-name="ro1">
          <table:table-cell table:number-columns-repeated="2"/>
          <table:table-cell office:value-type="float" office:value="747" calcext:value-type="float">
            <text:p>747</text:p>
          </table:table-cell>
          <table:table-cell office:value-type="float" office:value="8167" calcext:value-type="float">
            <text:p>8167</text:p>
          </table:table-cell>
          <table:table-cell table:formula="of:=[.D747]/1000" office:value-type="float" office:value="8.167" calcext:value-type="float">
            <text:p>8.167</text:p>
          </table:table-cell>
          <table:table-cell office:value-type="float" office:value="9197" calcext:value-type="float">
            <text:p>9197</text:p>
          </table:table-cell>
          <table:table-cell table:formula="of:=[.F747]/1000" office:value-type="float" office:value="9.197" calcext:value-type="float">
            <text:p>9.197</text:p>
          </table:table-cell>
          <table:table-cell table:formula="of:=[.H746]+36/1000" office:value-type="float" office:value="26.8560000000003" calcext:value-type="float">
            <text:p>26.856</text:p>
          </table:table-cell>
          <table:table-cell table:formula="of:=[.I746]+0.045" office:value-type="float" office:value="33.5700000000006" calcext:value-type="float">
            <text:p>33.57</text:p>
          </table:table-cell>
        </table:table-row>
        <table:table-row table:style-name="ro1">
          <table:table-cell table:number-columns-repeated="2"/>
          <table:table-cell office:value-type="float" office:value="748" calcext:value-type="float">
            <text:p>748</text:p>
          </table:table-cell>
          <table:table-cell office:value-type="float" office:value="8097" calcext:value-type="float">
            <text:p>8097</text:p>
          </table:table-cell>
          <table:table-cell table:formula="of:=[.D748]/1000" office:value-type="float" office:value="8.097" calcext:value-type="float">
            <text:p>8.097</text:p>
          </table:table-cell>
          <table:table-cell office:value-type="float" office:value="9289" calcext:value-type="float">
            <text:p>9289</text:p>
          </table:table-cell>
          <table:table-cell table:formula="of:=[.F748]/1000" office:value-type="float" office:value="9.289" calcext:value-type="float">
            <text:p>9.289</text:p>
          </table:table-cell>
          <table:table-cell table:formula="of:=[.H747]+36/1000" office:value-type="float" office:value="26.8920000000003" calcext:value-type="float">
            <text:p>26.892</text:p>
          </table:table-cell>
          <table:table-cell table:formula="of:=[.I747]+0.045" office:value-type="float" office:value="33.6150000000006" calcext:value-type="float">
            <text:p>33.615</text:p>
          </table:table-cell>
        </table:table-row>
        <table:table-row table:style-name="ro1">
          <table:table-cell table:number-columns-repeated="2"/>
          <table:table-cell office:value-type="float" office:value="749" calcext:value-type="float">
            <text:p>749</text:p>
          </table:table-cell>
          <table:table-cell office:value-type="float" office:value="8088" calcext:value-type="float">
            <text:p>8088</text:p>
          </table:table-cell>
          <table:table-cell table:formula="of:=[.D749]/1000" office:value-type="float" office:value="8.088" calcext:value-type="float">
            <text:p>8.088</text:p>
          </table:table-cell>
          <table:table-cell office:value-type="float" office:value="9334" calcext:value-type="float">
            <text:p>9334</text:p>
          </table:table-cell>
          <table:table-cell table:formula="of:=[.F749]/1000" office:value-type="float" office:value="9.334" calcext:value-type="float">
            <text:p>9.334</text:p>
          </table:table-cell>
          <table:table-cell table:formula="of:=[.H748]+36/1000" office:value-type="float" office:value="26.9280000000003" calcext:value-type="float">
            <text:p>26.928</text:p>
          </table:table-cell>
          <table:table-cell table:formula="of:=[.I748]+0.045" office:value-type="float" office:value="33.6600000000006" calcext:value-type="float">
            <text:p>33.66</text:p>
          </table:table-cell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office:value-type="float" office:value="8145" calcext:value-type="float">
            <text:p>8145</text:p>
          </table:table-cell>
          <table:table-cell table:formula="of:=[.D750]/1000" office:value-type="float" office:value="8.145" calcext:value-type="float">
            <text:p>8.145</text:p>
          </table:table-cell>
          <table:table-cell office:value-type="float" office:value="9324" calcext:value-type="float">
            <text:p>9324</text:p>
          </table:table-cell>
          <table:table-cell table:formula="of:=[.F750]/1000" office:value-type="float" office:value="9.324" calcext:value-type="float">
            <text:p>9.324</text:p>
          </table:table-cell>
          <table:table-cell table:formula="of:=[.H749]+36/1000" office:value-type="float" office:value="26.9640000000003" calcext:value-type="float">
            <text:p>26.964</text:p>
          </table:table-cell>
          <table:table-cell table:formula="of:=[.I749]+0.045" office:value-type="float" office:value="33.7050000000006" calcext:value-type="float">
            <text:p>33.705</text:p>
          </table:table-cell>
        </table:table-row>
        <table:table-row table:style-name="ro1">
          <table:table-cell table:number-columns-repeated="2"/>
          <table:table-cell office:value-type="float" office:value="751" calcext:value-type="float">
            <text:p>751</text:p>
          </table:table-cell>
          <table:table-cell office:value-type="float" office:value="8158" calcext:value-type="float">
            <text:p>8158</text:p>
          </table:table-cell>
          <table:table-cell table:formula="of:=[.D751]/1000" office:value-type="float" office:value="8.158" calcext:value-type="float">
            <text:p>8.158</text:p>
          </table:table-cell>
          <table:table-cell office:value-type="float" office:value="9229" calcext:value-type="float">
            <text:p>9229</text:p>
          </table:table-cell>
          <table:table-cell table:formula="of:=[.F751]/1000" office:value-type="float" office:value="9.229" calcext:value-type="float">
            <text:p>9.229</text:p>
          </table:table-cell>
          <table:table-cell table:formula="of:=[.H750]+36/1000" office:value-type="float" office:value="27.0000000000003" calcext:value-type="float">
            <text:p>27</text:p>
          </table:table-cell>
          <table:table-cell table:formula="of:=[.I750]+0.045" office:value-type="float" office:value="33.7500000000006" calcext:value-type="float">
            <text:p>33.75</text:p>
          </table:table-cell>
        </table:table-row>
        <table:table-row table:style-name="ro1">
          <table:table-cell table:number-columns-repeated="2"/>
          <table:table-cell office:value-type="float" office:value="752" calcext:value-type="float">
            <text:p>752</text:p>
          </table:table-cell>
          <table:table-cell office:value-type="float" office:value="8206" calcext:value-type="float">
            <text:p>8206</text:p>
          </table:table-cell>
          <table:table-cell table:formula="of:=[.D752]/1000" office:value-type="float" office:value="8.206" calcext:value-type="float">
            <text:p>8.206</text:p>
          </table:table-cell>
          <table:table-cell office:value-type="float" office:value="9292" calcext:value-type="float">
            <text:p>9292</text:p>
          </table:table-cell>
          <table:table-cell table:formula="of:=[.F752]/1000" office:value-type="float" office:value="9.292" calcext:value-type="float">
            <text:p>9.292</text:p>
          </table:table-cell>
          <table:table-cell table:formula="of:=[.H751]+36/1000" office:value-type="float" office:value="27.0360000000003" calcext:value-type="float">
            <text:p>27.036</text:p>
          </table:table-cell>
          <table:table-cell table:formula="of:=[.I751]+0.045" office:value-type="float" office:value="33.7950000000006" calcext:value-type="float">
            <text:p>33.795</text:p>
          </table:table-cell>
        </table:table-row>
        <table:table-row table:style-name="ro1">
          <table:table-cell table:number-columns-repeated="2"/>
          <table:table-cell office:value-type="float" office:value="753" calcext:value-type="float">
            <text:p>753</text:p>
          </table:table-cell>
          <table:table-cell office:value-type="float" office:value="8099" calcext:value-type="float">
            <text:p>8099</text:p>
          </table:table-cell>
          <table:table-cell table:formula="of:=[.D753]/1000" office:value-type="float" office:value="8.099" calcext:value-type="float">
            <text:p>8.099</text:p>
          </table:table-cell>
          <table:table-cell office:value-type="float" office:value="9303" calcext:value-type="float">
            <text:p>9303</text:p>
          </table:table-cell>
          <table:table-cell table:formula="of:=[.F753]/1000" office:value-type="float" office:value="9.303" calcext:value-type="float">
            <text:p>9.303</text:p>
          </table:table-cell>
          <table:table-cell table:formula="of:=[.H752]+36/1000" office:value-type="float" office:value="27.0720000000003" calcext:value-type="float">
            <text:p>27.072</text:p>
          </table:table-cell>
          <table:table-cell table:formula="of:=[.I752]+0.045" office:value-type="float" office:value="33.8400000000007" calcext:value-type="float">
            <text:p>33.84</text:p>
          </table:table-cell>
        </table:table-row>
        <table:table-row table:style-name="ro1">
          <table:table-cell table:number-columns-repeated="2"/>
          <table:table-cell office:value-type="float" office:value="754" calcext:value-type="float">
            <text:p>754</text:p>
          </table:table-cell>
          <table:table-cell office:value-type="float" office:value="8401" calcext:value-type="float">
            <text:p>8401</text:p>
          </table:table-cell>
          <table:table-cell table:formula="of:=[.D754]/1000" office:value-type="float" office:value="8.401" calcext:value-type="float">
            <text:p>8.401</text:p>
          </table:table-cell>
          <table:table-cell office:value-type="float" office:value="9315" calcext:value-type="float">
            <text:p>9315</text:p>
          </table:table-cell>
          <table:table-cell table:formula="of:=[.F754]/1000" office:value-type="float" office:value="9.315" calcext:value-type="float">
            <text:p>9.315</text:p>
          </table:table-cell>
          <table:table-cell table:formula="of:=[.H753]+36/1000" office:value-type="float" office:value="27.1080000000003" calcext:value-type="float">
            <text:p>27.108</text:p>
          </table:table-cell>
          <table:table-cell table:formula="of:=[.I753]+0.045" office:value-type="float" office:value="33.8850000000007" calcext:value-type="float">
            <text:p>33.885</text:p>
          </table:table-cell>
        </table:table-row>
        <table:table-row table:style-name="ro1">
          <table:table-cell table:number-columns-repeated="2"/>
          <table:table-cell office:value-type="float" office:value="755" calcext:value-type="float">
            <text:p>755</text:p>
          </table:table-cell>
          <table:table-cell office:value-type="float" office:value="8325" calcext:value-type="float">
            <text:p>8325</text:p>
          </table:table-cell>
          <table:table-cell table:formula="of:=[.D755]/1000" office:value-type="float" office:value="8.325" calcext:value-type="float">
            <text:p>8.325</text:p>
          </table:table-cell>
          <table:table-cell office:value-type="float" office:value="9328" calcext:value-type="float">
            <text:p>9328</text:p>
          </table:table-cell>
          <table:table-cell table:formula="of:=[.F755]/1000" office:value-type="float" office:value="9.328" calcext:value-type="float">
            <text:p>9.328</text:p>
          </table:table-cell>
          <table:table-cell table:formula="of:=[.H754]+36/1000" office:value-type="float" office:value="27.1440000000003" calcext:value-type="float">
            <text:p>27.144</text:p>
          </table:table-cell>
          <table:table-cell table:formula="of:=[.I754]+0.045" office:value-type="float" office:value="33.9300000000007" calcext:value-type="float">
            <text:p>33.93</text:p>
          </table:table-cell>
        </table:table-row>
        <table:table-row table:style-name="ro1">
          <table:table-cell table:number-columns-repeated="2"/>
          <table:table-cell office:value-type="float" office:value="756" calcext:value-type="float">
            <text:p>756</text:p>
          </table:table-cell>
          <table:table-cell office:value-type="float" office:value="8286" calcext:value-type="float">
            <text:p>8286</text:p>
          </table:table-cell>
          <table:table-cell table:formula="of:=[.D756]/1000" office:value-type="float" office:value="8.286" calcext:value-type="float">
            <text:p>8.286</text:p>
          </table:table-cell>
          <table:table-cell office:value-type="float" office:value="9251" calcext:value-type="float">
            <text:p>9251</text:p>
          </table:table-cell>
          <table:table-cell table:formula="of:=[.F756]/1000" office:value-type="float" office:value="9.251" calcext:value-type="float">
            <text:p>9.251</text:p>
          </table:table-cell>
          <table:table-cell table:formula="of:=[.H755]+36/1000" office:value-type="float" office:value="27.1800000000003" calcext:value-type="float">
            <text:p>27.18</text:p>
          </table:table-cell>
          <table:table-cell table:formula="of:=[.I755]+0.045" office:value-type="float" office:value="33.9750000000007" calcext:value-type="float">
            <text:p>33.975</text:p>
          </table:table-cell>
        </table:table-row>
        <table:table-row table:style-name="ro1">
          <table:table-cell table:number-columns-repeated="2"/>
          <table:table-cell office:value-type="float" office:value="757" calcext:value-type="float">
            <text:p>757</text:p>
          </table:table-cell>
          <table:table-cell office:value-type="float" office:value="8208" calcext:value-type="float">
            <text:p>8208</text:p>
          </table:table-cell>
          <table:table-cell table:formula="of:=[.D757]/1000" office:value-type="float" office:value="8.208" calcext:value-type="float">
            <text:p>8.208</text:p>
          </table:table-cell>
          <table:table-cell office:value-type="float" office:value="9360" calcext:value-type="float">
            <text:p>9360</text:p>
          </table:table-cell>
          <table:table-cell table:formula="of:=[.F757]/1000" office:value-type="float" office:value="9.36" calcext:value-type="float">
            <text:p>9.36</text:p>
          </table:table-cell>
          <table:table-cell table:formula="of:=[.H756]+36/1000" office:value-type="float" office:value="27.2160000000003" calcext:value-type="float">
            <text:p>27.216</text:p>
          </table:table-cell>
          <table:table-cell table:formula="of:=[.I756]+0.045" office:value-type="float" office:value="34.0200000000007" calcext:value-type="float">
            <text:p>34.02</text:p>
          </table:table-cell>
        </table:table-row>
        <table:table-row table:style-name="ro1">
          <table:table-cell table:number-columns-repeated="2"/>
          <table:table-cell office:value-type="float" office:value="758" calcext:value-type="float">
            <text:p>758</text:p>
          </table:table-cell>
          <table:table-cell office:value-type="float" office:value="8498" calcext:value-type="float">
            <text:p>8498</text:p>
          </table:table-cell>
          <table:table-cell table:formula="of:=[.D758]/1000" office:value-type="float" office:value="8.498" calcext:value-type="float">
            <text:p>8.498</text:p>
          </table:table-cell>
          <table:table-cell office:value-type="float" office:value="9272" calcext:value-type="float">
            <text:p>9272</text:p>
          </table:table-cell>
          <table:table-cell table:formula="of:=[.F758]/1000" office:value-type="float" office:value="9.272" calcext:value-type="float">
            <text:p>9.272</text:p>
          </table:table-cell>
          <table:table-cell table:formula="of:=[.H757]+36/1000" office:value-type="float" office:value="27.2520000000003" calcext:value-type="float">
            <text:p>27.252</text:p>
          </table:table-cell>
          <table:table-cell table:formula="of:=[.I757]+0.045" office:value-type="float" office:value="34.0650000000007" calcext:value-type="float">
            <text:p>34.065</text:p>
          </table:table-cell>
        </table:table-row>
        <table:table-row table:style-name="ro1">
          <table:table-cell table:number-columns-repeated="2"/>
          <table:table-cell office:value-type="float" office:value="759" calcext:value-type="float">
            <text:p>759</text:p>
          </table:table-cell>
          <table:table-cell office:value-type="float" office:value="8256" calcext:value-type="float">
            <text:p>8256</text:p>
          </table:table-cell>
          <table:table-cell table:formula="of:=[.D759]/1000" office:value-type="float" office:value="8.256" calcext:value-type="float">
            <text:p>8.256</text:p>
          </table:table-cell>
          <table:table-cell office:value-type="float" office:value="9320" calcext:value-type="float">
            <text:p>9320</text:p>
          </table:table-cell>
          <table:table-cell table:formula="of:=[.F759]/1000" office:value-type="float" office:value="9.32" calcext:value-type="float">
            <text:p>9.32</text:p>
          </table:table-cell>
          <table:table-cell table:formula="of:=[.H758]+36/1000" office:value-type="float" office:value="27.2880000000003" calcext:value-type="float">
            <text:p>27.288</text:p>
          </table:table-cell>
          <table:table-cell table:formula="of:=[.I758]+0.045" office:value-type="float" office:value="34.1100000000007" calcext:value-type="float">
            <text:p>34.11</text:p>
          </table:table-cell>
        </table:table-row>
        <table:table-row table:style-name="ro1">
          <table:table-cell table:number-columns-repeated="2"/>
          <table:table-cell office:value-type="float" office:value="760" calcext:value-type="float">
            <text:p>760</text:p>
          </table:table-cell>
          <table:table-cell office:value-type="float" office:value="8228" calcext:value-type="float">
            <text:p>8228</text:p>
          </table:table-cell>
          <table:table-cell table:formula="of:=[.D760]/1000" office:value-type="float" office:value="8.228" calcext:value-type="float">
            <text:p>8.228</text:p>
          </table:table-cell>
          <table:table-cell office:value-type="float" office:value="9303" calcext:value-type="float">
            <text:p>9303</text:p>
          </table:table-cell>
          <table:table-cell table:formula="of:=[.F760]/1000" office:value-type="float" office:value="9.303" calcext:value-type="float">
            <text:p>9.303</text:p>
          </table:table-cell>
          <table:table-cell table:formula="of:=[.H759]+36/1000" office:value-type="float" office:value="27.3240000000003" calcext:value-type="float">
            <text:p>27.324</text:p>
          </table:table-cell>
          <table:table-cell table:formula="of:=[.I759]+0.045" office:value-type="float" office:value="34.1550000000007" calcext:value-type="float">
            <text:p>34.155</text:p>
          </table:table-cell>
        </table:table-row>
        <table:table-row table:style-name="ro1">
          <table:table-cell table:number-columns-repeated="2"/>
          <table:table-cell office:value-type="float" office:value="761" calcext:value-type="float">
            <text:p>761</text:p>
          </table:table-cell>
          <table:table-cell office:value-type="float" office:value="8306" calcext:value-type="float">
            <text:p>8306</text:p>
          </table:table-cell>
          <table:table-cell table:formula="of:=[.D761]/1000" office:value-type="float" office:value="8.306" calcext:value-type="float">
            <text:p>8.306</text:p>
          </table:table-cell>
          <table:table-cell office:value-type="float" office:value="9289" calcext:value-type="float">
            <text:p>9289</text:p>
          </table:table-cell>
          <table:table-cell table:formula="of:=[.F761]/1000" office:value-type="float" office:value="9.289" calcext:value-type="float">
            <text:p>9.289</text:p>
          </table:table-cell>
          <table:table-cell table:formula="of:=[.H760]+36/1000" office:value-type="float" office:value="27.3600000000003" calcext:value-type="float">
            <text:p>27.36</text:p>
          </table:table-cell>
          <table:table-cell table:formula="of:=[.I760]+0.045" office:value-type="float" office:value="34.2000000000007" calcext:value-type="float">
            <text:p>34.2</text:p>
          </table:table-cell>
        </table:table-row>
        <table:table-row table:style-name="ro1">
          <table:table-cell table:number-columns-repeated="2"/>
          <table:table-cell office:value-type="float" office:value="762" calcext:value-type="float">
            <text:p>762</text:p>
          </table:table-cell>
          <table:table-cell office:value-type="float" office:value="8193" calcext:value-type="float">
            <text:p>8193</text:p>
          </table:table-cell>
          <table:table-cell table:formula="of:=[.D762]/1000" office:value-type="float" office:value="8.193" calcext:value-type="float">
            <text:p>8.193</text:p>
          </table:table-cell>
          <table:table-cell office:value-type="float" office:value="9161" calcext:value-type="float">
            <text:p>9161</text:p>
          </table:table-cell>
          <table:table-cell table:formula="of:=[.F762]/1000" office:value-type="float" office:value="9.161" calcext:value-type="float">
            <text:p>9.161</text:p>
          </table:table-cell>
          <table:table-cell table:formula="of:=[.H761]+36/1000" office:value-type="float" office:value="27.3960000000003" calcext:value-type="float">
            <text:p>27.396</text:p>
          </table:table-cell>
          <table:table-cell table:formula="of:=[.I761]+0.045" office:value-type="float" office:value="34.2450000000007" calcext:value-type="float">
            <text:p>34.245</text:p>
          </table:table-cell>
        </table:table-row>
        <table:table-row table:style-name="ro1">
          <table:table-cell table:number-columns-repeated="2"/>
          <table:table-cell office:value-type="float" office:value="763" calcext:value-type="float">
            <text:p>763</text:p>
          </table:table-cell>
          <table:table-cell office:value-type="float" office:value="8121" calcext:value-type="float">
            <text:p>8121</text:p>
          </table:table-cell>
          <table:table-cell table:formula="of:=[.D763]/1000" office:value-type="float" office:value="8.121" calcext:value-type="float">
            <text:p>8.121</text:p>
          </table:table-cell>
          <table:table-cell office:value-type="float" office:value="9374" calcext:value-type="float">
            <text:p>9374</text:p>
          </table:table-cell>
          <table:table-cell table:formula="of:=[.F763]/1000" office:value-type="float" office:value="9.374" calcext:value-type="float">
            <text:p>9.374</text:p>
          </table:table-cell>
          <table:table-cell table:formula="of:=[.H762]+36/1000" office:value-type="float" office:value="27.4320000000003" calcext:value-type="float">
            <text:p>27.432</text:p>
          </table:table-cell>
          <table:table-cell table:formula="of:=[.I762]+0.045" office:value-type="float" office:value="34.2900000000007" calcext:value-type="float">
            <text:p>34.29</text:p>
          </table:table-cell>
        </table:table-row>
        <table:table-row table:style-name="ro1">
          <table:table-cell table:number-columns-repeated="2"/>
          <table:table-cell office:value-type="float" office:value="764" calcext:value-type="float">
            <text:p>764</text:p>
          </table:table-cell>
          <table:table-cell office:value-type="float" office:value="8205" calcext:value-type="float">
            <text:p>8205</text:p>
          </table:table-cell>
          <table:table-cell table:formula="of:=[.D764]/1000" office:value-type="float" office:value="8.205" calcext:value-type="float">
            <text:p>8.205</text:p>
          </table:table-cell>
          <table:table-cell office:value-type="float" office:value="9177" calcext:value-type="float">
            <text:p>9177</text:p>
          </table:table-cell>
          <table:table-cell table:formula="of:=[.F764]/1000" office:value-type="float" office:value="9.177" calcext:value-type="float">
            <text:p>9.177</text:p>
          </table:table-cell>
          <table:table-cell table:formula="of:=[.H763]+36/1000" office:value-type="float" office:value="27.4680000000003" calcext:value-type="float">
            <text:p>27.468</text:p>
          </table:table-cell>
          <table:table-cell table:formula="of:=[.I763]+0.045" office:value-type="float" office:value="34.3350000000007" calcext:value-type="float">
            <text:p>34.335</text:p>
          </table:table-cell>
        </table:table-row>
        <table:table-row table:style-name="ro1">
          <table:table-cell table:number-columns-repeated="2"/>
          <table:table-cell office:value-type="float" office:value="765" calcext:value-type="float">
            <text:p>765</text:p>
          </table:table-cell>
          <table:table-cell office:value-type="float" office:value="8240" calcext:value-type="float">
            <text:p>8240</text:p>
          </table:table-cell>
          <table:table-cell table:formula="of:=[.D765]/1000" office:value-type="float" office:value="8.24" calcext:value-type="float">
            <text:p>8.24</text:p>
          </table:table-cell>
          <table:table-cell office:value-type="float" office:value="9295" calcext:value-type="float">
            <text:p>9295</text:p>
          </table:table-cell>
          <table:table-cell table:formula="of:=[.F765]/1000" office:value-type="float" office:value="9.295" calcext:value-type="float">
            <text:p>9.295</text:p>
          </table:table-cell>
          <table:table-cell table:formula="of:=[.H764]+36/1000" office:value-type="float" office:value="27.5040000000003" calcext:value-type="float">
            <text:p>27.504</text:p>
          </table:table-cell>
          <table:table-cell table:formula="of:=[.I764]+0.045" office:value-type="float" office:value="34.3800000000007" calcext:value-type="float">
            <text:p>34.38</text:p>
          </table:table-cell>
        </table:table-row>
        <table:table-row table:style-name="ro1">
          <table:table-cell table:number-columns-repeated="2"/>
          <table:table-cell office:value-type="float" office:value="766" calcext:value-type="float">
            <text:p>766</text:p>
          </table:table-cell>
          <table:table-cell office:value-type="float" office:value="8068" calcext:value-type="float">
            <text:p>8068</text:p>
          </table:table-cell>
          <table:table-cell table:formula="of:=[.D766]/1000" office:value-type="float" office:value="8.068" calcext:value-type="float">
            <text:p>8.068</text:p>
          </table:table-cell>
          <table:table-cell office:value-type="float" office:value="9322" calcext:value-type="float">
            <text:p>9322</text:p>
          </table:table-cell>
          <table:table-cell table:formula="of:=[.F766]/1000" office:value-type="float" office:value="9.322" calcext:value-type="float">
            <text:p>9.322</text:p>
          </table:table-cell>
          <table:table-cell table:formula="of:=[.H765]+36/1000" office:value-type="float" office:value="27.5400000000003" calcext:value-type="float">
            <text:p>27.54</text:p>
          </table:table-cell>
          <table:table-cell table:formula="of:=[.I765]+0.045" office:value-type="float" office:value="34.4250000000007" calcext:value-type="float">
            <text:p>34.425</text:p>
          </table:table-cell>
        </table:table-row>
        <table:table-row table:style-name="ro1">
          <table:table-cell table:number-columns-repeated="2"/>
          <table:table-cell office:value-type="float" office:value="767" calcext:value-type="float">
            <text:p>767</text:p>
          </table:table-cell>
          <table:table-cell office:value-type="float" office:value="8285" calcext:value-type="float">
            <text:p>8285</text:p>
          </table:table-cell>
          <table:table-cell table:formula="of:=[.D767]/1000" office:value-type="float" office:value="8.285" calcext:value-type="float">
            <text:p>8.285</text:p>
          </table:table-cell>
          <table:table-cell office:value-type="float" office:value="9210" calcext:value-type="float">
            <text:p>9210</text:p>
          </table:table-cell>
          <table:table-cell table:formula="of:=[.F767]/1000" office:value-type="float" office:value="9.21" calcext:value-type="float">
            <text:p>9.21</text:p>
          </table:table-cell>
          <table:table-cell table:formula="of:=[.H766]+36/1000" office:value-type="float" office:value="27.5760000000003" calcext:value-type="float">
            <text:p>27.576</text:p>
          </table:table-cell>
          <table:table-cell table:formula="of:=[.I766]+0.045" office:value-type="float" office:value="34.4700000000007" calcext:value-type="float">
            <text:p>34.47</text:p>
          </table:table-cell>
        </table:table-row>
        <table:table-row table:style-name="ro1">
          <table:table-cell table:number-columns-repeated="2"/>
          <table:table-cell office:value-type="float" office:value="768" calcext:value-type="float">
            <text:p>768</text:p>
          </table:table-cell>
          <table:table-cell office:value-type="float" office:value="8279" calcext:value-type="float">
            <text:p>8279</text:p>
          </table:table-cell>
          <table:table-cell table:formula="of:=[.D768]/1000" office:value-type="float" office:value="8.279" calcext:value-type="float">
            <text:p>8.279</text:p>
          </table:table-cell>
          <table:table-cell office:value-type="float" office:value="9740" calcext:value-type="float">
            <text:p>9740</text:p>
          </table:table-cell>
          <table:table-cell table:formula="of:=[.F768]/1000" office:value-type="float" office:value="9.74" calcext:value-type="float">
            <text:p>9.74</text:p>
          </table:table-cell>
          <table:table-cell table:formula="of:=[.H767]+36/1000" office:value-type="float" office:value="27.6120000000003" calcext:value-type="float">
            <text:p>27.612</text:p>
          </table:table-cell>
          <table:table-cell table:formula="of:=[.I767]+0.045" office:value-type="float" office:value="34.5150000000007" calcext:value-type="float">
            <text:p>34.515</text:p>
          </table:table-cell>
        </table:table-row>
        <table:table-row table:style-name="ro1">
          <table:table-cell table:number-columns-repeated="2"/>
          <table:table-cell office:value-type="float" office:value="769" calcext:value-type="float">
            <text:p>769</text:p>
          </table:table-cell>
          <table:table-cell office:value-type="float" office:value="8414" calcext:value-type="float">
            <text:p>8414</text:p>
          </table:table-cell>
          <table:table-cell table:formula="of:=[.D769]/1000" office:value-type="float" office:value="8.414" calcext:value-type="float">
            <text:p>8.414</text:p>
          </table:table-cell>
          <table:table-cell office:value-type="float" office:value="9160" calcext:value-type="float">
            <text:p>9160</text:p>
          </table:table-cell>
          <table:table-cell table:formula="of:=[.F769]/1000" office:value-type="float" office:value="9.16" calcext:value-type="float">
            <text:p>9.16</text:p>
          </table:table-cell>
          <table:table-cell table:formula="of:=[.H768]+36/1000" office:value-type="float" office:value="27.6480000000003" calcext:value-type="float">
            <text:p>27.648</text:p>
          </table:table-cell>
          <table:table-cell table:formula="of:=[.I768]+0.045" office:value-type="float" office:value="34.5600000000007" calcext:value-type="float">
            <text:p>34.56</text:p>
          </table:table-cell>
        </table:table-row>
        <table:table-row table:style-name="ro1">
          <table:table-cell table:number-columns-repeated="2"/>
          <table:table-cell office:value-type="float" office:value="770" calcext:value-type="float">
            <text:p>770</text:p>
          </table:table-cell>
          <table:table-cell office:value-type="float" office:value="8355" calcext:value-type="float">
            <text:p>8355</text:p>
          </table:table-cell>
          <table:table-cell table:formula="of:=[.D770]/1000" office:value-type="float" office:value="8.355" calcext:value-type="float">
            <text:p>8.355</text:p>
          </table:table-cell>
          <table:table-cell office:value-type="float" office:value="9326" calcext:value-type="float">
            <text:p>9326</text:p>
          </table:table-cell>
          <table:table-cell table:formula="of:=[.F770]/1000" office:value-type="float" office:value="9.326" calcext:value-type="float">
            <text:p>9.326</text:p>
          </table:table-cell>
          <table:table-cell table:formula="of:=[.H769]+36/1000" office:value-type="float" office:value="27.6840000000003" calcext:value-type="float">
            <text:p>27.684</text:p>
          </table:table-cell>
          <table:table-cell table:formula="of:=[.I769]+0.045" office:value-type="float" office:value="34.6050000000007" calcext:value-type="float">
            <text:p>34.605</text:p>
          </table:table-cell>
        </table:table-row>
        <table:table-row table:style-name="ro1">
          <table:table-cell table:number-columns-repeated="2"/>
          <table:table-cell office:value-type="float" office:value="771" calcext:value-type="float">
            <text:p>771</text:p>
          </table:table-cell>
          <table:table-cell office:value-type="float" office:value="8393" calcext:value-type="float">
            <text:p>8393</text:p>
          </table:table-cell>
          <table:table-cell table:formula="of:=[.D771]/1000" office:value-type="float" office:value="8.393" calcext:value-type="float">
            <text:p>8.393</text:p>
          </table:table-cell>
          <table:table-cell office:value-type="float" office:value="9511" calcext:value-type="float">
            <text:p>9511</text:p>
          </table:table-cell>
          <table:table-cell table:formula="of:=[.F771]/1000" office:value-type="float" office:value="9.511" calcext:value-type="float">
            <text:p>9.511</text:p>
          </table:table-cell>
          <table:table-cell table:formula="of:=[.H770]+36/1000" office:value-type="float" office:value="27.7200000000003" calcext:value-type="float">
            <text:p>27.72</text:p>
          </table:table-cell>
          <table:table-cell table:formula="of:=[.I770]+0.045" office:value-type="float" office:value="34.6500000000007" calcext:value-type="float">
            <text:p>34.65</text:p>
          </table:table-cell>
        </table:table-row>
        <table:table-row table:style-name="ro1">
          <table:table-cell table:number-columns-repeated="2"/>
          <table:table-cell office:value-type="float" office:value="772" calcext:value-type="float">
            <text:p>772</text:p>
          </table:table-cell>
          <table:table-cell office:value-type="float" office:value="8294" calcext:value-type="float">
            <text:p>8294</text:p>
          </table:table-cell>
          <table:table-cell table:formula="of:=[.D772]/1000" office:value-type="float" office:value="8.294" calcext:value-type="float">
            <text:p>8.294</text:p>
          </table:table-cell>
          <table:table-cell office:value-type="float" office:value="9172" calcext:value-type="float">
            <text:p>9172</text:p>
          </table:table-cell>
          <table:table-cell table:formula="of:=[.F772]/1000" office:value-type="float" office:value="9.172" calcext:value-type="float">
            <text:p>9.172</text:p>
          </table:table-cell>
          <table:table-cell table:formula="of:=[.H771]+36/1000" office:value-type="float" office:value="27.7560000000003" calcext:value-type="float">
            <text:p>27.756</text:p>
          </table:table-cell>
          <table:table-cell table:formula="of:=[.I771]+0.045" office:value-type="float" office:value="34.6950000000007" calcext:value-type="float">
            <text:p>34.695</text:p>
          </table:table-cell>
        </table:table-row>
        <table:table-row table:style-name="ro1">
          <table:table-cell table:number-columns-repeated="2"/>
          <table:table-cell office:value-type="float" office:value="773" calcext:value-type="float">
            <text:p>773</text:p>
          </table:table-cell>
          <table:table-cell office:value-type="float" office:value="8324" calcext:value-type="float">
            <text:p>8324</text:p>
          </table:table-cell>
          <table:table-cell table:formula="of:=[.D773]/1000" office:value-type="float" office:value="8.324" calcext:value-type="float">
            <text:p>8.324</text:p>
          </table:table-cell>
          <table:table-cell office:value-type="float" office:value="9136" calcext:value-type="float">
            <text:p>9136</text:p>
          </table:table-cell>
          <table:table-cell table:formula="of:=[.F773]/1000" office:value-type="float" office:value="9.136" calcext:value-type="float">
            <text:p>9.136</text:p>
          </table:table-cell>
          <table:table-cell table:formula="of:=[.H772]+36/1000" office:value-type="float" office:value="27.7920000000003" calcext:value-type="float">
            <text:p>27.792</text:p>
          </table:table-cell>
          <table:table-cell table:formula="of:=[.I772]+0.045" office:value-type="float" office:value="34.7400000000007" calcext:value-type="float">
            <text:p>34.74</text:p>
          </table:table-cell>
        </table:table-row>
        <table:table-row table:style-name="ro1">
          <table:table-cell table:number-columns-repeated="2"/>
          <table:table-cell office:value-type="float" office:value="774" calcext:value-type="float">
            <text:p>774</text:p>
          </table:table-cell>
          <table:table-cell office:value-type="float" office:value="8261" calcext:value-type="float">
            <text:p>8261</text:p>
          </table:table-cell>
          <table:table-cell table:formula="of:=[.D774]/1000" office:value-type="float" office:value="8.261" calcext:value-type="float">
            <text:p>8.261</text:p>
          </table:table-cell>
          <table:table-cell office:value-type="float" office:value="9139" calcext:value-type="float">
            <text:p>9139</text:p>
          </table:table-cell>
          <table:table-cell table:formula="of:=[.F774]/1000" office:value-type="float" office:value="9.139" calcext:value-type="float">
            <text:p>9.139</text:p>
          </table:table-cell>
          <table:table-cell table:formula="of:=[.H773]+36/1000" office:value-type="float" office:value="27.8280000000003" calcext:value-type="float">
            <text:p>27.828</text:p>
          </table:table-cell>
          <table:table-cell table:formula="of:=[.I773]+0.045" office:value-type="float" office:value="34.7850000000007" calcext:value-type="float">
            <text:p>34.785</text:p>
          </table:table-cell>
        </table:table-row>
        <table:table-row table:style-name="ro1">
          <table:table-cell table:number-columns-repeated="2"/>
          <table:table-cell office:value-type="float" office:value="775" calcext:value-type="float">
            <text:p>775</text:p>
          </table:table-cell>
          <table:table-cell office:value-type="float" office:value="8146" calcext:value-type="float">
            <text:p>8146</text:p>
          </table:table-cell>
          <table:table-cell table:formula="of:=[.D775]/1000" office:value-type="float" office:value="8.146" calcext:value-type="float">
            <text:p>8.146</text:p>
          </table:table-cell>
          <table:table-cell office:value-type="float" office:value="9123" calcext:value-type="float">
            <text:p>9123</text:p>
          </table:table-cell>
          <table:table-cell table:formula="of:=[.F775]/1000" office:value-type="float" office:value="9.123" calcext:value-type="float">
            <text:p>9.123</text:p>
          </table:table-cell>
          <table:table-cell table:formula="of:=[.H774]+36/1000" office:value-type="float" office:value="27.8640000000003" calcext:value-type="float">
            <text:p>27.864</text:p>
          </table:table-cell>
          <table:table-cell table:formula="of:=[.I774]+0.045" office:value-type="float" office:value="34.8300000000007" calcext:value-type="float">
            <text:p>34.83</text:p>
          </table:table-cell>
        </table:table-row>
        <table:table-row table:style-name="ro1">
          <table:table-cell table:number-columns-repeated="2"/>
          <table:table-cell office:value-type="float" office:value="776" calcext:value-type="float">
            <text:p>776</text:p>
          </table:table-cell>
          <table:table-cell office:value-type="float" office:value="8292" calcext:value-type="float">
            <text:p>8292</text:p>
          </table:table-cell>
          <table:table-cell table:formula="of:=[.D776]/1000" office:value-type="float" office:value="8.292" calcext:value-type="float">
            <text:p>8.292</text:p>
          </table:table-cell>
          <table:table-cell office:value-type="float" office:value="9294" calcext:value-type="float">
            <text:p>9294</text:p>
          </table:table-cell>
          <table:table-cell table:formula="of:=[.F776]/1000" office:value-type="float" office:value="9.294" calcext:value-type="float">
            <text:p>9.294</text:p>
          </table:table-cell>
          <table:table-cell table:formula="of:=[.H775]+36/1000" office:value-type="float" office:value="27.9000000000003" calcext:value-type="float">
            <text:p>27.9</text:p>
          </table:table-cell>
          <table:table-cell table:formula="of:=[.I775]+0.045" office:value-type="float" office:value="34.8750000000007" calcext:value-type="float">
            <text:p>34.875</text:p>
          </table:table-cell>
        </table:table-row>
        <table:table-row table:style-name="ro1">
          <table:table-cell table:number-columns-repeated="2"/>
          <table:table-cell office:value-type="float" office:value="777" calcext:value-type="float">
            <text:p>777</text:p>
          </table:table-cell>
          <table:table-cell office:value-type="float" office:value="8283" calcext:value-type="float">
            <text:p>8283</text:p>
          </table:table-cell>
          <table:table-cell table:formula="of:=[.D777]/1000" office:value-type="float" office:value="8.283" calcext:value-type="float">
            <text:p>8.283</text:p>
          </table:table-cell>
          <table:table-cell office:value-type="float" office:value="9050" calcext:value-type="float">
            <text:p>9050</text:p>
          </table:table-cell>
          <table:table-cell table:formula="of:=[.F777]/1000" office:value-type="float" office:value="9.05" calcext:value-type="float">
            <text:p>9.05</text:p>
          </table:table-cell>
          <table:table-cell table:formula="of:=[.H776]+36/1000" office:value-type="float" office:value="27.9360000000003" calcext:value-type="float">
            <text:p>27.936</text:p>
          </table:table-cell>
          <table:table-cell table:formula="of:=[.I776]+0.045" office:value-type="float" office:value="34.9200000000007" calcext:value-type="float">
            <text:p>34.92</text:p>
          </table:table-cell>
        </table:table-row>
        <table:table-row table:style-name="ro1">
          <table:table-cell table:number-columns-repeated="2"/>
          <table:table-cell office:value-type="float" office:value="778" calcext:value-type="float">
            <text:p>778</text:p>
          </table:table-cell>
          <table:table-cell office:value-type="float" office:value="8350" calcext:value-type="float">
            <text:p>8350</text:p>
          </table:table-cell>
          <table:table-cell table:formula="of:=[.D778]/1000" office:value-type="float" office:value="8.35" calcext:value-type="float">
            <text:p>8.35</text:p>
          </table:table-cell>
          <table:table-cell office:value-type="float" office:value="9184" calcext:value-type="float">
            <text:p>9184</text:p>
          </table:table-cell>
          <table:table-cell table:formula="of:=[.F778]/1000" office:value-type="float" office:value="9.184" calcext:value-type="float">
            <text:p>9.184</text:p>
          </table:table-cell>
          <table:table-cell table:formula="of:=[.H777]+36/1000" office:value-type="float" office:value="27.9720000000003" calcext:value-type="float">
            <text:p>27.972</text:p>
          </table:table-cell>
          <table:table-cell table:formula="of:=[.I777]+0.045" office:value-type="float" office:value="34.9650000000007" calcext:value-type="float">
            <text:p>34.965</text:p>
          </table:table-cell>
        </table:table-row>
        <table:table-row table:style-name="ro1"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8283" calcext:value-type="float">
            <text:p>8283</text:p>
          </table:table-cell>
          <table:table-cell table:formula="of:=[.D779]/1000" office:value-type="float" office:value="8.283" calcext:value-type="float">
            <text:p>8.283</text:p>
          </table:table-cell>
          <table:table-cell office:value-type="float" office:value="9099" calcext:value-type="float">
            <text:p>9099</text:p>
          </table:table-cell>
          <table:table-cell table:formula="of:=[.F779]/1000" office:value-type="float" office:value="9.099" calcext:value-type="float">
            <text:p>9.099</text:p>
          </table:table-cell>
          <table:table-cell table:formula="of:=[.H778]+36/1000" office:value-type="float" office:value="28.0080000000003" calcext:value-type="float">
            <text:p>28.008</text:p>
          </table:table-cell>
          <table:table-cell table:formula="of:=[.I778]+0.045" office:value-type="float" office:value="35.0100000000007" calcext:value-type="float">
            <text:p>35.01</text:p>
          </table:table-cell>
        </table:table-row>
        <table:table-row table:style-name="ro1"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8196" calcext:value-type="float">
            <text:p>8196</text:p>
          </table:table-cell>
          <table:table-cell table:formula="of:=[.D780]/1000" office:value-type="float" office:value="8.196" calcext:value-type="float">
            <text:p>8.196</text:p>
          </table:table-cell>
          <table:table-cell office:value-type="float" office:value="9114" calcext:value-type="float">
            <text:p>9114</text:p>
          </table:table-cell>
          <table:table-cell table:formula="of:=[.F780]/1000" office:value-type="float" office:value="9.114" calcext:value-type="float">
            <text:p>9.114</text:p>
          </table:table-cell>
          <table:table-cell table:formula="of:=[.H779]+36/1000" office:value-type="float" office:value="28.0440000000003" calcext:value-type="float">
            <text:p>28.044</text:p>
          </table:table-cell>
          <table:table-cell table:formula="of:=[.I779]+0.045" office:value-type="float" office:value="35.0550000000007" calcext:value-type="float">
            <text:p>35.055</text:p>
          </table:table-cell>
        </table:table-row>
        <table:table-row table:style-name="ro1">
          <table:table-cell table:number-columns-repeated="2"/>
          <table:table-cell office:value-type="float" office:value="781" calcext:value-type="float">
            <text:p>781</text:p>
          </table:table-cell>
          <table:table-cell office:value-type="float" office:value="8254" calcext:value-type="float">
            <text:p>8254</text:p>
          </table:table-cell>
          <table:table-cell table:formula="of:=[.D781]/1000" office:value-type="float" office:value="8.254" calcext:value-type="float">
            <text:p>8.254</text:p>
          </table:table-cell>
          <table:table-cell office:value-type="float" office:value="9221" calcext:value-type="float">
            <text:p>9221</text:p>
          </table:table-cell>
          <table:table-cell table:formula="of:=[.F781]/1000" office:value-type="float" office:value="9.221" calcext:value-type="float">
            <text:p>9.221</text:p>
          </table:table-cell>
          <table:table-cell table:formula="of:=[.H780]+36/1000" office:value-type="float" office:value="28.0800000000003" calcext:value-type="float">
            <text:p>28.08</text:p>
          </table:table-cell>
          <table:table-cell table:formula="of:=[.I780]+0.045" office:value-type="float" office:value="35.1000000000007" calcext:value-type="float">
            <text:p>35.1</text:p>
          </table:table-cell>
        </table:table-row>
        <table:table-row table:style-name="ro1">
          <table:table-cell table:number-columns-repeated="2"/>
          <table:table-cell office:value-type="float" office:value="782" calcext:value-type="float">
            <text:p>782</text:p>
          </table:table-cell>
          <table:table-cell office:value-type="float" office:value="8125" calcext:value-type="float">
            <text:p>8125</text:p>
          </table:table-cell>
          <table:table-cell table:formula="of:=[.D782]/1000" office:value-type="float" office:value="8.125" calcext:value-type="float">
            <text:p>8.125</text:p>
          </table:table-cell>
          <table:table-cell office:value-type="float" office:value="9250" calcext:value-type="float">
            <text:p>9250</text:p>
          </table:table-cell>
          <table:table-cell table:formula="of:=[.F782]/1000" office:value-type="float" office:value="9.25" calcext:value-type="float">
            <text:p>9.25</text:p>
          </table:table-cell>
          <table:table-cell table:formula="of:=[.H781]+36/1000" office:value-type="float" office:value="28.1160000000003" calcext:value-type="float">
            <text:p>28.116</text:p>
          </table:table-cell>
          <table:table-cell table:formula="of:=[.I781]+0.045" office:value-type="float" office:value="35.1450000000007" calcext:value-type="float">
            <text:p>35.145</text:p>
          </table:table-cell>
        </table:table-row>
        <table:table-row table:style-name="ro1">
          <table:table-cell table:number-columns-repeated="2"/>
          <table:table-cell office:value-type="float" office:value="783" calcext:value-type="float">
            <text:p>783</text:p>
          </table:table-cell>
          <table:table-cell office:value-type="float" office:value="8251" calcext:value-type="float">
            <text:p>8251</text:p>
          </table:table-cell>
          <table:table-cell table:formula="of:=[.D783]/1000" office:value-type="float" office:value="8.251" calcext:value-type="float">
            <text:p>8.251</text:p>
          </table:table-cell>
          <table:table-cell office:value-type="float" office:value="9179" calcext:value-type="float">
            <text:p>9179</text:p>
          </table:table-cell>
          <table:table-cell table:formula="of:=[.F783]/1000" office:value-type="float" office:value="9.179" calcext:value-type="float">
            <text:p>9.179</text:p>
          </table:table-cell>
          <table:table-cell table:formula="of:=[.H782]+36/1000" office:value-type="float" office:value="28.1520000000003" calcext:value-type="float">
            <text:p>28.152</text:p>
          </table:table-cell>
          <table:table-cell table:formula="of:=[.I782]+0.045" office:value-type="float" office:value="35.1900000000007" calcext:value-type="float">
            <text:p>35.19</text:p>
          </table:table-cell>
        </table:table-row>
        <table:table-row table:style-name="ro1">
          <table:table-cell table:number-columns-repeated="2"/>
          <table:table-cell office:value-type="float" office:value="784" calcext:value-type="float">
            <text:p>784</text:p>
          </table:table-cell>
          <table:table-cell office:value-type="float" office:value="8243" calcext:value-type="float">
            <text:p>8243</text:p>
          </table:table-cell>
          <table:table-cell table:formula="of:=[.D784]/1000" office:value-type="float" office:value="8.243" calcext:value-type="float">
            <text:p>8.243</text:p>
          </table:table-cell>
          <table:table-cell office:value-type="float" office:value="9129" calcext:value-type="float">
            <text:p>9129</text:p>
          </table:table-cell>
          <table:table-cell table:formula="of:=[.F784]/1000" office:value-type="float" office:value="9.129" calcext:value-type="float">
            <text:p>9.129</text:p>
          </table:table-cell>
          <table:table-cell table:formula="of:=[.H783]+36/1000" office:value-type="float" office:value="28.1880000000003" calcext:value-type="float">
            <text:p>28.188</text:p>
          </table:table-cell>
          <table:table-cell table:formula="of:=[.I783]+0.045" office:value-type="float" office:value="35.2350000000007" calcext:value-type="float">
            <text:p>35.235</text:p>
          </table:table-cell>
        </table:table-row>
        <table:table-row table:style-name="ro1">
          <table:table-cell table:number-columns-repeated="2"/>
          <table:table-cell office:value-type="float" office:value="785" calcext:value-type="float">
            <text:p>785</text:p>
          </table:table-cell>
          <table:table-cell office:value-type="float" office:value="8247" calcext:value-type="float">
            <text:p>8247</text:p>
          </table:table-cell>
          <table:table-cell table:formula="of:=[.D785]/1000" office:value-type="float" office:value="8.247" calcext:value-type="float">
            <text:p>8.247</text:p>
          </table:table-cell>
          <table:table-cell office:value-type="float" office:value="9225" calcext:value-type="float">
            <text:p>9225</text:p>
          </table:table-cell>
          <table:table-cell table:formula="of:=[.F785]/1000" office:value-type="float" office:value="9.225" calcext:value-type="float">
            <text:p>9.225</text:p>
          </table:table-cell>
          <table:table-cell table:formula="of:=[.H784]+36/1000" office:value-type="float" office:value="28.2240000000003" calcext:value-type="float">
            <text:p>28.224</text:p>
          </table:table-cell>
          <table:table-cell table:formula="of:=[.I784]+0.045" office:value-type="float" office:value="35.2800000000007" calcext:value-type="float">
            <text:p>35.28</text:p>
          </table:table-cell>
        </table:table-row>
        <table:table-row table:style-name="ro1">
          <table:table-cell table:number-columns-repeated="2"/>
          <table:table-cell office:value-type="float" office:value="786" calcext:value-type="float">
            <text:p>786</text:p>
          </table:table-cell>
          <table:table-cell office:value-type="float" office:value="8333" calcext:value-type="float">
            <text:p>8333</text:p>
          </table:table-cell>
          <table:table-cell table:formula="of:=[.D786]/1000" office:value-type="float" office:value="8.333" calcext:value-type="float">
            <text:p>8.333</text:p>
          </table:table-cell>
          <table:table-cell office:value-type="float" office:value="9216" calcext:value-type="float">
            <text:p>9216</text:p>
          </table:table-cell>
          <table:table-cell table:formula="of:=[.F786]/1000" office:value-type="float" office:value="9.216" calcext:value-type="float">
            <text:p>9.216</text:p>
          </table:table-cell>
          <table:table-cell table:formula="of:=[.H785]+36/1000" office:value-type="float" office:value="28.2600000000003" calcext:value-type="float">
            <text:p>28.26</text:p>
          </table:table-cell>
          <table:table-cell table:formula="of:=[.I785]+0.045" office:value-type="float" office:value="35.3250000000007" calcext:value-type="float">
            <text:p>35.325</text:p>
          </table:table-cell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office:value-type="float" office:value="8184" calcext:value-type="float">
            <text:p>8184</text:p>
          </table:table-cell>
          <table:table-cell table:formula="of:=[.D787]/1000" office:value-type="float" office:value="8.184" calcext:value-type="float">
            <text:p>8.184</text:p>
          </table:table-cell>
          <table:table-cell office:value-type="float" office:value="9200" calcext:value-type="float">
            <text:p>9200</text:p>
          </table:table-cell>
          <table:table-cell table:formula="of:=[.F787]/1000" office:value-type="float" office:value="9.2" calcext:value-type="float">
            <text:p>9.2</text:p>
          </table:table-cell>
          <table:table-cell table:formula="of:=[.H786]+36/1000" office:value-type="float" office:value="28.2960000000003" calcext:value-type="float">
            <text:p>28.296</text:p>
          </table:table-cell>
          <table:table-cell table:formula="of:=[.I786]+0.045" office:value-type="float" office:value="35.3700000000007" calcext:value-type="float">
            <text:p>35.37</text:p>
          </table:table-cell>
        </table:table-row>
        <table:table-row table:style-name="ro1">
          <table:table-cell table:number-columns-repeated="2"/>
          <table:table-cell office:value-type="float" office:value="788" calcext:value-type="float">
            <text:p>788</text:p>
          </table:table-cell>
          <table:table-cell office:value-type="float" office:value="8042" calcext:value-type="float">
            <text:p>8042</text:p>
          </table:table-cell>
          <table:table-cell table:formula="of:=[.D788]/1000" office:value-type="float" office:value="8.042" calcext:value-type="float">
            <text:p>8.042</text:p>
          </table:table-cell>
          <table:table-cell office:value-type="float" office:value="9263" calcext:value-type="float">
            <text:p>9263</text:p>
          </table:table-cell>
          <table:table-cell table:formula="of:=[.F788]/1000" office:value-type="float" office:value="9.263" calcext:value-type="float">
            <text:p>9.263</text:p>
          </table:table-cell>
          <table:table-cell table:formula="of:=[.H787]+36/1000" office:value-type="float" office:value="28.3320000000003" calcext:value-type="float">
            <text:p>28.332</text:p>
          </table:table-cell>
          <table:table-cell table:formula="of:=[.I787]+0.045" office:value-type="float" office:value="35.4150000000007" calcext:value-type="float">
            <text:p>35.415</text:p>
          </table:table-cell>
        </table:table-row>
        <table:table-row table:style-name="ro1">
          <table:table-cell table:number-columns-repeated="2"/>
          <table:table-cell office:value-type="float" office:value="789" calcext:value-type="float">
            <text:p>789</text:p>
          </table:table-cell>
          <table:table-cell office:value-type="float" office:value="8141" calcext:value-type="float">
            <text:p>8141</text:p>
          </table:table-cell>
          <table:table-cell table:formula="of:=[.D789]/1000" office:value-type="float" office:value="8.141" calcext:value-type="float">
            <text:p>8.141</text:p>
          </table:table-cell>
          <table:table-cell office:value-type="float" office:value="9161" calcext:value-type="float">
            <text:p>9161</text:p>
          </table:table-cell>
          <table:table-cell table:formula="of:=[.F789]/1000" office:value-type="float" office:value="9.161" calcext:value-type="float">
            <text:p>9.161</text:p>
          </table:table-cell>
          <table:table-cell table:formula="of:=[.H788]+36/1000" office:value-type="float" office:value="28.3680000000003" calcext:value-type="float">
            <text:p>28.368</text:p>
          </table:table-cell>
          <table:table-cell table:formula="of:=[.I788]+0.045" office:value-type="float" office:value="35.4600000000007" calcext:value-type="float">
            <text:p>35.46</text:p>
          </table:table-cell>
        </table:table-row>
        <table:table-row table:style-name="ro1">
          <table:table-cell table:number-columns-repeated="2"/>
          <table:table-cell office:value-type="float" office:value="790" calcext:value-type="float">
            <text:p>790</text:p>
          </table:table-cell>
          <table:table-cell office:value-type="float" office:value="8487" calcext:value-type="float">
            <text:p>8487</text:p>
          </table:table-cell>
          <table:table-cell table:formula="of:=[.D790]/1000" office:value-type="float" office:value="8.487" calcext:value-type="float">
            <text:p>8.487</text:p>
          </table:table-cell>
          <table:table-cell office:value-type="float" office:value="9282" calcext:value-type="float">
            <text:p>9282</text:p>
          </table:table-cell>
          <table:table-cell table:formula="of:=[.F790]/1000" office:value-type="float" office:value="9.282" calcext:value-type="float">
            <text:p>9.282</text:p>
          </table:table-cell>
          <table:table-cell table:formula="of:=[.H789]+36/1000" office:value-type="float" office:value="28.4040000000003" calcext:value-type="float">
            <text:p>28.404</text:p>
          </table:table-cell>
          <table:table-cell table:formula="of:=[.I789]+0.045" office:value-type="float" office:value="35.5050000000007" calcext:value-type="float">
            <text:p>35.505</text:p>
          </table:table-cell>
        </table:table-row>
        <table:table-row table:style-name="ro1">
          <table:table-cell table:number-columns-repeated="2"/>
          <table:table-cell office:value-type="float" office:value="791" calcext:value-type="float">
            <text:p>791</text:p>
          </table:table-cell>
          <table:table-cell office:value-type="float" office:value="8275" calcext:value-type="float">
            <text:p>8275</text:p>
          </table:table-cell>
          <table:table-cell table:formula="of:=[.D791]/1000" office:value-type="float" office:value="8.275" calcext:value-type="float">
            <text:p>8.275</text:p>
          </table:table-cell>
          <table:table-cell office:value-type="float" office:value="9242" calcext:value-type="float">
            <text:p>9242</text:p>
          </table:table-cell>
          <table:table-cell table:formula="of:=[.F791]/1000" office:value-type="float" office:value="9.242" calcext:value-type="float">
            <text:p>9.242</text:p>
          </table:table-cell>
          <table:table-cell table:formula="of:=[.H790]+36/1000" office:value-type="float" office:value="28.4400000000003" calcext:value-type="float">
            <text:p>28.44</text:p>
          </table:table-cell>
          <table:table-cell table:formula="of:=[.I790]+0.045" office:value-type="float" office:value="35.5500000000007" calcext:value-type="float">
            <text:p>35.55</text:p>
          </table:table-cell>
        </table:table-row>
        <table:table-row table:style-name="ro1">
          <table:table-cell table:number-columns-repeated="2"/>
          <table:table-cell office:value-type="float" office:value="792" calcext:value-type="float">
            <text:p>792</text:p>
          </table:table-cell>
          <table:table-cell office:value-type="float" office:value="8635" calcext:value-type="float">
            <text:p>8635</text:p>
          </table:table-cell>
          <table:table-cell table:formula="of:=[.D792]/1000" office:value-type="float" office:value="8.635" calcext:value-type="float">
            <text:p>8.635</text:p>
          </table:table-cell>
          <table:table-cell office:value-type="float" office:value="9090" calcext:value-type="float">
            <text:p>9090</text:p>
          </table:table-cell>
          <table:table-cell table:formula="of:=[.F792]/1000" office:value-type="float" office:value="9.09" calcext:value-type="float">
            <text:p>9.09</text:p>
          </table:table-cell>
          <table:table-cell table:formula="of:=[.H791]+36/1000" office:value-type="float" office:value="28.4760000000003" calcext:value-type="float">
            <text:p>28.476</text:p>
          </table:table-cell>
          <table:table-cell table:formula="of:=[.I791]+0.045" office:value-type="float" office:value="35.5950000000007" calcext:value-type="float">
            <text:p>35.595</text:p>
          </table:table-cell>
        </table:table-row>
        <table:table-row table:style-name="ro1">
          <table:table-cell table:number-columns-repeated="2"/>
          <table:table-cell office:value-type="float" office:value="793" calcext:value-type="float">
            <text:p>793</text:p>
          </table:table-cell>
          <table:table-cell office:value-type="float" office:value="8784" calcext:value-type="float">
            <text:p>8784</text:p>
          </table:table-cell>
          <table:table-cell table:formula="of:=[.D793]/1000" office:value-type="float" office:value="8.784" calcext:value-type="float">
            <text:p>8.784</text:p>
          </table:table-cell>
          <table:table-cell office:value-type="float" office:value="9095" calcext:value-type="float">
            <text:p>9095</text:p>
          </table:table-cell>
          <table:table-cell table:formula="of:=[.F793]/1000" office:value-type="float" office:value="9.095" calcext:value-type="float">
            <text:p>9.095</text:p>
          </table:table-cell>
          <table:table-cell table:formula="of:=[.H792]+36/1000" office:value-type="float" office:value="28.5120000000003" calcext:value-type="float">
            <text:p>28.512</text:p>
          </table:table-cell>
          <table:table-cell table:formula="of:=[.I792]+0.045" office:value-type="float" office:value="35.6400000000007" calcext:value-type="float">
            <text:p>35.64</text:p>
          </table:table-cell>
        </table:table-row>
        <table:table-row table:style-name="ro1">
          <table:table-cell table:number-columns-repeated="2"/>
          <table:table-cell office:value-type="float" office:value="794" calcext:value-type="float">
            <text:p>794</text:p>
          </table:table-cell>
          <table:table-cell office:value-type="float" office:value="8355" calcext:value-type="float">
            <text:p>8355</text:p>
          </table:table-cell>
          <table:table-cell table:formula="of:=[.D794]/1000" office:value-type="float" office:value="8.355" calcext:value-type="float">
            <text:p>8.355</text:p>
          </table:table-cell>
          <table:table-cell office:value-type="float" office:value="9267" calcext:value-type="float">
            <text:p>9267</text:p>
          </table:table-cell>
          <table:table-cell table:formula="of:=[.F794]/1000" office:value-type="float" office:value="9.267" calcext:value-type="float">
            <text:p>9.267</text:p>
          </table:table-cell>
          <table:table-cell table:formula="of:=[.H793]+36/1000" office:value-type="float" office:value="28.5480000000003" calcext:value-type="float">
            <text:p>28.548</text:p>
          </table:table-cell>
          <table:table-cell table:formula="of:=[.I793]+0.045" office:value-type="float" office:value="35.6850000000007" calcext:value-type="float">
            <text:p>35.685</text:p>
          </table:table-cell>
        </table:table-row>
        <table:table-row table:style-name="ro1">
          <table:table-cell table:number-columns-repeated="2"/>
          <table:table-cell office:value-type="float" office:value="795" calcext:value-type="float">
            <text:p>795</text:p>
          </table:table-cell>
          <table:table-cell office:value-type="float" office:value="8140" calcext:value-type="float">
            <text:p>8140</text:p>
          </table:table-cell>
          <table:table-cell table:formula="of:=[.D795]/1000" office:value-type="float" office:value="8.14" calcext:value-type="float">
            <text:p>8.14</text:p>
          </table:table-cell>
          <table:table-cell office:value-type="float" office:value="9118" calcext:value-type="float">
            <text:p>9118</text:p>
          </table:table-cell>
          <table:table-cell table:formula="of:=[.F795]/1000" office:value-type="float" office:value="9.118" calcext:value-type="float">
            <text:p>9.118</text:p>
          </table:table-cell>
          <table:table-cell table:formula="of:=[.H794]+36/1000" office:value-type="float" office:value="28.5840000000003" calcext:value-type="float">
            <text:p>28.584</text:p>
          </table:table-cell>
          <table:table-cell table:formula="of:=[.I794]+0.045" office:value-type="float" office:value="35.7300000000007" calcext:value-type="float">
            <text:p>35.73</text:p>
          </table:table-cell>
        </table:table-row>
        <table:table-row table:style-name="ro1">
          <table:table-cell table:number-columns-repeated="2"/>
          <table:table-cell office:value-type="float" office:value="796" calcext:value-type="float">
            <text:p>796</text:p>
          </table:table-cell>
          <table:table-cell office:value-type="float" office:value="8078" calcext:value-type="float">
            <text:p>8078</text:p>
          </table:table-cell>
          <table:table-cell table:formula="of:=[.D796]/1000" office:value-type="float" office:value="8.078" calcext:value-type="float">
            <text:p>8.078</text:p>
          </table:table-cell>
          <table:table-cell office:value-type="float" office:value="9170" calcext:value-type="float">
            <text:p>9170</text:p>
          </table:table-cell>
          <table:table-cell table:formula="of:=[.F796]/1000" office:value-type="float" office:value="9.17" calcext:value-type="float">
            <text:p>9.17</text:p>
          </table:table-cell>
          <table:table-cell table:formula="of:=[.H795]+36/1000" office:value-type="float" office:value="28.6200000000003" calcext:value-type="float">
            <text:p>28.62</text:p>
          </table:table-cell>
          <table:table-cell table:formula="of:=[.I795]+0.045" office:value-type="float" office:value="35.7750000000007" calcext:value-type="float">
            <text:p>35.775</text:p>
          </table:table-cell>
        </table:table-row>
        <table:table-row table:style-name="ro1">
          <table:table-cell table:number-columns-repeated="2"/>
          <table:table-cell office:value-type="float" office:value="797" calcext:value-type="float">
            <text:p>797</text:p>
          </table:table-cell>
          <table:table-cell office:value-type="float" office:value="8347" calcext:value-type="float">
            <text:p>8347</text:p>
          </table:table-cell>
          <table:table-cell table:formula="of:=[.D797]/1000" office:value-type="float" office:value="8.347" calcext:value-type="float">
            <text:p>8.347</text:p>
          </table:table-cell>
          <table:table-cell office:value-type="float" office:value="9218" calcext:value-type="float">
            <text:p>9218</text:p>
          </table:table-cell>
          <table:table-cell table:formula="of:=[.F797]/1000" office:value-type="float" office:value="9.218" calcext:value-type="float">
            <text:p>9.218</text:p>
          </table:table-cell>
          <table:table-cell table:formula="of:=[.H796]+36/1000" office:value-type="float" office:value="28.6560000000003" calcext:value-type="float">
            <text:p>28.656</text:p>
          </table:table-cell>
          <table:table-cell table:formula="of:=[.I796]+0.045" office:value-type="float" office:value="35.8200000000007" calcext:value-type="float">
            <text:p>35.82</text:p>
          </table:table-cell>
        </table:table-row>
        <table:table-row table:style-name="ro1">
          <table:table-cell table:number-columns-repeated="2"/>
          <table:table-cell office:value-type="float" office:value="798" calcext:value-type="float">
            <text:p>798</text:p>
          </table:table-cell>
          <table:table-cell office:value-type="float" office:value="8413" calcext:value-type="float">
            <text:p>8413</text:p>
          </table:table-cell>
          <table:table-cell table:formula="of:=[.D798]/1000" office:value-type="float" office:value="8.413" calcext:value-type="float">
            <text:p>8.413</text:p>
          </table:table-cell>
          <table:table-cell office:value-type="float" office:value="9282" calcext:value-type="float">
            <text:p>9282</text:p>
          </table:table-cell>
          <table:table-cell table:formula="of:=[.F798]/1000" office:value-type="float" office:value="9.282" calcext:value-type="float">
            <text:p>9.282</text:p>
          </table:table-cell>
          <table:table-cell table:formula="of:=[.H797]+36/1000" office:value-type="float" office:value="28.6920000000003" calcext:value-type="float">
            <text:p>28.692</text:p>
          </table:table-cell>
          <table:table-cell table:formula="of:=[.I797]+0.045" office:value-type="float" office:value="35.8650000000007" calcext:value-type="float">
            <text:p>35.865</text:p>
          </table:table-cell>
        </table:table-row>
        <table:table-row table:style-name="ro1">
          <table:table-cell table:number-columns-repeated="2"/>
          <table:table-cell office:value-type="float" office:value="799" calcext:value-type="float">
            <text:p>799</text:p>
          </table:table-cell>
          <table:table-cell office:value-type="float" office:value="8544" calcext:value-type="float">
            <text:p>8544</text:p>
          </table:table-cell>
          <table:table-cell table:formula="of:=[.D799]/1000" office:value-type="float" office:value="8.544" calcext:value-type="float">
            <text:p>8.544</text:p>
          </table:table-cell>
          <table:table-cell office:value-type="float" office:value="9226" calcext:value-type="float">
            <text:p>9226</text:p>
          </table:table-cell>
          <table:table-cell table:formula="of:=[.F799]/1000" office:value-type="float" office:value="9.226" calcext:value-type="float">
            <text:p>9.226</text:p>
          </table:table-cell>
          <table:table-cell table:formula="of:=[.H798]+36/1000" office:value-type="float" office:value="28.7280000000003" calcext:value-type="float">
            <text:p>28.728</text:p>
          </table:table-cell>
          <table:table-cell table:formula="of:=[.I798]+0.045" office:value-type="float" office:value="35.9100000000007" calcext:value-type="float">
            <text:p>35.91</text:p>
          </table:table-cell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8556" calcext:value-type="float">
            <text:p>8556</text:p>
          </table:table-cell>
          <table:table-cell table:formula="of:=[.D800]/1000" office:value-type="float" office:value="8.556" calcext:value-type="float">
            <text:p>8.556</text:p>
          </table:table-cell>
          <table:table-cell office:value-type="float" office:value="9149" calcext:value-type="float">
            <text:p>9149</text:p>
          </table:table-cell>
          <table:table-cell table:formula="of:=[.F800]/1000" office:value-type="float" office:value="9.149" calcext:value-type="float">
            <text:p>9.149</text:p>
          </table:table-cell>
          <table:table-cell table:formula="of:=[.H799]+36/1000" office:value-type="float" office:value="28.7640000000003" calcext:value-type="float">
            <text:p>28.764</text:p>
          </table:table-cell>
          <table:table-cell table:formula="of:=[.I799]+0.045" office:value-type="float" office:value="35.9550000000007" calcext:value-type="float">
            <text:p>35.955</text:p>
          </table:table-cell>
        </table:table-row>
        <table:table-row table:style-name="ro1">
          <table:table-cell table:number-columns-repeated="2"/>
          <table:table-cell office:value-type="float" office:value="801" calcext:value-type="float">
            <text:p>801</text:p>
          </table:table-cell>
          <table:table-cell office:value-type="float" office:value="8425" calcext:value-type="float">
            <text:p>8425</text:p>
          </table:table-cell>
          <table:table-cell table:formula="of:=[.D801]/1000" office:value-type="float" office:value="8.425" calcext:value-type="float">
            <text:p>8.425</text:p>
          </table:table-cell>
          <table:table-cell office:value-type="float" office:value="9094" calcext:value-type="float">
            <text:p>9094</text:p>
          </table:table-cell>
          <table:table-cell table:formula="of:=[.F801]/1000" office:value-type="float" office:value="9.094" calcext:value-type="float">
            <text:p>9.094</text:p>
          </table:table-cell>
          <table:table-cell table:formula="of:=[.H800]+36/1000" office:value-type="float" office:value="28.8000000000004" calcext:value-type="float">
            <text:p>28.8</text:p>
          </table:table-cell>
          <table:table-cell table:formula="of:=[.I800]+0.045" office:value-type="float" office:value="36.0000000000007" calcext:value-type="float">
            <text:p>36</text:p>
          </table:table-cell>
        </table:table-row>
        <table:table-row table:style-name="ro1">
          <table:table-cell table:number-columns-repeated="2"/>
          <table:table-cell office:value-type="float" office:value="802" calcext:value-type="float">
            <text:p>802</text:p>
          </table:table-cell>
          <table:table-cell office:value-type="float" office:value="8369" calcext:value-type="float">
            <text:p>8369</text:p>
          </table:table-cell>
          <table:table-cell table:formula="of:=[.D802]/1000" office:value-type="float" office:value="8.369" calcext:value-type="float">
            <text:p>8.369</text:p>
          </table:table-cell>
          <table:table-cell office:value-type="float" office:value="9197" calcext:value-type="float">
            <text:p>9197</text:p>
          </table:table-cell>
          <table:table-cell table:formula="of:=[.F802]/1000" office:value-type="float" office:value="9.197" calcext:value-type="float">
            <text:p>9.197</text:p>
          </table:table-cell>
          <table:table-cell table:formula="of:=[.H801]+36/1000" office:value-type="float" office:value="28.8360000000004" calcext:value-type="float">
            <text:p>28.836</text:p>
          </table:table-cell>
          <table:table-cell table:formula="of:=[.I801]+0.045" office:value-type="float" office:value="36.0450000000007" calcext:value-type="float">
            <text:p>36.045</text:p>
          </table:table-cell>
        </table:table-row>
        <table:table-row table:style-name="ro1">
          <table:table-cell table:number-columns-repeated="2"/>
          <table:table-cell office:value-type="float" office:value="803" calcext:value-type="float">
            <text:p>803</text:p>
          </table:table-cell>
          <table:table-cell office:value-type="float" office:value="8491" calcext:value-type="float">
            <text:p>8491</text:p>
          </table:table-cell>
          <table:table-cell table:formula="of:=[.D803]/1000" office:value-type="float" office:value="8.491" calcext:value-type="float">
            <text:p>8.491</text:p>
          </table:table-cell>
          <table:table-cell office:value-type="float" office:value="9173" calcext:value-type="float">
            <text:p>9173</text:p>
          </table:table-cell>
          <table:table-cell table:formula="of:=[.F803]/1000" office:value-type="float" office:value="9.173" calcext:value-type="float">
            <text:p>9.173</text:p>
          </table:table-cell>
          <table:table-cell table:formula="of:=[.H802]+36/1000" office:value-type="float" office:value="28.8720000000004" calcext:value-type="float">
            <text:p>28.872</text:p>
          </table:table-cell>
          <table:table-cell table:formula="of:=[.I802]+0.045" office:value-type="float" office:value="36.0900000000007" calcext:value-type="float">
            <text:p>36.09</text:p>
          </table:table-cell>
        </table:table-row>
        <table:table-row table:style-name="ro1">
          <table:table-cell table:number-columns-repeated="2"/>
          <table:table-cell office:value-type="float" office:value="804" calcext:value-type="float">
            <text:p>804</text:p>
          </table:table-cell>
          <table:table-cell office:value-type="float" office:value="8300" calcext:value-type="float">
            <text:p>8300</text:p>
          </table:table-cell>
          <table:table-cell table:formula="of:=[.D804]/1000" office:value-type="float" office:value="8.3" calcext:value-type="float">
            <text:p>8.3</text:p>
          </table:table-cell>
          <table:table-cell office:value-type="float" office:value="9138" calcext:value-type="float">
            <text:p>9138</text:p>
          </table:table-cell>
          <table:table-cell table:formula="of:=[.F804]/1000" office:value-type="float" office:value="9.138" calcext:value-type="float">
            <text:p>9.138</text:p>
          </table:table-cell>
          <table:table-cell table:formula="of:=[.H803]+36/1000" office:value-type="float" office:value="28.9080000000004" calcext:value-type="float">
            <text:p>28.908</text:p>
          </table:table-cell>
          <table:table-cell table:formula="of:=[.I803]+0.045" office:value-type="float" office:value="36.1350000000007" calcext:value-type="float">
            <text:p>36.135</text:p>
          </table:table-cell>
        </table:table-row>
        <table:table-row table:style-name="ro1">
          <table:table-cell table:number-columns-repeated="2"/>
          <table:table-cell office:value-type="float" office:value="805" calcext:value-type="float">
            <text:p>805</text:p>
          </table:table-cell>
          <table:table-cell office:value-type="float" office:value="8516" calcext:value-type="float">
            <text:p>8516</text:p>
          </table:table-cell>
          <table:table-cell table:formula="of:=[.D805]/1000" office:value-type="float" office:value="8.516" calcext:value-type="float">
            <text:p>8.516</text:p>
          </table:table-cell>
          <table:table-cell office:value-type="float" office:value="9163" calcext:value-type="float">
            <text:p>9163</text:p>
          </table:table-cell>
          <table:table-cell table:formula="of:=[.F805]/1000" office:value-type="float" office:value="9.163" calcext:value-type="float">
            <text:p>9.163</text:p>
          </table:table-cell>
          <table:table-cell table:formula="of:=[.H804]+36/1000" office:value-type="float" office:value="28.9440000000004" calcext:value-type="float">
            <text:p>28.944</text:p>
          </table:table-cell>
          <table:table-cell table:formula="of:=[.I804]+0.045" office:value-type="float" office:value="36.1800000000007" calcext:value-type="float">
            <text:p>36.18</text:p>
          </table:table-cell>
        </table:table-row>
        <table:table-row table:style-name="ro1">
          <table:table-cell table:number-columns-repeated="2"/>
          <table:table-cell office:value-type="float" office:value="806" calcext:value-type="float">
            <text:p>806</text:p>
          </table:table-cell>
          <table:table-cell office:value-type="float" office:value="8253" calcext:value-type="float">
            <text:p>8253</text:p>
          </table:table-cell>
          <table:table-cell table:formula="of:=[.D806]/1000" office:value-type="float" office:value="8.253" calcext:value-type="float">
            <text:p>8.253</text:p>
          </table:table-cell>
          <table:table-cell office:value-type="float" office:value="9147" calcext:value-type="float">
            <text:p>9147</text:p>
          </table:table-cell>
          <table:table-cell table:formula="of:=[.F806]/1000" office:value-type="float" office:value="9.147" calcext:value-type="float">
            <text:p>9.147</text:p>
          </table:table-cell>
          <table:table-cell table:formula="of:=[.H805]+36/1000" office:value-type="float" office:value="28.9800000000004" calcext:value-type="float">
            <text:p>28.98</text:p>
          </table:table-cell>
          <table:table-cell table:formula="of:=[.I805]+0.045" office:value-type="float" office:value="36.2250000000007" calcext:value-type="float">
            <text:p>36.225</text:p>
          </table:table-cell>
        </table:table-row>
        <table:table-row table:style-name="ro1">
          <table:table-cell table:number-columns-repeated="2"/>
          <table:table-cell office:value-type="float" office:value="807" calcext:value-type="float">
            <text:p>807</text:p>
          </table:table-cell>
          <table:table-cell office:value-type="float" office:value="8328" calcext:value-type="float">
            <text:p>8328</text:p>
          </table:table-cell>
          <table:table-cell table:formula="of:=[.D807]/1000" office:value-type="float" office:value="8.328" calcext:value-type="float">
            <text:p>8.328</text:p>
          </table:table-cell>
          <table:table-cell office:value-type="float" office:value="9286" calcext:value-type="float">
            <text:p>9286</text:p>
          </table:table-cell>
          <table:table-cell table:formula="of:=[.F807]/1000" office:value-type="float" office:value="9.286" calcext:value-type="float">
            <text:p>9.286</text:p>
          </table:table-cell>
          <table:table-cell table:formula="of:=[.H806]+36/1000" office:value-type="float" office:value="29.0160000000004" calcext:value-type="float">
            <text:p>29.016</text:p>
          </table:table-cell>
          <table:table-cell table:formula="of:=[.I806]+0.045" office:value-type="float" office:value="36.2700000000007" calcext:value-type="float">
            <text:p>36.27</text:p>
          </table:table-cell>
        </table:table-row>
        <table:table-row table:style-name="ro1">
          <table:table-cell table:number-columns-repeated="2"/>
          <table:table-cell office:value-type="float" office:value="808" calcext:value-type="float">
            <text:p>808</text:p>
          </table:table-cell>
          <table:table-cell office:value-type="float" office:value="8315" calcext:value-type="float">
            <text:p>8315</text:p>
          </table:table-cell>
          <table:table-cell table:formula="of:=[.D808]/1000" office:value-type="float" office:value="8.315" calcext:value-type="float">
            <text:p>8.315</text:p>
          </table:table-cell>
          <table:table-cell office:value-type="float" office:value="9173" calcext:value-type="float">
            <text:p>9173</text:p>
          </table:table-cell>
          <table:table-cell table:formula="of:=[.F808]/1000" office:value-type="float" office:value="9.173" calcext:value-type="float">
            <text:p>9.173</text:p>
          </table:table-cell>
          <table:table-cell table:formula="of:=[.H807]+36/1000" office:value-type="float" office:value="29.0520000000004" calcext:value-type="float">
            <text:p>29.052</text:p>
          </table:table-cell>
          <table:table-cell table:formula="of:=[.I807]+0.045" office:value-type="float" office:value="36.3150000000007" calcext:value-type="float">
            <text:p>36.315</text:p>
          </table:table-cell>
        </table:table-row>
        <table:table-row table:style-name="ro1">
          <table:table-cell table:number-columns-repeated="2"/>
          <table:table-cell office:value-type="float" office:value="809" calcext:value-type="float">
            <text:p>809</text:p>
          </table:table-cell>
          <table:table-cell office:value-type="float" office:value="8229" calcext:value-type="float">
            <text:p>8229</text:p>
          </table:table-cell>
          <table:table-cell table:formula="of:=[.D809]/1000" office:value-type="float" office:value="8.229" calcext:value-type="float">
            <text:p>8.229</text:p>
          </table:table-cell>
          <table:table-cell office:value-type="float" office:value="9219" calcext:value-type="float">
            <text:p>9219</text:p>
          </table:table-cell>
          <table:table-cell table:formula="of:=[.F809]/1000" office:value-type="float" office:value="9.219" calcext:value-type="float">
            <text:p>9.219</text:p>
          </table:table-cell>
          <table:table-cell table:formula="of:=[.H808]+36/1000" office:value-type="float" office:value="29.0880000000004" calcext:value-type="float">
            <text:p>29.088</text:p>
          </table:table-cell>
          <table:table-cell table:formula="of:=[.I808]+0.045" office:value-type="float" office:value="36.3600000000007" calcext:value-type="float">
            <text:p>36.36</text:p>
          </table:table-cell>
        </table:table-row>
        <table:table-row table:style-name="ro1">
          <table:table-cell table:number-columns-repeated="2"/>
          <table:table-cell office:value-type="float" office:value="810" calcext:value-type="float">
            <text:p>810</text:p>
          </table:table-cell>
          <table:table-cell office:value-type="float" office:value="8370" calcext:value-type="float">
            <text:p>8370</text:p>
          </table:table-cell>
          <table:table-cell table:formula="of:=[.D810]/1000" office:value-type="float" office:value="8.37" calcext:value-type="float">
            <text:p>8.37</text:p>
          </table:table-cell>
          <table:table-cell office:value-type="float" office:value="9302" calcext:value-type="float">
            <text:p>9302</text:p>
          </table:table-cell>
          <table:table-cell table:formula="of:=[.F810]/1000" office:value-type="float" office:value="9.302" calcext:value-type="float">
            <text:p>9.302</text:p>
          </table:table-cell>
          <table:table-cell table:formula="of:=[.H809]+36/1000" office:value-type="float" office:value="29.1240000000004" calcext:value-type="float">
            <text:p>29.124</text:p>
          </table:table-cell>
          <table:table-cell table:formula="of:=[.I809]+0.045" office:value-type="float" office:value="36.4050000000007" calcext:value-type="float">
            <text:p>36.405</text:p>
          </table:table-cell>
        </table:table-row>
        <table:table-row table:style-name="ro1">
          <table:table-cell table:number-columns-repeated="2"/>
          <table:table-cell office:value-type="float" office:value="811" calcext:value-type="float">
            <text:p>811</text:p>
          </table:table-cell>
          <table:table-cell office:value-type="float" office:value="8388" calcext:value-type="float">
            <text:p>8388</text:p>
          </table:table-cell>
          <table:table-cell table:formula="of:=[.D811]/1000" office:value-type="float" office:value="8.388" calcext:value-type="float">
            <text:p>8.388</text:p>
          </table:table-cell>
          <table:table-cell office:value-type="float" office:value="9109" calcext:value-type="float">
            <text:p>9109</text:p>
          </table:table-cell>
          <table:table-cell table:formula="of:=[.F811]/1000" office:value-type="float" office:value="9.109" calcext:value-type="float">
            <text:p>9.109</text:p>
          </table:table-cell>
          <table:table-cell table:formula="of:=[.H810]+36/1000" office:value-type="float" office:value="29.1600000000004" calcext:value-type="float">
            <text:p>29.16</text:p>
          </table:table-cell>
          <table:table-cell table:formula="of:=[.I810]+0.045" office:value-type="float" office:value="36.4500000000007" calcext:value-type="float">
            <text:p>36.45</text:p>
          </table:table-cell>
        </table:table-row>
        <table:table-row table:style-name="ro1">
          <table:table-cell table:number-columns-repeated="2"/>
          <table:table-cell office:value-type="float" office:value="812" calcext:value-type="float">
            <text:p>812</text:p>
          </table:table-cell>
          <table:table-cell office:value-type="float" office:value="8243" calcext:value-type="float">
            <text:p>8243</text:p>
          </table:table-cell>
          <table:table-cell table:formula="of:=[.D812]/1000" office:value-type="float" office:value="8.243" calcext:value-type="float">
            <text:p>8.243</text:p>
          </table:table-cell>
          <table:table-cell office:value-type="float" office:value="9241" calcext:value-type="float">
            <text:p>9241</text:p>
          </table:table-cell>
          <table:table-cell table:formula="of:=[.F812]/1000" office:value-type="float" office:value="9.241" calcext:value-type="float">
            <text:p>9.241</text:p>
          </table:table-cell>
          <table:table-cell table:formula="of:=[.H811]+36/1000" office:value-type="float" office:value="29.1960000000004" calcext:value-type="float">
            <text:p>29.196</text:p>
          </table:table-cell>
          <table:table-cell table:formula="of:=[.I811]+0.045" office:value-type="float" office:value="36.4950000000008" calcext:value-type="float">
            <text:p>36.495</text:p>
          </table:table-cell>
        </table:table-row>
        <table:table-row table:style-name="ro1">
          <table:table-cell table:number-columns-repeated="2"/>
          <table:table-cell office:value-type="float" office:value="813" calcext:value-type="float">
            <text:p>813</text:p>
          </table:table-cell>
          <table:table-cell office:value-type="float" office:value="8293" calcext:value-type="float">
            <text:p>8293</text:p>
          </table:table-cell>
          <table:table-cell table:formula="of:=[.D813]/1000" office:value-type="float" office:value="8.293" calcext:value-type="float">
            <text:p>8.293</text:p>
          </table:table-cell>
          <table:table-cell office:value-type="float" office:value="9118" calcext:value-type="float">
            <text:p>9118</text:p>
          </table:table-cell>
          <table:table-cell table:formula="of:=[.F813]/1000" office:value-type="float" office:value="9.118" calcext:value-type="float">
            <text:p>9.118</text:p>
          </table:table-cell>
          <table:table-cell table:formula="of:=[.H812]+36/1000" office:value-type="float" office:value="29.2320000000004" calcext:value-type="float">
            <text:p>29.232</text:p>
          </table:table-cell>
          <table:table-cell table:formula="of:=[.I812]+0.045" office:value-type="float" office:value="36.5400000000008" calcext:value-type="float">
            <text:p>36.54</text:p>
          </table:table-cell>
        </table:table-row>
        <table:table-row table:style-name="ro1">
          <table:table-cell table:number-columns-repeated="2"/>
          <table:table-cell office:value-type="float" office:value="814" calcext:value-type="float">
            <text:p>814</text:p>
          </table:table-cell>
          <table:table-cell office:value-type="float" office:value="8251" calcext:value-type="float">
            <text:p>8251</text:p>
          </table:table-cell>
          <table:table-cell table:formula="of:=[.D814]/1000" office:value-type="float" office:value="8.251" calcext:value-type="float">
            <text:p>8.251</text:p>
          </table:table-cell>
          <table:table-cell office:value-type="float" office:value="9111" calcext:value-type="float">
            <text:p>9111</text:p>
          </table:table-cell>
          <table:table-cell table:formula="of:=[.F814]/1000" office:value-type="float" office:value="9.111" calcext:value-type="float">
            <text:p>9.111</text:p>
          </table:table-cell>
          <table:table-cell table:formula="of:=[.H813]+36/1000" office:value-type="float" office:value="29.2680000000004" calcext:value-type="float">
            <text:p>29.268</text:p>
          </table:table-cell>
          <table:table-cell table:formula="of:=[.I813]+0.045" office:value-type="float" office:value="36.5850000000008" calcext:value-type="float">
            <text:p>36.585</text:p>
          </table:table-cell>
        </table:table-row>
        <table:table-row table:style-name="ro1">
          <table:table-cell table:number-columns-repeated="2"/>
          <table:table-cell office:value-type="float" office:value="815" calcext:value-type="float">
            <text:p>815</text:p>
          </table:table-cell>
          <table:table-cell office:value-type="float" office:value="9401" calcext:value-type="float">
            <text:p>9401</text:p>
          </table:table-cell>
          <table:table-cell table:formula="of:=[.D815]/1000" office:value-type="float" office:value="9.401" calcext:value-type="float">
            <text:p>9.401</text:p>
          </table:table-cell>
          <table:table-cell office:value-type="float" office:value="9205" calcext:value-type="float">
            <text:p>9205</text:p>
          </table:table-cell>
          <table:table-cell table:formula="of:=[.F815]/1000" office:value-type="float" office:value="9.205" calcext:value-type="float">
            <text:p>9.205</text:p>
          </table:table-cell>
          <table:table-cell table:formula="of:=[.H814]+36/1000" office:value-type="float" office:value="29.3040000000004" calcext:value-type="float">
            <text:p>29.304</text:p>
          </table:table-cell>
          <table:table-cell table:formula="of:=[.I814]+0.045" office:value-type="float" office:value="36.6300000000008" calcext:value-type="float">
            <text:p>36.63</text:p>
          </table:table-cell>
        </table:table-row>
        <table:table-row table:style-name="ro1">
          <table:table-cell table:number-columns-repeated="2"/>
          <table:table-cell office:value-type="float" office:value="816" calcext:value-type="float">
            <text:p>816</text:p>
          </table:table-cell>
          <table:table-cell office:value-type="float" office:value="8273" calcext:value-type="float">
            <text:p>8273</text:p>
          </table:table-cell>
          <table:table-cell table:formula="of:=[.D816]/1000" office:value-type="float" office:value="8.273" calcext:value-type="float">
            <text:p>8.273</text:p>
          </table:table-cell>
          <table:table-cell office:value-type="float" office:value="9163" calcext:value-type="float">
            <text:p>9163</text:p>
          </table:table-cell>
          <table:table-cell table:formula="of:=[.F816]/1000" office:value-type="float" office:value="9.163" calcext:value-type="float">
            <text:p>9.163</text:p>
          </table:table-cell>
          <table:table-cell table:formula="of:=[.H815]+36/1000" office:value-type="float" office:value="29.3400000000004" calcext:value-type="float">
            <text:p>29.34</text:p>
          </table:table-cell>
          <table:table-cell table:formula="of:=[.I815]+0.045" office:value-type="float" office:value="36.6750000000008" calcext:value-type="float">
            <text:p>36.675</text:p>
          </table:table-cell>
        </table:table-row>
        <table:table-row table:style-name="ro1">
          <table:table-cell table:number-columns-repeated="2"/>
          <table:table-cell office:value-type="float" office:value="817" calcext:value-type="float">
            <text:p>817</text:p>
          </table:table-cell>
          <table:table-cell office:value-type="float" office:value="8278" calcext:value-type="float">
            <text:p>8278</text:p>
          </table:table-cell>
          <table:table-cell table:formula="of:=[.D817]/1000" office:value-type="float" office:value="8.278" calcext:value-type="float">
            <text:p>8.278</text:p>
          </table:table-cell>
          <table:table-cell office:value-type="float" office:value="9173" calcext:value-type="float">
            <text:p>9173</text:p>
          </table:table-cell>
          <table:table-cell table:formula="of:=[.F817]/1000" office:value-type="float" office:value="9.173" calcext:value-type="float">
            <text:p>9.173</text:p>
          </table:table-cell>
          <table:table-cell table:formula="of:=[.H816]+36/1000" office:value-type="float" office:value="29.3760000000004" calcext:value-type="float">
            <text:p>29.376</text:p>
          </table:table-cell>
          <table:table-cell table:formula="of:=[.I816]+0.045" office:value-type="float" office:value="36.7200000000008" calcext:value-type="float">
            <text:p>36.72</text:p>
          </table:table-cell>
        </table:table-row>
        <table:table-row table:style-name="ro1">
          <table:table-cell table:number-columns-repeated="2"/>
          <table:table-cell office:value-type="float" office:value="818" calcext:value-type="float">
            <text:p>818</text:p>
          </table:table-cell>
          <table:table-cell office:value-type="float" office:value="8236" calcext:value-type="float">
            <text:p>8236</text:p>
          </table:table-cell>
          <table:table-cell table:formula="of:=[.D818]/1000" office:value-type="float" office:value="8.236" calcext:value-type="float">
            <text:p>8.236</text:p>
          </table:table-cell>
          <table:table-cell office:value-type="float" office:value="9206" calcext:value-type="float">
            <text:p>9206</text:p>
          </table:table-cell>
          <table:table-cell table:formula="of:=[.F818]/1000" office:value-type="float" office:value="9.206" calcext:value-type="float">
            <text:p>9.206</text:p>
          </table:table-cell>
          <table:table-cell table:formula="of:=[.H817]+36/1000" office:value-type="float" office:value="29.4120000000004" calcext:value-type="float">
            <text:p>29.412</text:p>
          </table:table-cell>
          <table:table-cell table:formula="of:=[.I817]+0.045" office:value-type="float" office:value="36.7650000000008" calcext:value-type="float">
            <text:p>36.765</text:p>
          </table:table-cell>
        </table:table-row>
        <table:table-row table:style-name="ro1">
          <table:table-cell table:number-columns-repeated="2"/>
          <table:table-cell office:value-type="float" office:value="819" calcext:value-type="float">
            <text:p>819</text:p>
          </table:table-cell>
          <table:table-cell office:value-type="float" office:value="8366" calcext:value-type="float">
            <text:p>8366</text:p>
          </table:table-cell>
          <table:table-cell table:formula="of:=[.D819]/1000" office:value-type="float" office:value="8.366" calcext:value-type="float">
            <text:p>8.366</text:p>
          </table:table-cell>
          <table:table-cell office:value-type="float" office:value="9253" calcext:value-type="float">
            <text:p>9253</text:p>
          </table:table-cell>
          <table:table-cell table:formula="of:=[.F819]/1000" office:value-type="float" office:value="9.253" calcext:value-type="float">
            <text:p>9.253</text:p>
          </table:table-cell>
          <table:table-cell table:formula="of:=[.H818]+36/1000" office:value-type="float" office:value="29.4480000000004" calcext:value-type="float">
            <text:p>29.448</text:p>
          </table:table-cell>
          <table:table-cell table:formula="of:=[.I818]+0.045" office:value-type="float" office:value="36.8100000000008" calcext:value-type="float">
            <text:p>36.81</text:p>
          </table:table-cell>
        </table:table-row>
        <table:table-row table:style-name="ro1">
          <table:table-cell table:number-columns-repeated="2"/>
          <table:table-cell office:value-type="float" office:value="820" calcext:value-type="float">
            <text:p>820</text:p>
          </table:table-cell>
          <table:table-cell office:value-type="float" office:value="8486" calcext:value-type="float">
            <text:p>8486</text:p>
          </table:table-cell>
          <table:table-cell table:formula="of:=[.D820]/1000" office:value-type="float" office:value="8.486" calcext:value-type="float">
            <text:p>8.486</text:p>
          </table:table-cell>
          <table:table-cell office:value-type="float" office:value="9130" calcext:value-type="float">
            <text:p>9130</text:p>
          </table:table-cell>
          <table:table-cell table:formula="of:=[.F820]/1000" office:value-type="float" office:value="9.13" calcext:value-type="float">
            <text:p>9.13</text:p>
          </table:table-cell>
          <table:table-cell table:formula="of:=[.H819]+36/1000" office:value-type="float" office:value="29.4840000000004" calcext:value-type="float">
            <text:p>29.484</text:p>
          </table:table-cell>
          <table:table-cell table:formula="of:=[.I819]+0.045" office:value-type="float" office:value="36.8550000000008" calcext:value-type="float">
            <text:p>36.855</text:p>
          </table:table-cell>
        </table:table-row>
        <table:table-row table:style-name="ro1">
          <table:table-cell table:number-columns-repeated="2"/>
          <table:table-cell office:value-type="float" office:value="821" calcext:value-type="float">
            <text:p>821</text:p>
          </table:table-cell>
          <table:table-cell office:value-type="float" office:value="8307" calcext:value-type="float">
            <text:p>8307</text:p>
          </table:table-cell>
          <table:table-cell table:formula="of:=[.D821]/1000" office:value-type="float" office:value="8.307" calcext:value-type="float">
            <text:p>8.307</text:p>
          </table:table-cell>
          <table:table-cell office:value-type="float" office:value="9195" calcext:value-type="float">
            <text:p>9195</text:p>
          </table:table-cell>
          <table:table-cell table:formula="of:=[.F821]/1000" office:value-type="float" office:value="9.195" calcext:value-type="float">
            <text:p>9.195</text:p>
          </table:table-cell>
          <table:table-cell table:formula="of:=[.H820]+36/1000" office:value-type="float" office:value="29.5200000000004" calcext:value-type="float">
            <text:p>29.52</text:p>
          </table:table-cell>
          <table:table-cell table:formula="of:=[.I820]+0.045" office:value-type="float" office:value="36.9000000000008" calcext:value-type="float">
            <text:p>36.9</text:p>
          </table:table-cell>
        </table:table-row>
        <table:table-row table:style-name="ro1">
          <table:table-cell table:number-columns-repeated="2"/>
          <table:table-cell office:value-type="float" office:value="822" calcext:value-type="float">
            <text:p>822</text:p>
          </table:table-cell>
          <table:table-cell office:value-type="float" office:value="8102" calcext:value-type="float">
            <text:p>8102</text:p>
          </table:table-cell>
          <table:table-cell table:formula="of:=[.D822]/1000" office:value-type="float" office:value="8.102" calcext:value-type="float">
            <text:p>8.102</text:p>
          </table:table-cell>
          <table:table-cell office:value-type="float" office:value="9181" calcext:value-type="float">
            <text:p>9181</text:p>
          </table:table-cell>
          <table:table-cell table:formula="of:=[.F822]/1000" office:value-type="float" office:value="9.181" calcext:value-type="float">
            <text:p>9.181</text:p>
          </table:table-cell>
          <table:table-cell table:formula="of:=[.H821]+36/1000" office:value-type="float" office:value="29.5560000000004" calcext:value-type="float">
            <text:p>29.556</text:p>
          </table:table-cell>
          <table:table-cell table:formula="of:=[.I821]+0.045" office:value-type="float" office:value="36.9450000000008" calcext:value-type="float">
            <text:p>36.945</text:p>
          </table:table-cell>
        </table:table-row>
        <table:table-row table:style-name="ro1">
          <table:table-cell table:number-columns-repeated="2"/>
          <table:table-cell office:value-type="float" office:value="823" calcext:value-type="float">
            <text:p>823</text:p>
          </table:table-cell>
          <table:table-cell office:value-type="float" office:value="8118" calcext:value-type="float">
            <text:p>8118</text:p>
          </table:table-cell>
          <table:table-cell table:formula="of:=[.D823]/1000" office:value-type="float" office:value="8.118" calcext:value-type="float">
            <text:p>8.118</text:p>
          </table:table-cell>
          <table:table-cell office:value-type="float" office:value="9129" calcext:value-type="float">
            <text:p>9129</text:p>
          </table:table-cell>
          <table:table-cell table:formula="of:=[.F823]/1000" office:value-type="float" office:value="9.129" calcext:value-type="float">
            <text:p>9.129</text:p>
          </table:table-cell>
          <table:table-cell table:formula="of:=[.H822]+36/1000" office:value-type="float" office:value="29.5920000000004" calcext:value-type="float">
            <text:p>29.592</text:p>
          </table:table-cell>
          <table:table-cell table:formula="of:=[.I822]+0.045" office:value-type="float" office:value="36.9900000000008" calcext:value-type="float">
            <text:p>36.99</text:p>
          </table:table-cell>
        </table:table-row>
        <table:table-row table:style-name="ro1">
          <table:table-cell table:number-columns-repeated="2"/>
          <table:table-cell office:value-type="float" office:value="824" calcext:value-type="float">
            <text:p>824</text:p>
          </table:table-cell>
          <table:table-cell office:value-type="float" office:value="8339" calcext:value-type="float">
            <text:p>8339</text:p>
          </table:table-cell>
          <table:table-cell table:formula="of:=[.D824]/1000" office:value-type="float" office:value="8.339" calcext:value-type="float">
            <text:p>8.339</text:p>
          </table:table-cell>
          <table:table-cell office:value-type="float" office:value="9394" calcext:value-type="float">
            <text:p>9394</text:p>
          </table:table-cell>
          <table:table-cell table:formula="of:=[.F824]/1000" office:value-type="float" office:value="9.394" calcext:value-type="float">
            <text:p>9.394</text:p>
          </table:table-cell>
          <table:table-cell table:formula="of:=[.H823]+36/1000" office:value-type="float" office:value="29.6280000000004" calcext:value-type="float">
            <text:p>29.628</text:p>
          </table:table-cell>
          <table:table-cell table:formula="of:=[.I823]+0.045" office:value-type="float" office:value="37.0350000000008" calcext:value-type="float">
            <text:p>37.035</text:p>
          </table:table-cell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office:value-type="float" office:value="8407" calcext:value-type="float">
            <text:p>8407</text:p>
          </table:table-cell>
          <table:table-cell table:formula="of:=[.D825]/1000" office:value-type="float" office:value="8.407" calcext:value-type="float">
            <text:p>8.407</text:p>
          </table:table-cell>
          <table:table-cell office:value-type="float" office:value="9181" calcext:value-type="float">
            <text:p>9181</text:p>
          </table:table-cell>
          <table:table-cell table:formula="of:=[.F825]/1000" office:value-type="float" office:value="9.181" calcext:value-type="float">
            <text:p>9.181</text:p>
          </table:table-cell>
          <table:table-cell table:formula="of:=[.H824]+36/1000" office:value-type="float" office:value="29.6640000000004" calcext:value-type="float">
            <text:p>29.664</text:p>
          </table:table-cell>
          <table:table-cell table:formula="of:=[.I824]+0.045" office:value-type="float" office:value="37.0800000000008" calcext:value-type="float">
            <text:p>37.08</text:p>
          </table:table-cell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office:value-type="float" office:value="8472" calcext:value-type="float">
            <text:p>8472</text:p>
          </table:table-cell>
          <table:table-cell table:formula="of:=[.D826]/1000" office:value-type="float" office:value="8.472" calcext:value-type="float">
            <text:p>8.472</text:p>
          </table:table-cell>
          <table:table-cell office:value-type="float" office:value="9154" calcext:value-type="float">
            <text:p>9154</text:p>
          </table:table-cell>
          <table:table-cell table:formula="of:=[.F826]/1000" office:value-type="float" office:value="9.154" calcext:value-type="float">
            <text:p>9.154</text:p>
          </table:table-cell>
          <table:table-cell table:formula="of:=[.H825]+36/1000" office:value-type="float" office:value="29.7000000000004" calcext:value-type="float">
            <text:p>29.7</text:p>
          </table:table-cell>
          <table:table-cell table:formula="of:=[.I825]+0.045" office:value-type="float" office:value="37.1250000000008" calcext:value-type="float">
            <text:p>37.125</text:p>
          </table:table-cell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office:value-type="float" office:value="8171" calcext:value-type="float">
            <text:p>8171</text:p>
          </table:table-cell>
          <table:table-cell table:formula="of:=[.D827]/1000" office:value-type="float" office:value="8.171" calcext:value-type="float">
            <text:p>8.171</text:p>
          </table:table-cell>
          <table:table-cell office:value-type="float" office:value="9265" calcext:value-type="float">
            <text:p>9265</text:p>
          </table:table-cell>
          <table:table-cell table:formula="of:=[.F827]/1000" office:value-type="float" office:value="9.265" calcext:value-type="float">
            <text:p>9.265</text:p>
          </table:table-cell>
          <table:table-cell table:formula="of:=[.H826]+36/1000" office:value-type="float" office:value="29.7360000000004" calcext:value-type="float">
            <text:p>29.736</text:p>
          </table:table-cell>
          <table:table-cell table:formula="of:=[.I826]+0.045" office:value-type="float" office:value="37.1700000000008" calcext:value-type="float">
            <text:p>37.17</text:p>
          </table:table-cell>
        </table:table-row>
        <table:table-row table:style-name="ro1">
          <table:table-cell table:number-columns-repeated="2"/>
          <table:table-cell office:value-type="float" office:value="828" calcext:value-type="float">
            <text:p>828</text:p>
          </table:table-cell>
          <table:table-cell office:value-type="float" office:value="8333" calcext:value-type="float">
            <text:p>8333</text:p>
          </table:table-cell>
          <table:table-cell table:formula="of:=[.D828]/1000" office:value-type="float" office:value="8.333" calcext:value-type="float">
            <text:p>8.333</text:p>
          </table:table-cell>
          <table:table-cell office:value-type="float" office:value="9223" calcext:value-type="float">
            <text:p>9223</text:p>
          </table:table-cell>
          <table:table-cell table:formula="of:=[.F828]/1000" office:value-type="float" office:value="9.223" calcext:value-type="float">
            <text:p>9.223</text:p>
          </table:table-cell>
          <table:table-cell table:formula="of:=[.H827]+36/1000" office:value-type="float" office:value="29.7720000000004" calcext:value-type="float">
            <text:p>29.772</text:p>
          </table:table-cell>
          <table:table-cell table:formula="of:=[.I827]+0.045" office:value-type="float" office:value="37.2150000000008" calcext:value-type="float">
            <text:p>37.215</text:p>
          </table:table-cell>
        </table:table-row>
        <table:table-row table:style-name="ro1">
          <table:table-cell table:number-columns-repeated="2"/>
          <table:table-cell office:value-type="float" office:value="829" calcext:value-type="float">
            <text:p>829</text:p>
          </table:table-cell>
          <table:table-cell office:value-type="float" office:value="8285" calcext:value-type="float">
            <text:p>8285</text:p>
          </table:table-cell>
          <table:table-cell table:formula="of:=[.D829]/1000" office:value-type="float" office:value="8.285" calcext:value-type="float">
            <text:p>8.285</text:p>
          </table:table-cell>
          <table:table-cell office:value-type="float" office:value="9233" calcext:value-type="float">
            <text:p>9233</text:p>
          </table:table-cell>
          <table:table-cell table:formula="of:=[.F829]/1000" office:value-type="float" office:value="9.233" calcext:value-type="float">
            <text:p>9.233</text:p>
          </table:table-cell>
          <table:table-cell table:formula="of:=[.H828]+36/1000" office:value-type="float" office:value="29.8080000000004" calcext:value-type="float">
            <text:p>29.808</text:p>
          </table:table-cell>
          <table:table-cell table:formula="of:=[.I828]+0.045" office:value-type="float" office:value="37.2600000000008" calcext:value-type="float">
            <text:p>37.26</text:p>
          </table:table-cell>
        </table:table-row>
        <table:table-row table:style-name="ro1">
          <table:table-cell table:number-columns-repeated="2"/>
          <table:table-cell office:value-type="float" office:value="830" calcext:value-type="float">
            <text:p>830</text:p>
          </table:table-cell>
          <table:table-cell office:value-type="float" office:value="8355" calcext:value-type="float">
            <text:p>8355</text:p>
          </table:table-cell>
          <table:table-cell table:formula="of:=[.D830]/1000" office:value-type="float" office:value="8.355" calcext:value-type="float">
            <text:p>8.355</text:p>
          </table:table-cell>
          <table:table-cell office:value-type="float" office:value="9233" calcext:value-type="float">
            <text:p>9233</text:p>
          </table:table-cell>
          <table:table-cell table:formula="of:=[.F830]/1000" office:value-type="float" office:value="9.233" calcext:value-type="float">
            <text:p>9.233</text:p>
          </table:table-cell>
          <table:table-cell table:formula="of:=[.H829]+36/1000" office:value-type="float" office:value="29.8440000000004" calcext:value-type="float">
            <text:p>29.844</text:p>
          </table:table-cell>
          <table:table-cell table:formula="of:=[.I829]+0.045" office:value-type="float" office:value="37.3050000000008" calcext:value-type="float">
            <text:p>37.305</text:p>
          </table:table-cell>
        </table:table-row>
        <table:table-row table:style-name="ro1">
          <table:table-cell table:number-columns-repeated="2"/>
          <table:table-cell office:value-type="float" office:value="831" calcext:value-type="float">
            <text:p>831</text:p>
          </table:table-cell>
          <table:table-cell office:value-type="float" office:value="8263" calcext:value-type="float">
            <text:p>8263</text:p>
          </table:table-cell>
          <table:table-cell table:formula="of:=[.D831]/1000" office:value-type="float" office:value="8.263" calcext:value-type="float">
            <text:p>8.263</text:p>
          </table:table-cell>
          <table:table-cell office:value-type="float" office:value="9300" calcext:value-type="float">
            <text:p>9300</text:p>
          </table:table-cell>
          <table:table-cell table:formula="of:=[.F831]/1000" office:value-type="float" office:value="9.3" calcext:value-type="float">
            <text:p>9.3</text:p>
          </table:table-cell>
          <table:table-cell table:formula="of:=[.H830]+36/1000" office:value-type="float" office:value="29.8800000000004" calcext:value-type="float">
            <text:p>29.88</text:p>
          </table:table-cell>
          <table:table-cell table:formula="of:=[.I830]+0.045" office:value-type="float" office:value="37.3500000000008" calcext:value-type="float">
            <text:p>37.35</text:p>
          </table:table-cell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office:value-type="float" office:value="8564" calcext:value-type="float">
            <text:p>8564</text:p>
          </table:table-cell>
          <table:table-cell table:formula="of:=[.D832]/1000" office:value-type="float" office:value="8.564" calcext:value-type="float">
            <text:p>8.564</text:p>
          </table:table-cell>
          <table:table-cell office:value-type="float" office:value="9201" calcext:value-type="float">
            <text:p>9201</text:p>
          </table:table-cell>
          <table:table-cell table:formula="of:=[.F832]/1000" office:value-type="float" office:value="9.201" calcext:value-type="float">
            <text:p>9.201</text:p>
          </table:table-cell>
          <table:table-cell table:formula="of:=[.H831]+36/1000" office:value-type="float" office:value="29.9160000000004" calcext:value-type="float">
            <text:p>29.916</text:p>
          </table:table-cell>
          <table:table-cell table:formula="of:=[.I831]+0.045" office:value-type="float" office:value="37.3950000000008" calcext:value-type="float">
            <text:p>37.395</text:p>
          </table:table-cell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office:value-type="float" office:value="8488" calcext:value-type="float">
            <text:p>8488</text:p>
          </table:table-cell>
          <table:table-cell table:formula="of:=[.D833]/1000" office:value-type="float" office:value="8.488" calcext:value-type="float">
            <text:p>8.488</text:p>
          </table:table-cell>
          <table:table-cell office:value-type="float" office:value="9220" calcext:value-type="float">
            <text:p>9220</text:p>
          </table:table-cell>
          <table:table-cell table:formula="of:=[.F833]/1000" office:value-type="float" office:value="9.22" calcext:value-type="float">
            <text:p>9.22</text:p>
          </table:table-cell>
          <table:table-cell table:formula="of:=[.H832]+36/1000" office:value-type="float" office:value="29.9520000000004" calcext:value-type="float">
            <text:p>29.952</text:p>
          </table:table-cell>
          <table:table-cell table:formula="of:=[.I832]+0.045" office:value-type="float" office:value="37.4400000000008" calcext:value-type="float">
            <text:p>37.44</text:p>
          </table:table-cell>
        </table:table-row>
        <table:table-row table:style-name="ro1">
          <table:table-cell table:number-columns-repeated="2"/>
          <table:table-cell office:value-type="float" office:value="834" calcext:value-type="float">
            <text:p>834</text:p>
          </table:table-cell>
          <table:table-cell office:value-type="float" office:value="8564" calcext:value-type="float">
            <text:p>8564</text:p>
          </table:table-cell>
          <table:table-cell table:formula="of:=[.D834]/1000" office:value-type="float" office:value="8.564" calcext:value-type="float">
            <text:p>8.564</text:p>
          </table:table-cell>
          <table:table-cell office:value-type="float" office:value="9233" calcext:value-type="float">
            <text:p>9233</text:p>
          </table:table-cell>
          <table:table-cell table:formula="of:=[.F834]/1000" office:value-type="float" office:value="9.233" calcext:value-type="float">
            <text:p>9.233</text:p>
          </table:table-cell>
          <table:table-cell table:formula="of:=[.H833]+36/1000" office:value-type="float" office:value="29.9880000000004" calcext:value-type="float">
            <text:p>29.988</text:p>
          </table:table-cell>
          <table:table-cell table:formula="of:=[.I833]+0.045" office:value-type="float" office:value="37.4850000000008" calcext:value-type="float">
            <text:p>37.485</text:p>
          </table:table-cell>
        </table:table-row>
        <table:table-row table:style-name="ro1">
          <table:table-cell table:number-columns-repeated="2"/>
          <table:table-cell office:value-type="float" office:value="835" calcext:value-type="float">
            <text:p>835</text:p>
          </table:table-cell>
          <table:table-cell office:value-type="float" office:value="8573" calcext:value-type="float">
            <text:p>8573</text:p>
          </table:table-cell>
          <table:table-cell table:formula="of:=[.D835]/1000" office:value-type="float" office:value="8.573" calcext:value-type="float">
            <text:p>8.573</text:p>
          </table:table-cell>
          <table:table-cell office:value-type="float" office:value="9142" calcext:value-type="float">
            <text:p>9142</text:p>
          </table:table-cell>
          <table:table-cell table:formula="of:=[.F835]/1000" office:value-type="float" office:value="9.142" calcext:value-type="float">
            <text:p>9.142</text:p>
          </table:table-cell>
          <table:table-cell table:formula="of:=[.H834]+36/1000" office:value-type="float" office:value="30.0240000000004" calcext:value-type="float">
            <text:p>30.024</text:p>
          </table:table-cell>
          <table:table-cell table:formula="of:=[.I834]+0.045" office:value-type="float" office:value="37.5300000000008" calcext:value-type="float">
            <text:p>37.53</text:p>
          </table:table-cell>
        </table:table-row>
        <table:table-row table:style-name="ro1">
          <table:table-cell table:number-columns-repeated="2"/>
          <table:table-cell office:value-type="float" office:value="836" calcext:value-type="float">
            <text:p>836</text:p>
          </table:table-cell>
          <table:table-cell office:value-type="float" office:value="8353" calcext:value-type="float">
            <text:p>8353</text:p>
          </table:table-cell>
          <table:table-cell table:formula="of:=[.D836]/1000" office:value-type="float" office:value="8.353" calcext:value-type="float">
            <text:p>8.353</text:p>
          </table:table-cell>
          <table:table-cell office:value-type="float" office:value="9366" calcext:value-type="float">
            <text:p>9366</text:p>
          </table:table-cell>
          <table:table-cell table:formula="of:=[.F836]/1000" office:value-type="float" office:value="9.366" calcext:value-type="float">
            <text:p>9.366</text:p>
          </table:table-cell>
          <table:table-cell table:formula="of:=[.H835]+36/1000" office:value-type="float" office:value="30.0600000000004" calcext:value-type="float">
            <text:p>30.06</text:p>
          </table:table-cell>
          <table:table-cell table:formula="of:=[.I835]+0.045" office:value-type="float" office:value="37.5750000000008" calcext:value-type="float">
            <text:p>37.575</text:p>
          </table:table-cell>
        </table:table-row>
        <table:table-row table:style-name="ro1">
          <table:table-cell table:number-columns-repeated="2"/>
          <table:table-cell office:value-type="float" office:value="837" calcext:value-type="float">
            <text:p>837</text:p>
          </table:table-cell>
          <table:table-cell office:value-type="float" office:value="8384" calcext:value-type="float">
            <text:p>8384</text:p>
          </table:table-cell>
          <table:table-cell table:formula="of:=[.D837]/1000" office:value-type="float" office:value="8.384" calcext:value-type="float">
            <text:p>8.384</text:p>
          </table:table-cell>
          <table:table-cell office:value-type="float" office:value="9172" calcext:value-type="float">
            <text:p>9172</text:p>
          </table:table-cell>
          <table:table-cell table:formula="of:=[.F837]/1000" office:value-type="float" office:value="9.172" calcext:value-type="float">
            <text:p>9.172</text:p>
          </table:table-cell>
          <table:table-cell table:formula="of:=[.H836]+36/1000" office:value-type="float" office:value="30.0960000000004" calcext:value-type="float">
            <text:p>30.096</text:p>
          </table:table-cell>
          <table:table-cell table:formula="of:=[.I836]+0.045" office:value-type="float" office:value="37.6200000000008" calcext:value-type="float">
            <text:p>37.62</text:p>
          </table:table-cell>
        </table:table-row>
        <table:table-row table:style-name="ro1">
          <table:table-cell table:number-columns-repeated="2"/>
          <table:table-cell office:value-type="float" office:value="838" calcext:value-type="float">
            <text:p>838</text:p>
          </table:table-cell>
          <table:table-cell office:value-type="float" office:value="8312" calcext:value-type="float">
            <text:p>8312</text:p>
          </table:table-cell>
          <table:table-cell table:formula="of:=[.D838]/1000" office:value-type="float" office:value="8.312" calcext:value-type="float">
            <text:p>8.312</text:p>
          </table:table-cell>
          <table:table-cell office:value-type="float" office:value="9275" calcext:value-type="float">
            <text:p>9275</text:p>
          </table:table-cell>
          <table:table-cell table:formula="of:=[.F838]/1000" office:value-type="float" office:value="9.275" calcext:value-type="float">
            <text:p>9.275</text:p>
          </table:table-cell>
          <table:table-cell table:formula="of:=[.H837]+36/1000" office:value-type="float" office:value="30.1320000000004" calcext:value-type="float">
            <text:p>30.132</text:p>
          </table:table-cell>
          <table:table-cell table:formula="of:=[.I837]+0.045" office:value-type="float" office:value="37.6650000000008" calcext:value-type="float">
            <text:p>37.665</text:p>
          </table:table-cell>
        </table:table-row>
        <table:table-row table:style-name="ro1">
          <table:table-cell table:number-columns-repeated="2"/>
          <table:table-cell office:value-type="float" office:value="839" calcext:value-type="float">
            <text:p>839</text:p>
          </table:table-cell>
          <table:table-cell office:value-type="float" office:value="8471" calcext:value-type="float">
            <text:p>8471</text:p>
          </table:table-cell>
          <table:table-cell table:formula="of:=[.D839]/1000" office:value-type="float" office:value="8.471" calcext:value-type="float">
            <text:p>8.471</text:p>
          </table:table-cell>
          <table:table-cell office:value-type="float" office:value="9291" calcext:value-type="float">
            <text:p>9291</text:p>
          </table:table-cell>
          <table:table-cell table:formula="of:=[.F839]/1000" office:value-type="float" office:value="9.291" calcext:value-type="float">
            <text:p>9.291</text:p>
          </table:table-cell>
          <table:table-cell table:formula="of:=[.H838]+36/1000" office:value-type="float" office:value="30.1680000000004" calcext:value-type="float">
            <text:p>30.168</text:p>
          </table:table-cell>
          <table:table-cell table:formula="of:=[.I838]+0.045" office:value-type="float" office:value="37.7100000000008" calcext:value-type="float">
            <text:p>37.71</text:p>
          </table:table-cell>
        </table:table-row>
        <table:table-row table:style-name="ro1"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8747" calcext:value-type="float">
            <text:p>8747</text:p>
          </table:table-cell>
          <table:table-cell table:formula="of:=[.D840]/1000" office:value-type="float" office:value="8.747" calcext:value-type="float">
            <text:p>8.747</text:p>
          </table:table-cell>
          <table:table-cell office:value-type="float" office:value="9268" calcext:value-type="float">
            <text:p>9268</text:p>
          </table:table-cell>
          <table:table-cell table:formula="of:=[.F840]/1000" office:value-type="float" office:value="9.268" calcext:value-type="float">
            <text:p>9.268</text:p>
          </table:table-cell>
          <table:table-cell table:formula="of:=[.H839]+36/1000" office:value-type="float" office:value="30.2040000000004" calcext:value-type="float">
            <text:p>30.204</text:p>
          </table:table-cell>
          <table:table-cell table:formula="of:=[.I839]+0.045" office:value-type="float" office:value="37.7550000000008" calcext:value-type="float">
            <text:p>37.755</text:p>
          </table:table-cell>
        </table:table-row>
        <table:table-row table:style-name="ro1">
          <table:table-cell table:number-columns-repeated="2"/>
          <table:table-cell office:value-type="float" office:value="841" calcext:value-type="float">
            <text:p>841</text:p>
          </table:table-cell>
          <table:table-cell office:value-type="float" office:value="8911" calcext:value-type="float">
            <text:p>8911</text:p>
          </table:table-cell>
          <table:table-cell table:formula="of:=[.D841]/1000" office:value-type="float" office:value="8.911" calcext:value-type="float">
            <text:p>8.911</text:p>
          </table:table-cell>
          <table:table-cell office:value-type="float" office:value="9235" calcext:value-type="float">
            <text:p>9235</text:p>
          </table:table-cell>
          <table:table-cell table:formula="of:=[.F841]/1000" office:value-type="float" office:value="9.235" calcext:value-type="float">
            <text:p>9.235</text:p>
          </table:table-cell>
          <table:table-cell table:formula="of:=[.H840]+36/1000" office:value-type="float" office:value="30.2400000000004" calcext:value-type="float">
            <text:p>30.24</text:p>
          </table:table-cell>
          <table:table-cell table:formula="of:=[.I840]+0.045" office:value-type="float" office:value="37.8000000000008" calcext:value-type="float">
            <text:p>37.8</text:p>
          </table:table-cell>
        </table:table-row>
        <table:table-row table:style-name="ro1">
          <table:table-cell table:number-columns-repeated="2"/>
          <table:table-cell office:value-type="float" office:value="842" calcext:value-type="float">
            <text:p>842</text:p>
          </table:table-cell>
          <table:table-cell office:value-type="float" office:value="8588" calcext:value-type="float">
            <text:p>8588</text:p>
          </table:table-cell>
          <table:table-cell table:formula="of:=[.D842]/1000" office:value-type="float" office:value="8.588" calcext:value-type="float">
            <text:p>8.588</text:p>
          </table:table-cell>
          <table:table-cell office:value-type="float" office:value="9279" calcext:value-type="float">
            <text:p>9279</text:p>
          </table:table-cell>
          <table:table-cell table:formula="of:=[.F842]/1000" office:value-type="float" office:value="9.279" calcext:value-type="float">
            <text:p>9.279</text:p>
          </table:table-cell>
          <table:table-cell table:formula="of:=[.H841]+36/1000" office:value-type="float" office:value="30.2760000000004" calcext:value-type="float">
            <text:p>30.276</text:p>
          </table:table-cell>
          <table:table-cell table:formula="of:=[.I841]+0.045" office:value-type="float" office:value="37.8450000000008" calcext:value-type="float">
            <text:p>37.845</text:p>
          </table:table-cell>
        </table:table-row>
        <table:table-row table:style-name="ro1">
          <table:table-cell table:number-columns-repeated="2"/>
          <table:table-cell office:value-type="float" office:value="843" calcext:value-type="float">
            <text:p>843</text:p>
          </table:table-cell>
          <table:table-cell office:value-type="float" office:value="8852" calcext:value-type="float">
            <text:p>8852</text:p>
          </table:table-cell>
          <table:table-cell table:formula="of:=[.D843]/1000" office:value-type="float" office:value="8.852" calcext:value-type="float">
            <text:p>8.852</text:p>
          </table:table-cell>
          <table:table-cell office:value-type="float" office:value="9265" calcext:value-type="float">
            <text:p>9265</text:p>
          </table:table-cell>
          <table:table-cell table:formula="of:=[.F843]/1000" office:value-type="float" office:value="9.265" calcext:value-type="float">
            <text:p>9.265</text:p>
          </table:table-cell>
          <table:table-cell table:formula="of:=[.H842]+36/1000" office:value-type="float" office:value="30.3120000000004" calcext:value-type="float">
            <text:p>30.312</text:p>
          </table:table-cell>
          <table:table-cell table:formula="of:=[.I842]+0.045" office:value-type="float" office:value="37.8900000000008" calcext:value-type="float">
            <text:p>37.89</text:p>
          </table:table-cell>
        </table:table-row>
        <table:table-row table:style-name="ro1">
          <table:table-cell table:number-columns-repeated="2"/>
          <table:table-cell office:value-type="float" office:value="844" calcext:value-type="float">
            <text:p>844</text:p>
          </table:table-cell>
          <table:table-cell office:value-type="float" office:value="8733" calcext:value-type="float">
            <text:p>8733</text:p>
          </table:table-cell>
          <table:table-cell table:formula="of:=[.D844]/1000" office:value-type="float" office:value="8.733" calcext:value-type="float">
            <text:p>8.733</text:p>
          </table:table-cell>
          <table:table-cell office:value-type="float" office:value="9128" calcext:value-type="float">
            <text:p>9128</text:p>
          </table:table-cell>
          <table:table-cell table:formula="of:=[.F844]/1000" office:value-type="float" office:value="9.128" calcext:value-type="float">
            <text:p>9.128</text:p>
          </table:table-cell>
          <table:table-cell table:formula="of:=[.H843]+36/1000" office:value-type="float" office:value="30.3480000000004" calcext:value-type="float">
            <text:p>30.348</text:p>
          </table:table-cell>
          <table:table-cell table:formula="of:=[.I843]+0.045" office:value-type="float" office:value="37.9350000000008" calcext:value-type="float">
            <text:p>37.935</text:p>
          </table:table-cell>
        </table:table-row>
        <table:table-row table:style-name="ro1">
          <table:table-cell table:number-columns-repeated="2"/>
          <table:table-cell office:value-type="float" office:value="845" calcext:value-type="float">
            <text:p>845</text:p>
          </table:table-cell>
          <table:table-cell office:value-type="float" office:value="8247" calcext:value-type="float">
            <text:p>8247</text:p>
          </table:table-cell>
          <table:table-cell table:formula="of:=[.D845]/1000" office:value-type="float" office:value="8.247" calcext:value-type="float">
            <text:p>8.247</text:p>
          </table:table-cell>
          <table:table-cell office:value-type="float" office:value="9193" calcext:value-type="float">
            <text:p>9193</text:p>
          </table:table-cell>
          <table:table-cell table:formula="of:=[.F845]/1000" office:value-type="float" office:value="9.193" calcext:value-type="float">
            <text:p>9.193</text:p>
          </table:table-cell>
          <table:table-cell table:formula="of:=[.H844]+36/1000" office:value-type="float" office:value="30.3840000000004" calcext:value-type="float">
            <text:p>30.384</text:p>
          </table:table-cell>
          <table:table-cell table:formula="of:=[.I844]+0.045" office:value-type="float" office:value="37.9800000000008" calcext:value-type="float">
            <text:p>37.98</text:p>
          </table:table-cell>
        </table:table-row>
        <table:table-row table:style-name="ro1">
          <table:table-cell table:number-columns-repeated="2"/>
          <table:table-cell office:value-type="float" office:value="846" calcext:value-type="float">
            <text:p>846</text:p>
          </table:table-cell>
          <table:table-cell office:value-type="float" office:value="8400" calcext:value-type="float">
            <text:p>8400</text:p>
          </table:table-cell>
          <table:table-cell table:formula="of:=[.D846]/1000" office:value-type="float" office:value="8.4" calcext:value-type="float">
            <text:p>8.4</text:p>
          </table:table-cell>
          <table:table-cell office:value-type="float" office:value="9165" calcext:value-type="float">
            <text:p>9165</text:p>
          </table:table-cell>
          <table:table-cell table:formula="of:=[.F846]/1000" office:value-type="float" office:value="9.165" calcext:value-type="float">
            <text:p>9.165</text:p>
          </table:table-cell>
          <table:table-cell table:formula="of:=[.H845]+36/1000" office:value-type="float" office:value="30.4200000000004" calcext:value-type="float">
            <text:p>30.42</text:p>
          </table:table-cell>
          <table:table-cell table:formula="of:=[.I845]+0.045" office:value-type="float" office:value="38.0250000000008" calcext:value-type="float">
            <text:p>38.025</text:p>
          </table:table-cell>
        </table:table-row>
        <table:table-row table:style-name="ro1">
          <table:table-cell table:number-columns-repeated="2"/>
          <table:table-cell office:value-type="float" office:value="847" calcext:value-type="float">
            <text:p>847</text:p>
          </table:table-cell>
          <table:table-cell office:value-type="float" office:value="8338" calcext:value-type="float">
            <text:p>8338</text:p>
          </table:table-cell>
          <table:table-cell table:formula="of:=[.D847]/1000" office:value-type="float" office:value="8.338" calcext:value-type="float">
            <text:p>8.338</text:p>
          </table:table-cell>
          <table:table-cell office:value-type="float" office:value="9284" calcext:value-type="float">
            <text:p>9284</text:p>
          </table:table-cell>
          <table:table-cell table:formula="of:=[.F847]/1000" office:value-type="float" office:value="9.284" calcext:value-type="float">
            <text:p>9.284</text:p>
          </table:table-cell>
          <table:table-cell table:formula="of:=[.H846]+36/1000" office:value-type="float" office:value="30.4560000000004" calcext:value-type="float">
            <text:p>30.456</text:p>
          </table:table-cell>
          <table:table-cell table:formula="of:=[.I846]+0.045" office:value-type="float" office:value="38.0700000000008" calcext:value-type="float">
            <text:p>38.07</text:p>
          </table:table-cell>
        </table:table-row>
        <table:table-row table:style-name="ro1">
          <table:table-cell table:number-columns-repeated="2"/>
          <table:table-cell office:value-type="float" office:value="848" calcext:value-type="float">
            <text:p>848</text:p>
          </table:table-cell>
          <table:table-cell office:value-type="float" office:value="8386" calcext:value-type="float">
            <text:p>8386</text:p>
          </table:table-cell>
          <table:table-cell table:formula="of:=[.D848]/1000" office:value-type="float" office:value="8.386" calcext:value-type="float">
            <text:p>8.386</text:p>
          </table:table-cell>
          <table:table-cell office:value-type="float" office:value="9219" calcext:value-type="float">
            <text:p>9219</text:p>
          </table:table-cell>
          <table:table-cell table:formula="of:=[.F848]/1000" office:value-type="float" office:value="9.219" calcext:value-type="float">
            <text:p>9.219</text:p>
          </table:table-cell>
          <table:table-cell table:formula="of:=[.H847]+36/1000" office:value-type="float" office:value="30.4920000000004" calcext:value-type="float">
            <text:p>30.492</text:p>
          </table:table-cell>
          <table:table-cell table:formula="of:=[.I847]+0.045" office:value-type="float" office:value="38.1150000000008" calcext:value-type="float">
            <text:p>38.115</text:p>
          </table:table-cell>
        </table:table-row>
        <table:table-row table:style-name="ro1">
          <table:table-cell table:number-columns-repeated="2"/>
          <table:table-cell office:value-type="float" office:value="849" calcext:value-type="float">
            <text:p>849</text:p>
          </table:table-cell>
          <table:table-cell office:value-type="float" office:value="8290" calcext:value-type="float">
            <text:p>8290</text:p>
          </table:table-cell>
          <table:table-cell table:formula="of:=[.D849]/1000" office:value-type="float" office:value="8.29" calcext:value-type="float">
            <text:p>8.29</text:p>
          </table:table-cell>
          <table:table-cell office:value-type="float" office:value="9220" calcext:value-type="float">
            <text:p>9220</text:p>
          </table:table-cell>
          <table:table-cell table:formula="of:=[.F849]/1000" office:value-type="float" office:value="9.22" calcext:value-type="float">
            <text:p>9.22</text:p>
          </table:table-cell>
          <table:table-cell table:formula="of:=[.H848]+36/1000" office:value-type="float" office:value="30.5280000000004" calcext:value-type="float">
            <text:p>30.528</text:p>
          </table:table-cell>
          <table:table-cell table:formula="of:=[.I848]+0.045" office:value-type="float" office:value="38.1600000000008" calcext:value-type="float">
            <text:p>38.16</text:p>
          </table:table-cell>
        </table:table-row>
        <table:table-row table:style-name="ro1">
          <table:table-cell table:number-columns-repeated="2"/>
          <table:table-cell office:value-type="float" office:value="850" calcext:value-type="float">
            <text:p>850</text:p>
          </table:table-cell>
          <table:table-cell office:value-type="float" office:value="8510" calcext:value-type="float">
            <text:p>8510</text:p>
          </table:table-cell>
          <table:table-cell table:formula="of:=[.D850]/1000" office:value-type="float" office:value="8.51" calcext:value-type="float">
            <text:p>8.51</text:p>
          </table:table-cell>
          <table:table-cell office:value-type="float" office:value="9294" calcext:value-type="float">
            <text:p>9294</text:p>
          </table:table-cell>
          <table:table-cell table:formula="of:=[.F850]/1000" office:value-type="float" office:value="9.294" calcext:value-type="float">
            <text:p>9.294</text:p>
          </table:table-cell>
          <table:table-cell table:formula="of:=[.H849]+36/1000" office:value-type="float" office:value="30.5640000000004" calcext:value-type="float">
            <text:p>30.564</text:p>
          </table:table-cell>
          <table:table-cell table:formula="of:=[.I849]+0.045" office:value-type="float" office:value="38.2050000000008" calcext:value-type="float">
            <text:p>38.205</text:p>
          </table:table-cell>
        </table:table-row>
        <table:table-row table:style-name="ro1">
          <table:table-cell table:number-columns-repeated="2"/>
          <table:table-cell office:value-type="float" office:value="851" calcext:value-type="float">
            <text:p>851</text:p>
          </table:table-cell>
          <table:table-cell office:value-type="float" office:value="11857" calcext:value-type="float">
            <text:p>11857</text:p>
          </table:table-cell>
          <table:table-cell table:formula="of:=[.D851]/1000" office:value-type="float" office:value="11.857" calcext:value-type="float">
            <text:p>11.857</text:p>
          </table:table-cell>
          <table:table-cell office:value-type="float" office:value="9268" calcext:value-type="float">
            <text:p>9268</text:p>
          </table:table-cell>
          <table:table-cell table:formula="of:=[.F851]/1000" office:value-type="float" office:value="9.268" calcext:value-type="float">
            <text:p>9.268</text:p>
          </table:table-cell>
          <table:table-cell table:formula="of:=[.H850]+36/1000" office:value-type="float" office:value="30.6000000000004" calcext:value-type="float">
            <text:p>30.6</text:p>
          </table:table-cell>
          <table:table-cell table:formula="of:=[.I850]+0.045" office:value-type="float" office:value="38.2500000000008" calcext:value-type="float">
            <text:p>38.25</text:p>
          </table:table-cell>
        </table:table-row>
        <table:table-row table:style-name="ro1">
          <table:table-cell table:number-columns-repeated="2"/>
          <table:table-cell office:value-type="float" office:value="852" calcext:value-type="float">
            <text:p>852</text:p>
          </table:table-cell>
          <table:table-cell office:value-type="float" office:value="21381" calcext:value-type="float">
            <text:p>21381</text:p>
          </table:table-cell>
          <table:table-cell table:formula="of:=[.D852]/1000" office:value-type="float" office:value="21.381" calcext:value-type="float">
            <text:p>21.381</text:p>
          </table:table-cell>
          <table:table-cell office:value-type="float" office:value="9154" calcext:value-type="float">
            <text:p>9154</text:p>
          </table:table-cell>
          <table:table-cell table:formula="of:=[.F852]/1000" office:value-type="float" office:value="9.154" calcext:value-type="float">
            <text:p>9.154</text:p>
          </table:table-cell>
          <table:table-cell table:formula="of:=[.H851]+36/1000" office:value-type="float" office:value="30.6360000000004" calcext:value-type="float">
            <text:p>30.636</text:p>
          </table:table-cell>
          <table:table-cell table:formula="of:=[.I851]+0.045" office:value-type="float" office:value="38.2950000000008" calcext:value-type="float">
            <text:p>38.295</text:p>
          </table:table-cell>
        </table:table-row>
        <table:table-row table:style-name="ro1">
          <table:table-cell table:number-columns-repeated="2"/>
          <table:table-cell office:value-type="float" office:value="853" calcext:value-type="float">
            <text:p>853</text:p>
          </table:table-cell>
          <table:table-cell office:value-type="float" office:value="11178" calcext:value-type="float">
            <text:p>11178</text:p>
          </table:table-cell>
          <table:table-cell table:formula="of:=[.D853]/1000" office:value-type="float" office:value="11.178" calcext:value-type="float">
            <text:p>11.178</text:p>
          </table:table-cell>
          <table:table-cell office:value-type="float" office:value="9126" calcext:value-type="float">
            <text:p>9126</text:p>
          </table:table-cell>
          <table:table-cell table:formula="of:=[.F853]/1000" office:value-type="float" office:value="9.126" calcext:value-type="float">
            <text:p>9.126</text:p>
          </table:table-cell>
          <table:table-cell table:formula="of:=[.H852]+36/1000" office:value-type="float" office:value="30.6720000000004" calcext:value-type="float">
            <text:p>30.672</text:p>
          </table:table-cell>
          <table:table-cell table:formula="of:=[.I852]+0.045" office:value-type="float" office:value="38.3400000000008" calcext:value-type="float">
            <text:p>38.34</text:p>
          </table:table-cell>
        </table:table-row>
        <table:table-row table:style-name="ro1">
          <table:table-cell table:number-columns-repeated="2"/>
          <table:table-cell office:value-type="float" office:value="854" calcext:value-type="float">
            <text:p>854</text:p>
          </table:table-cell>
          <table:table-cell office:value-type="float" office:value="8336" calcext:value-type="float">
            <text:p>8336</text:p>
          </table:table-cell>
          <table:table-cell table:formula="of:=[.D854]/1000" office:value-type="float" office:value="8.336" calcext:value-type="float">
            <text:p>8.336</text:p>
          </table:table-cell>
          <table:table-cell office:value-type="float" office:value="9280" calcext:value-type="float">
            <text:p>9280</text:p>
          </table:table-cell>
          <table:table-cell table:formula="of:=[.F854]/1000" office:value-type="float" office:value="9.28" calcext:value-type="float">
            <text:p>9.28</text:p>
          </table:table-cell>
          <table:table-cell table:formula="of:=[.H853]+36/1000" office:value-type="float" office:value="30.7080000000004" calcext:value-type="float">
            <text:p>30.708</text:p>
          </table:table-cell>
          <table:table-cell table:formula="of:=[.I853]+0.045" office:value-type="float" office:value="38.3850000000008" calcext:value-type="float">
            <text:p>38.385</text:p>
          </table:table-cell>
        </table:table-row>
        <table:table-row table:style-name="ro1">
          <table:table-cell table:number-columns-repeated="2"/>
          <table:table-cell office:value-type="float" office:value="855" calcext:value-type="float">
            <text:p>855</text:p>
          </table:table-cell>
          <table:table-cell office:value-type="float" office:value="8532" calcext:value-type="float">
            <text:p>8532</text:p>
          </table:table-cell>
          <table:table-cell table:formula="of:=[.D855]/1000" office:value-type="float" office:value="8.532" calcext:value-type="float">
            <text:p>8.532</text:p>
          </table:table-cell>
          <table:table-cell office:value-type="float" office:value="9076" calcext:value-type="float">
            <text:p>9076</text:p>
          </table:table-cell>
          <table:table-cell table:formula="of:=[.F855]/1000" office:value-type="float" office:value="9.076" calcext:value-type="float">
            <text:p>9.076</text:p>
          </table:table-cell>
          <table:table-cell table:formula="of:=[.H854]+36/1000" office:value-type="float" office:value="30.7440000000004" calcext:value-type="float">
            <text:p>30.744</text:p>
          </table:table-cell>
          <table:table-cell table:formula="of:=[.I854]+0.045" office:value-type="float" office:value="38.4300000000008" calcext:value-type="float">
            <text:p>38.43</text:p>
          </table:table-cell>
        </table:table-row>
        <table:table-row table:style-name="ro1">
          <table:table-cell table:number-columns-repeated="2"/>
          <table:table-cell office:value-type="float" office:value="856" calcext:value-type="float">
            <text:p>856</text:p>
          </table:table-cell>
          <table:table-cell office:value-type="float" office:value="8366" calcext:value-type="float">
            <text:p>8366</text:p>
          </table:table-cell>
          <table:table-cell table:formula="of:=[.D856]/1000" office:value-type="float" office:value="8.366" calcext:value-type="float">
            <text:p>8.366</text:p>
          </table:table-cell>
          <table:table-cell office:value-type="float" office:value="9202" calcext:value-type="float">
            <text:p>9202</text:p>
          </table:table-cell>
          <table:table-cell table:formula="of:=[.F856]/1000" office:value-type="float" office:value="9.202" calcext:value-type="float">
            <text:p>9.202</text:p>
          </table:table-cell>
          <table:table-cell table:formula="of:=[.H855]+36/1000" office:value-type="float" office:value="30.7800000000004" calcext:value-type="float">
            <text:p>30.78</text:p>
          </table:table-cell>
          <table:table-cell table:formula="of:=[.I855]+0.045" office:value-type="float" office:value="38.4750000000008" calcext:value-type="float">
            <text:p>38.475</text:p>
          </table:table-cell>
        </table:table-row>
        <table:table-row table:style-name="ro1">
          <table:table-cell table:number-columns-repeated="2"/>
          <table:table-cell office:value-type="float" office:value="857" calcext:value-type="float">
            <text:p>857</text:p>
          </table:table-cell>
          <table:table-cell office:value-type="float" office:value="8352" calcext:value-type="float">
            <text:p>8352</text:p>
          </table:table-cell>
          <table:table-cell table:formula="of:=[.D857]/1000" office:value-type="float" office:value="8.352" calcext:value-type="float">
            <text:p>8.352</text:p>
          </table:table-cell>
          <table:table-cell office:value-type="float" office:value="9239" calcext:value-type="float">
            <text:p>9239</text:p>
          </table:table-cell>
          <table:table-cell table:formula="of:=[.F857]/1000" office:value-type="float" office:value="9.239" calcext:value-type="float">
            <text:p>9.239</text:p>
          </table:table-cell>
          <table:table-cell table:formula="of:=[.H856]+36/1000" office:value-type="float" office:value="30.8160000000004" calcext:value-type="float">
            <text:p>30.816</text:p>
          </table:table-cell>
          <table:table-cell table:formula="of:=[.I856]+0.045" office:value-type="float" office:value="38.5200000000008" calcext:value-type="float">
            <text:p>38.52</text:p>
          </table:table-cell>
        </table:table-row>
        <table:table-row table:style-name="ro1">
          <table:table-cell table:number-columns-repeated="2"/>
          <table:table-cell office:value-type="float" office:value="858" calcext:value-type="float">
            <text:p>858</text:p>
          </table:table-cell>
          <table:table-cell office:value-type="float" office:value="8422" calcext:value-type="float">
            <text:p>8422</text:p>
          </table:table-cell>
          <table:table-cell table:formula="of:=[.D858]/1000" office:value-type="float" office:value="8.422" calcext:value-type="float">
            <text:p>8.422</text:p>
          </table:table-cell>
          <table:table-cell office:value-type="float" office:value="9145" calcext:value-type="float">
            <text:p>9145</text:p>
          </table:table-cell>
          <table:table-cell table:formula="of:=[.F858]/1000" office:value-type="float" office:value="9.145" calcext:value-type="float">
            <text:p>9.145</text:p>
          </table:table-cell>
          <table:table-cell table:formula="of:=[.H857]+36/1000" office:value-type="float" office:value="30.8520000000004" calcext:value-type="float">
            <text:p>30.852</text:p>
          </table:table-cell>
          <table:table-cell table:formula="of:=[.I857]+0.045" office:value-type="float" office:value="38.5650000000008" calcext:value-type="float">
            <text:p>38.565</text:p>
          </table:table-cell>
        </table:table-row>
        <table:table-row table:style-name="ro1">
          <table:table-cell table:number-columns-repeated="2"/>
          <table:table-cell office:value-type="float" office:value="859" calcext:value-type="float">
            <text:p>859</text:p>
          </table:table-cell>
          <table:table-cell office:value-type="float" office:value="8530" calcext:value-type="float">
            <text:p>8530</text:p>
          </table:table-cell>
          <table:table-cell table:formula="of:=[.D859]/1000" office:value-type="float" office:value="8.53" calcext:value-type="float">
            <text:p>8.53</text:p>
          </table:table-cell>
          <table:table-cell office:value-type="float" office:value="9306" calcext:value-type="float">
            <text:p>9306</text:p>
          </table:table-cell>
          <table:table-cell table:formula="of:=[.F859]/1000" office:value-type="float" office:value="9.306" calcext:value-type="float">
            <text:p>9.306</text:p>
          </table:table-cell>
          <table:table-cell table:formula="of:=[.H858]+36/1000" office:value-type="float" office:value="30.8880000000004" calcext:value-type="float">
            <text:p>30.888</text:p>
          </table:table-cell>
          <table:table-cell table:formula="of:=[.I858]+0.045" office:value-type="float" office:value="38.6100000000008" calcext:value-type="float">
            <text:p>38.61</text:p>
          </table:table-cell>
        </table:table-row>
        <table:table-row table:style-name="ro1">
          <table:table-cell table:number-columns-repeated="2"/>
          <table:table-cell office:value-type="float" office:value="860" calcext:value-type="float">
            <text:p>860</text:p>
          </table:table-cell>
          <table:table-cell office:value-type="float" office:value="8781" calcext:value-type="float">
            <text:p>8781</text:p>
          </table:table-cell>
          <table:table-cell table:formula="of:=[.D860]/1000" office:value-type="float" office:value="8.781" calcext:value-type="float">
            <text:p>8.781</text:p>
          </table:table-cell>
          <table:table-cell office:value-type="float" office:value="9204" calcext:value-type="float">
            <text:p>9204</text:p>
          </table:table-cell>
          <table:table-cell table:formula="of:=[.F860]/1000" office:value-type="float" office:value="9.204" calcext:value-type="float">
            <text:p>9.204</text:p>
          </table:table-cell>
          <table:table-cell table:formula="of:=[.H859]+36/1000" office:value-type="float" office:value="30.9240000000004" calcext:value-type="float">
            <text:p>30.924</text:p>
          </table:table-cell>
          <table:table-cell table:formula="of:=[.I859]+0.045" office:value-type="float" office:value="38.6550000000008" calcext:value-type="float">
            <text:p>38.655</text:p>
          </table:table-cell>
        </table:table-row>
        <table:table-row table:style-name="ro1">
          <table:table-cell table:number-columns-repeated="2"/>
          <table:table-cell office:value-type="float" office:value="861" calcext:value-type="float">
            <text:p>861</text:p>
          </table:table-cell>
          <table:table-cell office:value-type="float" office:value="8309" calcext:value-type="float">
            <text:p>8309</text:p>
          </table:table-cell>
          <table:table-cell table:formula="of:=[.D861]/1000" office:value-type="float" office:value="8.309" calcext:value-type="float">
            <text:p>8.309</text:p>
          </table:table-cell>
          <table:table-cell office:value-type="float" office:value="9305" calcext:value-type="float">
            <text:p>9305</text:p>
          </table:table-cell>
          <table:table-cell table:formula="of:=[.F861]/1000" office:value-type="float" office:value="9.305" calcext:value-type="float">
            <text:p>9.305</text:p>
          </table:table-cell>
          <table:table-cell table:formula="of:=[.H860]+36/1000" office:value-type="float" office:value="30.9600000000004" calcext:value-type="float">
            <text:p>30.96</text:p>
          </table:table-cell>
          <table:table-cell table:formula="of:=[.I860]+0.045" office:value-type="float" office:value="38.7000000000008" calcext:value-type="float">
            <text:p>38.7</text:p>
          </table:table-cell>
        </table:table-row>
        <table:table-row table:style-name="ro1">
          <table:table-cell table:number-columns-repeated="2"/>
          <table:table-cell office:value-type="float" office:value="862" calcext:value-type="float">
            <text:p>862</text:p>
          </table:table-cell>
          <table:table-cell office:value-type="float" office:value="8715" calcext:value-type="float">
            <text:p>8715</text:p>
          </table:table-cell>
          <table:table-cell table:formula="of:=[.D862]/1000" office:value-type="float" office:value="8.715" calcext:value-type="float">
            <text:p>8.715</text:p>
          </table:table-cell>
          <table:table-cell office:value-type="float" office:value="9123" calcext:value-type="float">
            <text:p>9123</text:p>
          </table:table-cell>
          <table:table-cell table:formula="of:=[.F862]/1000" office:value-type="float" office:value="9.123" calcext:value-type="float">
            <text:p>9.123</text:p>
          </table:table-cell>
          <table:table-cell table:formula="of:=[.H861]+36/1000" office:value-type="float" office:value="30.9960000000004" calcext:value-type="float">
            <text:p>30.996</text:p>
          </table:table-cell>
          <table:table-cell table:formula="of:=[.I861]+0.045" office:value-type="float" office:value="38.7450000000008" calcext:value-type="float">
            <text:p>38.745</text:p>
          </table:table-cell>
        </table:table-row>
        <table:table-row table:style-name="ro1">
          <table:table-cell table:number-columns-repeated="2"/>
          <table:table-cell office:value-type="float" office:value="863" calcext:value-type="float">
            <text:p>863</text:p>
          </table:table-cell>
          <table:table-cell office:value-type="float" office:value="8814" calcext:value-type="float">
            <text:p>8814</text:p>
          </table:table-cell>
          <table:table-cell table:formula="of:=[.D863]/1000" office:value-type="float" office:value="8.814" calcext:value-type="float">
            <text:p>8.814</text:p>
          </table:table-cell>
          <table:table-cell office:value-type="float" office:value="9204" calcext:value-type="float">
            <text:p>9204</text:p>
          </table:table-cell>
          <table:table-cell table:formula="of:=[.F863]/1000" office:value-type="float" office:value="9.204" calcext:value-type="float">
            <text:p>9.204</text:p>
          </table:table-cell>
          <table:table-cell table:formula="of:=[.H862]+36/1000" office:value-type="float" office:value="31.0320000000004" calcext:value-type="float">
            <text:p>31.032</text:p>
          </table:table-cell>
          <table:table-cell table:formula="of:=[.I862]+0.045" office:value-type="float" office:value="38.7900000000008" calcext:value-type="float">
            <text:p>38.79</text:p>
          </table:table-cell>
        </table:table-row>
        <table:table-row table:style-name="ro1">
          <table:table-cell table:number-columns-repeated="2"/>
          <table:table-cell office:value-type="float" office:value="864" calcext:value-type="float">
            <text:p>864</text:p>
          </table:table-cell>
          <table:table-cell office:value-type="float" office:value="8608" calcext:value-type="float">
            <text:p>8608</text:p>
          </table:table-cell>
          <table:table-cell table:formula="of:=[.D864]/1000" office:value-type="float" office:value="8.608" calcext:value-type="float">
            <text:p>8.608</text:p>
          </table:table-cell>
          <table:table-cell office:value-type="float" office:value="9327" calcext:value-type="float">
            <text:p>9327</text:p>
          </table:table-cell>
          <table:table-cell table:formula="of:=[.F864]/1000" office:value-type="float" office:value="9.327" calcext:value-type="float">
            <text:p>9.327</text:p>
          </table:table-cell>
          <table:table-cell table:formula="of:=[.H863]+36/1000" office:value-type="float" office:value="31.0680000000004" calcext:value-type="float">
            <text:p>31.068</text:p>
          </table:table-cell>
          <table:table-cell table:formula="of:=[.I863]+0.045" office:value-type="float" office:value="38.8350000000008" calcext:value-type="float">
            <text:p>38.835</text:p>
          </table:table-cell>
        </table:table-row>
        <table:table-row table:style-name="ro1">
          <table:table-cell table:number-columns-repeated="2"/>
          <table:table-cell office:value-type="float" office:value="865" calcext:value-type="float">
            <text:p>865</text:p>
          </table:table-cell>
          <table:table-cell office:value-type="float" office:value="8414" calcext:value-type="float">
            <text:p>8414</text:p>
          </table:table-cell>
          <table:table-cell table:formula="of:=[.D865]/1000" office:value-type="float" office:value="8.414" calcext:value-type="float">
            <text:p>8.414</text:p>
          </table:table-cell>
          <table:table-cell office:value-type="float" office:value="9252" calcext:value-type="float">
            <text:p>9252</text:p>
          </table:table-cell>
          <table:table-cell table:formula="of:=[.F865]/1000" office:value-type="float" office:value="9.252" calcext:value-type="float">
            <text:p>9.252</text:p>
          </table:table-cell>
          <table:table-cell table:formula="of:=[.H864]+36/1000" office:value-type="float" office:value="31.1040000000004" calcext:value-type="float">
            <text:p>31.104</text:p>
          </table:table-cell>
          <table:table-cell table:formula="of:=[.I864]+0.045" office:value-type="float" office:value="38.8800000000008" calcext:value-type="float">
            <text:p>38.88</text:p>
          </table:table-cell>
        </table:table-row>
        <table:table-row table:style-name="ro1">
          <table:table-cell table:number-columns-repeated="2"/>
          <table:table-cell office:value-type="float" office:value="866" calcext:value-type="float">
            <text:p>866</text:p>
          </table:table-cell>
          <table:table-cell office:value-type="float" office:value="8188" calcext:value-type="float">
            <text:p>8188</text:p>
          </table:table-cell>
          <table:table-cell table:formula="of:=[.D866]/1000" office:value-type="float" office:value="8.188" calcext:value-type="float">
            <text:p>8.188</text:p>
          </table:table-cell>
          <table:table-cell office:value-type="float" office:value="9136" calcext:value-type="float">
            <text:p>9136</text:p>
          </table:table-cell>
          <table:table-cell table:formula="of:=[.F866]/1000" office:value-type="float" office:value="9.136" calcext:value-type="float">
            <text:p>9.136</text:p>
          </table:table-cell>
          <table:table-cell table:formula="of:=[.H865]+36/1000" office:value-type="float" office:value="31.1400000000004" calcext:value-type="float">
            <text:p>31.14</text:p>
          </table:table-cell>
          <table:table-cell table:formula="of:=[.I865]+0.045" office:value-type="float" office:value="38.9250000000008" calcext:value-type="float">
            <text:p>38.925</text:p>
          </table:table-cell>
        </table:table-row>
        <table:table-row table:style-name="ro1">
          <table:table-cell table:number-columns-repeated="2"/>
          <table:table-cell office:value-type="float" office:value="867" calcext:value-type="float">
            <text:p>867</text:p>
          </table:table-cell>
          <table:table-cell office:value-type="float" office:value="8361" calcext:value-type="float">
            <text:p>8361</text:p>
          </table:table-cell>
          <table:table-cell table:formula="of:=[.D867]/1000" office:value-type="float" office:value="8.361" calcext:value-type="float">
            <text:p>8.361</text:p>
          </table:table-cell>
          <table:table-cell office:value-type="float" office:value="9324" calcext:value-type="float">
            <text:p>9324</text:p>
          </table:table-cell>
          <table:table-cell table:formula="of:=[.F867]/1000" office:value-type="float" office:value="9.324" calcext:value-type="float">
            <text:p>9.324</text:p>
          </table:table-cell>
          <table:table-cell table:formula="of:=[.H866]+36/1000" office:value-type="float" office:value="31.1760000000004" calcext:value-type="float">
            <text:p>31.176</text:p>
          </table:table-cell>
          <table:table-cell table:formula="of:=[.I866]+0.045" office:value-type="float" office:value="38.9700000000008" calcext:value-type="float">
            <text:p>38.97</text:p>
          </table:table-cell>
        </table:table-row>
        <table:table-row table:style-name="ro1">
          <table:table-cell table:number-columns-repeated="2"/>
          <table:table-cell office:value-type="float" office:value="868" calcext:value-type="float">
            <text:p>868</text:p>
          </table:table-cell>
          <table:table-cell office:value-type="float" office:value="8432" calcext:value-type="float">
            <text:p>8432</text:p>
          </table:table-cell>
          <table:table-cell table:formula="of:=[.D868]/1000" office:value-type="float" office:value="8.432" calcext:value-type="float">
            <text:p>8.432</text:p>
          </table:table-cell>
          <table:table-cell office:value-type="float" office:value="9179" calcext:value-type="float">
            <text:p>9179</text:p>
          </table:table-cell>
          <table:table-cell table:formula="of:=[.F868]/1000" office:value-type="float" office:value="9.179" calcext:value-type="float">
            <text:p>9.179</text:p>
          </table:table-cell>
          <table:table-cell table:formula="of:=[.H867]+36/1000" office:value-type="float" office:value="31.2120000000004" calcext:value-type="float">
            <text:p>31.212</text:p>
          </table:table-cell>
          <table:table-cell table:formula="of:=[.I867]+0.045" office:value-type="float" office:value="39.0150000000008" calcext:value-type="float">
            <text:p>39.015</text:p>
          </table:table-cell>
        </table:table-row>
        <table:table-row table:style-name="ro1">
          <table:table-cell table:number-columns-repeated="2"/>
          <table:table-cell office:value-type="float" office:value="869" calcext:value-type="float">
            <text:p>869</text:p>
          </table:table-cell>
          <table:table-cell office:value-type="float" office:value="8566" calcext:value-type="float">
            <text:p>8566</text:p>
          </table:table-cell>
          <table:table-cell table:formula="of:=[.D869]/1000" office:value-type="float" office:value="8.566" calcext:value-type="float">
            <text:p>8.566</text:p>
          </table:table-cell>
          <table:table-cell office:value-type="float" office:value="9141" calcext:value-type="float">
            <text:p>9141</text:p>
          </table:table-cell>
          <table:table-cell table:formula="of:=[.F869]/1000" office:value-type="float" office:value="9.141" calcext:value-type="float">
            <text:p>9.141</text:p>
          </table:table-cell>
          <table:table-cell table:formula="of:=[.H868]+36/1000" office:value-type="float" office:value="31.2480000000004" calcext:value-type="float">
            <text:p>31.248</text:p>
          </table:table-cell>
          <table:table-cell table:formula="of:=[.I868]+0.045" office:value-type="float" office:value="39.0600000000008" calcext:value-type="float">
            <text:p>39.06</text:p>
          </table:table-cell>
        </table:table-row>
        <table:table-row table:style-name="ro1">
          <table:table-cell table:number-columns-repeated="2"/>
          <table:table-cell office:value-type="float" office:value="870" calcext:value-type="float">
            <text:p>870</text:p>
          </table:table-cell>
          <table:table-cell office:value-type="float" office:value="8225" calcext:value-type="float">
            <text:p>8225</text:p>
          </table:table-cell>
          <table:table-cell table:formula="of:=[.D870]/1000" office:value-type="float" office:value="8.225" calcext:value-type="float">
            <text:p>8.225</text:p>
          </table:table-cell>
          <table:table-cell office:value-type="float" office:value="9170" calcext:value-type="float">
            <text:p>9170</text:p>
          </table:table-cell>
          <table:table-cell table:formula="of:=[.F870]/1000" office:value-type="float" office:value="9.17" calcext:value-type="float">
            <text:p>9.17</text:p>
          </table:table-cell>
          <table:table-cell table:formula="of:=[.H869]+36/1000" office:value-type="float" office:value="31.2840000000004" calcext:value-type="float">
            <text:p>31.284</text:p>
          </table:table-cell>
          <table:table-cell table:formula="of:=[.I869]+0.045" office:value-type="float" office:value="39.1050000000008" calcext:value-type="float">
            <text:p>39.105</text:p>
          </table:table-cell>
        </table:table-row>
        <table:table-row table:style-name="ro1">
          <table:table-cell table:number-columns-repeated="2"/>
          <table:table-cell office:value-type="float" office:value="871" calcext:value-type="float">
            <text:p>871</text:p>
          </table:table-cell>
          <table:table-cell office:value-type="float" office:value="8562" calcext:value-type="float">
            <text:p>8562</text:p>
          </table:table-cell>
          <table:table-cell table:formula="of:=[.D871]/1000" office:value-type="float" office:value="8.562" calcext:value-type="float">
            <text:p>8.562</text:p>
          </table:table-cell>
          <table:table-cell office:value-type="float" office:value="9267" calcext:value-type="float">
            <text:p>9267</text:p>
          </table:table-cell>
          <table:table-cell table:formula="of:=[.F871]/1000" office:value-type="float" office:value="9.267" calcext:value-type="float">
            <text:p>9.267</text:p>
          </table:table-cell>
          <table:table-cell table:formula="of:=[.H870]+36/1000" office:value-type="float" office:value="31.3200000000004" calcext:value-type="float">
            <text:p>31.32</text:p>
          </table:table-cell>
          <table:table-cell table:formula="of:=[.I870]+0.045" office:value-type="float" office:value="39.1500000000009" calcext:value-type="float">
            <text:p>39.15</text:p>
          </table:table-cell>
        </table:table-row>
        <table:table-row table:style-name="ro1">
          <table:table-cell table:number-columns-repeated="2"/>
          <table:table-cell office:value-type="float" office:value="872" calcext:value-type="float">
            <text:p>872</text:p>
          </table:table-cell>
          <table:table-cell office:value-type="float" office:value="8876" calcext:value-type="float">
            <text:p>8876</text:p>
          </table:table-cell>
          <table:table-cell table:formula="of:=[.D872]/1000" office:value-type="float" office:value="8.876" calcext:value-type="float">
            <text:p>8.876</text:p>
          </table:table-cell>
          <table:table-cell office:value-type="float" office:value="9401" calcext:value-type="float">
            <text:p>9401</text:p>
          </table:table-cell>
          <table:table-cell table:formula="of:=[.F872]/1000" office:value-type="float" office:value="9.401" calcext:value-type="float">
            <text:p>9.401</text:p>
          </table:table-cell>
          <table:table-cell table:formula="of:=[.H871]+36/1000" office:value-type="float" office:value="31.3560000000004" calcext:value-type="float">
            <text:p>31.356</text:p>
          </table:table-cell>
          <table:table-cell table:formula="of:=[.I871]+0.045" office:value-type="float" office:value="39.1950000000009" calcext:value-type="float">
            <text:p>39.195</text:p>
          </table:table-cell>
        </table:table-row>
        <table:table-row table:style-name="ro1">
          <table:table-cell table:number-columns-repeated="2"/>
          <table:table-cell office:value-type="float" office:value="873" calcext:value-type="float">
            <text:p>873</text:p>
          </table:table-cell>
          <table:table-cell office:value-type="float" office:value="8357" calcext:value-type="float">
            <text:p>8357</text:p>
          </table:table-cell>
          <table:table-cell table:formula="of:=[.D873]/1000" office:value-type="float" office:value="8.357" calcext:value-type="float">
            <text:p>8.357</text:p>
          </table:table-cell>
          <table:table-cell office:value-type="float" office:value="9405" calcext:value-type="float">
            <text:p>9405</text:p>
          </table:table-cell>
          <table:table-cell table:formula="of:=[.F873]/1000" office:value-type="float" office:value="9.405" calcext:value-type="float">
            <text:p>9.405</text:p>
          </table:table-cell>
          <table:table-cell table:formula="of:=[.H872]+36/1000" office:value-type="float" office:value="31.3920000000004" calcext:value-type="float">
            <text:p>31.392</text:p>
          </table:table-cell>
          <table:table-cell table:formula="of:=[.I872]+0.045" office:value-type="float" office:value="39.2400000000009" calcext:value-type="float">
            <text:p>39.24</text:p>
          </table:table-cell>
        </table:table-row>
        <table:table-row table:style-name="ro1">
          <table:table-cell table:number-columns-repeated="2"/>
          <table:table-cell office:value-type="float" office:value="874" calcext:value-type="float">
            <text:p>874</text:p>
          </table:table-cell>
          <table:table-cell office:value-type="float" office:value="8242" calcext:value-type="float">
            <text:p>8242</text:p>
          </table:table-cell>
          <table:table-cell table:formula="of:=[.D874]/1000" office:value-type="float" office:value="8.242" calcext:value-type="float">
            <text:p>8.242</text:p>
          </table:table-cell>
          <table:table-cell office:value-type="float" office:value="9617" calcext:value-type="float">
            <text:p>9617</text:p>
          </table:table-cell>
          <table:table-cell table:formula="of:=[.F874]/1000" office:value-type="float" office:value="9.617" calcext:value-type="float">
            <text:p>9.617</text:p>
          </table:table-cell>
          <table:table-cell table:formula="of:=[.H873]+36/1000" office:value-type="float" office:value="31.4280000000004" calcext:value-type="float">
            <text:p>31.428</text:p>
          </table:table-cell>
          <table:table-cell table:formula="of:=[.I873]+0.045" office:value-type="float" office:value="39.2850000000009" calcext:value-type="float">
            <text:p>39.285</text:p>
          </table:table-cell>
        </table:table-row>
        <table:table-row table:style-name="ro1">
          <table:table-cell table:number-columns-repeated="2"/>
          <table:table-cell office:value-type="float" office:value="875" calcext:value-type="float">
            <text:p>875</text:p>
          </table:table-cell>
          <table:table-cell office:value-type="float" office:value="8380" calcext:value-type="float">
            <text:p>8380</text:p>
          </table:table-cell>
          <table:table-cell table:formula="of:=[.D875]/1000" office:value-type="float" office:value="8.38" calcext:value-type="float">
            <text:p>8.38</text:p>
          </table:table-cell>
          <table:table-cell office:value-type="float" office:value="10120" calcext:value-type="float">
            <text:p>10120</text:p>
          </table:table-cell>
          <table:table-cell table:formula="of:=[.F875]/1000" office:value-type="float" office:value="10.12" calcext:value-type="float">
            <text:p>10.12</text:p>
          </table:table-cell>
          <table:table-cell table:formula="of:=[.H874]+36/1000" office:value-type="float" office:value="31.4640000000005" calcext:value-type="float">
            <text:p>31.464</text:p>
          </table:table-cell>
          <table:table-cell table:formula="of:=[.I874]+0.045" office:value-type="float" office:value="39.3300000000009" calcext:value-type="float">
            <text:p>39.33</text:p>
          </table:table-cell>
        </table:table-row>
        <table:table-row table:style-name="ro1">
          <table:table-cell table:number-columns-repeated="2"/>
          <table:table-cell office:value-type="float" office:value="876" calcext:value-type="float">
            <text:p>876</text:p>
          </table:table-cell>
          <table:table-cell office:value-type="float" office:value="8299" calcext:value-type="float">
            <text:p>8299</text:p>
          </table:table-cell>
          <table:table-cell table:formula="of:=[.D876]/1000" office:value-type="float" office:value="8.299" calcext:value-type="float">
            <text:p>8.299</text:p>
          </table:table-cell>
          <table:table-cell office:value-type="float" office:value="9933" calcext:value-type="float">
            <text:p>9933</text:p>
          </table:table-cell>
          <table:table-cell table:formula="of:=[.F876]/1000" office:value-type="float" office:value="9.933" calcext:value-type="float">
            <text:p>9.933</text:p>
          </table:table-cell>
          <table:table-cell table:formula="of:=[.H875]+36/1000" office:value-type="float" office:value="31.5000000000005" calcext:value-type="float">
            <text:p>31.5</text:p>
          </table:table-cell>
          <table:table-cell table:formula="of:=[.I875]+0.045" office:value-type="float" office:value="39.3750000000009" calcext:value-type="float">
            <text:p>39.375</text:p>
          </table:table-cell>
        </table:table-row>
        <table:table-row table:style-name="ro1">
          <table:table-cell table:number-columns-repeated="2"/>
          <table:table-cell office:value-type="float" office:value="877" calcext:value-type="float">
            <text:p>877</text:p>
          </table:table-cell>
          <table:table-cell office:value-type="float" office:value="8646" calcext:value-type="float">
            <text:p>8646</text:p>
          </table:table-cell>
          <table:table-cell table:formula="of:=[.D877]/1000" office:value-type="float" office:value="8.646" calcext:value-type="float">
            <text:p>8.646</text:p>
          </table:table-cell>
          <table:table-cell office:value-type="float" office:value="13836" calcext:value-type="float">
            <text:p>13836</text:p>
          </table:table-cell>
          <table:table-cell table:formula="of:=[.F877]/1000" office:value-type="float" office:value="13.836" calcext:value-type="float">
            <text:p>13.836</text:p>
          </table:table-cell>
          <table:table-cell table:formula="of:=[.H876]+36/1000" office:value-type="float" office:value="31.5360000000005" calcext:value-type="float">
            <text:p>31.536</text:p>
          </table:table-cell>
          <table:table-cell table:formula="of:=[.I876]+0.045" office:value-type="float" office:value="39.4200000000009" calcext:value-type="float">
            <text:p>39.42</text:p>
          </table:table-cell>
        </table:table-row>
        <table:table-row table:style-name="ro1">
          <table:table-cell table:number-columns-repeated="2"/>
          <table:table-cell office:value-type="float" office:value="878" calcext:value-type="float">
            <text:p>878</text:p>
          </table:table-cell>
          <table:table-cell office:value-type="float" office:value="8326" calcext:value-type="float">
            <text:p>8326</text:p>
          </table:table-cell>
          <table:table-cell table:formula="of:=[.D878]/1000" office:value-type="float" office:value="8.326" calcext:value-type="float">
            <text:p>8.326</text:p>
          </table:table-cell>
          <table:table-cell office:value-type="float" office:value="24214" calcext:value-type="float">
            <text:p>24214</text:p>
          </table:table-cell>
          <table:table-cell table:formula="of:=[.F878]/1000" office:value-type="float" office:value="24.214" calcext:value-type="float">
            <text:p>24.214</text:p>
          </table:table-cell>
          <table:table-cell table:formula="of:=[.H877]+36/1000" office:value-type="float" office:value="31.5720000000005" calcext:value-type="float">
            <text:p>31.572</text:p>
          </table:table-cell>
          <table:table-cell table:formula="of:=[.I877]+0.045" office:value-type="float" office:value="39.4650000000009" calcext:value-type="float">
            <text:p>39.465</text:p>
          </table:table-cell>
        </table:table-row>
        <table:table-row table:style-name="ro1">
          <table:table-cell table:number-columns-repeated="2"/>
          <table:table-cell office:value-type="float" office:value="879" calcext:value-type="float">
            <text:p>879</text:p>
          </table:table-cell>
          <table:table-cell office:value-type="float" office:value="8106" calcext:value-type="float">
            <text:p>8106</text:p>
          </table:table-cell>
          <table:table-cell table:formula="of:=[.D879]/1000" office:value-type="float" office:value="8.106" calcext:value-type="float">
            <text:p>8.106</text:p>
          </table:table-cell>
          <table:table-cell office:value-type="float" office:value="14398" calcext:value-type="float">
            <text:p>14398</text:p>
          </table:table-cell>
          <table:table-cell table:formula="of:=[.F879]/1000" office:value-type="float" office:value="14.398" calcext:value-type="float">
            <text:p>14.398</text:p>
          </table:table-cell>
          <table:table-cell table:formula="of:=[.H878]+36/1000" office:value-type="float" office:value="31.6080000000005" calcext:value-type="float">
            <text:p>31.608</text:p>
          </table:table-cell>
          <table:table-cell table:formula="of:=[.I878]+0.045" office:value-type="float" office:value="39.5100000000009" calcext:value-type="float">
            <text:p>39.51</text:p>
          </table:table-cell>
        </table:table-row>
        <table:table-row table:style-name="ro1">
          <table:table-cell table:number-columns-repeated="2"/>
          <table:table-cell office:value-type="float" office:value="880" calcext:value-type="float">
            <text:p>880</text:p>
          </table:table-cell>
          <table:table-cell office:value-type="float" office:value="8491" calcext:value-type="float">
            <text:p>8491</text:p>
          </table:table-cell>
          <table:table-cell table:formula="of:=[.D880]/1000" office:value-type="float" office:value="8.491" calcext:value-type="float">
            <text:p>8.491</text:p>
          </table:table-cell>
          <table:table-cell office:value-type="float" office:value="9258" calcext:value-type="float">
            <text:p>9258</text:p>
          </table:table-cell>
          <table:table-cell table:formula="of:=[.F880]/1000" office:value-type="float" office:value="9.258" calcext:value-type="float">
            <text:p>9.258</text:p>
          </table:table-cell>
          <table:table-cell table:formula="of:=[.H879]+36/1000" office:value-type="float" office:value="31.6440000000005" calcext:value-type="float">
            <text:p>31.644</text:p>
          </table:table-cell>
          <table:table-cell table:formula="of:=[.I879]+0.045" office:value-type="float" office:value="39.5550000000009" calcext:value-type="float">
            <text:p>39.555</text:p>
          </table:table-cell>
        </table:table-row>
        <table:table-row table:style-name="ro1">
          <table:table-cell table:number-columns-repeated="2"/>
          <table:table-cell office:value-type="float" office:value="881" calcext:value-type="float">
            <text:p>881</text:p>
          </table:table-cell>
          <table:table-cell office:value-type="float" office:value="13116" calcext:value-type="float">
            <text:p>13116</text:p>
          </table:table-cell>
          <table:table-cell table:formula="of:=[.D881]/1000" office:value-type="float" office:value="13.116" calcext:value-type="float">
            <text:p>13.116</text:p>
          </table:table-cell>
          <table:table-cell office:value-type="float" office:value="9348" calcext:value-type="float">
            <text:p>9348</text:p>
          </table:table-cell>
          <table:table-cell table:formula="of:=[.F881]/1000" office:value-type="float" office:value="9.348" calcext:value-type="float">
            <text:p>9.348</text:p>
          </table:table-cell>
          <table:table-cell table:formula="of:=[.H880]+36/1000" office:value-type="float" office:value="31.6800000000005" calcext:value-type="float">
            <text:p>31.68</text:p>
          </table:table-cell>
          <table:table-cell table:formula="of:=[.I880]+0.045" office:value-type="float" office:value="39.6000000000009" calcext:value-type="float">
            <text:p>39.6</text:p>
          </table:table-cell>
        </table:table-row>
        <table:table-row table:style-name="ro1">
          <table:table-cell table:number-columns-repeated="2"/>
          <table:table-cell office:value-type="float" office:value="882" calcext:value-type="float">
            <text:p>882</text:p>
          </table:table-cell>
          <table:table-cell office:value-type="float" office:value="8229" calcext:value-type="float">
            <text:p>8229</text:p>
          </table:table-cell>
          <table:table-cell table:formula="of:=[.D882]/1000" office:value-type="float" office:value="8.229" calcext:value-type="float">
            <text:p>8.229</text:p>
          </table:table-cell>
          <table:table-cell office:value-type="float" office:value="9278" calcext:value-type="float">
            <text:p>9278</text:p>
          </table:table-cell>
          <table:table-cell table:formula="of:=[.F882]/1000" office:value-type="float" office:value="9.278" calcext:value-type="float">
            <text:p>9.278</text:p>
          </table:table-cell>
          <table:table-cell table:formula="of:=[.H881]+36/1000" office:value-type="float" office:value="31.7160000000005" calcext:value-type="float">
            <text:p>31.716</text:p>
          </table:table-cell>
          <table:table-cell table:formula="of:=[.I881]+0.045" office:value-type="float" office:value="39.6450000000009" calcext:value-type="float">
            <text:p>39.645</text:p>
          </table:table-cell>
        </table:table-row>
        <table:table-row table:style-name="ro1">
          <table:table-cell table:number-columns-repeated="2"/>
          <table:table-cell office:value-type="float" office:value="883" calcext:value-type="float">
            <text:p>883</text:p>
          </table:table-cell>
          <table:table-cell office:value-type="float" office:value="8370" calcext:value-type="float">
            <text:p>8370</text:p>
          </table:table-cell>
          <table:table-cell table:formula="of:=[.D883]/1000" office:value-type="float" office:value="8.37" calcext:value-type="float">
            <text:p>8.37</text:p>
          </table:table-cell>
          <table:table-cell office:value-type="float" office:value="9477" calcext:value-type="float">
            <text:p>9477</text:p>
          </table:table-cell>
          <table:table-cell table:formula="of:=[.F883]/1000" office:value-type="float" office:value="9.477" calcext:value-type="float">
            <text:p>9.477</text:p>
          </table:table-cell>
          <table:table-cell table:formula="of:=[.H882]+36/1000" office:value-type="float" office:value="31.7520000000005" calcext:value-type="float">
            <text:p>31.752</text:p>
          </table:table-cell>
          <table:table-cell table:formula="of:=[.I882]+0.045" office:value-type="float" office:value="39.6900000000009" calcext:value-type="float">
            <text:p>39.69</text:p>
          </table:table-cell>
        </table:table-row>
        <table:table-row table:style-name="ro1">
          <table:table-cell table:number-columns-repeated="2"/>
          <table:table-cell office:value-type="float" office:value="884" calcext:value-type="float">
            <text:p>884</text:p>
          </table:table-cell>
          <table:table-cell office:value-type="float" office:value="8388" calcext:value-type="float">
            <text:p>8388</text:p>
          </table:table-cell>
          <table:table-cell table:formula="of:=[.D884]/1000" office:value-type="float" office:value="8.388" calcext:value-type="float">
            <text:p>8.388</text:p>
          </table:table-cell>
          <table:table-cell office:value-type="float" office:value="9321" calcext:value-type="float">
            <text:p>9321</text:p>
          </table:table-cell>
          <table:table-cell table:formula="of:=[.F884]/1000" office:value-type="float" office:value="9.321" calcext:value-type="float">
            <text:p>9.321</text:p>
          </table:table-cell>
          <table:table-cell table:formula="of:=[.H883]+36/1000" office:value-type="float" office:value="31.7880000000005" calcext:value-type="float">
            <text:p>31.788</text:p>
          </table:table-cell>
          <table:table-cell table:formula="of:=[.I883]+0.045" office:value-type="float" office:value="39.7350000000009" calcext:value-type="float">
            <text:p>39.735</text:p>
          </table:table-cell>
        </table:table-row>
        <table:table-row table:style-name="ro1">
          <table:table-cell table:number-columns-repeated="2"/>
          <table:table-cell office:value-type="float" office:value="885" calcext:value-type="float">
            <text:p>885</text:p>
          </table:table-cell>
          <table:table-cell office:value-type="float" office:value="8243" calcext:value-type="float">
            <text:p>8243</text:p>
          </table:table-cell>
          <table:table-cell table:formula="of:=[.D885]/1000" office:value-type="float" office:value="8.243" calcext:value-type="float">
            <text:p>8.243</text:p>
          </table:table-cell>
          <table:table-cell office:value-type="float" office:value="9426" calcext:value-type="float">
            <text:p>9426</text:p>
          </table:table-cell>
          <table:table-cell table:formula="of:=[.F885]/1000" office:value-type="float" office:value="9.426" calcext:value-type="float">
            <text:p>9.426</text:p>
          </table:table-cell>
          <table:table-cell table:formula="of:=[.H884]+36/1000" office:value-type="float" office:value="31.8240000000005" calcext:value-type="float">
            <text:p>31.824</text:p>
          </table:table-cell>
          <table:table-cell table:formula="of:=[.I884]+0.045" office:value-type="float" office:value="39.7800000000009" calcext:value-type="float">
            <text:p>39.78</text:p>
          </table:table-cell>
        </table:table-row>
        <table:table-row table:style-name="ro1">
          <table:table-cell table:number-columns-repeated="2"/>
          <table:table-cell office:value-type="float" office:value="886" calcext:value-type="float">
            <text:p>886</text:p>
          </table:table-cell>
          <table:table-cell office:value-type="float" office:value="8293" calcext:value-type="float">
            <text:p>8293</text:p>
          </table:table-cell>
          <table:table-cell table:formula="of:=[.D886]/1000" office:value-type="float" office:value="8.293" calcext:value-type="float">
            <text:p>8.293</text:p>
          </table:table-cell>
          <table:table-cell office:value-type="float" office:value="9282" calcext:value-type="float">
            <text:p>9282</text:p>
          </table:table-cell>
          <table:table-cell table:formula="of:=[.F886]/1000" office:value-type="float" office:value="9.282" calcext:value-type="float">
            <text:p>9.282</text:p>
          </table:table-cell>
          <table:table-cell table:formula="of:=[.H885]+36/1000" office:value-type="float" office:value="31.8600000000005" calcext:value-type="float">
            <text:p>31.86</text:p>
          </table:table-cell>
          <table:table-cell table:formula="of:=[.I885]+0.045" office:value-type="float" office:value="39.8250000000009" calcext:value-type="float">
            <text:p>39.825</text:p>
          </table:table-cell>
        </table:table-row>
        <table:table-row table:style-name="ro1">
          <table:table-cell table:number-columns-repeated="2"/>
          <table:table-cell office:value-type="float" office:value="887" calcext:value-type="float">
            <text:p>887</text:p>
          </table:table-cell>
          <table:table-cell office:value-type="float" office:value="8251" calcext:value-type="float">
            <text:p>8251</text:p>
          </table:table-cell>
          <table:table-cell table:formula="of:=[.D887]/1000" office:value-type="float" office:value="8.251" calcext:value-type="float">
            <text:p>8.251</text:p>
          </table:table-cell>
          <table:table-cell office:value-type="float" office:value="9387" calcext:value-type="float">
            <text:p>9387</text:p>
          </table:table-cell>
          <table:table-cell table:formula="of:=[.F887]/1000" office:value-type="float" office:value="9.387" calcext:value-type="float">
            <text:p>9.387</text:p>
          </table:table-cell>
          <table:table-cell table:formula="of:=[.H886]+36/1000" office:value-type="float" office:value="31.8960000000005" calcext:value-type="float">
            <text:p>31.896</text:p>
          </table:table-cell>
          <table:table-cell table:formula="of:=[.I886]+0.045" office:value-type="float" office:value="39.8700000000009" calcext:value-type="float">
            <text:p>39.87</text:p>
          </table:table-cell>
        </table:table-row>
        <table:table-row table:style-name="ro1">
          <table:table-cell table:number-columns-repeated="2"/>
          <table:table-cell office:value-type="float" office:value="888" calcext:value-type="float">
            <text:p>888</text:p>
          </table:table-cell>
          <table:table-cell office:value-type="float" office:value="9401" calcext:value-type="float">
            <text:p>9401</text:p>
          </table:table-cell>
          <table:table-cell table:formula="of:=[.D888]/1000" office:value-type="float" office:value="9.401" calcext:value-type="float">
            <text:p>9.401</text:p>
          </table:table-cell>
          <table:table-cell office:value-type="float" office:value="9259" calcext:value-type="float">
            <text:p>9259</text:p>
          </table:table-cell>
          <table:table-cell table:formula="of:=[.F888]/1000" office:value-type="float" office:value="9.259" calcext:value-type="float">
            <text:p>9.259</text:p>
          </table:table-cell>
          <table:table-cell table:formula="of:=[.H887]+36/1000" office:value-type="float" office:value="31.9320000000005" calcext:value-type="float">
            <text:p>31.932</text:p>
          </table:table-cell>
          <table:table-cell table:formula="of:=[.I887]+0.045" office:value-type="float" office:value="39.9150000000009" calcext:value-type="float">
            <text:p>39.915</text:p>
          </table:table-cell>
        </table:table-row>
        <table:table-row table:style-name="ro1">
          <table:table-cell table:number-columns-repeated="2"/>
          <table:table-cell office:value-type="float" office:value="889" calcext:value-type="float">
            <text:p>889</text:p>
          </table:table-cell>
          <table:table-cell office:value-type="float" office:value="8273" calcext:value-type="float">
            <text:p>8273</text:p>
          </table:table-cell>
          <table:table-cell table:formula="of:=[.D889]/1000" office:value-type="float" office:value="8.273" calcext:value-type="float">
            <text:p>8.273</text:p>
          </table:table-cell>
          <table:table-cell office:value-type="float" office:value="9371" calcext:value-type="float">
            <text:p>9371</text:p>
          </table:table-cell>
          <table:table-cell table:formula="of:=[.F889]/1000" office:value-type="float" office:value="9.371" calcext:value-type="float">
            <text:p>9.371</text:p>
          </table:table-cell>
          <table:table-cell table:formula="of:=[.H888]+36/1000" office:value-type="float" office:value="31.9680000000005" calcext:value-type="float">
            <text:p>31.968</text:p>
          </table:table-cell>
          <table:table-cell table:formula="of:=[.I888]+0.045" office:value-type="float" office:value="39.9600000000009" calcext:value-type="float">
            <text:p>39.96</text:p>
          </table:table-cell>
        </table:table-row>
        <table:table-row table:style-name="ro1">
          <table:table-cell table:number-columns-repeated="2"/>
          <table:table-cell office:value-type="float" office:value="890" calcext:value-type="float">
            <text:p>890</text:p>
          </table:table-cell>
          <table:table-cell office:value-type="float" office:value="8278" calcext:value-type="float">
            <text:p>8278</text:p>
          </table:table-cell>
          <table:table-cell table:formula="of:=[.D890]/1000" office:value-type="float" office:value="8.278" calcext:value-type="float">
            <text:p>8.278</text:p>
          </table:table-cell>
          <table:table-cell office:value-type="float" office:value="9335" calcext:value-type="float">
            <text:p>9335</text:p>
          </table:table-cell>
          <table:table-cell table:formula="of:=[.F890]/1000" office:value-type="float" office:value="9.335" calcext:value-type="float">
            <text:p>9.335</text:p>
          </table:table-cell>
          <table:table-cell table:formula="of:=[.H889]+36/1000" office:value-type="float" office:value="32.0040000000005" calcext:value-type="float">
            <text:p>32.004</text:p>
          </table:table-cell>
          <table:table-cell table:formula="of:=[.I889]+0.045" office:value-type="float" office:value="40.0050000000009" calcext:value-type="float">
            <text:p>40.005</text:p>
          </table:table-cell>
        </table:table-row>
        <table:table-row table:style-name="ro1">
          <table:table-cell table:number-columns-repeated="2"/>
          <table:table-cell office:value-type="float" office:value="891" calcext:value-type="float">
            <text:p>891</text:p>
          </table:table-cell>
          <table:table-cell office:value-type="float" office:value="8236" calcext:value-type="float">
            <text:p>8236</text:p>
          </table:table-cell>
          <table:table-cell table:formula="of:=[.D891]/1000" office:value-type="float" office:value="8.236" calcext:value-type="float">
            <text:p>8.236</text:p>
          </table:table-cell>
          <table:table-cell office:value-type="float" office:value="9266" calcext:value-type="float">
            <text:p>9266</text:p>
          </table:table-cell>
          <table:table-cell table:formula="of:=[.F891]/1000" office:value-type="float" office:value="9.266" calcext:value-type="float">
            <text:p>9.266</text:p>
          </table:table-cell>
          <table:table-cell table:formula="of:=[.H890]+36/1000" office:value-type="float" office:value="32.0400000000005" calcext:value-type="float">
            <text:p>32.04</text:p>
          </table:table-cell>
          <table:table-cell table:formula="of:=[.I890]+0.045" office:value-type="float" office:value="40.0500000000009" calcext:value-type="float">
            <text:p>40.05</text:p>
          </table:table-cell>
        </table:table-row>
        <table:table-row table:style-name="ro1">
          <table:table-cell table:number-columns-repeated="2"/>
          <table:table-cell office:value-type="float" office:value="892" calcext:value-type="float">
            <text:p>892</text:p>
          </table:table-cell>
          <table:table-cell office:value-type="float" office:value="8366" calcext:value-type="float">
            <text:p>8366</text:p>
          </table:table-cell>
          <table:table-cell table:formula="of:=[.D892]/1000" office:value-type="float" office:value="8.366" calcext:value-type="float">
            <text:p>8.366</text:p>
          </table:table-cell>
          <table:table-cell office:value-type="float" office:value="9292" calcext:value-type="float">
            <text:p>9292</text:p>
          </table:table-cell>
          <table:table-cell table:formula="of:=[.F892]/1000" office:value-type="float" office:value="9.292" calcext:value-type="float">
            <text:p>9.292</text:p>
          </table:table-cell>
          <table:table-cell table:formula="of:=[.H891]+36/1000" office:value-type="float" office:value="32.0760000000005" calcext:value-type="float">
            <text:p>32.076</text:p>
          </table:table-cell>
          <table:table-cell table:formula="of:=[.I891]+0.045" office:value-type="float" office:value="40.0950000000009" calcext:value-type="float">
            <text:p>40.095</text:p>
          </table:table-cell>
        </table:table-row>
        <table:table-row table:style-name="ro1">
          <table:table-cell table:number-columns-repeated="2"/>
          <table:table-cell office:value-type="float" office:value="893" calcext:value-type="float">
            <text:p>893</text:p>
          </table:table-cell>
          <table:table-cell office:value-type="float" office:value="8486" calcext:value-type="float">
            <text:p>8486</text:p>
          </table:table-cell>
          <table:table-cell table:formula="of:=[.D893]/1000" office:value-type="float" office:value="8.486" calcext:value-type="float">
            <text:p>8.486</text:p>
          </table:table-cell>
          <table:table-cell office:value-type="float" office:value="9342" calcext:value-type="float">
            <text:p>9342</text:p>
          </table:table-cell>
          <table:table-cell table:formula="of:=[.F893]/1000" office:value-type="float" office:value="9.342" calcext:value-type="float">
            <text:p>9.342</text:p>
          </table:table-cell>
          <table:table-cell table:formula="of:=[.H892]+36/1000" office:value-type="float" office:value="32.1120000000005" calcext:value-type="float">
            <text:p>32.112</text:p>
          </table:table-cell>
          <table:table-cell table:formula="of:=[.I892]+0.045" office:value-type="float" office:value="40.1400000000009" calcext:value-type="float">
            <text:p>40.14</text:p>
          </table:table-cell>
        </table:table-row>
        <table:table-row table:style-name="ro1">
          <table:table-cell table:number-columns-repeated="2"/>
          <table:table-cell office:value-type="float" office:value="894" calcext:value-type="float">
            <text:p>894</text:p>
          </table:table-cell>
          <table:table-cell office:value-type="float" office:value="8307" calcext:value-type="float">
            <text:p>8307</text:p>
          </table:table-cell>
          <table:table-cell table:formula="of:=[.D894]/1000" office:value-type="float" office:value="8.307" calcext:value-type="float">
            <text:p>8.307</text:p>
          </table:table-cell>
          <table:table-cell office:value-type="float" office:value="9471" calcext:value-type="float">
            <text:p>9471</text:p>
          </table:table-cell>
          <table:table-cell table:formula="of:=[.F894]/1000" office:value-type="float" office:value="9.471" calcext:value-type="float">
            <text:p>9.471</text:p>
          </table:table-cell>
          <table:table-cell table:formula="of:=[.H893]+36/1000" office:value-type="float" office:value="32.1480000000005" calcext:value-type="float">
            <text:p>32.148</text:p>
          </table:table-cell>
          <table:table-cell table:formula="of:=[.I893]+0.045" office:value-type="float" office:value="40.1850000000009" calcext:value-type="float">
            <text:p>40.185</text:p>
          </table:table-cell>
        </table:table-row>
        <table:table-row table:style-name="ro1">
          <table:table-cell table:number-columns-repeated="2"/>
          <table:table-cell office:value-type="float" office:value="895" calcext:value-type="float">
            <text:p>895</text:p>
          </table:table-cell>
          <table:table-cell office:value-type="float" office:value="8102" calcext:value-type="float">
            <text:p>8102</text:p>
          </table:table-cell>
          <table:table-cell table:formula="of:=[.D895]/1000" office:value-type="float" office:value="8.102" calcext:value-type="float">
            <text:p>8.102</text:p>
          </table:table-cell>
          <table:table-cell office:value-type="float" office:value="9471" calcext:value-type="float">
            <text:p>9471</text:p>
          </table:table-cell>
          <table:table-cell table:formula="of:=[.F895]/1000" office:value-type="float" office:value="9.471" calcext:value-type="float">
            <text:p>9.471</text:p>
          </table:table-cell>
          <table:table-cell table:formula="of:=[.H894]+36/1000" office:value-type="float" office:value="32.1840000000005" calcext:value-type="float">
            <text:p>32.184</text:p>
          </table:table-cell>
          <table:table-cell table:formula="of:=[.I894]+0.045" office:value-type="float" office:value="40.2300000000009" calcext:value-type="float">
            <text:p>40.23</text:p>
          </table:table-cell>
        </table:table-row>
        <table:table-row table:style-name="ro1">
          <table:table-cell table:number-columns-repeated="2"/>
          <table:table-cell office:value-type="float" office:value="896" calcext:value-type="float">
            <text:p>896</text:p>
          </table:table-cell>
          <table:table-cell office:value-type="float" office:value="8118" calcext:value-type="float">
            <text:p>8118</text:p>
          </table:table-cell>
          <table:table-cell table:formula="of:=[.D896]/1000" office:value-type="float" office:value="8.118" calcext:value-type="float">
            <text:p>8.118</text:p>
          </table:table-cell>
          <table:table-cell office:value-type="float" office:value="9364" calcext:value-type="float">
            <text:p>9364</text:p>
          </table:table-cell>
          <table:table-cell table:formula="of:=[.F896]/1000" office:value-type="float" office:value="9.364" calcext:value-type="float">
            <text:p>9.364</text:p>
          </table:table-cell>
          <table:table-cell table:formula="of:=[.H895]+36/1000" office:value-type="float" office:value="32.2200000000005" calcext:value-type="float">
            <text:p>32.22</text:p>
          </table:table-cell>
          <table:table-cell table:formula="of:=[.I895]+0.045" office:value-type="float" office:value="40.2750000000009" calcext:value-type="float">
            <text:p>40.275</text:p>
          </table:table-cell>
        </table:table-row>
        <table:table-row table:style-name="ro1">
          <table:table-cell table:number-columns-repeated="2"/>
          <table:table-cell office:value-type="float" office:value="897" calcext:value-type="float">
            <text:p>897</text:p>
          </table:table-cell>
          <table:table-cell office:value-type="float" office:value="12918" calcext:value-type="float">
            <text:p>12918</text:p>
          </table:table-cell>
          <table:table-cell table:formula="of:=[.D897]/1000" office:value-type="float" office:value="12.918" calcext:value-type="float">
            <text:p>12.918</text:p>
          </table:table-cell>
          <table:table-cell office:value-type="float" office:value="9230" calcext:value-type="float">
            <text:p>9230</text:p>
          </table:table-cell>
          <table:table-cell table:formula="of:=[.F897]/1000" office:value-type="float" office:value="9.23" calcext:value-type="float">
            <text:p>9.23</text:p>
          </table:table-cell>
          <table:table-cell table:formula="of:=[.H896]+36/1000" office:value-type="float" office:value="32.2560000000005" calcext:value-type="float">
            <text:p>32.256</text:p>
          </table:table-cell>
          <table:table-cell table:formula="of:=[.I896]+0.045" office:value-type="float" office:value="40.3200000000009" calcext:value-type="float">
            <text:p>40.32</text:p>
          </table:table-cell>
        </table:table-row>
        <table:table-row table:style-name="ro1">
          <table:table-cell table:number-columns-repeated="2"/>
          <table:table-cell office:value-type="float" office:value="898" calcext:value-type="float">
            <text:p>898</text:p>
          </table:table-cell>
          <table:table-cell office:value-type="float" office:value="8583" calcext:value-type="float">
            <text:p>8583</text:p>
          </table:table-cell>
          <table:table-cell table:formula="of:=[.D898]/1000" office:value-type="float" office:value="8.583" calcext:value-type="float">
            <text:p>8.583</text:p>
          </table:table-cell>
          <table:table-cell office:value-type="float" office:value="9311" calcext:value-type="float">
            <text:p>9311</text:p>
          </table:table-cell>
          <table:table-cell table:formula="of:=[.F898]/1000" office:value-type="float" office:value="9.311" calcext:value-type="float">
            <text:p>9.311</text:p>
          </table:table-cell>
          <table:table-cell table:formula="of:=[.H897]+36/1000" office:value-type="float" office:value="32.2920000000005" calcext:value-type="float">
            <text:p>32.292</text:p>
          </table:table-cell>
          <table:table-cell table:formula="of:=[.I897]+0.045" office:value-type="float" office:value="40.3650000000009" calcext:value-type="float">
            <text:p>40.365</text:p>
          </table:table-cell>
        </table:table-row>
        <table:table-row table:style-name="ro1">
          <table:table-cell table:number-columns-repeated="2"/>
          <table:table-cell office:value-type="float" office:value="899" calcext:value-type="float">
            <text:p>899</text:p>
          </table:table-cell>
          <table:table-cell office:value-type="float" office:value="10197" calcext:value-type="float">
            <text:p>10197</text:p>
          </table:table-cell>
          <table:table-cell table:formula="of:=[.D899]/1000" office:value-type="float" office:value="10.197" calcext:value-type="float">
            <text:p>10.197</text:p>
          </table:table-cell>
          <table:table-cell office:value-type="float" office:value="9285" calcext:value-type="float">
            <text:p>9285</text:p>
          </table:table-cell>
          <table:table-cell table:formula="of:=[.F899]/1000" office:value-type="float" office:value="9.285" calcext:value-type="float">
            <text:p>9.285</text:p>
          </table:table-cell>
          <table:table-cell table:formula="of:=[.H898]+36/1000" office:value-type="float" office:value="32.3280000000005" calcext:value-type="float">
            <text:p>32.328</text:p>
          </table:table-cell>
          <table:table-cell table:formula="of:=[.I898]+0.045" office:value-type="float" office:value="40.4100000000009" calcext:value-type="float">
            <text:p>40.41</text:p>
          </table:table-cell>
        </table:table-row>
        <table:table-row table:style-name="ro1">
          <table:table-cell table:number-columns-repeated="2"/>
          <table:table-cell office:value-type="float" office:value="900" calcext:value-type="float">
            <text:p>900</text:p>
          </table:table-cell>
          <table:table-cell office:value-type="float" office:value="14534" calcext:value-type="float">
            <text:p>14534</text:p>
          </table:table-cell>
          <table:table-cell table:formula="of:=[.D900]/1000" office:value-type="float" office:value="14.534" calcext:value-type="float">
            <text:p>14.534</text:p>
          </table:table-cell>
          <table:table-cell office:value-type="float" office:value="9251" calcext:value-type="float">
            <text:p>9251</text:p>
          </table:table-cell>
          <table:table-cell table:formula="of:=[.F900]/1000" office:value-type="float" office:value="9.251" calcext:value-type="float">
            <text:p>9.251</text:p>
          </table:table-cell>
          <table:table-cell table:formula="of:=[.H899]+36/1000" office:value-type="float" office:value="32.3640000000005" calcext:value-type="float">
            <text:p>32.364</text:p>
          </table:table-cell>
          <table:table-cell table:formula="of:=[.I899]+0.045" office:value-type="float" office:value="40.4550000000009" calcext:value-type="float">
            <text:p>40.455</text:p>
          </table:table-cell>
        </table:table-row>
        <table:table-row table:style-name="ro1">
          <table:table-cell table:number-columns-repeated="3"/>
          <table:table-cell office:value-type="float" office:value="23595" calcext:value-type="float">
            <text:p>23595</text:p>
          </table:table-cell>
          <table:table-cell table:formula="of:=[.D901]/1000" office:value-type="float" office:value="23.595" calcext:value-type="float">
            <text:p>23.595</text:p>
          </table:table-cell>
          <table:table-cell office:value-type="float" office:value="9271" calcext:value-type="float">
            <text:p>9271</text:p>
          </table:table-cell>
          <table:table-cell table:formula="of:=[.F901]/1000" office:value-type="float" office:value="9.271" calcext:value-type="float">
            <text:p>9.271</text:p>
          </table:table-cell>
          <table:table-cell table:formula="of:=[.H900]+36/1000" office:value-type="float" office:value="32.4000000000005" calcext:value-type="float">
            <text:p>32.4</text:p>
          </table:table-cell>
          <table:table-cell table:formula="of:=[.I900]+0.045" office:value-type="float" office:value="40.5000000000009" calcext:value-type="float">
            <text:p>40.5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 table:number-rows-repeated="7"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table:style-name="ce1" office:value-type="float" office:value="4263236" calcext:value-type="float">
            <text:p>4263236</text:p>
          </table:table-cell>
          <table:table-cell table:style-name="ce1" office:value-type="string" calcext:value-type="string">
            <text:p><text:span text:style-name="T1">&gt; db.stats()</text:span></text:p>
            <text:p><text:span text:style-name="T1">{</text:span></text:p>
            <text:p><text:span text:style-name="T1">"db" : "images",</text:span></text:p>
            <text:p><text:span text:style-name="T1">"collections" : 3,</text:span></text:p>
            <text:p><text:span text:style-name="T1">"objects" : 8508,</text:span></text:p>
            <text:p><text:span text:style-name="T1">"avgObjSize" : 490.9534555712271,</text:span></text:p>
            <text:p><text:span text:style-name="T1">"dataSize" : 4177032,</text:span></text:p>
            <text:p><text:span text:style-name="T1">"storageSize" : 4890624,</text:span></text:p>
            <text:p><text:span text:style-name="T1">"numExtents" : 7,</text:span></text:p>
            <text:p><text:span text:style-name="T1">"indexes" : 2,</text:span></text:p>
            <text:p><text:span text:style-name="T1">"indexSize" : 1618848,</text:span></text:p>
            <text:p><text:span text:style-name="T1">"fileSize" : 201326592,</text:span></text:p>
            <text:p><text:span text:style-name="T1">"nsSizeMB" : 16,</text:span></text:p>
            <text:p><text:span text:style-name="T1">"dataFileVersion" : {</text:span></text:p>
            <text:p><text:span text:style-name="T1">"major" : 4,</text:span></text:p>
            <text:p><text:span text:style-name="T1">"minor" : 5</text:span></text:p>
            <text:p><text:span text:style-name="T1">},</text:span></text:p>
            <text:p><text:span text:style-name="T1">"ok" : 1</text:span></text:p>
            <text:p><text:span text:style-name="T1">}</text:span></text:p>
            <text:p><text:span text:style-name="T1">&gt; use containers</text:span></text:p>
            <text:p><text:span text:style-name="T1">switched to db containers </text:span></text:p>
            <text:p><text:span text:style-name="T1">&gt; db.stats()</text:span></text:p>
            <text:p><text:span text:style-name="T1">{</text:span></text:p>
            <text:p><text:span text:style-name="T1">"db" : "containers",</text:span></text:p>
            <text:p><text:span text:style-name="T1">"collections" : 4,</text:span></text:p>
            <text:p><text:span text:style-name="T1">"objects" : 100011,</text:span></text:p>
            <text:p><text:span text:style-name="T1">"avgObjSize" : 229998.48076711563,</text:span></text:p>
            <text:p><text:span text:style-name="T1">"dataSize" : 23002378060,</text:span></text:p>
            <text:p><text:span text:style-name="T1">"storageSize" : 23690768256,</text:span></text:p>
            <text:p><text:span text:style-name="T1">"numExtents" : 37,</text:span></text:p>
            <text:p><text:span text:style-name="T1">"indexes" : 4,</text:span></text:p>
            <text:p><text:span text:style-name="T1">"indexSize" : 7832608,</text:span></text:p>
            <text:p><text:span text:style-name="T1">"fileSize" : 27837595648,</text:span></text:p>
            <text:p><text:span text:style-name="T1">"nsSizeMB" : 16,</text:span></text:p>
            <text:p><text:span text:style-name="T1">"dataFileVersion" : {</text:span></text:p>
            <text:p><text:span text:style-name="T1">"major" : 4,</text:span></text:p>
            <text:p><text:span text:style-name="T1">"minor" : 5</text:span></text:p>
            <text:p><text:span text:style-name="T1">},</text:span></text:p>
            <text:p><text:span text:style-name="T1">"ok" : 1</text:span></text:p>
            <text:p><text:span text:style-name="T1">}</text:span></text:p>
            <text:p/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 office:value-type="float" office:value="3494548" calcext:value-type="float">
            <text:p>3494548</text:p>
          </table:table-cell>
          <table:table-cell office:value-type="string" calcext:value-type="string">
            <text:p>}</text:p>
            <text:p>&gt; </text:p>
            <text:p>&gt; db.stats()</text:p>
            <text:p>{</text:p>
            <text:p>"db" : "containers",</text:p>
            <text:p>"collections" : 4,</text:p>
            <text:p>"objects" : 180011,</text:p>
            <text:p>"avgObjSize" : 230009.6452550122,</text:p>
            <text:p>"dataSize" : 41404266252,</text:p>
            <text:p>"storageSize" : 43016998640,</text:p>
            <text:p>"numExtents" : 47,</text:p>
            <text:p>"indexes" : 4,</text:p>
            <text:p>"indexSize" : 14079072,</text:p>
            <text:p>"fileSize" : 47155511296,</text:p>
            <text:p>"nsSizeMB" : 16,</text:p>
            <text:p>"dataFileVersion" : {</text:p>
            <text:p>"major" : 4,</text:p>
            <text:p>"minor" : 5</text:p>
            <text:p>},</text:p>
            <text:p>"ok" : 1</text:p>
            <text:p>}</text:p>
            <text:p>&gt; use images</text:p>
            <text:p>switched to db images</text:p>
            <text:p>&gt; db.stats()</text:p>
            <text:p>{</text:p>
            <text:p>"db" : "images",</text:p>
            <text:p>"collections" : 3,</text:p>
            <text:p>"objects" : 15308,</text:p>
            <text:p>"avgObjSize" : 491.47164881107915,</text:p>
            <text:p>"dataSize" : 7523448,</text:p>
            <text:p>"storageSize" : 19570688,</text:p>
            <text:p>"numExtents" : 8,</text:p>
            <text:p>"indexes" : 2,</text:p>
            <text:p>"indexSize" : 2910656,</text:p>
            <text:p>"fileSize" : 201326592,</text:p>
            <text:p>"nsSizeMB" : 16,</text:p>
            <text:p>"dataFileVersion" : {</text:p>
            <text:p>"major" : 4,</text:p>
            <text:p>"minor" : 5</text:p>
            <text:p>},</text:p>
            <text:p>"ok" : 1</text:p>
            <text:p>}</text:p>
            <text:p/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formula="of:=SUM([.A912:.A913])/1000/60/60" office:value-type="float" office:value="2.15494" calcext:value-type="float">
            <text:p>2.15494</text:p>
          </table:table-cell>
          <table:table-cell table:number-columns-repeated="3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9">00/00/0000</text:date>, <text:time style:data-style-name="N2" text:time-value="07:42:10.8475880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5-03-09T07:59:22.648225476</dc:date>
    <meta:editing-duration>PT2H4M48S</meta:editing-duration>
    <meta:editing-cycles>12</meta:editing-cycles>
    <meta:document-statistic meta:table-count="1" meta:cell-count="631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0001" number:language="pl" number:country="PL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20001">
      <style:chart-properties chart:display-label="true" chart:logarithmic="false" chart:maximum="900" chart:reverse-direction="false" text:line-break="false" chart:link-data-style-to-source="false" chart:axis-position="0"/>
      <style:graphic-properties svg:stroke-color="#b3b3b3"/>
      <style:text-properties fo:font-size="10pt" fo:language="pl" fo:country="PL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13cm" svg:height="9.148cm" xlink:href=".." xlink:type="simple" chart:class="chart:scatter" chart:style-name="ch1">
        <chart:legend svg:x="13.026cm" svg:y="3.593cm" style:legend-expansion="custom" chartooo:width="3.99cm" chartooo:height="1.619cm" style:legend-expansion-aspect-ratio="2.46448424953675" chart:style-name="ch2"/>
        <chart:plot-area chart:style-name="ch3" table:cell-range-address="Sheet1.C2:Sheet1.C901 Sheet1.E1:Sheet1.E901 Sheet1.G1:Sheet1.G901" chart:data-source-has-labels="row" svg:x="1.467cm" svg:y="1.321cm" svg:width="11.544cm" svg:height="7.035cm">
          <chartooo:coordinate-region svg:x="2.088cm" svg:y="1.52cm" svg:width="10.643cm" svg:height="6.189cm"/>
          <chart:axis chart:dimension="x" chart:name="primary-x" chart:style-name="ch4">
            <chart:title svg:x="5.316cm" svg:y="8.538cm" chart:style-name="ch5">
              <text:p>Ilość zapisanych widoków</text:p>
            </chart:title>
          </chart:axis>
          <chart:axis chart:dimension="y" chart:name="primary-y" chart:style-name="ch6">
            <chart:title svg:x="0.565cm" svg:y="5.98cm" chart:style-name="ch7">
              <text:p>Czas zapisu [s]</text:p>
            </chart:title>
            <chart:grid chart:style-name="ch8" chart:class="major"/>
          </chart:axis>
          <chart:series chart:style-name="ch9" chart:values-cell-range-address="Sheet1.E2:Sheet1.E901" chart:label-cell-address="Sheet1.E1:Sheet1.E1" chart:class="chart:scatter">
            <chart:domain table:cell-range-address="Sheet1.C2:Sheet1.C901"/>
            <chart:data-point chart:repeated="900"/>
          </chart:series>
          <chart:series chart:style-name="ch10" chart:values-cell-range-address="Sheet1.G2:Sheet1.G901" chart:label-cell-address="Sheet1.G1:Sheet1.G1" chart:class="chart:scatter">
            <chart:data-point chart:repeated="9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GRIDFS</text:p>
                <draw:g>
                  <svg:desc>Sheet1.E1:Sheet1.E1</svg:desc>
                </draw:g>
              </table:table-cell>
              <table:table-cell office:value-type="string">
                <text:p>Dokument BSON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C2:Sheet1.C901</svg:desc>
                </draw:g>
              </table:table-cell>
              <table:table-cell office:value-type="float" office:value="7.567">
                <text:p>7.567</text:p>
                <draw:g>
                  <svg:desc>Sheet1.E2:Sheet1.E901</svg:desc>
                </draw:g>
              </table:table-cell>
              <table:table-cell office:value-type="float" office:value="8.659">
                <text:p>8.659</text:p>
                <draw:g>
                  <svg:desc>Sheet1.G2:Sheet1.G9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.497">
                <text:p>7.497</text:p>
              </table:table-cell>
              <table:table-cell office:value-type="float" office:value="8.635">
                <text:p>8.6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.45">
                <text:p>7.45</text:p>
              </table:table-cell>
              <table:table-cell office:value-type="float" office:value="8.631">
                <text:p>8.6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7.405">
                <text:p>7.405</text:p>
              </table:table-cell>
              <table:table-cell office:value-type="float" office:value="8.676">
                <text:p>8.6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.459">
                <text:p>7.459</text:p>
              </table:table-cell>
              <table:table-cell office:value-type="float" office:value="8.666">
                <text:p>8.6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.628">
                <text:p>7.628</text:p>
              </table:table-cell>
              <table:table-cell office:value-type="float" office:value="8.583">
                <text:p>8.5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.462">
                <text:p>7.462</text:p>
              </table:table-cell>
              <table:table-cell office:value-type="float" office:value="8.732">
                <text:p>8.7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.468">
                <text:p>7.468</text:p>
              </table:table-cell>
              <table:table-cell office:value-type="float" office:value="8.705">
                <text:p>8.7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757">
                <text:p>7.757</text:p>
              </table:table-cell>
              <table:table-cell office:value-type="float" office:value="8.627">
                <text:p>8.6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7.501">
                <text:p>7.501</text:p>
              </table:table-cell>
              <table:table-cell office:value-type="float" office:value="8.666">
                <text:p>8.6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7.532">
                <text:p>7.532</text:p>
              </table:table-cell>
              <table:table-cell office:value-type="float" office:value="9.065">
                <text:p>9.0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7.442">
                <text:p>7.442</text:p>
              </table:table-cell>
              <table:table-cell office:value-type="float" office:value="9.483">
                <text:p>9.4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7.421">
                <text:p>7.421</text:p>
              </table:table-cell>
              <table:table-cell office:value-type="float" office:value="9.145">
                <text:p>9.1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7.554">
                <text:p>7.554</text:p>
              </table:table-cell>
              <table:table-cell office:value-type="float" office:value="9.599">
                <text:p>9.5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7.445">
                <text:p>7.445</text:p>
              </table:table-cell>
              <table:table-cell office:value-type="float" office:value="9.725">
                <text:p>9.7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8.024">
                <text:p>8.024</text:p>
              </table:table-cell>
              <table:table-cell office:value-type="float" office:value="9.535">
                <text:p>9.5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7.783">
                <text:p>7.783</text:p>
              </table:table-cell>
              <table:table-cell office:value-type="float" office:value="9.584">
                <text:p>9.5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7.478">
                <text:p>7.478</text:p>
              </table:table-cell>
              <table:table-cell office:value-type="float" office:value="9.243">
                <text:p>9.2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7.768">
                <text:p>7.768</text:p>
              </table:table-cell>
              <table:table-cell office:value-type="float" office:value="9.441">
                <text:p>9.4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7.881">
                <text:p>7.881</text:p>
              </table:table-cell>
              <table:table-cell office:value-type="float" office:value="24.224">
                <text:p>24.2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8.055">
                <text:p>8.055</text:p>
              </table:table-cell>
              <table:table-cell office:value-type="float" office:value="19.057">
                <text:p>19.0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8.177">
                <text:p>8.177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7.891">
                <text:p>7.891</text:p>
              </table:table-cell>
              <table:table-cell office:value-type="float" office:value="10.047">
                <text:p>10.0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7.839">
                <text:p>7.839</text:p>
              </table:table-cell>
              <table:table-cell office:value-type="float" office:value="9.421">
                <text:p>9.4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7.862">
                <text:p>7.862</text:p>
              </table:table-cell>
              <table:table-cell office:value-type="float" office:value="9.475">
                <text:p>9.4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7.756">
                <text:p>7.756</text:p>
              </table:table-cell>
              <table:table-cell office:value-type="float" office:value="9.308">
                <text:p>9.3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7.948">
                <text:p>7.948</text:p>
              </table:table-cell>
              <table:table-cell office:value-type="float" office:value="13.145">
                <text:p>13.1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7.872">
                <text:p>7.872</text:p>
              </table:table-cell>
              <table:table-cell office:value-type="float" office:value="25.863">
                <text:p>25.8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7.977">
                <text:p>7.977</text:p>
              </table:table-cell>
              <table:table-cell office:value-type="float" office:value="14.371">
                <text:p>14.3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7.797">
                <text:p>7.797</text:p>
              </table:table-cell>
              <table:table-cell office:value-type="float" office:value="9.129">
                <text:p>9.1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7.803">
                <text:p>7.803</text:p>
              </table:table-cell>
              <table:table-cell office:value-type="float" office:value="9.244">
                <text:p>9.2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7.801">
                <text:p>7.801</text:p>
              </table:table-cell>
              <table:table-cell office:value-type="float" office:value="9.791">
                <text:p>9.7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7.877">
                <text:p>7.877</text:p>
              </table:table-cell>
              <table:table-cell office:value-type="float" office:value="9.603">
                <text:p>9.6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7.86">
                <text:p>7.86</text:p>
              </table:table-cell>
              <table:table-cell office:value-type="float" office:value="9.403">
                <text:p>9.4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8.085">
                <text:p>8.085</text:p>
              </table:table-cell>
              <table:table-cell office:value-type="float" office:value="9.367">
                <text:p>9.3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7.866">
                <text:p>7.866</text:p>
              </table:table-cell>
              <table:table-cell office:value-type="float" office:value="9.712">
                <text:p>9.7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7.877">
                <text:p>7.877</text:p>
              </table:table-cell>
              <table:table-cell office:value-type="float" office:value="9.601">
                <text:p>9.6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7.856">
                <text:p>7.856</text:p>
              </table:table-cell>
              <table:table-cell office:value-type="float" office:value="12.095">
                <text:p>12.0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7.736">
                <text:p>7.736</text:p>
              </table:table-cell>
              <table:table-cell office:value-type="float" office:value="23.51">
                <text:p>23.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7.809">
                <text:p>7.809</text:p>
              </table:table-cell>
              <table:table-cell office:value-type="float" office:value="21.658">
                <text:p>21.6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7.916">
                <text:p>7.916</text:p>
              </table:table-cell>
              <table:table-cell office:value-type="float" office:value="8.87">
                <text:p>8.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7.872">
                <text:p>7.872</text:p>
              </table:table-cell>
              <table:table-cell office:value-type="float" office:value="9.055">
                <text:p>9.0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7.854">
                <text:p>7.854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7.886">
                <text:p>7.886</text:p>
              </table:table-cell>
              <table:table-cell office:value-type="float" office:value="9.212">
                <text:p>9.2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7.932">
                <text:p>7.932</text:p>
              </table:table-cell>
              <table:table-cell office:value-type="float" office:value="9.434">
                <text:p>9.4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7.858">
                <text:p>7.858</text:p>
              </table:table-cell>
              <table:table-cell office:value-type="float" office:value="9.372">
                <text:p>9.3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7.875">
                <text:p>7.875</text:p>
              </table:table-cell>
              <table:table-cell office:value-type="float" office:value="13.254">
                <text:p>13.2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7.84">
                <text:p>7.84</text:p>
              </table:table-cell>
              <table:table-cell office:value-type="float" office:value="24.087">
                <text:p>24.0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7.922">
                <text:p>7.922</text:p>
              </table:table-cell>
              <table:table-cell office:value-type="float" office:value="17.573">
                <text:p>17.5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7.807">
                <text:p>7.807</text:p>
              </table:table-cell>
              <table:table-cell office:value-type="float" office:value="9.415">
                <text:p>9.4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7.847">
                <text:p>7.847</text:p>
              </table:table-cell>
              <table:table-cell office:value-type="float" office:value="9.73">
                <text:p>9.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7.832">
                <text:p>7.832</text:p>
              </table:table-cell>
              <table:table-cell office:value-type="float" office:value="9.182">
                <text:p>9.1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7.88">
                <text:p>7.88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7.813">
                <text:p>7.813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7.949">
                <text:p>7.949</text:p>
              </table:table-cell>
              <table:table-cell office:value-type="float" office:value="9.232">
                <text:p>9.2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7.804">
                <text:p>7.804</text:p>
              </table:table-cell>
              <table:table-cell office:value-type="float" office:value="9.352">
                <text:p>9.3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7.901">
                <text:p>7.901</text:p>
              </table:table-cell>
              <table:table-cell office:value-type="float" office:value="9.159">
                <text:p>9.1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7.941">
                <text:p>7.941</text:p>
              </table:table-cell>
              <table:table-cell office:value-type="float" office:value="9.242">
                <text:p>9.2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7.75">
                <text:p>7.75</text:p>
              </table:table-cell>
              <table:table-cell office:value-type="float" office:value="9.186">
                <text:p>9.1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7.923">
                <text:p>7.923</text:p>
              </table:table-cell>
              <table:table-cell office:value-type="float" office:value="9.089">
                <text:p>9.0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7.81">
                <text:p>7.81</text:p>
              </table:table-cell>
              <table:table-cell office:value-type="float" office:value="9.308">
                <text:p>9.3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7.948">
                <text:p>7.948</text:p>
              </table:table-cell>
              <table:table-cell office:value-type="float" office:value="9.679">
                <text:p>9.6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7.865">
                <text:p>7.865</text:p>
              </table:table-cell>
              <table:table-cell office:value-type="float" office:value="9.594">
                <text:p>9.5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7.766">
                <text:p>7.766</text:p>
              </table:table-cell>
              <table:table-cell office:value-type="float" office:value="18.458">
                <text:p>18.4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7.866">
                <text:p>7.866</text:p>
              </table:table-cell>
              <table:table-cell office:value-type="float" office:value="23.577">
                <text:p>23.5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7.881">
                <text:p>7.881</text:p>
              </table:table-cell>
              <table:table-cell office:value-type="float" office:value="12.716">
                <text:p>12.7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7.903">
                <text:p>7.903</text:p>
              </table:table-cell>
              <table:table-cell office:value-type="float" office:value="9.327">
                <text:p>9.3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.834">
                <text:p>7.834</text:p>
              </table:table-cell>
              <table:table-cell office:value-type="float" office:value="9.319">
                <text:p>9.3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.965">
                <text:p>7.965</text:p>
              </table:table-cell>
              <table:table-cell office:value-type="float" office:value="9.175">
                <text:p>9.1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.835">
                <text:p>7.835</text:p>
              </table:table-cell>
              <table:table-cell office:value-type="float" office:value="9.231">
                <text:p>9.2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.925">
                <text:p>7.925</text:p>
              </table:table-cell>
              <table:table-cell office:value-type="float" office:value="9.305">
                <text:p>9.3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.835">
                <text:p>7.835</text:p>
              </table:table-cell>
              <table:table-cell office:value-type="float" office:value="9.263">
                <text:p>9.2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.923">
                <text:p>7.923</text:p>
              </table:table-cell>
              <table:table-cell office:value-type="float" office:value="9.197">
                <text:p>9.1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8.218">
                <text:p>8.218</text:p>
              </table:table-cell>
              <table:table-cell office:value-type="float" office:value="9.296">
                <text:p>9.2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8.714">
                <text:p>8.714</text:p>
              </table:table-cell>
              <table:table-cell office:value-type="float" office:value="9.199">
                <text:p>9.1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8.03">
                <text:p>8.03</text:p>
              </table:table-cell>
              <table:table-cell office:value-type="float" office:value="9.844">
                <text:p>9.8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.952">
                <text:p>7.952</text:p>
              </table:table-cell>
              <table:table-cell office:value-type="float" office:value="9.042">
                <text:p>9.0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7.96">
                <text:p>7.96</text:p>
              </table:table-cell>
              <table:table-cell office:value-type="float" office:value="9.169">
                <text:p>9.1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7.874">
                <text:p>7.874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7.974">
                <text:p>7.974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.229">
                <text:p>8.229</text:p>
              </table:table-cell>
              <table:table-cell office:value-type="float" office:value="9.156">
                <text:p>9.1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.51">
                <text:p>8.51</text:p>
              </table:table-cell>
              <table:table-cell office:value-type="float" office:value="9.344">
                <text:p>9.3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.17">
                <text:p>8.17</text:p>
              </table:table-cell>
              <table:table-cell office:value-type="float" office:value="9.278">
                <text:p>9.2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.016">
                <text:p>8.016</text:p>
              </table:table-cell>
              <table:table-cell office:value-type="float" office:value="9.122">
                <text:p>9.1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7.885">
                <text:p>7.885</text:p>
              </table:table-cell>
              <table:table-cell office:value-type="float" office:value="9.394">
                <text:p>9.3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7.934">
                <text:p>7.934</text:p>
              </table:table-cell>
              <table:table-cell office:value-type="float" office:value="9.166">
                <text:p>9.1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7.904">
                <text:p>7.904</text:p>
              </table:table-cell>
              <table:table-cell office:value-type="float" office:value="9.259">
                <text:p>9.2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7.87">
                <text:p>7.87</text:p>
              </table:table-cell>
              <table:table-cell office:value-type="float" office:value="9.294">
                <text:p>9.2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7.771">
                <text:p>7.771</text:p>
              </table:table-cell>
              <table:table-cell office:value-type="float" office:value="9.132">
                <text:p>9.1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7.856">
                <text:p>7.856</text:p>
              </table:table-cell>
              <table:table-cell office:value-type="float" office:value="9.367">
                <text:p>9.3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7.942">
                <text:p>7.942</text:p>
              </table:table-cell>
              <table:table-cell office:value-type="float" office:value="9.563">
                <text:p>9.5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7.816">
                <text:p>7.816</text:p>
              </table:table-cell>
              <table:table-cell office:value-type="float" office:value="9.14">
                <text:p>9.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7.824">
                <text:p>7.824</text:p>
              </table:table-cell>
              <table:table-cell office:value-type="float" office:value="9.163">
                <text:p>9.1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7.811">
                <text:p>7.811</text:p>
              </table:table-cell>
              <table:table-cell office:value-type="float" office:value="9.163">
                <text:p>9.1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7.947">
                <text:p>7.947</text:p>
              </table:table-cell>
              <table:table-cell office:value-type="float" office:value="9.278">
                <text:p>9.2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7.825">
                <text:p>7.825</text:p>
              </table:table-cell>
              <table:table-cell office:value-type="float" office:value="9.225">
                <text:p>9.2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7.831">
                <text:p>7.831</text:p>
              </table:table-cell>
              <table:table-cell office:value-type="float" office:value="9.225">
                <text:p>9.2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7.84">
                <text:p>7.84</text:p>
              </table:table-cell>
              <table:table-cell office:value-type="float" office:value="9.156">
                <text:p>9.1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7.839">
                <text:p>7.839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7.848">
                <text:p>7.848</text:p>
              </table:table-cell>
              <table:table-cell office:value-type="float" office:value="9.245">
                <text:p>9.2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7.893">
                <text:p>7.893</text:p>
              </table:table-cell>
              <table:table-cell office:value-type="float" office:value="8.935">
                <text:p>8.9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7.842">
                <text:p>7.842</text:p>
              </table:table-cell>
              <table:table-cell office:value-type="float" office:value="8.853">
                <text:p>8.8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4">
                <text:p>104</text:p>
              </table:table-cell>
              <table:table-cell office:value-type="float" office:value="7.849">
                <text:p>7.849</text:p>
              </table:table-cell>
              <table:table-cell office:value-type="float" office:value="8.916">
                <text:p>8.91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7.844">
                <text:p>7.844</text:p>
              </table:table-cell>
              <table:table-cell office:value-type="float" office:value="8.889">
                <text:p>8.8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7.735">
                <text:p>7.735</text:p>
              </table:table-cell>
              <table:table-cell office:value-type="float" office:value="8.921">
                <text:p>8.92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7.779">
                <text:p>7.779</text:p>
              </table:table-cell>
              <table:table-cell office:value-type="float" office:value="9.111">
                <text:p>9.1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7.922">
                <text:p>7.922</text:p>
              </table:table-cell>
              <table:table-cell office:value-type="float" office:value="8.961">
                <text:p>8.96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7.996">
                <text:p>7.996</text:p>
              </table:table-cell>
              <table:table-cell office:value-type="float" office:value="8.712">
                <text:p>8.7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7.766">
                <text:p>7.766</text:p>
              </table:table-cell>
              <table:table-cell office:value-type="float" office:value="9.249">
                <text:p>9.2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7.777">
                <text:p>7.777</text:p>
              </table:table-cell>
              <table:table-cell office:value-type="float" office:value="9.338">
                <text:p>9.3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7.791">
                <text:p>7.791</text:p>
              </table:table-cell>
              <table:table-cell office:value-type="float" office:value="9.092">
                <text:p>9.09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7.902">
                <text:p>7.902</text:p>
              </table:table-cell>
              <table:table-cell office:value-type="float" office:value="9.261">
                <text:p>9.2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7.967">
                <text:p>7.967</text:p>
              </table:table-cell>
              <table:table-cell office:value-type="float" office:value="9.215">
                <text:p>9.21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8.02">
                <text:p>8.02</text:p>
              </table:table-cell>
              <table:table-cell office:value-type="float" office:value="9.321">
                <text:p>9.3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7.985">
                <text:p>7.985</text:p>
              </table:table-cell>
              <table:table-cell office:value-type="float" office:value="9.124">
                <text:p>9.1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7.911">
                <text:p>7.911</text:p>
              </table:table-cell>
              <table:table-cell office:value-type="float" office:value="9.465">
                <text:p>9.46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8.22">
                <text:p>8.22</text:p>
              </table:table-cell>
              <table:table-cell office:value-type="float" office:value="9.469">
                <text:p>9.4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8.434">
                <text:p>8.434</text:p>
              </table:table-cell>
              <table:table-cell office:value-type="float" office:value="9.214">
                <text:p>9.2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8.219">
                <text:p>8.219</text:p>
              </table:table-cell>
              <table:table-cell office:value-type="float" office:value="9.239">
                <text:p>9.23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7.86">
                <text:p>7.86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7.953">
                <text:p>7.953</text:p>
              </table:table-cell>
              <table:table-cell office:value-type="float" office:value="9.197">
                <text:p>9.1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3">
                <text:p>123</text:p>
              </table:table-cell>
              <table:table-cell office:value-type="float" office:value="7.831">
                <text:p>7.831</text:p>
              </table:table-cell>
              <table:table-cell office:value-type="float" office:value="9.241">
                <text:p>9.2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8.062">
                <text:p>8.062</text:p>
              </table:table-cell>
              <table:table-cell office:value-type="float" office:value="9.107">
                <text:p>9.1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8.015">
                <text:p>8.015</text:p>
              </table:table-cell>
              <table:table-cell office:value-type="float" office:value="9.605">
                <text:p>9.6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8.039">
                <text:p>8.039</text:p>
              </table:table-cell>
              <table:table-cell office:value-type="float" office:value="19.857">
                <text:p>19.8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7.948">
                <text:p>7.948</text:p>
              </table:table-cell>
              <table:table-cell office:value-type="float" office:value="21.121">
                <text:p>21.12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7.896">
                <text:p>7.896</text:p>
              </table:table-cell>
              <table:table-cell office:value-type="float" office:value="12.282">
                <text:p>12.28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9">
                <text:p>129</text:p>
              </table:table-cell>
              <table:table-cell office:value-type="float" office:value="7.934">
                <text:p>7.934</text:p>
              </table:table-cell>
              <table:table-cell office:value-type="float" office:value="27.869">
                <text:p>27.8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8.019">
                <text:p>8.019</text:p>
              </table:table-cell>
              <table:table-cell office:value-type="float" office:value="28.752">
                <text:p>28.7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7.9">
                <text:p>7.9</text:p>
              </table:table-cell>
              <table:table-cell office:value-type="float" office:value="11.515">
                <text:p>11.5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2">
                <text:p>132</text:p>
              </table:table-cell>
              <table:table-cell office:value-type="float" office:value="7.898">
                <text:p>7.898</text:p>
              </table:table-cell>
              <table:table-cell office:value-type="float" office:value="9.457">
                <text:p>9.45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7.82">
                <text:p>7.82</text:p>
              </table:table-cell>
              <table:table-cell office:value-type="float" office:value="9.354">
                <text:p>9.3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7.852">
                <text:p>7.852</text:p>
              </table:table-cell>
              <table:table-cell office:value-type="float" office:value="9.387">
                <text:p>9.38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7.885">
                <text:p>7.885</text:p>
              </table:table-cell>
              <table:table-cell office:value-type="float" office:value="9.303">
                <text:p>9.30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7.963">
                <text:p>7.963</text:p>
              </table:table-cell>
              <table:table-cell office:value-type="float" office:value="9.51">
                <text:p>9.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7.829">
                <text:p>7.829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8">
                <text:p>138</text:p>
              </table:table-cell>
              <table:table-cell office:value-type="float" office:value="7.938">
                <text:p>7.938</text:p>
              </table:table-cell>
              <table:table-cell office:value-type="float" office:value="9.273">
                <text:p>9.27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8.071">
                <text:p>8.071</text:p>
              </table:table-cell>
              <table:table-cell office:value-type="float" office:value="9.494">
                <text:p>9.49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8.164">
                <text:p>8.164</text:p>
              </table:table-cell>
              <table:table-cell office:value-type="float" office:value="9.557">
                <text:p>9.55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8.008">
                <text:p>8.008</text:p>
              </table:table-cell>
              <table:table-cell office:value-type="float" office:value="9.575">
                <text:p>9.5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8.21">
                <text:p>8.21</text:p>
              </table:table-cell>
              <table:table-cell office:value-type="float" office:value="9.276">
                <text:p>9.2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7.902">
                <text:p>7.902</text:p>
              </table:table-cell>
              <table:table-cell office:value-type="float" office:value="9.246">
                <text:p>9.24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8.559">
                <text:p>8.559</text:p>
              </table:table-cell>
              <table:table-cell office:value-type="float" office:value="9.265">
                <text:p>9.26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7.897">
                <text:p>7.897</text:p>
              </table:table-cell>
              <table:table-cell office:value-type="float" office:value="9.774">
                <text:p>9.77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16.701">
                <text:p>16.701</text:p>
              </table:table-cell>
              <table:table-cell office:value-type="float" office:value="9.363">
                <text:p>9.3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18.639">
                <text:p>18.639</text:p>
              </table:table-cell>
              <table:table-cell office:value-type="float" office:value="20.887">
                <text:p>20.8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7.456">
                <text:p>7.456</text:p>
              </table:table-cell>
              <table:table-cell office:value-type="float" office:value="24.676">
                <text:p>24.6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9">
                <text:p>149</text:p>
              </table:table-cell>
              <table:table-cell office:value-type="float" office:value="7.726">
                <text:p>7.726</text:p>
              </table:table-cell>
              <table:table-cell office:value-type="float" office:value="15.985">
                <text:p>15.98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7.868">
                <text:p>7.868</text:p>
              </table:table-cell>
              <table:table-cell office:value-type="float" office:value="9.327">
                <text:p>9.3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8.012">
                <text:p>8.012</text:p>
              </table:table-cell>
              <table:table-cell office:value-type="float" office:value="9.231">
                <text:p>9.2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7.879">
                <text:p>7.87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8.181">
                <text:p>8.181</text:p>
              </table:table-cell>
              <table:table-cell office:value-type="float" office:value="9.892">
                <text:p>9.89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7.811">
                <text:p>7.811</text:p>
              </table:table-cell>
              <table:table-cell office:value-type="float" office:value="9.948">
                <text:p>9.9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5">
                <text:p>155</text:p>
              </table:table-cell>
              <table:table-cell office:value-type="float" office:value="7.843">
                <text:p>7.843</text:p>
              </table:table-cell>
              <table:table-cell office:value-type="float" office:value="9.572">
                <text:p>9.57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6">
                <text:p>156</text:p>
              </table:table-cell>
              <table:table-cell office:value-type="float" office:value="8.202">
                <text:p>8.202</text:p>
              </table:table-cell>
              <table:table-cell office:value-type="float" office:value="17.354">
                <text:p>17.35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7">
                <text:p>157</text:p>
              </table:table-cell>
              <table:table-cell office:value-type="float" office:value="7.829">
                <text:p>7.829</text:p>
              </table:table-cell>
              <table:table-cell office:value-type="float" office:value="24.53">
                <text:p>24.5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8">
                <text:p>158</text:p>
              </table:table-cell>
              <table:table-cell office:value-type="float" office:value="8.05">
                <text:p>8.05</text:p>
              </table:table-cell>
              <table:table-cell office:value-type="float" office:value="15.87">
                <text:p>15.8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9">
                <text:p>159</text:p>
              </table:table-cell>
              <table:table-cell office:value-type="float" office:value="7.908">
                <text:p>7.908</text:p>
              </table:table-cell>
              <table:table-cell office:value-type="float" office:value="9.173">
                <text:p>9.17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0">
                <text:p>160</text:p>
              </table:table-cell>
              <table:table-cell office:value-type="float" office:value="7.885">
                <text:p>7.885</text:p>
              </table:table-cell>
              <table:table-cell office:value-type="float" office:value="9.603">
                <text:p>9.6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7.86">
                <text:p>7.86</text:p>
              </table:table-cell>
              <table:table-cell office:value-type="float" office:value="9.463">
                <text:p>9.46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2">
                <text:p>162</text:p>
              </table:table-cell>
              <table:table-cell office:value-type="float" office:value="7.842">
                <text:p>7.842</text:p>
              </table:table-cell>
              <table:table-cell office:value-type="float" office:value="9.311">
                <text:p>9.31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3">
                <text:p>163</text:p>
              </table:table-cell>
              <table:table-cell office:value-type="float" office:value="7.869">
                <text:p>7.869</text:p>
              </table:table-cell>
              <table:table-cell office:value-type="float" office:value="9.333">
                <text:p>9.3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4">
                <text:p>164</text:p>
              </table:table-cell>
              <table:table-cell office:value-type="float" office:value="7.936">
                <text:p>7.936</text:p>
              </table:table-cell>
              <table:table-cell office:value-type="float" office:value="9.418">
                <text:p>9.41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5">
                <text:p>165</text:p>
              </table:table-cell>
              <table:table-cell office:value-type="float" office:value="7.858">
                <text:p>7.858</text:p>
              </table:table-cell>
              <table:table-cell office:value-type="float" office:value="9.343">
                <text:p>9.34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6">
                <text:p>166</text:p>
              </table:table-cell>
              <table:table-cell office:value-type="float" office:value="7.963">
                <text:p>7.963</text:p>
              </table:table-cell>
              <table:table-cell office:value-type="float" office:value="9.347">
                <text:p>9.34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7">
                <text:p>167</text:p>
              </table:table-cell>
              <table:table-cell office:value-type="float" office:value="7.98">
                <text:p>7.98</text:p>
              </table:table-cell>
              <table:table-cell office:value-type="float" office:value="9.588">
                <text:p>9.58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8">
                <text:p>168</text:p>
              </table:table-cell>
              <table:table-cell office:value-type="float" office:value="7.844">
                <text:p>7.844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9">
                <text:p>169</text:p>
              </table:table-cell>
              <table:table-cell office:value-type="float" office:value="7.973">
                <text:p>7.973</text:p>
              </table:table-cell>
              <table:table-cell office:value-type="float" office:value="20.904">
                <text:p>20.90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0">
                <text:p>170</text:p>
              </table:table-cell>
              <table:table-cell office:value-type="float" office:value="7.889">
                <text:p>7.889</text:p>
              </table:table-cell>
              <table:table-cell office:value-type="float" office:value="24.985">
                <text:p>24.98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7.883">
                <text:p>7.883</text:p>
              </table:table-cell>
              <table:table-cell office:value-type="float" office:value="14.481">
                <text:p>14.4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2">
                <text:p>172</text:p>
              </table:table-cell>
              <table:table-cell office:value-type="float" office:value="7.891">
                <text:p>7.891</text:p>
              </table:table-cell>
              <table:table-cell office:value-type="float" office:value="9.307">
                <text:p>9.30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3">
                <text:p>173</text:p>
              </table:table-cell>
              <table:table-cell office:value-type="float" office:value="7.894">
                <text:p>7.894</text:p>
              </table:table-cell>
              <table:table-cell office:value-type="float" office:value="9.551">
                <text:p>9.55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4">
                <text:p>174</text:p>
              </table:table-cell>
              <table:table-cell office:value-type="float" office:value="7.92">
                <text:p>7.92</text:p>
              </table:table-cell>
              <table:table-cell office:value-type="float" office:value="9.333">
                <text:p>9.3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5">
                <text:p>175</text:p>
              </table:table-cell>
              <table:table-cell office:value-type="float" office:value="7.815">
                <text:p>7.815</text:p>
              </table:table-cell>
              <table:table-cell office:value-type="float" office:value="9.281">
                <text:p>9.28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6">
                <text:p>176</text:p>
              </table:table-cell>
              <table:table-cell office:value-type="float" office:value="8.01">
                <text:p>8.01</text:p>
              </table:table-cell>
              <table:table-cell office:value-type="float" office:value="13.821">
                <text:p>13.8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7">
                <text:p>177</text:p>
              </table:table-cell>
              <table:table-cell office:value-type="float" office:value="7.966">
                <text:p>7.966</text:p>
              </table:table-cell>
              <table:table-cell office:value-type="float" office:value="10.64">
                <text:p>10.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8">
                <text:p>178</text:p>
              </table:table-cell>
              <table:table-cell office:value-type="float" office:value="7.853">
                <text:p>7.853</text:p>
              </table:table-cell>
              <table:table-cell office:value-type="float" office:value="24.449">
                <text:p>24.44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9">
                <text:p>179</text:p>
              </table:table-cell>
              <table:table-cell office:value-type="float" office:value="8.119">
                <text:p>8.119</text:p>
              </table:table-cell>
              <table:table-cell office:value-type="float" office:value="21.75">
                <text:p>21.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0">
                <text:p>180</text:p>
              </table:table-cell>
              <table:table-cell office:value-type="float" office:value="8.679">
                <text:p>8.679</text:p>
              </table:table-cell>
              <table:table-cell office:value-type="float" office:value="9.347">
                <text:p>9.34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8.28">
                <text:p>8.28</text:p>
              </table:table-cell>
              <table:table-cell office:value-type="float" office:value="9.443">
                <text:p>9.4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2">
                <text:p>182</text:p>
              </table:table-cell>
              <table:table-cell office:value-type="float" office:value="8.262">
                <text:p>8.262</text:p>
              </table:table-cell>
              <table:table-cell office:value-type="float" office:value="9.394">
                <text:p>9.39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3">
                <text:p>183</text:p>
              </table:table-cell>
              <table:table-cell office:value-type="float" office:value="7.948">
                <text:p>7.948</text:p>
              </table:table-cell>
              <table:table-cell office:value-type="float" office:value="9.127">
                <text:p>9.12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4">
                <text:p>184</text:p>
              </table:table-cell>
              <table:table-cell office:value-type="float" office:value="7.966">
                <text:p>7.966</text:p>
              </table:table-cell>
              <table:table-cell office:value-type="float" office:value="10.069">
                <text:p>10.06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5">
                <text:p>185</text:p>
              </table:table-cell>
              <table:table-cell office:value-type="float" office:value="8.027">
                <text:p>8.027</text:p>
              </table:table-cell>
              <table:table-cell office:value-type="float" office:value="9.532">
                <text:p>9.53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6">
                <text:p>186</text:p>
              </table:table-cell>
              <table:table-cell office:value-type="float" office:value="7.966">
                <text:p>7.966</text:p>
              </table:table-cell>
              <table:table-cell office:value-type="float" office:value="9.165">
                <text:p>9.16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7">
                <text:p>187</text:p>
              </table:table-cell>
              <table:table-cell office:value-type="float" office:value="8.024">
                <text:p>8.024</text:p>
              </table:table-cell>
              <table:table-cell office:value-type="float" office:value="9.147">
                <text:p>9.14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8">
                <text:p>188</text:p>
              </table:table-cell>
              <table:table-cell office:value-type="float" office:value="7.904">
                <text:p>7.904</text:p>
              </table:table-cell>
              <table:table-cell office:value-type="float" office:value="9.532">
                <text:p>9.5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9">
                <text:p>189</text:p>
              </table:table-cell>
              <table:table-cell office:value-type="float" office:value="8.023">
                <text:p>8.023</text:p>
              </table:table-cell>
              <table:table-cell office:value-type="float" office:value="23.292">
                <text:p>23.29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0">
                <text:p>190</text:p>
              </table:table-cell>
              <table:table-cell office:value-type="float" office:value="8.048">
                <text:p>8.048</text:p>
              </table:table-cell>
              <table:table-cell office:value-type="float" office:value="23.417">
                <text:p>23.41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7.951">
                <text:p>7.951</text:p>
              </table:table-cell>
              <table:table-cell office:value-type="float" office:value="11.011">
                <text:p>11.01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2">
                <text:p>192</text:p>
              </table:table-cell>
              <table:table-cell office:value-type="float" office:value="7.915">
                <text:p>7.915</text:p>
              </table:table-cell>
              <table:table-cell office:value-type="float" office:value="8.685">
                <text:p>8.68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3">
                <text:p>193</text:p>
              </table:table-cell>
              <table:table-cell office:value-type="float" office:value="8.109">
                <text:p>8.109</text:p>
              </table:table-cell>
              <table:table-cell office:value-type="float" office:value="9.157">
                <text:p>9.15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4">
                <text:p>194</text:p>
              </table:table-cell>
              <table:table-cell office:value-type="float" office:value="7.94">
                <text:p>7.94</text:p>
              </table:table-cell>
              <table:table-cell office:value-type="float" office:value="9.209">
                <text:p>9.20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5">
                <text:p>195</text:p>
              </table:table-cell>
              <table:table-cell office:value-type="float" office:value="7.97">
                <text:p>7.97</text:p>
              </table:table-cell>
              <table:table-cell office:value-type="float" office:value="9.096">
                <text:p>9.09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6">
                <text:p>196</text:p>
              </table:table-cell>
              <table:table-cell office:value-type="float" office:value="7.929">
                <text:p>7.929</text:p>
              </table:table-cell>
              <table:table-cell office:value-type="float" office:value="9.295">
                <text:p>9.29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7">
                <text:p>197</text:p>
              </table:table-cell>
              <table:table-cell office:value-type="float" office:value="8.025">
                <text:p>8.025</text:p>
              </table:table-cell>
              <table:table-cell office:value-type="float" office:value="9.091">
                <text:p>9.09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8">
                <text:p>198</text:p>
              </table:table-cell>
              <table:table-cell office:value-type="float" office:value="8.19">
                <text:p>8.19</text:p>
              </table:table-cell>
              <table:table-cell office:value-type="float" office:value="9.123">
                <text:p>9.12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9">
                <text:p>199</text:p>
              </table:table-cell>
              <table:table-cell office:value-type="float" office:value="8.09">
                <text:p>8.09</text:p>
              </table:table-cell>
              <table:table-cell office:value-type="float" office:value="9.089">
                <text:p>9.08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0">
                <text:p>200</text:p>
              </table:table-cell>
              <table:table-cell office:value-type="float" office:value="8.105">
                <text:p>8.105</text:p>
              </table:table-cell>
              <table:table-cell office:value-type="float" office:value="9.136">
                <text:p>9.13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1">
                <text:p>201</text:p>
              </table:table-cell>
              <table:table-cell office:value-type="float" office:value="7.845">
                <text:p>7.845</text:p>
              </table:table-cell>
              <table:table-cell office:value-type="float" office:value="9.262">
                <text:p>9.2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2">
                <text:p>202</text:p>
              </table:table-cell>
              <table:table-cell office:value-type="float" office:value="8.132">
                <text:p>8.132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3">
                <text:p>203</text:p>
              </table:table-cell>
              <table:table-cell office:value-type="float" office:value="7.867">
                <text:p>7.867</text:p>
              </table:table-cell>
              <table:table-cell office:value-type="float" office:value="9.265">
                <text:p>9.26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4">
                <text:p>204</text:p>
              </table:table-cell>
              <table:table-cell office:value-type="float" office:value="7.903">
                <text:p>7.903</text:p>
              </table:table-cell>
              <table:table-cell office:value-type="float" office:value="9.111">
                <text:p>9.11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5">
                <text:p>205</text:p>
              </table:table-cell>
              <table:table-cell office:value-type="float" office:value="8.016">
                <text:p>8.016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6">
                <text:p>206</text:p>
              </table:table-cell>
              <table:table-cell office:value-type="float" office:value="7.999">
                <text:p>7.999</text:p>
              </table:table-cell>
              <table:table-cell office:value-type="float" office:value="9.214">
                <text:p>9.21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7">
                <text:p>207</text:p>
              </table:table-cell>
              <table:table-cell office:value-type="float" office:value="7.993">
                <text:p>7.993</text:p>
              </table:table-cell>
              <table:table-cell office:value-type="float" office:value="9.516">
                <text:p>9.51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8">
                <text:p>208</text:p>
              </table:table-cell>
              <table:table-cell office:value-type="float" office:value="8.19">
                <text:p>8.19</text:p>
              </table:table-cell>
              <table:table-cell office:value-type="float" office:value="14.562">
                <text:p>14.5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9">
                <text:p>209</text:p>
              </table:table-cell>
              <table:table-cell office:value-type="float" office:value="7.865">
                <text:p>7.865</text:p>
              </table:table-cell>
              <table:table-cell office:value-type="float" office:value="32.684">
                <text:p>32.68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0">
                <text:p>210</text:p>
              </table:table-cell>
              <table:table-cell office:value-type="float" office:value="8.091">
                <text:p>8.091</text:p>
              </table:table-cell>
              <table:table-cell office:value-type="float" office:value="27.401">
                <text:p>27.40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1">
                <text:p>211</text:p>
              </table:table-cell>
              <table:table-cell office:value-type="float" office:value="7.949">
                <text:p>7.949</text:p>
              </table:table-cell>
              <table:table-cell office:value-type="float" office:value="10.567">
                <text:p>10.5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2">
                <text:p>212</text:p>
              </table:table-cell>
              <table:table-cell office:value-type="float" office:value="8.094">
                <text:p>8.094</text:p>
              </table:table-cell>
              <table:table-cell office:value-type="float" office:value="9.911">
                <text:p>9.91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3">
                <text:p>213</text:p>
              </table:table-cell>
              <table:table-cell office:value-type="float" office:value="7.873">
                <text:p>7.873</text:p>
              </table:table-cell>
              <table:table-cell office:value-type="float" office:value="9.466">
                <text:p>9.46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4">
                <text:p>214</text:p>
              </table:table-cell>
              <table:table-cell office:value-type="float" office:value="8.113">
                <text:p>8.113</text:p>
              </table:table-cell>
              <table:table-cell office:value-type="float" office:value="10.228">
                <text:p>10.22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5">
                <text:p>215</text:p>
              </table:table-cell>
              <table:table-cell office:value-type="float" office:value="7.867">
                <text:p>7.867</text:p>
              </table:table-cell>
              <table:table-cell office:value-type="float" office:value="19.247">
                <text:p>19.24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6">
                <text:p>216</text:p>
              </table:table-cell>
              <table:table-cell office:value-type="float" office:value="7.983">
                <text:p>7.983</text:p>
              </table:table-cell>
              <table:table-cell office:value-type="float" office:value="21.982">
                <text:p>21.98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7">
                <text:p>217</text:p>
              </table:table-cell>
              <table:table-cell office:value-type="float" office:value="8.202">
                <text:p>8.202</text:p>
              </table:table-cell>
              <table:table-cell office:value-type="float" office:value="9.006">
                <text:p>9.00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8">
                <text:p>218</text:p>
              </table:table-cell>
              <table:table-cell office:value-type="float" office:value="8.087">
                <text:p>8.087</text:p>
              </table:table-cell>
              <table:table-cell office:value-type="float" office:value="10.896">
                <text:p>10.89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9">
                <text:p>219</text:p>
              </table:table-cell>
              <table:table-cell office:value-type="float" office:value="8.036">
                <text:p>8.036</text:p>
              </table:table-cell>
              <table:table-cell office:value-type="float" office:value="9.639">
                <text:p>9.63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0">
                <text:p>220</text:p>
              </table:table-cell>
              <table:table-cell office:value-type="float" office:value="7.874">
                <text:p>7.874</text:p>
              </table:table-cell>
              <table:table-cell office:value-type="float" office:value="10.004">
                <text:p>10.00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1">
                <text:p>221</text:p>
              </table:table-cell>
              <table:table-cell office:value-type="float" office:value="8.007">
                <text:p>8.007</text:p>
              </table:table-cell>
              <table:table-cell office:value-type="float" office:value="20.487">
                <text:p>20.48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2">
                <text:p>222</text:p>
              </table:table-cell>
              <table:table-cell office:value-type="float" office:value="7.845">
                <text:p>7.845</text:p>
              </table:table-cell>
              <table:table-cell office:value-type="float" office:value="21.807">
                <text:p>21.80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3">
                <text:p>223</text:p>
              </table:table-cell>
              <table:table-cell office:value-type="float" office:value="8.027">
                <text:p>8.027</text:p>
              </table:table-cell>
              <table:table-cell office:value-type="float" office:value="9.788">
                <text:p>9.78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4">
                <text:p>224</text:p>
              </table:table-cell>
              <table:table-cell office:value-type="float" office:value="7.953">
                <text:p>7.953</text:p>
              </table:table-cell>
              <table:table-cell office:value-type="float" office:value="9.557">
                <text:p>9.55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5">
                <text:p>225</text:p>
              </table:table-cell>
              <table:table-cell office:value-type="float" office:value="7.831">
                <text:p>7.831</text:p>
              </table:table-cell>
              <table:table-cell office:value-type="float" office:value="9.687">
                <text:p>9.68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6">
                <text:p>226</text:p>
              </table:table-cell>
              <table:table-cell office:value-type="float" office:value="7.903">
                <text:p>7.903</text:p>
              </table:table-cell>
              <table:table-cell office:value-type="float" office:value="9.485">
                <text:p>9.48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7">
                <text:p>227</text:p>
              </table:table-cell>
              <table:table-cell office:value-type="float" office:value="7.884">
                <text:p>7.884</text:p>
              </table:table-cell>
              <table:table-cell office:value-type="float" office:value="23.157">
                <text:p>23.15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8">
                <text:p>228</text:p>
              </table:table-cell>
              <table:table-cell office:value-type="float" office:value="8.355">
                <text:p>8.355</text:p>
              </table:table-cell>
              <table:table-cell office:value-type="float" office:value="15.88">
                <text:p>15.8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9">
                <text:p>229</text:p>
              </table:table-cell>
              <table:table-cell office:value-type="float" office:value="16.309">
                <text:p>16.309</text:p>
              </table:table-cell>
              <table:table-cell office:value-type="float" office:value="9.772">
                <text:p>9.77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0">
                <text:p>230</text:p>
              </table:table-cell>
              <table:table-cell office:value-type="float" office:value="18.646">
                <text:p>18.646</text:p>
              </table:table-cell>
              <table:table-cell office:value-type="float" office:value="9.253">
                <text:p>9.25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1">
                <text:p>231</text:p>
              </table:table-cell>
              <table:table-cell office:value-type="float" office:value="7.625">
                <text:p>7.625</text:p>
              </table:table-cell>
              <table:table-cell office:value-type="float" office:value="9.728">
                <text:p>9.72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2">
                <text:p>232</text:p>
              </table:table-cell>
              <table:table-cell office:value-type="float" office:value="8.079">
                <text:p>8.079</text:p>
              </table:table-cell>
              <table:table-cell office:value-type="float" office:value="9.425">
                <text:p>9.4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3">
                <text:p>233</text:p>
              </table:table-cell>
              <table:table-cell office:value-type="float" office:value="8.065">
                <text:p>8.065</text:p>
              </table:table-cell>
              <table:table-cell office:value-type="float" office:value="9.386">
                <text:p>9.38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4">
                <text:p>234</text:p>
              </table:table-cell>
              <table:table-cell office:value-type="float" office:value="8.246">
                <text:p>8.246</text:p>
              </table:table-cell>
              <table:table-cell office:value-type="float" office:value="9.612">
                <text:p>9.61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5">
                <text:p>235</text:p>
              </table:table-cell>
              <table:table-cell office:value-type="float" office:value="8.186">
                <text:p>8.186</text:p>
              </table:table-cell>
              <table:table-cell office:value-type="float" office:value="9.387">
                <text:p>9.38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6">
                <text:p>236</text:p>
              </table:table-cell>
              <table:table-cell office:value-type="float" office:value="7.921">
                <text:p>7.921</text:p>
              </table:table-cell>
              <table:table-cell office:value-type="float" office:value="9.49">
                <text:p>9.4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7">
                <text:p>237</text:p>
              </table:table-cell>
              <table:table-cell office:value-type="float" office:value="7.829">
                <text:p>7.829</text:p>
              </table:table-cell>
              <table:table-cell office:value-type="float" office:value="9.293">
                <text:p>9.29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8">
                <text:p>238</text:p>
              </table:table-cell>
              <table:table-cell office:value-type="float" office:value="7.873">
                <text:p>7.873</text:p>
              </table:table-cell>
              <table:table-cell office:value-type="float" office:value="9.555">
                <text:p>9.55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9">
                <text:p>239</text:p>
              </table:table-cell>
              <table:table-cell office:value-type="float" office:value="7.93">
                <text:p>7.93</text:p>
              </table:table-cell>
              <table:table-cell office:value-type="float" office:value="9.444">
                <text:p>9.44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0">
                <text:p>240</text:p>
              </table:table-cell>
              <table:table-cell office:value-type="float" office:value="7.914">
                <text:p>7.914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7.984">
                <text:p>7.984</text:p>
              </table:table-cell>
              <table:table-cell office:value-type="float" office:value="9.319">
                <text:p>9.31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2">
                <text:p>242</text:p>
              </table:table-cell>
              <table:table-cell office:value-type="float" office:value="8.074">
                <text:p>8.074</text:p>
              </table:table-cell>
              <table:table-cell office:value-type="float" office:value="9.57">
                <text:p>9.5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3">
                <text:p>243</text:p>
              </table:table-cell>
              <table:table-cell office:value-type="float" office:value="7.917">
                <text:p>7.917</text:p>
              </table:table-cell>
              <table:table-cell office:value-type="float" office:value="9.552">
                <text:p>9.55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4">
                <text:p>244</text:p>
              </table:table-cell>
              <table:table-cell office:value-type="float" office:value="7.84">
                <text:p>7.84</text:p>
              </table:table-cell>
              <table:table-cell office:value-type="float" office:value="9.415">
                <text:p>9.41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5">
                <text:p>245</text:p>
              </table:table-cell>
              <table:table-cell office:value-type="float" office:value="8.03">
                <text:p>8.03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6">
                <text:p>246</text:p>
              </table:table-cell>
              <table:table-cell office:value-type="float" office:value="7.854">
                <text:p>7.854</text:p>
              </table:table-cell>
              <table:table-cell office:value-type="float" office:value="9.531">
                <text:p>9.53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7">
                <text:p>247</text:p>
              </table:table-cell>
              <table:table-cell office:value-type="float" office:value="7.841">
                <text:p>7.84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8">
                <text:p>248</text:p>
              </table:table-cell>
              <table:table-cell office:value-type="float" office:value="8.136">
                <text:p>8.136</text:p>
              </table:table-cell>
              <table:table-cell office:value-type="float" office:value="9.349">
                <text:p>9.34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9">
                <text:p>249</text:p>
              </table:table-cell>
              <table:table-cell office:value-type="float" office:value="8.053">
                <text:p>8.053</text:p>
              </table:table-cell>
              <table:table-cell office:value-type="float" office:value="9.432">
                <text:p>9.43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0">
                <text:p>250</text:p>
              </table:table-cell>
              <table:table-cell office:value-type="float" office:value="7.769">
                <text:p>7.769</text:p>
              </table:table-cell>
              <table:table-cell office:value-type="float" office:value="9.469">
                <text:p>9.46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1">
                <text:p>251</text:p>
              </table:table-cell>
              <table:table-cell office:value-type="float" office:value="7.962">
                <text:p>7.962</text:p>
              </table:table-cell>
              <table:table-cell office:value-type="float" office:value="9.346">
                <text:p>9.34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2">
                <text:p>252</text:p>
              </table:table-cell>
              <table:table-cell office:value-type="float" office:value="7.936">
                <text:p>7.936</text:p>
              </table:table-cell>
              <table:table-cell office:value-type="float" office:value="9.422">
                <text:p>9.42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3">
                <text:p>253</text:p>
              </table:table-cell>
              <table:table-cell office:value-type="float" office:value="8.002">
                <text:p>8.002</text:p>
              </table:table-cell>
              <table:table-cell office:value-type="float" office:value="9.628">
                <text:p>9.62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4">
                <text:p>254</text:p>
              </table:table-cell>
              <table:table-cell office:value-type="float" office:value="7.993">
                <text:p>7.993</text:p>
              </table:table-cell>
              <table:table-cell office:value-type="float" office:value="9.525">
                <text:p>9.52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5">
                <text:p>255</text:p>
              </table:table-cell>
              <table:table-cell office:value-type="float" office:value="7.808">
                <text:p>7.808</text:p>
              </table:table-cell>
              <table:table-cell office:value-type="float" office:value="9.621">
                <text:p>9.62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7.799">
                <text:p>7.799</text:p>
              </table:table-cell>
              <table:table-cell office:value-type="float" office:value="9.515">
                <text:p>9.51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7">
                <text:p>257</text:p>
              </table:table-cell>
              <table:table-cell office:value-type="float" office:value="7.894">
                <text:p>7.894</text:p>
              </table:table-cell>
              <table:table-cell office:value-type="float" office:value="9.438">
                <text:p>9.43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8">
                <text:p>258</text:p>
              </table:table-cell>
              <table:table-cell office:value-type="float" office:value="7.864">
                <text:p>7.864</text:p>
              </table:table-cell>
              <table:table-cell office:value-type="float" office:value="9.342">
                <text:p>9.34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9">
                <text:p>259</text:p>
              </table:table-cell>
              <table:table-cell office:value-type="float" office:value="8.08">
                <text:p>8.08</text:p>
              </table:table-cell>
              <table:table-cell office:value-type="float" office:value="9.463">
                <text:p>9.46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60">
                <text:p>260</text:p>
              </table:table-cell>
              <table:table-cell office:value-type="float" office:value="7.816">
                <text:p>7.816</text:p>
              </table:table-cell>
              <table:table-cell office:value-type="float" office:value="9.441">
                <text:p>9.44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1">
                <text:p>261</text:p>
              </table:table-cell>
              <table:table-cell office:value-type="float" office:value="7.958">
                <text:p>7.958</text:p>
              </table:table-cell>
              <table:table-cell office:value-type="float" office:value="9.512">
                <text:p>9.51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2">
                <text:p>262</text:p>
              </table:table-cell>
              <table:table-cell office:value-type="float" office:value="7.867">
                <text:p>7.867</text:p>
              </table:table-cell>
              <table:table-cell office:value-type="float" office:value="9.646">
                <text:p>9.64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3">
                <text:p>263</text:p>
              </table:table-cell>
              <table:table-cell office:value-type="float" office:value="7.908">
                <text:p>7.908</text:p>
              </table:table-cell>
              <table:table-cell office:value-type="float" office:value="9.643">
                <text:p>9.64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4">
                <text:p>264</text:p>
              </table:table-cell>
              <table:table-cell office:value-type="float" office:value="8.043">
                <text:p>8.043</text:p>
              </table:table-cell>
              <table:table-cell office:value-type="float" office:value="9.465">
                <text:p>9.46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5">
                <text:p>265</text:p>
              </table:table-cell>
              <table:table-cell office:value-type="float" office:value="7.827">
                <text:p>7.827</text:p>
              </table:table-cell>
              <table:table-cell office:value-type="float" office:value="9.379">
                <text:p>9.37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6">
                <text:p>266</text:p>
              </table:table-cell>
              <table:table-cell office:value-type="float" office:value="7.838">
                <text:p>7.838</text:p>
              </table:table-cell>
              <table:table-cell office:value-type="float" office:value="9.375">
                <text:p>9.37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7">
                <text:p>267</text:p>
              </table:table-cell>
              <table:table-cell office:value-type="float" office:value="8.319">
                <text:p>8.319</text:p>
              </table:table-cell>
              <table:table-cell office:value-type="float" office:value="9.412">
                <text:p>9.41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8">
                <text:p>268</text:p>
              </table:table-cell>
              <table:table-cell office:value-type="float" office:value="7.937">
                <text:p>7.937</text:p>
              </table:table-cell>
              <table:table-cell office:value-type="float" office:value="9.443">
                <text:p>9.44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9">
                <text:p>269</text:p>
              </table:table-cell>
              <table:table-cell office:value-type="float" office:value="7.753">
                <text:p>7.753</text:p>
              </table:table-cell>
              <table:table-cell office:value-type="float" office:value="9.469">
                <text:p>9.46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0">
                <text:p>270</text:p>
              </table:table-cell>
              <table:table-cell office:value-type="float" office:value="8.05">
                <text:p>8.05</text:p>
              </table:table-cell>
              <table:table-cell office:value-type="float" office:value="9.449">
                <text:p>9.44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1">
                <text:p>271</text:p>
              </table:table-cell>
              <table:table-cell office:value-type="float" office:value="7.862">
                <text:p>7.862</text:p>
              </table:table-cell>
              <table:table-cell office:value-type="float" office:value="9.327">
                <text:p>9.32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2">
                <text:p>272</text:p>
              </table:table-cell>
              <table:table-cell office:value-type="float" office:value="7.815">
                <text:p>7.815</text:p>
              </table:table-cell>
              <table:table-cell office:value-type="float" office:value="9.437">
                <text:p>9.43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3">
                <text:p>273</text:p>
              </table:table-cell>
              <table:table-cell office:value-type="float" office:value="8.01">
                <text:p>8.01</text:p>
              </table:table-cell>
              <table:table-cell office:value-type="float" office:value="9.367">
                <text:p>9.36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4">
                <text:p>274</text:p>
              </table:table-cell>
              <table:table-cell office:value-type="float" office:value="8.224">
                <text:p>8.224</text:p>
              </table:table-cell>
              <table:table-cell office:value-type="float" office:value="9.609">
                <text:p>9.60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5">
                <text:p>275</text:p>
              </table:table-cell>
              <table:table-cell office:value-type="float" office:value="7.86">
                <text:p>7.86</text:p>
              </table:table-cell>
              <table:table-cell office:value-type="float" office:value="9.815">
                <text:p>9.81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6">
                <text:p>276</text:p>
              </table:table-cell>
              <table:table-cell office:value-type="float" office:value="7.861">
                <text:p>7.861</text:p>
              </table:table-cell>
              <table:table-cell office:value-type="float" office:value="9.454">
                <text:p>9.45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7">
                <text:p>277</text:p>
              </table:table-cell>
              <table:table-cell office:value-type="float" office:value="7.794">
                <text:p>7.794</text:p>
              </table:table-cell>
              <table:table-cell office:value-type="float" office:value="9.556">
                <text:p>9.55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8">
                <text:p>278</text:p>
              </table:table-cell>
              <table:table-cell office:value-type="float" office:value="7.88">
                <text:p>7.88</text:p>
              </table:table-cell>
              <table:table-cell office:value-type="float" office:value="9.451">
                <text:p>9.45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9">
                <text:p>279</text:p>
              </table:table-cell>
              <table:table-cell office:value-type="float" office:value="7.984">
                <text:p>7.984</text:p>
              </table:table-cell>
              <table:table-cell office:value-type="float" office:value="9.559">
                <text:p>9.55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0">
                <text:p>280</text:p>
              </table:table-cell>
              <table:table-cell office:value-type="float" office:value="7.838">
                <text:p>7.838</text:p>
              </table:table-cell>
              <table:table-cell office:value-type="float" office:value="9.441">
                <text:p>9.44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1">
                <text:p>281</text:p>
              </table:table-cell>
              <table:table-cell office:value-type="float" office:value="7.987">
                <text:p>7.987</text:p>
              </table:table-cell>
              <table:table-cell office:value-type="float" office:value="9.504">
                <text:p>9.50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2">
                <text:p>282</text:p>
              </table:table-cell>
              <table:table-cell office:value-type="float" office:value="7.881">
                <text:p>7.881</text:p>
              </table:table-cell>
              <table:table-cell office:value-type="float" office:value="9.714">
                <text:p>9.71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3">
                <text:p>283</text:p>
              </table:table-cell>
              <table:table-cell office:value-type="float" office:value="7.856">
                <text:p>7.856</text:p>
              </table:table-cell>
              <table:table-cell office:value-type="float" office:value="9.733">
                <text:p>9.73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4">
                <text:p>284</text:p>
              </table:table-cell>
              <table:table-cell office:value-type="float" office:value="7.789">
                <text:p>7.789</text:p>
              </table:table-cell>
              <table:table-cell office:value-type="float" office:value="9.454">
                <text:p>9.45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5">
                <text:p>285</text:p>
              </table:table-cell>
              <table:table-cell office:value-type="float" office:value="8">
                <text:p>8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6">
                <text:p>286</text:p>
              </table:table-cell>
              <table:table-cell office:value-type="float" office:value="7.736">
                <text:p>7.736</text:p>
              </table:table-cell>
              <table:table-cell office:value-type="float" office:value="9.299">
                <text:p>9.29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7">
                <text:p>287</text:p>
              </table:table-cell>
              <table:table-cell office:value-type="float" office:value="7.919">
                <text:p>7.919</text:p>
              </table:table-cell>
              <table:table-cell office:value-type="float" office:value="9.355">
                <text:p>9.35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8">
                <text:p>288</text:p>
              </table:table-cell>
              <table:table-cell office:value-type="float" office:value="7.807">
                <text:p>7.807</text:p>
              </table:table-cell>
              <table:table-cell office:value-type="float" office:value="9.381">
                <text:p>9.38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9">
                <text:p>289</text:p>
              </table:table-cell>
              <table:table-cell office:value-type="float" office:value="8.114">
                <text:p>8.114</text:p>
              </table:table-cell>
              <table:table-cell office:value-type="float" office:value="9.172">
                <text:p>9.17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90">
                <text:p>290</text:p>
              </table:table-cell>
              <table:table-cell office:value-type="float" office:value="8.019">
                <text:p>8.019</text:p>
              </table:table-cell>
              <table:table-cell office:value-type="float" office:value="9.419">
                <text:p>9.41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1">
                <text:p>291</text:p>
              </table:table-cell>
              <table:table-cell office:value-type="float" office:value="7.967">
                <text:p>7.967</text:p>
              </table:table-cell>
              <table:table-cell office:value-type="float" office:value="9.249">
                <text:p>9.24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2">
                <text:p>292</text:p>
              </table:table-cell>
              <table:table-cell office:value-type="float" office:value="8.058">
                <text:p>8.058</text:p>
              </table:table-cell>
              <table:table-cell office:value-type="float" office:value="9.352">
                <text:p>9.35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3">
                <text:p>293</text:p>
              </table:table-cell>
              <table:table-cell office:value-type="float" office:value="8.054">
                <text:p>8.054</text:p>
              </table:table-cell>
              <table:table-cell office:value-type="float" office:value="9.862">
                <text:p>9.86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4">
                <text:p>294</text:p>
              </table:table-cell>
              <table:table-cell office:value-type="float" office:value="8.018">
                <text:p>8.018</text:p>
              </table:table-cell>
              <table:table-cell office:value-type="float" office:value="9.242">
                <text:p>9.24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5">
                <text:p>295</text:p>
              </table:table-cell>
              <table:table-cell office:value-type="float" office:value="8.136">
                <text:p>8.136</text:p>
              </table:table-cell>
              <table:table-cell office:value-type="float" office:value="9.337">
                <text:p>9.33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6">
                <text:p>296</text:p>
              </table:table-cell>
              <table:table-cell office:value-type="float" office:value="7.886">
                <text:p>7.886</text:p>
              </table:table-cell>
              <table:table-cell office:value-type="float" office:value="9.255">
                <text:p>9.25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7">
                <text:p>297</text:p>
              </table:table-cell>
              <table:table-cell office:value-type="float" office:value="7.925">
                <text:p>7.925</text:p>
              </table:table-cell>
              <table:table-cell office:value-type="float" office:value="9.234">
                <text:p>9.23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8">
                <text:p>298</text:p>
              </table:table-cell>
              <table:table-cell office:value-type="float" office:value="7.949">
                <text:p>7.949</text:p>
              </table:table-cell>
              <table:table-cell office:value-type="float" office:value="9.271">
                <text:p>9.27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9">
                <text:p>299</text:p>
              </table:table-cell>
              <table:table-cell office:value-type="float" office:value="14.486">
                <text:p>14.486</text:p>
              </table:table-cell>
              <table:table-cell office:value-type="float" office:value="9.247">
                <text:p>9.24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0">
                <text:p>300</text:p>
              </table:table-cell>
              <table:table-cell office:value-type="float" office:value="19.964">
                <text:p>19.964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1">
                <text:p>301</text:p>
              </table:table-cell>
              <table:table-cell office:value-type="float" office:value="12.979">
                <text:p>12.979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2">
                <text:p>302</text:p>
              </table:table-cell>
              <table:table-cell office:value-type="float" office:value="7.639">
                <text:p>7.639</text:p>
              </table:table-cell>
              <table:table-cell office:value-type="float" office:value="9.425">
                <text:p>9.42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3">
                <text:p>303</text:p>
              </table:table-cell>
              <table:table-cell office:value-type="float" office:value="7.898">
                <text:p>7.898</text:p>
              </table:table-cell>
              <table:table-cell office:value-type="float" office:value="9.232">
                <text:p>9.23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4">
                <text:p>304</text:p>
              </table:table-cell>
              <table:table-cell office:value-type="float" office:value="7.973">
                <text:p>7.973</text:p>
              </table:table-cell>
              <table:table-cell office:value-type="float" office:value="9.575">
                <text:p>9.57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5">
                <text:p>305</text:p>
              </table:table-cell>
              <table:table-cell office:value-type="float" office:value="8.036">
                <text:p>8.036</text:p>
              </table:table-cell>
              <table:table-cell office:value-type="float" office:value="16.931">
                <text:p>16.93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6">
                <text:p>306</text:p>
              </table:table-cell>
              <table:table-cell office:value-type="float" office:value="7.845">
                <text:p>7.845</text:p>
              </table:table-cell>
              <table:table-cell office:value-type="float" office:value="23.673">
                <text:p>23.67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7">
                <text:p>307</text:p>
              </table:table-cell>
              <table:table-cell office:value-type="float" office:value="7.97">
                <text:p>7.97</text:p>
              </table:table-cell>
              <table:table-cell office:value-type="float" office:value="13.774">
                <text:p>13.77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7.873">
                <text:p>7.873</text:p>
              </table:table-cell>
              <table:table-cell office:value-type="float" office:value="8.928">
                <text:p>8.92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8.102">
                <text:p>8.102</text:p>
              </table:table-cell>
              <table:table-cell office:value-type="float" office:value="9.181">
                <text:p>9.18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8.247">
                <text:p>8.247</text:p>
              </table:table-cell>
              <table:table-cell office:value-type="float" office:value="9.346">
                <text:p>9.34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7.968">
                <text:p>7.968</text:p>
              </table:table-cell>
              <table:table-cell office:value-type="float" office:value="9.324">
                <text:p>9.32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2">
                <text:p>312</text:p>
              </table:table-cell>
              <table:table-cell office:value-type="float" office:value="8">
                <text:p>8</text:p>
              </table:table-cell>
              <table:table-cell office:value-type="float" office:value="9.364">
                <text:p>9.36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3">
                <text:p>313</text:p>
              </table:table-cell>
              <table:table-cell office:value-type="float" office:value="7.895">
                <text:p>7.895</text:p>
              </table:table-cell>
              <table:table-cell office:value-type="float" office:value="9.146">
                <text:p>9.14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4">
                <text:p>314</text:p>
              </table:table-cell>
              <table:table-cell office:value-type="float" office:value="7.9">
                <text:p>7.9</text:p>
              </table:table-cell>
              <table:table-cell office:value-type="float" office:value="9.04">
                <text:p>9.0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5">
                <text:p>315</text:p>
              </table:table-cell>
              <table:table-cell office:value-type="float" office:value="7.827">
                <text:p>7.827</text:p>
              </table:table-cell>
              <table:table-cell office:value-type="float" office:value="9.17">
                <text:p>9.1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6">
                <text:p>316</text:p>
              </table:table-cell>
              <table:table-cell office:value-type="float" office:value="8.209">
                <text:p>8.209</text:p>
              </table:table-cell>
              <table:table-cell office:value-type="float" office:value="9.139">
                <text:p>9.13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7">
                <text:p>317</text:p>
              </table:table-cell>
              <table:table-cell office:value-type="float" office:value="7.916">
                <text:p>7.916</text:p>
              </table:table-cell>
              <table:table-cell office:value-type="float" office:value="9.161">
                <text:p>9.16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8">
                <text:p>318</text:p>
              </table:table-cell>
              <table:table-cell office:value-type="float" office:value="7.859">
                <text:p>7.859</text:p>
              </table:table-cell>
              <table:table-cell office:value-type="float" office:value="9.385">
                <text:p>9.38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9">
                <text:p>319</text:p>
              </table:table-cell>
              <table:table-cell office:value-type="float" office:value="8.282">
                <text:p>8.282</text:p>
              </table:table-cell>
              <table:table-cell office:value-type="float" office:value="9.808">
                <text:p>9.80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20">
                <text:p>320</text:p>
              </table:table-cell>
              <table:table-cell office:value-type="float" office:value="7.812">
                <text:p>7.812</text:p>
              </table:table-cell>
              <table:table-cell office:value-type="float" office:value="9.505">
                <text:p>9.50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1">
                <text:p>321</text:p>
              </table:table-cell>
              <table:table-cell office:value-type="float" office:value="7.955">
                <text:p>7.955</text:p>
              </table:table-cell>
              <table:table-cell office:value-type="float" office:value="12.957">
                <text:p>12.95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2">
                <text:p>322</text:p>
              </table:table-cell>
              <table:table-cell office:value-type="float" office:value="8.172">
                <text:p>8.172</text:p>
              </table:table-cell>
              <table:table-cell office:value-type="float" office:value="24.963">
                <text:p>24.96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3">
                <text:p>323</text:p>
              </table:table-cell>
              <table:table-cell office:value-type="float" office:value="8.186">
                <text:p>8.186</text:p>
              </table:table-cell>
              <table:table-cell office:value-type="float" office:value="24.576">
                <text:p>24.57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4">
                <text:p>324</text:p>
              </table:table-cell>
              <table:table-cell office:value-type="float" office:value="8.132">
                <text:p>8.132</text:p>
              </table:table-cell>
              <table:table-cell office:value-type="float" office:value="8.799">
                <text:p>8.79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5">
                <text:p>325</text:p>
              </table:table-cell>
              <table:table-cell office:value-type="float" office:value="8.238">
                <text:p>8.238</text:p>
              </table:table-cell>
              <table:table-cell office:value-type="float" office:value="8.952">
                <text:p>8.95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6">
                <text:p>326</text:p>
              </table:table-cell>
              <table:table-cell office:value-type="float" office:value="7.838">
                <text:p>7.838</text:p>
              </table:table-cell>
              <table:table-cell office:value-type="float" office:value="9.075">
                <text:p>9.07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7">
                <text:p>327</text:p>
              </table:table-cell>
              <table:table-cell office:value-type="float" office:value="8.188">
                <text:p>8.188</text:p>
              </table:table-cell>
              <table:table-cell office:value-type="float" office:value="9.087">
                <text:p>9.08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8">
                <text:p>328</text:p>
              </table:table-cell>
              <table:table-cell office:value-type="float" office:value="8.199">
                <text:p>8.199</text:p>
              </table:table-cell>
              <table:table-cell office:value-type="float" office:value="9.175">
                <text:p>9.17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9">
                <text:p>329</text:p>
              </table:table-cell>
              <table:table-cell office:value-type="float" office:value="8.036">
                <text:p>8.036</text:p>
              </table:table-cell>
              <table:table-cell office:value-type="float" office:value="9.09">
                <text:p>9.0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30">
                <text:p>330</text:p>
              </table:table-cell>
              <table:table-cell office:value-type="float" office:value="9.261">
                <text:p>9.261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1">
                <text:p>331</text:p>
              </table:table-cell>
              <table:table-cell office:value-type="float" office:value="8.618">
                <text:p>8.618</text:p>
              </table:table-cell>
              <table:table-cell office:value-type="float" office:value="9.111">
                <text:p>9.11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2">
                <text:p>332</text:p>
              </table:table-cell>
              <table:table-cell office:value-type="float" office:value="7.906">
                <text:p>7.906</text:p>
              </table:table-cell>
              <table:table-cell office:value-type="float" office:value="9.143">
                <text:p>9.14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3">
                <text:p>333</text:p>
              </table:table-cell>
              <table:table-cell office:value-type="float" office:value="15.877">
                <text:p>15.877</text:p>
              </table:table-cell>
              <table:table-cell office:value-type="float" office:value="9.069">
                <text:p>9.06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4">
                <text:p>334</text:p>
              </table:table-cell>
              <table:table-cell office:value-type="float" office:value="18.39">
                <text:p>18.39</text:p>
              </table:table-cell>
              <table:table-cell office:value-type="float" office:value="9.066">
                <text:p>9.06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5">
                <text:p>335</text:p>
              </table:table-cell>
              <table:table-cell office:value-type="float" office:value="7.809">
                <text:p>7.809</text:p>
              </table:table-cell>
              <table:table-cell office:value-type="float" office:value="9.036">
                <text:p>9.03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6">
                <text:p>336</text:p>
              </table:table-cell>
              <table:table-cell office:value-type="float" office:value="8.017">
                <text:p>8.017</text:p>
              </table:table-cell>
              <table:table-cell office:value-type="float" office:value="9.135">
                <text:p>9.13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7">
                <text:p>337</text:p>
              </table:table-cell>
              <table:table-cell office:value-type="float" office:value="8.448">
                <text:p>8.448</text:p>
              </table:table-cell>
              <table:table-cell office:value-type="float" office:value="9.12">
                <text:p>9.1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8">
                <text:p>338</text:p>
              </table:table-cell>
              <table:table-cell office:value-type="float" office:value="8.101">
                <text:p>8.101</text:p>
              </table:table-cell>
              <table:table-cell office:value-type="float" office:value="9.031">
                <text:p>9.03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9">
                <text:p>339</text:p>
              </table:table-cell>
              <table:table-cell office:value-type="float" office:value="8.056">
                <text:p>8.056</text:p>
              </table:table-cell>
              <table:table-cell office:value-type="float" office:value="8.998">
                <text:p>8.99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40">
                <text:p>340</text:p>
              </table:table-cell>
              <table:table-cell office:value-type="float" office:value="8.155">
                <text:p>8.155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1">
                <text:p>341</text:p>
              </table:table-cell>
              <table:table-cell office:value-type="float" office:value="7.969">
                <text:p>7.969</text:p>
              </table:table-cell>
              <table:table-cell office:value-type="float" office:value="9.086">
                <text:p>9.08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2">
                <text:p>342</text:p>
              </table:table-cell>
              <table:table-cell office:value-type="float" office:value="8.026">
                <text:p>8.026</text:p>
              </table:table-cell>
              <table:table-cell office:value-type="float" office:value="9.116">
                <text:p>9.11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3">
                <text:p>343</text:p>
              </table:table-cell>
              <table:table-cell office:value-type="float" office:value="7.985">
                <text:p>7.985</text:p>
              </table:table-cell>
              <table:table-cell office:value-type="float" office:value="9.033">
                <text:p>9.03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4">
                <text:p>344</text:p>
              </table:table-cell>
              <table:table-cell office:value-type="float" office:value="7.795">
                <text:p>7.795</text:p>
              </table:table-cell>
              <table:table-cell office:value-type="float" office:value="9.063">
                <text:p>9.06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5">
                <text:p>345</text:p>
              </table:table-cell>
              <table:table-cell office:value-type="float" office:value="8.081">
                <text:p>8.081</text:p>
              </table:table-cell>
              <table:table-cell office:value-type="float" office:value="9.082">
                <text:p>9.08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6">
                <text:p>346</text:p>
              </table:table-cell>
              <table:table-cell office:value-type="float" office:value="7.935">
                <text:p>7.935</text:p>
              </table:table-cell>
              <table:table-cell office:value-type="float" office:value="9.064">
                <text:p>9.06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7">
                <text:p>347</text:p>
              </table:table-cell>
              <table:table-cell office:value-type="float" office:value="7.93">
                <text:p>7.93</text:p>
              </table:table-cell>
              <table:table-cell office:value-type="float" office:value="9.075">
                <text:p>9.07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8">
                <text:p>348</text:p>
              </table:table-cell>
              <table:table-cell office:value-type="float" office:value="7.956">
                <text:p>7.956</text:p>
              </table:table-cell>
              <table:table-cell office:value-type="float" office:value="9.014">
                <text:p>9.01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9">
                <text:p>349</text:p>
              </table:table-cell>
              <table:table-cell office:value-type="float" office:value="7.929">
                <text:p>7.929</text:p>
              </table:table-cell>
              <table:table-cell office:value-type="float" office:value="9.021">
                <text:p>9.02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50">
                <text:p>350</text:p>
              </table:table-cell>
              <table:table-cell office:value-type="float" office:value="7.83">
                <text:p>7.83</text:p>
              </table:table-cell>
              <table:table-cell office:value-type="float" office:value="9.011">
                <text:p>9.01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1">
                <text:p>351</text:p>
              </table:table-cell>
              <table:table-cell office:value-type="float" office:value="8.149">
                <text:p>8.149</text:p>
              </table:table-cell>
              <table:table-cell office:value-type="float" office:value="9.027">
                <text:p>9.02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2">
                <text:p>352</text:p>
              </table:table-cell>
              <table:table-cell office:value-type="float" office:value="8.196">
                <text:p>8.196</text:p>
              </table:table-cell>
              <table:table-cell office:value-type="float" office:value="9.047">
                <text:p>9.04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3">
                <text:p>353</text:p>
              </table:table-cell>
              <table:table-cell office:value-type="float" office:value="7.836">
                <text:p>7.836</text:p>
              </table:table-cell>
              <table:table-cell office:value-type="float" office:value="9.045">
                <text:p>9.04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4">
                <text:p>354</text:p>
              </table:table-cell>
              <table:table-cell office:value-type="float" office:value="7.867">
                <text:p>7.867</text:p>
              </table:table-cell>
              <table:table-cell office:value-type="float" office:value="9.053">
                <text:p>9.05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5">
                <text:p>355</text:p>
              </table:table-cell>
              <table:table-cell office:value-type="float" office:value="7.956">
                <text:p>7.956</text:p>
              </table:table-cell>
              <table:table-cell office:value-type="float" office:value="9.127">
                <text:p>9.12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6">
                <text:p>356</text:p>
              </table:table-cell>
              <table:table-cell office:value-type="float" office:value="7.824">
                <text:p>7.824</text:p>
              </table:table-cell>
              <table:table-cell office:value-type="float" office:value="9.079">
                <text:p>9.07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7">
                <text:p>357</text:p>
              </table:table-cell>
              <table:table-cell office:value-type="float" office:value="7.972">
                <text:p>7.972</text:p>
              </table:table-cell>
              <table:table-cell office:value-type="float" office:value="9.172">
                <text:p>9.17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8">
                <text:p>358</text:p>
              </table:table-cell>
              <table:table-cell office:value-type="float" office:value="7.919">
                <text:p>7.919</text:p>
              </table:table-cell>
              <table:table-cell office:value-type="float" office:value="9.185">
                <text:p>9.18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9">
                <text:p>359</text:p>
              </table:table-cell>
              <table:table-cell office:value-type="float" office:value="7.808">
                <text:p>7.808</text:p>
              </table:table-cell>
              <table:table-cell office:value-type="float" office:value="9.156">
                <text:p>9.15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60">
                <text:p>360</text:p>
              </table:table-cell>
              <table:table-cell office:value-type="float" office:value="8.076">
                <text:p>8.076</text:p>
              </table:table-cell>
              <table:table-cell office:value-type="float" office:value="9.202">
                <text:p>9.20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7.832">
                <text:p>7.832</text:p>
              </table:table-cell>
              <table:table-cell office:value-type="float" office:value="9.161">
                <text:p>9.16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2">
                <text:p>362</text:p>
              </table:table-cell>
              <table:table-cell office:value-type="float" office:value="8.044">
                <text:p>8.044</text:p>
              </table:table-cell>
              <table:table-cell office:value-type="float" office:value="9.164">
                <text:p>9.16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3">
                <text:p>363</text:p>
              </table:table-cell>
              <table:table-cell office:value-type="float" office:value="7.915">
                <text:p>7.915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4">
                <text:p>364</text:p>
              </table:table-cell>
              <table:table-cell office:value-type="float" office:value="7.797">
                <text:p>7.797</text:p>
              </table:table-cell>
              <table:table-cell office:value-type="float" office:value="9.151">
                <text:p>9.15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5">
                <text:p>365</text:p>
              </table:table-cell>
              <table:table-cell office:value-type="float" office:value="7.902">
                <text:p>7.902</text:p>
              </table:table-cell>
              <table:table-cell office:value-type="float" office:value="9.132">
                <text:p>9.13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6">
                <text:p>366</text:p>
              </table:table-cell>
              <table:table-cell office:value-type="float" office:value="7.942">
                <text:p>7.942</text:p>
              </table:table-cell>
              <table:table-cell office:value-type="float" office:value="9.33">
                <text:p>9.3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7">
                <text:p>367</text:p>
              </table:table-cell>
              <table:table-cell office:value-type="float" office:value="8.05">
                <text:p>8.05</text:p>
              </table:table-cell>
              <table:table-cell office:value-type="float" office:value="9.16">
                <text:p>9.1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8">
                <text:p>368</text:p>
              </table:table-cell>
              <table:table-cell office:value-type="float" office:value="7.847">
                <text:p>7.847</text:p>
              </table:table-cell>
              <table:table-cell office:value-type="float" office:value="9.286">
                <text:p>9.28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9">
                <text:p>369</text:p>
              </table:table-cell>
              <table:table-cell office:value-type="float" office:value="8.069">
                <text:p>8.069</text:p>
              </table:table-cell>
              <table:table-cell office:value-type="float" office:value="9.131">
                <text:p>9.13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70">
                <text:p>370</text:p>
              </table:table-cell>
              <table:table-cell office:value-type="float" office:value="7.871">
                <text:p>7.871</text:p>
              </table:table-cell>
              <table:table-cell office:value-type="float" office:value="9.165">
                <text:p>9.16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1">
                <text:p>371</text:p>
              </table:table-cell>
              <table:table-cell office:value-type="float" office:value="7.996">
                <text:p>7.996</text:p>
              </table:table-cell>
              <table:table-cell office:value-type="float" office:value="9.078">
                <text:p>9.07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2">
                <text:p>372</text:p>
              </table:table-cell>
              <table:table-cell office:value-type="float" office:value="8.003">
                <text:p>8.003</text:p>
              </table:table-cell>
              <table:table-cell office:value-type="float" office:value="9.177">
                <text:p>9.17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3">
                <text:p>373</text:p>
              </table:table-cell>
              <table:table-cell office:value-type="float" office:value="7.813">
                <text:p>7.813</text:p>
              </table:table-cell>
              <table:table-cell office:value-type="float" office:value="9.146">
                <text:p>9.14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4">
                <text:p>374</text:p>
              </table:table-cell>
              <table:table-cell office:value-type="float" office:value="8.112">
                <text:p>8.112</text:p>
              </table:table-cell>
              <table:table-cell office:value-type="float" office:value="9.065">
                <text:p>9.06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5">
                <text:p>375</text:p>
              </table:table-cell>
              <table:table-cell office:value-type="float" office:value="7.851">
                <text:p>7.851</text:p>
              </table:table-cell>
              <table:table-cell office:value-type="float" office:value="9.121">
                <text:p>9.12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6">
                <text:p>376</text:p>
              </table:table-cell>
              <table:table-cell office:value-type="float" office:value="8.003">
                <text:p>8.003</text:p>
              </table:table-cell>
              <table:table-cell office:value-type="float" office:value="9.125">
                <text:p>9.12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7">
                <text:p>377</text:p>
              </table:table-cell>
              <table:table-cell office:value-type="float" office:value="7.833">
                <text:p>7.833</text:p>
              </table:table-cell>
              <table:table-cell office:value-type="float" office:value="9.117">
                <text:p>9.11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8">
                <text:p>378</text:p>
              </table:table-cell>
              <table:table-cell office:value-type="float" office:value="8.185">
                <text:p>8.185</text:p>
              </table:table-cell>
              <table:table-cell office:value-type="float" office:value="9.224">
                <text:p>9.22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9">
                <text:p>379</text:p>
              </table:table-cell>
              <table:table-cell office:value-type="float" office:value="7.998">
                <text:p>7.998</text:p>
              </table:table-cell>
              <table:table-cell office:value-type="float" office:value="9.066">
                <text:p>9.06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80">
                <text:p>380</text:p>
              </table:table-cell>
              <table:table-cell office:value-type="float" office:value="7.862">
                <text:p>7.862</text:p>
              </table:table-cell>
              <table:table-cell office:value-type="float" office:value="9.145">
                <text:p>9.14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1">
                <text:p>381</text:p>
              </table:table-cell>
              <table:table-cell office:value-type="float" office:value="8.107">
                <text:p>8.107</text:p>
              </table:table-cell>
              <table:table-cell office:value-type="float" office:value="9.139">
                <text:p>9.13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2">
                <text:p>382</text:p>
              </table:table-cell>
              <table:table-cell office:value-type="float" office:value="8.027">
                <text:p>8.027</text:p>
              </table:table-cell>
              <table:table-cell office:value-type="float" office:value="9.282">
                <text:p>9.28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3">
                <text:p>383</text:p>
              </table:table-cell>
              <table:table-cell office:value-type="float" office:value="7.864">
                <text:p>7.864</text:p>
              </table:table-cell>
              <table:table-cell office:value-type="float" office:value="9.111">
                <text:p>9.11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4">
                <text:p>384</text:p>
              </table:table-cell>
              <table:table-cell office:value-type="float" office:value="7.86">
                <text:p>7.86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5">
                <text:p>385</text:p>
              </table:table-cell>
              <table:table-cell office:value-type="float" office:value="7.987">
                <text:p>7.987</text:p>
              </table:table-cell>
              <table:table-cell office:value-type="float" office:value="9.206">
                <text:p>9.20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6">
                <text:p>386</text:p>
              </table:table-cell>
              <table:table-cell office:value-type="float" office:value="7.82">
                <text:p>7.82</text:p>
              </table:table-cell>
              <table:table-cell office:value-type="float" office:value="9.163">
                <text:p>9.16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7">
                <text:p>387</text:p>
              </table:table-cell>
              <table:table-cell office:value-type="float" office:value="8.08">
                <text:p>8.08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8">
                <text:p>388</text:p>
              </table:table-cell>
              <table:table-cell office:value-type="float" office:value="7.803">
                <text:p>7.803</text:p>
              </table:table-cell>
              <table:table-cell office:value-type="float" office:value="9.089">
                <text:p>9.08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9">
                <text:p>389</text:p>
              </table:table-cell>
              <table:table-cell office:value-type="float" office:value="7.981">
                <text:p>7.981</text:p>
              </table:table-cell>
              <table:table-cell office:value-type="float" office:value="9.18">
                <text:p>9.1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90">
                <text:p>390</text:p>
              </table:table-cell>
              <table:table-cell office:value-type="float" office:value="8.051">
                <text:p>8.051</text:p>
              </table:table-cell>
              <table:table-cell office:value-type="float" office:value="9.159">
                <text:p>9.15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1">
                <text:p>391</text:p>
              </table:table-cell>
              <table:table-cell office:value-type="float" office:value="7.821">
                <text:p>7.821</text:p>
              </table:table-cell>
              <table:table-cell office:value-type="float" office:value="9.165">
                <text:p>9.16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2">
                <text:p>392</text:p>
              </table:table-cell>
              <table:table-cell office:value-type="float" office:value="7.883">
                <text:p>7.883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3">
                <text:p>393</text:p>
              </table:table-cell>
              <table:table-cell office:value-type="float" office:value="8.017">
                <text:p>8.017</text:p>
              </table:table-cell>
              <table:table-cell office:value-type="float" office:value="9.151">
                <text:p>9.15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4">
                <text:p>394</text:p>
              </table:table-cell>
              <table:table-cell office:value-type="float" office:value="7.899">
                <text:p>7.899</text:p>
              </table:table-cell>
              <table:table-cell office:value-type="float" office:value="9.073">
                <text:p>9.07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5">
                <text:p>395</text:p>
              </table:table-cell>
              <table:table-cell office:value-type="float" office:value="7.934">
                <text:p>7.934</text:p>
              </table:table-cell>
              <table:table-cell office:value-type="float" office:value="9.277">
                <text:p>9.27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6">
                <text:p>396</text:p>
              </table:table-cell>
              <table:table-cell office:value-type="float" office:value="7.932">
                <text:p>7.932</text:p>
              </table:table-cell>
              <table:table-cell office:value-type="float" office:value="9.283">
                <text:p>9.28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7">
                <text:p>397</text:p>
              </table:table-cell>
              <table:table-cell office:value-type="float" office:value="7.917">
                <text:p>7.917</text:p>
              </table:table-cell>
              <table:table-cell office:value-type="float" office:value="9.182">
                <text:p>9.18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8">
                <text:p>398</text:p>
              </table:table-cell>
              <table:table-cell office:value-type="float" office:value="7.926">
                <text:p>7.926</text:p>
              </table:table-cell>
              <table:table-cell office:value-type="float" office:value="9.168">
                <text:p>9.16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9">
                <text:p>399</text:p>
              </table:table-cell>
              <table:table-cell office:value-type="float" office:value="7.909">
                <text:p>7.909</text:p>
              </table:table-cell>
              <table:table-cell office:value-type="float" office:value="9.16">
                <text:p>9.1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00">
                <text:p>400</text:p>
              </table:table-cell>
              <table:table-cell office:value-type="float" office:value="7.874">
                <text:p>7.874</text:p>
              </table:table-cell>
              <table:table-cell office:value-type="float" office:value="9.188">
                <text:p>9.18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1">
                <text:p>401</text:p>
              </table:table-cell>
              <table:table-cell office:value-type="float" office:value="7.845">
                <text:p>7.845</text:p>
              </table:table-cell>
              <table:table-cell office:value-type="float" office:value="9.278">
                <text:p>9.27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2">
                <text:p>402</text:p>
              </table:table-cell>
              <table:table-cell office:value-type="float" office:value="8.174">
                <text:p>8.174</text:p>
              </table:table-cell>
              <table:table-cell office:value-type="float" office:value="9.225">
                <text:p>9.22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3">
                <text:p>403</text:p>
              </table:table-cell>
              <table:table-cell office:value-type="float" office:value="7.974">
                <text:p>7.974</text:p>
              </table:table-cell>
              <table:table-cell office:value-type="float" office:value="9.215">
                <text:p>9.21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4">
                <text:p>404</text:p>
              </table:table-cell>
              <table:table-cell office:value-type="float" office:value="7.993">
                <text:p>7.993</text:p>
              </table:table-cell>
              <table:table-cell office:value-type="float" office:value="9.296">
                <text:p>9.29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5">
                <text:p>405</text:p>
              </table:table-cell>
              <table:table-cell office:value-type="float" office:value="8.074">
                <text:p>8.074</text:p>
              </table:table-cell>
              <table:table-cell office:value-type="float" office:value="9.675">
                <text:p>9.67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6">
                <text:p>406</text:p>
              </table:table-cell>
              <table:table-cell office:value-type="float" office:value="8.603">
                <text:p>8.603</text:p>
              </table:table-cell>
              <table:table-cell office:value-type="float" office:value="14.138">
                <text:p>14.13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7">
                <text:p>407</text:p>
              </table:table-cell>
              <table:table-cell office:value-type="float" office:value="8.905">
                <text:p>8.905</text:p>
              </table:table-cell>
              <table:table-cell office:value-type="float" office:value="27.56">
                <text:p>27.5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8">
                <text:p>408</text:p>
              </table:table-cell>
              <table:table-cell office:value-type="float" office:value="8.399">
                <text:p>8.399</text:p>
              </table:table-cell>
              <table:table-cell office:value-type="float" office:value="18.216">
                <text:p>18.21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9">
                <text:p>409</text:p>
              </table:table-cell>
              <table:table-cell office:value-type="float" office:value="14.617">
                <text:p>14.617</text:p>
              </table:table-cell>
              <table:table-cell office:value-type="float" office:value="9.458">
                <text:p>9.45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10">
                <text:p>410</text:p>
              </table:table-cell>
              <table:table-cell office:value-type="float" office:value="21.869">
                <text:p>21.869</text:p>
              </table:table-cell>
              <table:table-cell office:value-type="float" office:value="9.215">
                <text:p>9.21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1">
                <text:p>411</text:p>
              </table:table-cell>
              <table:table-cell office:value-type="float" office:value="18.278">
                <text:p>18.278</text:p>
              </table:table-cell>
              <table:table-cell office:value-type="float" office:value="9.266">
                <text:p>9.26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2">
                <text:p>412</text:p>
              </table:table-cell>
              <table:table-cell office:value-type="float" office:value="8.338">
                <text:p>8.338</text:p>
              </table:table-cell>
              <table:table-cell office:value-type="float" office:value="9.442">
                <text:p>9.44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3">
                <text:p>413</text:p>
              </table:table-cell>
              <table:table-cell office:value-type="float" office:value="8.193">
                <text:p>8.193</text:p>
              </table:table-cell>
              <table:table-cell office:value-type="float" office:value="9.32">
                <text:p>9.3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4">
                <text:p>414</text:p>
              </table:table-cell>
              <table:table-cell office:value-type="float" office:value="8.333">
                <text:p>8.333</text:p>
              </table:table-cell>
              <table:table-cell office:value-type="float" office:value="9.391">
                <text:p>9.39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5">
                <text:p>415</text:p>
              </table:table-cell>
              <table:table-cell office:value-type="float" office:value="8.454">
                <text:p>8.454</text:p>
              </table:table-cell>
              <table:table-cell office:value-type="float" office:value="9.305">
                <text:p>9.30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6">
                <text:p>416</text:p>
              </table:table-cell>
              <table:table-cell office:value-type="float" office:value="8.352">
                <text:p>8.352</text:p>
              </table:table-cell>
              <table:table-cell office:value-type="float" office:value="9.307">
                <text:p>9.30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7">
                <text:p>417</text:p>
              </table:table-cell>
              <table:table-cell office:value-type="float" office:value="8.168">
                <text:p>8.168</text:p>
              </table:table-cell>
              <table:table-cell office:value-type="float" office:value="9.251">
                <text:p>9.25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8">
                <text:p>418</text:p>
              </table:table-cell>
              <table:table-cell office:value-type="float" office:value="8.273">
                <text:p>8.273</text:p>
              </table:table-cell>
              <table:table-cell office:value-type="float" office:value="9.259">
                <text:p>9.25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9">
                <text:p>419</text:p>
              </table:table-cell>
              <table:table-cell office:value-type="float" office:value="8.317">
                <text:p>8.317</text:p>
              </table:table-cell>
              <table:table-cell office:value-type="float" office:value="9.232">
                <text:p>9.23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20">
                <text:p>420</text:p>
              </table:table-cell>
              <table:table-cell office:value-type="float" office:value="8.286">
                <text:p>8.286</text:p>
              </table:table-cell>
              <table:table-cell office:value-type="float" office:value="9.225">
                <text:p>9.22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1">
                <text:p>421</text:p>
              </table:table-cell>
              <table:table-cell office:value-type="float" office:value="19.002">
                <text:p>19.002</text:p>
              </table:table-cell>
              <table:table-cell office:value-type="float" office:value="9.197">
                <text:p>9.19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2">
                <text:p>422</text:p>
              </table:table-cell>
              <table:table-cell office:value-type="float" office:value="21.903">
                <text:p>21.903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3">
                <text:p>423</text:p>
              </table:table-cell>
              <table:table-cell office:value-type="float" office:value="22.144">
                <text:p>22.144</text:p>
              </table:table-cell>
              <table:table-cell office:value-type="float" office:value="9.14">
                <text:p>9.1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4">
                <text:p>424</text:p>
              </table:table-cell>
              <table:table-cell office:value-type="float" office:value="11.211">
                <text:p>11.211</text:p>
              </table:table-cell>
              <table:table-cell office:value-type="float" office:value="9.178">
                <text:p>9.17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5">
                <text:p>425</text:p>
              </table:table-cell>
              <table:table-cell office:value-type="float" office:value="8.396">
                <text:p>8.396</text:p>
              </table:table-cell>
              <table:table-cell office:value-type="float" office:value="9.226">
                <text:p>9.22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6">
                <text:p>426</text:p>
              </table:table-cell>
              <table:table-cell office:value-type="float" office:value="8.346">
                <text:p>8.346</text:p>
              </table:table-cell>
              <table:table-cell office:value-type="float" office:value="9.067">
                <text:p>9.06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7">
                <text:p>427</text:p>
              </table:table-cell>
              <table:table-cell office:value-type="float" office:value="8.479">
                <text:p>8.479</text:p>
              </table:table-cell>
              <table:table-cell office:value-type="float" office:value="9.051">
                <text:p>9.05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8">
                <text:p>428</text:p>
              </table:table-cell>
              <table:table-cell office:value-type="float" office:value="9.446">
                <text:p>9.446</text:p>
              </table:table-cell>
              <table:table-cell office:value-type="float" office:value="9.191">
                <text:p>9.19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9">
                <text:p>429</text:p>
              </table:table-cell>
              <table:table-cell office:value-type="float" office:value="8.357">
                <text:p>8.357</text:p>
              </table:table-cell>
              <table:table-cell office:value-type="float" office:value="9.144">
                <text:p>9.14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30">
                <text:p>430</text:p>
              </table:table-cell>
              <table:table-cell office:value-type="float" office:value="8.37">
                <text:p>8.37</text:p>
              </table:table-cell>
              <table:table-cell office:value-type="float" office:value="9.237">
                <text:p>9.23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1">
                <text:p>431</text:p>
              </table:table-cell>
              <table:table-cell office:value-type="float" office:value="8.432">
                <text:p>8.432</text:p>
              </table:table-cell>
              <table:table-cell office:value-type="float" office:value="9.138">
                <text:p>9.13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2">
                <text:p>432</text:p>
              </table:table-cell>
              <table:table-cell office:value-type="float" office:value="8.429">
                <text:p>8.429</text:p>
              </table:table-cell>
              <table:table-cell office:value-type="float" office:value="9.259">
                <text:p>9.25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3">
                <text:p>433</text:p>
              </table:table-cell>
              <table:table-cell office:value-type="float" office:value="8.478">
                <text:p>8.478</text:p>
              </table:table-cell>
              <table:table-cell office:value-type="float" office:value="9.248">
                <text:p>9.24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4">
                <text:p>434</text:p>
              </table:table-cell>
              <table:table-cell office:value-type="float" office:value="8.925">
                <text:p>8.925</text:p>
              </table:table-cell>
              <table:table-cell office:value-type="float" office:value="9.377">
                <text:p>9.37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5">
                <text:p>435</text:p>
              </table:table-cell>
              <table:table-cell office:value-type="float" office:value="22.382">
                <text:p>22.382</text:p>
              </table:table-cell>
              <table:table-cell office:value-type="float" office:value="9.395">
                <text:p>9.39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6">
                <text:p>436</text:p>
              </table:table-cell>
              <table:table-cell office:value-type="float" office:value="22.072">
                <text:p>22.072</text:p>
              </table:table-cell>
              <table:table-cell office:value-type="float" office:value="9.314">
                <text:p>9.31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7">
                <text:p>437</text:p>
              </table:table-cell>
              <table:table-cell office:value-type="float" office:value="13.803">
                <text:p>13.803</text:p>
              </table:table-cell>
              <table:table-cell office:value-type="float" office:value="9.149">
                <text:p>9.14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8">
                <text:p>438</text:p>
              </table:table-cell>
              <table:table-cell office:value-type="float" office:value="8.388">
                <text:p>8.388</text:p>
              </table:table-cell>
              <table:table-cell office:value-type="float" office:value="9.122">
                <text:p>9.12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9">
                <text:p>439</text:p>
              </table:table-cell>
              <table:table-cell office:value-type="float" office:value="8.487">
                <text:p>8.487</text:p>
              </table:table-cell>
              <table:table-cell office:value-type="float" office:value="9.056">
                <text:p>9.05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40">
                <text:p>440</text:p>
              </table:table-cell>
              <table:table-cell office:value-type="float" office:value="8.38">
                <text:p>8.38</text:p>
              </table:table-cell>
              <table:table-cell office:value-type="float" office:value="9.143">
                <text:p>9.14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1">
                <text:p>441</text:p>
              </table:table-cell>
              <table:table-cell office:value-type="float" office:value="8.208">
                <text:p>8.208</text:p>
              </table:table-cell>
              <table:table-cell office:value-type="float" office:value="9.061">
                <text:p>9.06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2">
                <text:p>442</text:p>
              </table:table-cell>
              <table:table-cell office:value-type="float" office:value="8.271">
                <text:p>8.271</text:p>
              </table:table-cell>
              <table:table-cell office:value-type="float" office:value="9.109">
                <text:p>9.10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3">
                <text:p>443</text:p>
              </table:table-cell>
              <table:table-cell office:value-type="float" office:value="8.435">
                <text:p>8.435</text:p>
              </table:table-cell>
              <table:table-cell office:value-type="float" office:value="9.178">
                <text:p>9.17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4">
                <text:p>444</text:p>
              </table:table-cell>
              <table:table-cell office:value-type="float" office:value="8.204">
                <text:p>8.204</text:p>
              </table:table-cell>
              <table:table-cell office:value-type="float" office:value="9.153">
                <text:p>9.15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5">
                <text:p>445</text:p>
              </table:table-cell>
              <table:table-cell office:value-type="float" office:value="7.936">
                <text:p>7.936</text:p>
              </table:table-cell>
              <table:table-cell office:value-type="float" office:value="9.334">
                <text:p>9.33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6">
                <text:p>446</text:p>
              </table:table-cell>
              <table:table-cell office:value-type="float" office:value="8.128">
                <text:p>8.128</text:p>
              </table:table-cell>
              <table:table-cell office:value-type="float" office:value="9.069">
                <text:p>9.06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7">
                <text:p>447</text:p>
              </table:table-cell>
              <table:table-cell office:value-type="float" office:value="7.874">
                <text:p>7.874</text:p>
              </table:table-cell>
              <table:table-cell office:value-type="float" office:value="9.058">
                <text:p>9.05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8">
                <text:p>448</text:p>
              </table:table-cell>
              <table:table-cell office:value-type="float" office:value="8.094">
                <text:p>8.094</text:p>
              </table:table-cell>
              <table:table-cell office:value-type="float" office:value="9.246">
                <text:p>9.24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9">
                <text:p>449</text:p>
              </table:table-cell>
              <table:table-cell office:value-type="float" office:value="8.274">
                <text:p>8.274</text:p>
              </table:table-cell>
              <table:table-cell office:value-type="float" office:value="9.204">
                <text:p>9.20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50">
                <text:p>450</text:p>
              </table:table-cell>
              <table:table-cell office:value-type="float" office:value="8.401">
                <text:p>8.401</text:p>
              </table:table-cell>
              <table:table-cell office:value-type="float" office:value="9.311">
                <text:p>9.31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1">
                <text:p>451</text:p>
              </table:table-cell>
              <table:table-cell office:value-type="float" office:value="12.726">
                <text:p>12.726</text:p>
              </table:table-cell>
              <table:table-cell office:value-type="float" office:value="9.132">
                <text:p>9.13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2">
                <text:p>452</text:p>
              </table:table-cell>
              <table:table-cell office:value-type="float" office:value="22.249">
                <text:p>22.249</text:p>
              </table:table-cell>
              <table:table-cell office:value-type="float" office:value="9.097">
                <text:p>9.09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3">
                <text:p>453</text:p>
              </table:table-cell>
              <table:table-cell office:value-type="float" office:value="12.497">
                <text:p>12.497</text:p>
              </table:table-cell>
              <table:table-cell office:value-type="float" office:value="9.266">
                <text:p>9.26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4">
                <text:p>454</text:p>
              </table:table-cell>
              <table:table-cell office:value-type="float" office:value="7.954">
                <text:p>7.954</text:p>
              </table:table-cell>
              <table:table-cell office:value-type="float" office:value="9.098">
                <text:p>9.09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5">
                <text:p>455</text:p>
              </table:table-cell>
              <table:table-cell office:value-type="float" office:value="7.976">
                <text:p>7.976</text:p>
              </table:table-cell>
              <table:table-cell office:value-type="float" office:value="9.181">
                <text:p>9.18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6">
                <text:p>456</text:p>
              </table:table-cell>
              <table:table-cell office:value-type="float" office:value="7.974">
                <text:p>7.974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7">
                <text:p>457</text:p>
              </table:table-cell>
              <table:table-cell office:value-type="float" office:value="8.276">
                <text:p>8.276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8">
                <text:p>458</text:p>
              </table:table-cell>
              <table:table-cell office:value-type="float" office:value="8.109">
                <text:p>8.109</text:p>
              </table:table-cell>
              <table:table-cell office:value-type="float" office:value="9.208">
                <text:p>9.20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9">
                <text:p>459</text:p>
              </table:table-cell>
              <table:table-cell office:value-type="float" office:value="8.197">
                <text:p>8.197</text:p>
              </table:table-cell>
              <table:table-cell office:value-type="float" office:value="9.042">
                <text:p>9.04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60">
                <text:p>460</text:p>
              </table:table-cell>
              <table:table-cell office:value-type="float" office:value="7.925">
                <text:p>7.925</text:p>
              </table:table-cell>
              <table:table-cell office:value-type="float" office:value="9.154">
                <text:p>9.15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1">
                <text:p>461</text:p>
              </table:table-cell>
              <table:table-cell office:value-type="float" office:value="7.886">
                <text:p>7.886</text:p>
              </table:table-cell>
              <table:table-cell office:value-type="float" office:value="9.201">
                <text:p>9.20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2">
                <text:p>462</text:p>
              </table:table-cell>
              <table:table-cell office:value-type="float" office:value="8.137">
                <text:p>8.137</text:p>
              </table:table-cell>
              <table:table-cell office:value-type="float" office:value="9.075">
                <text:p>9.07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3">
                <text:p>463</text:p>
              </table:table-cell>
              <table:table-cell office:value-type="float" office:value="7.95">
                <text:p>7.95</text:p>
              </table:table-cell>
              <table:table-cell office:value-type="float" office:value="9.231">
                <text:p>9.23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4">
                <text:p>464</text:p>
              </table:table-cell>
              <table:table-cell office:value-type="float" office:value="7.893">
                <text:p>7.893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5">
                <text:p>465</text:p>
              </table:table-cell>
              <table:table-cell office:value-type="float" office:value="8.062">
                <text:p>8.062</text:p>
              </table:table-cell>
              <table:table-cell office:value-type="float" office:value="9.221">
                <text:p>9.22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6">
                <text:p>466</text:p>
              </table:table-cell>
              <table:table-cell office:value-type="float" office:value="8.083">
                <text:p>8.083</text:p>
              </table:table-cell>
              <table:table-cell office:value-type="float" office:value="9.188">
                <text:p>9.18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7">
                <text:p>467</text:p>
              </table:table-cell>
              <table:table-cell office:value-type="float" office:value="9.24">
                <text:p>9.24</text:p>
              </table:table-cell>
              <table:table-cell office:value-type="float" office:value="9.223">
                <text:p>9.22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8">
                <text:p>468</text:p>
              </table:table-cell>
              <table:table-cell office:value-type="float" office:value="7.952">
                <text:p>7.952</text:p>
              </table:table-cell>
              <table:table-cell office:value-type="float" office:value="9.154">
                <text:p>9.15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9">
                <text:p>469</text:p>
              </table:table-cell>
              <table:table-cell office:value-type="float" office:value="7.995">
                <text:p>7.995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70">
                <text:p>470</text:p>
              </table:table-cell>
              <table:table-cell office:value-type="float" office:value="8.026">
                <text:p>8.026</text:p>
              </table:table-cell>
              <table:table-cell office:value-type="float" office:value="9.143">
                <text:p>9.14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1">
                <text:p>471</text:p>
              </table:table-cell>
              <table:table-cell office:value-type="float" office:value="8.339">
                <text:p>8.339</text:p>
              </table:table-cell>
              <table:table-cell office:value-type="float" office:value="9.321">
                <text:p>9.32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2">
                <text:p>472</text:p>
              </table:table-cell>
              <table:table-cell office:value-type="float" office:value="8.243">
                <text:p>8.243</text:p>
              </table:table-cell>
              <table:table-cell office:value-type="float" office:value="9.144">
                <text:p>9.14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3">
                <text:p>473</text:p>
              </table:table-cell>
              <table:table-cell office:value-type="float" office:value="8.485">
                <text:p>8.485</text:p>
              </table:table-cell>
              <table:table-cell office:value-type="float" office:value="9.274">
                <text:p>9.27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4">
                <text:p>474</text:p>
              </table:table-cell>
              <table:table-cell office:value-type="float" office:value="16.719">
                <text:p>16.719</text:p>
              </table:table-cell>
              <table:table-cell office:value-type="float" office:value="9.158">
                <text:p>9.15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5">
                <text:p>475</text:p>
              </table:table-cell>
              <table:table-cell office:value-type="float" office:value="21.764">
                <text:p>21.764</text:p>
              </table:table-cell>
              <table:table-cell office:value-type="float" office:value="9.035">
                <text:p>9.03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6">
                <text:p>476</text:p>
              </table:table-cell>
              <table:table-cell office:value-type="float" office:value="12.937">
                <text:p>12.937</text:p>
              </table:table-cell>
              <table:table-cell office:value-type="float" office:value="9.265">
                <text:p>9.26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7">
                <text:p>477</text:p>
              </table:table-cell>
              <table:table-cell office:value-type="float" office:value="7.993">
                <text:p>7.993</text:p>
              </table:table-cell>
              <table:table-cell office:value-type="float" office:value="9.295">
                <text:p>9.29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8">
                <text:p>478</text:p>
              </table:table-cell>
              <table:table-cell office:value-type="float" office:value="8.182">
                <text:p>8.182</text:p>
              </table:table-cell>
              <table:table-cell office:value-type="float" office:value="9.179">
                <text:p>9.17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9">
                <text:p>479</text:p>
              </table:table-cell>
              <table:table-cell office:value-type="float" office:value="8.257">
                <text:p>8.257</text:p>
              </table:table-cell>
              <table:table-cell office:value-type="float" office:value="9.275">
                <text:p>9.27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80">
                <text:p>480</text:p>
              </table:table-cell>
              <table:table-cell office:value-type="float" office:value="8.192">
                <text:p>8.192</text:p>
              </table:table-cell>
              <table:table-cell office:value-type="float" office:value="9.203">
                <text:p>9.20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1">
                <text:p>481</text:p>
              </table:table-cell>
              <table:table-cell office:value-type="float" office:value="8.16">
                <text:p>8.16</text:p>
              </table:table-cell>
              <table:table-cell office:value-type="float" office:value="9.093">
                <text:p>9.09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2">
                <text:p>482</text:p>
              </table:table-cell>
              <table:table-cell office:value-type="float" office:value="8.087">
                <text:p>8.087</text:p>
              </table:table-cell>
              <table:table-cell office:value-type="float" office:value="9.218">
                <text:p>9.21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3">
                <text:p>483</text:p>
              </table:table-cell>
              <table:table-cell office:value-type="float" office:value="8.593">
                <text:p>8.593</text:p>
              </table:table-cell>
              <table:table-cell office:value-type="float" office:value="9.239">
                <text:p>9.23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4">
                <text:p>484</text:p>
              </table:table-cell>
              <table:table-cell office:value-type="float" office:value="8.28">
                <text:p>8.28</text:p>
              </table:table-cell>
              <table:table-cell office:value-type="float" office:value="9.099">
                <text:p>9.09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5">
                <text:p>485</text:p>
              </table:table-cell>
              <table:table-cell office:value-type="float" office:value="8.015">
                <text:p>8.015</text:p>
              </table:table-cell>
              <table:table-cell office:value-type="float" office:value="9.329">
                <text:p>9.32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6">
                <text:p>486</text:p>
              </table:table-cell>
              <table:table-cell office:value-type="float" office:value="8.042">
                <text:p>8.042</text:p>
              </table:table-cell>
              <table:table-cell office:value-type="float" office:value="9.233">
                <text:p>9.23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7">
                <text:p>487</text:p>
              </table:table-cell>
              <table:table-cell office:value-type="float" office:value="8.175">
                <text:p>8.175</text:p>
              </table:table-cell>
              <table:table-cell office:value-type="float" office:value="9.078">
                <text:p>9.07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8">
                <text:p>488</text:p>
              </table:table-cell>
              <table:table-cell office:value-type="float" office:value="8.086">
                <text:p>8.086</text:p>
              </table:table-cell>
              <table:table-cell office:value-type="float" office:value="9.037">
                <text:p>9.03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9">
                <text:p>489</text:p>
              </table:table-cell>
              <table:table-cell office:value-type="float" office:value="8.634">
                <text:p>8.634</text:p>
              </table:table-cell>
              <table:table-cell office:value-type="float" office:value="9.147">
                <text:p>9.14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90">
                <text:p>490</text:p>
              </table:table-cell>
              <table:table-cell office:value-type="float" office:value="8.259">
                <text:p>8.259</text:p>
              </table:table-cell>
              <table:table-cell office:value-type="float" office:value="9.166">
                <text:p>9.16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1">
                <text:p>491</text:p>
              </table:table-cell>
              <table:table-cell office:value-type="float" office:value="8.193">
                <text:p>8.193</text:p>
              </table:table-cell>
              <table:table-cell office:value-type="float" office:value="9.079">
                <text:p>9.07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2">
                <text:p>492</text:p>
              </table:table-cell>
              <table:table-cell office:value-type="float" office:value="8.438">
                <text:p>8.438</text:p>
              </table:table-cell>
              <table:table-cell office:value-type="float" office:value="9.241">
                <text:p>9.24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3">
                <text:p>493</text:p>
              </table:table-cell>
              <table:table-cell office:value-type="float" office:value="8.054">
                <text:p>8.054</text:p>
              </table:table-cell>
              <table:table-cell office:value-type="float" office:value="9.242">
                <text:p>9.24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4">
                <text:p>494</text:p>
              </table:table-cell>
              <table:table-cell office:value-type="float" office:value="8.219">
                <text:p>8.219</text:p>
              </table:table-cell>
              <table:table-cell office:value-type="float" office:value="9.092">
                <text:p>9.09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5">
                <text:p>495</text:p>
              </table:table-cell>
              <table:table-cell office:value-type="float" office:value="8.338">
                <text:p>8.338</text:p>
              </table:table-cell>
              <table:table-cell office:value-type="float" office:value="9.157">
                <text:p>9.15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6">
                <text:p>496</text:p>
              </table:table-cell>
              <table:table-cell office:value-type="float" office:value="8.319">
                <text:p>8.319</text:p>
              </table:table-cell>
              <table:table-cell office:value-type="float" office:value="9.353">
                <text:p>9.35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7">
                <text:p>497</text:p>
              </table:table-cell>
              <table:table-cell office:value-type="float" office:value="18.261">
                <text:p>18.261</text:p>
              </table:table-cell>
              <table:table-cell office:value-type="float" office:value="9.142">
                <text:p>9.14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8">
                <text:p>498</text:p>
              </table:table-cell>
              <table:table-cell office:value-type="float" office:value="20.756">
                <text:p>20.756</text:p>
              </table:table-cell>
              <table:table-cell office:value-type="float" office:value="9.124">
                <text:p>9.12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9">
                <text:p>499</text:p>
              </table:table-cell>
              <table:table-cell office:value-type="float" office:value="12.404">
                <text:p>12.404</text:p>
              </table:table-cell>
              <table:table-cell office:value-type="float" office:value="9.078">
                <text:p>9.07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00">
                <text:p>500</text:p>
              </table:table-cell>
              <table:table-cell office:value-type="float" office:value="8.449">
                <text:p>8.449</text:p>
              </table:table-cell>
              <table:table-cell office:value-type="float" office:value="9.225">
                <text:p>9.22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1">
                <text:p>501</text:p>
              </table:table-cell>
              <table:table-cell office:value-type="float" office:value="8.169">
                <text:p>8.169</text:p>
              </table:table-cell>
              <table:table-cell office:value-type="float" office:value="9.189">
                <text:p>9.18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2">
                <text:p>502</text:p>
              </table:table-cell>
              <table:table-cell office:value-type="float" office:value="7.766">
                <text:p>7.766</text:p>
              </table:table-cell>
              <table:table-cell office:value-type="float" office:value="8.802">
                <text:p>8.80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3">
                <text:p>503</text:p>
              </table:table-cell>
              <table:table-cell office:value-type="float" office:value="7.84">
                <text:p>7.84</text:p>
              </table:table-cell>
              <table:table-cell office:value-type="float" office:value="9.393">
                <text:p>9.39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4">
                <text:p>504</text:p>
              </table:table-cell>
              <table:table-cell office:value-type="float" office:value="8.227">
                <text:p>8.227</text:p>
              </table:table-cell>
              <table:table-cell office:value-type="float" office:value="9.024">
                <text:p>9.02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5">
                <text:p>505</text:p>
              </table:table-cell>
              <table:table-cell office:value-type="float" office:value="8.791">
                <text:p>8.791</text:p>
              </table:table-cell>
              <table:table-cell office:value-type="float" office:value="8.877">
                <text:p>8.87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6">
                <text:p>506</text:p>
              </table:table-cell>
              <table:table-cell office:value-type="float" office:value="8.044">
                <text:p>8.044</text:p>
              </table:table-cell>
              <table:table-cell office:value-type="float" office:value="8.752">
                <text:p>8.75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7">
                <text:p>507</text:p>
              </table:table-cell>
              <table:table-cell office:value-type="float" office:value="7.938">
                <text:p>7.938</text:p>
              </table:table-cell>
              <table:table-cell office:value-type="float" office:value="8.79">
                <text:p>8.7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8">
                <text:p>508</text:p>
              </table:table-cell>
              <table:table-cell office:value-type="float" office:value="7.81">
                <text:p>7.81</text:p>
              </table:table-cell>
              <table:table-cell office:value-type="float" office:value="8.834">
                <text:p>8.83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9">
                <text:p>509</text:p>
              </table:table-cell>
              <table:table-cell office:value-type="float" office:value="7.912">
                <text:p>7.912</text:p>
              </table:table-cell>
              <table:table-cell office:value-type="float" office:value="8.674">
                <text:p>8.67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10">
                <text:p>510</text:p>
              </table:table-cell>
              <table:table-cell office:value-type="float" office:value="7.707">
                <text:p>7.707</text:p>
              </table:table-cell>
              <table:table-cell office:value-type="float" office:value="8.694">
                <text:p>8.69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1">
                <text:p>511</text:p>
              </table:table-cell>
              <table:table-cell office:value-type="float" office:value="8.055">
                <text:p>8.055</text:p>
              </table:table-cell>
              <table:table-cell office:value-type="float" office:value="8.814">
                <text:p>8.81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2">
                <text:p>512</text:p>
              </table:table-cell>
              <table:table-cell office:value-type="float" office:value="7.71">
                <text:p>7.71</text:p>
              </table:table-cell>
              <table:table-cell office:value-type="float" office:value="8.705">
                <text:p>8.70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3">
                <text:p>513</text:p>
              </table:table-cell>
              <table:table-cell office:value-type="float" office:value="7.888">
                <text:p>7.888</text:p>
              </table:table-cell>
              <table:table-cell office:value-type="float" office:value="8.661">
                <text:p>8.66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4">
                <text:p>514</text:p>
              </table:table-cell>
              <table:table-cell office:value-type="float" office:value="7.985">
                <text:p>7.985</text:p>
              </table:table-cell>
              <table:table-cell office:value-type="float" office:value="8.779">
                <text:p>8.77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5">
                <text:p>515</text:p>
              </table:table-cell>
              <table:table-cell office:value-type="float" office:value="7.876">
                <text:p>7.876</text:p>
              </table:table-cell>
              <table:table-cell office:value-type="float" office:value="8.651">
                <text:p>8.65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6">
                <text:p>516</text:p>
              </table:table-cell>
              <table:table-cell office:value-type="float" office:value="7.995">
                <text:p>7.995</text:p>
              </table:table-cell>
              <table:table-cell office:value-type="float" office:value="8.763">
                <text:p>8.76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7">
                <text:p>517</text:p>
              </table:table-cell>
              <table:table-cell office:value-type="float" office:value="7.746">
                <text:p>7.746</text:p>
              </table:table-cell>
              <table:table-cell office:value-type="float" office:value="8.698">
                <text:p>8.69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8">
                <text:p>518</text:p>
              </table:table-cell>
              <table:table-cell office:value-type="float" office:value="7.83">
                <text:p>7.83</text:p>
              </table:table-cell>
              <table:table-cell office:value-type="float" office:value="8.659">
                <text:p>8.65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9">
                <text:p>519</text:p>
              </table:table-cell>
              <table:table-cell office:value-type="float" office:value="7.775">
                <text:p>7.775</text:p>
              </table:table-cell>
              <table:table-cell office:value-type="float" office:value="8.768">
                <text:p>8.76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20">
                <text:p>520</text:p>
              </table:table-cell>
              <table:table-cell office:value-type="float" office:value="7.909">
                <text:p>7.909</text:p>
              </table:table-cell>
              <table:table-cell office:value-type="float" office:value="8.788">
                <text:p>8.78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1">
                <text:p>521</text:p>
              </table:table-cell>
              <table:table-cell office:value-type="float" office:value="7.922">
                <text:p>7.922</text:p>
              </table:table-cell>
              <table:table-cell office:value-type="float" office:value="8.772">
                <text:p>8.77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2">
                <text:p>522</text:p>
              </table:table-cell>
              <table:table-cell office:value-type="float" office:value="7.849">
                <text:p>7.849</text:p>
              </table:table-cell>
              <table:table-cell office:value-type="float" office:value="8.762">
                <text:p>8.76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3">
                <text:p>523</text:p>
              </table:table-cell>
              <table:table-cell office:value-type="float" office:value="7.936">
                <text:p>7.936</text:p>
              </table:table-cell>
              <table:table-cell office:value-type="float" office:value="8.789">
                <text:p>8.78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4">
                <text:p>524</text:p>
              </table:table-cell>
              <table:table-cell office:value-type="float" office:value="8.013">
                <text:p>8.013</text:p>
              </table:table-cell>
              <table:table-cell office:value-type="float" office:value="8.775">
                <text:p>8.77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5">
                <text:p>525</text:p>
              </table:table-cell>
              <table:table-cell office:value-type="float" office:value="7.925">
                <text:p>7.925</text:p>
              </table:table-cell>
              <table:table-cell office:value-type="float" office:value="8.737">
                <text:p>8.73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6">
                <text:p>526</text:p>
              </table:table-cell>
              <table:table-cell office:value-type="float" office:value="8.043">
                <text:p>8.043</text:p>
              </table:table-cell>
              <table:table-cell office:value-type="float" office:value="8.878">
                <text:p>8.87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7">
                <text:p>527</text:p>
              </table:table-cell>
              <table:table-cell office:value-type="float" office:value="7.944">
                <text:p>7.944</text:p>
              </table:table-cell>
              <table:table-cell office:value-type="float" office:value="9.014">
                <text:p>9.01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8">
                <text:p>528</text:p>
              </table:table-cell>
              <table:table-cell office:value-type="float" office:value="8.685">
                <text:p>8.685</text:p>
              </table:table-cell>
              <table:table-cell office:value-type="float" office:value="8.999">
                <text:p>8.99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9">
                <text:p>529</text:p>
              </table:table-cell>
              <table:table-cell office:value-type="float" office:value="9.032">
                <text:p>9.032</text:p>
              </table:table-cell>
              <table:table-cell office:value-type="float" office:value="9.187">
                <text:p>9.18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30">
                <text:p>530</text:p>
              </table:table-cell>
              <table:table-cell office:value-type="float" office:value="9.235">
                <text:p>9.235</text:p>
              </table:table-cell>
              <table:table-cell office:value-type="float" office:value="9.232">
                <text:p>9.23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1">
                <text:p>531</text:p>
              </table:table-cell>
              <table:table-cell office:value-type="float" office:value="9.495">
                <text:p>9.495</text:p>
              </table:table-cell>
              <table:table-cell office:value-type="float" office:value="9.227">
                <text:p>9.22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2">
                <text:p>532</text:p>
              </table:table-cell>
              <table:table-cell office:value-type="float" office:value="8.98">
                <text:p>8.98</text:p>
              </table:table-cell>
              <table:table-cell office:value-type="float" office:value="9.235">
                <text:p>9.23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3">
                <text:p>533</text:p>
              </table:table-cell>
              <table:table-cell office:value-type="float" office:value="8.898">
                <text:p>8.898</text:p>
              </table:table-cell>
              <table:table-cell office:value-type="float" office:value="9.267">
                <text:p>9.26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4">
                <text:p>534</text:p>
              </table:table-cell>
              <table:table-cell office:value-type="float" office:value="8.425">
                <text:p>8.425</text:p>
              </table:table-cell>
              <table:table-cell office:value-type="float" office:value="9.179">
                <text:p>9.17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5">
                <text:p>535</text:p>
              </table:table-cell>
              <table:table-cell office:value-type="float" office:value="8.412">
                <text:p>8.412</text:p>
              </table:table-cell>
              <table:table-cell office:value-type="float" office:value="9.039">
                <text:p>9.03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6">
                <text:p>536</text:p>
              </table:table-cell>
              <table:table-cell office:value-type="float" office:value="8.6">
                <text:p>8.6</text:p>
              </table:table-cell>
              <table:table-cell office:value-type="float" office:value="9.066">
                <text:p>9.06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7">
                <text:p>537</text:p>
              </table:table-cell>
              <table:table-cell office:value-type="float" office:value="8.165">
                <text:p>8.165</text:p>
              </table:table-cell>
              <table:table-cell office:value-type="float" office:value="9.129">
                <text:p>9.12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8">
                <text:p>538</text:p>
              </table:table-cell>
              <table:table-cell office:value-type="float" office:value="8.401">
                <text:p>8.401</text:p>
              </table:table-cell>
              <table:table-cell office:value-type="float" office:value="9.082">
                <text:p>9.08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9">
                <text:p>539</text:p>
              </table:table-cell>
              <table:table-cell office:value-type="float" office:value="8.366">
                <text:p>8.366</text:p>
              </table:table-cell>
              <table:table-cell office:value-type="float" office:value="9.144">
                <text:p>9.14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40">
                <text:p>540</text:p>
              </table:table-cell>
              <table:table-cell office:value-type="float" office:value="8.231">
                <text:p>8.231</text:p>
              </table:table-cell>
              <table:table-cell office:value-type="float" office:value="9.064">
                <text:p>9.06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1">
                <text:p>541</text:p>
              </table:table-cell>
              <table:table-cell office:value-type="float" office:value="8.218">
                <text:p>8.218</text:p>
              </table:table-cell>
              <table:table-cell office:value-type="float" office:value="9.076">
                <text:p>9.07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2">
                <text:p>542</text:p>
              </table:table-cell>
              <table:table-cell office:value-type="float" office:value="8.229">
                <text:p>8.229</text:p>
              </table:table-cell>
              <table:table-cell office:value-type="float" office:value="9.076">
                <text:p>9.07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3">
                <text:p>543</text:p>
              </table:table-cell>
              <table:table-cell office:value-type="float" office:value="8.136">
                <text:p>8.136</text:p>
              </table:table-cell>
              <table:table-cell office:value-type="float" office:value="9.108">
                <text:p>9.10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4">
                <text:p>544</text:p>
              </table:table-cell>
              <table:table-cell office:value-type="float" office:value="8.23">
                <text:p>8.23</text:p>
              </table:table-cell>
              <table:table-cell office:value-type="float" office:value="9.095">
                <text:p>9.09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5">
                <text:p>545</text:p>
              </table:table-cell>
              <table:table-cell office:value-type="float" office:value="8.393">
                <text:p>8.393</text:p>
              </table:table-cell>
              <table:table-cell office:value-type="float" office:value="9.081">
                <text:p>9.08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6">
                <text:p>546</text:p>
              </table:table-cell>
              <table:table-cell office:value-type="float" office:value="8.416">
                <text:p>8.416</text:p>
              </table:table-cell>
              <table:table-cell office:value-type="float" office:value="9.151">
                <text:p>9.15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7">
                <text:p>547</text:p>
              </table:table-cell>
              <table:table-cell office:value-type="float" office:value="8.269">
                <text:p>8.269</text:p>
              </table:table-cell>
              <table:table-cell office:value-type="float" office:value="9.12">
                <text:p>9.1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8">
                <text:p>548</text:p>
              </table:table-cell>
              <table:table-cell office:value-type="float" office:value="8.339">
                <text:p>8.339</text:p>
              </table:table-cell>
              <table:table-cell office:value-type="float" office:value="9.124">
                <text:p>9.12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9">
                <text:p>549</text:p>
              </table:table-cell>
              <table:table-cell office:value-type="float" office:value="8.308">
                <text:p>8.308</text:p>
              </table:table-cell>
              <table:table-cell office:value-type="float" office:value="9.125">
                <text:p>9.12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50">
                <text:p>550</text:p>
              </table:table-cell>
              <table:table-cell office:value-type="float" office:value="8.839">
                <text:p>8.839</text:p>
              </table:table-cell>
              <table:table-cell office:value-type="float" office:value="9.06">
                <text:p>9.0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1">
                <text:p>551</text:p>
              </table:table-cell>
              <table:table-cell office:value-type="float" office:value="8.356">
                <text:p>8.356</text:p>
              </table:table-cell>
              <table:table-cell office:value-type="float" office:value="9.136">
                <text:p>9.13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2">
                <text:p>552</text:p>
              </table:table-cell>
              <table:table-cell office:value-type="float" office:value="8.389">
                <text:p>8.389</text:p>
              </table:table-cell>
              <table:table-cell office:value-type="float" office:value="9.195">
                <text:p>9.19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3">
                <text:p>553</text:p>
              </table:table-cell>
              <table:table-cell office:value-type="float" office:value="8.754">
                <text:p>8.754</text:p>
              </table:table-cell>
              <table:table-cell office:value-type="float" office:value="9.115">
                <text:p>9.11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4">
                <text:p>554</text:p>
              </table:table-cell>
              <table:table-cell office:value-type="float" office:value="8.46">
                <text:p>8.46</text:p>
              </table:table-cell>
              <table:table-cell office:value-type="float" office:value="9.132">
                <text:p>9.13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5">
                <text:p>555</text:p>
              </table:table-cell>
              <table:table-cell office:value-type="float" office:value="8.458">
                <text:p>8.458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6">
                <text:p>556</text:p>
              </table:table-cell>
              <table:table-cell office:value-type="float" office:value="8.291">
                <text:p>8.291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7">
                <text:p>557</text:p>
              </table:table-cell>
              <table:table-cell office:value-type="float" office:value="8.224">
                <text:p>8.224</text:p>
              </table:table-cell>
              <table:table-cell office:value-type="float" office:value="9.114">
                <text:p>9.11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8">
                <text:p>558</text:p>
              </table:table-cell>
              <table:table-cell office:value-type="float" office:value="8.134">
                <text:p>8.134</text:p>
              </table:table-cell>
              <table:table-cell office:value-type="float" office:value="9.047">
                <text:p>9.04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9">
                <text:p>559</text:p>
              </table:table-cell>
              <table:table-cell office:value-type="float" office:value="8.062">
                <text:p>8.062</text:p>
              </table:table-cell>
              <table:table-cell office:value-type="float" office:value="9.043">
                <text:p>9.04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60">
                <text:p>560</text:p>
              </table:table-cell>
              <table:table-cell office:value-type="float" office:value="8.164">
                <text:p>8.164</text:p>
              </table:table-cell>
              <table:table-cell office:value-type="float" office:value="9.12">
                <text:p>9.1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1">
                <text:p>561</text:p>
              </table:table-cell>
              <table:table-cell office:value-type="float" office:value="8.138">
                <text:p>8.138</text:p>
              </table:table-cell>
              <table:table-cell office:value-type="float" office:value="9.004">
                <text:p>9.00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2">
                <text:p>562</text:p>
              </table:table-cell>
              <table:table-cell office:value-type="float" office:value="8.467">
                <text:p>8.467</text:p>
              </table:table-cell>
              <table:table-cell office:value-type="float" office:value="9.078">
                <text:p>9.07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3">
                <text:p>563</text:p>
              </table:table-cell>
              <table:table-cell office:value-type="float" office:value="8.13">
                <text:p>8.13</text:p>
              </table:table-cell>
              <table:table-cell office:value-type="float" office:value="9.113">
                <text:p>9.11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4">
                <text:p>564</text:p>
              </table:table-cell>
              <table:table-cell office:value-type="float" office:value="8.142">
                <text:p>8.142</text:p>
              </table:table-cell>
              <table:table-cell office:value-type="float" office:value="9.064">
                <text:p>9.06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5">
                <text:p>565</text:p>
              </table:table-cell>
              <table:table-cell office:value-type="float" office:value="8.96">
                <text:p>8.96</text:p>
              </table:table-cell>
              <table:table-cell office:value-type="float" office:value="9.132">
                <text:p>9.13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6">
                <text:p>566</text:p>
              </table:table-cell>
              <table:table-cell office:value-type="float" office:value="8.849">
                <text:p>8.849</text:p>
              </table:table-cell>
              <table:table-cell office:value-type="float" office:value="9.106">
                <text:p>9.10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7">
                <text:p>567</text:p>
              </table:table-cell>
              <table:table-cell office:value-type="float" office:value="8.423">
                <text:p>8.423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8">
                <text:p>568</text:p>
              </table:table-cell>
              <table:table-cell office:value-type="float" office:value="8.867">
                <text:p>8.867</text:p>
              </table:table-cell>
              <table:table-cell office:value-type="float" office:value="9.143">
                <text:p>9.14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9">
                <text:p>569</text:p>
              </table:table-cell>
              <table:table-cell office:value-type="float" office:value="8.426">
                <text:p>8.426</text:p>
              </table:table-cell>
              <table:table-cell office:value-type="float" office:value="9.169">
                <text:p>9.16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70">
                <text:p>570</text:p>
              </table:table-cell>
              <table:table-cell office:value-type="float" office:value="8.105">
                <text:p>8.105</text:p>
              </table:table-cell>
              <table:table-cell office:value-type="float" office:value="9.188">
                <text:p>9.18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1">
                <text:p>571</text:p>
              </table:table-cell>
              <table:table-cell office:value-type="float" office:value="8.037">
                <text:p>8.037</text:p>
              </table:table-cell>
              <table:table-cell office:value-type="float" office:value="9.08">
                <text:p>9.0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2">
                <text:p>572</text:p>
              </table:table-cell>
              <table:table-cell office:value-type="float" office:value="8.153">
                <text:p>8.153</text:p>
              </table:table-cell>
              <table:table-cell office:value-type="float" office:value="9.191">
                <text:p>9.19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3">
                <text:p>573</text:p>
              </table:table-cell>
              <table:table-cell office:value-type="float" office:value="8.095">
                <text:p>8.095</text:p>
              </table:table-cell>
              <table:table-cell office:value-type="float" office:value="9.194">
                <text:p>9.19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4">
                <text:p>574</text:p>
              </table:table-cell>
              <table:table-cell office:value-type="float" office:value="8.153">
                <text:p>8.153</text:p>
              </table:table-cell>
              <table:table-cell office:value-type="float" office:value="9.285">
                <text:p>9.28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5">
                <text:p>575</text:p>
              </table:table-cell>
              <table:table-cell office:value-type="float" office:value="8.15">
                <text:p>8.15</text:p>
              </table:table-cell>
              <table:table-cell office:value-type="float" office:value="9.11">
                <text:p>9.1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6">
                <text:p>576</text:p>
              </table:table-cell>
              <table:table-cell office:value-type="float" office:value="8.036">
                <text:p>8.036</text:p>
              </table:table-cell>
              <table:table-cell office:value-type="float" office:value="9.248">
                <text:p>9.24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7">
                <text:p>577</text:p>
              </table:table-cell>
              <table:table-cell office:value-type="float" office:value="7.95">
                <text:p>7.95</text:p>
              </table:table-cell>
              <table:table-cell office:value-type="float" office:value="9.214">
                <text:p>9.21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8">
                <text:p>578</text:p>
              </table:table-cell>
              <table:table-cell office:value-type="float" office:value="8.05">
                <text:p>8.05</text:p>
              </table:table-cell>
              <table:table-cell office:value-type="float" office:value="9.224">
                <text:p>9.22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9">
                <text:p>579</text:p>
              </table:table-cell>
              <table:table-cell office:value-type="float" office:value="7.974">
                <text:p>7.974</text:p>
              </table:table-cell>
              <table:table-cell office:value-type="float" office:value="9.202">
                <text:p>9.20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80">
                <text:p>580</text:p>
              </table:table-cell>
              <table:table-cell office:value-type="float" office:value="8.676">
                <text:p>8.676</text:p>
              </table:table-cell>
              <table:table-cell office:value-type="float" office:value="9.181">
                <text:p>9.18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1">
                <text:p>581</text:p>
              </table:table-cell>
              <table:table-cell office:value-type="float" office:value="8.326">
                <text:p>8.326</text:p>
              </table:table-cell>
              <table:table-cell office:value-type="float" office:value="9.106">
                <text:p>9.10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2">
                <text:p>582</text:p>
              </table:table-cell>
              <table:table-cell office:value-type="float" office:value="8.141">
                <text:p>8.141</text:p>
              </table:table-cell>
              <table:table-cell office:value-type="float" office:value="9.229">
                <text:p>9.22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3">
                <text:p>583</text:p>
              </table:table-cell>
              <table:table-cell office:value-type="float" office:value="8.237">
                <text:p>8.237</text:p>
              </table:table-cell>
              <table:table-cell office:value-type="float" office:value="9.131">
                <text:p>9.13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4">
                <text:p>584</text:p>
              </table:table-cell>
              <table:table-cell office:value-type="float" office:value="8.371">
                <text:p>8.371</text:p>
              </table:table-cell>
              <table:table-cell office:value-type="float" office:value="9.289">
                <text:p>9.28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5">
                <text:p>585</text:p>
              </table:table-cell>
              <table:table-cell office:value-type="float" office:value="8.223">
                <text:p>8.223</text:p>
              </table:table-cell>
              <table:table-cell office:value-type="float" office:value="9.241">
                <text:p>9.24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6">
                <text:p>586</text:p>
              </table:table-cell>
              <table:table-cell office:value-type="float" office:value="8.256">
                <text:p>8.256</text:p>
              </table:table-cell>
              <table:table-cell office:value-type="float" office:value="9.144">
                <text:p>9.14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7">
                <text:p>587</text:p>
              </table:table-cell>
              <table:table-cell office:value-type="float" office:value="8.239">
                <text:p>8.239</text:p>
              </table:table-cell>
              <table:table-cell office:value-type="float" office:value="9.419">
                <text:p>9.41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8">
                <text:p>588</text:p>
              </table:table-cell>
              <table:table-cell office:value-type="float" office:value="8.389">
                <text:p>8.389</text:p>
              </table:table-cell>
              <table:table-cell office:value-type="float" office:value="9.269">
                <text:p>9.26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9">
                <text:p>589</text:p>
              </table:table-cell>
              <table:table-cell office:value-type="float" office:value="8.259">
                <text:p>8.259</text:p>
              </table:table-cell>
              <table:table-cell office:value-type="float" office:value="9.263">
                <text:p>9.26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90">
                <text:p>590</text:p>
              </table:table-cell>
              <table:table-cell office:value-type="float" office:value="8.298">
                <text:p>8.298</text:p>
              </table:table-cell>
              <table:table-cell office:value-type="float" office:value="9.214">
                <text:p>9.21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1">
                <text:p>591</text:p>
              </table:table-cell>
              <table:table-cell office:value-type="float" office:value="8.232">
                <text:p>8.232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2">
                <text:p>592</text:p>
              </table:table-cell>
              <table:table-cell office:value-type="float" office:value="8.071">
                <text:p>8.071</text:p>
              </table:table-cell>
              <table:table-cell office:value-type="float" office:value="9.411">
                <text:p>9.41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3">
                <text:p>593</text:p>
              </table:table-cell>
              <table:table-cell office:value-type="float" office:value="8.179">
                <text:p>8.179</text:p>
              </table:table-cell>
              <table:table-cell office:value-type="float" office:value="9.391">
                <text:p>9.39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4">
                <text:p>594</text:p>
              </table:table-cell>
              <table:table-cell office:value-type="float" office:value="8.28">
                <text:p>8.28</text:p>
              </table:table-cell>
              <table:table-cell office:value-type="float" office:value="9.392">
                <text:p>9.39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5">
                <text:p>595</text:p>
              </table:table-cell>
              <table:table-cell office:value-type="float" office:value="8.255">
                <text:p>8.255</text:p>
              </table:table-cell>
              <table:table-cell office:value-type="float" office:value="9.339">
                <text:p>9.33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6">
                <text:p>596</text:p>
              </table:table-cell>
              <table:table-cell office:value-type="float" office:value="8.333">
                <text:p>8.333</text:p>
              </table:table-cell>
              <table:table-cell office:value-type="float" office:value="9.763">
                <text:p>9.76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7">
                <text:p>597</text:p>
              </table:table-cell>
              <table:table-cell office:value-type="float" office:value="8.372">
                <text:p>8.372</text:p>
              </table:table-cell>
              <table:table-cell office:value-type="float" office:value="9.282">
                <text:p>9.28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8">
                <text:p>598</text:p>
              </table:table-cell>
              <table:table-cell office:value-type="float" office:value="8.339">
                <text:p>8.339</text:p>
              </table:table-cell>
              <table:table-cell office:value-type="float" office:value="9.24">
                <text:p>9.2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9">
                <text:p>599</text:p>
              </table:table-cell>
              <table:table-cell office:value-type="float" office:value="8.396">
                <text:p>8.396</text:p>
              </table:table-cell>
              <table:table-cell office:value-type="float" office:value="9.155">
                <text:p>9.15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00">
                <text:p>600</text:p>
              </table:table-cell>
              <table:table-cell office:value-type="float" office:value="8.538">
                <text:p>8.538</text:p>
              </table:table-cell>
              <table:table-cell office:value-type="float" office:value="9.255">
                <text:p>9.25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1">
                <text:p>601</text:p>
              </table:table-cell>
              <table:table-cell office:value-type="float" office:value="8.662">
                <text:p>8.662</text:p>
              </table:table-cell>
              <table:table-cell office:value-type="float" office:value="9.143">
                <text:p>9.14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2">
                <text:p>602</text:p>
              </table:table-cell>
              <table:table-cell office:value-type="float" office:value="8.287">
                <text:p>8.287</text:p>
              </table:table-cell>
              <table:table-cell office:value-type="float" office:value="9.171">
                <text:p>9.17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3">
                <text:p>603</text:p>
              </table:table-cell>
              <table:table-cell office:value-type="float" office:value="8.22">
                <text:p>8.22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4">
                <text:p>604</text:p>
              </table:table-cell>
              <table:table-cell office:value-type="float" office:value="8.549">
                <text:p>8.549</text:p>
              </table:table-cell>
              <table:table-cell office:value-type="float" office:value="9.122">
                <text:p>9.12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5">
                <text:p>605</text:p>
              </table:table-cell>
              <table:table-cell office:value-type="float" office:value="12.848">
                <text:p>12.848</text:p>
              </table:table-cell>
              <table:table-cell office:value-type="float" office:value="9.297">
                <text:p>9.29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6">
                <text:p>606</text:p>
              </table:table-cell>
              <table:table-cell office:value-type="float" office:value="21.506">
                <text:p>21.506</text:p>
              </table:table-cell>
              <table:table-cell office:value-type="float" office:value="9.405">
                <text:p>9.40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7">
                <text:p>607</text:p>
              </table:table-cell>
              <table:table-cell office:value-type="float" office:value="7.94">
                <text:p>7.94</text:p>
              </table:table-cell>
              <table:table-cell office:value-type="float" office:value="9.452">
                <text:p>9.45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8">
                <text:p>608</text:p>
              </table:table-cell>
              <table:table-cell office:value-type="float" office:value="7.854">
                <text:p>7.854</text:p>
              </table:table-cell>
              <table:table-cell office:value-type="float" office:value="9.299">
                <text:p>9.29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9">
                <text:p>609</text:p>
              </table:table-cell>
              <table:table-cell office:value-type="float" office:value="8.107">
                <text:p>8.107</text:p>
              </table:table-cell>
              <table:table-cell office:value-type="float" office:value="9.203">
                <text:p>9.20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10">
                <text:p>610</text:p>
              </table:table-cell>
              <table:table-cell office:value-type="float" office:value="8.26">
                <text:p>8.26</text:p>
              </table:table-cell>
              <table:table-cell office:value-type="float" office:value="9.355">
                <text:p>9.35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1">
                <text:p>611</text:p>
              </table:table-cell>
              <table:table-cell office:value-type="float" office:value="8.349">
                <text:p>8.349</text:p>
              </table:table-cell>
              <table:table-cell office:value-type="float" office:value="9.267">
                <text:p>9.26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2">
                <text:p>612</text:p>
              </table:table-cell>
              <table:table-cell office:value-type="float" office:value="8.259">
                <text:p>8.259</text:p>
              </table:table-cell>
              <table:table-cell office:value-type="float" office:value="9.132">
                <text:p>9.13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3">
                <text:p>613</text:p>
              </table:table-cell>
              <table:table-cell office:value-type="float" office:value="8.288">
                <text:p>8.288</text:p>
              </table:table-cell>
              <table:table-cell office:value-type="float" office:value="9.253">
                <text:p>9.25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4">
                <text:p>614</text:p>
              </table:table-cell>
              <table:table-cell office:value-type="float" office:value="8.736">
                <text:p>8.736</text:p>
              </table:table-cell>
              <table:table-cell office:value-type="float" office:value="13.994">
                <text:p>13.99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5">
                <text:p>615</text:p>
              </table:table-cell>
              <table:table-cell office:value-type="float" office:value="8.639">
                <text:p>8.639</text:p>
              </table:table-cell>
              <table:table-cell office:value-type="float" office:value="14.003">
                <text:p>14.00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6">
                <text:p>616</text:p>
              </table:table-cell>
              <table:table-cell office:value-type="float" office:value="8.365">
                <text:p>8.365</text:p>
              </table:table-cell>
              <table:table-cell office:value-type="float" office:value="8.665">
                <text:p>8.66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7">
                <text:p>617</text:p>
              </table:table-cell>
              <table:table-cell office:value-type="float" office:value="8.24">
                <text:p>8.24</text:p>
              </table:table-cell>
              <table:table-cell office:value-type="float" office:value="9.028">
                <text:p>9.02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8">
                <text:p>618</text:p>
              </table:table-cell>
              <table:table-cell office:value-type="float" office:value="8.269">
                <text:p>8.269</text:p>
              </table:table-cell>
              <table:table-cell office:value-type="float" office:value="9.089">
                <text:p>9.08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9">
                <text:p>619</text:p>
              </table:table-cell>
              <table:table-cell office:value-type="float" office:value="8.261">
                <text:p>8.261</text:p>
              </table:table-cell>
              <table:table-cell office:value-type="float" office:value="9.192">
                <text:p>9.19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20">
                <text:p>620</text:p>
              </table:table-cell>
              <table:table-cell office:value-type="float" office:value="8.273">
                <text:p>8.273</text:p>
              </table:table-cell>
              <table:table-cell office:value-type="float" office:value="9.161">
                <text:p>9.16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1">
                <text:p>621</text:p>
              </table:table-cell>
              <table:table-cell office:value-type="float" office:value="8.401">
                <text:p>8.401</text:p>
              </table:table-cell>
              <table:table-cell office:value-type="float" office:value="9.221">
                <text:p>9.22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2">
                <text:p>622</text:p>
              </table:table-cell>
              <table:table-cell office:value-type="float" office:value="8.341">
                <text:p>8.341</text:p>
              </table:table-cell>
              <table:table-cell office:value-type="float" office:value="9.162">
                <text:p>9.16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3">
                <text:p>623</text:p>
              </table:table-cell>
              <table:table-cell office:value-type="float" office:value="8.317">
                <text:p>8.317</text:p>
              </table:table-cell>
              <table:table-cell office:value-type="float" office:value="9.391">
                <text:p>9.39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4">
                <text:p>624</text:p>
              </table:table-cell>
              <table:table-cell office:value-type="float" office:value="8.283">
                <text:p>8.283</text:p>
              </table:table-cell>
              <table:table-cell office:value-type="float" office:value="9.178">
                <text:p>9.17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5">
                <text:p>625</text:p>
              </table:table-cell>
              <table:table-cell office:value-type="float" office:value="8.163">
                <text:p>8.163</text:p>
              </table:table-cell>
              <table:table-cell office:value-type="float" office:value="9.228">
                <text:p>9.22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6">
                <text:p>626</text:p>
              </table:table-cell>
              <table:table-cell office:value-type="float" office:value="8.273">
                <text:p>8.273</text:p>
              </table:table-cell>
              <table:table-cell office:value-type="float" office:value="9.239">
                <text:p>9.23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7">
                <text:p>627</text:p>
              </table:table-cell>
              <table:table-cell office:value-type="float" office:value="8.15">
                <text:p>8.15</text:p>
              </table:table-cell>
              <table:table-cell office:value-type="float" office:value="9.173">
                <text:p>9.17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8">
                <text:p>628</text:p>
              </table:table-cell>
              <table:table-cell office:value-type="float" office:value="8.233">
                <text:p>8.233</text:p>
              </table:table-cell>
              <table:table-cell office:value-type="float" office:value="9.312">
                <text:p>9.31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9">
                <text:p>629</text:p>
              </table:table-cell>
              <table:table-cell office:value-type="float" office:value="8.151">
                <text:p>8.151</text:p>
              </table:table-cell>
              <table:table-cell office:value-type="float" office:value="9.357">
                <text:p>9.35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30">
                <text:p>630</text:p>
              </table:table-cell>
              <table:table-cell office:value-type="float" office:value="8.012">
                <text:p>8.012</text:p>
              </table:table-cell>
              <table:table-cell office:value-type="float" office:value="9.112">
                <text:p>9.11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1">
                <text:p>631</text:p>
              </table:table-cell>
              <table:table-cell office:value-type="float" office:value="8.329">
                <text:p>8.329</text:p>
              </table:table-cell>
              <table:table-cell office:value-type="float" office:value="9.146">
                <text:p>9.14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2">
                <text:p>632</text:p>
              </table:table-cell>
              <table:table-cell office:value-type="float" office:value="8.295">
                <text:p>8.295</text:p>
              </table:table-cell>
              <table:table-cell office:value-type="float" office:value="9.133">
                <text:p>9.13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3">
                <text:p>633</text:p>
              </table:table-cell>
              <table:table-cell office:value-type="float" office:value="8.298">
                <text:p>8.298</text:p>
              </table:table-cell>
              <table:table-cell office:value-type="float" office:value="9.156">
                <text:p>9.15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4">
                <text:p>634</text:p>
              </table:table-cell>
              <table:table-cell office:value-type="float" office:value="8.392">
                <text:p>8.392</text:p>
              </table:table-cell>
              <table:table-cell office:value-type="float" office:value="9.149">
                <text:p>9.14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5">
                <text:p>635</text:p>
              </table:table-cell>
              <table:table-cell office:value-type="float" office:value="8.237">
                <text:p>8.237</text:p>
              </table:table-cell>
              <table:table-cell office:value-type="float" office:value="9.169">
                <text:p>9.16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6">
                <text:p>636</text:p>
              </table:table-cell>
              <table:table-cell office:value-type="float" office:value="8.249">
                <text:p>8.249</text:p>
              </table:table-cell>
              <table:table-cell office:value-type="float" office:value="9.334">
                <text:p>9.33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7">
                <text:p>637</text:p>
              </table:table-cell>
              <table:table-cell office:value-type="float" office:value="8.267">
                <text:p>8.267</text:p>
              </table:table-cell>
              <table:table-cell office:value-type="float" office:value="9.138">
                <text:p>9.13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8">
                <text:p>638</text:p>
              </table:table-cell>
              <table:table-cell office:value-type="float" office:value="8.155">
                <text:p>8.155</text:p>
              </table:table-cell>
              <table:table-cell office:value-type="float" office:value="9.115">
                <text:p>9.11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9">
                <text:p>639</text:p>
              </table:table-cell>
              <table:table-cell office:value-type="float" office:value="8.213">
                <text:p>8.213</text:p>
              </table:table-cell>
              <table:table-cell office:value-type="float" office:value="9.17">
                <text:p>9.1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40">
                <text:p>640</text:p>
              </table:table-cell>
              <table:table-cell office:value-type="float" office:value="8.239">
                <text:p>8.239</text:p>
              </table:table-cell>
              <table:table-cell office:value-type="float" office:value="9.16">
                <text:p>9.1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1">
                <text:p>641</text:p>
              </table:table-cell>
              <table:table-cell office:value-type="float" office:value="8.287">
                <text:p>8.287</text:p>
              </table:table-cell>
              <table:table-cell office:value-type="float" office:value="9.221">
                <text:p>9.22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2">
                <text:p>642</text:p>
              </table:table-cell>
              <table:table-cell office:value-type="float" office:value="8.244">
                <text:p>8.244</text:p>
              </table:table-cell>
              <table:table-cell office:value-type="float" office:value="9.194">
                <text:p>9.19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3">
                <text:p>643</text:p>
              </table:table-cell>
              <table:table-cell office:value-type="float" office:value="7.907">
                <text:p>7.907</text:p>
              </table:table-cell>
              <table:table-cell office:value-type="float" office:value="9.205">
                <text:p>9.20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4">
                <text:p>644</text:p>
              </table:table-cell>
              <table:table-cell office:value-type="float" office:value="8.325">
                <text:p>8.325</text:p>
              </table:table-cell>
              <table:table-cell office:value-type="float" office:value="9.299">
                <text:p>9.29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5">
                <text:p>645</text:p>
              </table:table-cell>
              <table:table-cell office:value-type="float" office:value="8.111">
                <text:p>8.111</text:p>
              </table:table-cell>
              <table:table-cell office:value-type="float" office:value="9.249">
                <text:p>9.24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6">
                <text:p>646</text:p>
              </table:table-cell>
              <table:table-cell office:value-type="float" office:value="8.266">
                <text:p>8.266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7">
                <text:p>647</text:p>
              </table:table-cell>
              <table:table-cell office:value-type="float" office:value="8.339">
                <text:p>8.339</text:p>
              </table:table-cell>
              <table:table-cell office:value-type="float" office:value="9.167">
                <text:p>9.16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8">
                <text:p>648</text:p>
              </table:table-cell>
              <table:table-cell office:value-type="float" office:value="8.064">
                <text:p>8.064</text:p>
              </table:table-cell>
              <table:table-cell office:value-type="float" office:value="9.131">
                <text:p>9.13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9">
                <text:p>649</text:p>
              </table:table-cell>
              <table:table-cell office:value-type="float" office:value="8.176">
                <text:p>8.176</text:p>
              </table:table-cell>
              <table:table-cell office:value-type="float" office:value="9.186">
                <text:p>9.18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50">
                <text:p>650</text:p>
              </table:table-cell>
              <table:table-cell office:value-type="float" office:value="8.09">
                <text:p>8.09</text:p>
              </table:table-cell>
              <table:table-cell office:value-type="float" office:value="9.161">
                <text:p>9.16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1">
                <text:p>651</text:p>
              </table:table-cell>
              <table:table-cell office:value-type="float" office:value="8.152">
                <text:p>8.152</text:p>
              </table:table-cell>
              <table:table-cell office:value-type="float" office:value="9.064">
                <text:p>9.06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2">
                <text:p>652</text:p>
              </table:table-cell>
              <table:table-cell office:value-type="float" office:value="8.211">
                <text:p>8.211</text:p>
              </table:table-cell>
              <table:table-cell office:value-type="float" office:value="9.314">
                <text:p>9.31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3">
                <text:p>653</text:p>
              </table:table-cell>
              <table:table-cell office:value-type="float" office:value="8.255">
                <text:p>8.255</text:p>
              </table:table-cell>
              <table:table-cell office:value-type="float" office:value="9.267">
                <text:p>9.26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4">
                <text:p>654</text:p>
              </table:table-cell>
              <table:table-cell office:value-type="float" office:value="8.042">
                <text:p>8.042</text:p>
              </table:table-cell>
              <table:table-cell office:value-type="float" office:value="9.073">
                <text:p>9.07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5">
                <text:p>655</text:p>
              </table:table-cell>
              <table:table-cell office:value-type="float" office:value="8.091">
                <text:p>8.091</text:p>
              </table:table-cell>
              <table:table-cell office:value-type="float" office:value="8.72">
                <text:p>8.7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6">
                <text:p>656</text:p>
              </table:table-cell>
              <table:table-cell office:value-type="float" office:value="8.142">
                <text:p>8.142</text:p>
              </table:table-cell>
              <table:table-cell office:value-type="float" office:value="8.874">
                <text:p>8.87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7">
                <text:p>657</text:p>
              </table:table-cell>
              <table:table-cell office:value-type="float" office:value="8.276">
                <text:p>8.276</text:p>
              </table:table-cell>
              <table:table-cell office:value-type="float" office:value="8.768">
                <text:p>8.76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8">
                <text:p>658</text:p>
              </table:table-cell>
              <table:table-cell office:value-type="float" office:value="8.343">
                <text:p>8.343</text:p>
              </table:table-cell>
              <table:table-cell office:value-type="float" office:value="9.204">
                <text:p>9.20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9">
                <text:p>659</text:p>
              </table:table-cell>
              <table:table-cell office:value-type="float" office:value="8.418">
                <text:p>8.418</text:p>
              </table:table-cell>
              <table:table-cell office:value-type="float" office:value="9.058">
                <text:p>9.05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60">
                <text:p>660</text:p>
              </table:table-cell>
              <table:table-cell office:value-type="float" office:value="8.32">
                <text:p>8.32</text:p>
              </table:table-cell>
              <table:table-cell office:value-type="float" office:value="9.206">
                <text:p>9.20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1">
                <text:p>661</text:p>
              </table:table-cell>
              <table:table-cell office:value-type="float" office:value="8.321">
                <text:p>8.321</text:p>
              </table:table-cell>
              <table:table-cell office:value-type="float" office:value="9.118">
                <text:p>9.11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2">
                <text:p>662</text:p>
              </table:table-cell>
              <table:table-cell office:value-type="float" office:value="8.265">
                <text:p>8.265</text:p>
              </table:table-cell>
              <table:table-cell office:value-type="float" office:value="9.247">
                <text:p>9.24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3">
                <text:p>663</text:p>
              </table:table-cell>
              <table:table-cell office:value-type="float" office:value="8.316">
                <text:p>8.316</text:p>
              </table:table-cell>
              <table:table-cell office:value-type="float" office:value="8.923">
                <text:p>8.92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4">
                <text:p>664</text:p>
              </table:table-cell>
              <table:table-cell office:value-type="float" office:value="8.366">
                <text:p>8.366</text:p>
              </table:table-cell>
              <table:table-cell office:value-type="float" office:value="8.79">
                <text:p>8.7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5">
                <text:p>665</text:p>
              </table:table-cell>
              <table:table-cell office:value-type="float" office:value="8.288">
                <text:p>8.288</text:p>
              </table:table-cell>
              <table:table-cell office:value-type="float" office:value="8.849">
                <text:p>8.84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6">
                <text:p>666</text:p>
              </table:table-cell>
              <table:table-cell office:value-type="float" office:value="8.3">
                <text:p>8.3</text:p>
              </table:table-cell>
              <table:table-cell office:value-type="float" office:value="9.605">
                <text:p>9.60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7">
                <text:p>667</text:p>
              </table:table-cell>
              <table:table-cell office:value-type="float" office:value="8.27">
                <text:p>8.27</text:p>
              </table:table-cell>
              <table:table-cell office:value-type="float" office:value="10.497">
                <text:p>10.49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8">
                <text:p>668</text:p>
              </table:table-cell>
              <table:table-cell office:value-type="float" office:value="8.179">
                <text:p>8.179</text:p>
              </table:table-cell>
              <table:table-cell office:value-type="float" office:value="13.153">
                <text:p>13.15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9">
                <text:p>669</text:p>
              </table:table-cell>
              <table:table-cell office:value-type="float" office:value="8.28">
                <text:p>8.28</text:p>
              </table:table-cell>
              <table:table-cell office:value-type="float" office:value="25.37">
                <text:p>25.3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70">
                <text:p>670</text:p>
              </table:table-cell>
              <table:table-cell office:value-type="float" office:value="8.217">
                <text:p>8.217</text:p>
              </table:table-cell>
              <table:table-cell office:value-type="float" office:value="9.992">
                <text:p>9.99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1">
                <text:p>671</text:p>
              </table:table-cell>
              <table:table-cell office:value-type="float" office:value="8.311">
                <text:p>8.311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2">
                <text:p>672</text:p>
              </table:table-cell>
              <table:table-cell office:value-type="float" office:value="8.23">
                <text:p>8.23</text:p>
              </table:table-cell>
              <table:table-cell office:value-type="float" office:value="9.298">
                <text:p>9.29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3">
                <text:p>673</text:p>
              </table:table-cell>
              <table:table-cell office:value-type="float" office:value="8.122">
                <text:p>8.122</text:p>
              </table:table-cell>
              <table:table-cell office:value-type="float" office:value="9.301">
                <text:p>9.30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4">
                <text:p>674</text:p>
              </table:table-cell>
              <table:table-cell office:value-type="float" office:value="7.981">
                <text:p>7.981</text:p>
              </table:table-cell>
              <table:table-cell office:value-type="float" office:value="9.297">
                <text:p>9.29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5">
                <text:p>675</text:p>
              </table:table-cell>
              <table:table-cell office:value-type="float" office:value="8.075">
                <text:p>8.075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6">
                <text:p>676</text:p>
              </table:table-cell>
              <table:table-cell office:value-type="float" office:value="8.253">
                <text:p>8.253</text:p>
              </table:table-cell>
              <table:table-cell office:value-type="float" office:value="9.322">
                <text:p>9.32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7">
                <text:p>677</text:p>
              </table:table-cell>
              <table:table-cell office:value-type="float" office:value="8.357">
                <text:p>8.357</text:p>
              </table:table-cell>
              <table:table-cell office:value-type="float" office:value="9.315">
                <text:p>9.31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8">
                <text:p>678</text:p>
              </table:table-cell>
              <table:table-cell office:value-type="float" office:value="8.384">
                <text:p>8.384</text:p>
              </table:table-cell>
              <table:table-cell office:value-type="float" office:value="9.349">
                <text:p>9.34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9">
                <text:p>679</text:p>
              </table:table-cell>
              <table:table-cell office:value-type="float" office:value="8.229">
                <text:p>8.22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80">
                <text:p>680</text:p>
              </table:table-cell>
              <table:table-cell office:value-type="float" office:value="8.168">
                <text:p>8.168</text:p>
              </table:table-cell>
              <table:table-cell office:value-type="float" office:value="9.113">
                <text:p>9.11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1">
                <text:p>681</text:p>
              </table:table-cell>
              <table:table-cell office:value-type="float" office:value="8.237">
                <text:p>8.237</text:p>
              </table:table-cell>
              <table:table-cell office:value-type="float" office:value="9.171">
                <text:p>9.17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2">
                <text:p>682</text:p>
              </table:table-cell>
              <table:table-cell office:value-type="float" office:value="8.161">
                <text:p>8.161</text:p>
              </table:table-cell>
              <table:table-cell office:value-type="float" office:value="9.309">
                <text:p>9.30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3">
                <text:p>683</text:p>
              </table:table-cell>
              <table:table-cell office:value-type="float" office:value="8.294">
                <text:p>8.294</text:p>
              </table:table-cell>
              <table:table-cell office:value-type="float" office:value="9.268">
                <text:p>9.26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4">
                <text:p>684</text:p>
              </table:table-cell>
              <table:table-cell office:value-type="float" office:value="8.24">
                <text:p>8.24</text:p>
              </table:table-cell>
              <table:table-cell office:value-type="float" office:value="9.517">
                <text:p>9.51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5">
                <text:p>685</text:p>
              </table:table-cell>
              <table:table-cell office:value-type="float" office:value="8.082">
                <text:p>8.082</text:p>
              </table:table-cell>
              <table:table-cell office:value-type="float" office:value="9.185">
                <text:p>9.18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6">
                <text:p>686</text:p>
              </table:table-cell>
              <table:table-cell office:value-type="float" office:value="8.137">
                <text:p>8.137</text:p>
              </table:table-cell>
              <table:table-cell office:value-type="float" office:value="9.235">
                <text:p>9.23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7">
                <text:p>687</text:p>
              </table:table-cell>
              <table:table-cell office:value-type="float" office:value="8.239">
                <text:p>8.239</text:p>
              </table:table-cell>
              <table:table-cell office:value-type="float" office:value="9.445">
                <text:p>9.44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8">
                <text:p>688</text:p>
              </table:table-cell>
              <table:table-cell office:value-type="float" office:value="8.005">
                <text:p>8.005</text:p>
              </table:table-cell>
              <table:table-cell office:value-type="float" office:value="9.34">
                <text:p>9.3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9">
                <text:p>689</text:p>
              </table:table-cell>
              <table:table-cell office:value-type="float" office:value="8.244">
                <text:p>8.244</text:p>
              </table:table-cell>
              <table:table-cell office:value-type="float" office:value="9.306">
                <text:p>9.30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90">
                <text:p>690</text:p>
              </table:table-cell>
              <table:table-cell office:value-type="float" office:value="8.142">
                <text:p>8.142</text:p>
              </table:table-cell>
              <table:table-cell office:value-type="float" office:value="9.196">
                <text:p>9.19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1">
                <text:p>691</text:p>
              </table:table-cell>
              <table:table-cell office:value-type="float" office:value="8.078">
                <text:p>8.078</text:p>
              </table:table-cell>
              <table:table-cell office:value-type="float" office:value="9.247">
                <text:p>9.24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2">
                <text:p>692</text:p>
              </table:table-cell>
              <table:table-cell office:value-type="float" office:value="8.165">
                <text:p>8.165</text:p>
              </table:table-cell>
              <table:table-cell office:value-type="float" office:value="9.266">
                <text:p>9.26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3">
                <text:p>693</text:p>
              </table:table-cell>
              <table:table-cell office:value-type="float" office:value="8.056">
                <text:p>8.056</text:p>
              </table:table-cell>
              <table:table-cell office:value-type="float" office:value="9.325">
                <text:p>9.32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4">
                <text:p>694</text:p>
              </table:table-cell>
              <table:table-cell office:value-type="float" office:value="8.197">
                <text:p>8.197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5">
                <text:p>695</text:p>
              </table:table-cell>
              <table:table-cell office:value-type="float" office:value="8.12">
                <text:p>8.12</text:p>
              </table:table-cell>
              <table:table-cell office:value-type="float" office:value="9.382">
                <text:p>9.38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6">
                <text:p>696</text:p>
              </table:table-cell>
              <table:table-cell office:value-type="float" office:value="8.127">
                <text:p>8.127</text:p>
              </table:table-cell>
              <table:table-cell office:value-type="float" office:value="9.648">
                <text:p>9.64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7">
                <text:p>697</text:p>
              </table:table-cell>
              <table:table-cell office:value-type="float" office:value="8.102">
                <text:p>8.102</text:p>
              </table:table-cell>
              <table:table-cell office:value-type="float" office:value="9.668">
                <text:p>9.66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8">
                <text:p>698</text:p>
              </table:table-cell>
              <table:table-cell office:value-type="float" office:value="8.065">
                <text:p>8.065</text:p>
              </table:table-cell>
              <table:table-cell office:value-type="float" office:value="9.375">
                <text:p>9.37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9">
                <text:p>699</text:p>
              </table:table-cell>
              <table:table-cell office:value-type="float" office:value="8.343">
                <text:p>8.343</text:p>
              </table:table-cell>
              <table:table-cell office:value-type="float" office:value="9.307">
                <text:p>9.30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00">
                <text:p>700</text:p>
              </table:table-cell>
              <table:table-cell office:value-type="float" office:value="8.3">
                <text:p>8.3</text:p>
              </table:table-cell>
              <table:table-cell office:value-type="float" office:value="9.509">
                <text:p>9.50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1">
                <text:p>701</text:p>
              </table:table-cell>
              <table:table-cell office:value-type="float" office:value="8.179">
                <text:p>8.179</text:p>
              </table:table-cell>
              <table:table-cell office:value-type="float" office:value="9.383">
                <text:p>9.38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2">
                <text:p>702</text:p>
              </table:table-cell>
              <table:table-cell office:value-type="float" office:value="8.422">
                <text:p>8.422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3">
                <text:p>703</text:p>
              </table:table-cell>
              <table:table-cell office:value-type="float" office:value="8.294">
                <text:p>8.294</text:p>
              </table:table-cell>
              <table:table-cell office:value-type="float" office:value="9.468">
                <text:p>9.46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4">
                <text:p>704</text:p>
              </table:table-cell>
              <table:table-cell office:value-type="float" office:value="8.248">
                <text:p>8.248</text:p>
              </table:table-cell>
              <table:table-cell office:value-type="float" office:value="9.472">
                <text:p>9.47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5">
                <text:p>705</text:p>
              </table:table-cell>
              <table:table-cell office:value-type="float" office:value="8.195">
                <text:p>8.195</text:p>
              </table:table-cell>
              <table:table-cell office:value-type="float" office:value="9.321">
                <text:p>9.32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6">
                <text:p>706</text:p>
              </table:table-cell>
              <table:table-cell office:value-type="float" office:value="8.104">
                <text:p>8.104</text:p>
              </table:table-cell>
              <table:table-cell office:value-type="float" office:value="9.53">
                <text:p>9.5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7">
                <text:p>707</text:p>
              </table:table-cell>
              <table:table-cell office:value-type="float" office:value="8.203">
                <text:p>8.203</text:p>
              </table:table-cell>
              <table:table-cell office:value-type="float" office:value="9.329">
                <text:p>9.32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8">
                <text:p>708</text:p>
              </table:table-cell>
              <table:table-cell office:value-type="float" office:value="8.123">
                <text:p>8.123</text:p>
              </table:table-cell>
              <table:table-cell office:value-type="float" office:value="9.231">
                <text:p>9.23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9">
                <text:p>709</text:p>
              </table:table-cell>
              <table:table-cell office:value-type="float" office:value="8.33">
                <text:p>8.33</text:p>
              </table:table-cell>
              <table:table-cell office:value-type="float" office:value="9.265">
                <text:p>9.26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10">
                <text:p>710</text:p>
              </table:table-cell>
              <table:table-cell office:value-type="float" office:value="8.04">
                <text:p>8.04</text:p>
              </table:table-cell>
              <table:table-cell office:value-type="float" office:value="9.324">
                <text:p>9.32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1">
                <text:p>711</text:p>
              </table:table-cell>
              <table:table-cell office:value-type="float" office:value="8.232">
                <text:p>8.232</text:p>
              </table:table-cell>
              <table:table-cell office:value-type="float" office:value="9.263">
                <text:p>9.26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2">
                <text:p>712</text:p>
              </table:table-cell>
              <table:table-cell office:value-type="float" office:value="8.135">
                <text:p>8.135</text:p>
              </table:table-cell>
              <table:table-cell office:value-type="float" office:value="9.115">
                <text:p>9.11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3">
                <text:p>713</text:p>
              </table:table-cell>
              <table:table-cell office:value-type="float" office:value="8.095">
                <text:p>8.095</text:p>
              </table:table-cell>
              <table:table-cell office:value-type="float" office:value="8.652">
                <text:p>8.65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4">
                <text:p>714</text:p>
              </table:table-cell>
              <table:table-cell office:value-type="float" office:value="8.086">
                <text:p>8.086</text:p>
              </table:table-cell>
              <table:table-cell office:value-type="float" office:value="8.819">
                <text:p>8.81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5">
                <text:p>715</text:p>
              </table:table-cell>
              <table:table-cell office:value-type="float" office:value="8.24">
                <text:p>8.24</text:p>
              </table:table-cell>
              <table:table-cell office:value-type="float" office:value="8.835">
                <text:p>8.83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6">
                <text:p>716</text:p>
              </table:table-cell>
              <table:table-cell office:value-type="float" office:value="8.059">
                <text:p>8.059</text:p>
              </table:table-cell>
              <table:table-cell office:value-type="float" office:value="8.836">
                <text:p>8.83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7">
                <text:p>717</text:p>
              </table:table-cell>
              <table:table-cell office:value-type="float" office:value="8.152">
                <text:p>8.152</text:p>
              </table:table-cell>
              <table:table-cell office:value-type="float" office:value="8.786">
                <text:p>8.78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8">
                <text:p>718</text:p>
              </table:table-cell>
              <table:table-cell office:value-type="float" office:value="8.256">
                <text:p>8.256</text:p>
              </table:table-cell>
              <table:table-cell office:value-type="float" office:value="8.832">
                <text:p>8.83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9">
                <text:p>719</text:p>
              </table:table-cell>
              <table:table-cell office:value-type="float" office:value="8.134">
                <text:p>8.134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20">
                <text:p>720</text:p>
              </table:table-cell>
              <table:table-cell office:value-type="float" office:value="8.142">
                <text:p>8.142</text:p>
              </table:table-cell>
              <table:table-cell office:value-type="float" office:value="9.683">
                <text:p>9.68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1">
                <text:p>721</text:p>
              </table:table-cell>
              <table:table-cell office:value-type="float" office:value="8.361">
                <text:p>8.361</text:p>
              </table:table-cell>
              <table:table-cell office:value-type="float" office:value="9.396">
                <text:p>9.39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2">
                <text:p>722</text:p>
              </table:table-cell>
              <table:table-cell office:value-type="float" office:value="8.329">
                <text:p>8.329</text:p>
              </table:table-cell>
              <table:table-cell office:value-type="float" office:value="9.399">
                <text:p>9.39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3">
                <text:p>723</text:p>
              </table:table-cell>
              <table:table-cell office:value-type="float" office:value="8.358">
                <text:p>8.358</text:p>
              </table:table-cell>
              <table:table-cell office:value-type="float" office:value="9.317">
                <text:p>9.31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4">
                <text:p>724</text:p>
              </table:table-cell>
              <table:table-cell office:value-type="float" office:value="8.254">
                <text:p>8.254</text:p>
              </table:table-cell>
              <table:table-cell office:value-type="float" office:value="9.377">
                <text:p>9.37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5">
                <text:p>725</text:p>
              </table:table-cell>
              <table:table-cell office:value-type="float" office:value="8.282">
                <text:p>8.282</text:p>
              </table:table-cell>
              <table:table-cell office:value-type="float" office:value="9.265">
                <text:p>9.26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6">
                <text:p>726</text:p>
              </table:table-cell>
              <table:table-cell office:value-type="float" office:value="8.273">
                <text:p>8.273</text:p>
              </table:table-cell>
              <table:table-cell office:value-type="float" office:value="9.51">
                <text:p>9.5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7">
                <text:p>727</text:p>
              </table:table-cell>
              <table:table-cell office:value-type="float" office:value="8.394">
                <text:p>8.394</text:p>
              </table:table-cell>
              <table:table-cell office:value-type="float" office:value="9.181">
                <text:p>9.18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8">
                <text:p>728</text:p>
              </table:table-cell>
              <table:table-cell office:value-type="float" office:value="8.28">
                <text:p>8.28</text:p>
              </table:table-cell>
              <table:table-cell office:value-type="float" office:value="9.124">
                <text:p>9.12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9">
                <text:p>729</text:p>
              </table:table-cell>
              <table:table-cell office:value-type="float" office:value="8.17">
                <text:p>8.17</text:p>
              </table:table-cell>
              <table:table-cell office:value-type="float" office:value="9.107">
                <text:p>9.10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30">
                <text:p>730</text:p>
              </table:table-cell>
              <table:table-cell office:value-type="float" office:value="8.177">
                <text:p>8.177</text:p>
              </table:table-cell>
              <table:table-cell office:value-type="float" office:value="9.152">
                <text:p>9.15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1">
                <text:p>731</text:p>
              </table:table-cell>
              <table:table-cell office:value-type="float" office:value="8.159">
                <text:p>8.159</text:p>
              </table:table-cell>
              <table:table-cell office:value-type="float" office:value="9.375">
                <text:p>9.37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2">
                <text:p>732</text:p>
              </table:table-cell>
              <table:table-cell office:value-type="float" office:value="8.283">
                <text:p>8.283</text:p>
              </table:table-cell>
              <table:table-cell office:value-type="float" office:value="9.272">
                <text:p>9.27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3">
                <text:p>733</text:p>
              </table:table-cell>
              <table:table-cell office:value-type="float" office:value="8.276">
                <text:p>8.276</text:p>
              </table:table-cell>
              <table:table-cell office:value-type="float" office:value="9.396">
                <text:p>9.39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4">
                <text:p>734</text:p>
              </table:table-cell>
              <table:table-cell office:value-type="float" office:value="8.322">
                <text:p>8.322</text:p>
              </table:table-cell>
              <table:table-cell office:value-type="float" office:value="9.341">
                <text:p>9.34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5">
                <text:p>735</text:p>
              </table:table-cell>
              <table:table-cell office:value-type="float" office:value="8.297">
                <text:p>8.297</text:p>
              </table:table-cell>
              <table:table-cell office:value-type="float" office:value="9.203">
                <text:p>9.20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6">
                <text:p>736</text:p>
              </table:table-cell>
              <table:table-cell office:value-type="float" office:value="8.266">
                <text:p>8.266</text:p>
              </table:table-cell>
              <table:table-cell office:value-type="float" office:value="9.163">
                <text:p>9.16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7">
                <text:p>737</text:p>
              </table:table-cell>
              <table:table-cell office:value-type="float" office:value="8.431">
                <text:p>8.431</text:p>
              </table:table-cell>
              <table:table-cell office:value-type="float" office:value="9.309">
                <text:p>9.30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8">
                <text:p>738</text:p>
              </table:table-cell>
              <table:table-cell office:value-type="float" office:value="8.311">
                <text:p>8.311</text:p>
              </table:table-cell>
              <table:table-cell office:value-type="float" office:value="9.154">
                <text:p>9.15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9">
                <text:p>739</text:p>
              </table:table-cell>
              <table:table-cell office:value-type="float" office:value="8.357">
                <text:p>8.357</text:p>
              </table:table-cell>
              <table:table-cell office:value-type="float" office:value="9.356">
                <text:p>9.35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40">
                <text:p>740</text:p>
              </table:table-cell>
              <table:table-cell office:value-type="float" office:value="8.2">
                <text:p>8.2</text:p>
              </table:table-cell>
              <table:table-cell office:value-type="float" office:value="9.341">
                <text:p>9.34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1">
                <text:p>741</text:p>
              </table:table-cell>
              <table:table-cell office:value-type="float" office:value="8.117">
                <text:p>8.117</text:p>
              </table:table-cell>
              <table:table-cell office:value-type="float" office:value="9.446">
                <text:p>9.44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2">
                <text:p>742</text:p>
              </table:table-cell>
              <table:table-cell office:value-type="float" office:value="8.126">
                <text:p>8.126</text:p>
              </table:table-cell>
              <table:table-cell office:value-type="float" office:value="9.338">
                <text:p>9.33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3">
                <text:p>743</text:p>
              </table:table-cell>
              <table:table-cell office:value-type="float" office:value="8.183">
                <text:p>8.183</text:p>
              </table:table-cell>
              <table:table-cell office:value-type="float" office:value="9.454">
                <text:p>9.45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4">
                <text:p>744</text:p>
              </table:table-cell>
              <table:table-cell office:value-type="float" office:value="8.169">
                <text:p>8.169</text:p>
              </table:table-cell>
              <table:table-cell office:value-type="float" office:value="9.286">
                <text:p>9.28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5">
                <text:p>745</text:p>
              </table:table-cell>
              <table:table-cell office:value-type="float" office:value="8.176">
                <text:p>8.176</text:p>
              </table:table-cell>
              <table:table-cell office:value-type="float" office:value="9.443">
                <text:p>9.44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6">
                <text:p>746</text:p>
              </table:table-cell>
              <table:table-cell office:value-type="float" office:value="8.082">
                <text:p>8.082</text:p>
              </table:table-cell>
              <table:table-cell office:value-type="float" office:value="9.246">
                <text:p>9.24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7">
                <text:p>747</text:p>
              </table:table-cell>
              <table:table-cell office:value-type="float" office:value="8.167">
                <text:p>8.167</text:p>
              </table:table-cell>
              <table:table-cell office:value-type="float" office:value="9.197">
                <text:p>9.19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8">
                <text:p>748</text:p>
              </table:table-cell>
              <table:table-cell office:value-type="float" office:value="8.097">
                <text:p>8.097</text:p>
              </table:table-cell>
              <table:table-cell office:value-type="float" office:value="9.289">
                <text:p>9.28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9">
                <text:p>749</text:p>
              </table:table-cell>
              <table:table-cell office:value-type="float" office:value="8.088">
                <text:p>8.088</text:p>
              </table:table-cell>
              <table:table-cell office:value-type="float" office:value="9.334">
                <text:p>9.33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50">
                <text:p>750</text:p>
              </table:table-cell>
              <table:table-cell office:value-type="float" office:value="8.145">
                <text:p>8.145</text:p>
              </table:table-cell>
              <table:table-cell office:value-type="float" office:value="9.324">
                <text:p>9.32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1">
                <text:p>751</text:p>
              </table:table-cell>
              <table:table-cell office:value-type="float" office:value="8.158">
                <text:p>8.158</text:p>
              </table:table-cell>
              <table:table-cell office:value-type="float" office:value="9.229">
                <text:p>9.22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2">
                <text:p>752</text:p>
              </table:table-cell>
              <table:table-cell office:value-type="float" office:value="8.206">
                <text:p>8.206</text:p>
              </table:table-cell>
              <table:table-cell office:value-type="float" office:value="9.292">
                <text:p>9.29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3">
                <text:p>753</text:p>
              </table:table-cell>
              <table:table-cell office:value-type="float" office:value="8.099">
                <text:p>8.099</text:p>
              </table:table-cell>
              <table:table-cell office:value-type="float" office:value="9.303">
                <text:p>9.30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4">
                <text:p>754</text:p>
              </table:table-cell>
              <table:table-cell office:value-type="float" office:value="8.401">
                <text:p>8.401</text:p>
              </table:table-cell>
              <table:table-cell office:value-type="float" office:value="9.315">
                <text:p>9.31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5">
                <text:p>755</text:p>
              </table:table-cell>
              <table:table-cell office:value-type="float" office:value="8.325">
                <text:p>8.325</text:p>
              </table:table-cell>
              <table:table-cell office:value-type="float" office:value="9.328">
                <text:p>9.32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6">
                <text:p>756</text:p>
              </table:table-cell>
              <table:table-cell office:value-type="float" office:value="8.286">
                <text:p>8.286</text:p>
              </table:table-cell>
              <table:table-cell office:value-type="float" office:value="9.251">
                <text:p>9.25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7">
                <text:p>757</text:p>
              </table:table-cell>
              <table:table-cell office:value-type="float" office:value="8.208">
                <text:p>8.208</text:p>
              </table:table-cell>
              <table:table-cell office:value-type="float" office:value="9.36">
                <text:p>9.3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8">
                <text:p>758</text:p>
              </table:table-cell>
              <table:table-cell office:value-type="float" office:value="8.498">
                <text:p>8.498</text:p>
              </table:table-cell>
              <table:table-cell office:value-type="float" office:value="9.272">
                <text:p>9.27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9">
                <text:p>759</text:p>
              </table:table-cell>
              <table:table-cell office:value-type="float" office:value="8.256">
                <text:p>8.256</text:p>
              </table:table-cell>
              <table:table-cell office:value-type="float" office:value="9.32">
                <text:p>9.3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60">
                <text:p>760</text:p>
              </table:table-cell>
              <table:table-cell office:value-type="float" office:value="8.228">
                <text:p>8.228</text:p>
              </table:table-cell>
              <table:table-cell office:value-type="float" office:value="9.303">
                <text:p>9.30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1">
                <text:p>761</text:p>
              </table:table-cell>
              <table:table-cell office:value-type="float" office:value="8.306">
                <text:p>8.306</text:p>
              </table:table-cell>
              <table:table-cell office:value-type="float" office:value="9.289">
                <text:p>9.28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2">
                <text:p>762</text:p>
              </table:table-cell>
              <table:table-cell office:value-type="float" office:value="8.193">
                <text:p>8.193</text:p>
              </table:table-cell>
              <table:table-cell office:value-type="float" office:value="9.161">
                <text:p>9.16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3">
                <text:p>763</text:p>
              </table:table-cell>
              <table:table-cell office:value-type="float" office:value="8.121">
                <text:p>8.121</text:p>
              </table:table-cell>
              <table:table-cell office:value-type="float" office:value="9.374">
                <text:p>9.37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4">
                <text:p>764</text:p>
              </table:table-cell>
              <table:table-cell office:value-type="float" office:value="8.205">
                <text:p>8.205</text:p>
              </table:table-cell>
              <table:table-cell office:value-type="float" office:value="9.177">
                <text:p>9.17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5">
                <text:p>765</text:p>
              </table:table-cell>
              <table:table-cell office:value-type="float" office:value="8.24">
                <text:p>8.24</text:p>
              </table:table-cell>
              <table:table-cell office:value-type="float" office:value="9.295">
                <text:p>9.29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6">
                <text:p>766</text:p>
              </table:table-cell>
              <table:table-cell office:value-type="float" office:value="8.068">
                <text:p>8.068</text:p>
              </table:table-cell>
              <table:table-cell office:value-type="float" office:value="9.322">
                <text:p>9.32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7">
                <text:p>767</text:p>
              </table:table-cell>
              <table:table-cell office:value-type="float" office:value="8.285">
                <text:p>8.285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8">
                <text:p>768</text:p>
              </table:table-cell>
              <table:table-cell office:value-type="float" office:value="8.279">
                <text:p>8.279</text:p>
              </table:table-cell>
              <table:table-cell office:value-type="float" office:value="9.74">
                <text:p>9.7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9">
                <text:p>769</text:p>
              </table:table-cell>
              <table:table-cell office:value-type="float" office:value="8.414">
                <text:p>8.414</text:p>
              </table:table-cell>
              <table:table-cell office:value-type="float" office:value="9.16">
                <text:p>9.1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70">
                <text:p>770</text:p>
              </table:table-cell>
              <table:table-cell office:value-type="float" office:value="8.355">
                <text:p>8.355</text:p>
              </table:table-cell>
              <table:table-cell office:value-type="float" office:value="9.326">
                <text:p>9.32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1">
                <text:p>771</text:p>
              </table:table-cell>
              <table:table-cell office:value-type="float" office:value="8.393">
                <text:p>8.393</text:p>
              </table:table-cell>
              <table:table-cell office:value-type="float" office:value="9.511">
                <text:p>9.51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2">
                <text:p>772</text:p>
              </table:table-cell>
              <table:table-cell office:value-type="float" office:value="8.294">
                <text:p>8.294</text:p>
              </table:table-cell>
              <table:table-cell office:value-type="float" office:value="9.172">
                <text:p>9.17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3">
                <text:p>773</text:p>
              </table:table-cell>
              <table:table-cell office:value-type="float" office:value="8.324">
                <text:p>8.324</text:p>
              </table:table-cell>
              <table:table-cell office:value-type="float" office:value="9.136">
                <text:p>9.13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4">
                <text:p>774</text:p>
              </table:table-cell>
              <table:table-cell office:value-type="float" office:value="8.261">
                <text:p>8.261</text:p>
              </table:table-cell>
              <table:table-cell office:value-type="float" office:value="9.139">
                <text:p>9.13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5">
                <text:p>775</text:p>
              </table:table-cell>
              <table:table-cell office:value-type="float" office:value="8.146">
                <text:p>8.146</text:p>
              </table:table-cell>
              <table:table-cell office:value-type="float" office:value="9.123">
                <text:p>9.12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6">
                <text:p>776</text:p>
              </table:table-cell>
              <table:table-cell office:value-type="float" office:value="8.292">
                <text:p>8.292</text:p>
              </table:table-cell>
              <table:table-cell office:value-type="float" office:value="9.294">
                <text:p>9.29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7">
                <text:p>777</text:p>
              </table:table-cell>
              <table:table-cell office:value-type="float" office:value="8.283">
                <text:p>8.28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8">
                <text:p>778</text:p>
              </table:table-cell>
              <table:table-cell office:value-type="float" office:value="8.35">
                <text:p>8.35</text:p>
              </table:table-cell>
              <table:table-cell office:value-type="float" office:value="9.184">
                <text:p>9.18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9">
                <text:p>779</text:p>
              </table:table-cell>
              <table:table-cell office:value-type="float" office:value="8.283">
                <text:p>8.283</text:p>
              </table:table-cell>
              <table:table-cell office:value-type="float" office:value="9.099">
                <text:p>9.09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80">
                <text:p>780</text:p>
              </table:table-cell>
              <table:table-cell office:value-type="float" office:value="8.196">
                <text:p>8.196</text:p>
              </table:table-cell>
              <table:table-cell office:value-type="float" office:value="9.114">
                <text:p>9.11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1">
                <text:p>781</text:p>
              </table:table-cell>
              <table:table-cell office:value-type="float" office:value="8.254">
                <text:p>8.254</text:p>
              </table:table-cell>
              <table:table-cell office:value-type="float" office:value="9.221">
                <text:p>9.22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2">
                <text:p>782</text:p>
              </table:table-cell>
              <table:table-cell office:value-type="float" office:value="8.125">
                <text:p>8.125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3">
                <text:p>783</text:p>
              </table:table-cell>
              <table:table-cell office:value-type="float" office:value="8.251">
                <text:p>8.251</text:p>
              </table:table-cell>
              <table:table-cell office:value-type="float" office:value="9.179">
                <text:p>9.17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4">
                <text:p>784</text:p>
              </table:table-cell>
              <table:table-cell office:value-type="float" office:value="8.243">
                <text:p>8.243</text:p>
              </table:table-cell>
              <table:table-cell office:value-type="float" office:value="9.129">
                <text:p>9.12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5">
                <text:p>785</text:p>
              </table:table-cell>
              <table:table-cell office:value-type="float" office:value="8.247">
                <text:p>8.247</text:p>
              </table:table-cell>
              <table:table-cell office:value-type="float" office:value="9.225">
                <text:p>9.22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6">
                <text:p>786</text:p>
              </table:table-cell>
              <table:table-cell office:value-type="float" office:value="8.333">
                <text:p>8.333</text:p>
              </table:table-cell>
              <table:table-cell office:value-type="float" office:value="9.216">
                <text:p>9.21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7">
                <text:p>787</text:p>
              </table:table-cell>
              <table:table-cell office:value-type="float" office:value="8.184">
                <text:p>8.184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8">
                <text:p>788</text:p>
              </table:table-cell>
              <table:table-cell office:value-type="float" office:value="8.042">
                <text:p>8.042</text:p>
              </table:table-cell>
              <table:table-cell office:value-type="float" office:value="9.263">
                <text:p>9.26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9">
                <text:p>789</text:p>
              </table:table-cell>
              <table:table-cell office:value-type="float" office:value="8.141">
                <text:p>8.141</text:p>
              </table:table-cell>
              <table:table-cell office:value-type="float" office:value="9.161">
                <text:p>9.16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90">
                <text:p>790</text:p>
              </table:table-cell>
              <table:table-cell office:value-type="float" office:value="8.487">
                <text:p>8.487</text:p>
              </table:table-cell>
              <table:table-cell office:value-type="float" office:value="9.282">
                <text:p>9.28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1">
                <text:p>791</text:p>
              </table:table-cell>
              <table:table-cell office:value-type="float" office:value="8.275">
                <text:p>8.275</text:p>
              </table:table-cell>
              <table:table-cell office:value-type="float" office:value="9.242">
                <text:p>9.24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2">
                <text:p>792</text:p>
              </table:table-cell>
              <table:table-cell office:value-type="float" office:value="8.635">
                <text:p>8.635</text:p>
              </table:table-cell>
              <table:table-cell office:value-type="float" office:value="9.09">
                <text:p>9.0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3">
                <text:p>793</text:p>
              </table:table-cell>
              <table:table-cell office:value-type="float" office:value="8.784">
                <text:p>8.784</text:p>
              </table:table-cell>
              <table:table-cell office:value-type="float" office:value="9.095">
                <text:p>9.09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4">
                <text:p>794</text:p>
              </table:table-cell>
              <table:table-cell office:value-type="float" office:value="8.355">
                <text:p>8.355</text:p>
              </table:table-cell>
              <table:table-cell office:value-type="float" office:value="9.267">
                <text:p>9.26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5">
                <text:p>795</text:p>
              </table:table-cell>
              <table:table-cell office:value-type="float" office:value="8.14">
                <text:p>8.14</text:p>
              </table:table-cell>
              <table:table-cell office:value-type="float" office:value="9.118">
                <text:p>9.11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6">
                <text:p>796</text:p>
              </table:table-cell>
              <table:table-cell office:value-type="float" office:value="8.078">
                <text:p>8.078</text:p>
              </table:table-cell>
              <table:table-cell office:value-type="float" office:value="9.17">
                <text:p>9.1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7">
                <text:p>797</text:p>
              </table:table-cell>
              <table:table-cell office:value-type="float" office:value="8.347">
                <text:p>8.347</text:p>
              </table:table-cell>
              <table:table-cell office:value-type="float" office:value="9.218">
                <text:p>9.21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8">
                <text:p>798</text:p>
              </table:table-cell>
              <table:table-cell office:value-type="float" office:value="8.413">
                <text:p>8.413</text:p>
              </table:table-cell>
              <table:table-cell office:value-type="float" office:value="9.282">
                <text:p>9.28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9">
                <text:p>799</text:p>
              </table:table-cell>
              <table:table-cell office:value-type="float" office:value="8.544">
                <text:p>8.544</text:p>
              </table:table-cell>
              <table:table-cell office:value-type="float" office:value="9.226">
                <text:p>9.22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800">
                <text:p>800</text:p>
              </table:table-cell>
              <table:table-cell office:value-type="float" office:value="8.556">
                <text:p>8.556</text:p>
              </table:table-cell>
              <table:table-cell office:value-type="float" office:value="9.149">
                <text:p>9.14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1">
                <text:p>801</text:p>
              </table:table-cell>
              <table:table-cell office:value-type="float" office:value="8.425">
                <text:p>8.425</text:p>
              </table:table-cell>
              <table:table-cell office:value-type="float" office:value="9.094">
                <text:p>9.09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2">
                <text:p>802</text:p>
              </table:table-cell>
              <table:table-cell office:value-type="float" office:value="8.369">
                <text:p>8.369</text:p>
              </table:table-cell>
              <table:table-cell office:value-type="float" office:value="9.197">
                <text:p>9.19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3">
                <text:p>803</text:p>
              </table:table-cell>
              <table:table-cell office:value-type="float" office:value="8.491">
                <text:p>8.491</text:p>
              </table:table-cell>
              <table:table-cell office:value-type="float" office:value="9.173">
                <text:p>9.17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4">
                <text:p>804</text:p>
              </table:table-cell>
              <table:table-cell office:value-type="float" office:value="8.3">
                <text:p>8.3</text:p>
              </table:table-cell>
              <table:table-cell office:value-type="float" office:value="9.138">
                <text:p>9.13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5">
                <text:p>805</text:p>
              </table:table-cell>
              <table:table-cell office:value-type="float" office:value="8.516">
                <text:p>8.516</text:p>
              </table:table-cell>
              <table:table-cell office:value-type="float" office:value="9.163">
                <text:p>9.16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6">
                <text:p>806</text:p>
              </table:table-cell>
              <table:table-cell office:value-type="float" office:value="8.253">
                <text:p>8.253</text:p>
              </table:table-cell>
              <table:table-cell office:value-type="float" office:value="9.147">
                <text:p>9.14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7">
                <text:p>807</text:p>
              </table:table-cell>
              <table:table-cell office:value-type="float" office:value="8.328">
                <text:p>8.328</text:p>
              </table:table-cell>
              <table:table-cell office:value-type="float" office:value="9.286">
                <text:p>9.28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8">
                <text:p>808</text:p>
              </table:table-cell>
              <table:table-cell office:value-type="float" office:value="8.315">
                <text:p>8.315</text:p>
              </table:table-cell>
              <table:table-cell office:value-type="float" office:value="9.173">
                <text:p>9.17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9">
                <text:p>809</text:p>
              </table:table-cell>
              <table:table-cell office:value-type="float" office:value="8.229">
                <text:p>8.229</text:p>
              </table:table-cell>
              <table:table-cell office:value-type="float" office:value="9.219">
                <text:p>9.21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10">
                <text:p>810</text:p>
              </table:table-cell>
              <table:table-cell office:value-type="float" office:value="8.37">
                <text:p>8.37</text:p>
              </table:table-cell>
              <table:table-cell office:value-type="float" office:value="9.302">
                <text:p>9.30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1">
                <text:p>811</text:p>
              </table:table-cell>
              <table:table-cell office:value-type="float" office:value="8.388">
                <text:p>8.388</text:p>
              </table:table-cell>
              <table:table-cell office:value-type="float" office:value="9.109">
                <text:p>9.10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2">
                <text:p>812</text:p>
              </table:table-cell>
              <table:table-cell office:value-type="float" office:value="8.243">
                <text:p>8.243</text:p>
              </table:table-cell>
              <table:table-cell office:value-type="float" office:value="9.241">
                <text:p>9.24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3">
                <text:p>813</text:p>
              </table:table-cell>
              <table:table-cell office:value-type="float" office:value="8.293">
                <text:p>8.293</text:p>
              </table:table-cell>
              <table:table-cell office:value-type="float" office:value="9.118">
                <text:p>9.11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4">
                <text:p>814</text:p>
              </table:table-cell>
              <table:table-cell office:value-type="float" office:value="8.251">
                <text:p>8.251</text:p>
              </table:table-cell>
              <table:table-cell office:value-type="float" office:value="9.111">
                <text:p>9.11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5">
                <text:p>815</text:p>
              </table:table-cell>
              <table:table-cell office:value-type="float" office:value="9.401">
                <text:p>9.401</text:p>
              </table:table-cell>
              <table:table-cell office:value-type="float" office:value="9.205">
                <text:p>9.20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6">
                <text:p>816</text:p>
              </table:table-cell>
              <table:table-cell office:value-type="float" office:value="8.273">
                <text:p>8.273</text:p>
              </table:table-cell>
              <table:table-cell office:value-type="float" office:value="9.163">
                <text:p>9.16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7">
                <text:p>817</text:p>
              </table:table-cell>
              <table:table-cell office:value-type="float" office:value="8.278">
                <text:p>8.278</text:p>
              </table:table-cell>
              <table:table-cell office:value-type="float" office:value="9.173">
                <text:p>9.17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8">
                <text:p>818</text:p>
              </table:table-cell>
              <table:table-cell office:value-type="float" office:value="8.236">
                <text:p>8.236</text:p>
              </table:table-cell>
              <table:table-cell office:value-type="float" office:value="9.206">
                <text:p>9.20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9">
                <text:p>819</text:p>
              </table:table-cell>
              <table:table-cell office:value-type="float" office:value="8.366">
                <text:p>8.366</text:p>
              </table:table-cell>
              <table:table-cell office:value-type="float" office:value="9.253">
                <text:p>9.25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20">
                <text:p>820</text:p>
              </table:table-cell>
              <table:table-cell office:value-type="float" office:value="8.486">
                <text:p>8.486</text:p>
              </table:table-cell>
              <table:table-cell office:value-type="float" office:value="9.13">
                <text:p>9.1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1">
                <text:p>821</text:p>
              </table:table-cell>
              <table:table-cell office:value-type="float" office:value="8.307">
                <text:p>8.307</text:p>
              </table:table-cell>
              <table:table-cell office:value-type="float" office:value="9.195">
                <text:p>9.19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2">
                <text:p>822</text:p>
              </table:table-cell>
              <table:table-cell office:value-type="float" office:value="8.102">
                <text:p>8.102</text:p>
              </table:table-cell>
              <table:table-cell office:value-type="float" office:value="9.181">
                <text:p>9.18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3">
                <text:p>823</text:p>
              </table:table-cell>
              <table:table-cell office:value-type="float" office:value="8.118">
                <text:p>8.118</text:p>
              </table:table-cell>
              <table:table-cell office:value-type="float" office:value="9.129">
                <text:p>9.12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4">
                <text:p>824</text:p>
              </table:table-cell>
              <table:table-cell office:value-type="float" office:value="8.339">
                <text:p>8.339</text:p>
              </table:table-cell>
              <table:table-cell office:value-type="float" office:value="9.394">
                <text:p>9.39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5">
                <text:p>825</text:p>
              </table:table-cell>
              <table:table-cell office:value-type="float" office:value="8.407">
                <text:p>8.407</text:p>
              </table:table-cell>
              <table:table-cell office:value-type="float" office:value="9.181">
                <text:p>9.18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6">
                <text:p>826</text:p>
              </table:table-cell>
              <table:table-cell office:value-type="float" office:value="8.472">
                <text:p>8.472</text:p>
              </table:table-cell>
              <table:table-cell office:value-type="float" office:value="9.154">
                <text:p>9.15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7">
                <text:p>827</text:p>
              </table:table-cell>
              <table:table-cell office:value-type="float" office:value="8.171">
                <text:p>8.171</text:p>
              </table:table-cell>
              <table:table-cell office:value-type="float" office:value="9.265">
                <text:p>9.26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8">
                <text:p>828</text:p>
              </table:table-cell>
              <table:table-cell office:value-type="float" office:value="8.333">
                <text:p>8.333</text:p>
              </table:table-cell>
              <table:table-cell office:value-type="float" office:value="9.223">
                <text:p>9.22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9">
                <text:p>829</text:p>
              </table:table-cell>
              <table:table-cell office:value-type="float" office:value="8.285">
                <text:p>8.285</text:p>
              </table:table-cell>
              <table:table-cell office:value-type="float" office:value="9.233">
                <text:p>9.23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30">
                <text:p>830</text:p>
              </table:table-cell>
              <table:table-cell office:value-type="float" office:value="8.355">
                <text:p>8.355</text:p>
              </table:table-cell>
              <table:table-cell office:value-type="float" office:value="9.233">
                <text:p>9.23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1">
                <text:p>831</text:p>
              </table:table-cell>
              <table:table-cell office:value-type="float" office:value="8.263">
                <text:p>8.263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2">
                <text:p>832</text:p>
              </table:table-cell>
              <table:table-cell office:value-type="float" office:value="8.564">
                <text:p>8.564</text:p>
              </table:table-cell>
              <table:table-cell office:value-type="float" office:value="9.201">
                <text:p>9.20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3">
                <text:p>833</text:p>
              </table:table-cell>
              <table:table-cell office:value-type="float" office:value="8.488">
                <text:p>8.488</text:p>
              </table:table-cell>
              <table:table-cell office:value-type="float" office:value="9.22">
                <text:p>9.2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4">
                <text:p>834</text:p>
              </table:table-cell>
              <table:table-cell office:value-type="float" office:value="8.564">
                <text:p>8.564</text:p>
              </table:table-cell>
              <table:table-cell office:value-type="float" office:value="9.233">
                <text:p>9.23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5">
                <text:p>835</text:p>
              </table:table-cell>
              <table:table-cell office:value-type="float" office:value="8.573">
                <text:p>8.573</text:p>
              </table:table-cell>
              <table:table-cell office:value-type="float" office:value="9.142">
                <text:p>9.14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6">
                <text:p>836</text:p>
              </table:table-cell>
              <table:table-cell office:value-type="float" office:value="8.353">
                <text:p>8.353</text:p>
              </table:table-cell>
              <table:table-cell office:value-type="float" office:value="9.366">
                <text:p>9.36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7">
                <text:p>837</text:p>
              </table:table-cell>
              <table:table-cell office:value-type="float" office:value="8.384">
                <text:p>8.384</text:p>
              </table:table-cell>
              <table:table-cell office:value-type="float" office:value="9.172">
                <text:p>9.17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8">
                <text:p>838</text:p>
              </table:table-cell>
              <table:table-cell office:value-type="float" office:value="8.312">
                <text:p>8.312</text:p>
              </table:table-cell>
              <table:table-cell office:value-type="float" office:value="9.275">
                <text:p>9.27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9">
                <text:p>839</text:p>
              </table:table-cell>
              <table:table-cell office:value-type="float" office:value="8.471">
                <text:p>8.471</text:p>
              </table:table-cell>
              <table:table-cell office:value-type="float" office:value="9.291">
                <text:p>9.29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40">
                <text:p>840</text:p>
              </table:table-cell>
              <table:table-cell office:value-type="float" office:value="8.747">
                <text:p>8.747</text:p>
              </table:table-cell>
              <table:table-cell office:value-type="float" office:value="9.268">
                <text:p>9.26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1">
                <text:p>841</text:p>
              </table:table-cell>
              <table:table-cell office:value-type="float" office:value="8.911">
                <text:p>8.911</text:p>
              </table:table-cell>
              <table:table-cell office:value-type="float" office:value="9.235">
                <text:p>9.23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2">
                <text:p>842</text:p>
              </table:table-cell>
              <table:table-cell office:value-type="float" office:value="8.588">
                <text:p>8.588</text:p>
              </table:table-cell>
              <table:table-cell office:value-type="float" office:value="9.279">
                <text:p>9.27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3">
                <text:p>843</text:p>
              </table:table-cell>
              <table:table-cell office:value-type="float" office:value="8.852">
                <text:p>8.852</text:p>
              </table:table-cell>
              <table:table-cell office:value-type="float" office:value="9.265">
                <text:p>9.26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4">
                <text:p>844</text:p>
              </table:table-cell>
              <table:table-cell office:value-type="float" office:value="8.733">
                <text:p>8.733</text:p>
              </table:table-cell>
              <table:table-cell office:value-type="float" office:value="9.128">
                <text:p>9.12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5">
                <text:p>845</text:p>
              </table:table-cell>
              <table:table-cell office:value-type="float" office:value="8.247">
                <text:p>8.247</text:p>
              </table:table-cell>
              <table:table-cell office:value-type="float" office:value="9.193">
                <text:p>9.19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6">
                <text:p>846</text:p>
              </table:table-cell>
              <table:table-cell office:value-type="float" office:value="8.4">
                <text:p>8.4</text:p>
              </table:table-cell>
              <table:table-cell office:value-type="float" office:value="9.165">
                <text:p>9.16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7">
                <text:p>847</text:p>
              </table:table-cell>
              <table:table-cell office:value-type="float" office:value="8.338">
                <text:p>8.338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8">
                <text:p>848</text:p>
              </table:table-cell>
              <table:table-cell office:value-type="float" office:value="8.386">
                <text:p>8.386</text:p>
              </table:table-cell>
              <table:table-cell office:value-type="float" office:value="9.219">
                <text:p>9.21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9">
                <text:p>849</text:p>
              </table:table-cell>
              <table:table-cell office:value-type="float" office:value="8.29">
                <text:p>8.29</text:p>
              </table:table-cell>
              <table:table-cell office:value-type="float" office:value="9.22">
                <text:p>9.2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50">
                <text:p>850</text:p>
              </table:table-cell>
              <table:table-cell office:value-type="float" office:value="8.51">
                <text:p>8.51</text:p>
              </table:table-cell>
              <table:table-cell office:value-type="float" office:value="9.294">
                <text:p>9.29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1">
                <text:p>851</text:p>
              </table:table-cell>
              <table:table-cell office:value-type="float" office:value="11.857">
                <text:p>11.857</text:p>
              </table:table-cell>
              <table:table-cell office:value-type="float" office:value="9.268">
                <text:p>9.26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2">
                <text:p>852</text:p>
              </table:table-cell>
              <table:table-cell office:value-type="float" office:value="21.381">
                <text:p>21.381</text:p>
              </table:table-cell>
              <table:table-cell office:value-type="float" office:value="9.154">
                <text:p>9.15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3">
                <text:p>853</text:p>
              </table:table-cell>
              <table:table-cell office:value-type="float" office:value="11.178">
                <text:p>11.178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4">
                <text:p>854</text:p>
              </table:table-cell>
              <table:table-cell office:value-type="float" office:value="8.336">
                <text:p>8.336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5">
                <text:p>855</text:p>
              </table:table-cell>
              <table:table-cell office:value-type="float" office:value="8.532">
                <text:p>8.532</text:p>
              </table:table-cell>
              <table:table-cell office:value-type="float" office:value="9.076">
                <text:p>9.07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6">
                <text:p>856</text:p>
              </table:table-cell>
              <table:table-cell office:value-type="float" office:value="8.366">
                <text:p>8.366</text:p>
              </table:table-cell>
              <table:table-cell office:value-type="float" office:value="9.202">
                <text:p>9.20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7">
                <text:p>857</text:p>
              </table:table-cell>
              <table:table-cell office:value-type="float" office:value="8.352">
                <text:p>8.352</text:p>
              </table:table-cell>
              <table:table-cell office:value-type="float" office:value="9.239">
                <text:p>9.23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8">
                <text:p>858</text:p>
              </table:table-cell>
              <table:table-cell office:value-type="float" office:value="8.422">
                <text:p>8.422</text:p>
              </table:table-cell>
              <table:table-cell office:value-type="float" office:value="9.145">
                <text:p>9.14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9">
                <text:p>859</text:p>
              </table:table-cell>
              <table:table-cell office:value-type="float" office:value="8.53">
                <text:p>8.53</text:p>
              </table:table-cell>
              <table:table-cell office:value-type="float" office:value="9.306">
                <text:p>9.30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60">
                <text:p>860</text:p>
              </table:table-cell>
              <table:table-cell office:value-type="float" office:value="8.781">
                <text:p>8.781</text:p>
              </table:table-cell>
              <table:table-cell office:value-type="float" office:value="9.204">
                <text:p>9.20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1">
                <text:p>861</text:p>
              </table:table-cell>
              <table:table-cell office:value-type="float" office:value="8.309">
                <text:p>8.309</text:p>
              </table:table-cell>
              <table:table-cell office:value-type="float" office:value="9.305">
                <text:p>9.30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2">
                <text:p>862</text:p>
              </table:table-cell>
              <table:table-cell office:value-type="float" office:value="8.715">
                <text:p>8.715</text:p>
              </table:table-cell>
              <table:table-cell office:value-type="float" office:value="9.123">
                <text:p>9.12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3">
                <text:p>863</text:p>
              </table:table-cell>
              <table:table-cell office:value-type="float" office:value="8.814">
                <text:p>8.814</text:p>
              </table:table-cell>
              <table:table-cell office:value-type="float" office:value="9.204">
                <text:p>9.20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4">
                <text:p>864</text:p>
              </table:table-cell>
              <table:table-cell office:value-type="float" office:value="8.608">
                <text:p>8.608</text:p>
              </table:table-cell>
              <table:table-cell office:value-type="float" office:value="9.327">
                <text:p>9.32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5">
                <text:p>865</text:p>
              </table:table-cell>
              <table:table-cell office:value-type="float" office:value="8.414">
                <text:p>8.414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6">
                <text:p>866</text:p>
              </table:table-cell>
              <table:table-cell office:value-type="float" office:value="8.188">
                <text:p>8.188</text:p>
              </table:table-cell>
              <table:table-cell office:value-type="float" office:value="9.136">
                <text:p>9.13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7">
                <text:p>867</text:p>
              </table:table-cell>
              <table:table-cell office:value-type="float" office:value="8.361">
                <text:p>8.361</text:p>
              </table:table-cell>
              <table:table-cell office:value-type="float" office:value="9.324">
                <text:p>9.32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8">
                <text:p>868</text:p>
              </table:table-cell>
              <table:table-cell office:value-type="float" office:value="8.432">
                <text:p>8.432</text:p>
              </table:table-cell>
              <table:table-cell office:value-type="float" office:value="9.179">
                <text:p>9.17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9">
                <text:p>869</text:p>
              </table:table-cell>
              <table:table-cell office:value-type="float" office:value="8.566">
                <text:p>8.566</text:p>
              </table:table-cell>
              <table:table-cell office:value-type="float" office:value="9.141">
                <text:p>9.14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70">
                <text:p>870</text:p>
              </table:table-cell>
              <table:table-cell office:value-type="float" office:value="8.225">
                <text:p>8.225</text:p>
              </table:table-cell>
              <table:table-cell office:value-type="float" office:value="9.17">
                <text:p>9.1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1">
                <text:p>871</text:p>
              </table:table-cell>
              <table:table-cell office:value-type="float" office:value="8.562">
                <text:p>8.562</text:p>
              </table:table-cell>
              <table:table-cell office:value-type="float" office:value="9.267">
                <text:p>9.26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2">
                <text:p>872</text:p>
              </table:table-cell>
              <table:table-cell office:value-type="float" office:value="8.876">
                <text:p>8.876</text:p>
              </table:table-cell>
              <table:table-cell office:value-type="float" office:value="9.401">
                <text:p>9.40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3">
                <text:p>873</text:p>
              </table:table-cell>
              <table:table-cell office:value-type="float" office:value="8.357">
                <text:p>8.357</text:p>
              </table:table-cell>
              <table:table-cell office:value-type="float" office:value="9.405">
                <text:p>9.40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4">
                <text:p>874</text:p>
              </table:table-cell>
              <table:table-cell office:value-type="float" office:value="8.242">
                <text:p>8.242</text:p>
              </table:table-cell>
              <table:table-cell office:value-type="float" office:value="9.617">
                <text:p>9.61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5">
                <text:p>875</text:p>
              </table:table-cell>
              <table:table-cell office:value-type="float" office:value="8.38">
                <text:p>8.38</text:p>
              </table:table-cell>
              <table:table-cell office:value-type="float" office:value="10.12">
                <text:p>10.1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6">
                <text:p>876</text:p>
              </table:table-cell>
              <table:table-cell office:value-type="float" office:value="8.299">
                <text:p>8.299</text:p>
              </table:table-cell>
              <table:table-cell office:value-type="float" office:value="9.933">
                <text:p>9.93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7">
                <text:p>877</text:p>
              </table:table-cell>
              <table:table-cell office:value-type="float" office:value="8.646">
                <text:p>8.646</text:p>
              </table:table-cell>
              <table:table-cell office:value-type="float" office:value="13.836">
                <text:p>13.83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8">
                <text:p>878</text:p>
              </table:table-cell>
              <table:table-cell office:value-type="float" office:value="8.326">
                <text:p>8.326</text:p>
              </table:table-cell>
              <table:table-cell office:value-type="float" office:value="24.214">
                <text:p>24.21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9">
                <text:p>879</text:p>
              </table:table-cell>
              <table:table-cell office:value-type="float" office:value="8.106">
                <text:p>8.106</text:p>
              </table:table-cell>
              <table:table-cell office:value-type="float" office:value="14.398">
                <text:p>14.39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80">
                <text:p>880</text:p>
              </table:table-cell>
              <table:table-cell office:value-type="float" office:value="8.491">
                <text:p>8.491</text:p>
              </table:table-cell>
              <table:table-cell office:value-type="float" office:value="9.258">
                <text:p>9.25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1">
                <text:p>881</text:p>
              </table:table-cell>
              <table:table-cell office:value-type="float" office:value="13.116">
                <text:p>13.116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2">
                <text:p>882</text:p>
              </table:table-cell>
              <table:table-cell office:value-type="float" office:value="8.229">
                <text:p>8.229</text:p>
              </table:table-cell>
              <table:table-cell office:value-type="float" office:value="9.278">
                <text:p>9.27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3">
                <text:p>883</text:p>
              </table:table-cell>
              <table:table-cell office:value-type="float" office:value="8.37">
                <text:p>8.37</text:p>
              </table:table-cell>
              <table:table-cell office:value-type="float" office:value="9.477">
                <text:p>9.47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4">
                <text:p>884</text:p>
              </table:table-cell>
              <table:table-cell office:value-type="float" office:value="8.388">
                <text:p>8.388</text:p>
              </table:table-cell>
              <table:table-cell office:value-type="float" office:value="9.321">
                <text:p>9.32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5">
                <text:p>885</text:p>
              </table:table-cell>
              <table:table-cell office:value-type="float" office:value="8.243">
                <text:p>8.243</text:p>
              </table:table-cell>
              <table:table-cell office:value-type="float" office:value="9.426">
                <text:p>9.42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6">
                <text:p>886</text:p>
              </table:table-cell>
              <table:table-cell office:value-type="float" office:value="8.293">
                <text:p>8.293</text:p>
              </table:table-cell>
              <table:table-cell office:value-type="float" office:value="9.282">
                <text:p>9.28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7">
                <text:p>887</text:p>
              </table:table-cell>
              <table:table-cell office:value-type="float" office:value="8.251">
                <text:p>8.251</text:p>
              </table:table-cell>
              <table:table-cell office:value-type="float" office:value="9.387">
                <text:p>9.38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8">
                <text:p>888</text:p>
              </table:table-cell>
              <table:table-cell office:value-type="float" office:value="9.401">
                <text:p>9.401</text:p>
              </table:table-cell>
              <table:table-cell office:value-type="float" office:value="9.259">
                <text:p>9.25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9">
                <text:p>889</text:p>
              </table:table-cell>
              <table:table-cell office:value-type="float" office:value="8.273">
                <text:p>8.273</text:p>
              </table:table-cell>
              <table:table-cell office:value-type="float" office:value="9.371">
                <text:p>9.37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90">
                <text:p>890</text:p>
              </table:table-cell>
              <table:table-cell office:value-type="float" office:value="8.278">
                <text:p>8.278</text:p>
              </table:table-cell>
              <table:table-cell office:value-type="float" office:value="9.335">
                <text:p>9.33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1">
                <text:p>891</text:p>
              </table:table-cell>
              <table:table-cell office:value-type="float" office:value="8.236">
                <text:p>8.236</text:p>
              </table:table-cell>
              <table:table-cell office:value-type="float" office:value="9.266">
                <text:p>9.26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2">
                <text:p>892</text:p>
              </table:table-cell>
              <table:table-cell office:value-type="float" office:value="8.366">
                <text:p>8.366</text:p>
              </table:table-cell>
              <table:table-cell office:value-type="float" office:value="9.292">
                <text:p>9.29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3">
                <text:p>893</text:p>
              </table:table-cell>
              <table:table-cell office:value-type="float" office:value="8.486">
                <text:p>8.486</text:p>
              </table:table-cell>
              <table:table-cell office:value-type="float" office:value="9.342">
                <text:p>9.34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4">
                <text:p>894</text:p>
              </table:table-cell>
              <table:table-cell office:value-type="float" office:value="8.307">
                <text:p>8.307</text:p>
              </table:table-cell>
              <table:table-cell office:value-type="float" office:value="9.471">
                <text:p>9.47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5">
                <text:p>895</text:p>
              </table:table-cell>
              <table:table-cell office:value-type="float" office:value="8.102">
                <text:p>8.102</text:p>
              </table:table-cell>
              <table:table-cell office:value-type="float" office:value="9.471">
                <text:p>9.47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6">
                <text:p>896</text:p>
              </table:table-cell>
              <table:table-cell office:value-type="float" office:value="8.118">
                <text:p>8.118</text:p>
              </table:table-cell>
              <table:table-cell office:value-type="float" office:value="9.364">
                <text:p>9.36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7">
                <text:p>897</text:p>
              </table:table-cell>
              <table:table-cell office:value-type="float" office:value="12.918">
                <text:p>12.918</text:p>
              </table:table-cell>
              <table:table-cell office:value-type="float" office:value="9.23">
                <text:p>9.2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8">
                <text:p>898</text:p>
              </table:table-cell>
              <table:table-cell office:value-type="float" office:value="8.583">
                <text:p>8.583</text:p>
              </table:table-cell>
              <table:table-cell office:value-type="float" office:value="9.311">
                <text:p>9.31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9">
                <text:p>899</text:p>
              </table:table-cell>
              <table:table-cell office:value-type="float" office:value="10.197">
                <text:p>10.197</text:p>
              </table:table-cell>
              <table:table-cell office:value-type="float" office:value="9.285">
                <text:p>9.28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900">
                <text:p>900</text:p>
              </table:table-cell>
              <table:table-cell office:value-type="float" office:value="14.534">
                <text:p>14.534</text:p>
              </table:table-cell>
              <table:table-cell office:value-type="float" office:value="9.251">
                <text:p>9.25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23.595">
                <text:p>23.595</text:p>
              </table:table-cell>
              <table:table-cell office:value-type="float" office:value="9.271">
                <text:p>9.2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9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4cm" svg:height="9.013cm" xlink:href=".." xlink:type="simple" chart:class="chart:scatter" chart:column-mapping="0 2 1" chart:style-name="ch1">
        <chart:legend chart:legend-position="end" svg:x="12.024cm" svg:y="3.958cm" style:legend-expansion="high" chart:style-name="ch2"/>
        <chart:plot-area chart:style-name="ch3" table:cell-range-address="Sheet1.C2:Sheet1.C901 Sheet1.H1:Sheet1.I901" chart:data-source-has-labels="row" svg:x="1.331cm" svg:y="0.18cm" svg:width="10.373cm" svg:height="7.672cm">
          <chartooo:coordinate-region svg:x="1.952cm" svg:y="0.38cm" svg:width="9.472cm" svg:height="6.825cm"/>
          <chart:axis chart:dimension="x" chart:name="primary-x" chart:style-name="ch4">
            <chart:title svg:x="4.594cm" svg:y="8.032cm" chart:style-name="ch5">
              <text:p>Ilość zapisanych widoków</text:p>
            </chart:title>
          </chart:axis>
          <chart:axis chart:dimension="y" chart:name="primary-y" chart:style-name="ch6">
            <chart:title svg:x="0.451cm" svg:y="5.462cm" chart:style-name="ch7">
              <text:p>Zajęte miejsce [GB]</text:p>
            </chart:title>
            <chart:grid chart:style-name="ch8" chart:class="major"/>
          </chart:axis>
          <chart:series chart:style-name="ch9" chart:values-cell-range-address="Sheet1.I2:Sheet1.I901" chart:label-cell-address="Sheet1.I1:Sheet1.I1" chart:class="chart:scatter">
            <chart:domain table:cell-range-address="Sheet1.C2:Sheet1.C901"/>
            <chart:data-point chart:repeated="900"/>
          </chart:series>
          <chart:series chart:style-name="ch10" chart:values-cell-range-address="Sheet1.H2:Sheet1.H901" chart:label-cell-address="Sheet1.H1:Sheet1.H1" chart:class="chart:scatter">
            <chart:data-point chart:repeated="9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GRIDFS</text:p>
                <draw:g>
                  <svg:desc>Sheet1.I1:Sheet1.I1</svg:desc>
                </draw:g>
              </table:table-cell>
              <table:table-cell office:value-type="string">
                <text:p>Dokument BSON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C2:Sheet1.C901</svg:desc>
                </draw:g>
              </table:table-cell>
              <table:table-cell office:value-type="float" office:value="0.045">
                <text:p>0.045</text:p>
                <draw:g>
                  <svg:desc>Sheet1.I2:Sheet1.I901</svg:desc>
                </draw:g>
              </table:table-cell>
              <table:table-cell office:value-type="float" office:value="0.036">
                <text:p>0.036</text:p>
                <draw:g>
                  <svg:desc>Sheet1.H2:Sheet1.H9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9">
                <text:p>0.09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135">
                <text:p>0.135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18">
                <text:p>0.18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225">
                <text:p>0.22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27">
                <text:p>0.27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315">
                <text:p>0.315</text:p>
              </table:table-cell>
              <table:table-cell office:value-type="float" office:value="0.252">
                <text:p>0.2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36">
                <text:p>0.36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405">
                <text:p>0.405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45">
                <text:p>0.4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.495">
                <text:p>0.495</text:p>
              </table:table-cell>
              <table:table-cell office:value-type="float" office:value="0.396">
                <text:p>0.3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0.54">
                <text:p>0.54</text:p>
              </table:table-cell>
              <table:table-cell office:value-type="float" office:value="0.432">
                <text:p>0.4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0.585">
                <text:p>0.585</text:p>
              </table:table-cell>
              <table:table-cell office:value-type="float" office:value="0.468">
                <text:p>0.4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0.63">
                <text:p>0.63</text:p>
              </table:table-cell>
              <table:table-cell office:value-type="float" office:value="0.504">
                <text:p>0.5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0.675">
                <text:p>0.67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0.72">
                <text:p>0.72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0.765">
                <text:p>0.765</text:p>
              </table:table-cell>
              <table:table-cell office:value-type="float" office:value="0.612">
                <text:p>0.6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.81">
                <text:p>0.81</text:p>
              </table:table-cell>
              <table:table-cell office:value-type="float" office:value="0.648">
                <text:p>0.6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0.855">
                <text:p>0.855</text:p>
              </table:table-cell>
              <table:table-cell office:value-type="float" office:value="0.684">
                <text:p>0.6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9">
                <text:p>0.9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0.945">
                <text:p>0.945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0.99">
                <text:p>0.99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1.035">
                <text:p>1.035</text:p>
              </table:table-cell>
              <table:table-cell office:value-type="float" office:value="0.828">
                <text:p>0.8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1.08">
                <text:p>1.08</text:p>
              </table:table-cell>
              <table:table-cell office:value-type="float" office:value="0.864">
                <text:p>0.8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1.125">
                <text:p>1.12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1.17">
                <text:p>1.17</text:p>
              </table:table-cell>
              <table:table-cell office:value-type="float" office:value="0.936">
                <text:p>0.9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1.215">
                <text:p>1.215</text:p>
              </table:table-cell>
              <table:table-cell office:value-type="float" office:value="0.972">
                <text:p>0.9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1.26">
                <text:p>1.26</text:p>
              </table:table-cell>
              <table:table-cell office:value-type="float" office:value="1.008">
                <text:p>1.0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1.305">
                <text:p>1.305</text:p>
              </table:table-cell>
              <table:table-cell office:value-type="float" office:value="1.044">
                <text:p>1.0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1.35">
                <text:p>1.3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1.395">
                <text:p>1.395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1.44">
                <text:p>1.44</text:p>
              </table:table-cell>
              <table:table-cell office:value-type="float" office:value="1.152">
                <text:p>1.1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1.485">
                <text:p>1.485</text:p>
              </table:table-cell>
              <table:table-cell office:value-type="float" office:value="1.188">
                <text:p>1.1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1.53">
                <text:p>1.53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1.575">
                <text:p>1.57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1.62">
                <text:p>1.62</text:p>
              </table:table-cell>
              <table:table-cell office:value-type="float" office:value="1.296">
                <text:p>1.2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1.665">
                <text:p>1.665</text:p>
              </table:table-cell>
              <table:table-cell office:value-type="float" office:value="1.332">
                <text:p>1.3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1.71">
                <text:p>1.71</text:p>
              </table:table-cell>
              <table:table-cell office:value-type="float" office:value="1.368">
                <text:p>1.3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1.755">
                <text:p>1.755</text:p>
              </table:table-cell>
              <table:table-cell office:value-type="float" office:value="1.404">
                <text:p>1.4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1.8">
                <text:p>1.8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1.845">
                <text:p>1.845</text:p>
              </table:table-cell>
              <table:table-cell office:value-type="float" office:value="1.476">
                <text:p>1.4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1.89">
                <text:p>1.89</text:p>
              </table:table-cell>
              <table:table-cell office:value-type="float" office:value="1.512">
                <text:p>1.5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1.935">
                <text:p>1.935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1.98">
                <text:p>1.98</text:p>
              </table:table-cell>
              <table:table-cell office:value-type="float" office:value="1.584">
                <text:p>1.5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2.025">
                <text:p>2.025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2.07">
                <text:p>2.07</text:p>
              </table:table-cell>
              <table:table-cell office:value-type="float" office:value="1.656">
                <text:p>1.6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2.115">
                <text:p>2.115</text:p>
              </table:table-cell>
              <table:table-cell office:value-type="float" office:value="1.692">
                <text:p>1.6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2.16">
                <text:p>2.16</text:p>
              </table:table-cell>
              <table:table-cell office:value-type="float" office:value="1.728">
                <text:p>1.7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2.205">
                <text:p>2.205</text:p>
              </table:table-cell>
              <table:table-cell office:value-type="float" office:value="1.764">
                <text:p>1.7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2.25">
                <text:p>2.2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2.295">
                <text:p>2.295</text:p>
              </table:table-cell>
              <table:table-cell office:value-type="float" office:value="1.836">
                <text:p>1.8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2.34">
                <text:p>2.34</text:p>
              </table:table-cell>
              <table:table-cell office:value-type="float" office:value="1.872">
                <text:p>1.8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2.385">
                <text:p>2.385</text:p>
              </table:table-cell>
              <table:table-cell office:value-type="float" office:value="1.908">
                <text:p>1.9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2.43">
                <text:p>2.43</text:p>
              </table:table-cell>
              <table:table-cell office:value-type="float" office:value="1.944">
                <text:p>1.9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2.475">
                <text:p>2.475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2.52">
                <text:p>2.52</text:p>
              </table:table-cell>
              <table:table-cell office:value-type="float" office:value="2.016">
                <text:p>2.0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2.565">
                <text:p>2.565</text:p>
              </table:table-cell>
              <table:table-cell office:value-type="float" office:value="2.052">
                <text:p>2.0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2.61">
                <text:p>2.61</text:p>
              </table:table-cell>
              <table:table-cell office:value-type="float" office:value="2.088">
                <text:p>2.0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2.655">
                <text:p>2.655</text:p>
              </table:table-cell>
              <table:table-cell office:value-type="float" office:value="2.124">
                <text:p>2.1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2.7">
                <text:p>2.7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2.745">
                <text:p>2.745</text:p>
              </table:table-cell>
              <table:table-cell office:value-type="float" office:value="2.196">
                <text:p>2.1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2.79">
                <text:p>2.79</text:p>
              </table:table-cell>
              <table:table-cell office:value-type="float" office:value="2.232">
                <text:p>2.2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2.835">
                <text:p>2.835</text:p>
              </table:table-cell>
              <table:table-cell office:value-type="float" office:value="2.268">
                <text:p>2.2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2.88">
                <text:p>2.88</text:p>
              </table:table-cell>
              <table:table-cell office:value-type="float" office:value="2.304">
                <text:p>2.3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2.925">
                <text:p>2.925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2.97">
                <text:p>2.97</text:p>
              </table:table-cell>
              <table:table-cell office:value-type="float" office:value="2.376">
                <text:p>2.3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3.015">
                <text:p>3.015</text:p>
              </table:table-cell>
              <table:table-cell office:value-type="float" office:value="2.412">
                <text:p>2.4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3.06">
                <text:p>3.06</text:p>
              </table:table-cell>
              <table:table-cell office:value-type="float" office:value="2.448">
                <text:p>2.4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3.105">
                <text:p>3.105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3.15">
                <text:p>3.15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3.195">
                <text:p>3.195</text:p>
              </table:table-cell>
              <table:table-cell office:value-type="float" office:value="2.556">
                <text:p>2.5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3.24">
                <text:p>3.24</text:p>
              </table:table-cell>
              <table:table-cell office:value-type="float" office:value="2.592">
                <text:p>2.5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3.285">
                <text:p>3.285</text:p>
              </table:table-cell>
              <table:table-cell office:value-type="float" office:value="2.628">
                <text:p>2.6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3.33">
                <text:p>3.33</text:p>
              </table:table-cell>
              <table:table-cell office:value-type="float" office:value="2.664">
                <text:p>2.6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3.375">
                <text:p>3.375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3.42">
                <text:p>3.42</text:p>
              </table:table-cell>
              <table:table-cell office:value-type="float" office:value="2.736">
                <text:p>2.7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3.465">
                <text:p>3.465</text:p>
              </table:table-cell>
              <table:table-cell office:value-type="float" office:value="2.772">
                <text:p>2.7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3.51">
                <text:p>3.51</text:p>
              </table:table-cell>
              <table:table-cell office:value-type="float" office:value="2.808">
                <text:p>2.8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3.555">
                <text:p>3.555</text:p>
              </table:table-cell>
              <table:table-cell office:value-type="float" office:value="2.844">
                <text:p>2.8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3.6">
                <text:p>3.6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3.645">
                <text:p>3.645</text:p>
              </table:table-cell>
              <table:table-cell office:value-type="float" office:value="2.916">
                <text:p>2.9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3.69">
                <text:p>3.69</text:p>
              </table:table-cell>
              <table:table-cell office:value-type="float" office:value="2.952">
                <text:p>2.9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3.735">
                <text:p>3.735</text:p>
              </table:table-cell>
              <table:table-cell office:value-type="float" office:value="2.988">
                <text:p>2.9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3.78">
                <text:p>3.78</text:p>
              </table:table-cell>
              <table:table-cell office:value-type="float" office:value="3.024">
                <text:p>3.0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3.825">
                <text:p>3.825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3.87">
                <text:p>3.87</text:p>
              </table:table-cell>
              <table:table-cell office:value-type="float" office:value="3.096">
                <text:p>3.0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3.915">
                <text:p>3.915</text:p>
              </table:table-cell>
              <table:table-cell office:value-type="float" office:value="3.132">
                <text:p>3.1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3.96">
                <text:p>3.96</text:p>
              </table:table-cell>
              <table:table-cell office:value-type="float" office:value="3.168">
                <text:p>3.1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4.005">
                <text:p>4.005</text:p>
              </table:table-cell>
              <table:table-cell office:value-type="float" office:value="3.204">
                <text:p>3.2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4.05">
                <text:p>4.05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4.095">
                <text:p>4.095</text:p>
              </table:table-cell>
              <table:table-cell office:value-type="float" office:value="3.276">
                <text:p>3.2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4.14">
                <text:p>4.14</text:p>
              </table:table-cell>
              <table:table-cell office:value-type="float" office:value="3.312">
                <text:p>3.3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4.185">
                <text:p>4.185</text:p>
              </table:table-cell>
              <table:table-cell office:value-type="float" office:value="3.348">
                <text:p>3.3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4.23">
                <text:p>4.23</text:p>
              </table:table-cell>
              <table:table-cell office:value-type="float" office:value="3.384">
                <text:p>3.3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4.275">
                <text:p>4.275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4.32">
                <text:p>4.32</text:p>
              </table:table-cell>
              <table:table-cell office:value-type="float" office:value="3.456">
                <text:p>3.4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4.365">
                <text:p>4.365</text:p>
              </table:table-cell>
              <table:table-cell office:value-type="float" office:value="3.492">
                <text:p>3.4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4.41">
                <text:p>4.41</text:p>
              </table:table-cell>
              <table:table-cell office:value-type="float" office:value="3.528">
                <text:p>3.5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4.455">
                <text:p>4.455</text:p>
              </table:table-cell>
              <table:table-cell office:value-type="float" office:value="3.564">
                <text:p>3.5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4.5">
                <text:p>4.5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4.545">
                <text:p>4.545</text:p>
              </table:table-cell>
              <table:table-cell office:value-type="float" office:value="3.636">
                <text:p>3.6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4.59">
                <text:p>4.59</text:p>
              </table:table-cell>
              <table:table-cell office:value-type="float" office:value="3.672">
                <text:p>3.6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4">
                <text:p>104</text:p>
              </table:table-cell>
              <table:table-cell office:value-type="float" office:value="4.635">
                <text:p>4.635</text:p>
              </table:table-cell>
              <table:table-cell office:value-type="float" office:value="3.708">
                <text:p>3.7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4.68">
                <text:p>4.68</text:p>
              </table:table-cell>
              <table:table-cell office:value-type="float" office:value="3.744">
                <text:p>3.7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4.725">
                <text:p>4.725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4.77">
                <text:p>4.77</text:p>
              </table:table-cell>
              <table:table-cell office:value-type="float" office:value="3.816">
                <text:p>3.8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4.815">
                <text:p>4.815</text:p>
              </table:table-cell>
              <table:table-cell office:value-type="float" office:value="3.852">
                <text:p>3.8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4.86">
                <text:p>4.86</text:p>
              </table:table-cell>
              <table:table-cell office:value-type="float" office:value="3.888">
                <text:p>3.8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4.905">
                <text:p>4.905</text:p>
              </table:table-cell>
              <table:table-cell office:value-type="float" office:value="3.924">
                <text:p>3.9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4.95">
                <text:p>4.95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4.995">
                <text:p>4.995</text:p>
              </table:table-cell>
              <table:table-cell office:value-type="float" office:value="3.996">
                <text:p>3.9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5.04">
                <text:p>5.04</text:p>
              </table:table-cell>
              <table:table-cell office:value-type="float" office:value="4.032">
                <text:p>4.0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5.08499999999999">
                <text:p>5.08499999999999</text:p>
              </table:table-cell>
              <table:table-cell office:value-type="float" office:value="4.068">
                <text:p>4.0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5.12999999999999">
                <text:p>5.12999999999999</text:p>
              </table:table-cell>
              <table:table-cell office:value-type="float" office:value="4.104">
                <text:p>4.1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5.17499999999999">
                <text:p>5.17499999999999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5.21999999999999">
                <text:p>5.21999999999999</text:p>
              </table:table-cell>
              <table:table-cell office:value-type="float" office:value="4.176">
                <text:p>4.1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5.26499999999999">
                <text:p>5.26499999999999</text:p>
              </table:table-cell>
              <table:table-cell office:value-type="float" office:value="4.212">
                <text:p>4.2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5.30999999999999">
                <text:p>5.30999999999999</text:p>
              </table:table-cell>
              <table:table-cell office:value-type="float" office:value="4.248">
                <text:p>4.2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5.35499999999999">
                <text:p>5.35499999999999</text:p>
              </table:table-cell>
              <table:table-cell office:value-type="float" office:value="4.284">
                <text:p>4.28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5.39999999999999">
                <text:p>5.39999999999999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5.44499999999999">
                <text:p>5.44499999999999</text:p>
              </table:table-cell>
              <table:table-cell office:value-type="float" office:value="4.356">
                <text:p>4.3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3">
                <text:p>123</text:p>
              </table:table-cell>
              <table:table-cell office:value-type="float" office:value="5.48999999999999">
                <text:p>5.48999999999999</text:p>
              </table:table-cell>
              <table:table-cell office:value-type="float" office:value="4.392">
                <text:p>4.39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5.53499999999999">
                <text:p>5.53499999999999</text:p>
              </table:table-cell>
              <table:table-cell office:value-type="float" office:value="4.428">
                <text:p>4.4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5.57999999999999">
                <text:p>5.57999999999999</text:p>
              </table:table-cell>
              <table:table-cell office:value-type="float" office:value="4.464">
                <text:p>4.46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5.62499999999999">
                <text:p>5.6249999999999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5.66999999999999">
                <text:p>5.66999999999999</text:p>
              </table:table-cell>
              <table:table-cell office:value-type="float" office:value="4.536">
                <text:p>4.53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5.71499999999999">
                <text:p>5.71499999999999</text:p>
              </table:table-cell>
              <table:table-cell office:value-type="float" office:value="4.572">
                <text:p>4.5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9">
                <text:p>129</text:p>
              </table:table-cell>
              <table:table-cell office:value-type="float" office:value="5.75999999999999">
                <text:p>5.75999999999999</text:p>
              </table:table-cell>
              <table:table-cell office:value-type="float" office:value="4.608">
                <text:p>4.6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5.80499999999999">
                <text:p>5.80499999999999</text:p>
              </table:table-cell>
              <table:table-cell office:value-type="float" office:value="4.644">
                <text:p>4.6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5.84999999999999">
                <text:p>5.84999999999999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2">
                <text:p>132</text:p>
              </table:table-cell>
              <table:table-cell office:value-type="float" office:value="5.89499999999999">
                <text:p>5.89499999999999</text:p>
              </table:table-cell>
              <table:table-cell office:value-type="float" office:value="4.716">
                <text:p>4.7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5.93999999999999">
                <text:p>5.93999999999999</text:p>
              </table:table-cell>
              <table:table-cell office:value-type="float" office:value="4.75199999999999">
                <text:p>4.7519999999999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5.98499999999999">
                <text:p>5.98499999999999</text:p>
              </table:table-cell>
              <table:table-cell office:value-type="float" office:value="4.78799999999999">
                <text:p>4.787999999999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6.02999999999999">
                <text:p>6.02999999999999</text:p>
              </table:table-cell>
              <table:table-cell office:value-type="float" office:value="4.82399999999999">
                <text:p>4.8239999999999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6.07499999999999">
                <text:p>6.07499999999999</text:p>
              </table:table-cell>
              <table:table-cell office:value-type="float" office:value="4.85999999999999">
                <text:p>4.859999999999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6.11999999999999">
                <text:p>6.11999999999999</text:p>
              </table:table-cell>
              <table:table-cell office:value-type="float" office:value="4.89599999999999">
                <text:p>4.895999999999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8">
                <text:p>138</text:p>
              </table:table-cell>
              <table:table-cell office:value-type="float" office:value="6.16499999999999">
                <text:p>6.16499999999999</text:p>
              </table:table-cell>
              <table:table-cell office:value-type="float" office:value="4.93199999999999">
                <text:p>4.9319999999999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6.20999999999999">
                <text:p>6.20999999999999</text:p>
              </table:table-cell>
              <table:table-cell office:value-type="float" office:value="4.96799999999999">
                <text:p>4.9679999999999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6.25499999999999">
                <text:p>6.25499999999999</text:p>
              </table:table-cell>
              <table:table-cell office:value-type="float" office:value="5.00399999999999">
                <text:p>5.0039999999999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6.29999999999999">
                <text:p>6.29999999999999</text:p>
              </table:table-cell>
              <table:table-cell office:value-type="float" office:value="5.03999999999999">
                <text:p>5.0399999999999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6.34499999999999">
                <text:p>6.34499999999999</text:p>
              </table:table-cell>
              <table:table-cell office:value-type="float" office:value="5.07599999999999">
                <text:p>5.075999999999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6.38999999999999">
                <text:p>6.38999999999999</text:p>
              </table:table-cell>
              <table:table-cell office:value-type="float" office:value="5.11199999999999">
                <text:p>5.111999999999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6.43499999999999">
                <text:p>6.43499999999999</text:p>
              </table:table-cell>
              <table:table-cell office:value-type="float" office:value="5.14799999999999">
                <text:p>5.147999999999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6.47999999999999">
                <text:p>6.47999999999999</text:p>
              </table:table-cell>
              <table:table-cell office:value-type="float" office:value="5.18399999999999">
                <text:p>5.183999999999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6.52499999999999">
                <text:p>6.52499999999999</text:p>
              </table:table-cell>
              <table:table-cell office:value-type="float" office:value="5.21999999999999">
                <text:p>5.219999999999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6.56999999999999">
                <text:p>6.56999999999999</text:p>
              </table:table-cell>
              <table:table-cell office:value-type="float" office:value="5.25599999999999">
                <text:p>5.255999999999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6.61499999999999">
                <text:p>6.61499999999999</text:p>
              </table:table-cell>
              <table:table-cell office:value-type="float" office:value="5.29199999999999">
                <text:p>5.291999999999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9">
                <text:p>149</text:p>
              </table:table-cell>
              <table:table-cell office:value-type="float" office:value="6.65999999999999">
                <text:p>6.65999999999999</text:p>
              </table:table-cell>
              <table:table-cell office:value-type="float" office:value="5.32799999999999">
                <text:p>5.327999999999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6.70499999999999">
                <text:p>6.70499999999999</text:p>
              </table:table-cell>
              <table:table-cell office:value-type="float" office:value="5.36399999999999">
                <text:p>5.363999999999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6.74999999999999">
                <text:p>6.74999999999999</text:p>
              </table:table-cell>
              <table:table-cell office:value-type="float" office:value="5.39999999999999">
                <text:p>5.399999999999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6.79499999999999">
                <text:p>6.79499999999999</text:p>
              </table:table-cell>
              <table:table-cell office:value-type="float" office:value="5.43599999999999">
                <text:p>5.4359999999999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6.83999999999999">
                <text:p>6.83999999999999</text:p>
              </table:table-cell>
              <table:table-cell office:value-type="float" office:value="5.47199999999999">
                <text:p>5.4719999999999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6.88499999999999">
                <text:p>6.88499999999999</text:p>
              </table:table-cell>
              <table:table-cell office:value-type="float" office:value="5.50799999999999">
                <text:p>5.5079999999999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5">
                <text:p>155</text:p>
              </table:table-cell>
              <table:table-cell office:value-type="float" office:value="6.92999999999999">
                <text:p>6.92999999999999</text:p>
              </table:table-cell>
              <table:table-cell office:value-type="float" office:value="5.54399999999999">
                <text:p>5.543999999999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6">
                <text:p>156</text:p>
              </table:table-cell>
              <table:table-cell office:value-type="float" office:value="6.97499999999999">
                <text:p>6.97499999999999</text:p>
              </table:table-cell>
              <table:table-cell office:value-type="float" office:value="5.57999999999999">
                <text:p>5.579999999999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7">
                <text:p>157</text:p>
              </table:table-cell>
              <table:table-cell office:value-type="float" office:value="7.01999999999999">
                <text:p>7.01999999999999</text:p>
              </table:table-cell>
              <table:table-cell office:value-type="float" office:value="5.61599999999998">
                <text:p>5.615999999999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8">
                <text:p>158</text:p>
              </table:table-cell>
              <table:table-cell office:value-type="float" office:value="7.06499999999999">
                <text:p>7.06499999999999</text:p>
              </table:table-cell>
              <table:table-cell office:value-type="float" office:value="5.65199999999998">
                <text:p>5.6519999999999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9">
                <text:p>159</text:p>
              </table:table-cell>
              <table:table-cell office:value-type="float" office:value="7.10999999999999">
                <text:p>7.10999999999999</text:p>
              </table:table-cell>
              <table:table-cell office:value-type="float" office:value="5.68799999999998">
                <text:p>5.687999999999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0">
                <text:p>160</text:p>
              </table:table-cell>
              <table:table-cell office:value-type="float" office:value="7.15499999999999">
                <text:p>7.15499999999999</text:p>
              </table:table-cell>
              <table:table-cell office:value-type="float" office:value="5.72399999999998">
                <text:p>5.7239999999999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7.19999999999999">
                <text:p>7.19999999999999</text:p>
              </table:table-cell>
              <table:table-cell office:value-type="float" office:value="5.75999999999998">
                <text:p>5.759999999999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2">
                <text:p>162</text:p>
              </table:table-cell>
              <table:table-cell office:value-type="float" office:value="7.24499999999999">
                <text:p>7.24499999999999</text:p>
              </table:table-cell>
              <table:table-cell office:value-type="float" office:value="5.79599999999998">
                <text:p>5.7959999999999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3">
                <text:p>163</text:p>
              </table:table-cell>
              <table:table-cell office:value-type="float" office:value="7.28999999999999">
                <text:p>7.28999999999999</text:p>
              </table:table-cell>
              <table:table-cell office:value-type="float" office:value="5.83199999999998">
                <text:p>5.8319999999999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4">
                <text:p>164</text:p>
              </table:table-cell>
              <table:table-cell office:value-type="float" office:value="7.33499999999999">
                <text:p>7.33499999999999</text:p>
              </table:table-cell>
              <table:table-cell office:value-type="float" office:value="5.86799999999998">
                <text:p>5.867999999999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5">
                <text:p>165</text:p>
              </table:table-cell>
              <table:table-cell office:value-type="float" office:value="7.37999999999999">
                <text:p>7.37999999999999</text:p>
              </table:table-cell>
              <table:table-cell office:value-type="float" office:value="5.90399999999998">
                <text:p>5.903999999999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6">
                <text:p>166</text:p>
              </table:table-cell>
              <table:table-cell office:value-type="float" office:value="7.42499999999999">
                <text:p>7.42499999999999</text:p>
              </table:table-cell>
              <table:table-cell office:value-type="float" office:value="5.93999999999998">
                <text:p>5.9399999999999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7">
                <text:p>167</text:p>
              </table:table-cell>
              <table:table-cell office:value-type="float" office:value="7.46999999999999">
                <text:p>7.46999999999999</text:p>
              </table:table-cell>
              <table:table-cell office:value-type="float" office:value="5.97599999999998">
                <text:p>5.975999999999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8">
                <text:p>168</text:p>
              </table:table-cell>
              <table:table-cell office:value-type="float" office:value="7.51499999999999">
                <text:p>7.51499999999999</text:p>
              </table:table-cell>
              <table:table-cell office:value-type="float" office:value="6.01199999999998">
                <text:p>6.011999999999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9">
                <text:p>169</text:p>
              </table:table-cell>
              <table:table-cell office:value-type="float" office:value="7.55999999999999">
                <text:p>7.55999999999999</text:p>
              </table:table-cell>
              <table:table-cell office:value-type="float" office:value="6.04799999999998">
                <text:p>6.047999999999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0">
                <text:p>170</text:p>
              </table:table-cell>
              <table:table-cell office:value-type="float" office:value="7.60499999999999">
                <text:p>7.60499999999999</text:p>
              </table:table-cell>
              <table:table-cell office:value-type="float" office:value="6.08399999999998">
                <text:p>6.0839999999999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7.64999999999999">
                <text:p>7.64999999999999</text:p>
              </table:table-cell>
              <table:table-cell office:value-type="float" office:value="6.11999999999998">
                <text:p>6.1199999999999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2">
                <text:p>172</text:p>
              </table:table-cell>
              <table:table-cell office:value-type="float" office:value="7.69499999999999">
                <text:p>7.69499999999999</text:p>
              </table:table-cell>
              <table:table-cell office:value-type="float" office:value="6.15599999999998">
                <text:p>6.1559999999999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3">
                <text:p>173</text:p>
              </table:table-cell>
              <table:table-cell office:value-type="float" office:value="7.73999999999999">
                <text:p>7.73999999999999</text:p>
              </table:table-cell>
              <table:table-cell office:value-type="float" office:value="6.19199999999998">
                <text:p>6.1919999999999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4">
                <text:p>174</text:p>
              </table:table-cell>
              <table:table-cell office:value-type="float" office:value="7.78499999999999">
                <text:p>7.78499999999999</text:p>
              </table:table-cell>
              <table:table-cell office:value-type="float" office:value="6.22799999999998">
                <text:p>6.227999999999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5">
                <text:p>175</text:p>
              </table:table-cell>
              <table:table-cell office:value-type="float" office:value="7.82999999999999">
                <text:p>7.82999999999999</text:p>
              </table:table-cell>
              <table:table-cell office:value-type="float" office:value="6.26399999999998">
                <text:p>6.263999999999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6">
                <text:p>176</text:p>
              </table:table-cell>
              <table:table-cell office:value-type="float" office:value="7.87499999999999">
                <text:p>7.87499999999999</text:p>
              </table:table-cell>
              <table:table-cell office:value-type="float" office:value="6.29999999999998">
                <text:p>6.2999999999999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7">
                <text:p>177</text:p>
              </table:table-cell>
              <table:table-cell office:value-type="float" office:value="7.91999999999999">
                <text:p>7.91999999999999</text:p>
              </table:table-cell>
              <table:table-cell office:value-type="float" office:value="6.33599999999998">
                <text:p>6.335999999999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8">
                <text:p>178</text:p>
              </table:table-cell>
              <table:table-cell office:value-type="float" office:value="7.96499999999999">
                <text:p>7.96499999999999</text:p>
              </table:table-cell>
              <table:table-cell office:value-type="float" office:value="6.37199999999998">
                <text:p>6.3719999999999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9">
                <text:p>179</text:p>
              </table:table-cell>
              <table:table-cell office:value-type="float" office:value="8.00999999999999">
                <text:p>8.00999999999999</text:p>
              </table:table-cell>
              <table:table-cell office:value-type="float" office:value="6.40799999999998">
                <text:p>6.4079999999999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0">
                <text:p>180</text:p>
              </table:table-cell>
              <table:table-cell office:value-type="float" office:value="8.05499999999999">
                <text:p>8.05499999999999</text:p>
              </table:table-cell>
              <table:table-cell office:value-type="float" office:value="6.44399999999998">
                <text:p>6.4439999999999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8.09999999999999">
                <text:p>8.09999999999999</text:p>
              </table:table-cell>
              <table:table-cell office:value-type="float" office:value="6.47999999999997">
                <text:p>6.479999999999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2">
                <text:p>182</text:p>
              </table:table-cell>
              <table:table-cell office:value-type="float" office:value="8.14499999999999">
                <text:p>8.14499999999999</text:p>
              </table:table-cell>
              <table:table-cell office:value-type="float" office:value="6.51599999999997">
                <text:p>6.515999999999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3">
                <text:p>183</text:p>
              </table:table-cell>
              <table:table-cell office:value-type="float" office:value="8.18999999999999">
                <text:p>8.18999999999999</text:p>
              </table:table-cell>
              <table:table-cell office:value-type="float" office:value="6.55199999999997">
                <text:p>6.5519999999999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4">
                <text:p>184</text:p>
              </table:table-cell>
              <table:table-cell office:value-type="float" office:value="8.23499999999999">
                <text:p>8.23499999999999</text:p>
              </table:table-cell>
              <table:table-cell office:value-type="float" office:value="6.58799999999997">
                <text:p>6.5879999999999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5">
                <text:p>185</text:p>
              </table:table-cell>
              <table:table-cell office:value-type="float" office:value="8.27999999999999">
                <text:p>8.27999999999999</text:p>
              </table:table-cell>
              <table:table-cell office:value-type="float" office:value="6.62399999999997">
                <text:p>6.6239999999999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6">
                <text:p>186</text:p>
              </table:table-cell>
              <table:table-cell office:value-type="float" office:value="8.32499999999999">
                <text:p>8.32499999999999</text:p>
              </table:table-cell>
              <table:table-cell office:value-type="float" office:value="6.65999999999997">
                <text:p>6.6599999999999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7">
                <text:p>187</text:p>
              </table:table-cell>
              <table:table-cell office:value-type="float" office:value="8.36999999999999">
                <text:p>8.36999999999999</text:p>
              </table:table-cell>
              <table:table-cell office:value-type="float" office:value="6.69599999999997">
                <text:p>6.6959999999999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8">
                <text:p>188</text:p>
              </table:table-cell>
              <table:table-cell office:value-type="float" office:value="8.41499999999999">
                <text:p>8.41499999999999</text:p>
              </table:table-cell>
              <table:table-cell office:value-type="float" office:value="6.73199999999997">
                <text:p>6.7319999999999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9">
                <text:p>189</text:p>
              </table:table-cell>
              <table:table-cell office:value-type="float" office:value="8.45999999999999">
                <text:p>8.45999999999999</text:p>
              </table:table-cell>
              <table:table-cell office:value-type="float" office:value="6.76799999999997">
                <text:p>6.7679999999999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0">
                <text:p>190</text:p>
              </table:table-cell>
              <table:table-cell office:value-type="float" office:value="8.50499999999999">
                <text:p>8.50499999999999</text:p>
              </table:table-cell>
              <table:table-cell office:value-type="float" office:value="6.80399999999997">
                <text:p>6.8039999999999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8.54999999999999">
                <text:p>8.54999999999999</text:p>
              </table:table-cell>
              <table:table-cell office:value-type="float" office:value="6.83999999999997">
                <text:p>6.8399999999999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2">
                <text:p>192</text:p>
              </table:table-cell>
              <table:table-cell office:value-type="float" office:value="8.59499999999999">
                <text:p>8.59499999999999</text:p>
              </table:table-cell>
              <table:table-cell office:value-type="float" office:value="6.87599999999997">
                <text:p>6.8759999999999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3">
                <text:p>193</text:p>
              </table:table-cell>
              <table:table-cell office:value-type="float" office:value="8.63999999999999">
                <text:p>8.63999999999999</text:p>
              </table:table-cell>
              <table:table-cell office:value-type="float" office:value="6.91199999999997">
                <text:p>6.911999999999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4">
                <text:p>194</text:p>
              </table:table-cell>
              <table:table-cell office:value-type="float" office:value="8.68499999999999">
                <text:p>8.68499999999999</text:p>
              </table:table-cell>
              <table:table-cell office:value-type="float" office:value="6.94799999999997">
                <text:p>6.947999999999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5">
                <text:p>195</text:p>
              </table:table-cell>
              <table:table-cell office:value-type="float" office:value="8.72999999999999">
                <text:p>8.72999999999999</text:p>
              </table:table-cell>
              <table:table-cell office:value-type="float" office:value="6.98399999999997">
                <text:p>6.9839999999999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6">
                <text:p>196</text:p>
              </table:table-cell>
              <table:table-cell office:value-type="float" office:value="8.77499999999999">
                <text:p>8.77499999999999</text:p>
              </table:table-cell>
              <table:table-cell office:value-type="float" office:value="7.01999999999997">
                <text:p>7.0199999999999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7">
                <text:p>197</text:p>
              </table:table-cell>
              <table:table-cell office:value-type="float" office:value="8.81999999999999">
                <text:p>8.81999999999999</text:p>
              </table:table-cell>
              <table:table-cell office:value-type="float" office:value="7.05599999999997">
                <text:p>7.0559999999999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8">
                <text:p>198</text:p>
              </table:table-cell>
              <table:table-cell office:value-type="float" office:value="8.86499999999999">
                <text:p>8.86499999999999</text:p>
              </table:table-cell>
              <table:table-cell office:value-type="float" office:value="7.09199999999997">
                <text:p>7.0919999999999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9">
                <text:p>199</text:p>
              </table:table-cell>
              <table:table-cell office:value-type="float" office:value="8.90999999999999">
                <text:p>8.90999999999999</text:p>
              </table:table-cell>
              <table:table-cell office:value-type="float" office:value="7.12799999999997">
                <text:p>7.1279999999999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0">
                <text:p>200</text:p>
              </table:table-cell>
              <table:table-cell office:value-type="float" office:value="8.95499999999999">
                <text:p>8.95499999999999</text:p>
              </table:table-cell>
              <table:table-cell office:value-type="float" office:value="7.16399999999997">
                <text:p>7.1639999999999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1">
                <text:p>201</text:p>
              </table:table-cell>
              <table:table-cell office:value-type="float" office:value="8.99999999999999">
                <text:p>8.99999999999999</text:p>
              </table:table-cell>
              <table:table-cell office:value-type="float" office:value="7.19999999999997">
                <text:p>7.1999999999999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2">
                <text:p>202</text:p>
              </table:table-cell>
              <table:table-cell office:value-type="float" office:value="9.04499999999999">
                <text:p>9.04499999999999</text:p>
              </table:table-cell>
              <table:table-cell office:value-type="float" office:value="7.23599999999997">
                <text:p>7.2359999999999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3">
                <text:p>203</text:p>
              </table:table-cell>
              <table:table-cell office:value-type="float" office:value="9.08999999999999">
                <text:p>9.08999999999999</text:p>
              </table:table-cell>
              <table:table-cell office:value-type="float" office:value="7.27199999999997">
                <text:p>7.2719999999999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4">
                <text:p>204</text:p>
              </table:table-cell>
              <table:table-cell office:value-type="float" office:value="9.13499999999999">
                <text:p>9.13499999999999</text:p>
              </table:table-cell>
              <table:table-cell office:value-type="float" office:value="7.30799999999997">
                <text:p>7.3079999999999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5">
                <text:p>205</text:p>
              </table:table-cell>
              <table:table-cell office:value-type="float" office:value="9.17999999999999">
                <text:p>9.17999999999999</text:p>
              </table:table-cell>
              <table:table-cell office:value-type="float" office:value="7.34399999999997">
                <text:p>7.3439999999999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6">
                <text:p>206</text:p>
              </table:table-cell>
              <table:table-cell office:value-type="float" office:value="9.22499999999999">
                <text:p>9.22499999999999</text:p>
              </table:table-cell>
              <table:table-cell office:value-type="float" office:value="7.37999999999996">
                <text:p>7.3799999999999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7">
                <text:p>207</text:p>
              </table:table-cell>
              <table:table-cell office:value-type="float" office:value="9.26999999999999">
                <text:p>9.26999999999999</text:p>
              </table:table-cell>
              <table:table-cell office:value-type="float" office:value="7.41599999999996">
                <text:p>7.4159999999999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8">
                <text:p>208</text:p>
              </table:table-cell>
              <table:table-cell office:value-type="float" office:value="9.31499999999999">
                <text:p>9.31499999999999</text:p>
              </table:table-cell>
              <table:table-cell office:value-type="float" office:value="7.45199999999996">
                <text:p>7.4519999999999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9">
                <text:p>209</text:p>
              </table:table-cell>
              <table:table-cell office:value-type="float" office:value="9.35999999999999">
                <text:p>9.35999999999999</text:p>
              </table:table-cell>
              <table:table-cell office:value-type="float" office:value="7.48799999999996">
                <text:p>7.4879999999999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0">
                <text:p>210</text:p>
              </table:table-cell>
              <table:table-cell office:value-type="float" office:value="9.40499999999999">
                <text:p>9.40499999999999</text:p>
              </table:table-cell>
              <table:table-cell office:value-type="float" office:value="7.52399999999996">
                <text:p>7.5239999999999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1">
                <text:p>211</text:p>
              </table:table-cell>
              <table:table-cell office:value-type="float" office:value="9.44999999999999">
                <text:p>9.44999999999999</text:p>
              </table:table-cell>
              <table:table-cell office:value-type="float" office:value="7.55999999999996">
                <text:p>7.5599999999999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2">
                <text:p>212</text:p>
              </table:table-cell>
              <table:table-cell office:value-type="float" office:value="9.49499999999999">
                <text:p>9.49499999999999</text:p>
              </table:table-cell>
              <table:table-cell office:value-type="float" office:value="7.59599999999996">
                <text:p>7.595999999999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3">
                <text:p>213</text:p>
              </table:table-cell>
              <table:table-cell office:value-type="float" office:value="9.53999999999999">
                <text:p>9.53999999999999</text:p>
              </table:table-cell>
              <table:table-cell office:value-type="float" office:value="7.63199999999996">
                <text:p>7.6319999999999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4">
                <text:p>214</text:p>
              </table:table-cell>
              <table:table-cell office:value-type="float" office:value="9.58499999999999">
                <text:p>9.58499999999999</text:p>
              </table:table-cell>
              <table:table-cell office:value-type="float" office:value="7.66799999999996">
                <text:p>7.6679999999999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5">
                <text:p>215</text:p>
              </table:table-cell>
              <table:table-cell office:value-type="float" office:value="9.62999999999999">
                <text:p>9.62999999999999</text:p>
              </table:table-cell>
              <table:table-cell office:value-type="float" office:value="7.70399999999996">
                <text:p>7.7039999999999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6">
                <text:p>216</text:p>
              </table:table-cell>
              <table:table-cell office:value-type="float" office:value="9.67499999999999">
                <text:p>9.67499999999999</text:p>
              </table:table-cell>
              <table:table-cell office:value-type="float" office:value="7.73999999999996">
                <text:p>7.7399999999999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7">
                <text:p>217</text:p>
              </table:table-cell>
              <table:table-cell office:value-type="float" office:value="9.71999999999999">
                <text:p>9.71999999999999</text:p>
              </table:table-cell>
              <table:table-cell office:value-type="float" office:value="7.77599999999996">
                <text:p>7.7759999999999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8">
                <text:p>218</text:p>
              </table:table-cell>
              <table:table-cell office:value-type="float" office:value="9.76499999999999">
                <text:p>9.76499999999999</text:p>
              </table:table-cell>
              <table:table-cell office:value-type="float" office:value="7.81199999999996">
                <text:p>7.8119999999999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9">
                <text:p>219</text:p>
              </table:table-cell>
              <table:table-cell office:value-type="float" office:value="9.80999999999999">
                <text:p>9.80999999999999</text:p>
              </table:table-cell>
              <table:table-cell office:value-type="float" office:value="7.84799999999996">
                <text:p>7.847999999999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0">
                <text:p>220</text:p>
              </table:table-cell>
              <table:table-cell office:value-type="float" office:value="9.85499999999999">
                <text:p>9.85499999999999</text:p>
              </table:table-cell>
              <table:table-cell office:value-type="float" office:value="7.88399999999996">
                <text:p>7.8839999999999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1">
                <text:p>221</text:p>
              </table:table-cell>
              <table:table-cell office:value-type="float" office:value="9.89999999999999">
                <text:p>9.89999999999999</text:p>
              </table:table-cell>
              <table:table-cell office:value-type="float" office:value="7.91999999999996">
                <text:p>7.9199999999999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2">
                <text:p>222</text:p>
              </table:table-cell>
              <table:table-cell office:value-type="float" office:value="9.94499999999999">
                <text:p>9.94499999999999</text:p>
              </table:table-cell>
              <table:table-cell office:value-type="float" office:value="7.95599999999996">
                <text:p>7.9559999999999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3">
                <text:p>223</text:p>
              </table:table-cell>
              <table:table-cell office:value-type="float" office:value="9.98999999999999">
                <text:p>9.98999999999999</text:p>
              </table:table-cell>
              <table:table-cell office:value-type="float" office:value="7.99199999999996">
                <text:p>7.9919999999999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4">
                <text:p>224</text:p>
              </table:table-cell>
              <table:table-cell office:value-type="float" office:value="10.035">
                <text:p>10.035</text:p>
              </table:table-cell>
              <table:table-cell office:value-type="float" office:value="8.02799999999996">
                <text:p>8.0279999999999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5">
                <text:p>225</text:p>
              </table:table-cell>
              <table:table-cell office:value-type="float" office:value="10.08">
                <text:p>10.08</text:p>
              </table:table-cell>
              <table:table-cell office:value-type="float" office:value="8.06399999999996">
                <text:p>8.0639999999999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6">
                <text:p>226</text:p>
              </table:table-cell>
              <table:table-cell office:value-type="float" office:value="10.125">
                <text:p>10.125</text:p>
              </table:table-cell>
              <table:table-cell office:value-type="float" office:value="8.09999999999996">
                <text:p>8.0999999999999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7">
                <text:p>227</text:p>
              </table:table-cell>
              <table:table-cell office:value-type="float" office:value="10.17">
                <text:p>10.17</text:p>
              </table:table-cell>
              <table:table-cell office:value-type="float" office:value="8.13599999999996">
                <text:p>8.1359999999999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8">
                <text:p>228</text:p>
              </table:table-cell>
              <table:table-cell office:value-type="float" office:value="10.215">
                <text:p>10.215</text:p>
              </table:table-cell>
              <table:table-cell office:value-type="float" office:value="8.17199999999996">
                <text:p>8.1719999999999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9">
                <text:p>229</text:p>
              </table:table-cell>
              <table:table-cell office:value-type="float" office:value="10.26">
                <text:p>10.26</text:p>
              </table:table-cell>
              <table:table-cell office:value-type="float" office:value="8.20799999999996">
                <text:p>8.2079999999999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0">
                <text:p>230</text:p>
              </table:table-cell>
              <table:table-cell office:value-type="float" office:value="10.305">
                <text:p>10.305</text:p>
              </table:table-cell>
              <table:table-cell office:value-type="float" office:value="8.24399999999996">
                <text:p>8.2439999999999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1">
                <text:p>231</text:p>
              </table:table-cell>
              <table:table-cell office:value-type="float" office:value="10.35">
                <text:p>10.35</text:p>
              </table:table-cell>
              <table:table-cell office:value-type="float" office:value="8.27999999999996">
                <text:p>8.2799999999999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2">
                <text:p>232</text:p>
              </table:table-cell>
              <table:table-cell office:value-type="float" office:value="10.395">
                <text:p>10.395</text:p>
              </table:table-cell>
              <table:table-cell office:value-type="float" office:value="8.31599999999995">
                <text:p>8.3159999999999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3">
                <text:p>233</text:p>
              </table:table-cell>
              <table:table-cell office:value-type="float" office:value="10.44">
                <text:p>10.44</text:p>
              </table:table-cell>
              <table:table-cell office:value-type="float" office:value="8.35199999999995">
                <text:p>8.3519999999999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4">
                <text:p>234</text:p>
              </table:table-cell>
              <table:table-cell office:value-type="float" office:value="10.485">
                <text:p>10.485</text:p>
              </table:table-cell>
              <table:table-cell office:value-type="float" office:value="8.38799999999995">
                <text:p>8.3879999999999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5">
                <text:p>235</text:p>
              </table:table-cell>
              <table:table-cell office:value-type="float" office:value="10.53">
                <text:p>10.53</text:p>
              </table:table-cell>
              <table:table-cell office:value-type="float" office:value="8.42399999999995">
                <text:p>8.4239999999999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6">
                <text:p>236</text:p>
              </table:table-cell>
              <table:table-cell office:value-type="float" office:value="10.575">
                <text:p>10.575</text:p>
              </table:table-cell>
              <table:table-cell office:value-type="float" office:value="8.45999999999995">
                <text:p>8.4599999999999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7">
                <text:p>237</text:p>
              </table:table-cell>
              <table:table-cell office:value-type="float" office:value="10.62">
                <text:p>10.62</text:p>
              </table:table-cell>
              <table:table-cell office:value-type="float" office:value="8.49599999999995">
                <text:p>8.4959999999999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8">
                <text:p>238</text:p>
              </table:table-cell>
              <table:table-cell office:value-type="float" office:value="10.665">
                <text:p>10.665</text:p>
              </table:table-cell>
              <table:table-cell office:value-type="float" office:value="8.53199999999995">
                <text:p>8.5319999999999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9">
                <text:p>239</text:p>
              </table:table-cell>
              <table:table-cell office:value-type="float" office:value="10.71">
                <text:p>10.71</text:p>
              </table:table-cell>
              <table:table-cell office:value-type="float" office:value="8.56799999999995">
                <text:p>8.5679999999999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0">
                <text:p>240</text:p>
              </table:table-cell>
              <table:table-cell office:value-type="float" office:value="10.755">
                <text:p>10.755</text:p>
              </table:table-cell>
              <table:table-cell office:value-type="float" office:value="8.60399999999995">
                <text:p>8.6039999999999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10.8">
                <text:p>10.8</text:p>
              </table:table-cell>
              <table:table-cell office:value-type="float" office:value="8.63999999999995">
                <text:p>8.6399999999999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2">
                <text:p>242</text:p>
              </table:table-cell>
              <table:table-cell office:value-type="float" office:value="10.845">
                <text:p>10.845</text:p>
              </table:table-cell>
              <table:table-cell office:value-type="float" office:value="8.67599999999995">
                <text:p>8.6759999999999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3">
                <text:p>243</text:p>
              </table:table-cell>
              <table:table-cell office:value-type="float" office:value="10.89">
                <text:p>10.89</text:p>
              </table:table-cell>
              <table:table-cell office:value-type="float" office:value="8.71199999999995">
                <text:p>8.7119999999999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4">
                <text:p>244</text:p>
              </table:table-cell>
              <table:table-cell office:value-type="float" office:value="10.935">
                <text:p>10.935</text:p>
              </table:table-cell>
              <table:table-cell office:value-type="float" office:value="8.74799999999995">
                <text:p>8.7479999999999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5">
                <text:p>245</text:p>
              </table:table-cell>
              <table:table-cell office:value-type="float" office:value="10.98">
                <text:p>10.98</text:p>
              </table:table-cell>
              <table:table-cell office:value-type="float" office:value="8.78399999999995">
                <text:p>8.7839999999999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6">
                <text:p>246</text:p>
              </table:table-cell>
              <table:table-cell office:value-type="float" office:value="11.025">
                <text:p>11.025</text:p>
              </table:table-cell>
              <table:table-cell office:value-type="float" office:value="8.81999999999995">
                <text:p>8.8199999999999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7">
                <text:p>247</text:p>
              </table:table-cell>
              <table:table-cell office:value-type="float" office:value="11.07">
                <text:p>11.07</text:p>
              </table:table-cell>
              <table:table-cell office:value-type="float" office:value="8.85599999999995">
                <text:p>8.8559999999999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8">
                <text:p>248</text:p>
              </table:table-cell>
              <table:table-cell office:value-type="float" office:value="11.115">
                <text:p>11.115</text:p>
              </table:table-cell>
              <table:table-cell office:value-type="float" office:value="8.89199999999995">
                <text:p>8.8919999999999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9">
                <text:p>249</text:p>
              </table:table-cell>
              <table:table-cell office:value-type="float" office:value="11.16">
                <text:p>11.16</text:p>
              </table:table-cell>
              <table:table-cell office:value-type="float" office:value="8.92799999999995">
                <text:p>8.9279999999999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0">
                <text:p>250</text:p>
              </table:table-cell>
              <table:table-cell office:value-type="float" office:value="11.205">
                <text:p>11.205</text:p>
              </table:table-cell>
              <table:table-cell office:value-type="float" office:value="8.96399999999995">
                <text:p>8.9639999999999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1">
                <text:p>251</text:p>
              </table:table-cell>
              <table:table-cell office:value-type="float" office:value="11.25">
                <text:p>11.25</text:p>
              </table:table-cell>
              <table:table-cell office:value-type="float" office:value="8.99999999999995">
                <text:p>8.9999999999999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2">
                <text:p>252</text:p>
              </table:table-cell>
              <table:table-cell office:value-type="float" office:value="11.295">
                <text:p>11.295</text:p>
              </table:table-cell>
              <table:table-cell office:value-type="float" office:value="9.03599999999995">
                <text:p>9.0359999999999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3">
                <text:p>253</text:p>
              </table:table-cell>
              <table:table-cell office:value-type="float" office:value="11.34">
                <text:p>11.34</text:p>
              </table:table-cell>
              <table:table-cell office:value-type="float" office:value="9.07199999999995">
                <text:p>9.0719999999999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4">
                <text:p>254</text:p>
              </table:table-cell>
              <table:table-cell office:value-type="float" office:value="11.385">
                <text:p>11.385</text:p>
              </table:table-cell>
              <table:table-cell office:value-type="float" office:value="9.10799999999995">
                <text:p>9.1079999999999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5">
                <text:p>255</text:p>
              </table:table-cell>
              <table:table-cell office:value-type="float" office:value="11.43">
                <text:p>11.43</text:p>
              </table:table-cell>
              <table:table-cell office:value-type="float" office:value="9.14399999999995">
                <text:p>9.1439999999999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11.475">
                <text:p>11.475</text:p>
              </table:table-cell>
              <table:table-cell office:value-type="float" office:value="9.17999999999994">
                <text:p>9.1799999999999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7">
                <text:p>257</text:p>
              </table:table-cell>
              <table:table-cell office:value-type="float" office:value="11.52">
                <text:p>11.52</text:p>
              </table:table-cell>
              <table:table-cell office:value-type="float" office:value="9.21599999999994">
                <text:p>9.2159999999999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8">
                <text:p>258</text:p>
              </table:table-cell>
              <table:table-cell office:value-type="float" office:value="11.565">
                <text:p>11.565</text:p>
              </table:table-cell>
              <table:table-cell office:value-type="float" office:value="9.25199999999994">
                <text:p>9.2519999999999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9">
                <text:p>259</text:p>
              </table:table-cell>
              <table:table-cell office:value-type="float" office:value="11.61">
                <text:p>11.61</text:p>
              </table:table-cell>
              <table:table-cell office:value-type="float" office:value="9.28799999999994">
                <text:p>9.2879999999999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60">
                <text:p>260</text:p>
              </table:table-cell>
              <table:table-cell office:value-type="float" office:value="11.655">
                <text:p>11.655</text:p>
              </table:table-cell>
              <table:table-cell office:value-type="float" office:value="9.32399999999994">
                <text:p>9.3239999999999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1">
                <text:p>261</text:p>
              </table:table-cell>
              <table:table-cell office:value-type="float" office:value="11.7">
                <text:p>11.7</text:p>
              </table:table-cell>
              <table:table-cell office:value-type="float" office:value="9.35999999999994">
                <text:p>9.3599999999999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2">
                <text:p>262</text:p>
              </table:table-cell>
              <table:table-cell office:value-type="float" office:value="11.745">
                <text:p>11.745</text:p>
              </table:table-cell>
              <table:table-cell office:value-type="float" office:value="9.39599999999994">
                <text:p>9.3959999999999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3">
                <text:p>263</text:p>
              </table:table-cell>
              <table:table-cell office:value-type="float" office:value="11.79">
                <text:p>11.79</text:p>
              </table:table-cell>
              <table:table-cell office:value-type="float" office:value="9.43199999999994">
                <text:p>9.4319999999999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4">
                <text:p>264</text:p>
              </table:table-cell>
              <table:table-cell office:value-type="float" office:value="11.835">
                <text:p>11.835</text:p>
              </table:table-cell>
              <table:table-cell office:value-type="float" office:value="9.46799999999994">
                <text:p>9.4679999999999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5">
                <text:p>265</text:p>
              </table:table-cell>
              <table:table-cell office:value-type="float" office:value="11.88">
                <text:p>11.88</text:p>
              </table:table-cell>
              <table:table-cell office:value-type="float" office:value="9.50399999999994">
                <text:p>9.5039999999999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6">
                <text:p>266</text:p>
              </table:table-cell>
              <table:table-cell office:value-type="float" office:value="11.925">
                <text:p>11.925</text:p>
              </table:table-cell>
              <table:table-cell office:value-type="float" office:value="9.53999999999994">
                <text:p>9.5399999999999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7">
                <text:p>267</text:p>
              </table:table-cell>
              <table:table-cell office:value-type="float" office:value="11.97">
                <text:p>11.97</text:p>
              </table:table-cell>
              <table:table-cell office:value-type="float" office:value="9.57599999999994">
                <text:p>9.5759999999999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8">
                <text:p>268</text:p>
              </table:table-cell>
              <table:table-cell office:value-type="float" office:value="12.015">
                <text:p>12.015</text:p>
              </table:table-cell>
              <table:table-cell office:value-type="float" office:value="9.61199999999994">
                <text:p>9.6119999999999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9">
                <text:p>269</text:p>
              </table:table-cell>
              <table:table-cell office:value-type="float" office:value="12.06">
                <text:p>12.06</text:p>
              </table:table-cell>
              <table:table-cell office:value-type="float" office:value="9.64799999999994">
                <text:p>9.6479999999999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0">
                <text:p>270</text:p>
              </table:table-cell>
              <table:table-cell office:value-type="float" office:value="12.105">
                <text:p>12.105</text:p>
              </table:table-cell>
              <table:table-cell office:value-type="float" office:value="9.68399999999994">
                <text:p>9.6839999999999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1">
                <text:p>271</text:p>
              </table:table-cell>
              <table:table-cell office:value-type="float" office:value="12.15">
                <text:p>12.15</text:p>
              </table:table-cell>
              <table:table-cell office:value-type="float" office:value="9.71999999999994">
                <text:p>9.7199999999999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2">
                <text:p>272</text:p>
              </table:table-cell>
              <table:table-cell office:value-type="float" office:value="12.195">
                <text:p>12.195</text:p>
              </table:table-cell>
              <table:table-cell office:value-type="float" office:value="9.75599999999994">
                <text:p>9.7559999999999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3">
                <text:p>273</text:p>
              </table:table-cell>
              <table:table-cell office:value-type="float" office:value="12.24">
                <text:p>12.24</text:p>
              </table:table-cell>
              <table:table-cell office:value-type="float" office:value="9.79199999999994">
                <text:p>9.7919999999999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4">
                <text:p>274</text:p>
              </table:table-cell>
              <table:table-cell office:value-type="float" office:value="12.285">
                <text:p>12.285</text:p>
              </table:table-cell>
              <table:table-cell office:value-type="float" office:value="9.82799999999994">
                <text:p>9.8279999999999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5">
                <text:p>275</text:p>
              </table:table-cell>
              <table:table-cell office:value-type="float" office:value="12.33">
                <text:p>12.33</text:p>
              </table:table-cell>
              <table:table-cell office:value-type="float" office:value="9.86399999999994">
                <text:p>9.8639999999999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6">
                <text:p>276</text:p>
              </table:table-cell>
              <table:table-cell office:value-type="float" office:value="12.375">
                <text:p>12.375</text:p>
              </table:table-cell>
              <table:table-cell office:value-type="float" office:value="9.89999999999994">
                <text:p>9.8999999999999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7">
                <text:p>277</text:p>
              </table:table-cell>
              <table:table-cell office:value-type="float" office:value="12.42">
                <text:p>12.42</text:p>
              </table:table-cell>
              <table:table-cell office:value-type="float" office:value="9.93599999999994">
                <text:p>9.9359999999999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8">
                <text:p>278</text:p>
              </table:table-cell>
              <table:table-cell office:value-type="float" office:value="12.465">
                <text:p>12.465</text:p>
              </table:table-cell>
              <table:table-cell office:value-type="float" office:value="9.97199999999994">
                <text:p>9.9719999999999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9">
                <text:p>279</text:p>
              </table:table-cell>
              <table:table-cell office:value-type="float" office:value="12.51">
                <text:p>12.51</text:p>
              </table:table-cell>
              <table:table-cell office:value-type="float" office:value="10.0079999999999">
                <text:p>10.007999999999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0">
                <text:p>280</text:p>
              </table:table-cell>
              <table:table-cell office:value-type="float" office:value="12.555">
                <text:p>12.555</text:p>
              </table:table-cell>
              <table:table-cell office:value-type="float" office:value="10.0439999999999">
                <text:p>10.043999999999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1">
                <text:p>281</text:p>
              </table:table-cell>
              <table:table-cell office:value-type="float" office:value="12.6">
                <text:p>12.6</text:p>
              </table:table-cell>
              <table:table-cell office:value-type="float" office:value="10.0799999999999">
                <text:p>10.079999999999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2">
                <text:p>282</text:p>
              </table:table-cell>
              <table:table-cell office:value-type="float" office:value="12.645">
                <text:p>12.645</text:p>
              </table:table-cell>
              <table:table-cell office:value-type="float" office:value="10.1159999999999">
                <text:p>10.115999999999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3">
                <text:p>283</text:p>
              </table:table-cell>
              <table:table-cell office:value-type="float" office:value="12.69">
                <text:p>12.69</text:p>
              </table:table-cell>
              <table:table-cell office:value-type="float" office:value="10.1519999999999">
                <text:p>10.151999999999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4">
                <text:p>284</text:p>
              </table:table-cell>
              <table:table-cell office:value-type="float" office:value="12.735">
                <text:p>12.735</text:p>
              </table:table-cell>
              <table:table-cell office:value-type="float" office:value="10.1879999999999">
                <text:p>10.187999999999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5">
                <text:p>285</text:p>
              </table:table-cell>
              <table:table-cell office:value-type="float" office:value="12.78">
                <text:p>12.78</text:p>
              </table:table-cell>
              <table:table-cell office:value-type="float" office:value="10.2239999999999">
                <text:p>10.223999999999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6">
                <text:p>286</text:p>
              </table:table-cell>
              <table:table-cell office:value-type="float" office:value="12.825">
                <text:p>12.825</text:p>
              </table:table-cell>
              <table:table-cell office:value-type="float" office:value="10.2599999999999">
                <text:p>10.259999999999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7">
                <text:p>287</text:p>
              </table:table-cell>
              <table:table-cell office:value-type="float" office:value="12.87">
                <text:p>12.87</text:p>
              </table:table-cell>
              <table:table-cell office:value-type="float" office:value="10.2959999999999">
                <text:p>10.295999999999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8">
                <text:p>288</text:p>
              </table:table-cell>
              <table:table-cell office:value-type="float" office:value="12.915">
                <text:p>12.915</text:p>
              </table:table-cell>
              <table:table-cell office:value-type="float" office:value="10.3319999999999">
                <text:p>10.331999999999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9">
                <text:p>289</text:p>
              </table:table-cell>
              <table:table-cell office:value-type="float" office:value="12.96">
                <text:p>12.96</text:p>
              </table:table-cell>
              <table:table-cell office:value-type="float" office:value="10.3679999999999">
                <text:p>10.367999999999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90">
                <text:p>290</text:p>
              </table:table-cell>
              <table:table-cell office:value-type="float" office:value="13.005">
                <text:p>13.005</text:p>
              </table:table-cell>
              <table:table-cell office:value-type="float" office:value="10.4039999999999">
                <text:p>10.403999999999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1">
                <text:p>291</text:p>
              </table:table-cell>
              <table:table-cell office:value-type="float" office:value="13.05">
                <text:p>13.05</text:p>
              </table:table-cell>
              <table:table-cell office:value-type="float" office:value="10.4399999999999">
                <text:p>10.439999999999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2">
                <text:p>292</text:p>
              </table:table-cell>
              <table:table-cell office:value-type="float" office:value="13.095">
                <text:p>13.095</text:p>
              </table:table-cell>
              <table:table-cell office:value-type="float" office:value="10.4759999999999">
                <text:p>10.475999999999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3">
                <text:p>293</text:p>
              </table:table-cell>
              <table:table-cell office:value-type="float" office:value="13.14">
                <text:p>13.14</text:p>
              </table:table-cell>
              <table:table-cell office:value-type="float" office:value="10.5119999999999">
                <text:p>10.511999999999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4">
                <text:p>294</text:p>
              </table:table-cell>
              <table:table-cell office:value-type="float" office:value="13.185">
                <text:p>13.185</text:p>
              </table:table-cell>
              <table:table-cell office:value-type="float" office:value="10.5479999999999">
                <text:p>10.547999999999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5">
                <text:p>295</text:p>
              </table:table-cell>
              <table:table-cell office:value-type="float" office:value="13.23">
                <text:p>13.23</text:p>
              </table:table-cell>
              <table:table-cell office:value-type="float" office:value="10.5839999999999">
                <text:p>10.583999999999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6">
                <text:p>296</text:p>
              </table:table-cell>
              <table:table-cell office:value-type="float" office:value="13.275">
                <text:p>13.275</text:p>
              </table:table-cell>
              <table:table-cell office:value-type="float" office:value="10.6199999999999">
                <text:p>10.619999999999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7">
                <text:p>297</text:p>
              </table:table-cell>
              <table:table-cell office:value-type="float" office:value="13.32">
                <text:p>13.32</text:p>
              </table:table-cell>
              <table:table-cell office:value-type="float" office:value="10.6559999999999">
                <text:p>10.655999999999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8">
                <text:p>298</text:p>
              </table:table-cell>
              <table:table-cell office:value-type="float" office:value="13.365">
                <text:p>13.365</text:p>
              </table:table-cell>
              <table:table-cell office:value-type="float" office:value="10.6919999999999">
                <text:p>10.691999999999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9">
                <text:p>299</text:p>
              </table:table-cell>
              <table:table-cell office:value-type="float" office:value="13.41">
                <text:p>13.41</text:p>
              </table:table-cell>
              <table:table-cell office:value-type="float" office:value="10.7279999999999">
                <text:p>10.727999999999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0">
                <text:p>300</text:p>
              </table:table-cell>
              <table:table-cell office:value-type="float" office:value="13.455">
                <text:p>13.455</text:p>
              </table:table-cell>
              <table:table-cell office:value-type="float" office:value="10.7639999999999">
                <text:p>10.763999999999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1">
                <text:p>301</text:p>
              </table:table-cell>
              <table:table-cell office:value-type="float" office:value="13.5">
                <text:p>13.5</text:p>
              </table:table-cell>
              <table:table-cell office:value-type="float" office:value="10.7999999999999">
                <text:p>10.799999999999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2">
                <text:p>302</text:p>
              </table:table-cell>
              <table:table-cell office:value-type="float" office:value="13.545">
                <text:p>13.545</text:p>
              </table:table-cell>
              <table:table-cell office:value-type="float" office:value="10.8359999999999">
                <text:p>10.835999999999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3">
                <text:p>303</text:p>
              </table:table-cell>
              <table:table-cell office:value-type="float" office:value="13.59">
                <text:p>13.59</text:p>
              </table:table-cell>
              <table:table-cell office:value-type="float" office:value="10.8719999999999">
                <text:p>10.871999999999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4">
                <text:p>304</text:p>
              </table:table-cell>
              <table:table-cell office:value-type="float" office:value="13.635">
                <text:p>13.635</text:p>
              </table:table-cell>
              <table:table-cell office:value-type="float" office:value="10.9079999999999">
                <text:p>10.907999999999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5">
                <text:p>305</text:p>
              </table:table-cell>
              <table:table-cell office:value-type="float" office:value="13.68">
                <text:p>13.68</text:p>
              </table:table-cell>
              <table:table-cell office:value-type="float" office:value="10.9439999999999">
                <text:p>10.943999999999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6">
                <text:p>306</text:p>
              </table:table-cell>
              <table:table-cell office:value-type="float" office:value="13.725">
                <text:p>13.725</text:p>
              </table:table-cell>
              <table:table-cell office:value-type="float" office:value="10.9799999999999">
                <text:p>10.979999999999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7">
                <text:p>307</text:p>
              </table:table-cell>
              <table:table-cell office:value-type="float" office:value="13.77">
                <text:p>13.77</text:p>
              </table:table-cell>
              <table:table-cell office:value-type="float" office:value="11.0159999999999">
                <text:p>11.015999999999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13.815">
                <text:p>13.815</text:p>
              </table:table-cell>
              <table:table-cell office:value-type="float" office:value="11.0519999999999">
                <text:p>11.051999999999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13.86">
                <text:p>13.86</text:p>
              </table:table-cell>
              <table:table-cell office:value-type="float" office:value="11.0879999999999">
                <text:p>11.087999999999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13.905">
                <text:p>13.905</text:p>
              </table:table-cell>
              <table:table-cell office:value-type="float" office:value="11.1239999999999">
                <text:p>11.123999999999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13.95">
                <text:p>13.95</text:p>
              </table:table-cell>
              <table:table-cell office:value-type="float" office:value="11.1599999999999">
                <text:p>11.159999999999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2">
                <text:p>312</text:p>
              </table:table-cell>
              <table:table-cell office:value-type="float" office:value="13.995">
                <text:p>13.995</text:p>
              </table:table-cell>
              <table:table-cell office:value-type="float" office:value="11.1959999999999">
                <text:p>11.195999999999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3">
                <text:p>313</text:p>
              </table:table-cell>
              <table:table-cell office:value-type="float" office:value="14.04">
                <text:p>14.04</text:p>
              </table:table-cell>
              <table:table-cell office:value-type="float" office:value="11.2319999999999">
                <text:p>11.231999999999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4">
                <text:p>314</text:p>
              </table:table-cell>
              <table:table-cell office:value-type="float" office:value="14.085">
                <text:p>14.085</text:p>
              </table:table-cell>
              <table:table-cell office:value-type="float" office:value="11.2679999999999">
                <text:p>11.267999999999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5">
                <text:p>315</text:p>
              </table:table-cell>
              <table:table-cell office:value-type="float" office:value="14.13">
                <text:p>14.13</text:p>
              </table:table-cell>
              <table:table-cell office:value-type="float" office:value="11.3039999999999">
                <text:p>11.303999999999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6">
                <text:p>316</text:p>
              </table:table-cell>
              <table:table-cell office:value-type="float" office:value="14.175">
                <text:p>14.175</text:p>
              </table:table-cell>
              <table:table-cell office:value-type="float" office:value="11.3399999999999">
                <text:p>11.339999999999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7">
                <text:p>317</text:p>
              </table:table-cell>
              <table:table-cell office:value-type="float" office:value="14.22">
                <text:p>14.22</text:p>
              </table:table-cell>
              <table:table-cell office:value-type="float" office:value="11.3759999999999">
                <text:p>11.375999999999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8">
                <text:p>318</text:p>
              </table:table-cell>
              <table:table-cell office:value-type="float" office:value="14.265">
                <text:p>14.265</text:p>
              </table:table-cell>
              <table:table-cell office:value-type="float" office:value="11.4119999999999">
                <text:p>11.411999999999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9">
                <text:p>319</text:p>
              </table:table-cell>
              <table:table-cell office:value-type="float" office:value="14.31">
                <text:p>14.31</text:p>
              </table:table-cell>
              <table:table-cell office:value-type="float" office:value="11.4479999999999">
                <text:p>11.447999999999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20">
                <text:p>320</text:p>
              </table:table-cell>
              <table:table-cell office:value-type="float" office:value="14.355">
                <text:p>14.355</text:p>
              </table:table-cell>
              <table:table-cell office:value-type="float" office:value="11.4839999999999">
                <text:p>11.483999999999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1">
                <text:p>321</text:p>
              </table:table-cell>
              <table:table-cell office:value-type="float" office:value="14.4">
                <text:p>14.4</text:p>
              </table:table-cell>
              <table:table-cell office:value-type="float" office:value="11.5199999999999">
                <text:p>11.519999999999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2">
                <text:p>322</text:p>
              </table:table-cell>
              <table:table-cell office:value-type="float" office:value="14.445">
                <text:p>14.445</text:p>
              </table:table-cell>
              <table:table-cell office:value-type="float" office:value="11.5559999999999">
                <text:p>11.555999999999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3">
                <text:p>323</text:p>
              </table:table-cell>
              <table:table-cell office:value-type="float" office:value="14.49">
                <text:p>14.49</text:p>
              </table:table-cell>
              <table:table-cell office:value-type="float" office:value="11.5919999999999">
                <text:p>11.591999999999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4">
                <text:p>324</text:p>
              </table:table-cell>
              <table:table-cell office:value-type="float" office:value="14.535">
                <text:p>14.535</text:p>
              </table:table-cell>
              <table:table-cell office:value-type="float" office:value="11.6279999999999">
                <text:p>11.627999999999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5">
                <text:p>325</text:p>
              </table:table-cell>
              <table:table-cell office:value-type="float" office:value="14.58">
                <text:p>14.58</text:p>
              </table:table-cell>
              <table:table-cell office:value-type="float" office:value="11.6639999999999">
                <text:p>11.663999999999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6">
                <text:p>326</text:p>
              </table:table-cell>
              <table:table-cell office:value-type="float" office:value="14.625">
                <text:p>14.625</text:p>
              </table:table-cell>
              <table:table-cell office:value-type="float" office:value="11.6999999999999">
                <text:p>11.699999999999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7">
                <text:p>327</text:p>
              </table:table-cell>
              <table:table-cell office:value-type="float" office:value="14.67">
                <text:p>14.67</text:p>
              </table:table-cell>
              <table:table-cell office:value-type="float" office:value="11.7359999999999">
                <text:p>11.735999999999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8">
                <text:p>328</text:p>
              </table:table-cell>
              <table:table-cell office:value-type="float" office:value="14.715">
                <text:p>14.715</text:p>
              </table:table-cell>
              <table:table-cell office:value-type="float" office:value="11.7719999999999">
                <text:p>11.771999999999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9">
                <text:p>329</text:p>
              </table:table-cell>
              <table:table-cell office:value-type="float" office:value="14.76">
                <text:p>14.76</text:p>
              </table:table-cell>
              <table:table-cell office:value-type="float" office:value="11.8079999999999">
                <text:p>11.807999999999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30">
                <text:p>330</text:p>
              </table:table-cell>
              <table:table-cell office:value-type="float" office:value="14.805">
                <text:p>14.805</text:p>
              </table:table-cell>
              <table:table-cell office:value-type="float" office:value="11.8439999999999">
                <text:p>11.843999999999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1">
                <text:p>331</text:p>
              </table:table-cell>
              <table:table-cell office:value-type="float" office:value="14.85">
                <text:p>14.85</text:p>
              </table:table-cell>
              <table:table-cell office:value-type="float" office:value="11.8799999999999">
                <text:p>11.879999999999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2">
                <text:p>332</text:p>
              </table:table-cell>
              <table:table-cell office:value-type="float" office:value="14.895">
                <text:p>14.895</text:p>
              </table:table-cell>
              <table:table-cell office:value-type="float" office:value="11.9159999999999">
                <text:p>11.915999999999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3">
                <text:p>333</text:p>
              </table:table-cell>
              <table:table-cell office:value-type="float" office:value="14.94">
                <text:p>14.94</text:p>
              </table:table-cell>
              <table:table-cell office:value-type="float" office:value="11.9519999999999">
                <text:p>11.951999999999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4">
                <text:p>334</text:p>
              </table:table-cell>
              <table:table-cell office:value-type="float" office:value="14.985">
                <text:p>14.985</text:p>
              </table:table-cell>
              <table:table-cell office:value-type="float" office:value="11.9879999999999">
                <text:p>11.987999999999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5">
                <text:p>335</text:p>
              </table:table-cell>
              <table:table-cell office:value-type="float" office:value="15.03">
                <text:p>15.03</text:p>
              </table:table-cell>
              <table:table-cell office:value-type="float" office:value="12.0239999999999">
                <text:p>12.023999999999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6">
                <text:p>336</text:p>
              </table:table-cell>
              <table:table-cell office:value-type="float" office:value="15.075">
                <text:p>15.075</text:p>
              </table:table-cell>
              <table:table-cell office:value-type="float" office:value="12.0599999999999">
                <text:p>12.059999999999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7">
                <text:p>337</text:p>
              </table:table-cell>
              <table:table-cell office:value-type="float" office:value="15.12">
                <text:p>15.12</text:p>
              </table:table-cell>
              <table:table-cell office:value-type="float" office:value="12.0959999999999">
                <text:p>12.095999999999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8">
                <text:p>338</text:p>
              </table:table-cell>
              <table:table-cell office:value-type="float" office:value="15.165">
                <text:p>15.165</text:p>
              </table:table-cell>
              <table:table-cell office:value-type="float" office:value="12.1319999999999">
                <text:p>12.131999999999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9">
                <text:p>339</text:p>
              </table:table-cell>
              <table:table-cell office:value-type="float" office:value="15.21">
                <text:p>15.21</text:p>
              </table:table-cell>
              <table:table-cell office:value-type="float" office:value="12.1679999999999">
                <text:p>12.167999999999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40">
                <text:p>340</text:p>
              </table:table-cell>
              <table:table-cell office:value-type="float" office:value="15.255">
                <text:p>15.255</text:p>
              </table:table-cell>
              <table:table-cell office:value-type="float" office:value="12.2039999999999">
                <text:p>12.203999999999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1">
                <text:p>341</text:p>
              </table:table-cell>
              <table:table-cell office:value-type="float" office:value="15.3">
                <text:p>15.3</text:p>
              </table:table-cell>
              <table:table-cell office:value-type="float" office:value="12.2399999999999">
                <text:p>12.239999999999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2">
                <text:p>342</text:p>
              </table:table-cell>
              <table:table-cell office:value-type="float" office:value="15.345">
                <text:p>15.345</text:p>
              </table:table-cell>
              <table:table-cell office:value-type="float" office:value="12.2759999999999">
                <text:p>12.275999999999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3">
                <text:p>343</text:p>
              </table:table-cell>
              <table:table-cell office:value-type="float" office:value="15.39">
                <text:p>15.39</text:p>
              </table:table-cell>
              <table:table-cell office:value-type="float" office:value="12.3119999999999">
                <text:p>12.311999999999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4">
                <text:p>344</text:p>
              </table:table-cell>
              <table:table-cell office:value-type="float" office:value="15.435">
                <text:p>15.435</text:p>
              </table:table-cell>
              <table:table-cell office:value-type="float" office:value="12.3479999999999">
                <text:p>12.347999999999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5">
                <text:p>345</text:p>
              </table:table-cell>
              <table:table-cell office:value-type="float" office:value="15.48">
                <text:p>15.48</text:p>
              </table:table-cell>
              <table:table-cell office:value-type="float" office:value="12.3839999999999">
                <text:p>12.383999999999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6">
                <text:p>346</text:p>
              </table:table-cell>
              <table:table-cell office:value-type="float" office:value="15.525">
                <text:p>15.525</text:p>
              </table:table-cell>
              <table:table-cell office:value-type="float" office:value="12.4199999999999">
                <text:p>12.419999999999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7">
                <text:p>347</text:p>
              </table:table-cell>
              <table:table-cell office:value-type="float" office:value="15.57">
                <text:p>15.57</text:p>
              </table:table-cell>
              <table:table-cell office:value-type="float" office:value="12.4559999999999">
                <text:p>12.455999999999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8">
                <text:p>348</text:p>
              </table:table-cell>
              <table:table-cell office:value-type="float" office:value="15.615">
                <text:p>15.615</text:p>
              </table:table-cell>
              <table:table-cell office:value-type="float" office:value="12.4919999999999">
                <text:p>12.491999999999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9">
                <text:p>349</text:p>
              </table:table-cell>
              <table:table-cell office:value-type="float" office:value="15.66">
                <text:p>15.66</text:p>
              </table:table-cell>
              <table:table-cell office:value-type="float" office:value="12.5279999999999">
                <text:p>12.527999999999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50">
                <text:p>350</text:p>
              </table:table-cell>
              <table:table-cell office:value-type="float" office:value="15.705">
                <text:p>15.705</text:p>
              </table:table-cell>
              <table:table-cell office:value-type="float" office:value="12.5639999999999">
                <text:p>12.563999999999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1">
                <text:p>351</text:p>
              </table:table-cell>
              <table:table-cell office:value-type="float" office:value="15.75">
                <text:p>15.75</text:p>
              </table:table-cell>
              <table:table-cell office:value-type="float" office:value="12.5999999999999">
                <text:p>12.599999999999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2">
                <text:p>352</text:p>
              </table:table-cell>
              <table:table-cell office:value-type="float" office:value="15.795">
                <text:p>15.795</text:p>
              </table:table-cell>
              <table:table-cell office:value-type="float" office:value="12.6359999999999">
                <text:p>12.635999999999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3">
                <text:p>353</text:p>
              </table:table-cell>
              <table:table-cell office:value-type="float" office:value="15.84">
                <text:p>15.84</text:p>
              </table:table-cell>
              <table:table-cell office:value-type="float" office:value="12.6719999999999">
                <text:p>12.671999999999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4">
                <text:p>354</text:p>
              </table:table-cell>
              <table:table-cell office:value-type="float" office:value="15.885">
                <text:p>15.885</text:p>
              </table:table-cell>
              <table:table-cell office:value-type="float" office:value="12.7079999999999">
                <text:p>12.707999999999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5">
                <text:p>355</text:p>
              </table:table-cell>
              <table:table-cell office:value-type="float" office:value="15.93">
                <text:p>15.93</text:p>
              </table:table-cell>
              <table:table-cell office:value-type="float" office:value="12.7439999999999">
                <text:p>12.743999999999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6">
                <text:p>356</text:p>
              </table:table-cell>
              <table:table-cell office:value-type="float" office:value="15.975">
                <text:p>15.975</text:p>
              </table:table-cell>
              <table:table-cell office:value-type="float" office:value="12.7799999999999">
                <text:p>12.779999999999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7">
                <text:p>357</text:p>
              </table:table-cell>
              <table:table-cell office:value-type="float" office:value="16.02">
                <text:p>16.02</text:p>
              </table:table-cell>
              <table:table-cell office:value-type="float" office:value="12.8159999999999">
                <text:p>12.815999999999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8">
                <text:p>358</text:p>
              </table:table-cell>
              <table:table-cell office:value-type="float" office:value="16.065">
                <text:p>16.065</text:p>
              </table:table-cell>
              <table:table-cell office:value-type="float" office:value="12.8519999999999">
                <text:p>12.851999999999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9">
                <text:p>359</text:p>
              </table:table-cell>
              <table:table-cell office:value-type="float" office:value="16.11">
                <text:p>16.11</text:p>
              </table:table-cell>
              <table:table-cell office:value-type="float" office:value="12.8879999999999">
                <text:p>12.887999999999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60">
                <text:p>360</text:p>
              </table:table-cell>
              <table:table-cell office:value-type="float" office:value="16.155">
                <text:p>16.155</text:p>
              </table:table-cell>
              <table:table-cell office:value-type="float" office:value="12.9239999999999">
                <text:p>12.923999999999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16.2">
                <text:p>16.2</text:p>
              </table:table-cell>
              <table:table-cell office:value-type="float" office:value="12.9599999999999">
                <text:p>12.959999999999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2">
                <text:p>362</text:p>
              </table:table-cell>
              <table:table-cell office:value-type="float" office:value="16.245">
                <text:p>16.245</text:p>
              </table:table-cell>
              <table:table-cell office:value-type="float" office:value="12.9959999999999">
                <text:p>12.995999999999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3">
                <text:p>363</text:p>
              </table:table-cell>
              <table:table-cell office:value-type="float" office:value="16.29">
                <text:p>16.29</text:p>
              </table:table-cell>
              <table:table-cell office:value-type="float" office:value="13.0319999999999">
                <text:p>13.031999999999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4">
                <text:p>364</text:p>
              </table:table-cell>
              <table:table-cell office:value-type="float" office:value="16.335">
                <text:p>16.335</text:p>
              </table:table-cell>
              <table:table-cell office:value-type="float" office:value="13.0679999999999">
                <text:p>13.067999999999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5">
                <text:p>365</text:p>
              </table:table-cell>
              <table:table-cell office:value-type="float" office:value="16.38">
                <text:p>16.38</text:p>
              </table:table-cell>
              <table:table-cell office:value-type="float" office:value="13.1039999999999">
                <text:p>13.103999999999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6">
                <text:p>366</text:p>
              </table:table-cell>
              <table:table-cell office:value-type="float" office:value="16.425">
                <text:p>16.425</text:p>
              </table:table-cell>
              <table:table-cell office:value-type="float" office:value="13.1399999999999">
                <text:p>13.139999999999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7">
                <text:p>367</text:p>
              </table:table-cell>
              <table:table-cell office:value-type="float" office:value="16.47">
                <text:p>16.47</text:p>
              </table:table-cell>
              <table:table-cell office:value-type="float" office:value="13.1759999999999">
                <text:p>13.175999999999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8">
                <text:p>368</text:p>
              </table:table-cell>
              <table:table-cell office:value-type="float" office:value="16.515">
                <text:p>16.515</text:p>
              </table:table-cell>
              <table:table-cell office:value-type="float" office:value="13.2119999999999">
                <text:p>13.211999999999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9">
                <text:p>369</text:p>
              </table:table-cell>
              <table:table-cell office:value-type="float" office:value="16.56">
                <text:p>16.56</text:p>
              </table:table-cell>
              <table:table-cell office:value-type="float" office:value="13.2479999999999">
                <text:p>13.247999999999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70">
                <text:p>370</text:p>
              </table:table-cell>
              <table:table-cell office:value-type="float" office:value="16.605">
                <text:p>16.605</text:p>
              </table:table-cell>
              <table:table-cell office:value-type="float" office:value="13.2839999999999">
                <text:p>13.283999999999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1">
                <text:p>371</text:p>
              </table:table-cell>
              <table:table-cell office:value-type="float" office:value="16.65">
                <text:p>16.65</text:p>
              </table:table-cell>
              <table:table-cell office:value-type="float" office:value="13.3199999999999">
                <text:p>13.319999999999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2">
                <text:p>372</text:p>
              </table:table-cell>
              <table:table-cell office:value-type="float" office:value="16.695">
                <text:p>16.695</text:p>
              </table:table-cell>
              <table:table-cell office:value-type="float" office:value="13.3559999999999">
                <text:p>13.355999999999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3">
                <text:p>373</text:p>
              </table:table-cell>
              <table:table-cell office:value-type="float" office:value="16.74">
                <text:p>16.74</text:p>
              </table:table-cell>
              <table:table-cell office:value-type="float" office:value="13.3919999999999">
                <text:p>13.391999999999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4">
                <text:p>374</text:p>
              </table:table-cell>
              <table:table-cell office:value-type="float" office:value="16.785">
                <text:p>16.785</text:p>
              </table:table-cell>
              <table:table-cell office:value-type="float" office:value="13.4279999999999">
                <text:p>13.427999999999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5">
                <text:p>375</text:p>
              </table:table-cell>
              <table:table-cell office:value-type="float" office:value="16.83">
                <text:p>16.83</text:p>
              </table:table-cell>
              <table:table-cell office:value-type="float" office:value="13.4639999999999">
                <text:p>13.463999999999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6">
                <text:p>376</text:p>
              </table:table-cell>
              <table:table-cell office:value-type="float" office:value="16.875">
                <text:p>16.875</text:p>
              </table:table-cell>
              <table:table-cell office:value-type="float" office:value="13.4999999999999">
                <text:p>13.499999999999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7">
                <text:p>377</text:p>
              </table:table-cell>
              <table:table-cell office:value-type="float" office:value="16.92">
                <text:p>16.92</text:p>
              </table:table-cell>
              <table:table-cell office:value-type="float" office:value="13.5359999999999">
                <text:p>13.535999999999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8">
                <text:p>378</text:p>
              </table:table-cell>
              <table:table-cell office:value-type="float" office:value="16.965">
                <text:p>16.965</text:p>
              </table:table-cell>
              <table:table-cell office:value-type="float" office:value="13.5719999999999">
                <text:p>13.571999999999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9">
                <text:p>379</text:p>
              </table:table-cell>
              <table:table-cell office:value-type="float" office:value="17.01">
                <text:p>17.01</text:p>
              </table:table-cell>
              <table:table-cell office:value-type="float" office:value="13.6079999999999">
                <text:p>13.607999999999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80">
                <text:p>380</text:p>
              </table:table-cell>
              <table:table-cell office:value-type="float" office:value="17.055">
                <text:p>17.055</text:p>
              </table:table-cell>
              <table:table-cell office:value-type="float" office:value="13.6439999999999">
                <text:p>13.643999999999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1">
                <text:p>381</text:p>
              </table:table-cell>
              <table:table-cell office:value-type="float" office:value="17.1">
                <text:p>17.1</text:p>
              </table:table-cell>
              <table:table-cell office:value-type="float" office:value="13.6799999999999">
                <text:p>13.679999999999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2">
                <text:p>382</text:p>
              </table:table-cell>
              <table:table-cell office:value-type="float" office:value="17.145">
                <text:p>17.145</text:p>
              </table:table-cell>
              <table:table-cell office:value-type="float" office:value="13.7159999999999">
                <text:p>13.715999999999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3">
                <text:p>383</text:p>
              </table:table-cell>
              <table:table-cell office:value-type="float" office:value="17.19">
                <text:p>17.19</text:p>
              </table:table-cell>
              <table:table-cell office:value-type="float" office:value="13.7519999999999">
                <text:p>13.751999999999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4">
                <text:p>384</text:p>
              </table:table-cell>
              <table:table-cell office:value-type="float" office:value="17.235">
                <text:p>17.235</text:p>
              </table:table-cell>
              <table:table-cell office:value-type="float" office:value="13.7879999999999">
                <text:p>13.787999999999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5">
                <text:p>385</text:p>
              </table:table-cell>
              <table:table-cell office:value-type="float" office:value="17.28">
                <text:p>17.28</text:p>
              </table:table-cell>
              <table:table-cell office:value-type="float" office:value="13.8239999999999">
                <text:p>13.823999999999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6">
                <text:p>386</text:p>
              </table:table-cell>
              <table:table-cell office:value-type="float" office:value="17.325">
                <text:p>17.325</text:p>
              </table:table-cell>
              <table:table-cell office:value-type="float" office:value="13.8599999999999">
                <text:p>13.859999999999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7">
                <text:p>387</text:p>
              </table:table-cell>
              <table:table-cell office:value-type="float" office:value="17.37">
                <text:p>17.37</text:p>
              </table:table-cell>
              <table:table-cell office:value-type="float" office:value="13.8959999999999">
                <text:p>13.895999999999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8">
                <text:p>388</text:p>
              </table:table-cell>
              <table:table-cell office:value-type="float" office:value="17.415">
                <text:p>17.415</text:p>
              </table:table-cell>
              <table:table-cell office:value-type="float" office:value="13.9319999999999">
                <text:p>13.931999999999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9">
                <text:p>389</text:p>
              </table:table-cell>
              <table:table-cell office:value-type="float" office:value="17.46">
                <text:p>17.46</text:p>
              </table:table-cell>
              <table:table-cell office:value-type="float" office:value="13.9679999999999">
                <text:p>13.967999999999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90">
                <text:p>390</text:p>
              </table:table-cell>
              <table:table-cell office:value-type="float" office:value="17.505">
                <text:p>17.505</text:p>
              </table:table-cell>
              <table:table-cell office:value-type="float" office:value="14.0039999999999">
                <text:p>14.003999999999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1">
                <text:p>391</text:p>
              </table:table-cell>
              <table:table-cell office:value-type="float" office:value="17.55">
                <text:p>17.55</text:p>
              </table:table-cell>
              <table:table-cell office:value-type="float" office:value="14.0399999999999">
                <text:p>14.039999999999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2">
                <text:p>392</text:p>
              </table:table-cell>
              <table:table-cell office:value-type="float" office:value="17.595">
                <text:p>17.595</text:p>
              </table:table-cell>
              <table:table-cell office:value-type="float" office:value="14.0759999999999">
                <text:p>14.075999999999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3">
                <text:p>393</text:p>
              </table:table-cell>
              <table:table-cell office:value-type="float" office:value="17.64">
                <text:p>17.64</text:p>
              </table:table-cell>
              <table:table-cell office:value-type="float" office:value="14.1119999999999">
                <text:p>14.111999999999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4">
                <text:p>394</text:p>
              </table:table-cell>
              <table:table-cell office:value-type="float" office:value="17.685">
                <text:p>17.685</text:p>
              </table:table-cell>
              <table:table-cell office:value-type="float" office:value="14.1479999999999">
                <text:p>14.147999999999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5">
                <text:p>395</text:p>
              </table:table-cell>
              <table:table-cell office:value-type="float" office:value="17.73">
                <text:p>17.73</text:p>
              </table:table-cell>
              <table:table-cell office:value-type="float" office:value="14.1839999999999">
                <text:p>14.183999999999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6">
                <text:p>396</text:p>
              </table:table-cell>
              <table:table-cell office:value-type="float" office:value="17.775">
                <text:p>17.775</text:p>
              </table:table-cell>
              <table:table-cell office:value-type="float" office:value="14.2199999999999">
                <text:p>14.219999999999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7">
                <text:p>397</text:p>
              </table:table-cell>
              <table:table-cell office:value-type="float" office:value="17.82">
                <text:p>17.82</text:p>
              </table:table-cell>
              <table:table-cell office:value-type="float" office:value="14.2559999999999">
                <text:p>14.255999999999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8">
                <text:p>398</text:p>
              </table:table-cell>
              <table:table-cell office:value-type="float" office:value="17.865">
                <text:p>17.865</text:p>
              </table:table-cell>
              <table:table-cell office:value-type="float" office:value="14.2919999999999">
                <text:p>14.291999999999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9">
                <text:p>399</text:p>
              </table:table-cell>
              <table:table-cell office:value-type="float" office:value="17.9100000000001">
                <text:p>17.9100000000001</text:p>
              </table:table-cell>
              <table:table-cell office:value-type="float" office:value="14.3279999999999">
                <text:p>14.327999999999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00">
                <text:p>400</text:p>
              </table:table-cell>
              <table:table-cell office:value-type="float" office:value="17.9550000000001">
                <text:p>17.9550000000001</text:p>
              </table:table-cell>
              <table:table-cell office:value-type="float" office:value="14.3639999999999">
                <text:p>14.363999999999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1">
                <text:p>401</text:p>
              </table:table-cell>
              <table:table-cell office:value-type="float" office:value="18.0000000000001">
                <text:p>18.0000000000001</text:p>
              </table:table-cell>
              <table:table-cell office:value-type="float" office:value="14.3999999999999">
                <text:p>14.399999999999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2">
                <text:p>402</text:p>
              </table:table-cell>
              <table:table-cell office:value-type="float" office:value="18.0450000000001">
                <text:p>18.0450000000001</text:p>
              </table:table-cell>
              <table:table-cell office:value-type="float" office:value="14.4359999999999">
                <text:p>14.435999999999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3">
                <text:p>403</text:p>
              </table:table-cell>
              <table:table-cell office:value-type="float" office:value="18.0900000000001">
                <text:p>18.0900000000001</text:p>
              </table:table-cell>
              <table:table-cell office:value-type="float" office:value="14.4719999999999">
                <text:p>14.471999999999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4">
                <text:p>404</text:p>
              </table:table-cell>
              <table:table-cell office:value-type="float" office:value="18.1350000000001">
                <text:p>18.1350000000001</text:p>
              </table:table-cell>
              <table:table-cell office:value-type="float" office:value="14.5079999999999">
                <text:p>14.507999999999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5">
                <text:p>405</text:p>
              </table:table-cell>
              <table:table-cell office:value-type="float" office:value="18.1800000000001">
                <text:p>18.1800000000001</text:p>
              </table:table-cell>
              <table:table-cell office:value-type="float" office:value="14.5439999999999">
                <text:p>14.543999999999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6">
                <text:p>406</text:p>
              </table:table-cell>
              <table:table-cell office:value-type="float" office:value="18.2250000000001">
                <text:p>18.2250000000001</text:p>
              </table:table-cell>
              <table:table-cell office:value-type="float" office:value="14.5799999999999">
                <text:p>14.579999999999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7">
                <text:p>407</text:p>
              </table:table-cell>
              <table:table-cell office:value-type="float" office:value="18.2700000000001">
                <text:p>18.2700000000001</text:p>
              </table:table-cell>
              <table:table-cell office:value-type="float" office:value="14.6159999999999">
                <text:p>14.615999999999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8">
                <text:p>408</text:p>
              </table:table-cell>
              <table:table-cell office:value-type="float" office:value="18.3150000000001">
                <text:p>18.3150000000001</text:p>
              </table:table-cell>
              <table:table-cell office:value-type="float" office:value="14.6519999999999">
                <text:p>14.651999999999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9">
                <text:p>409</text:p>
              </table:table-cell>
              <table:table-cell office:value-type="float" office:value="18.3600000000001">
                <text:p>18.3600000000001</text:p>
              </table:table-cell>
              <table:table-cell office:value-type="float" office:value="14.6879999999999">
                <text:p>14.687999999999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10">
                <text:p>410</text:p>
              </table:table-cell>
              <table:table-cell office:value-type="float" office:value="18.4050000000001">
                <text:p>18.4050000000001</text:p>
              </table:table-cell>
              <table:table-cell office:value-type="float" office:value="14.7239999999999">
                <text:p>14.723999999999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1">
                <text:p>411</text:p>
              </table:table-cell>
              <table:table-cell office:value-type="float" office:value="18.4500000000001">
                <text:p>18.4500000000001</text:p>
              </table:table-cell>
              <table:table-cell office:value-type="float" office:value="14.7599999999999">
                <text:p>14.759999999999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2">
                <text:p>412</text:p>
              </table:table-cell>
              <table:table-cell office:value-type="float" office:value="18.4950000000001">
                <text:p>18.4950000000001</text:p>
              </table:table-cell>
              <table:table-cell office:value-type="float" office:value="14.7959999999999">
                <text:p>14.795999999999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3">
                <text:p>413</text:p>
              </table:table-cell>
              <table:table-cell office:value-type="float" office:value="18.5400000000001">
                <text:p>18.5400000000001</text:p>
              </table:table-cell>
              <table:table-cell office:value-type="float" office:value="14.8319999999999">
                <text:p>14.831999999999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4">
                <text:p>414</text:p>
              </table:table-cell>
              <table:table-cell office:value-type="float" office:value="18.5850000000001">
                <text:p>18.5850000000001</text:p>
              </table:table-cell>
              <table:table-cell office:value-type="float" office:value="14.8679999999999">
                <text:p>14.867999999999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5">
                <text:p>415</text:p>
              </table:table-cell>
              <table:table-cell office:value-type="float" office:value="18.6300000000001">
                <text:p>18.6300000000001</text:p>
              </table:table-cell>
              <table:table-cell office:value-type="float" office:value="14.9039999999999">
                <text:p>14.903999999999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6">
                <text:p>416</text:p>
              </table:table-cell>
              <table:table-cell office:value-type="float" office:value="18.6750000000001">
                <text:p>18.6750000000001</text:p>
              </table:table-cell>
              <table:table-cell office:value-type="float" office:value="14.9399999999999">
                <text:p>14.939999999999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7">
                <text:p>417</text:p>
              </table:table-cell>
              <table:table-cell office:value-type="float" office:value="18.7200000000001">
                <text:p>18.7200000000001</text:p>
              </table:table-cell>
              <table:table-cell office:value-type="float" office:value="14.9759999999999">
                <text:p>14.975999999999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8">
                <text:p>418</text:p>
              </table:table-cell>
              <table:table-cell office:value-type="float" office:value="18.7650000000001">
                <text:p>18.7650000000001</text:p>
              </table:table-cell>
              <table:table-cell office:value-type="float" office:value="15.0119999999999">
                <text:p>15.011999999999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9">
                <text:p>419</text:p>
              </table:table-cell>
              <table:table-cell office:value-type="float" office:value="18.8100000000001">
                <text:p>18.8100000000001</text:p>
              </table:table-cell>
              <table:table-cell office:value-type="float" office:value="15.0479999999999">
                <text:p>15.047999999999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20">
                <text:p>420</text:p>
              </table:table-cell>
              <table:table-cell office:value-type="float" office:value="18.8550000000001">
                <text:p>18.8550000000001</text:p>
              </table:table-cell>
              <table:table-cell office:value-type="float" office:value="15.0839999999999">
                <text:p>15.083999999999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1">
                <text:p>421</text:p>
              </table:table-cell>
              <table:table-cell office:value-type="float" office:value="18.9000000000001">
                <text:p>18.9000000000001</text:p>
              </table:table-cell>
              <table:table-cell office:value-type="float" office:value="15.1199999999999">
                <text:p>15.119999999999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2">
                <text:p>422</text:p>
              </table:table-cell>
              <table:table-cell office:value-type="float" office:value="18.9450000000001">
                <text:p>18.9450000000001</text:p>
              </table:table-cell>
              <table:table-cell office:value-type="float" office:value="15.1559999999999">
                <text:p>15.155999999999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3">
                <text:p>423</text:p>
              </table:table-cell>
              <table:table-cell office:value-type="float" office:value="18.9900000000001">
                <text:p>18.9900000000001</text:p>
              </table:table-cell>
              <table:table-cell office:value-type="float" office:value="15.1919999999999">
                <text:p>15.191999999999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4">
                <text:p>424</text:p>
              </table:table-cell>
              <table:table-cell office:value-type="float" office:value="19.0350000000001">
                <text:p>19.0350000000001</text:p>
              </table:table-cell>
              <table:table-cell office:value-type="float" office:value="15.2279999999999">
                <text:p>15.227999999999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5">
                <text:p>425</text:p>
              </table:table-cell>
              <table:table-cell office:value-type="float" office:value="19.0800000000001">
                <text:p>19.0800000000001</text:p>
              </table:table-cell>
              <table:table-cell office:value-type="float" office:value="15.2639999999999">
                <text:p>15.263999999999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6">
                <text:p>426</text:p>
              </table:table-cell>
              <table:table-cell office:value-type="float" office:value="19.1250000000001">
                <text:p>19.1250000000001</text:p>
              </table:table-cell>
              <table:table-cell office:value-type="float" office:value="15.2999999999999">
                <text:p>15.299999999999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7">
                <text:p>427</text:p>
              </table:table-cell>
              <table:table-cell office:value-type="float" office:value="19.1700000000001">
                <text:p>19.1700000000001</text:p>
              </table:table-cell>
              <table:table-cell office:value-type="float" office:value="15.3359999999999">
                <text:p>15.335999999999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8">
                <text:p>428</text:p>
              </table:table-cell>
              <table:table-cell office:value-type="float" office:value="19.2150000000001">
                <text:p>19.2150000000001</text:p>
              </table:table-cell>
              <table:table-cell office:value-type="float" office:value="15.3719999999999">
                <text:p>15.371999999999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9">
                <text:p>429</text:p>
              </table:table-cell>
              <table:table-cell office:value-type="float" office:value="19.2600000000001">
                <text:p>19.2600000000001</text:p>
              </table:table-cell>
              <table:table-cell office:value-type="float" office:value="15.4079999999999">
                <text:p>15.407999999999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30">
                <text:p>430</text:p>
              </table:table-cell>
              <table:table-cell office:value-type="float" office:value="19.3050000000001">
                <text:p>19.3050000000001</text:p>
              </table:table-cell>
              <table:table-cell office:value-type="float" office:value="15.4439999999999">
                <text:p>15.443999999999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1">
                <text:p>431</text:p>
              </table:table-cell>
              <table:table-cell office:value-type="float" office:value="19.3500000000001">
                <text:p>19.3500000000001</text:p>
              </table:table-cell>
              <table:table-cell office:value-type="float" office:value="15.4799999999999">
                <text:p>15.479999999999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2">
                <text:p>432</text:p>
              </table:table-cell>
              <table:table-cell office:value-type="float" office:value="19.3950000000001">
                <text:p>19.3950000000001</text:p>
              </table:table-cell>
              <table:table-cell office:value-type="float" office:value="15.5159999999999">
                <text:p>15.515999999999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3">
                <text:p>433</text:p>
              </table:table-cell>
              <table:table-cell office:value-type="float" office:value="19.4400000000001">
                <text:p>19.4400000000001</text:p>
              </table:table-cell>
              <table:table-cell office:value-type="float" office:value="15.5519999999999">
                <text:p>15.551999999999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4">
                <text:p>434</text:p>
              </table:table-cell>
              <table:table-cell office:value-type="float" office:value="19.4850000000001">
                <text:p>19.4850000000001</text:p>
              </table:table-cell>
              <table:table-cell office:value-type="float" office:value="15.5879999999999">
                <text:p>15.587999999999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5">
                <text:p>435</text:p>
              </table:table-cell>
              <table:table-cell office:value-type="float" office:value="19.5300000000001">
                <text:p>19.5300000000001</text:p>
              </table:table-cell>
              <table:table-cell office:value-type="float" office:value="15.6239999999999">
                <text:p>15.623999999999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6">
                <text:p>436</text:p>
              </table:table-cell>
              <table:table-cell office:value-type="float" office:value="19.5750000000001">
                <text:p>19.5750000000001</text:p>
              </table:table-cell>
              <table:table-cell office:value-type="float" office:value="15.6599999999999">
                <text:p>15.659999999999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7">
                <text:p>437</text:p>
              </table:table-cell>
              <table:table-cell office:value-type="float" office:value="19.6200000000001">
                <text:p>19.6200000000001</text:p>
              </table:table-cell>
              <table:table-cell office:value-type="float" office:value="15.6959999999999">
                <text:p>15.695999999999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8">
                <text:p>438</text:p>
              </table:table-cell>
              <table:table-cell office:value-type="float" office:value="19.6650000000001">
                <text:p>19.6650000000001</text:p>
              </table:table-cell>
              <table:table-cell office:value-type="float" office:value="15.7319999999999">
                <text:p>15.731999999999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9">
                <text:p>439</text:p>
              </table:table-cell>
              <table:table-cell office:value-type="float" office:value="19.7100000000001">
                <text:p>19.7100000000001</text:p>
              </table:table-cell>
              <table:table-cell office:value-type="float" office:value="15.7679999999999">
                <text:p>15.767999999999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40">
                <text:p>440</text:p>
              </table:table-cell>
              <table:table-cell office:value-type="float" office:value="19.7550000000001">
                <text:p>19.7550000000001</text:p>
              </table:table-cell>
              <table:table-cell office:value-type="float" office:value="15.8039999999999">
                <text:p>15.803999999999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1">
                <text:p>441</text:p>
              </table:table-cell>
              <table:table-cell office:value-type="float" office:value="19.8000000000001">
                <text:p>19.8000000000001</text:p>
              </table:table-cell>
              <table:table-cell office:value-type="float" office:value="15.8399999999999">
                <text:p>15.839999999999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2">
                <text:p>442</text:p>
              </table:table-cell>
              <table:table-cell office:value-type="float" office:value="19.8450000000001">
                <text:p>19.8450000000001</text:p>
              </table:table-cell>
              <table:table-cell office:value-type="float" office:value="15.8759999999999">
                <text:p>15.875999999999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3">
                <text:p>443</text:p>
              </table:table-cell>
              <table:table-cell office:value-type="float" office:value="19.8900000000001">
                <text:p>19.8900000000001</text:p>
              </table:table-cell>
              <table:table-cell office:value-type="float" office:value="15.9119999999999">
                <text:p>15.911999999999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4">
                <text:p>444</text:p>
              </table:table-cell>
              <table:table-cell office:value-type="float" office:value="19.9350000000001">
                <text:p>19.9350000000001</text:p>
              </table:table-cell>
              <table:table-cell office:value-type="float" office:value="15.9479999999999">
                <text:p>15.947999999999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5">
                <text:p>445</text:p>
              </table:table-cell>
              <table:table-cell office:value-type="float" office:value="19.9800000000001">
                <text:p>19.9800000000001</text:p>
              </table:table-cell>
              <table:table-cell office:value-type="float" office:value="15.9839999999999">
                <text:p>15.983999999999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6">
                <text:p>446</text:p>
              </table:table-cell>
              <table:table-cell office:value-type="float" office:value="20.0250000000001">
                <text:p>20.0250000000001</text:p>
              </table:table-cell>
              <table:table-cell office:value-type="float" office:value="16.0199999999999">
                <text:p>16.019999999999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7">
                <text:p>447</text:p>
              </table:table-cell>
              <table:table-cell office:value-type="float" office:value="20.0700000000001">
                <text:p>20.0700000000001</text:p>
              </table:table-cell>
              <table:table-cell office:value-type="float" office:value="16.0559999999999">
                <text:p>16.055999999999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8">
                <text:p>448</text:p>
              </table:table-cell>
              <table:table-cell office:value-type="float" office:value="20.1150000000001">
                <text:p>20.1150000000001</text:p>
              </table:table-cell>
              <table:table-cell office:value-type="float" office:value="16.0919999999999">
                <text:p>16.091999999999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9">
                <text:p>449</text:p>
              </table:table-cell>
              <table:table-cell office:value-type="float" office:value="20.1600000000001">
                <text:p>20.1600000000001</text:p>
              </table:table-cell>
              <table:table-cell office:value-type="float" office:value="16.1279999999999">
                <text:p>16.127999999999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50">
                <text:p>450</text:p>
              </table:table-cell>
              <table:table-cell office:value-type="float" office:value="20.2050000000001">
                <text:p>20.2050000000001</text:p>
              </table:table-cell>
              <table:table-cell office:value-type="float" office:value="16.1639999999999">
                <text:p>16.163999999999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1">
                <text:p>451</text:p>
              </table:table-cell>
              <table:table-cell office:value-type="float" office:value="20.2500000000001">
                <text:p>20.2500000000001</text:p>
              </table:table-cell>
              <table:table-cell office:value-type="float" office:value="16.1999999999999">
                <text:p>16.199999999999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2">
                <text:p>452</text:p>
              </table:table-cell>
              <table:table-cell office:value-type="float" office:value="20.2950000000001">
                <text:p>20.2950000000001</text:p>
              </table:table-cell>
              <table:table-cell office:value-type="float" office:value="16.2359999999999">
                <text:p>16.235999999999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3">
                <text:p>453</text:p>
              </table:table-cell>
              <table:table-cell office:value-type="float" office:value="20.3400000000001">
                <text:p>20.3400000000001</text:p>
              </table:table-cell>
              <table:table-cell office:value-type="float" office:value="16.2719999999999">
                <text:p>16.271999999999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4">
                <text:p>454</text:p>
              </table:table-cell>
              <table:table-cell office:value-type="float" office:value="20.3850000000001">
                <text:p>20.3850000000001</text:p>
              </table:table-cell>
              <table:table-cell office:value-type="float" office:value="16.3079999999999">
                <text:p>16.307999999999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5">
                <text:p>455</text:p>
              </table:table-cell>
              <table:table-cell office:value-type="float" office:value="20.4300000000001">
                <text:p>20.4300000000001</text:p>
              </table:table-cell>
              <table:table-cell office:value-type="float" office:value="16.3439999999999">
                <text:p>16.343999999999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6">
                <text:p>456</text:p>
              </table:table-cell>
              <table:table-cell office:value-type="float" office:value="20.4750000000001">
                <text:p>20.4750000000001</text:p>
              </table:table-cell>
              <table:table-cell office:value-type="float" office:value="16.3799999999999">
                <text:p>16.379999999999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7">
                <text:p>457</text:p>
              </table:table-cell>
              <table:table-cell office:value-type="float" office:value="20.5200000000001">
                <text:p>20.5200000000001</text:p>
              </table:table-cell>
              <table:table-cell office:value-type="float" office:value="16.4159999999999">
                <text:p>16.415999999999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8">
                <text:p>458</text:p>
              </table:table-cell>
              <table:table-cell office:value-type="float" office:value="20.5650000000001">
                <text:p>20.5650000000001</text:p>
              </table:table-cell>
              <table:table-cell office:value-type="float" office:value="16.4519999999999">
                <text:p>16.451999999999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9">
                <text:p>459</text:p>
              </table:table-cell>
              <table:table-cell office:value-type="float" office:value="20.6100000000001">
                <text:p>20.6100000000001</text:p>
              </table:table-cell>
              <table:table-cell office:value-type="float" office:value="16.4879999999999">
                <text:p>16.487999999999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60">
                <text:p>460</text:p>
              </table:table-cell>
              <table:table-cell office:value-type="float" office:value="20.6550000000002">
                <text:p>20.6550000000002</text:p>
              </table:table-cell>
              <table:table-cell office:value-type="float" office:value="16.5239999999999">
                <text:p>16.523999999999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1">
                <text:p>461</text:p>
              </table:table-cell>
              <table:table-cell office:value-type="float" office:value="20.7000000000002">
                <text:p>20.7000000000002</text:p>
              </table:table-cell>
              <table:table-cell office:value-type="float" office:value="16.5599999999999">
                <text:p>16.559999999999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2">
                <text:p>462</text:p>
              </table:table-cell>
              <table:table-cell office:value-type="float" office:value="20.7450000000002">
                <text:p>20.7450000000002</text:p>
              </table:table-cell>
              <table:table-cell office:value-type="float" office:value="16.5959999999999">
                <text:p>16.595999999999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3">
                <text:p>463</text:p>
              </table:table-cell>
              <table:table-cell office:value-type="float" office:value="20.7900000000002">
                <text:p>20.7900000000002</text:p>
              </table:table-cell>
              <table:table-cell office:value-type="float" office:value="16.6319999999999">
                <text:p>16.631999999999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4">
                <text:p>464</text:p>
              </table:table-cell>
              <table:table-cell office:value-type="float" office:value="20.8350000000002">
                <text:p>20.8350000000002</text:p>
              </table:table-cell>
              <table:table-cell office:value-type="float" office:value="16.6679999999999">
                <text:p>16.667999999999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5">
                <text:p>465</text:p>
              </table:table-cell>
              <table:table-cell office:value-type="float" office:value="20.8800000000002">
                <text:p>20.8800000000002</text:p>
              </table:table-cell>
              <table:table-cell office:value-type="float" office:value="16.7039999999999">
                <text:p>16.703999999999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6">
                <text:p>466</text:p>
              </table:table-cell>
              <table:table-cell office:value-type="float" office:value="20.9250000000002">
                <text:p>20.9250000000002</text:p>
              </table:table-cell>
              <table:table-cell office:value-type="float" office:value="16.7399999999999">
                <text:p>16.739999999999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7">
                <text:p>467</text:p>
              </table:table-cell>
              <table:table-cell office:value-type="float" office:value="20.9700000000002">
                <text:p>20.9700000000002</text:p>
              </table:table-cell>
              <table:table-cell office:value-type="float" office:value="16.7759999999999">
                <text:p>16.775999999999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8">
                <text:p>468</text:p>
              </table:table-cell>
              <table:table-cell office:value-type="float" office:value="21.0150000000002">
                <text:p>21.0150000000002</text:p>
              </table:table-cell>
              <table:table-cell office:value-type="float" office:value="16.8119999999999">
                <text:p>16.811999999999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9">
                <text:p>469</text:p>
              </table:table-cell>
              <table:table-cell office:value-type="float" office:value="21.0600000000002">
                <text:p>21.0600000000002</text:p>
              </table:table-cell>
              <table:table-cell office:value-type="float" office:value="16.8479999999999">
                <text:p>16.847999999999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70">
                <text:p>470</text:p>
              </table:table-cell>
              <table:table-cell office:value-type="float" office:value="21.1050000000002">
                <text:p>21.1050000000002</text:p>
              </table:table-cell>
              <table:table-cell office:value-type="float" office:value="16.8839999999999">
                <text:p>16.883999999999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1">
                <text:p>471</text:p>
              </table:table-cell>
              <table:table-cell office:value-type="float" office:value="21.1500000000002">
                <text:p>21.1500000000002</text:p>
              </table:table-cell>
              <table:table-cell office:value-type="float" office:value="16.9199999999999">
                <text:p>16.919999999999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2">
                <text:p>472</text:p>
              </table:table-cell>
              <table:table-cell office:value-type="float" office:value="21.1950000000002">
                <text:p>21.1950000000002</text:p>
              </table:table-cell>
              <table:table-cell office:value-type="float" office:value="16.9559999999999">
                <text:p>16.955999999999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3">
                <text:p>473</text:p>
              </table:table-cell>
              <table:table-cell office:value-type="float" office:value="21.2400000000002">
                <text:p>21.2400000000002</text:p>
              </table:table-cell>
              <table:table-cell office:value-type="float" office:value="16.9919999999999">
                <text:p>16.991999999999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4">
                <text:p>474</text:p>
              </table:table-cell>
              <table:table-cell office:value-type="float" office:value="21.2850000000002">
                <text:p>21.2850000000002</text:p>
              </table:table-cell>
              <table:table-cell office:value-type="float" office:value="17.0279999999999">
                <text:p>17.027999999999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5">
                <text:p>475</text:p>
              </table:table-cell>
              <table:table-cell office:value-type="float" office:value="21.3300000000002">
                <text:p>21.3300000000002</text:p>
              </table:table-cell>
              <table:table-cell office:value-type="float" office:value="17.0639999999999">
                <text:p>17.063999999999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6">
                <text:p>476</text:p>
              </table:table-cell>
              <table:table-cell office:value-type="float" office:value="21.3750000000002">
                <text:p>21.3750000000002</text:p>
              </table:table-cell>
              <table:table-cell office:value-type="float" office:value="17.0999999999999">
                <text:p>17.099999999999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7">
                <text:p>477</text:p>
              </table:table-cell>
              <table:table-cell office:value-type="float" office:value="21.4200000000002">
                <text:p>21.4200000000002</text:p>
              </table:table-cell>
              <table:table-cell office:value-type="float" office:value="17.1359999999999">
                <text:p>17.135999999999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8">
                <text:p>478</text:p>
              </table:table-cell>
              <table:table-cell office:value-type="float" office:value="21.4650000000002">
                <text:p>21.4650000000002</text:p>
              </table:table-cell>
              <table:table-cell office:value-type="float" office:value="17.1719999999999">
                <text:p>17.171999999999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9">
                <text:p>479</text:p>
              </table:table-cell>
              <table:table-cell office:value-type="float" office:value="21.5100000000002">
                <text:p>21.5100000000002</text:p>
              </table:table-cell>
              <table:table-cell office:value-type="float" office:value="17.2079999999999">
                <text:p>17.207999999999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80">
                <text:p>480</text:p>
              </table:table-cell>
              <table:table-cell office:value-type="float" office:value="21.5550000000002">
                <text:p>21.5550000000002</text:p>
              </table:table-cell>
              <table:table-cell office:value-type="float" office:value="17.2439999999999">
                <text:p>17.243999999999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1">
                <text:p>481</text:p>
              </table:table-cell>
              <table:table-cell office:value-type="float" office:value="21.6000000000002">
                <text:p>21.6000000000002</text:p>
              </table:table-cell>
              <table:table-cell office:value-type="float" office:value="17.2799999999999">
                <text:p>17.279999999999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2">
                <text:p>482</text:p>
              </table:table-cell>
              <table:table-cell office:value-type="float" office:value="21.6450000000002">
                <text:p>21.6450000000002</text:p>
              </table:table-cell>
              <table:table-cell office:value-type="float" office:value="17.3159999999999">
                <text:p>17.315999999999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3">
                <text:p>483</text:p>
              </table:table-cell>
              <table:table-cell office:value-type="float" office:value="21.6900000000002">
                <text:p>21.6900000000002</text:p>
              </table:table-cell>
              <table:table-cell office:value-type="float" office:value="17.3519999999999">
                <text:p>17.351999999999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4">
                <text:p>484</text:p>
              </table:table-cell>
              <table:table-cell office:value-type="float" office:value="21.7350000000002">
                <text:p>21.7350000000002</text:p>
              </table:table-cell>
              <table:table-cell office:value-type="float" office:value="17.3879999999999">
                <text:p>17.387999999999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5">
                <text:p>485</text:p>
              </table:table-cell>
              <table:table-cell office:value-type="float" office:value="21.7800000000002">
                <text:p>21.7800000000002</text:p>
              </table:table-cell>
              <table:table-cell office:value-type="float" office:value="17.4239999999999">
                <text:p>17.423999999999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6">
                <text:p>486</text:p>
              </table:table-cell>
              <table:table-cell office:value-type="float" office:value="21.8250000000002">
                <text:p>21.8250000000002</text:p>
              </table:table-cell>
              <table:table-cell office:value-type="float" office:value="17.4599999999999">
                <text:p>17.459999999999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7">
                <text:p>487</text:p>
              </table:table-cell>
              <table:table-cell office:value-type="float" office:value="21.8700000000002">
                <text:p>21.8700000000002</text:p>
              </table:table-cell>
              <table:table-cell office:value-type="float" office:value="17.4959999999999">
                <text:p>17.495999999999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8">
                <text:p>488</text:p>
              </table:table-cell>
              <table:table-cell office:value-type="float" office:value="21.9150000000002">
                <text:p>21.9150000000002</text:p>
              </table:table-cell>
              <table:table-cell office:value-type="float" office:value="17.5319999999999">
                <text:p>17.531999999999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9">
                <text:p>489</text:p>
              </table:table-cell>
              <table:table-cell office:value-type="float" office:value="21.9600000000002">
                <text:p>21.9600000000002</text:p>
              </table:table-cell>
              <table:table-cell office:value-type="float" office:value="17.5679999999999">
                <text:p>17.567999999999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90">
                <text:p>490</text:p>
              </table:table-cell>
              <table:table-cell office:value-type="float" office:value="22.0050000000002">
                <text:p>22.0050000000002</text:p>
              </table:table-cell>
              <table:table-cell office:value-type="float" office:value="17.6039999999999">
                <text:p>17.603999999999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1">
                <text:p>491</text:p>
              </table:table-cell>
              <table:table-cell office:value-type="float" office:value="22.0500000000002">
                <text:p>22.0500000000002</text:p>
              </table:table-cell>
              <table:table-cell office:value-type="float" office:value="17.6399999999999">
                <text:p>17.639999999999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2">
                <text:p>492</text:p>
              </table:table-cell>
              <table:table-cell office:value-type="float" office:value="22.0950000000002">
                <text:p>22.0950000000002</text:p>
              </table:table-cell>
              <table:table-cell office:value-type="float" office:value="17.6759999999999">
                <text:p>17.675999999999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3">
                <text:p>493</text:p>
              </table:table-cell>
              <table:table-cell office:value-type="float" office:value="22.1400000000002">
                <text:p>22.1400000000002</text:p>
              </table:table-cell>
              <table:table-cell office:value-type="float" office:value="17.7119999999999">
                <text:p>17.711999999999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4">
                <text:p>494</text:p>
              </table:table-cell>
              <table:table-cell office:value-type="float" office:value="22.1850000000002">
                <text:p>22.1850000000002</text:p>
              </table:table-cell>
              <table:table-cell office:value-type="float" office:value="17.7479999999999">
                <text:p>17.747999999999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5">
                <text:p>495</text:p>
              </table:table-cell>
              <table:table-cell office:value-type="float" office:value="22.2300000000002">
                <text:p>22.2300000000002</text:p>
              </table:table-cell>
              <table:table-cell office:value-type="float" office:value="17.7839999999999">
                <text:p>17.783999999999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6">
                <text:p>496</text:p>
              </table:table-cell>
              <table:table-cell office:value-type="float" office:value="22.2750000000002">
                <text:p>22.2750000000002</text:p>
              </table:table-cell>
              <table:table-cell office:value-type="float" office:value="17.8199999999999">
                <text:p>17.819999999999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7">
                <text:p>497</text:p>
              </table:table-cell>
              <table:table-cell office:value-type="float" office:value="22.3200000000002">
                <text:p>22.3200000000002</text:p>
              </table:table-cell>
              <table:table-cell office:value-type="float" office:value="17.8559999999999">
                <text:p>17.855999999999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8">
                <text:p>498</text:p>
              </table:table-cell>
              <table:table-cell office:value-type="float" office:value="22.3650000000002">
                <text:p>22.3650000000002</text:p>
              </table:table-cell>
              <table:table-cell office:value-type="float" office:value="17.8919999999999">
                <text:p>17.891999999999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9">
                <text:p>499</text:p>
              </table:table-cell>
              <table:table-cell office:value-type="float" office:value="22.4100000000002">
                <text:p>22.4100000000002</text:p>
              </table:table-cell>
              <table:table-cell office:value-type="float" office:value="17.9279999999999">
                <text:p>17.927999999999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00">
                <text:p>500</text:p>
              </table:table-cell>
              <table:table-cell office:value-type="float" office:value="22.4550000000002">
                <text:p>22.4550000000002</text:p>
              </table:table-cell>
              <table:table-cell office:value-type="float" office:value="17.9639999999999">
                <text:p>17.963999999999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1">
                <text:p>501</text:p>
              </table:table-cell>
              <table:table-cell office:value-type="float" office:value="22.5000000000002">
                <text:p>22.5000000000002</text:p>
              </table:table-cell>
              <table:table-cell office:value-type="float" office:value="17.9999999999999">
                <text:p>17.999999999999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2">
                <text:p>502</text:p>
              </table:table-cell>
              <table:table-cell office:value-type="float" office:value="22.5450000000002">
                <text:p>22.5450000000002</text:p>
              </table:table-cell>
              <table:table-cell office:value-type="float" office:value="18.0359999999999">
                <text:p>18.035999999999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3">
                <text:p>503</text:p>
              </table:table-cell>
              <table:table-cell office:value-type="float" office:value="22.5900000000002">
                <text:p>22.5900000000002</text:p>
              </table:table-cell>
              <table:table-cell office:value-type="float" office:value="18.0719999999999">
                <text:p>18.071999999999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4">
                <text:p>504</text:p>
              </table:table-cell>
              <table:table-cell office:value-type="float" office:value="22.6350000000002">
                <text:p>22.6350000000002</text:p>
              </table:table-cell>
              <table:table-cell office:value-type="float" office:value="18.1079999999999">
                <text:p>18.107999999999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5">
                <text:p>505</text:p>
              </table:table-cell>
              <table:table-cell office:value-type="float" office:value="22.6800000000002">
                <text:p>22.6800000000002</text:p>
              </table:table-cell>
              <table:table-cell office:value-type="float" office:value="18.144">
                <text:p>18.14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6">
                <text:p>506</text:p>
              </table:table-cell>
              <table:table-cell office:value-type="float" office:value="22.7250000000002">
                <text:p>22.7250000000002</text:p>
              </table:table-cell>
              <table:table-cell office:value-type="float" office:value="18.1799999999999">
                <text:p>18.179999999999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7">
                <text:p>507</text:p>
              </table:table-cell>
              <table:table-cell office:value-type="float" office:value="22.7700000000002">
                <text:p>22.7700000000002</text:p>
              </table:table-cell>
              <table:table-cell office:value-type="float" office:value="18.216">
                <text:p>18.21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8">
                <text:p>508</text:p>
              </table:table-cell>
              <table:table-cell office:value-type="float" office:value="22.8150000000002">
                <text:p>22.8150000000002</text:p>
              </table:table-cell>
              <table:table-cell office:value-type="float" office:value="18.252">
                <text:p>18.25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9">
                <text:p>509</text:p>
              </table:table-cell>
              <table:table-cell office:value-type="float" office:value="22.8600000000002">
                <text:p>22.8600000000002</text:p>
              </table:table-cell>
              <table:table-cell office:value-type="float" office:value="18.288">
                <text:p>18.28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10">
                <text:p>510</text:p>
              </table:table-cell>
              <table:table-cell office:value-type="float" office:value="22.9050000000002">
                <text:p>22.9050000000002</text:p>
              </table:table-cell>
              <table:table-cell office:value-type="float" office:value="18.324">
                <text:p>18.32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1">
                <text:p>511</text:p>
              </table:table-cell>
              <table:table-cell office:value-type="float" office:value="22.9500000000002">
                <text:p>22.9500000000002</text:p>
              </table:table-cell>
              <table:table-cell office:value-type="float" office:value="18.36">
                <text:p>18.3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2">
                <text:p>512</text:p>
              </table:table-cell>
              <table:table-cell office:value-type="float" office:value="22.9950000000002">
                <text:p>22.9950000000002</text:p>
              </table:table-cell>
              <table:table-cell office:value-type="float" office:value="18.396">
                <text:p>18.39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3">
                <text:p>513</text:p>
              </table:table-cell>
              <table:table-cell office:value-type="float" office:value="23.0400000000002">
                <text:p>23.0400000000002</text:p>
              </table:table-cell>
              <table:table-cell office:value-type="float" office:value="18.432">
                <text:p>18.43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4">
                <text:p>514</text:p>
              </table:table-cell>
              <table:table-cell office:value-type="float" office:value="23.0850000000002">
                <text:p>23.0850000000002</text:p>
              </table:table-cell>
              <table:table-cell office:value-type="float" office:value="18.468">
                <text:p>18.46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5">
                <text:p>515</text:p>
              </table:table-cell>
              <table:table-cell office:value-type="float" office:value="23.1300000000002">
                <text:p>23.1300000000002</text:p>
              </table:table-cell>
              <table:table-cell office:value-type="float" office:value="18.504">
                <text:p>18.50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6">
                <text:p>516</text:p>
              </table:table-cell>
              <table:table-cell office:value-type="float" office:value="23.1750000000002">
                <text:p>23.1750000000002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7">
                <text:p>517</text:p>
              </table:table-cell>
              <table:table-cell office:value-type="float" office:value="23.2200000000002">
                <text:p>23.2200000000002</text:p>
              </table:table-cell>
              <table:table-cell office:value-type="float" office:value="18.576">
                <text:p>18.57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8">
                <text:p>518</text:p>
              </table:table-cell>
              <table:table-cell office:value-type="float" office:value="23.2650000000002">
                <text:p>23.2650000000002</text:p>
              </table:table-cell>
              <table:table-cell office:value-type="float" office:value="18.612">
                <text:p>18.61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9">
                <text:p>519</text:p>
              </table:table-cell>
              <table:table-cell office:value-type="float" office:value="23.3100000000003">
                <text:p>23.3100000000003</text:p>
              </table:table-cell>
              <table:table-cell office:value-type="float" office:value="18.648">
                <text:p>18.64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20">
                <text:p>520</text:p>
              </table:table-cell>
              <table:table-cell office:value-type="float" office:value="23.3550000000003">
                <text:p>23.3550000000003</text:p>
              </table:table-cell>
              <table:table-cell office:value-type="float" office:value="18.684">
                <text:p>18.68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1">
                <text:p>521</text:p>
              </table:table-cell>
              <table:table-cell office:value-type="float" office:value="23.4000000000003">
                <text:p>23.4000000000003</text:p>
              </table:table-cell>
              <table:table-cell office:value-type="float" office:value="18.72">
                <text:p>18.7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2">
                <text:p>522</text:p>
              </table:table-cell>
              <table:table-cell office:value-type="float" office:value="23.4450000000003">
                <text:p>23.4450000000003</text:p>
              </table:table-cell>
              <table:table-cell office:value-type="float" office:value="18.756">
                <text:p>18.75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3">
                <text:p>523</text:p>
              </table:table-cell>
              <table:table-cell office:value-type="float" office:value="23.4900000000003">
                <text:p>23.4900000000003</text:p>
              </table:table-cell>
              <table:table-cell office:value-type="float" office:value="18.792">
                <text:p>18.79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4">
                <text:p>524</text:p>
              </table:table-cell>
              <table:table-cell office:value-type="float" office:value="23.5350000000003">
                <text:p>23.5350000000003</text:p>
              </table:table-cell>
              <table:table-cell office:value-type="float" office:value="18.828">
                <text:p>18.82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5">
                <text:p>525</text:p>
              </table:table-cell>
              <table:table-cell office:value-type="float" office:value="23.5800000000003">
                <text:p>23.5800000000003</text:p>
              </table:table-cell>
              <table:table-cell office:value-type="float" office:value="18.864">
                <text:p>18.86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6">
                <text:p>526</text:p>
              </table:table-cell>
              <table:table-cell office:value-type="float" office:value="23.6250000000003">
                <text:p>23.6250000000003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7">
                <text:p>527</text:p>
              </table:table-cell>
              <table:table-cell office:value-type="float" office:value="23.6700000000003">
                <text:p>23.6700000000003</text:p>
              </table:table-cell>
              <table:table-cell office:value-type="float" office:value="18.936">
                <text:p>18.93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8">
                <text:p>528</text:p>
              </table:table-cell>
              <table:table-cell office:value-type="float" office:value="23.7150000000003">
                <text:p>23.7150000000003</text:p>
              </table:table-cell>
              <table:table-cell office:value-type="float" office:value="18.972">
                <text:p>18.97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9">
                <text:p>529</text:p>
              </table:table-cell>
              <table:table-cell office:value-type="float" office:value="23.7600000000003">
                <text:p>23.7600000000003</text:p>
              </table:table-cell>
              <table:table-cell office:value-type="float" office:value="19.008">
                <text:p>19.00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30">
                <text:p>530</text:p>
              </table:table-cell>
              <table:table-cell office:value-type="float" office:value="23.8050000000003">
                <text:p>23.8050000000003</text:p>
              </table:table-cell>
              <table:table-cell office:value-type="float" office:value="19.044">
                <text:p>19.04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1">
                <text:p>531</text:p>
              </table:table-cell>
              <table:table-cell office:value-type="float" office:value="23.8500000000003">
                <text:p>23.8500000000003</text:p>
              </table:table-cell>
              <table:table-cell office:value-type="float" office:value="19.08">
                <text:p>19.0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2">
                <text:p>532</text:p>
              </table:table-cell>
              <table:table-cell office:value-type="float" office:value="23.8950000000003">
                <text:p>23.8950000000003</text:p>
              </table:table-cell>
              <table:table-cell office:value-type="float" office:value="19.116">
                <text:p>19.11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3">
                <text:p>533</text:p>
              </table:table-cell>
              <table:table-cell office:value-type="float" office:value="23.9400000000003">
                <text:p>23.9400000000003</text:p>
              </table:table-cell>
              <table:table-cell office:value-type="float" office:value="19.152">
                <text:p>19.15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4">
                <text:p>534</text:p>
              </table:table-cell>
              <table:table-cell office:value-type="float" office:value="23.9850000000003">
                <text:p>23.9850000000003</text:p>
              </table:table-cell>
              <table:table-cell office:value-type="float" office:value="19.188">
                <text:p>19.18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5">
                <text:p>535</text:p>
              </table:table-cell>
              <table:table-cell office:value-type="float" office:value="24.0300000000003">
                <text:p>24.0300000000003</text:p>
              </table:table-cell>
              <table:table-cell office:value-type="float" office:value="19.224">
                <text:p>19.22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6">
                <text:p>536</text:p>
              </table:table-cell>
              <table:table-cell office:value-type="float" office:value="24.0750000000003">
                <text:p>24.0750000000003</text:p>
              </table:table-cell>
              <table:table-cell office:value-type="float" office:value="19.26">
                <text:p>19.2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7">
                <text:p>537</text:p>
              </table:table-cell>
              <table:table-cell office:value-type="float" office:value="24.1200000000003">
                <text:p>24.1200000000003</text:p>
              </table:table-cell>
              <table:table-cell office:value-type="float" office:value="19.296">
                <text:p>19.29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8">
                <text:p>538</text:p>
              </table:table-cell>
              <table:table-cell office:value-type="float" office:value="24.1650000000003">
                <text:p>24.1650000000003</text:p>
              </table:table-cell>
              <table:table-cell office:value-type="float" office:value="19.332">
                <text:p>19.33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9">
                <text:p>539</text:p>
              </table:table-cell>
              <table:table-cell office:value-type="float" office:value="24.2100000000003">
                <text:p>24.2100000000003</text:p>
              </table:table-cell>
              <table:table-cell office:value-type="float" office:value="19.368">
                <text:p>19.36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40">
                <text:p>540</text:p>
              </table:table-cell>
              <table:table-cell office:value-type="float" office:value="24.2550000000003">
                <text:p>24.2550000000003</text:p>
              </table:table-cell>
              <table:table-cell office:value-type="float" office:value="19.404">
                <text:p>19.40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1">
                <text:p>541</text:p>
              </table:table-cell>
              <table:table-cell office:value-type="float" office:value="24.3000000000003">
                <text:p>24.3000000000003</text:p>
              </table:table-cell>
              <table:table-cell office:value-type="float" office:value="19.44">
                <text:p>19.4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2">
                <text:p>542</text:p>
              </table:table-cell>
              <table:table-cell office:value-type="float" office:value="24.3450000000003">
                <text:p>24.3450000000003</text:p>
              </table:table-cell>
              <table:table-cell office:value-type="float" office:value="19.476">
                <text:p>19.47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3">
                <text:p>543</text:p>
              </table:table-cell>
              <table:table-cell office:value-type="float" office:value="24.3900000000003">
                <text:p>24.3900000000003</text:p>
              </table:table-cell>
              <table:table-cell office:value-type="float" office:value="19.512">
                <text:p>19.51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4">
                <text:p>544</text:p>
              </table:table-cell>
              <table:table-cell office:value-type="float" office:value="24.4350000000003">
                <text:p>24.4350000000003</text:p>
              </table:table-cell>
              <table:table-cell office:value-type="float" office:value="19.548">
                <text:p>19.54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5">
                <text:p>545</text:p>
              </table:table-cell>
              <table:table-cell office:value-type="float" office:value="24.4800000000003">
                <text:p>24.4800000000003</text:p>
              </table:table-cell>
              <table:table-cell office:value-type="float" office:value="19.584">
                <text:p>19.58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6">
                <text:p>546</text:p>
              </table:table-cell>
              <table:table-cell office:value-type="float" office:value="24.5250000000003">
                <text:p>24.5250000000003</text:p>
              </table:table-cell>
              <table:table-cell office:value-type="float" office:value="19.62">
                <text:p>19.6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7">
                <text:p>547</text:p>
              </table:table-cell>
              <table:table-cell office:value-type="float" office:value="24.5700000000003">
                <text:p>24.5700000000003</text:p>
              </table:table-cell>
              <table:table-cell office:value-type="float" office:value="19.656">
                <text:p>19.65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8">
                <text:p>548</text:p>
              </table:table-cell>
              <table:table-cell office:value-type="float" office:value="24.6150000000003">
                <text:p>24.6150000000003</text:p>
              </table:table-cell>
              <table:table-cell office:value-type="float" office:value="19.692">
                <text:p>19.69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9">
                <text:p>549</text:p>
              </table:table-cell>
              <table:table-cell office:value-type="float" office:value="24.6600000000003">
                <text:p>24.6600000000003</text:p>
              </table:table-cell>
              <table:table-cell office:value-type="float" office:value="19.728">
                <text:p>19.72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50">
                <text:p>550</text:p>
              </table:table-cell>
              <table:table-cell office:value-type="float" office:value="24.7050000000003">
                <text:p>24.7050000000003</text:p>
              </table:table-cell>
              <table:table-cell office:value-type="float" office:value="19.764">
                <text:p>19.76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1">
                <text:p>551</text:p>
              </table:table-cell>
              <table:table-cell office:value-type="float" office:value="24.7500000000003">
                <text:p>24.7500000000003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2">
                <text:p>552</text:p>
              </table:table-cell>
              <table:table-cell office:value-type="float" office:value="24.7950000000003">
                <text:p>24.7950000000003</text:p>
              </table:table-cell>
              <table:table-cell office:value-type="float" office:value="19.836">
                <text:p>19.83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3">
                <text:p>553</text:p>
              </table:table-cell>
              <table:table-cell office:value-type="float" office:value="24.8400000000003">
                <text:p>24.8400000000003</text:p>
              </table:table-cell>
              <table:table-cell office:value-type="float" office:value="19.872">
                <text:p>19.87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4">
                <text:p>554</text:p>
              </table:table-cell>
              <table:table-cell office:value-type="float" office:value="24.8850000000003">
                <text:p>24.8850000000003</text:p>
              </table:table-cell>
              <table:table-cell office:value-type="float" office:value="19.908">
                <text:p>19.90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5">
                <text:p>555</text:p>
              </table:table-cell>
              <table:table-cell office:value-type="float" office:value="24.9300000000003">
                <text:p>24.9300000000003</text:p>
              </table:table-cell>
              <table:table-cell office:value-type="float" office:value="19.944">
                <text:p>19.94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6">
                <text:p>556</text:p>
              </table:table-cell>
              <table:table-cell office:value-type="float" office:value="24.9750000000003">
                <text:p>24.9750000000003</text:p>
              </table:table-cell>
              <table:table-cell office:value-type="float" office:value="19.98">
                <text:p>19.9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7">
                <text:p>557</text:p>
              </table:table-cell>
              <table:table-cell office:value-type="float" office:value="25.0200000000003">
                <text:p>25.0200000000003</text:p>
              </table:table-cell>
              <table:table-cell office:value-type="float" office:value="20.016">
                <text:p>20.01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8">
                <text:p>558</text:p>
              </table:table-cell>
              <table:table-cell office:value-type="float" office:value="25.0650000000003">
                <text:p>25.0650000000003</text:p>
              </table:table-cell>
              <table:table-cell office:value-type="float" office:value="20.052">
                <text:p>20.05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9">
                <text:p>559</text:p>
              </table:table-cell>
              <table:table-cell office:value-type="float" office:value="25.1100000000003">
                <text:p>25.1100000000003</text:p>
              </table:table-cell>
              <table:table-cell office:value-type="float" office:value="20.088">
                <text:p>20.08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60">
                <text:p>560</text:p>
              </table:table-cell>
              <table:table-cell office:value-type="float" office:value="25.1550000000003">
                <text:p>25.1550000000003</text:p>
              </table:table-cell>
              <table:table-cell office:value-type="float" office:value="20.124">
                <text:p>20.12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1">
                <text:p>561</text:p>
              </table:table-cell>
              <table:table-cell office:value-type="float" office:value="25.2000000000003">
                <text:p>25.2000000000003</text:p>
              </table:table-cell>
              <table:table-cell office:value-type="float" office:value="20.16">
                <text:p>20.1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2">
                <text:p>562</text:p>
              </table:table-cell>
              <table:table-cell office:value-type="float" office:value="25.2450000000003">
                <text:p>25.2450000000003</text:p>
              </table:table-cell>
              <table:table-cell office:value-type="float" office:value="20.196">
                <text:p>20.19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3">
                <text:p>563</text:p>
              </table:table-cell>
              <table:table-cell office:value-type="float" office:value="25.2900000000003">
                <text:p>25.2900000000003</text:p>
              </table:table-cell>
              <table:table-cell office:value-type="float" office:value="20.232">
                <text:p>20.23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4">
                <text:p>564</text:p>
              </table:table-cell>
              <table:table-cell office:value-type="float" office:value="25.3350000000003">
                <text:p>25.3350000000003</text:p>
              </table:table-cell>
              <table:table-cell office:value-type="float" office:value="20.268">
                <text:p>20.26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5">
                <text:p>565</text:p>
              </table:table-cell>
              <table:table-cell office:value-type="float" office:value="25.3800000000003">
                <text:p>25.3800000000003</text:p>
              </table:table-cell>
              <table:table-cell office:value-type="float" office:value="20.304">
                <text:p>20.30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6">
                <text:p>566</text:p>
              </table:table-cell>
              <table:table-cell office:value-type="float" office:value="25.4250000000003">
                <text:p>25.4250000000003</text:p>
              </table:table-cell>
              <table:table-cell office:value-type="float" office:value="20.34">
                <text:p>20.3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7">
                <text:p>567</text:p>
              </table:table-cell>
              <table:table-cell office:value-type="float" office:value="25.4700000000003">
                <text:p>25.4700000000003</text:p>
              </table:table-cell>
              <table:table-cell office:value-type="float" office:value="20.376">
                <text:p>20.37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8">
                <text:p>568</text:p>
              </table:table-cell>
              <table:table-cell office:value-type="float" office:value="25.5150000000003">
                <text:p>25.5150000000003</text:p>
              </table:table-cell>
              <table:table-cell office:value-type="float" office:value="20.412">
                <text:p>20.41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9">
                <text:p>569</text:p>
              </table:table-cell>
              <table:table-cell office:value-type="float" office:value="25.5600000000003">
                <text:p>25.5600000000003</text:p>
              </table:table-cell>
              <table:table-cell office:value-type="float" office:value="20.448">
                <text:p>20.44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70">
                <text:p>570</text:p>
              </table:table-cell>
              <table:table-cell office:value-type="float" office:value="25.6050000000003">
                <text:p>25.6050000000003</text:p>
              </table:table-cell>
              <table:table-cell office:value-type="float" office:value="20.484">
                <text:p>20.48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1">
                <text:p>571</text:p>
              </table:table-cell>
              <table:table-cell office:value-type="float" office:value="25.6500000000003">
                <text:p>25.6500000000003</text:p>
              </table:table-cell>
              <table:table-cell office:value-type="float" office:value="20.52">
                <text:p>20.5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2">
                <text:p>572</text:p>
              </table:table-cell>
              <table:table-cell office:value-type="float" office:value="25.6950000000003">
                <text:p>25.6950000000003</text:p>
              </table:table-cell>
              <table:table-cell office:value-type="float" office:value="20.556">
                <text:p>20.55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3">
                <text:p>573</text:p>
              </table:table-cell>
              <table:table-cell office:value-type="float" office:value="25.7400000000003">
                <text:p>25.7400000000003</text:p>
              </table:table-cell>
              <table:table-cell office:value-type="float" office:value="20.592">
                <text:p>20.59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4">
                <text:p>574</text:p>
              </table:table-cell>
              <table:table-cell office:value-type="float" office:value="25.7850000000003">
                <text:p>25.7850000000003</text:p>
              </table:table-cell>
              <table:table-cell office:value-type="float" office:value="20.628">
                <text:p>20.62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5">
                <text:p>575</text:p>
              </table:table-cell>
              <table:table-cell office:value-type="float" office:value="25.8300000000003">
                <text:p>25.8300000000003</text:p>
              </table:table-cell>
              <table:table-cell office:value-type="float" office:value="20.664">
                <text:p>20.66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6">
                <text:p>576</text:p>
              </table:table-cell>
              <table:table-cell office:value-type="float" office:value="25.8750000000003">
                <text:p>25.8750000000003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7">
                <text:p>577</text:p>
              </table:table-cell>
              <table:table-cell office:value-type="float" office:value="25.9200000000004">
                <text:p>25.9200000000004</text:p>
              </table:table-cell>
              <table:table-cell office:value-type="float" office:value="20.736">
                <text:p>20.73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8">
                <text:p>578</text:p>
              </table:table-cell>
              <table:table-cell office:value-type="float" office:value="25.9650000000004">
                <text:p>25.9650000000004</text:p>
              </table:table-cell>
              <table:table-cell office:value-type="float" office:value="20.772">
                <text:p>20.77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9">
                <text:p>579</text:p>
              </table:table-cell>
              <table:table-cell office:value-type="float" office:value="26.0100000000004">
                <text:p>26.0100000000004</text:p>
              </table:table-cell>
              <table:table-cell office:value-type="float" office:value="20.808">
                <text:p>20.80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80">
                <text:p>580</text:p>
              </table:table-cell>
              <table:table-cell office:value-type="float" office:value="26.0550000000004">
                <text:p>26.0550000000004</text:p>
              </table:table-cell>
              <table:table-cell office:value-type="float" office:value="20.844">
                <text:p>20.84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1">
                <text:p>581</text:p>
              </table:table-cell>
              <table:table-cell office:value-type="float" office:value="26.1000000000004">
                <text:p>26.1000000000004</text:p>
              </table:table-cell>
              <table:table-cell office:value-type="float" office:value="20.8800000000001">
                <text:p>20.880000000000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2">
                <text:p>582</text:p>
              </table:table-cell>
              <table:table-cell office:value-type="float" office:value="26.1450000000004">
                <text:p>26.1450000000004</text:p>
              </table:table-cell>
              <table:table-cell office:value-type="float" office:value="20.9160000000001">
                <text:p>20.916000000000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3">
                <text:p>583</text:p>
              </table:table-cell>
              <table:table-cell office:value-type="float" office:value="26.1900000000004">
                <text:p>26.1900000000004</text:p>
              </table:table-cell>
              <table:table-cell office:value-type="float" office:value="20.9520000000001">
                <text:p>20.952000000000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4">
                <text:p>584</text:p>
              </table:table-cell>
              <table:table-cell office:value-type="float" office:value="26.2350000000004">
                <text:p>26.2350000000004</text:p>
              </table:table-cell>
              <table:table-cell office:value-type="float" office:value="20.9880000000001">
                <text:p>20.988000000000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5">
                <text:p>585</text:p>
              </table:table-cell>
              <table:table-cell office:value-type="float" office:value="26.2800000000004">
                <text:p>26.2800000000004</text:p>
              </table:table-cell>
              <table:table-cell office:value-type="float" office:value="21.0240000000001">
                <text:p>21.024000000000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6">
                <text:p>586</text:p>
              </table:table-cell>
              <table:table-cell office:value-type="float" office:value="26.3250000000004">
                <text:p>26.3250000000004</text:p>
              </table:table-cell>
              <table:table-cell office:value-type="float" office:value="21.0600000000001">
                <text:p>21.060000000000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7">
                <text:p>587</text:p>
              </table:table-cell>
              <table:table-cell office:value-type="float" office:value="26.3700000000004">
                <text:p>26.3700000000004</text:p>
              </table:table-cell>
              <table:table-cell office:value-type="float" office:value="21.0960000000001">
                <text:p>21.096000000000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8">
                <text:p>588</text:p>
              </table:table-cell>
              <table:table-cell office:value-type="float" office:value="26.4150000000004">
                <text:p>26.4150000000004</text:p>
              </table:table-cell>
              <table:table-cell office:value-type="float" office:value="21.1320000000001">
                <text:p>21.132000000000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9">
                <text:p>589</text:p>
              </table:table-cell>
              <table:table-cell office:value-type="float" office:value="26.4600000000004">
                <text:p>26.4600000000004</text:p>
              </table:table-cell>
              <table:table-cell office:value-type="float" office:value="21.1680000000001">
                <text:p>21.168000000000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90">
                <text:p>590</text:p>
              </table:table-cell>
              <table:table-cell office:value-type="float" office:value="26.5050000000004">
                <text:p>26.5050000000004</text:p>
              </table:table-cell>
              <table:table-cell office:value-type="float" office:value="21.2040000000001">
                <text:p>21.204000000000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1">
                <text:p>591</text:p>
              </table:table-cell>
              <table:table-cell office:value-type="float" office:value="26.5500000000004">
                <text:p>26.5500000000004</text:p>
              </table:table-cell>
              <table:table-cell office:value-type="float" office:value="21.2400000000001">
                <text:p>21.240000000000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2">
                <text:p>592</text:p>
              </table:table-cell>
              <table:table-cell office:value-type="float" office:value="26.5950000000004">
                <text:p>26.5950000000004</text:p>
              </table:table-cell>
              <table:table-cell office:value-type="float" office:value="21.2760000000001">
                <text:p>21.276000000000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3">
                <text:p>593</text:p>
              </table:table-cell>
              <table:table-cell office:value-type="float" office:value="26.6400000000004">
                <text:p>26.6400000000004</text:p>
              </table:table-cell>
              <table:table-cell office:value-type="float" office:value="21.3120000000001">
                <text:p>21.312000000000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4">
                <text:p>594</text:p>
              </table:table-cell>
              <table:table-cell office:value-type="float" office:value="26.6850000000004">
                <text:p>26.6850000000004</text:p>
              </table:table-cell>
              <table:table-cell office:value-type="float" office:value="21.3480000000001">
                <text:p>21.348000000000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5">
                <text:p>595</text:p>
              </table:table-cell>
              <table:table-cell office:value-type="float" office:value="26.7300000000004">
                <text:p>26.7300000000004</text:p>
              </table:table-cell>
              <table:table-cell office:value-type="float" office:value="21.3840000000001">
                <text:p>21.384000000000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6">
                <text:p>596</text:p>
              </table:table-cell>
              <table:table-cell office:value-type="float" office:value="26.7750000000004">
                <text:p>26.7750000000004</text:p>
              </table:table-cell>
              <table:table-cell office:value-type="float" office:value="21.4200000000001">
                <text:p>21.420000000000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7">
                <text:p>597</text:p>
              </table:table-cell>
              <table:table-cell office:value-type="float" office:value="26.8200000000004">
                <text:p>26.8200000000004</text:p>
              </table:table-cell>
              <table:table-cell office:value-type="float" office:value="21.4560000000001">
                <text:p>21.456000000000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8">
                <text:p>598</text:p>
              </table:table-cell>
              <table:table-cell office:value-type="float" office:value="26.8650000000004">
                <text:p>26.8650000000004</text:p>
              </table:table-cell>
              <table:table-cell office:value-type="float" office:value="21.4920000000001">
                <text:p>21.492000000000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9">
                <text:p>599</text:p>
              </table:table-cell>
              <table:table-cell office:value-type="float" office:value="26.9100000000004">
                <text:p>26.9100000000004</text:p>
              </table:table-cell>
              <table:table-cell office:value-type="float" office:value="21.5280000000001">
                <text:p>21.528000000000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00">
                <text:p>600</text:p>
              </table:table-cell>
              <table:table-cell office:value-type="float" office:value="26.9550000000004">
                <text:p>26.9550000000004</text:p>
              </table:table-cell>
              <table:table-cell office:value-type="float" office:value="21.5640000000001">
                <text:p>21.564000000000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1">
                <text:p>601</text:p>
              </table:table-cell>
              <table:table-cell office:value-type="float" office:value="27.0000000000004">
                <text:p>27.0000000000004</text:p>
              </table:table-cell>
              <table:table-cell office:value-type="float" office:value="21.6000000000001">
                <text:p>21.600000000000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2">
                <text:p>602</text:p>
              </table:table-cell>
              <table:table-cell office:value-type="float" office:value="27.0450000000004">
                <text:p>27.0450000000004</text:p>
              </table:table-cell>
              <table:table-cell office:value-type="float" office:value="21.6360000000001">
                <text:p>21.636000000000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3">
                <text:p>603</text:p>
              </table:table-cell>
              <table:table-cell office:value-type="float" office:value="27.0900000000004">
                <text:p>27.0900000000004</text:p>
              </table:table-cell>
              <table:table-cell office:value-type="float" office:value="21.6720000000001">
                <text:p>21.672000000000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4">
                <text:p>604</text:p>
              </table:table-cell>
              <table:table-cell office:value-type="float" office:value="27.1350000000004">
                <text:p>27.1350000000004</text:p>
              </table:table-cell>
              <table:table-cell office:value-type="float" office:value="21.7080000000001">
                <text:p>21.708000000000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5">
                <text:p>605</text:p>
              </table:table-cell>
              <table:table-cell office:value-type="float" office:value="27.1800000000004">
                <text:p>27.1800000000004</text:p>
              </table:table-cell>
              <table:table-cell office:value-type="float" office:value="21.7440000000001">
                <text:p>21.744000000000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6">
                <text:p>606</text:p>
              </table:table-cell>
              <table:table-cell office:value-type="float" office:value="27.2250000000004">
                <text:p>27.2250000000004</text:p>
              </table:table-cell>
              <table:table-cell office:value-type="float" office:value="21.7800000000001">
                <text:p>21.780000000000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7">
                <text:p>607</text:p>
              </table:table-cell>
              <table:table-cell office:value-type="float" office:value="27.2700000000004">
                <text:p>27.2700000000004</text:p>
              </table:table-cell>
              <table:table-cell office:value-type="float" office:value="21.8160000000001">
                <text:p>21.816000000000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8">
                <text:p>608</text:p>
              </table:table-cell>
              <table:table-cell office:value-type="float" office:value="27.3150000000004">
                <text:p>27.3150000000004</text:p>
              </table:table-cell>
              <table:table-cell office:value-type="float" office:value="21.8520000000001">
                <text:p>21.852000000000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9">
                <text:p>609</text:p>
              </table:table-cell>
              <table:table-cell office:value-type="float" office:value="27.3600000000004">
                <text:p>27.3600000000004</text:p>
              </table:table-cell>
              <table:table-cell office:value-type="float" office:value="21.8880000000001">
                <text:p>21.888000000000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10">
                <text:p>610</text:p>
              </table:table-cell>
              <table:table-cell office:value-type="float" office:value="27.4050000000004">
                <text:p>27.4050000000004</text:p>
              </table:table-cell>
              <table:table-cell office:value-type="float" office:value="21.9240000000001">
                <text:p>21.924000000000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1">
                <text:p>611</text:p>
              </table:table-cell>
              <table:table-cell office:value-type="float" office:value="27.4500000000004">
                <text:p>27.4500000000004</text:p>
              </table:table-cell>
              <table:table-cell office:value-type="float" office:value="21.9600000000001">
                <text:p>21.960000000000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2">
                <text:p>612</text:p>
              </table:table-cell>
              <table:table-cell office:value-type="float" office:value="27.4950000000004">
                <text:p>27.4950000000004</text:p>
              </table:table-cell>
              <table:table-cell office:value-type="float" office:value="21.9960000000001">
                <text:p>21.996000000000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3">
                <text:p>613</text:p>
              </table:table-cell>
              <table:table-cell office:value-type="float" office:value="27.5400000000004">
                <text:p>27.5400000000004</text:p>
              </table:table-cell>
              <table:table-cell office:value-type="float" office:value="22.0320000000001">
                <text:p>22.032000000000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4">
                <text:p>614</text:p>
              </table:table-cell>
              <table:table-cell office:value-type="float" office:value="27.5850000000004">
                <text:p>27.5850000000004</text:p>
              </table:table-cell>
              <table:table-cell office:value-type="float" office:value="22.0680000000001">
                <text:p>22.068000000000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5">
                <text:p>615</text:p>
              </table:table-cell>
              <table:table-cell office:value-type="float" office:value="27.6300000000004">
                <text:p>27.6300000000004</text:p>
              </table:table-cell>
              <table:table-cell office:value-type="float" office:value="22.1040000000001">
                <text:p>22.104000000000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6">
                <text:p>616</text:p>
              </table:table-cell>
              <table:table-cell office:value-type="float" office:value="27.6750000000004">
                <text:p>27.6750000000004</text:p>
              </table:table-cell>
              <table:table-cell office:value-type="float" office:value="22.1400000000001">
                <text:p>22.140000000000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7">
                <text:p>617</text:p>
              </table:table-cell>
              <table:table-cell office:value-type="float" office:value="27.7200000000004">
                <text:p>27.7200000000004</text:p>
              </table:table-cell>
              <table:table-cell office:value-type="float" office:value="22.1760000000001">
                <text:p>22.176000000000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8">
                <text:p>618</text:p>
              </table:table-cell>
              <table:table-cell office:value-type="float" office:value="27.7650000000004">
                <text:p>27.7650000000004</text:p>
              </table:table-cell>
              <table:table-cell office:value-type="float" office:value="22.2120000000001">
                <text:p>22.212000000000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9">
                <text:p>619</text:p>
              </table:table-cell>
              <table:table-cell office:value-type="float" office:value="27.8100000000004">
                <text:p>27.8100000000004</text:p>
              </table:table-cell>
              <table:table-cell office:value-type="float" office:value="22.2480000000001">
                <text:p>22.248000000000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20">
                <text:p>620</text:p>
              </table:table-cell>
              <table:table-cell office:value-type="float" office:value="27.8550000000004">
                <text:p>27.8550000000004</text:p>
              </table:table-cell>
              <table:table-cell office:value-type="float" office:value="22.2840000000001">
                <text:p>22.284000000000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1">
                <text:p>621</text:p>
              </table:table-cell>
              <table:table-cell office:value-type="float" office:value="27.9000000000004">
                <text:p>27.9000000000004</text:p>
              </table:table-cell>
              <table:table-cell office:value-type="float" office:value="22.3200000000001">
                <text:p>22.320000000000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2">
                <text:p>622</text:p>
              </table:table-cell>
              <table:table-cell office:value-type="float" office:value="27.9450000000004">
                <text:p>27.9450000000004</text:p>
              </table:table-cell>
              <table:table-cell office:value-type="float" office:value="22.3560000000001">
                <text:p>22.356000000000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3">
                <text:p>623</text:p>
              </table:table-cell>
              <table:table-cell office:value-type="float" office:value="27.9900000000004">
                <text:p>27.9900000000004</text:p>
              </table:table-cell>
              <table:table-cell office:value-type="float" office:value="22.3920000000001">
                <text:p>22.392000000000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4">
                <text:p>624</text:p>
              </table:table-cell>
              <table:table-cell office:value-type="float" office:value="28.0350000000004">
                <text:p>28.0350000000004</text:p>
              </table:table-cell>
              <table:table-cell office:value-type="float" office:value="22.4280000000001">
                <text:p>22.428000000000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5">
                <text:p>625</text:p>
              </table:table-cell>
              <table:table-cell office:value-type="float" office:value="28.0800000000004">
                <text:p>28.0800000000004</text:p>
              </table:table-cell>
              <table:table-cell office:value-type="float" office:value="22.4640000000001">
                <text:p>22.464000000000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6">
                <text:p>626</text:p>
              </table:table-cell>
              <table:table-cell office:value-type="float" office:value="28.1250000000004">
                <text:p>28.1250000000004</text:p>
              </table:table-cell>
              <table:table-cell office:value-type="float" office:value="22.5000000000001">
                <text:p>22.500000000000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7">
                <text:p>627</text:p>
              </table:table-cell>
              <table:table-cell office:value-type="float" office:value="28.1700000000004">
                <text:p>28.1700000000004</text:p>
              </table:table-cell>
              <table:table-cell office:value-type="float" office:value="22.5360000000001">
                <text:p>22.536000000000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8">
                <text:p>628</text:p>
              </table:table-cell>
              <table:table-cell office:value-type="float" office:value="28.2150000000004">
                <text:p>28.2150000000004</text:p>
              </table:table-cell>
              <table:table-cell office:value-type="float" office:value="22.5720000000001">
                <text:p>22.572000000000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9">
                <text:p>629</text:p>
              </table:table-cell>
              <table:table-cell office:value-type="float" office:value="28.2600000000004">
                <text:p>28.2600000000004</text:p>
              </table:table-cell>
              <table:table-cell office:value-type="float" office:value="22.6080000000001">
                <text:p>22.608000000000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30">
                <text:p>630</text:p>
              </table:table-cell>
              <table:table-cell office:value-type="float" office:value="28.3050000000004">
                <text:p>28.3050000000004</text:p>
              </table:table-cell>
              <table:table-cell office:value-type="float" office:value="22.6440000000001">
                <text:p>22.644000000000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1">
                <text:p>631</text:p>
              </table:table-cell>
              <table:table-cell office:value-type="float" office:value="28.3500000000004">
                <text:p>28.3500000000004</text:p>
              </table:table-cell>
              <table:table-cell office:value-type="float" office:value="22.6800000000001">
                <text:p>22.680000000000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2">
                <text:p>632</text:p>
              </table:table-cell>
              <table:table-cell office:value-type="float" office:value="28.3950000000004">
                <text:p>28.3950000000004</text:p>
              </table:table-cell>
              <table:table-cell office:value-type="float" office:value="22.7160000000001">
                <text:p>22.716000000000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3">
                <text:p>633</text:p>
              </table:table-cell>
              <table:table-cell office:value-type="float" office:value="28.4400000000004">
                <text:p>28.4400000000004</text:p>
              </table:table-cell>
              <table:table-cell office:value-type="float" office:value="22.7520000000001">
                <text:p>22.752000000000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4">
                <text:p>634</text:p>
              </table:table-cell>
              <table:table-cell office:value-type="float" office:value="28.4850000000004">
                <text:p>28.4850000000004</text:p>
              </table:table-cell>
              <table:table-cell office:value-type="float" office:value="22.7880000000001">
                <text:p>22.788000000000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5">
                <text:p>635</text:p>
              </table:table-cell>
              <table:table-cell office:value-type="float" office:value="28.5300000000004">
                <text:p>28.5300000000004</text:p>
              </table:table-cell>
              <table:table-cell office:value-type="float" office:value="22.8240000000001">
                <text:p>22.824000000000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6">
                <text:p>636</text:p>
              </table:table-cell>
              <table:table-cell office:value-type="float" office:value="28.5750000000005">
                <text:p>28.5750000000005</text:p>
              </table:table-cell>
              <table:table-cell office:value-type="float" office:value="22.8600000000001">
                <text:p>22.860000000000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7">
                <text:p>637</text:p>
              </table:table-cell>
              <table:table-cell office:value-type="float" office:value="28.6200000000005">
                <text:p>28.6200000000005</text:p>
              </table:table-cell>
              <table:table-cell office:value-type="float" office:value="22.8960000000001">
                <text:p>22.896000000000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8">
                <text:p>638</text:p>
              </table:table-cell>
              <table:table-cell office:value-type="float" office:value="28.6650000000005">
                <text:p>28.6650000000005</text:p>
              </table:table-cell>
              <table:table-cell office:value-type="float" office:value="22.9320000000001">
                <text:p>22.932000000000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9">
                <text:p>639</text:p>
              </table:table-cell>
              <table:table-cell office:value-type="float" office:value="28.7100000000005">
                <text:p>28.7100000000005</text:p>
              </table:table-cell>
              <table:table-cell office:value-type="float" office:value="22.9680000000001">
                <text:p>22.968000000000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40">
                <text:p>640</text:p>
              </table:table-cell>
              <table:table-cell office:value-type="float" office:value="28.7550000000005">
                <text:p>28.7550000000005</text:p>
              </table:table-cell>
              <table:table-cell office:value-type="float" office:value="23.0040000000001">
                <text:p>23.004000000000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1">
                <text:p>641</text:p>
              </table:table-cell>
              <table:table-cell office:value-type="float" office:value="28.8000000000005">
                <text:p>28.8000000000005</text:p>
              </table:table-cell>
              <table:table-cell office:value-type="float" office:value="23.0400000000001">
                <text:p>23.040000000000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2">
                <text:p>642</text:p>
              </table:table-cell>
              <table:table-cell office:value-type="float" office:value="28.8450000000005">
                <text:p>28.8450000000005</text:p>
              </table:table-cell>
              <table:table-cell office:value-type="float" office:value="23.0760000000001">
                <text:p>23.076000000000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3">
                <text:p>643</text:p>
              </table:table-cell>
              <table:table-cell office:value-type="float" office:value="28.8900000000005">
                <text:p>28.8900000000005</text:p>
              </table:table-cell>
              <table:table-cell office:value-type="float" office:value="23.1120000000001">
                <text:p>23.112000000000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4">
                <text:p>644</text:p>
              </table:table-cell>
              <table:table-cell office:value-type="float" office:value="28.9350000000005">
                <text:p>28.9350000000005</text:p>
              </table:table-cell>
              <table:table-cell office:value-type="float" office:value="23.1480000000001">
                <text:p>23.148000000000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5">
                <text:p>645</text:p>
              </table:table-cell>
              <table:table-cell office:value-type="float" office:value="28.9800000000005">
                <text:p>28.9800000000005</text:p>
              </table:table-cell>
              <table:table-cell office:value-type="float" office:value="23.1840000000001">
                <text:p>23.184000000000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6">
                <text:p>646</text:p>
              </table:table-cell>
              <table:table-cell office:value-type="float" office:value="29.0250000000005">
                <text:p>29.0250000000005</text:p>
              </table:table-cell>
              <table:table-cell office:value-type="float" office:value="23.2200000000001">
                <text:p>23.220000000000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7">
                <text:p>647</text:p>
              </table:table-cell>
              <table:table-cell office:value-type="float" office:value="29.0700000000005">
                <text:p>29.0700000000005</text:p>
              </table:table-cell>
              <table:table-cell office:value-type="float" office:value="23.2560000000001">
                <text:p>23.256000000000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8">
                <text:p>648</text:p>
              </table:table-cell>
              <table:table-cell office:value-type="float" office:value="29.1150000000005">
                <text:p>29.1150000000005</text:p>
              </table:table-cell>
              <table:table-cell office:value-type="float" office:value="23.2920000000001">
                <text:p>23.292000000000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9">
                <text:p>649</text:p>
              </table:table-cell>
              <table:table-cell office:value-type="float" office:value="29.1600000000005">
                <text:p>29.1600000000005</text:p>
              </table:table-cell>
              <table:table-cell office:value-type="float" office:value="23.3280000000001">
                <text:p>23.328000000000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50">
                <text:p>650</text:p>
              </table:table-cell>
              <table:table-cell office:value-type="float" office:value="29.2050000000005">
                <text:p>29.2050000000005</text:p>
              </table:table-cell>
              <table:table-cell office:value-type="float" office:value="23.3640000000001">
                <text:p>23.364000000000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1">
                <text:p>651</text:p>
              </table:table-cell>
              <table:table-cell office:value-type="float" office:value="29.2500000000005">
                <text:p>29.2500000000005</text:p>
              </table:table-cell>
              <table:table-cell office:value-type="float" office:value="23.4000000000001">
                <text:p>23.400000000000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2">
                <text:p>652</text:p>
              </table:table-cell>
              <table:table-cell office:value-type="float" office:value="29.2950000000005">
                <text:p>29.2950000000005</text:p>
              </table:table-cell>
              <table:table-cell office:value-type="float" office:value="23.4360000000001">
                <text:p>23.436000000000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3">
                <text:p>653</text:p>
              </table:table-cell>
              <table:table-cell office:value-type="float" office:value="29.3400000000005">
                <text:p>29.3400000000005</text:p>
              </table:table-cell>
              <table:table-cell office:value-type="float" office:value="23.4720000000001">
                <text:p>23.472000000000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4">
                <text:p>654</text:p>
              </table:table-cell>
              <table:table-cell office:value-type="float" office:value="29.3850000000005">
                <text:p>29.3850000000005</text:p>
              </table:table-cell>
              <table:table-cell office:value-type="float" office:value="23.5080000000001">
                <text:p>23.508000000000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5">
                <text:p>655</text:p>
              </table:table-cell>
              <table:table-cell office:value-type="float" office:value="29.4300000000005">
                <text:p>29.4300000000005</text:p>
              </table:table-cell>
              <table:table-cell office:value-type="float" office:value="23.5440000000002">
                <text:p>23.544000000000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6">
                <text:p>656</text:p>
              </table:table-cell>
              <table:table-cell office:value-type="float" office:value="29.4750000000005">
                <text:p>29.4750000000005</text:p>
              </table:table-cell>
              <table:table-cell office:value-type="float" office:value="23.5800000000002">
                <text:p>23.580000000000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7">
                <text:p>657</text:p>
              </table:table-cell>
              <table:table-cell office:value-type="float" office:value="29.5200000000005">
                <text:p>29.5200000000005</text:p>
              </table:table-cell>
              <table:table-cell office:value-type="float" office:value="23.6160000000002">
                <text:p>23.616000000000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8">
                <text:p>658</text:p>
              </table:table-cell>
              <table:table-cell office:value-type="float" office:value="29.5650000000005">
                <text:p>29.5650000000005</text:p>
              </table:table-cell>
              <table:table-cell office:value-type="float" office:value="23.6520000000002">
                <text:p>23.652000000000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9">
                <text:p>659</text:p>
              </table:table-cell>
              <table:table-cell office:value-type="float" office:value="29.6100000000005">
                <text:p>29.6100000000005</text:p>
              </table:table-cell>
              <table:table-cell office:value-type="float" office:value="23.6880000000002">
                <text:p>23.688000000000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60">
                <text:p>660</text:p>
              </table:table-cell>
              <table:table-cell office:value-type="float" office:value="29.6550000000005">
                <text:p>29.6550000000005</text:p>
              </table:table-cell>
              <table:table-cell office:value-type="float" office:value="23.7240000000002">
                <text:p>23.724000000000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1">
                <text:p>661</text:p>
              </table:table-cell>
              <table:table-cell office:value-type="float" office:value="29.7000000000005">
                <text:p>29.7000000000005</text:p>
              </table:table-cell>
              <table:table-cell office:value-type="float" office:value="23.7600000000002">
                <text:p>23.760000000000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2">
                <text:p>662</text:p>
              </table:table-cell>
              <table:table-cell office:value-type="float" office:value="29.7450000000005">
                <text:p>29.7450000000005</text:p>
              </table:table-cell>
              <table:table-cell office:value-type="float" office:value="23.7960000000002">
                <text:p>23.796000000000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3">
                <text:p>663</text:p>
              </table:table-cell>
              <table:table-cell office:value-type="float" office:value="29.7900000000005">
                <text:p>29.7900000000005</text:p>
              </table:table-cell>
              <table:table-cell office:value-type="float" office:value="23.8320000000002">
                <text:p>23.832000000000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4">
                <text:p>664</text:p>
              </table:table-cell>
              <table:table-cell office:value-type="float" office:value="29.8350000000005">
                <text:p>29.8350000000005</text:p>
              </table:table-cell>
              <table:table-cell office:value-type="float" office:value="23.8680000000002">
                <text:p>23.868000000000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5">
                <text:p>665</text:p>
              </table:table-cell>
              <table:table-cell office:value-type="float" office:value="29.8800000000005">
                <text:p>29.8800000000005</text:p>
              </table:table-cell>
              <table:table-cell office:value-type="float" office:value="23.9040000000002">
                <text:p>23.904000000000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6">
                <text:p>666</text:p>
              </table:table-cell>
              <table:table-cell office:value-type="float" office:value="29.9250000000005">
                <text:p>29.9250000000005</text:p>
              </table:table-cell>
              <table:table-cell office:value-type="float" office:value="23.9400000000002">
                <text:p>23.940000000000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7">
                <text:p>667</text:p>
              </table:table-cell>
              <table:table-cell office:value-type="float" office:value="29.9700000000005">
                <text:p>29.9700000000005</text:p>
              </table:table-cell>
              <table:table-cell office:value-type="float" office:value="23.9760000000002">
                <text:p>23.976000000000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8">
                <text:p>668</text:p>
              </table:table-cell>
              <table:table-cell office:value-type="float" office:value="30.0150000000005">
                <text:p>30.0150000000005</text:p>
              </table:table-cell>
              <table:table-cell office:value-type="float" office:value="24.0120000000002">
                <text:p>24.012000000000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9">
                <text:p>669</text:p>
              </table:table-cell>
              <table:table-cell office:value-type="float" office:value="30.0600000000005">
                <text:p>30.0600000000005</text:p>
              </table:table-cell>
              <table:table-cell office:value-type="float" office:value="24.0480000000002">
                <text:p>24.048000000000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70">
                <text:p>670</text:p>
              </table:table-cell>
              <table:table-cell office:value-type="float" office:value="30.1050000000005">
                <text:p>30.1050000000005</text:p>
              </table:table-cell>
              <table:table-cell office:value-type="float" office:value="24.0840000000002">
                <text:p>24.084000000000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1">
                <text:p>671</text:p>
              </table:table-cell>
              <table:table-cell office:value-type="float" office:value="30.1500000000005">
                <text:p>30.1500000000005</text:p>
              </table:table-cell>
              <table:table-cell office:value-type="float" office:value="24.1200000000002">
                <text:p>24.120000000000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2">
                <text:p>672</text:p>
              </table:table-cell>
              <table:table-cell office:value-type="float" office:value="30.1950000000005">
                <text:p>30.1950000000005</text:p>
              </table:table-cell>
              <table:table-cell office:value-type="float" office:value="24.1560000000002">
                <text:p>24.156000000000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3">
                <text:p>673</text:p>
              </table:table-cell>
              <table:table-cell office:value-type="float" office:value="30.2400000000005">
                <text:p>30.2400000000005</text:p>
              </table:table-cell>
              <table:table-cell office:value-type="float" office:value="24.1920000000002">
                <text:p>24.192000000000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4">
                <text:p>674</text:p>
              </table:table-cell>
              <table:table-cell office:value-type="float" office:value="30.2850000000005">
                <text:p>30.2850000000005</text:p>
              </table:table-cell>
              <table:table-cell office:value-type="float" office:value="24.2280000000002">
                <text:p>24.228000000000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5">
                <text:p>675</text:p>
              </table:table-cell>
              <table:table-cell office:value-type="float" office:value="30.3300000000005">
                <text:p>30.3300000000005</text:p>
              </table:table-cell>
              <table:table-cell office:value-type="float" office:value="24.2640000000002">
                <text:p>24.264000000000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6">
                <text:p>676</text:p>
              </table:table-cell>
              <table:table-cell office:value-type="float" office:value="30.3750000000005">
                <text:p>30.3750000000005</text:p>
              </table:table-cell>
              <table:table-cell office:value-type="float" office:value="24.3000000000002">
                <text:p>24.300000000000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7">
                <text:p>677</text:p>
              </table:table-cell>
              <table:table-cell office:value-type="float" office:value="30.4200000000005">
                <text:p>30.4200000000005</text:p>
              </table:table-cell>
              <table:table-cell office:value-type="float" office:value="24.3360000000002">
                <text:p>24.336000000000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8">
                <text:p>678</text:p>
              </table:table-cell>
              <table:table-cell office:value-type="float" office:value="30.4650000000005">
                <text:p>30.4650000000005</text:p>
              </table:table-cell>
              <table:table-cell office:value-type="float" office:value="24.3720000000002">
                <text:p>24.372000000000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9">
                <text:p>679</text:p>
              </table:table-cell>
              <table:table-cell office:value-type="float" office:value="30.5100000000005">
                <text:p>30.5100000000005</text:p>
              </table:table-cell>
              <table:table-cell office:value-type="float" office:value="24.4080000000002">
                <text:p>24.408000000000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80">
                <text:p>680</text:p>
              </table:table-cell>
              <table:table-cell office:value-type="float" office:value="30.5550000000005">
                <text:p>30.5550000000005</text:p>
              </table:table-cell>
              <table:table-cell office:value-type="float" office:value="24.4440000000002">
                <text:p>24.444000000000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1">
                <text:p>681</text:p>
              </table:table-cell>
              <table:table-cell office:value-type="float" office:value="30.6000000000005">
                <text:p>30.6000000000005</text:p>
              </table:table-cell>
              <table:table-cell office:value-type="float" office:value="24.4800000000002">
                <text:p>24.480000000000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2">
                <text:p>682</text:p>
              </table:table-cell>
              <table:table-cell office:value-type="float" office:value="30.6450000000005">
                <text:p>30.6450000000005</text:p>
              </table:table-cell>
              <table:table-cell office:value-type="float" office:value="24.5160000000002">
                <text:p>24.516000000000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3">
                <text:p>683</text:p>
              </table:table-cell>
              <table:table-cell office:value-type="float" office:value="30.6900000000005">
                <text:p>30.6900000000005</text:p>
              </table:table-cell>
              <table:table-cell office:value-type="float" office:value="24.5520000000002">
                <text:p>24.552000000000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4">
                <text:p>684</text:p>
              </table:table-cell>
              <table:table-cell office:value-type="float" office:value="30.7350000000005">
                <text:p>30.7350000000005</text:p>
              </table:table-cell>
              <table:table-cell office:value-type="float" office:value="24.5880000000002">
                <text:p>24.588000000000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5">
                <text:p>685</text:p>
              </table:table-cell>
              <table:table-cell office:value-type="float" office:value="30.7800000000005">
                <text:p>30.7800000000005</text:p>
              </table:table-cell>
              <table:table-cell office:value-type="float" office:value="24.6240000000002">
                <text:p>24.624000000000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6">
                <text:p>686</text:p>
              </table:table-cell>
              <table:table-cell office:value-type="float" office:value="30.8250000000005">
                <text:p>30.8250000000005</text:p>
              </table:table-cell>
              <table:table-cell office:value-type="float" office:value="24.6600000000002">
                <text:p>24.660000000000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7">
                <text:p>687</text:p>
              </table:table-cell>
              <table:table-cell office:value-type="float" office:value="30.8700000000005">
                <text:p>30.8700000000005</text:p>
              </table:table-cell>
              <table:table-cell office:value-type="float" office:value="24.6960000000002">
                <text:p>24.696000000000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8">
                <text:p>688</text:p>
              </table:table-cell>
              <table:table-cell office:value-type="float" office:value="30.9150000000005">
                <text:p>30.9150000000005</text:p>
              </table:table-cell>
              <table:table-cell office:value-type="float" office:value="24.7320000000002">
                <text:p>24.732000000000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9">
                <text:p>689</text:p>
              </table:table-cell>
              <table:table-cell office:value-type="float" office:value="30.9600000000005">
                <text:p>30.9600000000005</text:p>
              </table:table-cell>
              <table:table-cell office:value-type="float" office:value="24.7680000000002">
                <text:p>24.768000000000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90">
                <text:p>690</text:p>
              </table:table-cell>
              <table:table-cell office:value-type="float" office:value="31.0050000000005">
                <text:p>31.0050000000005</text:p>
              </table:table-cell>
              <table:table-cell office:value-type="float" office:value="24.8040000000002">
                <text:p>24.804000000000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1">
                <text:p>691</text:p>
              </table:table-cell>
              <table:table-cell office:value-type="float" office:value="31.0500000000005">
                <text:p>31.0500000000005</text:p>
              </table:table-cell>
              <table:table-cell office:value-type="float" office:value="24.8400000000002">
                <text:p>24.840000000000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2">
                <text:p>692</text:p>
              </table:table-cell>
              <table:table-cell office:value-type="float" office:value="31.0950000000005">
                <text:p>31.0950000000005</text:p>
              </table:table-cell>
              <table:table-cell office:value-type="float" office:value="24.8760000000002">
                <text:p>24.876000000000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3">
                <text:p>693</text:p>
              </table:table-cell>
              <table:table-cell office:value-type="float" office:value="31.1400000000005">
                <text:p>31.1400000000005</text:p>
              </table:table-cell>
              <table:table-cell office:value-type="float" office:value="24.9120000000002">
                <text:p>24.912000000000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4">
                <text:p>694</text:p>
              </table:table-cell>
              <table:table-cell office:value-type="float" office:value="31.1850000000006">
                <text:p>31.1850000000006</text:p>
              </table:table-cell>
              <table:table-cell office:value-type="float" office:value="24.9480000000002">
                <text:p>24.948000000000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5">
                <text:p>695</text:p>
              </table:table-cell>
              <table:table-cell office:value-type="float" office:value="31.2300000000006">
                <text:p>31.2300000000006</text:p>
              </table:table-cell>
              <table:table-cell office:value-type="float" office:value="24.9840000000002">
                <text:p>24.984000000000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6">
                <text:p>696</text:p>
              </table:table-cell>
              <table:table-cell office:value-type="float" office:value="31.2750000000006">
                <text:p>31.2750000000006</text:p>
              </table:table-cell>
              <table:table-cell office:value-type="float" office:value="25.0200000000002">
                <text:p>25.020000000000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7">
                <text:p>697</text:p>
              </table:table-cell>
              <table:table-cell office:value-type="float" office:value="31.3200000000006">
                <text:p>31.3200000000006</text:p>
              </table:table-cell>
              <table:table-cell office:value-type="float" office:value="25.0560000000002">
                <text:p>25.056000000000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8">
                <text:p>698</text:p>
              </table:table-cell>
              <table:table-cell office:value-type="float" office:value="31.3650000000006">
                <text:p>31.3650000000006</text:p>
              </table:table-cell>
              <table:table-cell office:value-type="float" office:value="25.0920000000002">
                <text:p>25.092000000000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9">
                <text:p>699</text:p>
              </table:table-cell>
              <table:table-cell office:value-type="float" office:value="31.4100000000006">
                <text:p>31.4100000000006</text:p>
              </table:table-cell>
              <table:table-cell office:value-type="float" office:value="25.1280000000002">
                <text:p>25.128000000000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00">
                <text:p>700</text:p>
              </table:table-cell>
              <table:table-cell office:value-type="float" office:value="31.4550000000006">
                <text:p>31.4550000000006</text:p>
              </table:table-cell>
              <table:table-cell office:value-type="float" office:value="25.1640000000002">
                <text:p>25.164000000000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1">
                <text:p>701</text:p>
              </table:table-cell>
              <table:table-cell office:value-type="float" office:value="31.5000000000006">
                <text:p>31.5000000000006</text:p>
              </table:table-cell>
              <table:table-cell office:value-type="float" office:value="25.2000000000002">
                <text:p>25.200000000000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2">
                <text:p>702</text:p>
              </table:table-cell>
              <table:table-cell office:value-type="float" office:value="31.5450000000006">
                <text:p>31.5450000000006</text:p>
              </table:table-cell>
              <table:table-cell office:value-type="float" office:value="25.2360000000002">
                <text:p>25.236000000000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3">
                <text:p>703</text:p>
              </table:table-cell>
              <table:table-cell office:value-type="float" office:value="31.5900000000006">
                <text:p>31.5900000000006</text:p>
              </table:table-cell>
              <table:table-cell office:value-type="float" office:value="25.2720000000002">
                <text:p>25.272000000000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4">
                <text:p>704</text:p>
              </table:table-cell>
              <table:table-cell office:value-type="float" office:value="31.6350000000006">
                <text:p>31.6350000000006</text:p>
              </table:table-cell>
              <table:table-cell office:value-type="float" office:value="25.3080000000002">
                <text:p>25.308000000000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5">
                <text:p>705</text:p>
              </table:table-cell>
              <table:table-cell office:value-type="float" office:value="31.6800000000006">
                <text:p>31.6800000000006</text:p>
              </table:table-cell>
              <table:table-cell office:value-type="float" office:value="25.3440000000002">
                <text:p>25.344000000000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6">
                <text:p>706</text:p>
              </table:table-cell>
              <table:table-cell office:value-type="float" office:value="31.7250000000006">
                <text:p>31.7250000000006</text:p>
              </table:table-cell>
              <table:table-cell office:value-type="float" office:value="25.3800000000002">
                <text:p>25.380000000000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7">
                <text:p>707</text:p>
              </table:table-cell>
              <table:table-cell office:value-type="float" office:value="31.7700000000006">
                <text:p>31.7700000000006</text:p>
              </table:table-cell>
              <table:table-cell office:value-type="float" office:value="25.4160000000002">
                <text:p>25.416000000000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8">
                <text:p>708</text:p>
              </table:table-cell>
              <table:table-cell office:value-type="float" office:value="31.8150000000006">
                <text:p>31.8150000000006</text:p>
              </table:table-cell>
              <table:table-cell office:value-type="float" office:value="25.4520000000002">
                <text:p>25.452000000000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9">
                <text:p>709</text:p>
              </table:table-cell>
              <table:table-cell office:value-type="float" office:value="31.8600000000006">
                <text:p>31.8600000000006</text:p>
              </table:table-cell>
              <table:table-cell office:value-type="float" office:value="25.4880000000002">
                <text:p>25.488000000000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10">
                <text:p>710</text:p>
              </table:table-cell>
              <table:table-cell office:value-type="float" office:value="31.9050000000006">
                <text:p>31.9050000000006</text:p>
              </table:table-cell>
              <table:table-cell office:value-type="float" office:value="25.5240000000002">
                <text:p>25.524000000000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1">
                <text:p>711</text:p>
              </table:table-cell>
              <table:table-cell office:value-type="float" office:value="31.9500000000006">
                <text:p>31.9500000000006</text:p>
              </table:table-cell>
              <table:table-cell office:value-type="float" office:value="25.5600000000002">
                <text:p>25.560000000000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2">
                <text:p>712</text:p>
              </table:table-cell>
              <table:table-cell office:value-type="float" office:value="31.9950000000006">
                <text:p>31.9950000000006</text:p>
              </table:table-cell>
              <table:table-cell office:value-type="float" office:value="25.5960000000002">
                <text:p>25.596000000000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3">
                <text:p>713</text:p>
              </table:table-cell>
              <table:table-cell office:value-type="float" office:value="32.0400000000006">
                <text:p>32.0400000000006</text:p>
              </table:table-cell>
              <table:table-cell office:value-type="float" office:value="25.6320000000002">
                <text:p>25.632000000000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4">
                <text:p>714</text:p>
              </table:table-cell>
              <table:table-cell office:value-type="float" office:value="32.0850000000006">
                <text:p>32.0850000000006</text:p>
              </table:table-cell>
              <table:table-cell office:value-type="float" office:value="25.6680000000002">
                <text:p>25.668000000000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5">
                <text:p>715</text:p>
              </table:table-cell>
              <table:table-cell office:value-type="float" office:value="32.1300000000006">
                <text:p>32.1300000000006</text:p>
              </table:table-cell>
              <table:table-cell office:value-type="float" office:value="25.7040000000002">
                <text:p>25.704000000000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6">
                <text:p>716</text:p>
              </table:table-cell>
              <table:table-cell office:value-type="float" office:value="32.1750000000006">
                <text:p>32.1750000000006</text:p>
              </table:table-cell>
              <table:table-cell office:value-type="float" office:value="25.7400000000002">
                <text:p>25.740000000000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7">
                <text:p>717</text:p>
              </table:table-cell>
              <table:table-cell office:value-type="float" office:value="32.2200000000006">
                <text:p>32.2200000000006</text:p>
              </table:table-cell>
              <table:table-cell office:value-type="float" office:value="25.7760000000002">
                <text:p>25.776000000000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8">
                <text:p>718</text:p>
              </table:table-cell>
              <table:table-cell office:value-type="float" office:value="32.2650000000006">
                <text:p>32.2650000000006</text:p>
              </table:table-cell>
              <table:table-cell office:value-type="float" office:value="25.8120000000002">
                <text:p>25.812000000000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9">
                <text:p>719</text:p>
              </table:table-cell>
              <table:table-cell office:value-type="float" office:value="32.3100000000006">
                <text:p>32.3100000000006</text:p>
              </table:table-cell>
              <table:table-cell office:value-type="float" office:value="25.8480000000002">
                <text:p>25.848000000000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20">
                <text:p>720</text:p>
              </table:table-cell>
              <table:table-cell office:value-type="float" office:value="32.3550000000006">
                <text:p>32.3550000000006</text:p>
              </table:table-cell>
              <table:table-cell office:value-type="float" office:value="25.8840000000002">
                <text:p>25.884000000000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1">
                <text:p>721</text:p>
              </table:table-cell>
              <table:table-cell office:value-type="float" office:value="32.4000000000006">
                <text:p>32.4000000000006</text:p>
              </table:table-cell>
              <table:table-cell office:value-type="float" office:value="25.9200000000002">
                <text:p>25.920000000000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2">
                <text:p>722</text:p>
              </table:table-cell>
              <table:table-cell office:value-type="float" office:value="32.4450000000006">
                <text:p>32.4450000000006</text:p>
              </table:table-cell>
              <table:table-cell office:value-type="float" office:value="25.9560000000002">
                <text:p>25.956000000000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3">
                <text:p>723</text:p>
              </table:table-cell>
              <table:table-cell office:value-type="float" office:value="32.4900000000006">
                <text:p>32.4900000000006</text:p>
              </table:table-cell>
              <table:table-cell office:value-type="float" office:value="25.9920000000002">
                <text:p>25.992000000000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4">
                <text:p>724</text:p>
              </table:table-cell>
              <table:table-cell office:value-type="float" office:value="32.5350000000006">
                <text:p>32.5350000000006</text:p>
              </table:table-cell>
              <table:table-cell office:value-type="float" office:value="26.0280000000002">
                <text:p>26.028000000000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5">
                <text:p>725</text:p>
              </table:table-cell>
              <table:table-cell office:value-type="float" office:value="32.5800000000006">
                <text:p>32.5800000000006</text:p>
              </table:table-cell>
              <table:table-cell office:value-type="float" office:value="26.0640000000002">
                <text:p>26.064000000000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6">
                <text:p>726</text:p>
              </table:table-cell>
              <table:table-cell office:value-type="float" office:value="32.6250000000006">
                <text:p>32.6250000000006</text:p>
              </table:table-cell>
              <table:table-cell office:value-type="float" office:value="26.1000000000003">
                <text:p>26.100000000000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7">
                <text:p>727</text:p>
              </table:table-cell>
              <table:table-cell office:value-type="float" office:value="32.6700000000006">
                <text:p>32.6700000000006</text:p>
              </table:table-cell>
              <table:table-cell office:value-type="float" office:value="26.1360000000003">
                <text:p>26.136000000000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8">
                <text:p>728</text:p>
              </table:table-cell>
              <table:table-cell office:value-type="float" office:value="32.7150000000006">
                <text:p>32.7150000000006</text:p>
              </table:table-cell>
              <table:table-cell office:value-type="float" office:value="26.1720000000003">
                <text:p>26.172000000000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9">
                <text:p>729</text:p>
              </table:table-cell>
              <table:table-cell office:value-type="float" office:value="32.7600000000006">
                <text:p>32.7600000000006</text:p>
              </table:table-cell>
              <table:table-cell office:value-type="float" office:value="26.2080000000003">
                <text:p>26.208000000000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30">
                <text:p>730</text:p>
              </table:table-cell>
              <table:table-cell office:value-type="float" office:value="32.8050000000006">
                <text:p>32.8050000000006</text:p>
              </table:table-cell>
              <table:table-cell office:value-type="float" office:value="26.2440000000003">
                <text:p>26.244000000000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1">
                <text:p>731</text:p>
              </table:table-cell>
              <table:table-cell office:value-type="float" office:value="32.8500000000006">
                <text:p>32.8500000000006</text:p>
              </table:table-cell>
              <table:table-cell office:value-type="float" office:value="26.2800000000003">
                <text:p>26.280000000000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2">
                <text:p>732</text:p>
              </table:table-cell>
              <table:table-cell office:value-type="float" office:value="32.8950000000006">
                <text:p>32.8950000000006</text:p>
              </table:table-cell>
              <table:table-cell office:value-type="float" office:value="26.3160000000003">
                <text:p>26.316000000000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3">
                <text:p>733</text:p>
              </table:table-cell>
              <table:table-cell office:value-type="float" office:value="32.9400000000006">
                <text:p>32.9400000000006</text:p>
              </table:table-cell>
              <table:table-cell office:value-type="float" office:value="26.3520000000003">
                <text:p>26.352000000000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4">
                <text:p>734</text:p>
              </table:table-cell>
              <table:table-cell office:value-type="float" office:value="32.9850000000006">
                <text:p>32.9850000000006</text:p>
              </table:table-cell>
              <table:table-cell office:value-type="float" office:value="26.3880000000003">
                <text:p>26.388000000000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5">
                <text:p>735</text:p>
              </table:table-cell>
              <table:table-cell office:value-type="float" office:value="33.0300000000006">
                <text:p>33.0300000000006</text:p>
              </table:table-cell>
              <table:table-cell office:value-type="float" office:value="26.4240000000003">
                <text:p>26.424000000000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6">
                <text:p>736</text:p>
              </table:table-cell>
              <table:table-cell office:value-type="float" office:value="33.0750000000006">
                <text:p>33.0750000000006</text:p>
              </table:table-cell>
              <table:table-cell office:value-type="float" office:value="26.4600000000003">
                <text:p>26.460000000000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7">
                <text:p>737</text:p>
              </table:table-cell>
              <table:table-cell office:value-type="float" office:value="33.1200000000006">
                <text:p>33.1200000000006</text:p>
              </table:table-cell>
              <table:table-cell office:value-type="float" office:value="26.4960000000003">
                <text:p>26.496000000000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8">
                <text:p>738</text:p>
              </table:table-cell>
              <table:table-cell office:value-type="float" office:value="33.1650000000006">
                <text:p>33.1650000000006</text:p>
              </table:table-cell>
              <table:table-cell office:value-type="float" office:value="26.5320000000003">
                <text:p>26.532000000000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9">
                <text:p>739</text:p>
              </table:table-cell>
              <table:table-cell office:value-type="float" office:value="33.2100000000006">
                <text:p>33.2100000000006</text:p>
              </table:table-cell>
              <table:table-cell office:value-type="float" office:value="26.5680000000003">
                <text:p>26.568000000000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40">
                <text:p>740</text:p>
              </table:table-cell>
              <table:table-cell office:value-type="float" office:value="33.2550000000006">
                <text:p>33.2550000000006</text:p>
              </table:table-cell>
              <table:table-cell office:value-type="float" office:value="26.6040000000003">
                <text:p>26.604000000000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1">
                <text:p>741</text:p>
              </table:table-cell>
              <table:table-cell office:value-type="float" office:value="33.3000000000006">
                <text:p>33.3000000000006</text:p>
              </table:table-cell>
              <table:table-cell office:value-type="float" office:value="26.6400000000003">
                <text:p>26.640000000000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2">
                <text:p>742</text:p>
              </table:table-cell>
              <table:table-cell office:value-type="float" office:value="33.3450000000006">
                <text:p>33.3450000000006</text:p>
              </table:table-cell>
              <table:table-cell office:value-type="float" office:value="26.6760000000003">
                <text:p>26.676000000000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3">
                <text:p>743</text:p>
              </table:table-cell>
              <table:table-cell office:value-type="float" office:value="33.3900000000006">
                <text:p>33.3900000000006</text:p>
              </table:table-cell>
              <table:table-cell office:value-type="float" office:value="26.7120000000003">
                <text:p>26.712000000000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4">
                <text:p>744</text:p>
              </table:table-cell>
              <table:table-cell office:value-type="float" office:value="33.4350000000006">
                <text:p>33.4350000000006</text:p>
              </table:table-cell>
              <table:table-cell office:value-type="float" office:value="26.7480000000003">
                <text:p>26.748000000000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5">
                <text:p>745</text:p>
              </table:table-cell>
              <table:table-cell office:value-type="float" office:value="33.4800000000006">
                <text:p>33.4800000000006</text:p>
              </table:table-cell>
              <table:table-cell office:value-type="float" office:value="26.7840000000003">
                <text:p>26.784000000000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6">
                <text:p>746</text:p>
              </table:table-cell>
              <table:table-cell office:value-type="float" office:value="33.5250000000006">
                <text:p>33.5250000000006</text:p>
              </table:table-cell>
              <table:table-cell office:value-type="float" office:value="26.8200000000003">
                <text:p>26.820000000000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7">
                <text:p>747</text:p>
              </table:table-cell>
              <table:table-cell office:value-type="float" office:value="33.5700000000006">
                <text:p>33.5700000000006</text:p>
              </table:table-cell>
              <table:table-cell office:value-type="float" office:value="26.8560000000003">
                <text:p>26.856000000000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8">
                <text:p>748</text:p>
              </table:table-cell>
              <table:table-cell office:value-type="float" office:value="33.6150000000006">
                <text:p>33.6150000000006</text:p>
              </table:table-cell>
              <table:table-cell office:value-type="float" office:value="26.8920000000003">
                <text:p>26.892000000000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9">
                <text:p>749</text:p>
              </table:table-cell>
              <table:table-cell office:value-type="float" office:value="33.6600000000006">
                <text:p>33.6600000000006</text:p>
              </table:table-cell>
              <table:table-cell office:value-type="float" office:value="26.9280000000003">
                <text:p>26.928000000000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50">
                <text:p>750</text:p>
              </table:table-cell>
              <table:table-cell office:value-type="float" office:value="33.7050000000006">
                <text:p>33.7050000000006</text:p>
              </table:table-cell>
              <table:table-cell office:value-type="float" office:value="26.9640000000003">
                <text:p>26.964000000000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1">
                <text:p>751</text:p>
              </table:table-cell>
              <table:table-cell office:value-type="float" office:value="33.7500000000006">
                <text:p>33.7500000000006</text:p>
              </table:table-cell>
              <table:table-cell office:value-type="float" office:value="27.0000000000003">
                <text:p>27.000000000000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2">
                <text:p>752</text:p>
              </table:table-cell>
              <table:table-cell office:value-type="float" office:value="33.7950000000006">
                <text:p>33.7950000000006</text:p>
              </table:table-cell>
              <table:table-cell office:value-type="float" office:value="27.0360000000003">
                <text:p>27.036000000000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3">
                <text:p>753</text:p>
              </table:table-cell>
              <table:table-cell office:value-type="float" office:value="33.8400000000007">
                <text:p>33.8400000000007</text:p>
              </table:table-cell>
              <table:table-cell office:value-type="float" office:value="27.0720000000003">
                <text:p>27.072000000000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4">
                <text:p>754</text:p>
              </table:table-cell>
              <table:table-cell office:value-type="float" office:value="33.8850000000007">
                <text:p>33.8850000000007</text:p>
              </table:table-cell>
              <table:table-cell office:value-type="float" office:value="27.1080000000003">
                <text:p>27.108000000000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5">
                <text:p>755</text:p>
              </table:table-cell>
              <table:table-cell office:value-type="float" office:value="33.9300000000007">
                <text:p>33.9300000000007</text:p>
              </table:table-cell>
              <table:table-cell office:value-type="float" office:value="27.1440000000003">
                <text:p>27.144000000000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6">
                <text:p>756</text:p>
              </table:table-cell>
              <table:table-cell office:value-type="float" office:value="33.9750000000007">
                <text:p>33.9750000000007</text:p>
              </table:table-cell>
              <table:table-cell office:value-type="float" office:value="27.1800000000003">
                <text:p>27.180000000000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7">
                <text:p>757</text:p>
              </table:table-cell>
              <table:table-cell office:value-type="float" office:value="34.0200000000007">
                <text:p>34.0200000000007</text:p>
              </table:table-cell>
              <table:table-cell office:value-type="float" office:value="27.2160000000003">
                <text:p>27.216000000000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8">
                <text:p>758</text:p>
              </table:table-cell>
              <table:table-cell office:value-type="float" office:value="34.0650000000007">
                <text:p>34.0650000000007</text:p>
              </table:table-cell>
              <table:table-cell office:value-type="float" office:value="27.2520000000003">
                <text:p>27.252000000000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9">
                <text:p>759</text:p>
              </table:table-cell>
              <table:table-cell office:value-type="float" office:value="34.1100000000007">
                <text:p>34.1100000000007</text:p>
              </table:table-cell>
              <table:table-cell office:value-type="float" office:value="27.2880000000003">
                <text:p>27.288000000000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60">
                <text:p>760</text:p>
              </table:table-cell>
              <table:table-cell office:value-type="float" office:value="34.1550000000007">
                <text:p>34.1550000000007</text:p>
              </table:table-cell>
              <table:table-cell office:value-type="float" office:value="27.3240000000003">
                <text:p>27.324000000000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1">
                <text:p>761</text:p>
              </table:table-cell>
              <table:table-cell office:value-type="float" office:value="34.2000000000007">
                <text:p>34.2000000000007</text:p>
              </table:table-cell>
              <table:table-cell office:value-type="float" office:value="27.3600000000003">
                <text:p>27.360000000000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2">
                <text:p>762</text:p>
              </table:table-cell>
              <table:table-cell office:value-type="float" office:value="34.2450000000007">
                <text:p>34.2450000000007</text:p>
              </table:table-cell>
              <table:table-cell office:value-type="float" office:value="27.3960000000003">
                <text:p>27.396000000000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3">
                <text:p>763</text:p>
              </table:table-cell>
              <table:table-cell office:value-type="float" office:value="34.2900000000007">
                <text:p>34.2900000000007</text:p>
              </table:table-cell>
              <table:table-cell office:value-type="float" office:value="27.4320000000003">
                <text:p>27.432000000000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4">
                <text:p>764</text:p>
              </table:table-cell>
              <table:table-cell office:value-type="float" office:value="34.3350000000007">
                <text:p>34.3350000000007</text:p>
              </table:table-cell>
              <table:table-cell office:value-type="float" office:value="27.4680000000003">
                <text:p>27.468000000000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5">
                <text:p>765</text:p>
              </table:table-cell>
              <table:table-cell office:value-type="float" office:value="34.3800000000007">
                <text:p>34.3800000000007</text:p>
              </table:table-cell>
              <table:table-cell office:value-type="float" office:value="27.5040000000003">
                <text:p>27.504000000000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6">
                <text:p>766</text:p>
              </table:table-cell>
              <table:table-cell office:value-type="float" office:value="34.4250000000007">
                <text:p>34.4250000000007</text:p>
              </table:table-cell>
              <table:table-cell office:value-type="float" office:value="27.5400000000003">
                <text:p>27.540000000000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7">
                <text:p>767</text:p>
              </table:table-cell>
              <table:table-cell office:value-type="float" office:value="34.4700000000007">
                <text:p>34.4700000000007</text:p>
              </table:table-cell>
              <table:table-cell office:value-type="float" office:value="27.5760000000003">
                <text:p>27.576000000000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8">
                <text:p>768</text:p>
              </table:table-cell>
              <table:table-cell office:value-type="float" office:value="34.5150000000007">
                <text:p>34.5150000000007</text:p>
              </table:table-cell>
              <table:table-cell office:value-type="float" office:value="27.6120000000003">
                <text:p>27.612000000000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9">
                <text:p>769</text:p>
              </table:table-cell>
              <table:table-cell office:value-type="float" office:value="34.5600000000007">
                <text:p>34.5600000000007</text:p>
              </table:table-cell>
              <table:table-cell office:value-type="float" office:value="27.6480000000003">
                <text:p>27.648000000000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70">
                <text:p>770</text:p>
              </table:table-cell>
              <table:table-cell office:value-type="float" office:value="34.6050000000007">
                <text:p>34.6050000000007</text:p>
              </table:table-cell>
              <table:table-cell office:value-type="float" office:value="27.6840000000003">
                <text:p>27.684000000000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1">
                <text:p>771</text:p>
              </table:table-cell>
              <table:table-cell office:value-type="float" office:value="34.6500000000007">
                <text:p>34.6500000000007</text:p>
              </table:table-cell>
              <table:table-cell office:value-type="float" office:value="27.7200000000003">
                <text:p>27.720000000000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2">
                <text:p>772</text:p>
              </table:table-cell>
              <table:table-cell office:value-type="float" office:value="34.6950000000007">
                <text:p>34.6950000000007</text:p>
              </table:table-cell>
              <table:table-cell office:value-type="float" office:value="27.7560000000003">
                <text:p>27.756000000000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3">
                <text:p>773</text:p>
              </table:table-cell>
              <table:table-cell office:value-type="float" office:value="34.7400000000007">
                <text:p>34.7400000000007</text:p>
              </table:table-cell>
              <table:table-cell office:value-type="float" office:value="27.7920000000003">
                <text:p>27.792000000000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4">
                <text:p>774</text:p>
              </table:table-cell>
              <table:table-cell office:value-type="float" office:value="34.7850000000007">
                <text:p>34.7850000000007</text:p>
              </table:table-cell>
              <table:table-cell office:value-type="float" office:value="27.8280000000003">
                <text:p>27.828000000000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5">
                <text:p>775</text:p>
              </table:table-cell>
              <table:table-cell office:value-type="float" office:value="34.8300000000007">
                <text:p>34.8300000000007</text:p>
              </table:table-cell>
              <table:table-cell office:value-type="float" office:value="27.8640000000003">
                <text:p>27.864000000000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6">
                <text:p>776</text:p>
              </table:table-cell>
              <table:table-cell office:value-type="float" office:value="34.8750000000007">
                <text:p>34.8750000000007</text:p>
              </table:table-cell>
              <table:table-cell office:value-type="float" office:value="27.9000000000003">
                <text:p>27.900000000000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7">
                <text:p>777</text:p>
              </table:table-cell>
              <table:table-cell office:value-type="float" office:value="34.9200000000007">
                <text:p>34.9200000000007</text:p>
              </table:table-cell>
              <table:table-cell office:value-type="float" office:value="27.9360000000003">
                <text:p>27.936000000000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8">
                <text:p>778</text:p>
              </table:table-cell>
              <table:table-cell office:value-type="float" office:value="34.9650000000007">
                <text:p>34.9650000000007</text:p>
              </table:table-cell>
              <table:table-cell office:value-type="float" office:value="27.9720000000003">
                <text:p>27.972000000000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9">
                <text:p>779</text:p>
              </table:table-cell>
              <table:table-cell office:value-type="float" office:value="35.0100000000007">
                <text:p>35.0100000000007</text:p>
              </table:table-cell>
              <table:table-cell office:value-type="float" office:value="28.0080000000003">
                <text:p>28.008000000000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80">
                <text:p>780</text:p>
              </table:table-cell>
              <table:table-cell office:value-type="float" office:value="35.0550000000007">
                <text:p>35.0550000000007</text:p>
              </table:table-cell>
              <table:table-cell office:value-type="float" office:value="28.0440000000003">
                <text:p>28.044000000000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1">
                <text:p>781</text:p>
              </table:table-cell>
              <table:table-cell office:value-type="float" office:value="35.1000000000007">
                <text:p>35.1000000000007</text:p>
              </table:table-cell>
              <table:table-cell office:value-type="float" office:value="28.0800000000003">
                <text:p>28.080000000000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2">
                <text:p>782</text:p>
              </table:table-cell>
              <table:table-cell office:value-type="float" office:value="35.1450000000007">
                <text:p>35.1450000000007</text:p>
              </table:table-cell>
              <table:table-cell office:value-type="float" office:value="28.1160000000003">
                <text:p>28.116000000000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3">
                <text:p>783</text:p>
              </table:table-cell>
              <table:table-cell office:value-type="float" office:value="35.1900000000007">
                <text:p>35.1900000000007</text:p>
              </table:table-cell>
              <table:table-cell office:value-type="float" office:value="28.1520000000003">
                <text:p>28.152000000000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4">
                <text:p>784</text:p>
              </table:table-cell>
              <table:table-cell office:value-type="float" office:value="35.2350000000007">
                <text:p>35.2350000000007</text:p>
              </table:table-cell>
              <table:table-cell office:value-type="float" office:value="28.1880000000003">
                <text:p>28.188000000000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5">
                <text:p>785</text:p>
              </table:table-cell>
              <table:table-cell office:value-type="float" office:value="35.2800000000007">
                <text:p>35.2800000000007</text:p>
              </table:table-cell>
              <table:table-cell office:value-type="float" office:value="28.2240000000003">
                <text:p>28.224000000000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6">
                <text:p>786</text:p>
              </table:table-cell>
              <table:table-cell office:value-type="float" office:value="35.3250000000007">
                <text:p>35.3250000000007</text:p>
              </table:table-cell>
              <table:table-cell office:value-type="float" office:value="28.2600000000003">
                <text:p>28.260000000000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7">
                <text:p>787</text:p>
              </table:table-cell>
              <table:table-cell office:value-type="float" office:value="35.3700000000007">
                <text:p>35.3700000000007</text:p>
              </table:table-cell>
              <table:table-cell office:value-type="float" office:value="28.2960000000003">
                <text:p>28.296000000000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8">
                <text:p>788</text:p>
              </table:table-cell>
              <table:table-cell office:value-type="float" office:value="35.4150000000007">
                <text:p>35.4150000000007</text:p>
              </table:table-cell>
              <table:table-cell office:value-type="float" office:value="28.3320000000003">
                <text:p>28.332000000000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9">
                <text:p>789</text:p>
              </table:table-cell>
              <table:table-cell office:value-type="float" office:value="35.4600000000007">
                <text:p>35.4600000000007</text:p>
              </table:table-cell>
              <table:table-cell office:value-type="float" office:value="28.3680000000003">
                <text:p>28.368000000000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90">
                <text:p>790</text:p>
              </table:table-cell>
              <table:table-cell office:value-type="float" office:value="35.5050000000007">
                <text:p>35.5050000000007</text:p>
              </table:table-cell>
              <table:table-cell office:value-type="float" office:value="28.4040000000003">
                <text:p>28.404000000000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1">
                <text:p>791</text:p>
              </table:table-cell>
              <table:table-cell office:value-type="float" office:value="35.5500000000007">
                <text:p>35.5500000000007</text:p>
              </table:table-cell>
              <table:table-cell office:value-type="float" office:value="28.4400000000003">
                <text:p>28.440000000000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2">
                <text:p>792</text:p>
              </table:table-cell>
              <table:table-cell office:value-type="float" office:value="35.5950000000007">
                <text:p>35.5950000000007</text:p>
              </table:table-cell>
              <table:table-cell office:value-type="float" office:value="28.4760000000003">
                <text:p>28.476000000000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3">
                <text:p>793</text:p>
              </table:table-cell>
              <table:table-cell office:value-type="float" office:value="35.6400000000007">
                <text:p>35.6400000000007</text:p>
              </table:table-cell>
              <table:table-cell office:value-type="float" office:value="28.5120000000003">
                <text:p>28.512000000000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4">
                <text:p>794</text:p>
              </table:table-cell>
              <table:table-cell office:value-type="float" office:value="35.6850000000007">
                <text:p>35.6850000000007</text:p>
              </table:table-cell>
              <table:table-cell office:value-type="float" office:value="28.5480000000003">
                <text:p>28.548000000000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5">
                <text:p>795</text:p>
              </table:table-cell>
              <table:table-cell office:value-type="float" office:value="35.7300000000007">
                <text:p>35.7300000000007</text:p>
              </table:table-cell>
              <table:table-cell office:value-type="float" office:value="28.5840000000003">
                <text:p>28.584000000000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6">
                <text:p>796</text:p>
              </table:table-cell>
              <table:table-cell office:value-type="float" office:value="35.7750000000007">
                <text:p>35.7750000000007</text:p>
              </table:table-cell>
              <table:table-cell office:value-type="float" office:value="28.6200000000003">
                <text:p>28.620000000000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7">
                <text:p>797</text:p>
              </table:table-cell>
              <table:table-cell office:value-type="float" office:value="35.8200000000007">
                <text:p>35.8200000000007</text:p>
              </table:table-cell>
              <table:table-cell office:value-type="float" office:value="28.6560000000003">
                <text:p>28.656000000000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8">
                <text:p>798</text:p>
              </table:table-cell>
              <table:table-cell office:value-type="float" office:value="35.8650000000007">
                <text:p>35.8650000000007</text:p>
              </table:table-cell>
              <table:table-cell office:value-type="float" office:value="28.6920000000003">
                <text:p>28.692000000000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9">
                <text:p>799</text:p>
              </table:table-cell>
              <table:table-cell office:value-type="float" office:value="35.9100000000007">
                <text:p>35.9100000000007</text:p>
              </table:table-cell>
              <table:table-cell office:value-type="float" office:value="28.7280000000003">
                <text:p>28.728000000000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800">
                <text:p>800</text:p>
              </table:table-cell>
              <table:table-cell office:value-type="float" office:value="35.9550000000007">
                <text:p>35.9550000000007</text:p>
              </table:table-cell>
              <table:table-cell office:value-type="float" office:value="28.7640000000003">
                <text:p>28.764000000000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1">
                <text:p>801</text:p>
              </table:table-cell>
              <table:table-cell office:value-type="float" office:value="36.0000000000007">
                <text:p>36.0000000000007</text:p>
              </table:table-cell>
              <table:table-cell office:value-type="float" office:value="28.8000000000004">
                <text:p>28.800000000000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2">
                <text:p>802</text:p>
              </table:table-cell>
              <table:table-cell office:value-type="float" office:value="36.0450000000007">
                <text:p>36.0450000000007</text:p>
              </table:table-cell>
              <table:table-cell office:value-type="float" office:value="28.8360000000004">
                <text:p>28.836000000000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3">
                <text:p>803</text:p>
              </table:table-cell>
              <table:table-cell office:value-type="float" office:value="36.0900000000007">
                <text:p>36.0900000000007</text:p>
              </table:table-cell>
              <table:table-cell office:value-type="float" office:value="28.8720000000004">
                <text:p>28.872000000000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4">
                <text:p>804</text:p>
              </table:table-cell>
              <table:table-cell office:value-type="float" office:value="36.1350000000007">
                <text:p>36.1350000000007</text:p>
              </table:table-cell>
              <table:table-cell office:value-type="float" office:value="28.9080000000004">
                <text:p>28.908000000000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5">
                <text:p>805</text:p>
              </table:table-cell>
              <table:table-cell office:value-type="float" office:value="36.1800000000007">
                <text:p>36.1800000000007</text:p>
              </table:table-cell>
              <table:table-cell office:value-type="float" office:value="28.9440000000004">
                <text:p>28.944000000000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6">
                <text:p>806</text:p>
              </table:table-cell>
              <table:table-cell office:value-type="float" office:value="36.2250000000007">
                <text:p>36.2250000000007</text:p>
              </table:table-cell>
              <table:table-cell office:value-type="float" office:value="28.9800000000004">
                <text:p>28.980000000000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7">
                <text:p>807</text:p>
              </table:table-cell>
              <table:table-cell office:value-type="float" office:value="36.2700000000007">
                <text:p>36.2700000000007</text:p>
              </table:table-cell>
              <table:table-cell office:value-type="float" office:value="29.0160000000004">
                <text:p>29.016000000000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8">
                <text:p>808</text:p>
              </table:table-cell>
              <table:table-cell office:value-type="float" office:value="36.3150000000007">
                <text:p>36.3150000000007</text:p>
              </table:table-cell>
              <table:table-cell office:value-type="float" office:value="29.0520000000004">
                <text:p>29.052000000000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9">
                <text:p>809</text:p>
              </table:table-cell>
              <table:table-cell office:value-type="float" office:value="36.3600000000007">
                <text:p>36.3600000000007</text:p>
              </table:table-cell>
              <table:table-cell office:value-type="float" office:value="29.0880000000004">
                <text:p>29.088000000000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10">
                <text:p>810</text:p>
              </table:table-cell>
              <table:table-cell office:value-type="float" office:value="36.4050000000007">
                <text:p>36.4050000000007</text:p>
              </table:table-cell>
              <table:table-cell office:value-type="float" office:value="29.1240000000004">
                <text:p>29.124000000000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1">
                <text:p>811</text:p>
              </table:table-cell>
              <table:table-cell office:value-type="float" office:value="36.4500000000007">
                <text:p>36.4500000000007</text:p>
              </table:table-cell>
              <table:table-cell office:value-type="float" office:value="29.1600000000004">
                <text:p>29.160000000000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2">
                <text:p>812</text:p>
              </table:table-cell>
              <table:table-cell office:value-type="float" office:value="36.4950000000008">
                <text:p>36.4950000000008</text:p>
              </table:table-cell>
              <table:table-cell office:value-type="float" office:value="29.1960000000004">
                <text:p>29.196000000000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3">
                <text:p>813</text:p>
              </table:table-cell>
              <table:table-cell office:value-type="float" office:value="36.5400000000008">
                <text:p>36.5400000000008</text:p>
              </table:table-cell>
              <table:table-cell office:value-type="float" office:value="29.2320000000004">
                <text:p>29.232000000000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4">
                <text:p>814</text:p>
              </table:table-cell>
              <table:table-cell office:value-type="float" office:value="36.5850000000008">
                <text:p>36.5850000000008</text:p>
              </table:table-cell>
              <table:table-cell office:value-type="float" office:value="29.2680000000004">
                <text:p>29.268000000000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5">
                <text:p>815</text:p>
              </table:table-cell>
              <table:table-cell office:value-type="float" office:value="36.6300000000008">
                <text:p>36.6300000000008</text:p>
              </table:table-cell>
              <table:table-cell office:value-type="float" office:value="29.3040000000004">
                <text:p>29.304000000000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6">
                <text:p>816</text:p>
              </table:table-cell>
              <table:table-cell office:value-type="float" office:value="36.6750000000008">
                <text:p>36.6750000000008</text:p>
              </table:table-cell>
              <table:table-cell office:value-type="float" office:value="29.3400000000004">
                <text:p>29.340000000000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7">
                <text:p>817</text:p>
              </table:table-cell>
              <table:table-cell office:value-type="float" office:value="36.7200000000008">
                <text:p>36.7200000000008</text:p>
              </table:table-cell>
              <table:table-cell office:value-type="float" office:value="29.3760000000004">
                <text:p>29.376000000000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8">
                <text:p>818</text:p>
              </table:table-cell>
              <table:table-cell office:value-type="float" office:value="36.7650000000008">
                <text:p>36.7650000000008</text:p>
              </table:table-cell>
              <table:table-cell office:value-type="float" office:value="29.4120000000004">
                <text:p>29.412000000000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9">
                <text:p>819</text:p>
              </table:table-cell>
              <table:table-cell office:value-type="float" office:value="36.8100000000008">
                <text:p>36.8100000000008</text:p>
              </table:table-cell>
              <table:table-cell office:value-type="float" office:value="29.4480000000004">
                <text:p>29.448000000000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20">
                <text:p>820</text:p>
              </table:table-cell>
              <table:table-cell office:value-type="float" office:value="36.8550000000008">
                <text:p>36.8550000000008</text:p>
              </table:table-cell>
              <table:table-cell office:value-type="float" office:value="29.4840000000004">
                <text:p>29.484000000000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1">
                <text:p>821</text:p>
              </table:table-cell>
              <table:table-cell office:value-type="float" office:value="36.9000000000008">
                <text:p>36.9000000000008</text:p>
              </table:table-cell>
              <table:table-cell office:value-type="float" office:value="29.5200000000004">
                <text:p>29.520000000000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2">
                <text:p>822</text:p>
              </table:table-cell>
              <table:table-cell office:value-type="float" office:value="36.9450000000008">
                <text:p>36.9450000000008</text:p>
              </table:table-cell>
              <table:table-cell office:value-type="float" office:value="29.5560000000004">
                <text:p>29.556000000000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3">
                <text:p>823</text:p>
              </table:table-cell>
              <table:table-cell office:value-type="float" office:value="36.9900000000008">
                <text:p>36.9900000000008</text:p>
              </table:table-cell>
              <table:table-cell office:value-type="float" office:value="29.5920000000004">
                <text:p>29.592000000000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4">
                <text:p>824</text:p>
              </table:table-cell>
              <table:table-cell office:value-type="float" office:value="37.0350000000008">
                <text:p>37.0350000000008</text:p>
              </table:table-cell>
              <table:table-cell office:value-type="float" office:value="29.6280000000004">
                <text:p>29.628000000000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5">
                <text:p>825</text:p>
              </table:table-cell>
              <table:table-cell office:value-type="float" office:value="37.0800000000008">
                <text:p>37.0800000000008</text:p>
              </table:table-cell>
              <table:table-cell office:value-type="float" office:value="29.6640000000004">
                <text:p>29.664000000000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6">
                <text:p>826</text:p>
              </table:table-cell>
              <table:table-cell office:value-type="float" office:value="37.1250000000008">
                <text:p>37.1250000000008</text:p>
              </table:table-cell>
              <table:table-cell office:value-type="float" office:value="29.7000000000004">
                <text:p>29.700000000000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7">
                <text:p>827</text:p>
              </table:table-cell>
              <table:table-cell office:value-type="float" office:value="37.1700000000008">
                <text:p>37.1700000000008</text:p>
              </table:table-cell>
              <table:table-cell office:value-type="float" office:value="29.7360000000004">
                <text:p>29.736000000000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8">
                <text:p>828</text:p>
              </table:table-cell>
              <table:table-cell office:value-type="float" office:value="37.2150000000008">
                <text:p>37.2150000000008</text:p>
              </table:table-cell>
              <table:table-cell office:value-type="float" office:value="29.7720000000004">
                <text:p>29.772000000000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9">
                <text:p>829</text:p>
              </table:table-cell>
              <table:table-cell office:value-type="float" office:value="37.2600000000008">
                <text:p>37.2600000000008</text:p>
              </table:table-cell>
              <table:table-cell office:value-type="float" office:value="29.8080000000004">
                <text:p>29.808000000000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30">
                <text:p>830</text:p>
              </table:table-cell>
              <table:table-cell office:value-type="float" office:value="37.3050000000008">
                <text:p>37.3050000000008</text:p>
              </table:table-cell>
              <table:table-cell office:value-type="float" office:value="29.8440000000004">
                <text:p>29.844000000000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1">
                <text:p>831</text:p>
              </table:table-cell>
              <table:table-cell office:value-type="float" office:value="37.3500000000008">
                <text:p>37.3500000000008</text:p>
              </table:table-cell>
              <table:table-cell office:value-type="float" office:value="29.8800000000004">
                <text:p>29.880000000000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2">
                <text:p>832</text:p>
              </table:table-cell>
              <table:table-cell office:value-type="float" office:value="37.3950000000008">
                <text:p>37.3950000000008</text:p>
              </table:table-cell>
              <table:table-cell office:value-type="float" office:value="29.9160000000004">
                <text:p>29.916000000000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3">
                <text:p>833</text:p>
              </table:table-cell>
              <table:table-cell office:value-type="float" office:value="37.4400000000008">
                <text:p>37.4400000000008</text:p>
              </table:table-cell>
              <table:table-cell office:value-type="float" office:value="29.9520000000004">
                <text:p>29.952000000000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4">
                <text:p>834</text:p>
              </table:table-cell>
              <table:table-cell office:value-type="float" office:value="37.4850000000008">
                <text:p>37.4850000000008</text:p>
              </table:table-cell>
              <table:table-cell office:value-type="float" office:value="29.9880000000004">
                <text:p>29.988000000000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5">
                <text:p>835</text:p>
              </table:table-cell>
              <table:table-cell office:value-type="float" office:value="37.5300000000008">
                <text:p>37.5300000000008</text:p>
              </table:table-cell>
              <table:table-cell office:value-type="float" office:value="30.0240000000004">
                <text:p>30.024000000000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6">
                <text:p>836</text:p>
              </table:table-cell>
              <table:table-cell office:value-type="float" office:value="37.5750000000008">
                <text:p>37.5750000000008</text:p>
              </table:table-cell>
              <table:table-cell office:value-type="float" office:value="30.0600000000004">
                <text:p>30.060000000000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7">
                <text:p>837</text:p>
              </table:table-cell>
              <table:table-cell office:value-type="float" office:value="37.6200000000008">
                <text:p>37.6200000000008</text:p>
              </table:table-cell>
              <table:table-cell office:value-type="float" office:value="30.0960000000004">
                <text:p>30.096000000000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8">
                <text:p>838</text:p>
              </table:table-cell>
              <table:table-cell office:value-type="float" office:value="37.6650000000008">
                <text:p>37.6650000000008</text:p>
              </table:table-cell>
              <table:table-cell office:value-type="float" office:value="30.1320000000004">
                <text:p>30.132000000000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9">
                <text:p>839</text:p>
              </table:table-cell>
              <table:table-cell office:value-type="float" office:value="37.7100000000008">
                <text:p>37.7100000000008</text:p>
              </table:table-cell>
              <table:table-cell office:value-type="float" office:value="30.1680000000004">
                <text:p>30.168000000000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40">
                <text:p>840</text:p>
              </table:table-cell>
              <table:table-cell office:value-type="float" office:value="37.7550000000008">
                <text:p>37.7550000000008</text:p>
              </table:table-cell>
              <table:table-cell office:value-type="float" office:value="30.2040000000004">
                <text:p>30.204000000000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1">
                <text:p>841</text:p>
              </table:table-cell>
              <table:table-cell office:value-type="float" office:value="37.8000000000008">
                <text:p>37.8000000000008</text:p>
              </table:table-cell>
              <table:table-cell office:value-type="float" office:value="30.2400000000004">
                <text:p>30.240000000000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2">
                <text:p>842</text:p>
              </table:table-cell>
              <table:table-cell office:value-type="float" office:value="37.8450000000008">
                <text:p>37.8450000000008</text:p>
              </table:table-cell>
              <table:table-cell office:value-type="float" office:value="30.2760000000004">
                <text:p>30.276000000000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3">
                <text:p>843</text:p>
              </table:table-cell>
              <table:table-cell office:value-type="float" office:value="37.8900000000008">
                <text:p>37.8900000000008</text:p>
              </table:table-cell>
              <table:table-cell office:value-type="float" office:value="30.3120000000004">
                <text:p>30.312000000000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4">
                <text:p>844</text:p>
              </table:table-cell>
              <table:table-cell office:value-type="float" office:value="37.9350000000008">
                <text:p>37.9350000000008</text:p>
              </table:table-cell>
              <table:table-cell office:value-type="float" office:value="30.3480000000004">
                <text:p>30.348000000000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5">
                <text:p>845</text:p>
              </table:table-cell>
              <table:table-cell office:value-type="float" office:value="37.9800000000008">
                <text:p>37.9800000000008</text:p>
              </table:table-cell>
              <table:table-cell office:value-type="float" office:value="30.3840000000004">
                <text:p>30.384000000000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6">
                <text:p>846</text:p>
              </table:table-cell>
              <table:table-cell office:value-type="float" office:value="38.0250000000008">
                <text:p>38.0250000000008</text:p>
              </table:table-cell>
              <table:table-cell office:value-type="float" office:value="30.4200000000004">
                <text:p>30.420000000000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7">
                <text:p>847</text:p>
              </table:table-cell>
              <table:table-cell office:value-type="float" office:value="38.0700000000008">
                <text:p>38.0700000000008</text:p>
              </table:table-cell>
              <table:table-cell office:value-type="float" office:value="30.4560000000004">
                <text:p>30.456000000000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8">
                <text:p>848</text:p>
              </table:table-cell>
              <table:table-cell office:value-type="float" office:value="38.1150000000008">
                <text:p>38.1150000000008</text:p>
              </table:table-cell>
              <table:table-cell office:value-type="float" office:value="30.4920000000004">
                <text:p>30.492000000000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9">
                <text:p>849</text:p>
              </table:table-cell>
              <table:table-cell office:value-type="float" office:value="38.1600000000008">
                <text:p>38.1600000000008</text:p>
              </table:table-cell>
              <table:table-cell office:value-type="float" office:value="30.5280000000004">
                <text:p>30.528000000000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50">
                <text:p>850</text:p>
              </table:table-cell>
              <table:table-cell office:value-type="float" office:value="38.2050000000008">
                <text:p>38.2050000000008</text:p>
              </table:table-cell>
              <table:table-cell office:value-type="float" office:value="30.5640000000004">
                <text:p>30.564000000000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1">
                <text:p>851</text:p>
              </table:table-cell>
              <table:table-cell office:value-type="float" office:value="38.2500000000008">
                <text:p>38.2500000000008</text:p>
              </table:table-cell>
              <table:table-cell office:value-type="float" office:value="30.6000000000004">
                <text:p>30.600000000000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2">
                <text:p>852</text:p>
              </table:table-cell>
              <table:table-cell office:value-type="float" office:value="38.2950000000008">
                <text:p>38.2950000000008</text:p>
              </table:table-cell>
              <table:table-cell office:value-type="float" office:value="30.6360000000004">
                <text:p>30.636000000000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3">
                <text:p>853</text:p>
              </table:table-cell>
              <table:table-cell office:value-type="float" office:value="38.3400000000008">
                <text:p>38.3400000000008</text:p>
              </table:table-cell>
              <table:table-cell office:value-type="float" office:value="30.6720000000004">
                <text:p>30.672000000000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4">
                <text:p>854</text:p>
              </table:table-cell>
              <table:table-cell office:value-type="float" office:value="38.3850000000008">
                <text:p>38.3850000000008</text:p>
              </table:table-cell>
              <table:table-cell office:value-type="float" office:value="30.7080000000004">
                <text:p>30.708000000000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5">
                <text:p>855</text:p>
              </table:table-cell>
              <table:table-cell office:value-type="float" office:value="38.4300000000008">
                <text:p>38.4300000000008</text:p>
              </table:table-cell>
              <table:table-cell office:value-type="float" office:value="30.7440000000004">
                <text:p>30.744000000000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6">
                <text:p>856</text:p>
              </table:table-cell>
              <table:table-cell office:value-type="float" office:value="38.4750000000008">
                <text:p>38.4750000000008</text:p>
              </table:table-cell>
              <table:table-cell office:value-type="float" office:value="30.7800000000004">
                <text:p>30.780000000000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7">
                <text:p>857</text:p>
              </table:table-cell>
              <table:table-cell office:value-type="float" office:value="38.5200000000008">
                <text:p>38.5200000000008</text:p>
              </table:table-cell>
              <table:table-cell office:value-type="float" office:value="30.8160000000004">
                <text:p>30.816000000000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8">
                <text:p>858</text:p>
              </table:table-cell>
              <table:table-cell office:value-type="float" office:value="38.5650000000008">
                <text:p>38.5650000000008</text:p>
              </table:table-cell>
              <table:table-cell office:value-type="float" office:value="30.8520000000004">
                <text:p>30.852000000000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9">
                <text:p>859</text:p>
              </table:table-cell>
              <table:table-cell office:value-type="float" office:value="38.6100000000008">
                <text:p>38.6100000000008</text:p>
              </table:table-cell>
              <table:table-cell office:value-type="float" office:value="30.8880000000004">
                <text:p>30.888000000000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60">
                <text:p>860</text:p>
              </table:table-cell>
              <table:table-cell office:value-type="float" office:value="38.6550000000008">
                <text:p>38.6550000000008</text:p>
              </table:table-cell>
              <table:table-cell office:value-type="float" office:value="30.9240000000004">
                <text:p>30.924000000000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1">
                <text:p>861</text:p>
              </table:table-cell>
              <table:table-cell office:value-type="float" office:value="38.7000000000008">
                <text:p>38.7000000000008</text:p>
              </table:table-cell>
              <table:table-cell office:value-type="float" office:value="30.9600000000004">
                <text:p>30.960000000000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2">
                <text:p>862</text:p>
              </table:table-cell>
              <table:table-cell office:value-type="float" office:value="38.7450000000008">
                <text:p>38.7450000000008</text:p>
              </table:table-cell>
              <table:table-cell office:value-type="float" office:value="30.9960000000004">
                <text:p>30.996000000000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3">
                <text:p>863</text:p>
              </table:table-cell>
              <table:table-cell office:value-type="float" office:value="38.7900000000008">
                <text:p>38.7900000000008</text:p>
              </table:table-cell>
              <table:table-cell office:value-type="float" office:value="31.0320000000004">
                <text:p>31.032000000000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4">
                <text:p>864</text:p>
              </table:table-cell>
              <table:table-cell office:value-type="float" office:value="38.8350000000008">
                <text:p>38.8350000000008</text:p>
              </table:table-cell>
              <table:table-cell office:value-type="float" office:value="31.0680000000004">
                <text:p>31.068000000000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5">
                <text:p>865</text:p>
              </table:table-cell>
              <table:table-cell office:value-type="float" office:value="38.8800000000008">
                <text:p>38.8800000000008</text:p>
              </table:table-cell>
              <table:table-cell office:value-type="float" office:value="31.1040000000004">
                <text:p>31.104000000000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6">
                <text:p>866</text:p>
              </table:table-cell>
              <table:table-cell office:value-type="float" office:value="38.9250000000008">
                <text:p>38.9250000000008</text:p>
              </table:table-cell>
              <table:table-cell office:value-type="float" office:value="31.1400000000004">
                <text:p>31.140000000000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7">
                <text:p>867</text:p>
              </table:table-cell>
              <table:table-cell office:value-type="float" office:value="38.9700000000008">
                <text:p>38.9700000000008</text:p>
              </table:table-cell>
              <table:table-cell office:value-type="float" office:value="31.1760000000004">
                <text:p>31.176000000000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8">
                <text:p>868</text:p>
              </table:table-cell>
              <table:table-cell office:value-type="float" office:value="39.0150000000008">
                <text:p>39.0150000000008</text:p>
              </table:table-cell>
              <table:table-cell office:value-type="float" office:value="31.2120000000004">
                <text:p>31.212000000000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9">
                <text:p>869</text:p>
              </table:table-cell>
              <table:table-cell office:value-type="float" office:value="39.0600000000008">
                <text:p>39.0600000000008</text:p>
              </table:table-cell>
              <table:table-cell office:value-type="float" office:value="31.2480000000004">
                <text:p>31.248000000000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70">
                <text:p>870</text:p>
              </table:table-cell>
              <table:table-cell office:value-type="float" office:value="39.1050000000008">
                <text:p>39.1050000000008</text:p>
              </table:table-cell>
              <table:table-cell office:value-type="float" office:value="31.2840000000004">
                <text:p>31.284000000000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1">
                <text:p>871</text:p>
              </table:table-cell>
              <table:table-cell office:value-type="float" office:value="39.1500000000009">
                <text:p>39.1500000000009</text:p>
              </table:table-cell>
              <table:table-cell office:value-type="float" office:value="31.3200000000004">
                <text:p>31.320000000000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2">
                <text:p>872</text:p>
              </table:table-cell>
              <table:table-cell office:value-type="float" office:value="39.1950000000009">
                <text:p>39.1950000000009</text:p>
              </table:table-cell>
              <table:table-cell office:value-type="float" office:value="31.3560000000004">
                <text:p>31.356000000000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3">
                <text:p>873</text:p>
              </table:table-cell>
              <table:table-cell office:value-type="float" office:value="39.2400000000009">
                <text:p>39.2400000000009</text:p>
              </table:table-cell>
              <table:table-cell office:value-type="float" office:value="31.3920000000004">
                <text:p>31.392000000000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4">
                <text:p>874</text:p>
              </table:table-cell>
              <table:table-cell office:value-type="float" office:value="39.2850000000009">
                <text:p>39.2850000000009</text:p>
              </table:table-cell>
              <table:table-cell office:value-type="float" office:value="31.4280000000004">
                <text:p>31.428000000000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5">
                <text:p>875</text:p>
              </table:table-cell>
              <table:table-cell office:value-type="float" office:value="39.3300000000009">
                <text:p>39.3300000000009</text:p>
              </table:table-cell>
              <table:table-cell office:value-type="float" office:value="31.4640000000005">
                <text:p>31.464000000000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6">
                <text:p>876</text:p>
              </table:table-cell>
              <table:table-cell office:value-type="float" office:value="39.3750000000009">
                <text:p>39.3750000000009</text:p>
              </table:table-cell>
              <table:table-cell office:value-type="float" office:value="31.5000000000005">
                <text:p>31.500000000000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7">
                <text:p>877</text:p>
              </table:table-cell>
              <table:table-cell office:value-type="float" office:value="39.4200000000009">
                <text:p>39.4200000000009</text:p>
              </table:table-cell>
              <table:table-cell office:value-type="float" office:value="31.5360000000005">
                <text:p>31.536000000000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8">
                <text:p>878</text:p>
              </table:table-cell>
              <table:table-cell office:value-type="float" office:value="39.4650000000009">
                <text:p>39.4650000000009</text:p>
              </table:table-cell>
              <table:table-cell office:value-type="float" office:value="31.5720000000005">
                <text:p>31.572000000000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9">
                <text:p>879</text:p>
              </table:table-cell>
              <table:table-cell office:value-type="float" office:value="39.5100000000009">
                <text:p>39.5100000000009</text:p>
              </table:table-cell>
              <table:table-cell office:value-type="float" office:value="31.6080000000005">
                <text:p>31.608000000000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80">
                <text:p>880</text:p>
              </table:table-cell>
              <table:table-cell office:value-type="float" office:value="39.5550000000009">
                <text:p>39.5550000000009</text:p>
              </table:table-cell>
              <table:table-cell office:value-type="float" office:value="31.6440000000005">
                <text:p>31.644000000000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1">
                <text:p>881</text:p>
              </table:table-cell>
              <table:table-cell office:value-type="float" office:value="39.6000000000009">
                <text:p>39.6000000000009</text:p>
              </table:table-cell>
              <table:table-cell office:value-type="float" office:value="31.6800000000005">
                <text:p>31.680000000000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2">
                <text:p>882</text:p>
              </table:table-cell>
              <table:table-cell office:value-type="float" office:value="39.6450000000009">
                <text:p>39.6450000000009</text:p>
              </table:table-cell>
              <table:table-cell office:value-type="float" office:value="31.7160000000005">
                <text:p>31.716000000000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3">
                <text:p>883</text:p>
              </table:table-cell>
              <table:table-cell office:value-type="float" office:value="39.6900000000009">
                <text:p>39.6900000000009</text:p>
              </table:table-cell>
              <table:table-cell office:value-type="float" office:value="31.7520000000005">
                <text:p>31.752000000000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4">
                <text:p>884</text:p>
              </table:table-cell>
              <table:table-cell office:value-type="float" office:value="39.7350000000009">
                <text:p>39.7350000000009</text:p>
              </table:table-cell>
              <table:table-cell office:value-type="float" office:value="31.7880000000005">
                <text:p>31.788000000000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5">
                <text:p>885</text:p>
              </table:table-cell>
              <table:table-cell office:value-type="float" office:value="39.7800000000009">
                <text:p>39.7800000000009</text:p>
              </table:table-cell>
              <table:table-cell office:value-type="float" office:value="31.8240000000005">
                <text:p>31.824000000000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6">
                <text:p>886</text:p>
              </table:table-cell>
              <table:table-cell office:value-type="float" office:value="39.8250000000009">
                <text:p>39.8250000000009</text:p>
              </table:table-cell>
              <table:table-cell office:value-type="float" office:value="31.8600000000005">
                <text:p>31.860000000000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7">
                <text:p>887</text:p>
              </table:table-cell>
              <table:table-cell office:value-type="float" office:value="39.8700000000009">
                <text:p>39.8700000000009</text:p>
              </table:table-cell>
              <table:table-cell office:value-type="float" office:value="31.8960000000005">
                <text:p>31.896000000000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8">
                <text:p>888</text:p>
              </table:table-cell>
              <table:table-cell office:value-type="float" office:value="39.9150000000009">
                <text:p>39.9150000000009</text:p>
              </table:table-cell>
              <table:table-cell office:value-type="float" office:value="31.9320000000005">
                <text:p>31.932000000000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9">
                <text:p>889</text:p>
              </table:table-cell>
              <table:table-cell office:value-type="float" office:value="39.9600000000009">
                <text:p>39.9600000000009</text:p>
              </table:table-cell>
              <table:table-cell office:value-type="float" office:value="31.9680000000005">
                <text:p>31.968000000000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90">
                <text:p>890</text:p>
              </table:table-cell>
              <table:table-cell office:value-type="float" office:value="40.0050000000009">
                <text:p>40.0050000000009</text:p>
              </table:table-cell>
              <table:table-cell office:value-type="float" office:value="32.0040000000005">
                <text:p>32.004000000000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1">
                <text:p>891</text:p>
              </table:table-cell>
              <table:table-cell office:value-type="float" office:value="40.0500000000009">
                <text:p>40.0500000000009</text:p>
              </table:table-cell>
              <table:table-cell office:value-type="float" office:value="32.0400000000005">
                <text:p>32.040000000000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2">
                <text:p>892</text:p>
              </table:table-cell>
              <table:table-cell office:value-type="float" office:value="40.0950000000009">
                <text:p>40.0950000000009</text:p>
              </table:table-cell>
              <table:table-cell office:value-type="float" office:value="32.0760000000005">
                <text:p>32.076000000000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3">
                <text:p>893</text:p>
              </table:table-cell>
              <table:table-cell office:value-type="float" office:value="40.1400000000009">
                <text:p>40.1400000000009</text:p>
              </table:table-cell>
              <table:table-cell office:value-type="float" office:value="32.1120000000005">
                <text:p>32.112000000000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4">
                <text:p>894</text:p>
              </table:table-cell>
              <table:table-cell office:value-type="float" office:value="40.1850000000009">
                <text:p>40.1850000000009</text:p>
              </table:table-cell>
              <table:table-cell office:value-type="float" office:value="32.1480000000005">
                <text:p>32.148000000000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5">
                <text:p>895</text:p>
              </table:table-cell>
              <table:table-cell office:value-type="float" office:value="40.2300000000009">
                <text:p>40.2300000000009</text:p>
              </table:table-cell>
              <table:table-cell office:value-type="float" office:value="32.1840000000005">
                <text:p>32.184000000000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6">
                <text:p>896</text:p>
              </table:table-cell>
              <table:table-cell office:value-type="float" office:value="40.2750000000009">
                <text:p>40.2750000000009</text:p>
              </table:table-cell>
              <table:table-cell office:value-type="float" office:value="32.2200000000005">
                <text:p>32.220000000000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7">
                <text:p>897</text:p>
              </table:table-cell>
              <table:table-cell office:value-type="float" office:value="40.3200000000009">
                <text:p>40.3200000000009</text:p>
              </table:table-cell>
              <table:table-cell office:value-type="float" office:value="32.2560000000005">
                <text:p>32.256000000000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8">
                <text:p>898</text:p>
              </table:table-cell>
              <table:table-cell office:value-type="float" office:value="40.3650000000009">
                <text:p>40.3650000000009</text:p>
              </table:table-cell>
              <table:table-cell office:value-type="float" office:value="32.2920000000005">
                <text:p>32.292000000000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9">
                <text:p>899</text:p>
              </table:table-cell>
              <table:table-cell office:value-type="float" office:value="40.4100000000009">
                <text:p>40.4100000000009</text:p>
              </table:table-cell>
              <table:table-cell office:value-type="float" office:value="32.3280000000005">
                <text:p>32.328000000000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900">
                <text:p>900</text:p>
              </table:table-cell>
              <table:table-cell office:value-type="float" office:value="40.4550000000009">
                <text:p>40.4550000000009</text:p>
              </table:table-cell>
              <table:table-cell office:value-type="float" office:value="32.3640000000005">
                <text:p>32.364000000000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40.5000000000009">
                <text:p>40.5000000000009</text:p>
              </table:table-cell>
              <table:table-cell office:value-type="float" office:value="32.4000000000005">
                <text:p>32.40000000000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